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3.3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.033333">
            <text:p>0,033333</text:p>
          </table:table-cell>
          <table:table-cell office:value-type="float" office:value="0.279635">
            <text:p>0,279635</text:p>
          </table:table-cell>
          <table:table-cell/>
        </table:table-row>
        <table:table-row table:style-name="ro1">
          <table:table-cell office:value-type="float" office:value="0.066667">
            <text:p>0,066667</text:p>
          </table:table-cell>
          <table:table-cell office:value-type="float" office:value="0.279117">
            <text:p>0,279117</text:p>
          </table:table-cell>
          <table:table-cell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.278042">
            <text:p>0,278042</text:p>
          </table:table-cell>
          <table:table-cell/>
        </table:table-row>
        <table:table-row table:style-name="ro1">
          <table:table-cell office:value-type="float" office:value="0.133333">
            <text:p>0,133333</text:p>
          </table:table-cell>
          <table:table-cell office:value-type="float" office:value="0.279489">
            <text:p>0,279489</text:p>
          </table:table-cell>
          <table:table-cell/>
        </table:table-row>
        <table:table-row table:style-name="ro1">
          <table:table-cell office:value-type="float" office:value="0.166667">
            <text:p>0,166667</text:p>
          </table:table-cell>
          <table:table-cell office:value-type="float" office:value="0.272204">
            <text:p>0,272204</text:p>
          </table:table-cell>
          <table:table-cell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28376">
            <text:p>0,28376</text:p>
          </table:table-cell>
          <table:table-cell/>
        </table:table-row>
        <table:table-row table:style-name="ro1">
          <table:table-cell office:value-type="float" office:value="0.233333">
            <text:p>0,233333</text:p>
          </table:table-cell>
          <table:table-cell office:value-type="float" office:value="0.287735">
            <text:p>0,287735</text:p>
          </table:table-cell>
          <table:table-cell/>
        </table:table-row>
        <table:table-row table:style-name="ro1">
          <table:table-cell office:value-type="float" office:value="0.266667">
            <text:p>0,266667</text:p>
          </table:table-cell>
          <table:table-cell office:value-type="float" office:value="0.274175">
            <text:p>0,274175</text:p>
          </table:table-cell>
          <table:table-cell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.282072">
            <text:p>0,282072</text:p>
          </table:table-cell>
          <table:table-cell/>
        </table:table-row>
        <table:table-row table:style-name="ro1">
          <table:table-cell office:value-type="float" office:value="0.333333">
            <text:p>0,333333</text:p>
          </table:table-cell>
          <table:table-cell office:value-type="float" office:value="0.278491">
            <text:p>0,278491</text:p>
          </table:table-cell>
          <table:table-cell/>
        </table:table-row>
        <table:table-row table:style-name="ro1">
          <table:table-cell office:value-type="float" office:value="0.366667">
            <text:p>0,366667</text:p>
          </table:table-cell>
          <table:table-cell office:value-type="float" office:value="0.281416">
            <text:p>0,281416</text:p>
          </table:table-cell>
          <table:table-cell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276588">
            <text:p>0,276588</text:p>
          </table:table-cell>
          <table:table-cell/>
        </table:table-row>
        <table:table-row table:style-name="ro1">
          <table:table-cell office:value-type="float" office:value="0.433333">
            <text:p>0,433333</text:p>
          </table:table-cell>
          <table:table-cell office:value-type="float" office:value="0.275748">
            <text:p>0,275748</text:p>
          </table:table-cell>
          <table:table-cell/>
        </table:table-row>
        <table:table-row table:style-name="ro1">
          <table:table-cell office:value-type="float" office:value="0.466667">
            <text:p>0,466667</text:p>
          </table:table-cell>
          <table:table-cell office:value-type="float" office:value="0.261304">
            <text:p>0,261304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85118">
            <text:p>0,285118</text:p>
          </table:table-cell>
          <table:table-cell/>
        </table:table-row>
        <table:table-row table:style-name="ro1">
          <table:table-cell office:value-type="float" office:value="0.533333">
            <text:p>0,533333</text:p>
          </table:table-cell>
          <table:table-cell office:value-type="float" office:value="0.284052">
            <text:p>0,284052</text:p>
          </table:table-cell>
          <table:table-cell/>
        </table:table-row>
        <table:table-row table:style-name="ro1">
          <table:table-cell office:value-type="float" office:value="0.566667">
            <text:p>0,566667</text:p>
          </table:table-cell>
          <table:table-cell office:value-type="float" office:value="0.28199">
            <text:p>0,28199</text:p>
          </table:table-cell>
          <table:table-cell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280529">
            <text:p>0,280529</text:p>
          </table:table-cell>
          <table:table-cell/>
        </table:table-row>
        <table:table-row table:style-name="ro1">
          <table:table-cell office:value-type="float" office:value="0.633333">
            <text:p>0,633333</text:p>
          </table:table-cell>
          <table:table-cell office:value-type="float" office:value="0.286465">
            <text:p>0,286465</text:p>
          </table:table-cell>
          <table:table-cell/>
        </table:table-row>
        <table:table-row table:style-name="ro1">
          <table:table-cell office:value-type="float" office:value="0.666667">
            <text:p>0,666667</text:p>
          </table:table-cell>
          <table:table-cell office:value-type="float" office:value="0.274281">
            <text:p>0,274281</text:p>
          </table:table-cell>
          <table:table-cell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277825">
            <text:p>0,277825</text:p>
          </table:table-cell>
          <table:table-cell/>
        </table:table-row>
        <table:table-row table:style-name="ro1">
          <table:table-cell office:value-type="float" office:value="0.733333">
            <text:p>0,733333</text:p>
          </table:table-cell>
          <table:table-cell office:value-type="float" office:value="0.286331">
            <text:p>0,286331</text:p>
          </table:table-cell>
          <table:table-cell/>
        </table:table-row>
        <table:table-row table:style-name="ro1">
          <table:table-cell office:value-type="float" office:value="0.766667">
            <text:p>0,766667</text:p>
          </table:table-cell>
          <table:table-cell office:value-type="float" office:value="0.296766">
            <text:p>0,296766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29512">
            <text:p>0,29512</text:p>
          </table:table-cell>
          <table:table-cell/>
        </table:table-row>
        <table:table-row table:style-name="ro1">
          <table:table-cell office:value-type="float" office:value="0.833333">
            <text:p>0,833333</text:p>
          </table:table-cell>
          <table:table-cell office:value-type="float" office:value="0.27939">
            <text:p>0,27939</text:p>
          </table:table-cell>
          <table:table-cell/>
        </table:table-row>
        <table:table-row table:style-name="ro1">
          <table:table-cell office:value-type="float" office:value="0.866667">
            <text:p>0,866667</text:p>
          </table:table-cell>
          <table:table-cell office:value-type="float" office:value="0.298162">
            <text:p>0,298162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288312">
            <text:p>0,288312</text:p>
          </table:table-cell>
          <table:table-cell/>
        </table:table-row>
        <table:table-row table:style-name="ro1">
          <table:table-cell office:value-type="float" office:value="0.933333">
            <text:p>0,933333</text:p>
          </table:table-cell>
          <table:table-cell office:value-type="float" office:value="0.273151">
            <text:p>0,273151</text:p>
          </table:table-cell>
          <table:table-cell/>
        </table:table-row>
        <table:table-row table:style-name="ro1">
          <table:table-cell office:value-type="float" office:value="0.966667">
            <text:p>0,966667</text:p>
          </table:table-cell>
          <table:table-cell office:value-type="float" office:value="0.265877">
            <text:p>0,26587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83332">
            <text:p>0,283332</text:p>
          </table:table-cell>
          <table:table-cell office:value-type="string">
            <text:p>Mejor contraste calculado: 0.280798. <text:s/>Comienza busqueda aleatoria</text:p>
          </table:table-cell>
        </table:table-row>
        <table:table-row table:style-name="ro1">
          <table:table-cell office:value-type="float" office:value="1.033333">
            <text:p>1,033333</text:p>
          </table:table-cell>
          <table:table-cell office:value-type="float" office:value="0.274379">
            <text:p>0,274379</text:p>
          </table:table-cell>
          <table:table-cell office:value-type="string">
            <text:p>Generando nueva Gausiana: Amp=-98.4239nm <text:s/>s=0.01482s</text:p>
          </table:table-cell>
        </table:table-row>
        <table:table-row table:style-name="ro1">
          <table:table-cell office:value-type="float" office:value="1.066667">
            <text:p>1,066667</text:p>
          </table:table-cell>
          <table:table-cell office:value-type="float" office:value="0.256273">
            <text:p>0,256273</text:p>
          </table:table-cell>
          <table:table-cell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0.259159">
            <text:p>0,259159</text:p>
          </table:table-cell>
          <table:table-cell/>
        </table:table-row>
        <table:table-row table:style-name="ro1">
          <table:table-cell office:value-type="float" office:value="1.133333">
            <text:p>1,133333</text:p>
          </table:table-cell>
          <table:table-cell office:value-type="float" office:value="0.265469">
            <text:p>0,265469</text:p>
          </table:table-cell>
          <table:table-cell/>
        </table:table-row>
        <table:table-row table:style-name="ro1">
          <table:table-cell office:value-type="float" office:value="1.166667">
            <text:p>1,166667</text:p>
          </table:table-cell>
          <table:table-cell office:value-type="float" office:value="0.245031">
            <text:p>0,245031</text:p>
          </table:table-cell>
          <table:table-cell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0.242621">
            <text:p>0,242621</text:p>
          </table:table-cell>
          <table:table-cell/>
        </table:table-row>
        <table:table-row table:style-name="ro1">
          <table:table-cell office:value-type="float" office:value="1.233333">
            <text:p>1,233333</text:p>
          </table:table-cell>
          <table:table-cell office:value-type="float" office:value="0.252738">
            <text:p>0,252738</text:p>
          </table:table-cell>
          <table:table-cell/>
        </table:table-row>
        <table:table-row table:style-name="ro1">
          <table:table-cell office:value-type="float" office:value="1.266667">
            <text:p>1,266667</text:p>
          </table:table-cell>
          <table:table-cell office:value-type="float" office:value="0.265382">
            <text:p>0,265382</text:p>
          </table:table-cell>
          <table:table-cell/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0.263307">
            <text:p>0,263307</text:p>
          </table:table-cell>
          <table:table-cell/>
        </table:table-row>
        <table:table-row table:style-name="ro1">
          <table:table-cell office:value-type="float" office:value="1.333333">
            <text:p>1,333333</text:p>
          </table:table-cell>
          <table:table-cell office:value-type="float" office:value="0.240705">
            <text:p>0,240705</text:p>
          </table:table-cell>
          <table:table-cell/>
        </table:table-row>
        <table:table-row table:style-name="ro1">
          <table:table-cell office:value-type="float" office:value="1.366667">
            <text:p>1,366667</text:p>
          </table:table-cell>
          <table:table-cell office:value-type="float" office:value="0.278251">
            <text:p>0,278251</text:p>
          </table:table-cell>
          <table:table-cell/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0.255413">
            <text:p>0,255413</text:p>
          </table:table-cell>
          <table:table-cell/>
        </table:table-row>
        <table:table-row table:style-name="ro1">
          <table:table-cell office:value-type="float" office:value="1.433333">
            <text:p>1,433333</text:p>
          </table:table-cell>
          <table:table-cell office:value-type="float" office:value="0.260354">
            <text:p>0,260354</text:p>
          </table:table-cell>
          <table:table-cell/>
        </table:table-row>
        <table:table-row table:style-name="ro1">
          <table:table-cell office:value-type="float" office:value="1.466667">
            <text:p>1,466667</text:p>
          </table:table-cell>
          <table:table-cell office:value-type="float" office:value="0.238305">
            <text:p>0,238305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251413">
            <text:p>0,251413</text:p>
          </table:table-cell>
          <table:table-cell/>
        </table:table-row>
        <table:table-row table:style-name="ro1">
          <table:table-cell office:value-type="float" office:value="1.533333">
            <text:p>1,533333</text:p>
          </table:table-cell>
          <table:table-cell office:value-type="float" office:value="0.266115">
            <text:p>0,266115</text:p>
          </table:table-cell>
          <table:table-cell/>
        </table:table-row>
        <table:table-row table:style-name="ro1">
          <table:table-cell office:value-type="float" office:value="1.566667">
            <text:p>1,566667</text:p>
          </table:table-cell>
          <table:table-cell office:value-type="float" office:value="0.256176">
            <text:p>0,256176</text:p>
          </table:table-cell>
          <table:table-cell/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0.243888">
            <text:p>0,243888</text:p>
          </table:table-cell>
          <table:table-cell/>
        </table:table-row>
        <table:table-row table:style-name="ro1">
          <table:table-cell office:value-type="float" office:value="1.633333">
            <text:p>1,633333</text:p>
          </table:table-cell>
          <table:table-cell office:value-type="float" office:value="0.253316">
            <text:p>0,253316</text:p>
          </table:table-cell>
          <table:table-cell/>
        </table:table-row>
        <table:table-row table:style-name="ro1">
          <table:table-cell office:value-type="float" office:value="1.666667">
            <text:p>1,666667</text:p>
          </table:table-cell>
          <table:table-cell office:value-type="float" office:value="0.252718">
            <text:p>0,252718</text:p>
          </table:table-cell>
          <table:table-cell/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0.250609">
            <text:p>0,250609</text:p>
          </table:table-cell>
          <table:table-cell/>
        </table:table-row>
        <table:table-row table:style-name="ro1">
          <table:table-cell office:value-type="float" office:value="1.733333">
            <text:p>1,733333</text:p>
          </table:table-cell>
          <table:table-cell office:value-type="float" office:value="0.251227">
            <text:p>0,251227</text:p>
          </table:table-cell>
          <table:table-cell/>
        </table:table-row>
        <table:table-row table:style-name="ro1">
          <table:table-cell office:value-type="float" office:value="1.766667">
            <text:p>1,766667</text:p>
          </table:table-cell>
          <table:table-cell office:value-type="float" office:value="0.259599">
            <text:p>0,259599</text:p>
          </table:table-cell>
          <table:table-cell/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0.265383">
            <text:p>0,265383</text:p>
          </table:table-cell>
          <table:table-cell/>
        </table:table-row>
        <table:table-row table:style-name="ro1">
          <table:table-cell office:value-type="float" office:value="1.833333">
            <text:p>1,833333</text:p>
          </table:table-cell>
          <table:table-cell office:value-type="float" office:value="0.262779">
            <text:p>0,262779</text:p>
          </table:table-cell>
          <table:table-cell/>
        </table:table-row>
        <table:table-row table:style-name="ro1">
          <table:table-cell office:value-type="float" office:value="1.866667">
            <text:p>1,866667</text:p>
          </table:table-cell>
          <table:table-cell office:value-type="float" office:value="0.255698">
            <text:p>0,255698</text:p>
          </table:table-cell>
          <table:table-cell/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0.260863">
            <text:p>0,260863</text:p>
          </table:table-cell>
          <table:table-cell/>
        </table:table-row>
        <table:table-row table:style-name="ro1">
          <table:table-cell office:value-type="float" office:value="1.933333">
            <text:p>1,933333</text:p>
          </table:table-cell>
          <table:table-cell office:value-type="float" office:value="0.254424">
            <text:p>0,254424</text:p>
          </table:table-cell>
          <table:table-cell/>
        </table:table-row>
        <table:table-row table:style-name="ro1">
          <table:table-cell office:value-type="float" office:value="1.966667">
            <text:p>1,966667</text:p>
          </table:table-cell>
          <table:table-cell office:value-type="float" office:value="0.250116">
            <text:p>0,25011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52895">
            <text:p>0,252895</text:p>
          </table:table-cell>
          <table:table-cell/>
        </table:table-row>
        <table:table-row table:style-name="ro1">
          <table:table-cell office:value-type="float" office:value="2.033333">
            <text:p>2,033333</text:p>
          </table:table-cell>
          <table:table-cell office:value-type="float" office:value="0.253203">
            <text:p>0,253203</text:p>
          </table:table-cell>
          <table:table-cell/>
        </table:table-row>
        <table:table-row table:style-name="ro1">
          <table:table-cell office:value-type="float" office:value="2.066667">
            <text:p>2,066667</text:p>
          </table:table-cell>
          <table:table-cell office:value-type="float" office:value="0.254453">
            <text:p>0,254453</text:p>
          </table:table-cell>
          <table:table-cell/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0.246336">
            <text:p>0,246336</text:p>
          </table:table-cell>
          <table:table-cell/>
        </table:table-row>
        <table:table-row table:style-name="ro1">
          <table:table-cell office:value-type="float" office:value="2.133333">
            <text:p>2,133333</text:p>
          </table:table-cell>
          <table:table-cell office:value-type="float" office:value="0.261815">
            <text:p>0,261815</text:p>
          </table:table-cell>
          <table:table-cell/>
        </table:table-row>
        <table:table-row table:style-name="ro1">
          <table:table-cell office:value-type="float" office:value="2.166667">
            <text:p>2,166667</text:p>
          </table:table-cell>
          <table:table-cell office:value-type="float" office:value="0.25419">
            <text:p>0,25419</text:p>
          </table:table-cell>
          <table:table-cell/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0.263762">
            <text:p>0,263762</text:p>
          </table:table-cell>
          <table:table-cell/>
        </table:table-row>
        <table:table-row table:style-name="ro1">
          <table:table-cell office:value-type="float" office:value="2.233333">
            <text:p>2,233333</text:p>
          </table:table-cell>
          <table:table-cell office:value-type="float" office:value="0.257436">
            <text:p>0,257436</text:p>
          </table:table-cell>
          <table:table-cell/>
        </table:table-row>
        <table:table-row table:style-name="ro1">
          <table:table-cell office:value-type="float" office:value="2.266667">
            <text:p>2,266667</text:p>
          </table:table-cell>
          <table:table-cell office:value-type="float" office:value="0.26492">
            <text:p>0,26492</text:p>
          </table:table-cell>
          <table:table-cell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0.249867">
            <text:p>0,249867</text:p>
          </table:table-cell>
          <table:table-cell/>
        </table:table-row>
        <table:table-row table:style-name="ro1">
          <table:table-cell office:value-type="float" office:value="2.333333">
            <text:p>2,333333</text:p>
          </table:table-cell>
          <table:table-cell office:value-type="float" office:value="0.251652">
            <text:p>0,251652</text:p>
          </table:table-cell>
          <table:table-cell/>
        </table:table-row>
        <table:table-row table:style-name="ro1">
          <table:table-cell office:value-type="float" office:value="2.366667">
            <text:p>2,366667</text:p>
          </table:table-cell>
          <table:table-cell office:value-type="float" office:value="0.260729">
            <text:p>0,260729</text:p>
          </table:table-cell>
          <table:table-cell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0.268288">
            <text:p>0,268288</text:p>
          </table:table-cell>
          <table:table-cell/>
        </table:table-row>
        <table:table-row table:style-name="ro1">
          <table:table-cell office:value-type="float" office:value="2.433333">
            <text:p>2,433333</text:p>
          </table:table-cell>
          <table:table-cell office:value-type="float" office:value="0.248577">
            <text:p>0,248577</text:p>
          </table:table-cell>
          <table:table-cell/>
        </table:table-row>
        <table:table-row table:style-name="ro1">
          <table:table-cell office:value-type="float" office:value="2.466667">
            <text:p>2,466667</text:p>
          </table:table-cell>
          <table:table-cell office:value-type="float" office:value="0.261555">
            <text:p>0,261555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.255635">
            <text:p>0,255635</text:p>
          </table:table-cell>
          <table:table-cell/>
        </table:table-row>
        <table:table-row table:style-name="ro1">
          <table:table-cell office:value-type="float" office:value="2.533333">
            <text:p>2,533333</text:p>
          </table:table-cell>
          <table:table-cell office:value-type="float" office:value="0.255064">
            <text:p>0,255064</text:p>
          </table:table-cell>
          <table:table-cell/>
        </table:table-row>
        <table:table-row table:style-name="ro1">
          <table:table-cell office:value-type="float" office:value="2.566667">
            <text:p>2,566667</text:p>
          </table:table-cell>
          <table:table-cell office:value-type="float" office:value="0.272325">
            <text:p>0,272325</text:p>
          </table:table-cell>
          <table:table-cell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0.260015">
            <text:p>0,260015</text:p>
          </table:table-cell>
          <table:table-cell/>
        </table:table-row>
        <table:table-row table:style-name="ro1">
          <table:table-cell office:value-type="float" office:value="2.633333">
            <text:p>2,633333</text:p>
          </table:table-cell>
          <table:table-cell office:value-type="float" office:value="0.247809">
            <text:p>0,247809</text:p>
          </table:table-cell>
          <table:table-cell/>
        </table:table-row>
        <table:table-row table:style-name="ro1">
          <table:table-cell office:value-type="float" office:value="2.666667">
            <text:p>2,666667</text:p>
          </table:table-cell>
          <table:table-cell office:value-type="float" office:value="0.256324">
            <text:p>0,256324</text:p>
          </table:table-cell>
          <table:table-cell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0.26912">
            <text:p>0,26912</text:p>
          </table:table-cell>
          <table:table-cell/>
        </table:table-row>
        <table:table-row table:style-name="ro1">
          <table:table-cell office:value-type="float" office:value="2.733333">
            <text:p>2,733333</text:p>
          </table:table-cell>
          <table:table-cell office:value-type="float" office:value="0.250363">
            <text:p>0,250363</text:p>
          </table:table-cell>
          <table:table-cell/>
        </table:table-row>
        <table:table-row table:style-name="ro1">
          <table:table-cell office:value-type="float" office:value="2.766667">
            <text:p>2,766667</text:p>
          </table:table-cell>
          <table:table-cell office:value-type="float" office:value="0.285886">
            <text:p>0,285886</text:p>
          </table:table-cell>
          <table:table-cell/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0.280095">
            <text:p>0,280095</text:p>
          </table:table-cell>
          <table:table-cell/>
        </table:table-row>
        <table:table-row table:style-name="ro1">
          <table:table-cell office:value-type="float" office:value="2.833333">
            <text:p>2,833333</text:p>
          </table:table-cell>
          <table:table-cell office:value-type="float" office:value="0.249683">
            <text:p>0,249683</text:p>
          </table:table-cell>
          <table:table-cell/>
        </table:table-row>
        <table:table-row table:style-name="ro1">
          <table:table-cell office:value-type="float" office:value="2.866667">
            <text:p>2,866667</text:p>
          </table:table-cell>
          <table:table-cell office:value-type="float" office:value="0.260467">
            <text:p>0,260467</text:p>
          </table:table-cell>
          <table:table-cell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0.256654">
            <text:p>0,256654</text:p>
          </table:table-cell>
          <table:table-cell/>
        </table:table-row>
        <table:table-row table:style-name="ro1">
          <table:table-cell office:value-type="float" office:value="2.933333">
            <text:p>2,933333</text:p>
          </table:table-cell>
          <table:table-cell office:value-type="float" office:value="0.248505">
            <text:p>0,248505</text:p>
          </table:table-cell>
          <table:table-cell/>
        </table:table-row>
        <table:table-row table:style-name="ro1">
          <table:table-cell office:value-type="float" office:value="2.966667">
            <text:p>2,966667</text:p>
          </table:table-cell>
          <table:table-cell office:value-type="float" office:value="0.272251">
            <text:p>0,27225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61565">
            <text:p>0,261565</text:p>
          </table:table-cell>
          <table:table-cell/>
        </table:table-row>
        <table:table-row table:style-name="ro1">
          <table:table-cell office:value-type="float" office:value="3.033333">
            <text:p>3,033333</text:p>
          </table:table-cell>
          <table:table-cell office:value-type="float" office:value="0.264976">
            <text:p>0,264976</text:p>
          </table:table-cell>
          <table:table-cell/>
        </table:table-row>
        <table:table-row table:style-name="ro1">
          <table:table-cell office:value-type="float" office:value="3.066667">
            <text:p>3,066667</text:p>
          </table:table-cell>
          <table:table-cell office:value-type="float" office:value="0.262416">
            <text:p>0,262416</text:p>
          </table:table-cell>
          <table:table-cell/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0.258499">
            <text:p>0,258499</text:p>
          </table:table-cell>
          <table:table-cell/>
        </table:table-row>
        <table:table-row table:style-name="ro1">
          <table:table-cell office:value-type="float" office:value="3.133333">
            <text:p>3,133333</text:p>
          </table:table-cell>
          <table:table-cell office:value-type="float" office:value="0.259901">
            <text:p>0,259901</text:p>
          </table:table-cell>
          <table:table-cell/>
        </table:table-row>
        <table:table-row table:style-name="ro1">
          <table:table-cell office:value-type="float" office:value="3.166667">
            <text:p>3,166667</text:p>
          </table:table-cell>
          <table:table-cell office:value-type="float" office:value="0.263175">
            <text:p>0,263175</text:p>
          </table:table-cell>
          <table:table-cell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0.259928">
            <text:p>0,259928</text:p>
          </table:table-cell>
          <table:table-cell/>
        </table:table-row>
        <table:table-row table:style-name="ro1">
          <table:table-cell office:value-type="float" office:value="3.233334">
            <text:p>3,233334</text:p>
          </table:table-cell>
          <table:table-cell office:value-type="float" office:value="0.267329">
            <text:p>0,267329</text:p>
          </table:table-cell>
          <table:table-cell/>
        </table:table-row>
        <table:table-row table:style-name="ro1">
          <table:table-cell office:value-type="float" office:value="3.266667">
            <text:p>3,266667</text:p>
          </table:table-cell>
          <table:table-cell office:value-type="float" office:value="0.2551">
            <text:p>0,2551</text:p>
          </table:table-cell>
          <table:table-cell/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0.25531">
            <text:p>0,25531</text:p>
          </table:table-cell>
          <table:table-cell/>
        </table:table-row>
        <table:table-row table:style-name="ro1">
          <table:table-cell office:value-type="float" office:value="3.333334">
            <text:p>3,333334</text:p>
          </table:table-cell>
          <table:table-cell office:value-type="float" office:value="0.280031">
            <text:p>0,280031</text:p>
          </table:table-cell>
          <table:table-cell/>
        </table:table-row>
        <table:table-row table:style-name="ro1">
          <table:table-cell office:value-type="float" office:value="3.366667">
            <text:p>3,366667</text:p>
          </table:table-cell>
          <table:table-cell office:value-type="float" office:value="0.262678">
            <text:p>0,262678</text:p>
          </table:table-cell>
          <table:table-cell/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0.270249">
            <text:p>0,270249</text:p>
          </table:table-cell>
          <table:table-cell/>
        </table:table-row>
        <table:table-row table:style-name="ro1">
          <table:table-cell office:value-type="float" office:value="3.433334">
            <text:p>3,433334</text:p>
          </table:table-cell>
          <table:table-cell office:value-type="float" office:value="0.259921">
            <text:p>0,259921</text:p>
          </table:table-cell>
          <table:table-cell/>
        </table:table-row>
        <table:table-row table:style-name="ro1">
          <table:table-cell office:value-type="float" office:value="3.466667">
            <text:p>3,466667</text:p>
          </table:table-cell>
          <table:table-cell office:value-type="float" office:value="0.269373">
            <text:p>0,269373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.272209">
            <text:p>0,272209</text:p>
          </table:table-cell>
          <table:table-cell/>
        </table:table-row>
        <table:table-row table:style-name="ro1">
          <table:table-cell office:value-type="float" office:value="3.533334">
            <text:p>3,533334</text:p>
          </table:table-cell>
          <table:table-cell office:value-type="float" office:value="0.280234">
            <text:p>0,280234</text:p>
          </table:table-cell>
          <table:table-cell/>
        </table:table-row>
        <table:table-row table:style-name="ro1">
          <table:table-cell office:value-type="float" office:value="3.566667">
            <text:p>3,566667</text:p>
          </table:table-cell>
          <table:table-cell office:value-type="float" office:value="0.259706">
            <text:p>0,259706</text:p>
          </table:table-cell>
          <table:table-cell/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0.258983">
            <text:p>0,258983</text:p>
          </table:table-cell>
          <table:table-cell/>
        </table:table-row>
        <table:table-row table:style-name="ro1">
          <table:table-cell office:value-type="float" office:value="3.633334">
            <text:p>3,633334</text:p>
          </table:table-cell>
          <table:table-cell office:value-type="float" office:value="0.269406">
            <text:p>0,269406</text:p>
          </table:table-cell>
          <table:table-cell/>
        </table:table-row>
        <table:table-row table:style-name="ro1">
          <table:table-cell office:value-type="float" office:value="3.666667">
            <text:p>3,666667</text:p>
          </table:table-cell>
          <table:table-cell office:value-type="float" office:value="0.259459">
            <text:p>0,259459</text:p>
          </table:table-cell>
          <table:table-cell/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0.265677">
            <text:p>0,265677</text:p>
          </table:table-cell>
          <table:table-cell/>
        </table:table-row>
        <table:table-row table:style-name="ro1">
          <table:table-cell office:value-type="float" office:value="3.733334">
            <text:p>3,733334</text:p>
          </table:table-cell>
          <table:table-cell office:value-type="float" office:value="0.260016">
            <text:p>0,260016</text:p>
          </table:table-cell>
          <table:table-cell/>
        </table:table-row>
        <table:table-row table:style-name="ro1">
          <table:table-cell office:value-type="float" office:value="3.766667">
            <text:p>3,766667</text:p>
          </table:table-cell>
          <table:table-cell office:value-type="float" office:value="0.285035">
            <text:p>0,285035</text:p>
          </table:table-cell>
          <table:table-cell/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0.268684">
            <text:p>0,268684</text:p>
          </table:table-cell>
          <table:table-cell/>
        </table:table-row>
        <table:table-row table:style-name="ro1">
          <table:table-cell office:value-type="float" office:value="3.833334">
            <text:p>3,833334</text:p>
          </table:table-cell>
          <table:table-cell office:value-type="float" office:value="0.269805">
            <text:p>0,269805</text:p>
          </table:table-cell>
          <table:table-cell/>
        </table:table-row>
        <table:table-row table:style-name="ro1">
          <table:table-cell office:value-type="float" office:value="3.866667">
            <text:p>3,866667</text:p>
          </table:table-cell>
          <table:table-cell office:value-type="float" office:value="0.26313">
            <text:p>0,26313</text:p>
          </table:table-cell>
          <table:table-cell/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0.256226">
            <text:p>0,256226</text:p>
          </table:table-cell>
          <table:table-cell/>
        </table:table-row>
        <table:table-row table:style-name="ro1">
          <table:table-cell office:value-type="float" office:value="3.933334">
            <text:p>3,933334</text:p>
          </table:table-cell>
          <table:table-cell office:value-type="float" office:value="0.268256">
            <text:p>0,268256</text:p>
          </table:table-cell>
          <table:table-cell/>
        </table:table-row>
        <table:table-row table:style-name="ro1">
          <table:table-cell office:value-type="float" office:value="3.966667">
            <text:p>3,966667</text:p>
          </table:table-cell>
          <table:table-cell office:value-type="float" office:value="0.259031">
            <text:p>0,25903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72994">
            <text:p>0,272994</text:p>
          </table:table-cell>
          <table:table-cell/>
        </table:table-row>
        <table:table-row table:style-name="ro1">
          <table:table-cell office:value-type="float" office:value="4.033334">
            <text:p>4,033334</text:p>
          </table:table-cell>
          <table:table-cell office:value-type="float" office:value="0.260436">
            <text:p>0,260436</text:p>
          </table:table-cell>
          <table:table-cell/>
        </table:table-row>
        <table:table-row table:style-name="ro1">
          <table:table-cell office:value-type="float" office:value="4.066667">
            <text:p>4,066667</text:p>
          </table:table-cell>
          <table:table-cell office:value-type="float" office:value="0.274582">
            <text:p>0,274582</text:p>
          </table:table-cell>
          <table:table-cell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0.266608">
            <text:p>0,266608</text:p>
          </table:table-cell>
          <table:table-cell/>
        </table:table-row>
        <table:table-row table:style-name="ro1">
          <table:table-cell office:value-type="float" office:value="4.133334">
            <text:p>4,133334</text:p>
          </table:table-cell>
          <table:table-cell office:value-type="float" office:value="0.272345">
            <text:p>0,272345</text:p>
          </table:table-cell>
          <table:table-cell/>
        </table:table-row>
        <table:table-row table:style-name="ro1">
          <table:table-cell office:value-type="float" office:value="4.166667">
            <text:p>4,166667</text:p>
          </table:table-cell>
          <table:table-cell office:value-type="float" office:value="0.253953">
            <text:p>0,253953</text:p>
          </table:table-cell>
          <table:table-cell/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0.248091">
            <text:p>0,248091</text:p>
          </table:table-cell>
          <table:table-cell/>
        </table:table-row>
        <table:table-row table:style-name="ro1">
          <table:table-cell office:value-type="float" office:value="4.233334">
            <text:p>4,233334</text:p>
          </table:table-cell>
          <table:table-cell office:value-type="float" office:value="0.24069">
            <text:p>0,24069</text:p>
          </table:table-cell>
          <table:table-cell/>
        </table:table-row>
        <table:table-row table:style-name="ro1">
          <table:table-cell office:value-type="float" office:value="4.266667">
            <text:p>4,266667</text:p>
          </table:table-cell>
          <table:table-cell office:value-type="float" office:value="0.267088">
            <text:p>0,267088</text:p>
          </table:table-cell>
          <table:table-cell/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0.25417">
            <text:p>0,25417</text:p>
          </table:table-cell>
          <table:table-cell/>
        </table:table-row>
        <table:table-row table:style-name="ro1">
          <table:table-cell office:value-type="float" office:value="4.333334">
            <text:p>4,333334</text:p>
          </table:table-cell>
          <table:table-cell office:value-type="float" office:value="0.263325">
            <text:p>0,263325</text:p>
          </table:table-cell>
          <table:table-cell/>
        </table:table-row>
        <table:table-row table:style-name="ro1">
          <table:table-cell office:value-type="float" office:value="4.366667">
            <text:p>4,366667</text:p>
          </table:table-cell>
          <table:table-cell office:value-type="float" office:value="0.255267">
            <text:p>0,255267</text:p>
          </table:table-cell>
          <table:table-cell/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0.264432">
            <text:p>0,264432</text:p>
          </table:table-cell>
          <table:table-cell/>
        </table:table-row>
        <table:table-row table:style-name="ro1">
          <table:table-cell office:value-type="float" office:value="4.433334">
            <text:p>4,433334</text:p>
          </table:table-cell>
          <table:table-cell office:value-type="float" office:value="0.261228">
            <text:p>0,261228</text:p>
          </table:table-cell>
          <table:table-cell/>
        </table:table-row>
        <table:table-row table:style-name="ro1">
          <table:table-cell office:value-type="float" office:value="4.466667">
            <text:p>4,466667</text:p>
          </table:table-cell>
          <table:table-cell office:value-type="float" office:value="0.246444">
            <text:p>0,246444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.261942">
            <text:p>0,261942</text:p>
          </table:table-cell>
          <table:table-cell/>
        </table:table-row>
        <table:table-row table:style-name="ro1">
          <table:table-cell office:value-type="float" office:value="4.533334">
            <text:p>4,533334</text:p>
          </table:table-cell>
          <table:table-cell office:value-type="float" office:value="0.247939">
            <text:p>0,247939</text:p>
          </table:table-cell>
          <table:table-cell/>
        </table:table-row>
        <table:table-row table:style-name="ro1">
          <table:table-cell office:value-type="float" office:value="4.566667">
            <text:p>4,566667</text:p>
          </table:table-cell>
          <table:table-cell office:value-type="float" office:value="0.255713">
            <text:p>0,255713</text:p>
          </table:table-cell>
          <table:table-cell/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0.262109">
            <text:p>0,262109</text:p>
          </table:table-cell>
          <table:table-cell/>
        </table:table-row>
        <table:table-row table:style-name="ro1">
          <table:table-cell office:value-type="float" office:value="4.633334">
            <text:p>4,633334</text:p>
          </table:table-cell>
          <table:table-cell office:value-type="float" office:value="0.242174">
            <text:p>0,242174</text:p>
          </table:table-cell>
          <table:table-cell/>
        </table:table-row>
        <table:table-row table:style-name="ro1">
          <table:table-cell office:value-type="float" office:value="4.666667">
            <text:p>4,666667</text:p>
          </table:table-cell>
          <table:table-cell office:value-type="float" office:value="0.249727">
            <text:p>0,249727</text:p>
          </table:table-cell>
          <table:table-cell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0.253529">
            <text:p>0,253529</text:p>
          </table:table-cell>
          <table:table-cell/>
        </table:table-row>
        <table:table-row table:style-name="ro1">
          <table:table-cell office:value-type="float" office:value="4.733334">
            <text:p>4,733334</text:p>
          </table:table-cell>
          <table:table-cell office:value-type="float" office:value="0.266369">
            <text:p>0,266369</text:p>
          </table:table-cell>
          <table:table-cell/>
        </table:table-row>
        <table:table-row table:style-name="ro1">
          <table:table-cell office:value-type="float" office:value="4.766667">
            <text:p>4,766667</text:p>
          </table:table-cell>
          <table:table-cell office:value-type="float" office:value="0.268393">
            <text:p>0,268393</text:p>
          </table:table-cell>
          <table:table-cell/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0.261781">
            <text:p>0,261781</text:p>
          </table:table-cell>
          <table:table-cell/>
        </table:table-row>
        <table:table-row table:style-name="ro1">
          <table:table-cell office:value-type="float" office:value="4.833334">
            <text:p>4,833334</text:p>
          </table:table-cell>
          <table:table-cell office:value-type="float" office:value="0.261089">
            <text:p>0,261089</text:p>
          </table:table-cell>
          <table:table-cell/>
        </table:table-row>
        <table:table-row table:style-name="ro1">
          <table:table-cell office:value-type="float" office:value="4.866667">
            <text:p>4,866667</text:p>
          </table:table-cell>
          <table:table-cell office:value-type="float" office:value="0.248699">
            <text:p>0,248699</text:p>
          </table:table-cell>
          <table:table-cell/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0.254749">
            <text:p>0,254749</text:p>
          </table:table-cell>
          <table:table-cell/>
        </table:table-row>
        <table:table-row table:style-name="ro1">
          <table:table-cell office:value-type="float" office:value="4.933334">
            <text:p>4,933334</text:p>
          </table:table-cell>
          <table:table-cell office:value-type="float" office:value="0.258642">
            <text:p>0,258642</text:p>
          </table:table-cell>
          <table:table-cell/>
        </table:table-row>
        <table:table-row table:style-name="ro1">
          <table:table-cell office:value-type="float" office:value="4.966667">
            <text:p>4,966667</text:p>
          </table:table-cell>
          <table:table-cell office:value-type="float" office:value="0.247089">
            <text:p>0,24708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5671">
            <text:p>0,25671</text:p>
          </table:table-cell>
          <table:table-cell/>
        </table:table-row>
        <table:table-row table:style-name="ro1">
          <table:table-cell office:value-type="float" office:value="5.033334">
            <text:p>5,033334</text:p>
          </table:table-cell>
          <table:table-cell office:value-type="float" office:value="0.253318">
            <text:p>0,253318</text:p>
          </table:table-cell>
          <table:table-cell/>
        </table:table-row>
        <table:table-row table:style-name="ro1">
          <table:table-cell office:value-type="float" office:value="5.066667">
            <text:p>5,066667</text:p>
          </table:table-cell>
          <table:table-cell office:value-type="float" office:value="0.257564">
            <text:p>0,257564</text:p>
          </table:table-cell>
          <table:table-cell/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0.258202">
            <text:p>0,258202</text:p>
          </table:table-cell>
          <table:table-cell/>
        </table:table-row>
        <table:table-row table:style-name="ro1">
          <table:table-cell office:value-type="float" office:value="5.133334">
            <text:p>5,133334</text:p>
          </table:table-cell>
          <table:table-cell office:value-type="float" office:value="0.256767">
            <text:p>0,256767</text:p>
          </table:table-cell>
          <table:table-cell/>
        </table:table-row>
        <table:table-row table:style-name="ro1">
          <table:table-cell office:value-type="float" office:value="5.166667">
            <text:p>5,166667</text:p>
          </table:table-cell>
          <table:table-cell office:value-type="float" office:value="0.247007">
            <text:p>0,247007</text:p>
          </table:table-cell>
          <table:table-cell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0.258759">
            <text:p>0,258759</text:p>
          </table:table-cell>
          <table:table-cell/>
        </table:table-row>
        <table:table-row table:style-name="ro1">
          <table:table-cell office:value-type="float" office:value="5.233334">
            <text:p>5,233334</text:p>
          </table:table-cell>
          <table:table-cell office:value-type="float" office:value="0.267047">
            <text:p>0,267047</text:p>
          </table:table-cell>
          <table:table-cell/>
        </table:table-row>
        <table:table-row table:style-name="ro1">
          <table:table-cell office:value-type="float" office:value="5.266667">
            <text:p>5,266667</text:p>
          </table:table-cell>
          <table:table-cell office:value-type="float" office:value="0.250742">
            <text:p>0,250742</text:p>
          </table:table-cell>
          <table:table-cell/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0.255392">
            <text:p>0,255392</text:p>
          </table:table-cell>
          <table:table-cell/>
        </table:table-row>
        <table:table-row table:style-name="ro1">
          <table:table-cell office:value-type="float" office:value="5.333334">
            <text:p>5,333334</text:p>
          </table:table-cell>
          <table:table-cell office:value-type="float" office:value="0.249426">
            <text:p>0,249426</text:p>
          </table:table-cell>
          <table:table-cell/>
        </table:table-row>
        <table:table-row table:style-name="ro1">
          <table:table-cell office:value-type="float" office:value="5.366667">
            <text:p>5,366667</text:p>
          </table:table-cell>
          <table:table-cell office:value-type="float" office:value="0.242825">
            <text:p>0,242825</text:p>
          </table:table-cell>
          <table:table-cell/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0.252995">
            <text:p>0,252995</text:p>
          </table:table-cell>
          <table:table-cell/>
        </table:table-row>
        <table:table-row table:style-name="ro1">
          <table:table-cell office:value-type="float" office:value="5.433334">
            <text:p>5,433334</text:p>
          </table:table-cell>
          <table:table-cell office:value-type="float" office:value="0.271806">
            <text:p>0,271806</text:p>
          </table:table-cell>
          <table:table-cell/>
        </table:table-row>
        <table:table-row table:style-name="ro1">
          <table:table-cell office:value-type="float" office:value="5.466667">
            <text:p>5,466667</text:p>
          </table:table-cell>
          <table:table-cell office:value-type="float" office:value="0.25568">
            <text:p>0,25568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.26356">
            <text:p>0,26356</text:p>
          </table:table-cell>
          <table:table-cell/>
        </table:table-row>
        <table:table-row table:style-name="ro1">
          <table:table-cell office:value-type="float" office:value="5.533334">
            <text:p>5,533334</text:p>
          </table:table-cell>
          <table:table-cell office:value-type="float" office:value="0.249596">
            <text:p>0,249596</text:p>
          </table:table-cell>
          <table:table-cell/>
        </table:table-row>
        <table:table-row table:style-name="ro1">
          <table:table-cell office:value-type="float" office:value="5.566667">
            <text:p>5,566667</text:p>
          </table:table-cell>
          <table:table-cell office:value-type="float" office:value="0.251639">
            <text:p>0,251639</text:p>
          </table:table-cell>
          <table:table-cell/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0.253194">
            <text:p>0,253194</text:p>
          </table:table-cell>
          <table:table-cell/>
        </table:table-row>
        <table:table-row table:style-name="ro1">
          <table:table-cell office:value-type="float" office:value="5.633334">
            <text:p>5,633334</text:p>
          </table:table-cell>
          <table:table-cell office:value-type="float" office:value="0.259613">
            <text:p>0,259613</text:p>
          </table:table-cell>
          <table:table-cell/>
        </table:table-row>
        <table:table-row table:style-name="ro1">
          <table:table-cell office:value-type="float" office:value="5.666667">
            <text:p>5,666667</text:p>
          </table:table-cell>
          <table:table-cell office:value-type="float" office:value="0.264338">
            <text:p>0,264338</text:p>
          </table:table-cell>
          <table:table-cell/>
        </table:table-row>
        <table:table-row table:style-name="ro1">
          <table:table-cell office:value-type="float" office:value="5.7">
            <text:p>5,7</text:p>
          </table:table-cell>
          <table:table-cell office:value-type="float" office:value="0.266629">
            <text:p>0,266629</text:p>
          </table:table-cell>
          <table:table-cell/>
        </table:table-row>
        <table:table-row table:style-name="ro1">
          <table:table-cell office:value-type="float" office:value="5.733334">
            <text:p>5,733334</text:p>
          </table:table-cell>
          <table:table-cell office:value-type="float" office:value="0.24794">
            <text:p>0,24794</text:p>
          </table:table-cell>
          <table:table-cell/>
        </table:table-row>
        <table:table-row table:style-name="ro1">
          <table:table-cell office:value-type="float" office:value="5.766667">
            <text:p>5,766667</text:p>
          </table:table-cell>
          <table:table-cell office:value-type="float" office:value="0.266126">
            <text:p>0,266126</text:p>
          </table:table-cell>
          <table:table-cell/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0.271169">
            <text:p>0,271169</text:p>
          </table:table-cell>
          <table:table-cell/>
        </table:table-row>
        <table:table-row table:style-name="ro1">
          <table:table-cell office:value-type="float" office:value="5.833334">
            <text:p>5,833334</text:p>
          </table:table-cell>
          <table:table-cell office:value-type="float" office:value="0.256128">
            <text:p>0,256128</text:p>
          </table:table-cell>
          <table:table-cell/>
        </table:table-row>
        <table:table-row table:style-name="ro1">
          <table:table-cell office:value-type="float" office:value="5.866667">
            <text:p>5,866667</text:p>
          </table:table-cell>
          <table:table-cell office:value-type="float" office:value="0.258015">
            <text:p>0,258015</text:p>
          </table:table-cell>
          <table:table-cell/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0.262028">
            <text:p>0,262028</text:p>
          </table:table-cell>
          <table:table-cell office:value-type="string">
            <text:p>Generando nueva Gausiana: Amp=-60.6291nm <text:s/>s=0.00802s</text:p>
          </table:table-cell>
        </table:table-row>
        <table:table-row table:style-name="ro1">
          <table:table-cell office:value-type="float" office:value="5.933334">
            <text:p>5,933334</text:p>
          </table:table-cell>
          <table:table-cell office:value-type="float" office:value="0.279814">
            <text:p>0,279814</text:p>
          </table:table-cell>
          <table:table-cell/>
        </table:table-row>
        <table:table-row table:style-name="ro1">
          <table:table-cell office:value-type="float" office:value="5.966667">
            <text:p>5,966667</text:p>
          </table:table-cell>
          <table:table-cell office:value-type="float" office:value="0.271866">
            <text:p>0,27186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66633">
            <text:p>0,266633</text:p>
          </table:table-cell>
          <table:table-cell/>
        </table:table-row>
        <table:table-row table:style-name="ro1">
          <table:table-cell office:value-type="float" office:value="6.033334">
            <text:p>6,033334</text:p>
          </table:table-cell>
          <table:table-cell office:value-type="float" office:value="0.275422">
            <text:p>0,275422</text:p>
          </table:table-cell>
          <table:table-cell/>
        </table:table-row>
        <table:table-row table:style-name="ro1">
          <table:table-cell office:value-type="float" office:value="6.066667">
            <text:p>6,066667</text:p>
          </table:table-cell>
          <table:table-cell office:value-type="float" office:value="0.286723">
            <text:p>0,286723</text:p>
          </table:table-cell>
          <table:table-cell/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0.276487">
            <text:p>0,276487</text:p>
          </table:table-cell>
          <table:table-cell/>
        </table:table-row>
        <table:table-row table:style-name="ro1">
          <table:table-cell office:value-type="float" office:value="6.133334">
            <text:p>6,133334</text:p>
          </table:table-cell>
          <table:table-cell office:value-type="float" office:value="0.275622">
            <text:p>0,275622</text:p>
          </table:table-cell>
          <table:table-cell/>
        </table:table-row>
        <table:table-row table:style-name="ro1">
          <table:table-cell office:value-type="float" office:value="6.166667">
            <text:p>6,166667</text:p>
          </table:table-cell>
          <table:table-cell office:value-type="float" office:value="0.275327">
            <text:p>0,275327</text:p>
          </table:table-cell>
          <table:table-cell/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0.276793">
            <text:p>0,276793</text:p>
          </table:table-cell>
          <table:table-cell/>
        </table:table-row>
        <table:table-row table:style-name="ro1">
          <table:table-cell office:value-type="float" office:value="6.233334">
            <text:p>6,233334</text:p>
          </table:table-cell>
          <table:table-cell office:value-type="float" office:value="0.277306">
            <text:p>0,277306</text:p>
          </table:table-cell>
          <table:table-cell/>
        </table:table-row>
        <table:table-row table:style-name="ro1">
          <table:table-cell office:value-type="float" office:value="6.266667">
            <text:p>6,266667</text:p>
          </table:table-cell>
          <table:table-cell office:value-type="float" office:value="0.28193">
            <text:p>0,28193</text:p>
          </table:table-cell>
          <table:table-cell/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0.259679">
            <text:p>0,259679</text:p>
          </table:table-cell>
          <table:table-cell/>
        </table:table-row>
        <table:table-row table:style-name="ro1">
          <table:table-cell office:value-type="float" office:value="6.333334">
            <text:p>6,333334</text:p>
          </table:table-cell>
          <table:table-cell office:value-type="float" office:value="0.273024">
            <text:p>0,273024</text:p>
          </table:table-cell>
          <table:table-cell/>
        </table:table-row>
        <table:table-row table:style-name="ro1">
          <table:table-cell office:value-type="float" office:value="6.366667">
            <text:p>6,366667</text:p>
          </table:table-cell>
          <table:table-cell office:value-type="float" office:value="0.271422">
            <text:p>0,271422</text:p>
          </table:table-cell>
          <table:table-cell/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0.29156">
            <text:p>0,29156</text:p>
          </table:table-cell>
          <table:table-cell/>
        </table:table-row>
        <table:table-row table:style-name="ro1">
          <table:table-cell office:value-type="float" office:value="6.433334">
            <text:p>6,433334</text:p>
          </table:table-cell>
          <table:table-cell office:value-type="float" office:value="0.273498">
            <text:p>0,273498</text:p>
          </table:table-cell>
          <table:table-cell/>
        </table:table-row>
        <table:table-row table:style-name="ro1">
          <table:table-cell office:value-type="float" office:value="6.466667">
            <text:p>6,466667</text:p>
          </table:table-cell>
          <table:table-cell office:value-type="float" office:value="0.268836">
            <text:p>0,268836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.27301">
            <text:p>0,27301</text:p>
          </table:table-cell>
          <table:table-cell/>
        </table:table-row>
        <table:table-row table:style-name="ro1">
          <table:table-cell office:value-type="float" office:value="6.533334">
            <text:p>6,533334</text:p>
          </table:table-cell>
          <table:table-cell office:value-type="float" office:value="0.280332">
            <text:p>0,280332</text:p>
          </table:table-cell>
          <table:table-cell/>
        </table:table-row>
        <table:table-row table:style-name="ro1">
          <table:table-cell office:value-type="float" office:value="6.566667">
            <text:p>6,566667</text:p>
          </table:table-cell>
          <table:table-cell office:value-type="float" office:value="0.278769">
            <text:p>0,278769</text:p>
          </table:table-cell>
          <table:table-cell/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0.26315">
            <text:p>0,26315</text:p>
          </table:table-cell>
          <table:table-cell/>
        </table:table-row>
        <table:table-row table:style-name="ro1">
          <table:table-cell office:value-type="float" office:value="6.633334">
            <text:p>6,633334</text:p>
          </table:table-cell>
          <table:table-cell office:value-type="float" office:value="0.270893">
            <text:p>0,270893</text:p>
          </table:table-cell>
          <table:table-cell/>
        </table:table-row>
        <table:table-row table:style-name="ro1">
          <table:table-cell office:value-type="float" office:value="6.666667">
            <text:p>6,666667</text:p>
          </table:table-cell>
          <table:table-cell office:value-type="float" office:value="0.26033">
            <text:p>0,26033</text:p>
          </table:table-cell>
          <table:table-cell/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0.269021">
            <text:p>0,269021</text:p>
          </table:table-cell>
          <table:table-cell/>
        </table:table-row>
        <table:table-row table:style-name="ro1">
          <table:table-cell office:value-type="float" office:value="6.733334">
            <text:p>6,733334</text:p>
          </table:table-cell>
          <table:table-cell office:value-type="float" office:value="0.279131">
            <text:p>0,279131</text:p>
          </table:table-cell>
          <table:table-cell/>
        </table:table-row>
        <table:table-row table:style-name="ro1">
          <table:table-cell office:value-type="float" office:value="6.766667">
            <text:p>6,766667</text:p>
          </table:table-cell>
          <table:table-cell office:value-type="float" office:value="0.28446">
            <text:p>0,28446</text:p>
          </table:table-cell>
          <table:table-cell/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0.265065">
            <text:p>0,265065</text:p>
          </table:table-cell>
          <table:table-cell/>
        </table:table-row>
        <table:table-row table:style-name="ro1">
          <table:table-cell office:value-type="float" office:value="6.833334">
            <text:p>6,833334</text:p>
          </table:table-cell>
          <table:table-cell office:value-type="float" office:value="0.265038">
            <text:p>0,265038</text:p>
          </table:table-cell>
          <table:table-cell/>
        </table:table-row>
        <table:table-row table:style-name="ro1">
          <table:table-cell office:value-type="float" office:value="6.866667">
            <text:p>6,866667</text:p>
          </table:table-cell>
          <table:table-cell office:value-type="float" office:value="0.260339">
            <text:p>0,260339</text:p>
          </table:table-cell>
          <table:table-cell/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0.2721">
            <text:p>0,2721</text:p>
          </table:table-cell>
          <table:table-cell/>
        </table:table-row>
        <table:table-row table:style-name="ro1">
          <table:table-cell office:value-type="float" office:value="6.933334">
            <text:p>6,933334</text:p>
          </table:table-cell>
          <table:table-cell office:value-type="float" office:value="0.265091">
            <text:p>0,265091</text:p>
          </table:table-cell>
          <table:table-cell/>
        </table:table-row>
        <table:table-row table:style-name="ro1">
          <table:table-cell office:value-type="float" office:value="6.966667">
            <text:p>6,966667</text:p>
          </table:table-cell>
          <table:table-cell office:value-type="float" office:value="0.269002">
            <text:p>0,26900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76703">
            <text:p>0,276703</text:p>
          </table:table-cell>
          <table:table-cell/>
        </table:table-row>
        <table:table-row table:style-name="ro1">
          <table:table-cell office:value-type="float" office:value="7.033334">
            <text:p>7,033334</text:p>
          </table:table-cell>
          <table:table-cell office:value-type="float" office:value="0.271856">
            <text:p>0,271856</text:p>
          </table:table-cell>
          <table:table-cell/>
        </table:table-row>
        <table:table-row table:style-name="ro1">
          <table:table-cell office:value-type="float" office:value="7.066667">
            <text:p>7,066667</text:p>
          </table:table-cell>
          <table:table-cell office:value-type="float" office:value="0.28641">
            <text:p>0,28641</text:p>
          </table:table-cell>
          <table:table-cell/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0.273784">
            <text:p>0,273784</text:p>
          </table:table-cell>
          <table:table-cell/>
        </table:table-row>
        <table:table-row table:style-name="ro1">
          <table:table-cell office:value-type="float" office:value="7.133334">
            <text:p>7,133334</text:p>
          </table:table-cell>
          <table:table-cell office:value-type="float" office:value="0.261548">
            <text:p>0,261548</text:p>
          </table:table-cell>
          <table:table-cell/>
        </table:table-row>
        <table:table-row table:style-name="ro1">
          <table:table-cell office:value-type="float" office:value="7.166667">
            <text:p>7,166667</text:p>
          </table:table-cell>
          <table:table-cell office:value-type="float" office:value="0.266043">
            <text:p>0,266043</text:p>
          </table:table-cell>
          <table:table-cell/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0.258636">
            <text:p>0,258636</text:p>
          </table:table-cell>
          <table:table-cell/>
        </table:table-row>
        <table:table-row table:style-name="ro1">
          <table:table-cell office:value-type="float" office:value="7.233334">
            <text:p>7,233334</text:p>
          </table:table-cell>
          <table:table-cell office:value-type="float" office:value="0.275437">
            <text:p>0,275437</text:p>
          </table:table-cell>
          <table:table-cell/>
        </table:table-row>
        <table:table-row table:style-name="ro1">
          <table:table-cell office:value-type="float" office:value="7.266667">
            <text:p>7,266667</text:p>
          </table:table-cell>
          <table:table-cell office:value-type="float" office:value="0.260192">
            <text:p>0,260192</text:p>
          </table:table-cell>
          <table:table-cell/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0.276452">
            <text:p>0,276452</text:p>
          </table:table-cell>
          <table:table-cell/>
        </table:table-row>
        <table:table-row table:style-name="ro1">
          <table:table-cell office:value-type="float" office:value="7.333334">
            <text:p>7,333334</text:p>
          </table:table-cell>
          <table:table-cell office:value-type="float" office:value="0.254989">
            <text:p>0,254989</text:p>
          </table:table-cell>
          <table:table-cell/>
        </table:table-row>
        <table:table-row table:style-name="ro1">
          <table:table-cell office:value-type="float" office:value="7.366667">
            <text:p>7,366667</text:p>
          </table:table-cell>
          <table:table-cell office:value-type="float" office:value="0.265078">
            <text:p>0,265078</text:p>
          </table:table-cell>
          <table:table-cell/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0.270663">
            <text:p>0,270663</text:p>
          </table:table-cell>
          <table:table-cell/>
        </table:table-row>
        <table:table-row table:style-name="ro1">
          <table:table-cell office:value-type="float" office:value="7.433334">
            <text:p>7,433334</text:p>
          </table:table-cell>
          <table:table-cell office:value-type="float" office:value="0.26183">
            <text:p>0,26183</text:p>
          </table:table-cell>
          <table:table-cell/>
        </table:table-row>
        <table:table-row table:style-name="ro1">
          <table:table-cell office:value-type="float" office:value="7.466667">
            <text:p>7,466667</text:p>
          </table:table-cell>
          <table:table-cell office:value-type="float" office:value="0.253866">
            <text:p>0,253866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.278132">
            <text:p>0,278132</text:p>
          </table:table-cell>
          <table:table-cell/>
        </table:table-row>
        <table:table-row table:style-name="ro1">
          <table:table-cell office:value-type="float" office:value="7.533334">
            <text:p>7,533334</text:p>
          </table:table-cell>
          <table:table-cell office:value-type="float" office:value="0.264487">
            <text:p>0,264487</text:p>
          </table:table-cell>
          <table:table-cell/>
        </table:table-row>
        <table:table-row table:style-name="ro1">
          <table:table-cell office:value-type="float" office:value="7.566667">
            <text:p>7,566667</text:p>
          </table:table-cell>
          <table:table-cell office:value-type="float" office:value="0.253708">
            <text:p>0,253708</text:p>
          </table:table-cell>
          <table:table-cell/>
        </table:table-row>
        <table:table-row table:style-name="ro1">
          <table:table-cell office:value-type="float" office:value="7.6">
            <text:p>7,6</text:p>
          </table:table-cell>
          <table:table-cell office:value-type="float" office:value="0.276742">
            <text:p>0,276742</text:p>
          </table:table-cell>
          <table:table-cell/>
        </table:table-row>
        <table:table-row table:style-name="ro1">
          <table:table-cell office:value-type="float" office:value="7.633334">
            <text:p>7,633334</text:p>
          </table:table-cell>
          <table:table-cell office:value-type="float" office:value="0.273574">
            <text:p>0,273574</text:p>
          </table:table-cell>
          <table:table-cell/>
        </table:table-row>
        <table:table-row table:style-name="ro1">
          <table:table-cell office:value-type="float" office:value="7.666667">
            <text:p>7,666667</text:p>
          </table:table-cell>
          <table:table-cell office:value-type="float" office:value="0.269409">
            <text:p>0,269409</text:p>
          </table:table-cell>
          <table:table-cell/>
        </table:table-row>
        <table:table-row table:style-name="ro1">
          <table:table-cell office:value-type="float" office:value="7.7">
            <text:p>7,7</text:p>
          </table:table-cell>
          <table:table-cell office:value-type="float" office:value="0.264973">
            <text:p>0,264973</text:p>
          </table:table-cell>
          <table:table-cell/>
        </table:table-row>
        <table:table-row table:style-name="ro1">
          <table:table-cell office:value-type="float" office:value="7.733334">
            <text:p>7,733334</text:p>
          </table:table-cell>
          <table:table-cell office:value-type="float" office:value="0.271965">
            <text:p>0,271965</text:p>
          </table:table-cell>
          <table:table-cell/>
        </table:table-row>
        <table:table-row table:style-name="ro1">
          <table:table-cell office:value-type="float" office:value="7.766667">
            <text:p>7,766667</text:p>
          </table:table-cell>
          <table:table-cell office:value-type="float" office:value="0.256141">
            <text:p>0,256141</text:p>
          </table:table-cell>
          <table:table-cell/>
        </table:table-row>
        <table:table-row table:style-name="ro1">
          <table:table-cell office:value-type="float" office:value="7.8">
            <text:p>7,8</text:p>
          </table:table-cell>
          <table:table-cell office:value-type="float" office:value="0.257062">
            <text:p>0,257062</text:p>
          </table:table-cell>
          <table:table-cell/>
        </table:table-row>
        <table:table-row table:style-name="ro1">
          <table:table-cell office:value-type="float" office:value="7.833334">
            <text:p>7,833334</text:p>
          </table:table-cell>
          <table:table-cell office:value-type="float" office:value="0.277672">
            <text:p>0,277672</text:p>
          </table:table-cell>
          <table:table-cell/>
        </table:table-row>
        <table:table-row table:style-name="ro1">
          <table:table-cell office:value-type="float" office:value="7.866667">
            <text:p>7,866667</text:p>
          </table:table-cell>
          <table:table-cell office:value-type="float" office:value="0.28022">
            <text:p>0,28022</text:p>
          </table:table-cell>
          <table:table-cell/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0.268765">
            <text:p>0,268765</text:p>
          </table:table-cell>
          <table:table-cell/>
        </table:table-row>
        <table:table-row table:style-name="ro1">
          <table:table-cell office:value-type="float" office:value="7.933334">
            <text:p>7,933334</text:p>
          </table:table-cell>
          <table:table-cell office:value-type="float" office:value="0.269183">
            <text:p>0,269183</text:p>
          </table:table-cell>
          <table:table-cell/>
        </table:table-row>
        <table:table-row table:style-name="ro1">
          <table:table-cell office:value-type="float" office:value="7.966667">
            <text:p>7,966667</text:p>
          </table:table-cell>
          <table:table-cell office:value-type="float" office:value="0.253563">
            <text:p>0,25356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53071">
            <text:p>0,253071</text:p>
          </table:table-cell>
          <table:table-cell/>
        </table:table-row>
        <table:table-row table:style-name="ro1">
          <table:table-cell office:value-type="float" office:value="8.033334">
            <text:p>8,033334</text:p>
          </table:table-cell>
          <table:table-cell office:value-type="float" office:value="0.26338">
            <text:p>0,26338</text:p>
          </table:table-cell>
          <table:table-cell/>
        </table:table-row>
        <table:table-row table:style-name="ro1">
          <table:table-cell office:value-type="float" office:value="8.066667">
            <text:p>8,066667</text:p>
          </table:table-cell>
          <table:table-cell office:value-type="float" office:value="0.272308">
            <text:p>0,272308</text:p>
          </table:table-cell>
          <table:table-cell/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0.265769">
            <text:p>0,265769</text:p>
          </table:table-cell>
          <table:table-cell/>
        </table:table-row>
        <table:table-row table:style-name="ro1">
          <table:table-cell office:value-type="float" office:value="8.133334">
            <text:p>8,133334</text:p>
          </table:table-cell>
          <table:table-cell office:value-type="float" office:value="0.261676">
            <text:p>0,261676</text:p>
          </table:table-cell>
          <table:table-cell/>
        </table:table-row>
        <table:table-row table:style-name="ro1">
          <table:table-cell office:value-type="float" office:value="8.166667">
            <text:p>8,166667</text:p>
          </table:table-cell>
          <table:table-cell office:value-type="float" office:value="0.262165">
            <text:p>0,262165</text:p>
          </table:table-cell>
          <table:table-cell/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0.248223">
            <text:p>0,248223</text:p>
          </table:table-cell>
          <table:table-cell/>
        </table:table-row>
        <table:table-row table:style-name="ro1">
          <table:table-cell office:value-type="float" office:value="8.233334">
            <text:p>8,233334</text:p>
          </table:table-cell>
          <table:table-cell office:value-type="float" office:value="0.264438">
            <text:p>0,264438</text:p>
          </table:table-cell>
          <table:table-cell/>
        </table:table-row>
        <table:table-row table:style-name="ro1">
          <table:table-cell office:value-type="float" office:value="8.266667">
            <text:p>8,266667</text:p>
          </table:table-cell>
          <table:table-cell office:value-type="float" office:value="0.272833">
            <text:p>0,272833</text:p>
          </table:table-cell>
          <table:table-cell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0.259566">
            <text:p>0,259566</text:p>
          </table:table-cell>
          <table:table-cell/>
        </table:table-row>
        <table:table-row table:style-name="ro1">
          <table:table-cell office:value-type="float" office:value="8.333334">
            <text:p>8,333334</text:p>
          </table:table-cell>
          <table:table-cell office:value-type="float" office:value="0.25892">
            <text:p>0,25892</text:p>
          </table:table-cell>
          <table:table-cell/>
        </table:table-row>
        <table:table-row table:style-name="ro1">
          <table:table-cell office:value-type="float" office:value="8.366667">
            <text:p>8,366667</text:p>
          </table:table-cell>
          <table:table-cell office:value-type="float" office:value="0.250344">
            <text:p>0,250344</text:p>
          </table:table-cell>
          <table:table-cell/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0.27333">
            <text:p>0,27333</text:p>
          </table:table-cell>
          <table:table-cell/>
        </table:table-row>
        <table:table-row table:style-name="ro1">
          <table:table-cell office:value-type="float" office:value="8.433334">
            <text:p>8,433334</text:p>
          </table:table-cell>
          <table:table-cell office:value-type="float" office:value="0.259383">
            <text:p>0,259383</text:p>
          </table:table-cell>
          <table:table-cell/>
        </table:table-row>
        <table:table-row table:style-name="ro1">
          <table:table-cell office:value-type="float" office:value="8.466667">
            <text:p>8,466667</text:p>
          </table:table-cell>
          <table:table-cell office:value-type="float" office:value="0.263385">
            <text:p>0,263385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260469">
            <text:p>0,260469</text:p>
          </table:table-cell>
          <table:table-cell/>
        </table:table-row>
        <table:table-row table:style-name="ro1">
          <table:table-cell office:value-type="float" office:value="8.533334">
            <text:p>8,533334</text:p>
          </table:table-cell>
          <table:table-cell office:value-type="float" office:value="0.259124">
            <text:p>0,259124</text:p>
          </table:table-cell>
          <table:table-cell/>
        </table:table-row>
        <table:table-row table:style-name="ro1">
          <table:table-cell office:value-type="float" office:value="8.566667">
            <text:p>8,566667</text:p>
          </table:table-cell>
          <table:table-cell office:value-type="float" office:value="0.26853">
            <text:p>0,26853</text:p>
          </table:table-cell>
          <table:table-cell/>
        </table:table-row>
        <table:table-row table:style-name="ro1">
          <table:table-cell office:value-type="float" office:value="8.6">
            <text:p>8,6</text:p>
          </table:table-cell>
          <table:table-cell office:value-type="float" office:value="0.261321">
            <text:p>0,261321</text:p>
          </table:table-cell>
          <table:table-cell/>
        </table:table-row>
        <table:table-row table:style-name="ro1">
          <table:table-cell office:value-type="float" office:value="8.633334">
            <text:p>8,633334</text:p>
          </table:table-cell>
          <table:table-cell office:value-type="float" office:value="0.25539">
            <text:p>0,25539</text:p>
          </table:table-cell>
          <table:table-cell/>
        </table:table-row>
        <table:table-row table:style-name="ro1">
          <table:table-cell office:value-type="float" office:value="8.666667">
            <text:p>8,666667</text:p>
          </table:table-cell>
          <table:table-cell office:value-type="float" office:value="0.271885">
            <text:p>0,271885</text:p>
          </table:table-cell>
          <table:table-cell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0.259861">
            <text:p>0,259861</text:p>
          </table:table-cell>
          <table:table-cell/>
        </table:table-row>
        <table:table-row table:style-name="ro1">
          <table:table-cell office:value-type="float" office:value="8.733334">
            <text:p>8,733334</text:p>
          </table:table-cell>
          <table:table-cell office:value-type="float" office:value="0.267194">
            <text:p>0,267194</text:p>
          </table:table-cell>
          <table:table-cell/>
        </table:table-row>
        <table:table-row table:style-name="ro1">
          <table:table-cell office:value-type="float" office:value="8.766667">
            <text:p>8,766667</text:p>
          </table:table-cell>
          <table:table-cell office:value-type="float" office:value="0.254183">
            <text:p>0,254183</text:p>
          </table:table-cell>
          <table:table-cell/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0.251115">
            <text:p>0,251115</text:p>
          </table:table-cell>
          <table:table-cell/>
        </table:table-row>
        <table:table-row table:style-name="ro1">
          <table:table-cell office:value-type="float" office:value="8.833334">
            <text:p>8,833334</text:p>
          </table:table-cell>
          <table:table-cell office:value-type="float" office:value="0.250895">
            <text:p>0,250895</text:p>
          </table:table-cell>
          <table:table-cell/>
        </table:table-row>
        <table:table-row table:style-name="ro1">
          <table:table-cell office:value-type="float" office:value="8.866667">
            <text:p>8,866667</text:p>
          </table:table-cell>
          <table:table-cell office:value-type="float" office:value="0.258811">
            <text:p>0,258811</text:p>
          </table:table-cell>
          <table:table-cell/>
        </table:table-row>
        <table:table-row table:style-name="ro1">
          <table:table-cell office:value-type="float" office:value="8.9">
            <text:p>8,9</text:p>
          </table:table-cell>
          <table:table-cell office:value-type="float" office:value="0.269604">
            <text:p>0,269604</text:p>
          </table:table-cell>
          <table:table-cell/>
        </table:table-row>
        <table:table-row table:style-name="ro1">
          <table:table-cell office:value-type="float" office:value="8.933334">
            <text:p>8,933334</text:p>
          </table:table-cell>
          <table:table-cell office:value-type="float" office:value="0.256744">
            <text:p>0,256744</text:p>
          </table:table-cell>
          <table:table-cell/>
        </table:table-row>
        <table:table-row table:style-name="ro1">
          <table:table-cell office:value-type="float" office:value="8.966667">
            <text:p>8,966667</text:p>
          </table:table-cell>
          <table:table-cell office:value-type="float" office:value="0.27104">
            <text:p>0,2710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68594">
            <text:p>0,268594</text:p>
          </table:table-cell>
          <table:table-cell/>
        </table:table-row>
        <table:table-row table:style-name="ro1">
          <table:table-cell office:value-type="float" office:value="9.033334">
            <text:p>9,033334</text:p>
          </table:table-cell>
          <table:table-cell office:value-type="float" office:value="0.257553">
            <text:p>0,257553</text:p>
          </table:table-cell>
          <table:table-cell/>
        </table:table-row>
        <table:table-row table:style-name="ro1">
          <table:table-cell office:value-type="float" office:value="9.066667">
            <text:p>9,066667</text:p>
          </table:table-cell>
          <table:table-cell office:value-type="float" office:value="0.257318">
            <text:p>0,257318</text:p>
          </table:table-cell>
          <table:table-cell/>
        </table:table-row>
        <table:table-row table:style-name="ro1">
          <table:table-cell office:value-type="float" office:value="9.1">
            <text:p>9,1</text:p>
          </table:table-cell>
          <table:table-cell office:value-type="float" office:value="0.255702">
            <text:p>0,255702</text:p>
          </table:table-cell>
          <table:table-cell/>
        </table:table-row>
        <table:table-row table:style-name="ro1">
          <table:table-cell office:value-type="float" office:value="9.133334">
            <text:p>9,133334</text:p>
          </table:table-cell>
          <table:table-cell office:value-type="float" office:value="0.268464">
            <text:p>0,268464</text:p>
          </table:table-cell>
          <table:table-cell/>
        </table:table-row>
        <table:table-row table:style-name="ro1">
          <table:table-cell office:value-type="float" office:value="9.166667">
            <text:p>9,166667</text:p>
          </table:table-cell>
          <table:table-cell office:value-type="float" office:value="0.262027">
            <text:p>0,262027</text:p>
          </table:table-cell>
          <table:table-cell/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0.269644">
            <text:p>0,269644</text:p>
          </table:table-cell>
          <table:table-cell/>
        </table:table-row>
        <table:table-row table:style-name="ro1">
          <table:table-cell office:value-type="float" office:value="9.233334">
            <text:p>9,233334</text:p>
          </table:table-cell>
          <table:table-cell office:value-type="float" office:value="0.271799">
            <text:p>0,271799</text:p>
          </table:table-cell>
          <table:table-cell/>
        </table:table-row>
        <table:table-row table:style-name="ro1">
          <table:table-cell office:value-type="float" office:value="9.266667">
            <text:p>9,266667</text:p>
          </table:table-cell>
          <table:table-cell office:value-type="float" office:value="0.243878">
            <text:p>0,243878</text:p>
          </table:table-cell>
          <table:table-cell/>
        </table:table-row>
        <table:table-row table:style-name="ro1">
          <table:table-cell office:value-type="float" office:value="9.3">
            <text:p>9,3</text:p>
          </table:table-cell>
          <table:table-cell office:value-type="float" office:value="0.271506">
            <text:p>0,271506</text:p>
          </table:table-cell>
          <table:table-cell/>
        </table:table-row>
        <table:table-row table:style-name="ro1">
          <table:table-cell office:value-type="float" office:value="9.333334">
            <text:p>9,333334</text:p>
          </table:table-cell>
          <table:table-cell office:value-type="float" office:value="0.270236">
            <text:p>0,270236</text:p>
          </table:table-cell>
          <table:table-cell/>
        </table:table-row>
        <table:table-row table:style-name="ro1">
          <table:table-cell office:value-type="float" office:value="9.366667">
            <text:p>9,366667</text:p>
          </table:table-cell>
          <table:table-cell office:value-type="float" office:value="0.265556">
            <text:p>0,265556</text:p>
          </table:table-cell>
          <table:table-cell/>
        </table:table-row>
        <table:table-row table:style-name="ro1">
          <table:table-cell office:value-type="float" office:value="9.4">
            <text:p>9,4</text:p>
          </table:table-cell>
          <table:table-cell office:value-type="float" office:value="0.269959">
            <text:p>0,269959</text:p>
          </table:table-cell>
          <table:table-cell/>
        </table:table-row>
        <table:table-row table:style-name="ro1">
          <table:table-cell office:value-type="float" office:value="9.433334">
            <text:p>9,433334</text:p>
          </table:table-cell>
          <table:table-cell office:value-type="float" office:value="0.266847">
            <text:p>0,266847</text:p>
          </table:table-cell>
          <table:table-cell/>
        </table:table-row>
        <table:table-row table:style-name="ro1">
          <table:table-cell office:value-type="float" office:value="9.466667">
            <text:p>9,466667</text:p>
          </table:table-cell>
          <table:table-cell office:value-type="float" office:value="0.269274">
            <text:p>0,269274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254864">
            <text:p>0,254864</text:p>
          </table:table-cell>
          <table:table-cell/>
        </table:table-row>
        <table:table-row table:style-name="ro1">
          <table:table-cell office:value-type="float" office:value="9.533334">
            <text:p>9,533334</text:p>
          </table:table-cell>
          <table:table-cell office:value-type="float" office:value="0.249161">
            <text:p>0,249161</text:p>
          </table:table-cell>
          <table:table-cell/>
        </table:table-row>
        <table:table-row table:style-name="ro1">
          <table:table-cell office:value-type="float" office:value="9.566667">
            <text:p>9,566667</text:p>
          </table:table-cell>
          <table:table-cell office:value-type="float" office:value="0.268395">
            <text:p>0,268395</text:p>
          </table:table-cell>
          <table:table-cell/>
        </table:table-row>
        <table:table-row table:style-name="ro1">
          <table:table-cell office:value-type="float" office:value="9.600001">
            <text:p>9,600001</text:p>
          </table:table-cell>
          <table:table-cell office:value-type="float" office:value="0.245504">
            <text:p>0,245504</text:p>
          </table:table-cell>
          <table:table-cell/>
        </table:table-row>
        <table:table-row table:style-name="ro1">
          <table:table-cell office:value-type="float" office:value="9.633334">
            <text:p>9,633334</text:p>
          </table:table-cell>
          <table:table-cell office:value-type="float" office:value="0.256539">
            <text:p>0,256539</text:p>
          </table:table-cell>
          <table:table-cell/>
        </table:table-row>
        <table:table-row table:style-name="ro1">
          <table:table-cell office:value-type="float" office:value="9.666667">
            <text:p>9,666667</text:p>
          </table:table-cell>
          <table:table-cell office:value-type="float" office:value="0.267749">
            <text:p>0,267749</text:p>
          </table:table-cell>
          <table:table-cell/>
        </table:table-row>
        <table:table-row table:style-name="ro1">
          <table:table-cell office:value-type="float" office:value="9.700001">
            <text:p>9,700001</text:p>
          </table:table-cell>
          <table:table-cell office:value-type="float" office:value="0.249667">
            <text:p>0,249667</text:p>
          </table:table-cell>
          <table:table-cell/>
        </table:table-row>
        <table:table-row table:style-name="ro1">
          <table:table-cell office:value-type="float" office:value="9.733334">
            <text:p>9,733334</text:p>
          </table:table-cell>
          <table:table-cell office:value-type="float" office:value="0.252323">
            <text:p>0,252323</text:p>
          </table:table-cell>
          <table:table-cell/>
        </table:table-row>
        <table:table-row table:style-name="ro1">
          <table:table-cell office:value-type="float" office:value="9.766667">
            <text:p>9,766667</text:p>
          </table:table-cell>
          <table:table-cell office:value-type="float" office:value="0.25171">
            <text:p>0,25171</text:p>
          </table:table-cell>
          <table:table-cell/>
        </table:table-row>
        <table:table-row table:style-name="ro1">
          <table:table-cell office:value-type="float" office:value="9.800001">
            <text:p>9,800001</text:p>
          </table:table-cell>
          <table:table-cell office:value-type="float" office:value="0.271153">
            <text:p>0,271153</text:p>
          </table:table-cell>
          <table:table-cell/>
        </table:table-row>
        <table:table-row table:style-name="ro1">
          <table:table-cell office:value-type="float" office:value="9.833334">
            <text:p>9,833334</text:p>
          </table:table-cell>
          <table:table-cell office:value-type="float" office:value="0.250693">
            <text:p>0,250693</text:p>
          </table:table-cell>
          <table:table-cell/>
        </table:table-row>
        <table:table-row table:style-name="ro1">
          <table:table-cell office:value-type="float" office:value="9.866667">
            <text:p>9,866667</text:p>
          </table:table-cell>
          <table:table-cell office:value-type="float" office:value="0.260885">
            <text:p>0,260885</text:p>
          </table:table-cell>
          <table:table-cell/>
        </table:table-row>
        <table:table-row table:style-name="ro1">
          <table:table-cell office:value-type="float" office:value="9.900001">
            <text:p>9,900001</text:p>
          </table:table-cell>
          <table:table-cell office:value-type="float" office:value="0.265582">
            <text:p>0,265582</text:p>
          </table:table-cell>
          <table:table-cell/>
        </table:table-row>
        <table:table-row table:style-name="ro1">
          <table:table-cell office:value-type="float" office:value="9.933334">
            <text:p>9,933334</text:p>
          </table:table-cell>
          <table:table-cell office:value-type="float" office:value="0.272827">
            <text:p>0,272827</text:p>
          </table:table-cell>
          <table:table-cell/>
        </table:table-row>
        <table:table-row table:style-name="ro1">
          <table:table-cell office:value-type="float" office:value="9.966667">
            <text:p>9,966667</text:p>
          </table:table-cell>
          <table:table-cell office:value-type="float" office:value="0.260518">
            <text:p>0,260518</text:p>
          </table:table-cell>
          <table:table-cell/>
        </table:table-row>
        <table:table-row table:style-name="ro1">
          <table:table-cell office:value-type="float" office:value="10.000001">
            <text:p>10,000001</text:p>
          </table:table-cell>
          <table:table-cell office:value-type="float" office:value="0.264345">
            <text:p>0,264345</text:p>
          </table:table-cell>
          <table:table-cell/>
        </table:table-row>
        <table:table-row table:style-name="ro1">
          <table:table-cell office:value-type="float" office:value="10.033334">
            <text:p>10,033334</text:p>
          </table:table-cell>
          <table:table-cell office:value-type="float" office:value="0.259483">
            <text:p>0,259483</text:p>
          </table:table-cell>
          <table:table-cell/>
        </table:table-row>
        <table:table-row table:style-name="ro1">
          <table:table-cell office:value-type="float" office:value="10.066667">
            <text:p>10,066667</text:p>
          </table:table-cell>
          <table:table-cell office:value-type="float" office:value="0.271589">
            <text:p>0,271589</text:p>
          </table:table-cell>
          <table:table-cell/>
        </table:table-row>
        <table:table-row table:style-name="ro1">
          <table:table-cell office:value-type="float" office:value="10.100001">
            <text:p>10,100001</text:p>
          </table:table-cell>
          <table:table-cell office:value-type="float" office:value="0.273578">
            <text:p>0,273578</text:p>
          </table:table-cell>
          <table:table-cell/>
        </table:table-row>
        <table:table-row table:style-name="ro1">
          <table:table-cell office:value-type="float" office:value="10.133334">
            <text:p>10,133334</text:p>
          </table:table-cell>
          <table:table-cell office:value-type="float" office:value="0.270189">
            <text:p>0,270189</text:p>
          </table:table-cell>
          <table:table-cell/>
        </table:table-row>
        <table:table-row table:style-name="ro1">
          <table:table-cell office:value-type="float" office:value="10.166667">
            <text:p>10,166667</text:p>
          </table:table-cell>
          <table:table-cell office:value-type="float" office:value="0.256593">
            <text:p>0,256593</text:p>
          </table:table-cell>
          <table:table-cell/>
        </table:table-row>
        <table:table-row table:style-name="ro1">
          <table:table-cell office:value-type="float" office:value="10.200001">
            <text:p>10,200001</text:p>
          </table:table-cell>
          <table:table-cell office:value-type="float" office:value="0.266377">
            <text:p>0,266377</text:p>
          </table:table-cell>
          <table:table-cell/>
        </table:table-row>
        <table:table-row table:style-name="ro1">
          <table:table-cell office:value-type="float" office:value="10.233334">
            <text:p>10,233334</text:p>
          </table:table-cell>
          <table:table-cell office:value-type="float" office:value="0.256584">
            <text:p>0,256584</text:p>
          </table:table-cell>
          <table:table-cell/>
        </table:table-row>
        <table:table-row table:style-name="ro1">
          <table:table-cell office:value-type="float" office:value="10.266667">
            <text:p>10,266667</text:p>
          </table:table-cell>
          <table:table-cell office:value-type="float" office:value="0.252784">
            <text:p>0,252784</text:p>
          </table:table-cell>
          <table:table-cell/>
        </table:table-row>
        <table:table-row table:style-name="ro1">
          <table:table-cell office:value-type="float" office:value="10.300001">
            <text:p>10,300001</text:p>
          </table:table-cell>
          <table:table-cell office:value-type="float" office:value="0.258081">
            <text:p>0,258081</text:p>
          </table:table-cell>
          <table:table-cell/>
        </table:table-row>
        <table:table-row table:style-name="ro1">
          <table:table-cell office:value-type="float" office:value="10.333334">
            <text:p>10,333334</text:p>
          </table:table-cell>
          <table:table-cell office:value-type="float" office:value="0.274555">
            <text:p>0,274555</text:p>
          </table:table-cell>
          <table:table-cell/>
        </table:table-row>
        <table:table-row table:style-name="ro1">
          <table:table-cell office:value-type="float" office:value="10.366667">
            <text:p>10,366667</text:p>
          </table:table-cell>
          <table:table-cell office:value-type="float" office:value="0.263988">
            <text:p>0,263988</text:p>
          </table:table-cell>
          <table:table-cell/>
        </table:table-row>
        <table:table-row table:style-name="ro1">
          <table:table-cell office:value-type="float" office:value="10.400001">
            <text:p>10,400001</text:p>
          </table:table-cell>
          <table:table-cell office:value-type="float" office:value="0.25691">
            <text:p>0,25691</text:p>
          </table:table-cell>
          <table:table-cell/>
        </table:table-row>
        <table:table-row table:style-name="ro1">
          <table:table-cell office:value-type="float" office:value="10.433334">
            <text:p>10,433334</text:p>
          </table:table-cell>
          <table:table-cell office:value-type="float" office:value="0.253857">
            <text:p>0,253857</text:p>
          </table:table-cell>
          <table:table-cell/>
        </table:table-row>
        <table:table-row table:style-name="ro1">
          <table:table-cell office:value-type="float" office:value="10.466667">
            <text:p>10,466667</text:p>
          </table:table-cell>
          <table:table-cell office:value-type="float" office:value="0.261817">
            <text:p>0,261817</text:p>
          </table:table-cell>
          <table:table-cell/>
        </table:table-row>
        <table:table-row table:style-name="ro1">
          <table:table-cell office:value-type="float" office:value="10.500001">
            <text:p>10,500001</text:p>
          </table:table-cell>
          <table:table-cell office:value-type="float" office:value="0.281775">
            <text:p>0,281775</text:p>
          </table:table-cell>
          <table:table-cell/>
        </table:table-row>
        <table:table-row table:style-name="ro1">
          <table:table-cell office:value-type="float" office:value="10.533334">
            <text:p>10,533334</text:p>
          </table:table-cell>
          <table:table-cell office:value-type="float" office:value="0.264402">
            <text:p>0,264402</text:p>
          </table:table-cell>
          <table:table-cell/>
        </table:table-row>
        <table:table-row table:style-name="ro1">
          <table:table-cell office:value-type="float" office:value="10.566667">
            <text:p>10,566667</text:p>
          </table:table-cell>
          <table:table-cell office:value-type="float" office:value="0.267719">
            <text:p>0,267719</text:p>
          </table:table-cell>
          <table:table-cell/>
        </table:table-row>
        <table:table-row table:style-name="ro1">
          <table:table-cell office:value-type="float" office:value="10.600001">
            <text:p>10,600001</text:p>
          </table:table-cell>
          <table:table-cell office:value-type="float" office:value="0.256008">
            <text:p>0,256008</text:p>
          </table:table-cell>
          <table:table-cell/>
        </table:table-row>
        <table:table-row table:style-name="ro1">
          <table:table-cell office:value-type="float" office:value="10.633334">
            <text:p>10,633334</text:p>
          </table:table-cell>
          <table:table-cell office:value-type="float" office:value="0.257832">
            <text:p>0,257832</text:p>
          </table:table-cell>
          <table:table-cell/>
        </table:table-row>
        <table:table-row table:style-name="ro1">
          <table:table-cell office:value-type="float" office:value="10.666667">
            <text:p>10,666667</text:p>
          </table:table-cell>
          <table:table-cell office:value-type="float" office:value="0.276159">
            <text:p>0,276159</text:p>
          </table:table-cell>
          <table:table-cell/>
        </table:table-row>
        <table:table-row table:style-name="ro1">
          <table:table-cell office:value-type="float" office:value="10.700001">
            <text:p>10,700001</text:p>
          </table:table-cell>
          <table:table-cell office:value-type="float" office:value="0.267137">
            <text:p>0,267137</text:p>
          </table:table-cell>
          <table:table-cell/>
        </table:table-row>
        <table:table-row table:style-name="ro1">
          <table:table-cell office:value-type="float" office:value="10.733334">
            <text:p>10,733334</text:p>
          </table:table-cell>
          <table:table-cell office:value-type="float" office:value="0.263852">
            <text:p>0,263852</text:p>
          </table:table-cell>
          <table:table-cell/>
        </table:table-row>
        <table:table-row table:style-name="ro1">
          <table:table-cell office:value-type="float" office:value="10.766667">
            <text:p>10,766667</text:p>
          </table:table-cell>
          <table:table-cell office:value-type="float" office:value="0.279795">
            <text:p>0,279795</text:p>
          </table:table-cell>
          <table:table-cell/>
        </table:table-row>
        <table:table-row table:style-name="ro1">
          <table:table-cell office:value-type="float" office:value="10.800001">
            <text:p>10,800001</text:p>
          </table:table-cell>
          <table:table-cell office:value-type="float" office:value="0.289387">
            <text:p>0,289387</text:p>
          </table:table-cell>
          <table:table-cell/>
        </table:table-row>
        <table:table-row table:style-name="ro1">
          <table:table-cell office:value-type="float" office:value="10.833334">
            <text:p>10,833334</text:p>
          </table:table-cell>
          <table:table-cell office:value-type="float" office:value="0.274167">
            <text:p>0,274167</text:p>
          </table:table-cell>
          <table:table-cell/>
        </table:table-row>
        <table:table-row table:style-name="ro1">
          <table:table-cell office:value-type="float" office:value="10.866667">
            <text:p>10,866667</text:p>
          </table:table-cell>
          <table:table-cell office:value-type="float" office:value="0.246419">
            <text:p>0,246419</text:p>
          </table:table-cell>
          <table:table-cell/>
        </table:table-row>
        <table:table-row table:style-name="ro1">
          <table:table-cell office:value-type="float" office:value="10.900001">
            <text:p>10,900001</text:p>
          </table:table-cell>
          <table:table-cell office:value-type="float" office:value="0.260738">
            <text:p>0,260738</text:p>
          </table:table-cell>
          <table:table-cell/>
        </table:table-row>
        <table:table-row table:style-name="ro1">
          <table:table-cell office:value-type="float" office:value="10.933334">
            <text:p>10,933334</text:p>
          </table:table-cell>
          <table:table-cell office:value-type="float" office:value="0.26623">
            <text:p>0,26623</text:p>
          </table:table-cell>
          <table:table-cell/>
        </table:table-row>
        <table:table-row table:style-name="ro1">
          <table:table-cell office:value-type="float" office:value="10.966667">
            <text:p>10,966667</text:p>
          </table:table-cell>
          <table:table-cell office:value-type="float" office:value="0.264974">
            <text:p>0,264974</text:p>
          </table:table-cell>
          <table:table-cell/>
        </table:table-row>
        <table:table-row table:style-name="ro1">
          <table:table-cell office:value-type="float" office:value="11.000001">
            <text:p>11,000001</text:p>
          </table:table-cell>
          <table:table-cell office:value-type="float" office:value="0.245576">
            <text:p>0,245576</text:p>
          </table:table-cell>
          <table:table-cell/>
        </table:table-row>
        <table:table-row table:style-name="ro1">
          <table:table-cell office:value-type="float" office:value="11.033334">
            <text:p>11,033334</text:p>
          </table:table-cell>
          <table:table-cell office:value-type="float" office:value="0.267543">
            <text:p>0,267543</text:p>
          </table:table-cell>
          <table:table-cell/>
        </table:table-row>
        <table:table-row table:style-name="ro1">
          <table:table-cell office:value-type="float" office:value="11.066667">
            <text:p>11,066667</text:p>
          </table:table-cell>
          <table:table-cell office:value-type="float" office:value="0.274042">
            <text:p>0,274042</text:p>
          </table:table-cell>
          <table:table-cell/>
        </table:table-row>
        <table:table-row table:style-name="ro1">
          <table:table-cell office:value-type="float" office:value="11.100001">
            <text:p>11,100001</text:p>
          </table:table-cell>
          <table:table-cell office:value-type="float" office:value="0.278542">
            <text:p>0,278542</text:p>
          </table:table-cell>
          <table:table-cell/>
        </table:table-row>
        <table:table-row table:style-name="ro1">
          <table:table-cell office:value-type="float" office:value="11.133334">
            <text:p>11,133334</text:p>
          </table:table-cell>
          <table:table-cell office:value-type="float" office:value="0.273343">
            <text:p>0,273343</text:p>
          </table:table-cell>
          <table:table-cell/>
        </table:table-row>
        <table:table-row table:style-name="ro1">
          <table:table-cell office:value-type="float" office:value="11.166667">
            <text:p>11,166667</text:p>
          </table:table-cell>
          <table:table-cell office:value-type="float" office:value="0.266633">
            <text:p>0,266633</text:p>
          </table:table-cell>
          <table:table-cell/>
        </table:table-row>
        <table:table-row table:style-name="ro1">
          <table:table-cell office:value-type="float" office:value="11.200001">
            <text:p>11,200001</text:p>
          </table:table-cell>
          <table:table-cell office:value-type="float" office:value="0.274251">
            <text:p>0,274251</text:p>
          </table:table-cell>
          <table:table-cell/>
        </table:table-row>
        <table:table-row table:style-name="ro1">
          <table:table-cell office:value-type="float" office:value="11.233334">
            <text:p>11,233334</text:p>
          </table:table-cell>
          <table:table-cell office:value-type="float" office:value="0.277971">
            <text:p>0,277971</text:p>
          </table:table-cell>
          <table:table-cell/>
        </table:table-row>
        <table:table-row table:style-name="ro1">
          <table:table-cell office:value-type="float" office:value="11.266667">
            <text:p>11,266667</text:p>
          </table:table-cell>
          <table:table-cell office:value-type="float" office:value="0.260203">
            <text:p>0,260203</text:p>
          </table:table-cell>
          <table:table-cell/>
        </table:table-row>
        <table:table-row table:style-name="ro1">
          <table:table-cell office:value-type="float" office:value="11.300001">
            <text:p>11,300001</text:p>
          </table:table-cell>
          <table:table-cell office:value-type="float" office:value="0.282017">
            <text:p>0,282017</text:p>
          </table:table-cell>
          <table:table-cell/>
        </table:table-row>
        <table:table-row table:style-name="ro1">
          <table:table-cell office:value-type="float" office:value="11.333334">
            <text:p>11,333334</text:p>
          </table:table-cell>
          <table:table-cell office:value-type="float" office:value="0.301265">
            <text:p>0,301265</text:p>
          </table:table-cell>
          <table:table-cell/>
        </table:table-row>
        <table:table-row table:style-name="ro1">
          <table:table-cell office:value-type="float" office:value="11.366667">
            <text:p>11,366667</text:p>
          </table:table-cell>
          <table:table-cell office:value-type="float" office:value="0.273581">
            <text:p>0,273581</text:p>
          </table:table-cell>
          <table:table-cell/>
        </table:table-row>
        <table:table-row table:style-name="ro1">
          <table:table-cell office:value-type="float" office:value="11.400001">
            <text:p>11,400001</text:p>
          </table:table-cell>
          <table:table-cell office:value-type="float" office:value="0.272629">
            <text:p>0,272629</text:p>
          </table:table-cell>
          <table:table-cell office:value-type="string">
            <text:p>Mejor to encontrado: to=0.030599s</text:p>
          </table:table-cell>
        </table:table-row>
        <table:table-row table:style-name="ro1">
          <table:table-cell office:value-type="float" office:value="11.433334">
            <text:p>11,433334</text:p>
          </table:table-cell>
          <table:table-cell office:value-type="float" office:value="0.271258">
            <text:p>0,271258</text:p>
          </table:table-cell>
          <table:table-cell/>
        </table:table-row>
        <table:table-row table:style-name="ro1">
          <table:table-cell office:value-type="float" office:value="11.466667">
            <text:p>11,466667</text:p>
          </table:table-cell>
          <table:table-cell office:value-type="float" office:value="0.275195">
            <text:p>0,275195</text:p>
          </table:table-cell>
          <table:table-cell/>
        </table:table-row>
        <table:table-row table:style-name="ro1">
          <table:table-cell office:value-type="float" office:value="11.500001">
            <text:p>11,500001</text:p>
          </table:table-cell>
          <table:table-cell office:value-type="float" office:value="0.264361">
            <text:p>0,264361</text:p>
          </table:table-cell>
          <table:table-cell/>
        </table:table-row>
        <table:table-row table:style-name="ro1">
          <table:table-cell office:value-type="float" office:value="11.533334">
            <text:p>11,533334</text:p>
          </table:table-cell>
          <table:table-cell office:value-type="float" office:value="0.280944">
            <text:p>0,280944</text:p>
          </table:table-cell>
          <table:table-cell/>
        </table:table-row>
        <table:table-row table:style-name="ro1">
          <table:table-cell office:value-type="float" office:value="11.566667">
            <text:p>11,566667</text:p>
          </table:table-cell>
          <table:table-cell office:value-type="float" office:value="0.262944">
            <text:p>0,262944</text:p>
          </table:table-cell>
          <table:table-cell/>
        </table:table-row>
        <table:table-row table:style-name="ro1">
          <table:table-cell office:value-type="float" office:value="11.600001">
            <text:p>11,600001</text:p>
          </table:table-cell>
          <table:table-cell office:value-type="float" office:value="0.263103">
            <text:p>0,263103</text:p>
          </table:table-cell>
          <table:table-cell/>
        </table:table-row>
        <table:table-row table:style-name="ro1">
          <table:table-cell office:value-type="float" office:value="11.633334">
            <text:p>11,633334</text:p>
          </table:table-cell>
          <table:table-cell office:value-type="float" office:value="0.279542">
            <text:p>0,279542</text:p>
          </table:table-cell>
          <table:table-cell/>
        </table:table-row>
        <table:table-row table:style-name="ro1">
          <table:table-cell office:value-type="float" office:value="11.666667">
            <text:p>11,666667</text:p>
          </table:table-cell>
          <table:table-cell office:value-type="float" office:value="0.270419">
            <text:p>0,270419</text:p>
          </table:table-cell>
          <table:table-cell/>
        </table:table-row>
        <table:table-row table:style-name="ro1">
          <table:table-cell office:value-type="float" office:value="11.700001">
            <text:p>11,700001</text:p>
          </table:table-cell>
          <table:table-cell office:value-type="float" office:value="0.279178">
            <text:p>0,279178</text:p>
          </table:table-cell>
          <table:table-cell/>
        </table:table-row>
        <table:table-row table:style-name="ro1">
          <table:table-cell office:value-type="float" office:value="11.733334">
            <text:p>11,733334</text:p>
          </table:table-cell>
          <table:table-cell office:value-type="float" office:value="0.272986">
            <text:p>0,272986</text:p>
          </table:table-cell>
          <table:table-cell/>
        </table:table-row>
        <table:table-row table:style-name="ro1">
          <table:table-cell office:value-type="float" office:value="11.766667">
            <text:p>11,766667</text:p>
          </table:table-cell>
          <table:table-cell office:value-type="float" office:value="0.280152">
            <text:p>0,280152</text:p>
          </table:table-cell>
          <table:table-cell/>
        </table:table-row>
        <table:table-row table:style-name="ro1">
          <table:table-cell office:value-type="float" office:value="11.800001">
            <text:p>11,800001</text:p>
          </table:table-cell>
          <table:table-cell office:value-type="float" office:value="0.275263">
            <text:p>0,275263</text:p>
          </table:table-cell>
          <table:table-cell/>
        </table:table-row>
        <table:table-row table:style-name="ro1">
          <table:table-cell office:value-type="float" office:value="11.833334">
            <text:p>11,833334</text:p>
          </table:table-cell>
          <table:table-cell office:value-type="float" office:value="0.278056">
            <text:p>0,278056</text:p>
          </table:table-cell>
          <table:table-cell/>
        </table:table-row>
        <table:table-row table:style-name="ro1">
          <table:table-cell office:value-type="float" office:value="11.866667">
            <text:p>11,866667</text:p>
          </table:table-cell>
          <table:table-cell office:value-type="float" office:value="0.278651">
            <text:p>0,278651</text:p>
          </table:table-cell>
          <table:table-cell/>
        </table:table-row>
        <table:table-row table:style-name="ro1">
          <table:table-cell office:value-type="float" office:value="11.900001">
            <text:p>11,900001</text:p>
          </table:table-cell>
          <table:table-cell office:value-type="float" office:value="0.269321">
            <text:p>0,269321</text:p>
          </table:table-cell>
          <table:table-cell/>
        </table:table-row>
        <table:table-row table:style-name="ro1">
          <table:table-cell office:value-type="float" office:value="11.933334">
            <text:p>11,933334</text:p>
          </table:table-cell>
          <table:table-cell office:value-type="float" office:value="0.267553">
            <text:p>0,267553</text:p>
          </table:table-cell>
          <table:table-cell/>
        </table:table-row>
        <table:table-row table:style-name="ro1">
          <table:table-cell office:value-type="float" office:value="11.966667">
            <text:p>11,966667</text:p>
          </table:table-cell>
          <table:table-cell office:value-type="float" office:value="0.276956">
            <text:p>0,276956</text:p>
          </table:table-cell>
          <table:table-cell/>
        </table:table-row>
        <table:table-row table:style-name="ro1">
          <table:table-cell office:value-type="float" office:value="12.000001">
            <text:p>12,000001</text:p>
          </table:table-cell>
          <table:table-cell office:value-type="float" office:value="0.275743">
            <text:p>0,275743</text:p>
          </table:table-cell>
          <table:table-cell/>
        </table:table-row>
        <table:table-row table:style-name="ro1">
          <table:table-cell office:value-type="float" office:value="12.033334">
            <text:p>12,033334</text:p>
          </table:table-cell>
          <table:table-cell office:value-type="float" office:value="0.266949">
            <text:p>0,266949</text:p>
          </table:table-cell>
          <table:table-cell/>
        </table:table-row>
        <table:table-row table:style-name="ro1">
          <table:table-cell office:value-type="float" office:value="12.066667">
            <text:p>12,066667</text:p>
          </table:table-cell>
          <table:table-cell office:value-type="float" office:value="0.282243">
            <text:p>0,282243</text:p>
          </table:table-cell>
          <table:table-cell/>
        </table:table-row>
        <table:table-row table:style-name="ro1">
          <table:table-cell office:value-type="float" office:value="12.100001">
            <text:p>12,100001</text:p>
          </table:table-cell>
          <table:table-cell office:value-type="float" office:value="0.284483">
            <text:p>0,284483</text:p>
          </table:table-cell>
          <table:table-cell/>
        </table:table-row>
        <table:table-row table:style-name="ro1">
          <table:table-cell office:value-type="float" office:value="12.133334">
            <text:p>12,133334</text:p>
          </table:table-cell>
          <table:table-cell office:value-type="float" office:value="0.288877">
            <text:p>0,288877</text:p>
          </table:table-cell>
          <table:table-cell/>
        </table:table-row>
        <table:table-row table:style-name="ro1">
          <table:table-cell office:value-type="float" office:value="12.166667">
            <text:p>12,166667</text:p>
          </table:table-cell>
          <table:table-cell office:value-type="float" office:value="0.28605">
            <text:p>0,28605</text:p>
          </table:table-cell>
          <table:table-cell/>
        </table:table-row>
        <table:table-row table:style-name="ro1">
          <table:table-cell office:value-type="float" office:value="12.200001">
            <text:p>12,200001</text:p>
          </table:table-cell>
          <table:table-cell office:value-type="float" office:value="0.275753">
            <text:p>0,275753</text:p>
          </table:table-cell>
          <table:table-cell office:value-type="string">
            <text:p>Mejor Amplitud encotnrada: amp=0.0000nm</text:p>
          </table:table-cell>
        </table:table-row>
        <table:table-row table:style-name="ro1">
          <table:table-cell office:value-type="float" office:value="12.233334">
            <text:p>12,233334</text:p>
          </table:table-cell>
          <table:table-cell office:value-type="float" office:value="0.274567">
            <text:p>0,274567</text:p>
          </table:table-cell>
          <table:table-cell/>
        </table:table-row>
        <table:table-row table:style-name="ro1">
          <table:table-cell office:value-type="float" office:value="12.266667">
            <text:p>12,266667</text:p>
          </table:table-cell>
          <table:table-cell office:value-type="float" office:value="0.281943">
            <text:p>0,281943</text:p>
          </table:table-cell>
          <table:table-cell/>
        </table:table-row>
        <table:table-row table:style-name="ro1">
          <table:table-cell office:value-type="float" office:value="12.300001">
            <text:p>12,300001</text:p>
          </table:table-cell>
          <table:table-cell office:value-type="float" office:value="0.273714">
            <text:p>0,273714</text:p>
          </table:table-cell>
          <table:table-cell/>
        </table:table-row>
        <table:table-row table:style-name="ro1">
          <table:table-cell office:value-type="float" office:value="12.333334">
            <text:p>12,333334</text:p>
          </table:table-cell>
          <table:table-cell office:value-type="float" office:value="0.275608">
            <text:p>0,275608</text:p>
          </table:table-cell>
          <table:table-cell/>
        </table:table-row>
        <table:table-row table:style-name="ro1">
          <table:table-cell office:value-type="float" office:value="12.366667">
            <text:p>12,366667</text:p>
          </table:table-cell>
          <table:table-cell office:value-type="float" office:value="0.272799">
            <text:p>0,272799</text:p>
          </table:table-cell>
          <table:table-cell/>
        </table:table-row>
        <table:table-row table:style-name="ro1">
          <table:table-cell office:value-type="float" office:value="12.400001">
            <text:p>12,400001</text:p>
          </table:table-cell>
          <table:table-cell office:value-type="float" office:value="0.281167">
            <text:p>0,281167</text:p>
          </table:table-cell>
          <table:table-cell/>
        </table:table-row>
        <table:table-row table:style-name="ro1">
          <table:table-cell office:value-type="float" office:value="12.433334">
            <text:p>12,433334</text:p>
          </table:table-cell>
          <table:table-cell office:value-type="float" office:value="0.279018">
            <text:p>0,279018</text:p>
          </table:table-cell>
          <table:table-cell/>
        </table:table-row>
        <table:table-row table:style-name="ro1">
          <table:table-cell office:value-type="float" office:value="12.466667">
            <text:p>12,466667</text:p>
          </table:table-cell>
          <table:table-cell office:value-type="float" office:value="0.263254">
            <text:p>0,263254</text:p>
          </table:table-cell>
          <table:table-cell/>
        </table:table-row>
        <table:table-row table:style-name="ro1">
          <table:table-cell office:value-type="float" office:value="12.500001">
            <text:p>12,500001</text:p>
          </table:table-cell>
          <table:table-cell office:value-type="float" office:value="0.292234">
            <text:p>0,292234</text:p>
          </table:table-cell>
          <table:table-cell/>
        </table:table-row>
        <table:table-row table:style-name="ro1">
          <table:table-cell office:value-type="float" office:value="12.533334">
            <text:p>12,533334</text:p>
          </table:table-cell>
          <table:table-cell office:value-type="float" office:value="0.267893">
            <text:p>0,267893</text:p>
          </table:table-cell>
          <table:table-cell/>
        </table:table-row>
        <table:table-row table:style-name="ro1">
          <table:table-cell office:value-type="float" office:value="12.566667">
            <text:p>12,566667</text:p>
          </table:table-cell>
          <table:table-cell office:value-type="float" office:value="0.264683">
            <text:p>0,264683</text:p>
          </table:table-cell>
          <table:table-cell/>
        </table:table-row>
        <table:table-row table:style-name="ro1">
          <table:table-cell office:value-type="float" office:value="12.600001">
            <text:p>12,600001</text:p>
          </table:table-cell>
          <table:table-cell office:value-type="float" office:value="0.26944">
            <text:p>0,26944</text:p>
          </table:table-cell>
          <table:table-cell/>
        </table:table-row>
        <table:table-row table:style-name="ro1">
          <table:table-cell office:value-type="float" office:value="12.633334">
            <text:p>12,633334</text:p>
          </table:table-cell>
          <table:table-cell office:value-type="float" office:value="0.273241">
            <text:p>0,273241</text:p>
          </table:table-cell>
          <table:table-cell/>
        </table:table-row>
        <table:table-row table:style-name="ro1">
          <table:table-cell office:value-type="float" office:value="12.666667">
            <text:p>12,666667</text:p>
          </table:table-cell>
          <table:table-cell office:value-type="float" office:value="0.271514">
            <text:p>0,271514</text:p>
          </table:table-cell>
          <table:table-cell/>
        </table:table-row>
        <table:table-row table:style-name="ro1">
          <table:table-cell office:value-type="float" office:value="12.700001">
            <text:p>12,700001</text:p>
          </table:table-cell>
          <table:table-cell office:value-type="float" office:value="0.273814">
            <text:p>0,273814</text:p>
          </table:table-cell>
          <table:table-cell/>
        </table:table-row>
        <table:table-row table:style-name="ro1">
          <table:table-cell office:value-type="float" office:value="12.733334">
            <text:p>12,733334</text:p>
          </table:table-cell>
          <table:table-cell office:value-type="float" office:value="0.271642">
            <text:p>0,271642</text:p>
          </table:table-cell>
          <table:table-cell/>
        </table:table-row>
        <table:table-row table:style-name="ro1">
          <table:table-cell office:value-type="float" office:value="12.766667">
            <text:p>12,766667</text:p>
          </table:table-cell>
          <table:table-cell office:value-type="float" office:value="0.269346">
            <text:p>0,269346</text:p>
          </table:table-cell>
          <table:table-cell/>
        </table:table-row>
        <table:table-row table:style-name="ro1">
          <table:table-cell office:value-type="float" office:value="12.800001">
            <text:p>12,800001</text:p>
          </table:table-cell>
          <table:table-cell office:value-type="float" office:value="0.277145">
            <text:p>0,277145</text:p>
          </table:table-cell>
          <table:table-cell/>
        </table:table-row>
        <table:table-row table:style-name="ro1">
          <table:table-cell office:value-type="float" office:value="12.833334">
            <text:p>12,833334</text:p>
          </table:table-cell>
          <table:table-cell office:value-type="float" office:value="0.278321">
            <text:p>0,278321</text:p>
          </table:table-cell>
          <table:table-cell/>
        </table:table-row>
        <table:table-row table:style-name="ro1">
          <table:table-cell office:value-type="float" office:value="12.866667">
            <text:p>12,866667</text:p>
          </table:table-cell>
          <table:table-cell office:value-type="float" office:value="0.2716">
            <text:p>0,2716</text:p>
          </table:table-cell>
          <table:table-cell/>
        </table:table-row>
        <table:table-row table:style-name="ro1">
          <table:table-cell office:value-type="float" office:value="12.900001">
            <text:p>12,900001</text:p>
          </table:table-cell>
          <table:table-cell office:value-type="float" office:value="0.276953">
            <text:p>0,276953</text:p>
          </table:table-cell>
          <table:table-cell/>
        </table:table-row>
        <table:table-row table:style-name="ro1">
          <table:table-cell office:value-type="float" office:value="12.933334">
            <text:p>12,933334</text:p>
          </table:table-cell>
          <table:table-cell office:value-type="float" office:value="0.276779">
            <text:p>0,276779</text:p>
          </table:table-cell>
          <table:table-cell/>
        </table:table-row>
        <table:table-row table:style-name="ro1">
          <table:table-cell office:value-type="float" office:value="12.966667">
            <text:p>12,966667</text:p>
          </table:table-cell>
          <table:table-cell office:value-type="float" office:value="0.263858">
            <text:p>0,263858</text:p>
          </table:table-cell>
          <table:table-cell/>
        </table:table-row>
        <table:table-row table:style-name="ro1">
          <table:table-cell office:value-type="float" office:value="13.000001">
            <text:p>13,000001</text:p>
          </table:table-cell>
          <table:table-cell office:value-type="float" office:value="0.282471">
            <text:p>0,282471</text:p>
          </table:table-cell>
          <table:table-cell/>
        </table:table-row>
        <table:table-row table:style-name="ro1">
          <table:table-cell office:value-type="float" office:value="13.033334">
            <text:p>13,033334</text:p>
          </table:table-cell>
          <table:table-cell office:value-type="float" office:value="0.254047">
            <text:p>0,254047</text:p>
          </table:table-cell>
          <table:table-cell/>
        </table:table-row>
        <table:table-row table:style-name="ro1">
          <table:table-cell office:value-type="float" office:value="13.066667">
            <text:p>13,066667</text:p>
          </table:table-cell>
          <table:table-cell office:value-type="float" office:value="0.277351">
            <text:p>0,277351</text:p>
          </table:table-cell>
          <table:table-cell/>
        </table:table-row>
        <table:table-row table:style-name="ro1">
          <table:table-cell office:value-type="float" office:value="13.100001">
            <text:p>13,100001</text:p>
          </table:table-cell>
          <table:table-cell office:value-type="float" office:value="0.266995">
            <text:p>0,266995</text:p>
          </table:table-cell>
          <table:table-cell/>
        </table:table-row>
        <table:table-row table:style-name="ro1">
          <table:table-cell office:value-type="float" office:value="13.133334">
            <text:p>13,133334</text:p>
          </table:table-cell>
          <table:table-cell office:value-type="float" office:value="0.266103">
            <text:p>0,266103</text:p>
          </table:table-cell>
          <table:table-cell/>
        </table:table-row>
        <table:table-row table:style-name="ro1">
          <table:table-cell office:value-type="float" office:value="13.166667">
            <text:p>13,166667</text:p>
          </table:table-cell>
          <table:table-cell office:value-type="float" office:value="0.259561">
            <text:p>0,259561</text:p>
          </table:table-cell>
          <table:table-cell/>
        </table:table-row>
        <table:table-row table:style-name="ro1">
          <table:table-cell office:value-type="float" office:value="13.200001">
            <text:p>13,200001</text:p>
          </table:table-cell>
          <table:table-cell office:value-type="float" office:value="0.267575">
            <text:p>0,267575</text:p>
          </table:table-cell>
          <table:table-cell/>
        </table:table-row>
        <table:table-row table:style-name="ro1">
          <table:table-cell office:value-type="float" office:value="13.233334">
            <text:p>13,233334</text:p>
          </table:table-cell>
          <table:table-cell office:value-type="float" office:value="0.274542">
            <text:p>0,274542</text:p>
          </table:table-cell>
          <table:table-cell/>
        </table:table-row>
        <table:table-row table:style-name="ro1">
          <table:table-cell office:value-type="float" office:value="13.266667">
            <text:p>13,266667</text:p>
          </table:table-cell>
          <table:table-cell office:value-type="float" office:value="0.287215">
            <text:p>0,287215</text:p>
          </table:table-cell>
          <table:table-cell/>
        </table:table-row>
        <table:table-row table:style-name="ro1">
          <table:table-cell office:value-type="float" office:value="13.300001">
            <text:p>13,300001</text:p>
          </table:table-cell>
          <table:table-cell office:value-type="float" office:value="0.269172">
            <text:p>0,269172</text:p>
          </table:table-cell>
          <table:table-cell/>
        </table:table-row>
        <table:table-row table:style-name="ro1">
          <table:table-cell office:value-type="float" office:value="13.333334">
            <text:p>13,333334</text:p>
          </table:table-cell>
          <table:table-cell office:value-type="float" office:value="0.279195">
            <text:p>0,279195</text:p>
          </table:table-cell>
          <table:table-cell/>
        </table:table-row>
        <table:table-row table:style-name="ro1">
          <table:table-cell office:value-type="float" office:value="13.366667">
            <text:p>13,366667</text:p>
          </table:table-cell>
          <table:table-cell office:value-type="float" office:value="0.261989">
            <text:p>0,261989</text:p>
          </table:table-cell>
          <table:table-cell/>
        </table:table-row>
        <table:table-row table:style-name="ro1">
          <table:table-cell office:value-type="float" office:value="13.400001">
            <text:p>13,400001</text:p>
          </table:table-cell>
          <table:table-cell office:value-type="float" office:value="0.267569">
            <text:p>0,267569</text:p>
          </table:table-cell>
          <table:table-cell/>
        </table:table-row>
        <table:table-row table:style-name="ro1">
          <table:table-cell office:value-type="float" office:value="13.433334">
            <text:p>13,433334</text:p>
          </table:table-cell>
          <table:table-cell office:value-type="float" office:value="0.271414">
            <text:p>0,271414</text:p>
          </table:table-cell>
          <table:table-cell/>
        </table:table-row>
        <table:table-row table:style-name="ro1">
          <table:table-cell office:value-type="float" office:value="13.466667">
            <text:p>13,466667</text:p>
          </table:table-cell>
          <table:table-cell office:value-type="float" office:value="0.276889">
            <text:p>0,276889</text:p>
          </table:table-cell>
          <table:table-cell/>
        </table:table-row>
        <table:table-row table:style-name="ro1">
          <table:table-cell office:value-type="float" office:value="13.500001">
            <text:p>13,500001</text:p>
          </table:table-cell>
          <table:table-cell office:value-type="float" office:value="0.278777">
            <text:p>0,278777</text:p>
          </table:table-cell>
          <table:table-cell/>
        </table:table-row>
        <table:table-row table:style-name="ro1">
          <table:table-cell office:value-type="float" office:value="13.533334">
            <text:p>13,533334</text:p>
          </table:table-cell>
          <table:table-cell office:value-type="float" office:value="0.26894">
            <text:p>0,26894</text:p>
          </table:table-cell>
          <table:table-cell/>
        </table:table-row>
        <table:table-row table:style-name="ro1">
          <table:table-cell office:value-type="float" office:value="13.566667">
            <text:p>13,566667</text:p>
          </table:table-cell>
          <table:table-cell office:value-type="float" office:value="0.270028">
            <text:p>0,270028</text:p>
          </table:table-cell>
          <table:table-cell/>
        </table:table-row>
        <table:table-row table:style-name="ro1">
          <table:table-cell office:value-type="float" office:value="13.600001">
            <text:p>13,600001</text:p>
          </table:table-cell>
          <table:table-cell office:value-type="float" office:value="0.275986">
            <text:p>0,275986</text:p>
          </table:table-cell>
          <table:table-cell/>
        </table:table-row>
        <table:table-row table:style-name="ro1">
          <table:table-cell office:value-type="float" office:value="13.633334">
            <text:p>13,633334</text:p>
          </table:table-cell>
          <table:table-cell office:value-type="float" office:value="0.271029">
            <text:p>0,271029</text:p>
          </table:table-cell>
          <table:table-cell/>
        </table:table-row>
        <table:table-row table:style-name="ro1">
          <table:table-cell office:value-type="float" office:value="13.666667">
            <text:p>13,666667</text:p>
          </table:table-cell>
          <table:table-cell office:value-type="float" office:value="0.273429">
            <text:p>0,273429</text:p>
          </table:table-cell>
          <table:table-cell/>
        </table:table-row>
        <table:table-row table:style-name="ro1">
          <table:table-cell office:value-type="float" office:value="13.700001">
            <text:p>13,700001</text:p>
          </table:table-cell>
          <table:table-cell office:value-type="float" office:value="0.273828">
            <text:p>0,273828</text:p>
          </table:table-cell>
          <table:table-cell/>
        </table:table-row>
        <table:table-row table:style-name="ro1">
          <table:table-cell office:value-type="float" office:value="13.733334">
            <text:p>13,733334</text:p>
          </table:table-cell>
          <table:table-cell office:value-type="float" office:value="0.274322">
            <text:p>0,274322</text:p>
          </table:table-cell>
          <table:table-cell/>
        </table:table-row>
        <table:table-row table:style-name="ro1">
          <table:table-cell office:value-type="float" office:value="13.766667">
            <text:p>13,766667</text:p>
          </table:table-cell>
          <table:table-cell office:value-type="float" office:value="0.260106">
            <text:p>0,260106</text:p>
          </table:table-cell>
          <table:table-cell/>
        </table:table-row>
        <table:table-row table:style-name="ro1">
          <table:table-cell office:value-type="float" office:value="13.800001">
            <text:p>13,800001</text:p>
          </table:table-cell>
          <table:table-cell office:value-type="float" office:value="0.262093">
            <text:p>0,262093</text:p>
          </table:table-cell>
          <table:table-cell/>
        </table:table-row>
        <table:table-row table:style-name="ro1">
          <table:table-cell office:value-type="float" office:value="13.833334">
            <text:p>13,833334</text:p>
          </table:table-cell>
          <table:table-cell office:value-type="float" office:value="0.273668">
            <text:p>0,273668</text:p>
          </table:table-cell>
          <table:table-cell/>
        </table:table-row>
        <table:table-row table:style-name="ro1">
          <table:table-cell office:value-type="float" office:value="13.866667">
            <text:p>13,866667</text:p>
          </table:table-cell>
          <table:table-cell office:value-type="float" office:value="0.273072">
            <text:p>0,273072</text:p>
          </table:table-cell>
          <table:table-cell/>
        </table:table-row>
        <table:table-row table:style-name="ro1">
          <table:table-cell office:value-type="float" office:value="13.900001">
            <text:p>13,900001</text:p>
          </table:table-cell>
          <table:table-cell office:value-type="float" office:value="0.26557">
            <text:p>0,26557</text:p>
          </table:table-cell>
          <table:table-cell/>
        </table:table-row>
        <table:table-row table:style-name="ro1">
          <table:table-cell office:value-type="float" office:value="13.933334">
            <text:p>13,933334</text:p>
          </table:table-cell>
          <table:table-cell office:value-type="float" office:value="0.277966">
            <text:p>0,277966</text:p>
          </table:table-cell>
          <table:table-cell/>
        </table:table-row>
        <table:table-row table:style-name="ro1">
          <table:table-cell office:value-type="float" office:value="13.966667">
            <text:p>13,966667</text:p>
          </table:table-cell>
          <table:table-cell office:value-type="float" office:value="0.279078">
            <text:p>0,279078</text:p>
          </table:table-cell>
          <table:table-cell/>
        </table:table-row>
        <table:table-row table:style-name="ro1">
          <table:table-cell office:value-type="float" office:value="14.000001">
            <text:p>14,000001</text:p>
          </table:table-cell>
          <table:table-cell office:value-type="float" office:value="0.283752">
            <text:p>0,283752</text:p>
          </table:table-cell>
          <table:table-cell/>
        </table:table-row>
        <table:table-row table:style-name="ro1">
          <table:table-cell office:value-type="float" office:value="14.033334">
            <text:p>14,033334</text:p>
          </table:table-cell>
          <table:table-cell office:value-type="float" office:value="0.264101">
            <text:p>0,264101</text:p>
          </table:table-cell>
          <table:table-cell/>
        </table:table-row>
        <table:table-row table:style-name="ro1">
          <table:table-cell office:value-type="float" office:value="14.066667">
            <text:p>14,066667</text:p>
          </table:table-cell>
          <table:table-cell office:value-type="float" office:value="0.258147">
            <text:p>0,258147</text:p>
          </table:table-cell>
          <table:table-cell/>
        </table:table-row>
        <table:table-row table:style-name="ro1">
          <table:table-cell office:value-type="float" office:value="14.100001">
            <text:p>14,100001</text:p>
          </table:table-cell>
          <table:table-cell office:value-type="float" office:value="0.273337">
            <text:p>0,273337</text:p>
          </table:table-cell>
          <table:table-cell/>
        </table:table-row>
        <table:table-row table:style-name="ro1">
          <table:table-cell office:value-type="float" office:value="14.133334">
            <text:p>14,133334</text:p>
          </table:table-cell>
          <table:table-cell office:value-type="float" office:value="0.255541">
            <text:p>0,255541</text:p>
          </table:table-cell>
          <table:table-cell/>
        </table:table-row>
        <table:table-row table:style-name="ro1">
          <table:table-cell office:value-type="float" office:value="14.166667">
            <text:p>14,166667</text:p>
          </table:table-cell>
          <table:table-cell office:value-type="float" office:value="0.271061">
            <text:p>0,271061</text:p>
          </table:table-cell>
          <table:table-cell/>
        </table:table-row>
        <table:table-row table:style-name="ro1">
          <table:table-cell office:value-type="float" office:value="14.200001">
            <text:p>14,200001</text:p>
          </table:table-cell>
          <table:table-cell office:value-type="float" office:value="0.280338">
            <text:p>0,280338</text:p>
          </table:table-cell>
          <table:table-cell/>
        </table:table-row>
        <table:table-row table:style-name="ro1">
          <table:table-cell office:value-type="float" office:value="14.233334">
            <text:p>14,233334</text:p>
          </table:table-cell>
          <table:table-cell office:value-type="float" office:value="0.282526">
            <text:p>0,282526</text:p>
          </table:table-cell>
          <table:table-cell/>
        </table:table-row>
        <table:table-row table:style-name="ro1">
          <table:table-cell office:value-type="float" office:value="14.266667">
            <text:p>14,266667</text:p>
          </table:table-cell>
          <table:table-cell office:value-type="float" office:value="0.285456">
            <text:p>0,285456</text:p>
          </table:table-cell>
          <table:table-cell/>
        </table:table-row>
        <table:table-row table:style-name="ro1">
          <table:table-cell office:value-type="float" office:value="14.300001">
            <text:p>14,300001</text:p>
          </table:table-cell>
          <table:table-cell office:value-type="float" office:value="0.256423">
            <text:p>0,256423</text:p>
          </table:table-cell>
          <table:table-cell/>
        </table:table-row>
        <table:table-row table:style-name="ro1">
          <table:table-cell office:value-type="float" office:value="14.333334">
            <text:p>14,333334</text:p>
          </table:table-cell>
          <table:table-cell office:value-type="float" office:value="0.256289">
            <text:p>0,256289</text:p>
          </table:table-cell>
          <table:table-cell/>
        </table:table-row>
        <table:table-row table:style-name="ro1">
          <table:table-cell office:value-type="float" office:value="14.366667">
            <text:p>14,366667</text:p>
          </table:table-cell>
          <table:table-cell office:value-type="float" office:value="0.274756">
            <text:p>0,274756</text:p>
          </table:table-cell>
          <table:table-cell/>
        </table:table-row>
        <table:table-row table:style-name="ro1">
          <table:table-cell office:value-type="float" office:value="14.400001">
            <text:p>14,400001</text:p>
          </table:table-cell>
          <table:table-cell office:value-type="float" office:value="0.254247">
            <text:p>0,254247</text:p>
          </table:table-cell>
          <table:table-cell/>
        </table:table-row>
        <table:table-row table:style-name="ro1">
          <table:table-cell office:value-type="float" office:value="14.433334">
            <text:p>14,433334</text:p>
          </table:table-cell>
          <table:table-cell office:value-type="float" office:value="0.254528">
            <text:p>0,254528</text:p>
          </table:table-cell>
          <table:table-cell/>
        </table:table-row>
        <table:table-row table:style-name="ro1">
          <table:table-cell office:value-type="float" office:value="14.466667">
            <text:p>14,466667</text:p>
          </table:table-cell>
          <table:table-cell office:value-type="float" office:value="0.257852">
            <text:p>0,257852</text:p>
          </table:table-cell>
          <table:table-cell/>
        </table:table-row>
        <table:table-row table:style-name="ro1">
          <table:table-cell office:value-type="float" office:value="14.500001">
            <text:p>14,500001</text:p>
          </table:table-cell>
          <table:table-cell office:value-type="float" office:value="0.254268">
            <text:p>0,254268</text:p>
          </table:table-cell>
          <table:table-cell/>
        </table:table-row>
        <table:table-row table:style-name="ro1">
          <table:table-cell office:value-type="float" office:value="14.533334">
            <text:p>14,533334</text:p>
          </table:table-cell>
          <table:table-cell office:value-type="float" office:value="0.253483">
            <text:p>0,253483</text:p>
          </table:table-cell>
          <table:table-cell/>
        </table:table-row>
        <table:table-row table:style-name="ro1">
          <table:table-cell office:value-type="float" office:value="14.566667">
            <text:p>14,566667</text:p>
          </table:table-cell>
          <table:table-cell office:value-type="float" office:value="0.270936">
            <text:p>0,270936</text:p>
          </table:table-cell>
          <table:table-cell/>
        </table:table-row>
        <table:table-row table:style-name="ro1">
          <table:table-cell office:value-type="float" office:value="14.600001">
            <text:p>14,600001</text:p>
          </table:table-cell>
          <table:table-cell office:value-type="float" office:value="0.270104">
            <text:p>0,270104</text:p>
          </table:table-cell>
          <table:table-cell/>
        </table:table-row>
        <table:table-row table:style-name="ro1">
          <table:table-cell office:value-type="float" office:value="14.633334">
            <text:p>14,633334</text:p>
          </table:table-cell>
          <table:table-cell office:value-type="float" office:value="0.236605">
            <text:p>0,236605</text:p>
          </table:table-cell>
          <table:table-cell/>
        </table:table-row>
        <table:table-row table:style-name="ro1">
          <table:table-cell office:value-type="float" office:value="14.666667">
            <text:p>14,666667</text:p>
          </table:table-cell>
          <table:table-cell office:value-type="float" office:value="0.260272">
            <text:p>0,260272</text:p>
          </table:table-cell>
          <table:table-cell/>
        </table:table-row>
        <table:table-row table:style-name="ro1">
          <table:table-cell office:value-type="float" office:value="14.700001">
            <text:p>14,700001</text:p>
          </table:table-cell>
          <table:table-cell office:value-type="float" office:value="0.245574">
            <text:p>0,245574</text:p>
          </table:table-cell>
          <table:table-cell/>
        </table:table-row>
        <table:table-row table:style-name="ro1">
          <table:table-cell office:value-type="float" office:value="14.733334">
            <text:p>14,733334</text:p>
          </table:table-cell>
          <table:table-cell office:value-type="float" office:value="0.258437">
            <text:p>0,258437</text:p>
          </table:table-cell>
          <table:table-cell/>
        </table:table-row>
        <table:table-row table:style-name="ro1">
          <table:table-cell office:value-type="float" office:value="14.766667">
            <text:p>14,766667</text:p>
          </table:table-cell>
          <table:table-cell office:value-type="float" office:value="0.255216">
            <text:p>0,255216</text:p>
          </table:table-cell>
          <table:table-cell/>
        </table:table-row>
        <table:table-row table:style-name="ro1">
          <table:table-cell office:value-type="float" office:value="14.800001">
            <text:p>14,800001</text:p>
          </table:table-cell>
          <table:table-cell office:value-type="float" office:value="0.241432">
            <text:p>0,241432</text:p>
          </table:table-cell>
          <table:table-cell/>
        </table:table-row>
        <table:table-row table:style-name="ro1">
          <table:table-cell office:value-type="float" office:value="14.833334">
            <text:p>14,833334</text:p>
          </table:table-cell>
          <table:table-cell office:value-type="float" office:value="0.254716">
            <text:p>0,254716</text:p>
          </table:table-cell>
          <table:table-cell/>
        </table:table-row>
        <table:table-row table:style-name="ro1">
          <table:table-cell office:value-type="float" office:value="14.866667">
            <text:p>14,866667</text:p>
          </table:table-cell>
          <table:table-cell office:value-type="float" office:value="0.243198">
            <text:p>0,243198</text:p>
          </table:table-cell>
          <table:table-cell/>
        </table:table-row>
        <table:table-row table:style-name="ro1">
          <table:table-cell office:value-type="float" office:value="14.900001">
            <text:p>14,900001</text:p>
          </table:table-cell>
          <table:table-cell office:value-type="float" office:value="0.264857">
            <text:p>0,264857</text:p>
          </table:table-cell>
          <table:table-cell/>
        </table:table-row>
        <table:table-row table:style-name="ro1">
          <table:table-cell office:value-type="float" office:value="14.933334">
            <text:p>14,933334</text:p>
          </table:table-cell>
          <table:table-cell office:value-type="float" office:value="0.238601">
            <text:p>0,238601</text:p>
          </table:table-cell>
          <table:table-cell/>
        </table:table-row>
        <table:table-row table:style-name="ro1">
          <table:table-cell office:value-type="float" office:value="14.966667">
            <text:p>14,966667</text:p>
          </table:table-cell>
          <table:table-cell office:value-type="float" office:value="0.238344">
            <text:p>0,238344</text:p>
          </table:table-cell>
          <table:table-cell/>
        </table:table-row>
        <table:table-row table:style-name="ro1">
          <table:table-cell office:value-type="float" office:value="15.000001">
            <text:p>15,000001</text:p>
          </table:table-cell>
          <table:table-cell office:value-type="float" office:value="0.23458">
            <text:p>0,23458</text:p>
          </table:table-cell>
          <table:table-cell/>
        </table:table-row>
        <table:table-row table:style-name="ro1">
          <table:table-cell office:value-type="float" office:value="15.033334">
            <text:p>15,033334</text:p>
          </table:table-cell>
          <table:table-cell office:value-type="float" office:value="0.245908">
            <text:p>0,245908</text:p>
          </table:table-cell>
          <table:table-cell/>
        </table:table-row>
        <table:table-row table:style-name="ro1">
          <table:table-cell office:value-type="float" office:value="15.066667">
            <text:p>15,066667</text:p>
          </table:table-cell>
          <table:table-cell office:value-type="float" office:value="0.245478">
            <text:p>0,245478</text:p>
          </table:table-cell>
          <table:table-cell/>
        </table:table-row>
        <table:table-row table:style-name="ro1">
          <table:table-cell office:value-type="float" office:value="15.100001">
            <text:p>15,100001</text:p>
          </table:table-cell>
          <table:table-cell office:value-type="float" office:value="0.244804">
            <text:p>0,244804</text:p>
          </table:table-cell>
          <table:table-cell/>
        </table:table-row>
        <table:table-row table:style-name="ro1">
          <table:table-cell office:value-type="float" office:value="15.133334">
            <text:p>15,133334</text:p>
          </table:table-cell>
          <table:table-cell office:value-type="float" office:value="0.224979">
            <text:p>0,224979</text:p>
          </table:table-cell>
          <table:table-cell/>
        </table:table-row>
        <table:table-row table:style-name="ro1">
          <table:table-cell office:value-type="float" office:value="15.166667">
            <text:p>15,166667</text:p>
          </table:table-cell>
          <table:table-cell office:value-type="float" office:value="0.235449">
            <text:p>0,235449</text:p>
          </table:table-cell>
          <table:table-cell/>
        </table:table-row>
        <table:table-row table:style-name="ro1">
          <table:table-cell office:value-type="float" office:value="15.200001">
            <text:p>15,200001</text:p>
          </table:table-cell>
          <table:table-cell office:value-type="float" office:value="0.253104">
            <text:p>0,253104</text:p>
          </table:table-cell>
          <table:table-cell/>
        </table:table-row>
        <table:table-row table:style-name="ro1">
          <table:table-cell office:value-type="float" office:value="15.233334">
            <text:p>15,233334</text:p>
          </table:table-cell>
          <table:table-cell office:value-type="float" office:value="0.239524">
            <text:p>0,239524</text:p>
          </table:table-cell>
          <table:table-cell/>
        </table:table-row>
        <table:table-row table:style-name="ro1">
          <table:table-cell office:value-type="float" office:value="15.266667">
            <text:p>15,266667</text:p>
          </table:table-cell>
          <table:table-cell office:value-type="float" office:value="0.231853">
            <text:p>0,231853</text:p>
          </table:table-cell>
          <table:table-cell/>
        </table:table-row>
        <table:table-row table:style-name="ro1">
          <table:table-cell office:value-type="float" office:value="15.300001">
            <text:p>15,300001</text:p>
          </table:table-cell>
          <table:table-cell office:value-type="float" office:value="0.238464">
            <text:p>0,238464</text:p>
          </table:table-cell>
          <table:table-cell/>
        </table:table-row>
        <table:table-row table:style-name="ro1">
          <table:table-cell office:value-type="float" office:value="15.333334">
            <text:p>15,333334</text:p>
          </table:table-cell>
          <table:table-cell office:value-type="float" office:value="0.235679">
            <text:p>0,235679</text:p>
          </table:table-cell>
          <table:table-cell/>
        </table:table-row>
        <table:table-row table:style-name="ro1">
          <table:table-cell office:value-type="float" office:value="15.366667">
            <text:p>15,366667</text:p>
          </table:table-cell>
          <table:table-cell office:value-type="float" office:value="0.246517">
            <text:p>0,246517</text:p>
          </table:table-cell>
          <table:table-cell/>
        </table:table-row>
        <table:table-row table:style-name="ro1">
          <table:table-cell office:value-type="float" office:value="15.400001">
            <text:p>15,400001</text:p>
          </table:table-cell>
          <table:table-cell office:value-type="float" office:value="0.227441">
            <text:p>0,227441</text:p>
          </table:table-cell>
          <table:table-cell/>
        </table:table-row>
        <table:table-row table:style-name="ro1">
          <table:table-cell office:value-type="float" office:value="15.433334">
            <text:p>15,433334</text:p>
          </table:table-cell>
          <table:table-cell office:value-type="float" office:value="0.235655">
            <text:p>0,235655</text:p>
          </table:table-cell>
          <table:table-cell/>
        </table:table-row>
        <table:table-row table:style-name="ro1">
          <table:table-cell office:value-type="float" office:value="15.466667">
            <text:p>15,466667</text:p>
          </table:table-cell>
          <table:table-cell office:value-type="float" office:value="0.206316">
            <text:p>0,206316</text:p>
          </table:table-cell>
          <table:table-cell/>
        </table:table-row>
        <table:table-row table:style-name="ro1">
          <table:table-cell office:value-type="float" office:value="15.500001">
            <text:p>15,500001</text:p>
          </table:table-cell>
          <table:table-cell office:value-type="float" office:value="0.219059">
            <text:p>0,219059</text:p>
          </table:table-cell>
          <table:table-cell/>
        </table:table-row>
        <table:table-row table:style-name="ro1">
          <table:table-cell office:value-type="float" office:value="15.533334">
            <text:p>15,533334</text:p>
          </table:table-cell>
          <table:table-cell office:value-type="float" office:value="0.223041">
            <text:p>0,223041</text:p>
          </table:table-cell>
          <table:table-cell/>
        </table:table-row>
        <table:table-row table:style-name="ro1">
          <table:table-cell office:value-type="float" office:value="15.566667">
            <text:p>15,566667</text:p>
          </table:table-cell>
          <table:table-cell office:value-type="float" office:value="0.209633">
            <text:p>0,209633</text:p>
          </table:table-cell>
          <table:table-cell/>
        </table:table-row>
        <table:table-row table:style-name="ro1">
          <table:table-cell office:value-type="float" office:value="15.600001">
            <text:p>15,600001</text:p>
          </table:table-cell>
          <table:table-cell office:value-type="float" office:value="0.211442">
            <text:p>0,211442</text:p>
          </table:table-cell>
          <table:table-cell/>
        </table:table-row>
        <table:table-row table:style-name="ro1">
          <table:table-cell office:value-type="float" office:value="15.633334">
            <text:p>15,633334</text:p>
          </table:table-cell>
          <table:table-cell office:value-type="float" office:value="0.288322">
            <text:p>0,288322</text:p>
          </table:table-cell>
          <table:table-cell/>
        </table:table-row>
        <table:table-row table:style-name="ro1">
          <table:table-cell office:value-type="float" office:value="15.666667">
            <text:p>15,666667</text:p>
          </table:table-cell>
          <table:table-cell office:value-type="float" office:value="0.274106">
            <text:p>0,274106</text:p>
          </table:table-cell>
          <table:table-cell/>
        </table:table-row>
        <table:table-row table:style-name="ro1">
          <table:table-cell office:value-type="float" office:value="15.700001">
            <text:p>15,700001</text:p>
          </table:table-cell>
          <table:table-cell office:value-type="float" office:value="0.283527">
            <text:p>0,283527</text:p>
          </table:table-cell>
          <table:table-cell/>
        </table:table-row>
        <table:table-row table:style-name="ro1">
          <table:table-cell office:value-type="float" office:value="15.733334">
            <text:p>15,733334</text:p>
          </table:table-cell>
          <table:table-cell office:value-type="float" office:value="0.268756">
            <text:p>0,268756</text:p>
          </table:table-cell>
          <table:table-cell/>
        </table:table-row>
        <table:table-row table:style-name="ro1">
          <table:table-cell office:value-type="float" office:value="15.766667">
            <text:p>15,766667</text:p>
          </table:table-cell>
          <table:table-cell office:value-type="float" office:value="0.267553">
            <text:p>0,267553</text:p>
          </table:table-cell>
          <table:table-cell/>
        </table:table-row>
        <table:table-row table:style-name="ro1">
          <table:table-cell office:value-type="float" office:value="15.800001">
            <text:p>15,800001</text:p>
          </table:table-cell>
          <table:table-cell office:value-type="float" office:value="0.284111">
            <text:p>0,284111</text:p>
          </table:table-cell>
          <table:table-cell/>
        </table:table-row>
        <table:table-row table:style-name="ro1">
          <table:table-cell office:value-type="float" office:value="15.833334">
            <text:p>15,833334</text:p>
          </table:table-cell>
          <table:table-cell office:value-type="float" office:value="0.271041">
            <text:p>0,271041</text:p>
          </table:table-cell>
          <table:table-cell/>
        </table:table-row>
        <table:table-row table:style-name="ro1">
          <table:table-cell office:value-type="float" office:value="15.866667">
            <text:p>15,866667</text:p>
          </table:table-cell>
          <table:table-cell office:value-type="float" office:value="0.276935">
            <text:p>0,276935</text:p>
          </table:table-cell>
          <table:table-cell/>
        </table:table-row>
        <table:table-row table:style-name="ro1">
          <table:table-cell office:value-type="float" office:value="15.900001">
            <text:p>15,900001</text:p>
          </table:table-cell>
          <table:table-cell office:value-type="float" office:value="0.265922">
            <text:p>0,265922</text:p>
          </table:table-cell>
          <table:table-cell/>
        </table:table-row>
        <table:table-row table:style-name="ro1">
          <table:table-cell office:value-type="float" office:value="15.933334">
            <text:p>15,933334</text:p>
          </table:table-cell>
          <table:table-cell office:value-type="float" office:value="0.280593">
            <text:p>0,280593</text:p>
          </table:table-cell>
          <table:table-cell/>
        </table:table-row>
        <table:table-row table:style-name="ro1">
          <table:table-cell office:value-type="float" office:value="15.966667">
            <text:p>15,966667</text:p>
          </table:table-cell>
          <table:table-cell office:value-type="float" office:value="0.286841">
            <text:p>0,286841</text:p>
          </table:table-cell>
          <table:table-cell/>
        </table:table-row>
        <table:table-row table:style-name="ro1">
          <table:table-cell office:value-type="float" office:value="16.000001">
            <text:p>16,000001</text:p>
          </table:table-cell>
          <table:table-cell office:value-type="float" office:value="0.281179">
            <text:p>0,281179</text:p>
          </table:table-cell>
          <table:table-cell/>
        </table:table-row>
        <table:table-row table:style-name="ro1">
          <table:table-cell office:value-type="float" office:value="16.033334">
            <text:p>16,033334</text:p>
          </table:table-cell>
          <table:table-cell office:value-type="float" office:value="0.277105">
            <text:p>0,277105</text:p>
          </table:table-cell>
          <table:table-cell/>
        </table:table-row>
        <table:table-row table:style-name="ro1">
          <table:table-cell office:value-type="float" office:value="16.066668">
            <text:p>16,066668</text:p>
          </table:table-cell>
          <table:table-cell office:value-type="float" office:value="0.262448">
            <text:p>0,262448</text:p>
          </table:table-cell>
          <table:table-cell/>
        </table:table-row>
        <table:table-row table:style-name="ro1">
          <table:table-cell office:value-type="float" office:value="16.100001">
            <text:p>16,100001</text:p>
          </table:table-cell>
          <table:table-cell office:value-type="float" office:value="0.279025">
            <text:p>0,279025</text:p>
          </table:table-cell>
          <table:table-cell/>
        </table:table-row>
        <table:table-row table:style-name="ro1">
          <table:table-cell office:value-type="float" office:value="16.133334">
            <text:p>16,133334</text:p>
          </table:table-cell>
          <table:table-cell office:value-type="float" office:value="0.273166">
            <text:p>0,273166</text:p>
          </table:table-cell>
          <table:table-cell/>
        </table:table-row>
        <table:table-row table:style-name="ro1">
          <table:table-cell office:value-type="float" office:value="16.166668">
            <text:p>16,166668</text:p>
          </table:table-cell>
          <table:table-cell office:value-type="float" office:value="0.280191">
            <text:p>0,280191</text:p>
          </table:table-cell>
          <table:table-cell/>
        </table:table-row>
        <table:table-row table:style-name="ro1">
          <table:table-cell office:value-type="float" office:value="16.200001">
            <text:p>16,200001</text:p>
          </table:table-cell>
          <table:table-cell office:value-type="float" office:value="0.271767">
            <text:p>0,271767</text:p>
          </table:table-cell>
          <table:table-cell/>
        </table:table-row>
        <table:table-row table:style-name="ro1">
          <table:table-cell office:value-type="float" office:value="16.233334">
            <text:p>16,233334</text:p>
          </table:table-cell>
          <table:table-cell office:value-type="float" office:value="0.292265">
            <text:p>0,292265</text:p>
          </table:table-cell>
          <table:table-cell/>
        </table:table-row>
        <table:table-row table:style-name="ro1">
          <table:table-cell office:value-type="float" office:value="16.266668">
            <text:p>16,266668</text:p>
          </table:table-cell>
          <table:table-cell office:value-type="float" office:value="0.278266">
            <text:p>0,278266</text:p>
          </table:table-cell>
          <table:table-cell/>
        </table:table-row>
        <table:table-row table:style-name="ro1">
          <table:table-cell office:value-type="float" office:value="16.300001">
            <text:p>16,300001</text:p>
          </table:table-cell>
          <table:table-cell office:value-type="float" office:value="0.27223">
            <text:p>0,27223</text:p>
          </table:table-cell>
          <table:table-cell/>
        </table:table-row>
        <table:table-row table:style-name="ro1">
          <table:table-cell office:value-type="float" office:value="16.333334">
            <text:p>16,333334</text:p>
          </table:table-cell>
          <table:table-cell office:value-type="float" office:value="0.265969">
            <text:p>0,265969</text:p>
          </table:table-cell>
          <table:table-cell/>
        </table:table-row>
        <table:table-row table:style-name="ro1">
          <table:table-cell office:value-type="float" office:value="16.366668">
            <text:p>16,366668</text:p>
          </table:table-cell>
          <table:table-cell office:value-type="float" office:value="0.274386">
            <text:p>0,274386</text:p>
          </table:table-cell>
          <table:table-cell/>
        </table:table-row>
        <table:table-row table:style-name="ro1">
          <table:table-cell office:value-type="float" office:value="16.400001">
            <text:p>16,400001</text:p>
          </table:table-cell>
          <table:table-cell office:value-type="float" office:value="0.283285">
            <text:p>0,283285</text:p>
          </table:table-cell>
          <table:table-cell/>
        </table:table-row>
        <table:table-row table:style-name="ro1">
          <table:table-cell office:value-type="float" office:value="16.433334">
            <text:p>16,433334</text:p>
          </table:table-cell>
          <table:table-cell office:value-type="float" office:value="0.283734">
            <text:p>0,283734</text:p>
          </table:table-cell>
          <table:table-cell/>
        </table:table-row>
        <table:table-row table:style-name="ro1">
          <table:table-cell office:value-type="float" office:value="16.466668">
            <text:p>16,466668</text:p>
          </table:table-cell>
          <table:table-cell office:value-type="float" office:value="0.26311">
            <text:p>0,26311</text:p>
          </table:table-cell>
          <table:table-cell/>
        </table:table-row>
        <table:table-row table:style-name="ro1">
          <table:table-cell office:value-type="float" office:value="16.500001">
            <text:p>16,500001</text:p>
          </table:table-cell>
          <table:table-cell office:value-type="float" office:value="0.280734">
            <text:p>0,280734</text:p>
          </table:table-cell>
          <table:table-cell/>
        </table:table-row>
        <table:table-row table:style-name="ro1">
          <table:table-cell office:value-type="float" office:value="16.533334">
            <text:p>16,533334</text:p>
          </table:table-cell>
          <table:table-cell office:value-type="float" office:value="0.281677">
            <text:p>0,281677</text:p>
          </table:table-cell>
          <table:table-cell/>
        </table:table-row>
        <table:table-row table:style-name="ro1">
          <table:table-cell office:value-type="float" office:value="16.566668">
            <text:p>16,566668</text:p>
          </table:table-cell>
          <table:table-cell office:value-type="float" office:value="0.279386">
            <text:p>0,279386</text:p>
          </table:table-cell>
          <table:table-cell/>
        </table:table-row>
        <table:table-row table:style-name="ro1">
          <table:table-cell office:value-type="float" office:value="16.600001">
            <text:p>16,600001</text:p>
          </table:table-cell>
          <table:table-cell office:value-type="float" office:value="0.280086">
            <text:p>0,280086</text:p>
          </table:table-cell>
          <table:table-cell/>
        </table:table-row>
        <table:table-row table:style-name="ro1">
          <table:table-cell office:value-type="float" office:value="16.633334">
            <text:p>16,633334</text:p>
          </table:table-cell>
          <table:table-cell office:value-type="float" office:value="0.274594">
            <text:p>0,274594</text:p>
          </table:table-cell>
          <table:table-cell/>
        </table:table-row>
        <table:table-row table:style-name="ro1">
          <table:table-cell office:value-type="float" office:value="16.666668">
            <text:p>16,666668</text:p>
          </table:table-cell>
          <table:table-cell office:value-type="float" office:value="0.280944">
            <text:p>0,280944</text:p>
          </table:table-cell>
          <table:table-cell/>
        </table:table-row>
        <table:table-row table:style-name="ro1">
          <table:table-cell office:value-type="float" office:value="16.700001">
            <text:p>16,700001</text:p>
          </table:table-cell>
          <table:table-cell office:value-type="float" office:value="0.280684">
            <text:p>0,280684</text:p>
          </table:table-cell>
          <table:table-cell/>
        </table:table-row>
        <table:table-row table:style-name="ro1">
          <table:table-cell office:value-type="float" office:value="16.733334">
            <text:p>16,733334</text:p>
          </table:table-cell>
          <table:table-cell office:value-type="float" office:value="0.292551">
            <text:p>0,292551</text:p>
          </table:table-cell>
          <table:table-cell/>
        </table:table-row>
        <table:table-row table:style-name="ro1">
          <table:table-cell office:value-type="float" office:value="16.766668">
            <text:p>16,766668</text:p>
          </table:table-cell>
          <table:table-cell office:value-type="float" office:value="0.279204">
            <text:p>0,279204</text:p>
          </table:table-cell>
          <table:table-cell/>
        </table:table-row>
        <table:table-row table:style-name="ro1">
          <table:table-cell office:value-type="float" office:value="16.800001">
            <text:p>16,800001</text:p>
          </table:table-cell>
          <table:table-cell office:value-type="float" office:value="0.288839">
            <text:p>0,288839</text:p>
          </table:table-cell>
          <table:table-cell/>
        </table:table-row>
        <table:table-row table:style-name="ro1">
          <table:table-cell office:value-type="float" office:value="16.833334">
            <text:p>16,833334</text:p>
          </table:table-cell>
          <table:table-cell office:value-type="float" office:value="0.26538">
            <text:p>0,26538</text:p>
          </table:table-cell>
          <table:table-cell/>
        </table:table-row>
        <table:table-row table:style-name="ro1">
          <table:table-cell office:value-type="float" office:value="16.866668">
            <text:p>16,866668</text:p>
          </table:table-cell>
          <table:table-cell office:value-type="float" office:value="0.276456">
            <text:p>0,276456</text:p>
          </table:table-cell>
          <table:table-cell/>
        </table:table-row>
        <table:table-row table:style-name="ro1">
          <table:table-cell office:value-type="float" office:value="16.900001">
            <text:p>16,900001</text:p>
          </table:table-cell>
          <table:table-cell office:value-type="float" office:value="0.27416">
            <text:p>0,27416</text:p>
          </table:table-cell>
          <table:table-cell/>
        </table:table-row>
        <table:table-row table:style-name="ro1">
          <table:table-cell office:value-type="float" office:value="16.933334">
            <text:p>16,933334</text:p>
          </table:table-cell>
          <table:table-cell office:value-type="float" office:value="0.30032">
            <text:p>0,30032</text:p>
          </table:table-cell>
          <table:table-cell/>
        </table:table-row>
        <table:table-row table:style-name="ro1">
          <table:table-cell office:value-type="float" office:value="16.966668">
            <text:p>16,966668</text:p>
          </table:table-cell>
          <table:table-cell office:value-type="float" office:value="0.283583">
            <text:p>0,283583</text:p>
          </table:table-cell>
          <table:table-cell/>
        </table:table-row>
        <table:table-row table:style-name="ro1">
          <table:table-cell office:value-type="float" office:value="17.000001">
            <text:p>17,000001</text:p>
          </table:table-cell>
          <table:table-cell office:value-type="float" office:value="0.285161">
            <text:p>0,285161</text:p>
          </table:table-cell>
          <table:table-cell/>
        </table:table-row>
        <table:table-row table:style-name="ro1">
          <table:table-cell office:value-type="float" office:value="17.033334">
            <text:p>17,033334</text:p>
          </table:table-cell>
          <table:table-cell office:value-type="float" office:value="0.290971">
            <text:p>0,290971</text:p>
          </table:table-cell>
          <table:table-cell/>
        </table:table-row>
        <table:table-row table:style-name="ro1">
          <table:table-cell office:value-type="float" office:value="17.066668">
            <text:p>17,066668</text:p>
          </table:table-cell>
          <table:table-cell office:value-type="float" office:value="0.275019">
            <text:p>0,275019</text:p>
          </table:table-cell>
          <table:table-cell office:value-type="string">
            <text:p>Mejor sigma encontrada: s=0.003527s</text:p>
          </table:table-cell>
        </table:table-row>
        <table:table-row table:style-name="ro1">
          <table:table-cell office:value-type="float" office:value="17.100001">
            <text:p>17,100001</text:p>
          </table:table-cell>
          <table:table-cell office:value-type="float" office:value="0.278143">
            <text:p>0,278143</text:p>
          </table:table-cell>
          <table:table-cell/>
        </table:table-row>
        <table:table-row table:style-name="ro1">
          <table:table-cell office:value-type="float" office:value="17.133334">
            <text:p>17,133334</text:p>
          </table:table-cell>
          <table:table-cell office:value-type="float" office:value="0.271974">
            <text:p>0,271974</text:p>
          </table:table-cell>
          <table:table-cell/>
        </table:table-row>
        <table:table-row table:style-name="ro1">
          <table:table-cell office:value-type="float" office:value="17.166668">
            <text:p>17,166668</text:p>
          </table:table-cell>
          <table:table-cell office:value-type="float" office:value="0.279533">
            <text:p>0,279533</text:p>
          </table:table-cell>
          <table:table-cell/>
        </table:table-row>
        <table:table-row table:style-name="ro1">
          <table:table-cell office:value-type="float" office:value="17.200001">
            <text:p>17,200001</text:p>
          </table:table-cell>
          <table:table-cell office:value-type="float" office:value="0.284149">
            <text:p>0,284149</text:p>
          </table:table-cell>
          <table:table-cell/>
        </table:table-row>
        <table:table-row table:style-name="ro1">
          <table:table-cell office:value-type="float" office:value="17.233334">
            <text:p>17,233334</text:p>
          </table:table-cell>
          <table:table-cell office:value-type="float" office:value="0.281223">
            <text:p>0,281223</text:p>
          </table:table-cell>
          <table:table-cell/>
        </table:table-row>
        <table:table-row table:style-name="ro1">
          <table:table-cell office:value-type="float" office:value="17.266668">
            <text:p>17,266668</text:p>
          </table:table-cell>
          <table:table-cell office:value-type="float" office:value="0.277235">
            <text:p>0,277235</text:p>
          </table:table-cell>
          <table:table-cell/>
        </table:table-row>
        <table:table-row table:style-name="ro1">
          <table:table-cell office:value-type="float" office:value="17.300001">
            <text:p>17,300001</text:p>
          </table:table-cell>
          <table:table-cell office:value-type="float" office:value="0.286967">
            <text:p>0,286967</text:p>
          </table:table-cell>
          <table:table-cell/>
        </table:table-row>
        <table:table-row table:style-name="ro1">
          <table:table-cell office:value-type="float" office:value="17.333334">
            <text:p>17,333334</text:p>
          </table:table-cell>
          <table:table-cell office:value-type="float" office:value="0.271476">
            <text:p>0,271476</text:p>
          </table:table-cell>
          <table:table-cell/>
        </table:table-row>
        <table:table-row table:style-name="ro1">
          <table:table-cell office:value-type="float" office:value="17.366668">
            <text:p>17,366668</text:p>
          </table:table-cell>
          <table:table-cell office:value-type="float" office:value="0.28915">
            <text:p>0,28915</text:p>
          </table:table-cell>
          <table:table-cell/>
        </table:table-row>
        <table:table-row table:style-name="ro1">
          <table:table-cell office:value-type="float" office:value="17.400001">
            <text:p>17,400001</text:p>
          </table:table-cell>
          <table:table-cell office:value-type="float" office:value="0.280164">
            <text:p>0,280164</text:p>
          </table:table-cell>
          <table:table-cell/>
        </table:table-row>
        <table:table-row table:style-name="ro1">
          <table:table-cell office:value-type="float" office:value="17.433334">
            <text:p>17,433334</text:p>
          </table:table-cell>
          <table:table-cell office:value-type="float" office:value="0.2849">
            <text:p>0,2849</text:p>
          </table:table-cell>
          <table:table-cell/>
        </table:table-row>
        <table:table-row table:style-name="ro1">
          <table:table-cell office:value-type="float" office:value="17.466668">
            <text:p>17,466668</text:p>
          </table:table-cell>
          <table:table-cell office:value-type="float" office:value="0.281045">
            <text:p>0,281045</text:p>
          </table:table-cell>
          <table:table-cell/>
        </table:table-row>
        <table:table-row table:style-name="ro1">
          <table:table-cell office:value-type="float" office:value="17.500001">
            <text:p>17,500001</text:p>
          </table:table-cell>
          <table:table-cell office:value-type="float" office:value="0.274074">
            <text:p>0,274074</text:p>
          </table:table-cell>
          <table:table-cell/>
        </table:table-row>
        <table:table-row table:style-name="ro1">
          <table:table-cell office:value-type="float" office:value="17.533334">
            <text:p>17,533334</text:p>
          </table:table-cell>
          <table:table-cell office:value-type="float" office:value="0.269511">
            <text:p>0,269511</text:p>
          </table:table-cell>
          <table:table-cell/>
        </table:table-row>
        <table:table-row table:style-name="ro1">
          <table:table-cell office:value-type="float" office:value="17.566668">
            <text:p>17,566668</text:p>
          </table:table-cell>
          <table:table-cell office:value-type="float" office:value="0.278105">
            <text:p>0,278105</text:p>
          </table:table-cell>
          <table:table-cell/>
        </table:table-row>
        <table:table-row table:style-name="ro1">
          <table:table-cell office:value-type="float" office:value="17.600001">
            <text:p>17,600001</text:p>
          </table:table-cell>
          <table:table-cell office:value-type="float" office:value="0.290789">
            <text:p>0,290789</text:p>
          </table:table-cell>
          <table:table-cell/>
        </table:table-row>
        <table:table-row table:style-name="ro1">
          <table:table-cell office:value-type="float" office:value="17.633334">
            <text:p>17,633334</text:p>
          </table:table-cell>
          <table:table-cell office:value-type="float" office:value="0.299976">
            <text:p>0,299976</text:p>
          </table:table-cell>
          <table:table-cell/>
        </table:table-row>
        <table:table-row table:style-name="ro1">
          <table:table-cell office:value-type="float" office:value="17.666668">
            <text:p>17,666668</text:p>
          </table:table-cell>
          <table:table-cell office:value-type="float" office:value="0.273356">
            <text:p>0,273356</text:p>
          </table:table-cell>
          <table:table-cell/>
        </table:table-row>
        <table:table-row table:style-name="ro1">
          <table:table-cell office:value-type="float" office:value="17.700001">
            <text:p>17,700001</text:p>
          </table:table-cell>
          <table:table-cell office:value-type="float" office:value="0.267658">
            <text:p>0,267658</text:p>
          </table:table-cell>
          <table:table-cell/>
        </table:table-row>
        <table:table-row table:style-name="ro1">
          <table:table-cell office:value-type="float" office:value="17.733334">
            <text:p>17,733334</text:p>
          </table:table-cell>
          <table:table-cell office:value-type="float" office:value="0.268723">
            <text:p>0,268723</text:p>
          </table:table-cell>
          <table:table-cell/>
        </table:table-row>
        <table:table-row table:style-name="ro1">
          <table:table-cell office:value-type="float" office:value="17.766668">
            <text:p>17,766668</text:p>
          </table:table-cell>
          <table:table-cell office:value-type="float" office:value="0.275136">
            <text:p>0,275136</text:p>
          </table:table-cell>
          <table:table-cell/>
        </table:table-row>
        <table:table-row table:style-name="ro1">
          <table:table-cell office:value-type="float" office:value="17.800001">
            <text:p>17,800001</text:p>
          </table:table-cell>
          <table:table-cell office:value-type="float" office:value="0.267064">
            <text:p>0,267064</text:p>
          </table:table-cell>
          <table:table-cell/>
        </table:table-row>
        <table:table-row table:style-name="ro1">
          <table:table-cell office:value-type="float" office:value="17.833334">
            <text:p>17,833334</text:p>
          </table:table-cell>
          <table:table-cell office:value-type="float" office:value="0.273094">
            <text:p>0,273094</text:p>
          </table:table-cell>
          <table:table-cell/>
        </table:table-row>
        <table:table-row table:style-name="ro1">
          <table:table-cell office:value-type="float" office:value="17.866668">
            <text:p>17,866668</text:p>
          </table:table-cell>
          <table:table-cell office:value-type="float" office:value="0.28502">
            <text:p>0,28502</text:p>
          </table:table-cell>
          <table:table-cell/>
        </table:table-row>
        <table:table-row table:style-name="ro1">
          <table:table-cell office:value-type="float" office:value="17.900001">
            <text:p>17,900001</text:p>
          </table:table-cell>
          <table:table-cell office:value-type="float" office:value="0.283225">
            <text:p>0,283225</text:p>
          </table:table-cell>
          <table:table-cell/>
        </table:table-row>
        <table:table-row table:style-name="ro1">
          <table:table-cell office:value-type="float" office:value="17.933334">
            <text:p>17,933334</text:p>
          </table:table-cell>
          <table:table-cell office:value-type="float" office:value="0.277875">
            <text:p>0,277875</text:p>
          </table:table-cell>
          <table:table-cell/>
        </table:table-row>
        <table:table-row table:style-name="ro1">
          <table:table-cell office:value-type="float" office:value="17.966668">
            <text:p>17,966668</text:p>
          </table:table-cell>
          <table:table-cell office:value-type="float" office:value="0.272783">
            <text:p>0,272783</text:p>
          </table:table-cell>
          <table:table-cell/>
        </table:table-row>
        <table:table-row table:style-name="ro1">
          <table:table-cell office:value-type="float" office:value="18.000001">
            <text:p>18,000001</text:p>
          </table:table-cell>
          <table:table-cell office:value-type="float" office:value="0.291363">
            <text:p>0,291363</text:p>
          </table:table-cell>
          <table:table-cell/>
        </table:table-row>
        <table:table-row table:style-name="ro1">
          <table:table-cell office:value-type="float" office:value="18.033334">
            <text:p>18,033334</text:p>
          </table:table-cell>
          <table:table-cell office:value-type="float" office:value="0.265196">
            <text:p>0,265196</text:p>
          </table:table-cell>
          <table:table-cell/>
        </table:table-row>
        <table:table-row table:style-name="ro1">
          <table:table-cell office:value-type="float" office:value="18.066668">
            <text:p>18,066668</text:p>
          </table:table-cell>
          <table:table-cell office:value-type="float" office:value="0.285405">
            <text:p>0,285405</text:p>
          </table:table-cell>
          <table:table-cell/>
        </table:table-row>
        <table:table-row table:style-name="ro1">
          <table:table-cell office:value-type="float" office:value="18.100001">
            <text:p>18,100001</text:p>
          </table:table-cell>
          <table:table-cell office:value-type="float" office:value="0.272988">
            <text:p>0,272988</text:p>
          </table:table-cell>
          <table:table-cell/>
        </table:table-row>
        <table:table-row table:style-name="ro1">
          <table:table-cell office:value-type="float" office:value="18.133334">
            <text:p>18,133334</text:p>
          </table:table-cell>
          <table:table-cell office:value-type="float" office:value="0.281477">
            <text:p>0,281477</text:p>
          </table:table-cell>
          <table:table-cell/>
        </table:table-row>
        <table:table-row table:style-name="ro1">
          <table:table-cell office:value-type="float" office:value="18.166668">
            <text:p>18,166668</text:p>
          </table:table-cell>
          <table:table-cell office:value-type="float" office:value="0.285724">
            <text:p>0,285724</text:p>
          </table:table-cell>
          <table:table-cell/>
        </table:table-row>
        <table:table-row table:style-name="ro1">
          <table:table-cell office:value-type="float" office:value="18.200001">
            <text:p>18,200001</text:p>
          </table:table-cell>
          <table:table-cell office:value-type="float" office:value="0.29067">
            <text:p>0,29067</text:p>
          </table:table-cell>
          <table:table-cell/>
        </table:table-row>
        <table:table-row table:style-name="ro1">
          <table:table-cell office:value-type="float" office:value="18.233334">
            <text:p>18,233334</text:p>
          </table:table-cell>
          <table:table-cell office:value-type="float" office:value="0.266961">
            <text:p>0,266961</text:p>
          </table:table-cell>
          <table:table-cell/>
        </table:table-row>
        <table:table-row table:style-name="ro1">
          <table:table-cell office:value-type="float" office:value="18.266668">
            <text:p>18,266668</text:p>
          </table:table-cell>
          <table:table-cell office:value-type="float" office:value="0.275501">
            <text:p>0,275501</text:p>
          </table:table-cell>
          <table:table-cell/>
        </table:table-row>
        <table:table-row table:style-name="ro1">
          <table:table-cell office:value-type="float" office:value="18.300001">
            <text:p>18,300001</text:p>
          </table:table-cell>
          <table:table-cell office:value-type="float" office:value="0.285865">
            <text:p>0,285865</text:p>
          </table:table-cell>
          <table:table-cell/>
        </table:table-row>
        <table:table-row table:style-name="ro1">
          <table:table-cell office:value-type="float" office:value="18.333334">
            <text:p>18,333334</text:p>
          </table:table-cell>
          <table:table-cell office:value-type="float" office:value="0.288527">
            <text:p>0,288527</text:p>
          </table:table-cell>
          <table:table-cell/>
        </table:table-row>
        <table:table-row table:style-name="ro1">
          <table:table-cell office:value-type="float" office:value="18.366668">
            <text:p>18,366668</text:p>
          </table:table-cell>
          <table:table-cell office:value-type="float" office:value="0.27469">
            <text:p>0,27469</text:p>
          </table:table-cell>
          <table:table-cell/>
        </table:table-row>
        <table:table-row table:style-name="ro1">
          <table:table-cell office:value-type="float" office:value="18.400001">
            <text:p>18,400001</text:p>
          </table:table-cell>
          <table:table-cell office:value-type="float" office:value="0.275861">
            <text:p>0,275861</text:p>
          </table:table-cell>
          <table:table-cell/>
        </table:table-row>
        <table:table-row table:style-name="ro1">
          <table:table-cell office:value-type="float" office:value="18.433334">
            <text:p>18,433334</text:p>
          </table:table-cell>
          <table:table-cell office:value-type="float" office:value="0.277276">
            <text:p>0,277276</text:p>
          </table:table-cell>
          <table:table-cell/>
        </table:table-row>
        <table:table-row table:style-name="ro1">
          <table:table-cell office:value-type="float" office:value="18.466668">
            <text:p>18,466668</text:p>
          </table:table-cell>
          <table:table-cell office:value-type="float" office:value="0.29151">
            <text:p>0,29151</text:p>
          </table:table-cell>
          <table:table-cell/>
        </table:table-row>
        <table:table-row table:style-name="ro1">
          <table:table-cell office:value-type="float" office:value="18.500001">
            <text:p>18,500001</text:p>
          </table:table-cell>
          <table:table-cell office:value-type="float" office:value="0.282727">
            <text:p>0,282727</text:p>
          </table:table-cell>
          <table:table-cell/>
        </table:table-row>
        <table:table-row table:style-name="ro1">
          <table:table-cell office:value-type="float" office:value="18.533334">
            <text:p>18,533334</text:p>
          </table:table-cell>
          <table:table-cell office:value-type="float" office:value="0.288402">
            <text:p>0,288402</text:p>
          </table:table-cell>
          <table:table-cell/>
        </table:table-row>
        <table:table-row table:style-name="ro1">
          <table:table-cell office:value-type="float" office:value="18.566668">
            <text:p>18,566668</text:p>
          </table:table-cell>
          <table:table-cell office:value-type="float" office:value="0.277429">
            <text:p>0,277429</text:p>
          </table:table-cell>
          <table:table-cell/>
        </table:table-row>
        <table:table-row table:style-name="ro1">
          <table:table-cell office:value-type="float" office:value="18.600001">
            <text:p>18,600001</text:p>
          </table:table-cell>
          <table:table-cell office:value-type="float" office:value="0.267292">
            <text:p>0,267292</text:p>
          </table:table-cell>
          <table:table-cell/>
        </table:table-row>
        <table:table-row table:style-name="ro1">
          <table:table-cell office:value-type="float" office:value="18.633334">
            <text:p>18,633334</text:p>
          </table:table-cell>
          <table:table-cell office:value-type="float" office:value="0.27927">
            <text:p>0,27927</text:p>
          </table:table-cell>
          <table:table-cell/>
        </table:table-row>
        <table:table-row table:style-name="ro1">
          <table:table-cell office:value-type="float" office:value="18.666668">
            <text:p>18,666668</text:p>
          </table:table-cell>
          <table:table-cell office:value-type="float" office:value="0.271185">
            <text:p>0,271185</text:p>
          </table:table-cell>
          <table:table-cell/>
        </table:table-row>
        <table:table-row table:style-name="ro1">
          <table:table-cell office:value-type="float" office:value="18.700001">
            <text:p>18,700001</text:p>
          </table:table-cell>
          <table:table-cell office:value-type="float" office:value="0.278829">
            <text:p>0,278829</text:p>
          </table:table-cell>
          <table:table-cell/>
        </table:table-row>
        <table:table-row table:style-name="ro1">
          <table:table-cell office:value-type="float" office:value="18.733334">
            <text:p>18,733334</text:p>
          </table:table-cell>
          <table:table-cell office:value-type="float" office:value="0.279559">
            <text:p>0,279559</text:p>
          </table:table-cell>
          <table:table-cell/>
        </table:table-row>
        <table:table-row table:style-name="ro1">
          <table:table-cell office:value-type="float" office:value="18.766668">
            <text:p>18,766668</text:p>
          </table:table-cell>
          <table:table-cell office:value-type="float" office:value="0.28744">
            <text:p>0,28744</text:p>
          </table:table-cell>
          <table:table-cell/>
        </table:table-row>
        <table:table-row table:style-name="ro1">
          <table:table-cell office:value-type="float" office:value="18.800001">
            <text:p>18,800001</text:p>
          </table:table-cell>
          <table:table-cell office:value-type="float" office:value="0.2757">
            <text:p>0,2757</text:p>
          </table:table-cell>
          <table:table-cell/>
        </table:table-row>
        <table:table-row table:style-name="ro1">
          <table:table-cell office:value-type="float" office:value="18.833334">
            <text:p>18,833334</text:p>
          </table:table-cell>
          <table:table-cell office:value-type="float" office:value="0.284191">
            <text:p>0,284191</text:p>
          </table:table-cell>
          <table:table-cell/>
        </table:table-row>
        <table:table-row table:style-name="ro1">
          <table:table-cell office:value-type="float" office:value="18.866668">
            <text:p>18,866668</text:p>
          </table:table-cell>
          <table:table-cell office:value-type="float" office:value="0.275101">
            <text:p>0,275101</text:p>
          </table:table-cell>
          <table:table-cell/>
        </table:table-row>
        <table:table-row table:style-name="ro1">
          <table:table-cell office:value-type="float" office:value="18.900001">
            <text:p>18,900001</text:p>
          </table:table-cell>
          <table:table-cell office:value-type="float" office:value="0.284392">
            <text:p>0,284392</text:p>
          </table:table-cell>
          <table:table-cell/>
        </table:table-row>
        <table:table-row table:style-name="ro1">
          <table:table-cell office:value-type="float" office:value="18.933334">
            <text:p>18,933334</text:p>
          </table:table-cell>
          <table:table-cell office:value-type="float" office:value="0.259347">
            <text:p>0,259347</text:p>
          </table:table-cell>
          <table:table-cell/>
        </table:table-row>
        <table:table-row table:style-name="ro1">
          <table:table-cell office:value-type="float" office:value="18.966668">
            <text:p>18,966668</text:p>
          </table:table-cell>
          <table:table-cell office:value-type="float" office:value="0.28216">
            <text:p>0,28216</text:p>
          </table:table-cell>
          <table:table-cell/>
        </table:table-row>
        <table:table-row table:style-name="ro1">
          <table:table-cell office:value-type="float" office:value="19.000001">
            <text:p>19,000001</text:p>
          </table:table-cell>
          <table:table-cell office:value-type="float" office:value="0.278222">
            <text:p>0,278222</text:p>
          </table:table-cell>
          <table:table-cell/>
        </table:table-row>
        <table:table-row table:style-name="ro1">
          <table:table-cell office:value-type="float" office:value="19.033334">
            <text:p>19,033334</text:p>
          </table:table-cell>
          <table:table-cell office:value-type="float" office:value="0.271122">
            <text:p>0,271122</text:p>
          </table:table-cell>
          <table:table-cell/>
        </table:table-row>
        <table:table-row table:style-name="ro1">
          <table:table-cell office:value-type="float" office:value="19.066668">
            <text:p>19,066668</text:p>
          </table:table-cell>
          <table:table-cell office:value-type="float" office:value="0.288836">
            <text:p>0,288836</text:p>
          </table:table-cell>
          <table:table-cell/>
        </table:table-row>
        <table:table-row table:style-name="ro1">
          <table:table-cell office:value-type="float" office:value="19.100001">
            <text:p>19,100001</text:p>
          </table:table-cell>
          <table:table-cell office:value-type="float" office:value="0.268015">
            <text:p>0,268015</text:p>
          </table:table-cell>
          <table:table-cell/>
        </table:table-row>
        <table:table-row table:style-name="ro1">
          <table:table-cell office:value-type="float" office:value="19.133334">
            <text:p>19,133334</text:p>
          </table:table-cell>
          <table:table-cell office:value-type="float" office:value="0.280809">
            <text:p>0,280809</text:p>
          </table:table-cell>
          <table:table-cell/>
        </table:table-row>
        <table:table-row table:style-name="ro1">
          <table:table-cell office:value-type="float" office:value="19.166668">
            <text:p>19,166668</text:p>
          </table:table-cell>
          <table:table-cell office:value-type="float" office:value="0.271779">
            <text:p>0,271779</text:p>
          </table:table-cell>
          <table:table-cell/>
        </table:table-row>
        <table:table-row table:style-name="ro1">
          <table:table-cell office:value-type="float" office:value="19.200001">
            <text:p>19,200001</text:p>
          </table:table-cell>
          <table:table-cell office:value-type="float" office:value="0.27162">
            <text:p>0,27162</text:p>
          </table:table-cell>
          <table:table-cell/>
        </table:table-row>
        <table:table-row table:style-name="ro1">
          <table:table-cell office:value-type="float" office:value="19.233334">
            <text:p>19,233334</text:p>
          </table:table-cell>
          <table:table-cell office:value-type="float" office:value="0.284599">
            <text:p>0,284599</text:p>
          </table:table-cell>
          <table:table-cell/>
        </table:table-row>
        <table:table-row table:style-name="ro1">
          <table:table-cell office:value-type="float" office:value="19.266668">
            <text:p>19,266668</text:p>
          </table:table-cell>
          <table:table-cell office:value-type="float" office:value="0.271451">
            <text:p>0,271451</text:p>
          </table:table-cell>
          <table:table-cell/>
        </table:table-row>
        <table:table-row table:style-name="ro1">
          <table:table-cell office:value-type="float" office:value="19.300001">
            <text:p>19,300001</text:p>
          </table:table-cell>
          <table:table-cell office:value-type="float" office:value="0.279719">
            <text:p>0,279719</text:p>
          </table:table-cell>
          <table:table-cell/>
        </table:table-row>
        <table:table-row table:style-name="ro1">
          <table:table-cell office:value-type="float" office:value="19.333334">
            <text:p>19,333334</text:p>
          </table:table-cell>
          <table:table-cell office:value-type="float" office:value="0.273393">
            <text:p>0,273393</text:p>
          </table:table-cell>
          <table:table-cell/>
        </table:table-row>
        <table:table-row table:style-name="ro1">
          <table:table-cell office:value-type="float" office:value="19.366668">
            <text:p>19,366668</text:p>
          </table:table-cell>
          <table:table-cell office:value-type="float" office:value="0.284209">
            <text:p>0,284209</text:p>
          </table:table-cell>
          <table:table-cell/>
        </table:table-row>
        <table:table-row table:style-name="ro1">
          <table:table-cell office:value-type="float" office:value="19.400001">
            <text:p>19,400001</text:p>
          </table:table-cell>
          <table:table-cell office:value-type="float" office:value="0.272809">
            <text:p>0,272809</text:p>
          </table:table-cell>
          <table:table-cell/>
        </table:table-row>
        <table:table-row table:style-name="ro1">
          <table:table-cell office:value-type="float" office:value="19.433334">
            <text:p>19,433334</text:p>
          </table:table-cell>
          <table:table-cell office:value-type="float" office:value="0.276866">
            <text:p>0,276866</text:p>
          </table:table-cell>
          <table:table-cell/>
        </table:table-row>
        <table:table-row table:style-name="ro1">
          <table:table-cell office:value-type="float" office:value="19.466668">
            <text:p>19,466668</text:p>
          </table:table-cell>
          <table:table-cell office:value-type="float" office:value="0.275375">
            <text:p>0,275375</text:p>
          </table:table-cell>
          <table:table-cell/>
        </table:table-row>
        <table:table-row table:style-name="ro1">
          <table:table-cell office:value-type="float" office:value="19.500001">
            <text:p>19,500001</text:p>
          </table:table-cell>
          <table:table-cell office:value-type="float" office:value="0.276753">
            <text:p>0,276753</text:p>
          </table:table-cell>
          <table:table-cell/>
        </table:table-row>
        <table:table-row table:style-name="ro1">
          <table:table-cell office:value-type="float" office:value="19.533334">
            <text:p>19,533334</text:p>
          </table:table-cell>
          <table:table-cell office:value-type="float" office:value="0.287836">
            <text:p>0,287836</text:p>
          </table:table-cell>
          <table:table-cell/>
        </table:table-row>
        <table:table-row table:style-name="ro1">
          <table:table-cell office:value-type="float" office:value="19.566668">
            <text:p>19,566668</text:p>
          </table:table-cell>
          <table:table-cell office:value-type="float" office:value="0.285229">
            <text:p>0,285229</text:p>
          </table:table-cell>
          <table:table-cell/>
        </table:table-row>
        <table:table-row table:style-name="ro1">
          <table:table-cell office:value-type="float" office:value="19.600001">
            <text:p>19,600001</text:p>
          </table:table-cell>
          <table:table-cell office:value-type="float" office:value="0.294478">
            <text:p>0,294478</text:p>
          </table:table-cell>
          <table:table-cell/>
        </table:table-row>
        <table:table-row table:style-name="ro1">
          <table:table-cell office:value-type="float" office:value="19.633334">
            <text:p>19,633334</text:p>
          </table:table-cell>
          <table:table-cell office:value-type="float" office:value="0.286858">
            <text:p>0,286858</text:p>
          </table:table-cell>
          <table:table-cell/>
        </table:table-row>
        <table:table-row table:style-name="ro1">
          <table:table-cell office:value-type="float" office:value="19.666668">
            <text:p>19,666668</text:p>
          </table:table-cell>
          <table:table-cell office:value-type="float" office:value="0.272719">
            <text:p>0,272719</text:p>
          </table:table-cell>
          <table:table-cell/>
        </table:table-row>
        <table:table-row table:style-name="ro1">
          <table:table-cell office:value-type="float" office:value="19.700001">
            <text:p>19,700001</text:p>
          </table:table-cell>
          <table:table-cell office:value-type="float" office:value="0.278275">
            <text:p>0,278275</text:p>
          </table:table-cell>
          <table:table-cell/>
        </table:table-row>
        <table:table-row table:style-name="ro1">
          <table:table-cell office:value-type="float" office:value="19.733334">
            <text:p>19,733334</text:p>
          </table:table-cell>
          <table:table-cell office:value-type="float" office:value="0.279994">
            <text:p>0,279994</text:p>
          </table:table-cell>
          <table:table-cell/>
        </table:table-row>
        <table:table-row table:style-name="ro1">
          <table:table-cell office:value-type="float" office:value="19.766668">
            <text:p>19,766668</text:p>
          </table:table-cell>
          <table:table-cell office:value-type="float" office:value="0.268065">
            <text:p>0,268065</text:p>
          </table:table-cell>
          <table:table-cell/>
        </table:table-row>
        <table:table-row table:style-name="ro1">
          <table:table-cell office:value-type="float" office:value="19.800001">
            <text:p>19,800001</text:p>
          </table:table-cell>
          <table:table-cell office:value-type="float" office:value="0.277101">
            <text:p>0,277101</text:p>
          </table:table-cell>
          <table:table-cell/>
        </table:table-row>
        <table:table-row table:style-name="ro1">
          <table:table-cell office:value-type="float" office:value="19.833334">
            <text:p>19,833334</text:p>
          </table:table-cell>
          <table:table-cell office:value-type="float" office:value="0.285821">
            <text:p>0,285821</text:p>
          </table:table-cell>
          <table:table-cell/>
        </table:table-row>
        <table:table-row table:style-name="ro1">
          <table:table-cell office:value-type="float" office:value="19.866668">
            <text:p>19,866668</text:p>
          </table:table-cell>
          <table:table-cell office:value-type="float" office:value="0.27728">
            <text:p>0,27728</text:p>
          </table:table-cell>
          <table:table-cell/>
        </table:table-row>
        <table:table-row table:style-name="ro1">
          <table:table-cell office:value-type="float" office:value="19.900001">
            <text:p>19,900001</text:p>
          </table:table-cell>
          <table:table-cell office:value-type="float" office:value="0.281053">
            <text:p>0,281053</text:p>
          </table:table-cell>
          <table:table-cell/>
        </table:table-row>
        <table:table-row table:style-name="ro1">
          <table:table-cell office:value-type="float" office:value="19.933334">
            <text:p>19,933334</text:p>
          </table:table-cell>
          <table:table-cell office:value-type="float" office:value="0.278552">
            <text:p>0,278552</text:p>
          </table:table-cell>
          <table:table-cell/>
        </table:table-row>
        <table:table-row table:style-name="ro1">
          <table:table-cell office:value-type="float" office:value="19.966668">
            <text:p>19,966668</text:p>
          </table:table-cell>
          <table:table-cell office:value-type="float" office:value="0.274467">
            <text:p>0,274467</text:p>
          </table:table-cell>
          <table:table-cell/>
        </table:table-row>
        <table:table-row table:style-name="ro1">
          <table:table-cell office:value-type="float" office:value="20.000001">
            <text:p>20,000001</text:p>
          </table:table-cell>
          <table:table-cell office:value-type="float" office:value="0.271606">
            <text:p>0,271606</text:p>
          </table:table-cell>
          <table:table-cell/>
        </table:table-row>
        <table:table-row table:style-name="ro1">
          <table:table-cell office:value-type="float" office:value="20.033334">
            <text:p>20,033334</text:p>
          </table:table-cell>
          <table:table-cell office:value-type="float" office:value="0.287126">
            <text:p>0,287126</text:p>
          </table:table-cell>
          <table:table-cell/>
        </table:table-row>
        <table:table-row table:style-name="ro1">
          <table:table-cell office:value-type="float" office:value="20.066668">
            <text:p>20,066668</text:p>
          </table:table-cell>
          <table:table-cell office:value-type="float" office:value="0.293261">
            <text:p>0,293261</text:p>
          </table:table-cell>
          <table:table-cell/>
        </table:table-row>
        <table:table-row table:style-name="ro1">
          <table:table-cell office:value-type="float" office:value="20.100001">
            <text:p>20,100001</text:p>
          </table:table-cell>
          <table:table-cell office:value-type="float" office:value="0.27881">
            <text:p>0,27881</text:p>
          </table:table-cell>
          <table:table-cell/>
        </table:table-row>
        <table:table-row table:style-name="ro1">
          <table:table-cell office:value-type="float" office:value="20.133334">
            <text:p>20,133334</text:p>
          </table:table-cell>
          <table:table-cell office:value-type="float" office:value="0.27961">
            <text:p>0,27961</text:p>
          </table:table-cell>
          <table:table-cell/>
        </table:table-row>
        <table:table-row table:style-name="ro1">
          <table:table-cell office:value-type="float" office:value="20.166668">
            <text:p>20,166668</text:p>
          </table:table-cell>
          <table:table-cell office:value-type="float" office:value="0.291589">
            <text:p>0,291589</text:p>
          </table:table-cell>
          <table:table-cell/>
        </table:table-row>
        <table:table-row table:style-name="ro1">
          <table:table-cell office:value-type="float" office:value="20.200001">
            <text:p>20,200001</text:p>
          </table:table-cell>
          <table:table-cell office:value-type="float" office:value="0.283888">
            <text:p>0,283888</text:p>
          </table:table-cell>
          <table:table-cell/>
        </table:table-row>
        <table:table-row table:style-name="ro1">
          <table:table-cell office:value-type="float" office:value="20.233334">
            <text:p>20,233334</text:p>
          </table:table-cell>
          <table:table-cell office:value-type="float" office:value="0.27234">
            <text:p>0,27234</text:p>
          </table:table-cell>
          <table:table-cell/>
        </table:table-row>
        <table:table-row table:style-name="ro1">
          <table:table-cell office:value-type="float" office:value="20.266668">
            <text:p>20,266668</text:p>
          </table:table-cell>
          <table:table-cell office:value-type="float" office:value="0.276822">
            <text:p>0,276822</text:p>
          </table:table-cell>
          <table:table-cell/>
        </table:table-row>
        <table:table-row table:style-name="ro1">
          <table:table-cell office:value-type="float" office:value="20.300001">
            <text:p>20,300001</text:p>
          </table:table-cell>
          <table:table-cell office:value-type="float" office:value="0.279218">
            <text:p>0,279218</text:p>
          </table:table-cell>
          <table:table-cell/>
        </table:table-row>
        <table:table-row table:style-name="ro1">
          <table:table-cell office:value-type="float" office:value="20.333334">
            <text:p>20,333334</text:p>
          </table:table-cell>
          <table:table-cell office:value-type="float" office:value="0.283758">
            <text:p>0,283758</text:p>
          </table:table-cell>
          <table:table-cell/>
        </table:table-row>
        <table:table-row table:style-name="ro1">
          <table:table-cell office:value-type="float" office:value="20.366668">
            <text:p>20,366668</text:p>
          </table:table-cell>
          <table:table-cell office:value-type="float" office:value="0.285762">
            <text:p>0,285762</text:p>
          </table:table-cell>
          <table:table-cell/>
        </table:table-row>
        <table:table-row table:style-name="ro1">
          <table:table-cell office:value-type="float" office:value="20.400001">
            <text:p>20,400001</text:p>
          </table:table-cell>
          <table:table-cell office:value-type="float" office:value="0.267212">
            <text:p>0,267212</text:p>
          </table:table-cell>
          <table:table-cell/>
        </table:table-row>
        <table:table-row table:style-name="ro1">
          <table:table-cell office:value-type="float" office:value="20.433334">
            <text:p>20,433334</text:p>
          </table:table-cell>
          <table:table-cell office:value-type="float" office:value="0.25866">
            <text:p>0,25866</text:p>
          </table:table-cell>
          <table:table-cell/>
        </table:table-row>
        <table:table-row table:style-name="ro1">
          <table:table-cell office:value-type="float" office:value="20.466668">
            <text:p>20,466668</text:p>
          </table:table-cell>
          <table:table-cell office:value-type="float" office:value="0.269576">
            <text:p>0,269576</text:p>
          </table:table-cell>
          <table:table-cell/>
        </table:table-row>
        <table:table-row table:style-name="ro1">
          <table:table-cell office:value-type="float" office:value="20.500001">
            <text:p>20,500001</text:p>
          </table:table-cell>
          <table:table-cell office:value-type="float" office:value="0.27932">
            <text:p>0,27932</text:p>
          </table:table-cell>
          <table:table-cell/>
        </table:table-row>
        <table:table-row table:style-name="ro1">
          <table:table-cell office:value-type="float" office:value="20.533334">
            <text:p>20,533334</text:p>
          </table:table-cell>
          <table:table-cell office:value-type="float" office:value="0.267212">
            <text:p>0,267212</text:p>
          </table:table-cell>
          <table:table-cell/>
        </table:table-row>
        <table:table-row table:style-name="ro1">
          <table:table-cell office:value-type="float" office:value="20.566668">
            <text:p>20,566668</text:p>
          </table:table-cell>
          <table:table-cell office:value-type="float" office:value="0.291918">
            <text:p>0,291918</text:p>
          </table:table-cell>
          <table:table-cell/>
        </table:table-row>
        <table:table-row table:style-name="ro1">
          <table:table-cell office:value-type="float" office:value="20.600001">
            <text:p>20,600001</text:p>
          </table:table-cell>
          <table:table-cell office:value-type="float" office:value="0.285444">
            <text:p>0,285444</text:p>
          </table:table-cell>
          <table:table-cell/>
        </table:table-row>
        <table:table-row table:style-name="ro1">
          <table:table-cell office:value-type="float" office:value="20.633334">
            <text:p>20,633334</text:p>
          </table:table-cell>
          <table:table-cell office:value-type="float" office:value="0.282265">
            <text:p>0,282265</text:p>
          </table:table-cell>
          <table:table-cell/>
        </table:table-row>
        <table:table-row table:style-name="ro1">
          <table:table-cell office:value-type="float" office:value="20.666668">
            <text:p>20,666668</text:p>
          </table:table-cell>
          <table:table-cell office:value-type="float" office:value="0.27949">
            <text:p>0,27949</text:p>
          </table:table-cell>
          <table:table-cell/>
        </table:table-row>
        <table:table-row table:style-name="ro1">
          <table:table-cell office:value-type="float" office:value="20.700001">
            <text:p>20,700001</text:p>
          </table:table-cell>
          <table:table-cell office:value-type="float" office:value="0.271572">
            <text:p>0,271572</text:p>
          </table:table-cell>
          <table:table-cell/>
        </table:table-row>
        <table:table-row table:style-name="ro1">
          <table:table-cell office:value-type="float" office:value="20.733334">
            <text:p>20,733334</text:p>
          </table:table-cell>
          <table:table-cell office:value-type="float" office:value="0.28021">
            <text:p>0,28021</text:p>
          </table:table-cell>
          <table:table-cell/>
        </table:table-row>
        <table:table-row table:style-name="ro1">
          <table:table-cell office:value-type="float" office:value="20.766668">
            <text:p>20,766668</text:p>
          </table:table-cell>
          <table:table-cell office:value-type="float" office:value="0.278886">
            <text:p>0,278886</text:p>
          </table:table-cell>
          <table:table-cell/>
        </table:table-row>
        <table:table-row table:style-name="ro1">
          <table:table-cell office:value-type="float" office:value="20.800001">
            <text:p>20,800001</text:p>
          </table:table-cell>
          <table:table-cell office:value-type="float" office:value="0.270011">
            <text:p>0,270011</text:p>
          </table:table-cell>
          <table:table-cell/>
        </table:table-row>
        <table:table-row table:style-name="ro1">
          <table:table-cell office:value-type="float" office:value="20.833334">
            <text:p>20,833334</text:p>
          </table:table-cell>
          <table:table-cell office:value-type="float" office:value="0.264031">
            <text:p>0,264031</text:p>
          </table:table-cell>
          <table:table-cell/>
        </table:table-row>
        <table:table-row table:style-name="ro1">
          <table:table-cell office:value-type="float" office:value="20.866668">
            <text:p>20,866668</text:p>
          </table:table-cell>
          <table:table-cell office:value-type="float" office:value="0.279574">
            <text:p>0,279574</text:p>
          </table:table-cell>
          <table:table-cell/>
        </table:table-row>
        <table:table-row table:style-name="ro1">
          <table:table-cell office:value-type="float" office:value="20.900001">
            <text:p>20,900001</text:p>
          </table:table-cell>
          <table:table-cell office:value-type="float" office:value="0.265506">
            <text:p>0,265506</text:p>
          </table:table-cell>
          <table:table-cell/>
        </table:table-row>
        <table:table-row table:style-name="ro1">
          <table:table-cell office:value-type="float" office:value="20.933334">
            <text:p>20,933334</text:p>
          </table:table-cell>
          <table:table-cell office:value-type="float" office:value="0.280021">
            <text:p>0,280021</text:p>
          </table:table-cell>
          <table:table-cell/>
        </table:table-row>
        <table:table-row table:style-name="ro1">
          <table:table-cell office:value-type="float" office:value="20.966668">
            <text:p>20,966668</text:p>
          </table:table-cell>
          <table:table-cell office:value-type="float" office:value="0.275725">
            <text:p>0,275725</text:p>
          </table:table-cell>
          <table:table-cell/>
        </table:table-row>
        <table:table-row table:style-name="ro1">
          <table:table-cell office:value-type="float" office:value="21.000001">
            <text:p>21,000001</text:p>
          </table:table-cell>
          <table:table-cell office:value-type="float" office:value="0.27996">
            <text:p>0,27996</text:p>
          </table:table-cell>
          <table:table-cell/>
        </table:table-row>
        <table:table-row table:style-name="ro1">
          <table:table-cell office:value-type="float" office:value="21.033334">
            <text:p>21,033334</text:p>
          </table:table-cell>
          <table:table-cell office:value-type="float" office:value="0.290344">
            <text:p>0,290344</text:p>
          </table:table-cell>
          <table:table-cell/>
        </table:table-row>
        <table:table-row table:style-name="ro1">
          <table:table-cell office:value-type="float" office:value="21.066668">
            <text:p>21,066668</text:p>
          </table:table-cell>
          <table:table-cell office:value-type="float" office:value="0.275146">
            <text:p>0,275146</text:p>
          </table:table-cell>
          <table:table-cell/>
        </table:table-row>
        <table:table-row table:style-name="ro1">
          <table:table-cell office:value-type="float" office:value="21.100001">
            <text:p>21,100001</text:p>
          </table:table-cell>
          <table:table-cell office:value-type="float" office:value="0.277054">
            <text:p>0,277054</text:p>
          </table:table-cell>
          <table:table-cell/>
        </table:table-row>
        <table:table-row table:style-name="ro1">
          <table:table-cell office:value-type="float" office:value="21.133334">
            <text:p>21,133334</text:p>
          </table:table-cell>
          <table:table-cell office:value-type="float" office:value="0.273196">
            <text:p>0,273196</text:p>
          </table:table-cell>
          <table:table-cell/>
        </table:table-row>
        <table:table-row table:style-name="ro1">
          <table:table-cell office:value-type="float" office:value="21.166668">
            <text:p>21,166668</text:p>
          </table:table-cell>
          <table:table-cell office:value-type="float" office:value="0.279144">
            <text:p>0,279144</text:p>
          </table:table-cell>
          <table:table-cell/>
        </table:table-row>
        <table:table-row table:style-name="ro1">
          <table:table-cell office:value-type="float" office:value="21.200001">
            <text:p>21,200001</text:p>
          </table:table-cell>
          <table:table-cell office:value-type="float" office:value="0.282538">
            <text:p>0,282538</text:p>
          </table:table-cell>
          <table:table-cell/>
        </table:table-row>
        <table:table-row table:style-name="ro1">
          <table:table-cell office:value-type="float" office:value="21.233334">
            <text:p>21,233334</text:p>
          </table:table-cell>
          <table:table-cell office:value-type="float" office:value="0.261997">
            <text:p>0,261997</text:p>
          </table:table-cell>
          <table:table-cell/>
        </table:table-row>
        <table:table-row table:style-name="ro1">
          <table:table-cell office:value-type="float" office:value="21.266668">
            <text:p>21,266668</text:p>
          </table:table-cell>
          <table:table-cell office:value-type="float" office:value="0.277631">
            <text:p>0,277631</text:p>
          </table:table-cell>
          <table:table-cell/>
        </table:table-row>
        <table:table-row table:style-name="ro1">
          <table:table-cell office:value-type="float" office:value="21.300001">
            <text:p>21,300001</text:p>
          </table:table-cell>
          <table:table-cell office:value-type="float" office:value="0.291573">
            <text:p>0,291573</text:p>
          </table:table-cell>
          <table:table-cell/>
        </table:table-row>
        <table:table-row table:style-name="ro1">
          <table:table-cell office:value-type="float" office:value="21.333334">
            <text:p>21,333334</text:p>
          </table:table-cell>
          <table:table-cell office:value-type="float" office:value="0.269301">
            <text:p>0,269301</text:p>
          </table:table-cell>
          <table:table-cell/>
        </table:table-row>
        <table:table-row table:style-name="ro1">
          <table:table-cell office:value-type="float" office:value="21.366668">
            <text:p>21,366668</text:p>
          </table:table-cell>
          <table:table-cell office:value-type="float" office:value="0.277105">
            <text:p>0,277105</text:p>
          </table:table-cell>
          <table:table-cell/>
        </table:table-row>
        <table:table-row table:style-name="ro1">
          <table:table-cell office:value-type="float" office:value="21.400001">
            <text:p>21,400001</text:p>
          </table:table-cell>
          <table:table-cell office:value-type="float" office:value="0.282083">
            <text:p>0,282083</text:p>
          </table:table-cell>
          <table:table-cell/>
        </table:table-row>
        <table:table-row table:style-name="ro1">
          <table:table-cell office:value-type="float" office:value="21.433334">
            <text:p>21,433334</text:p>
          </table:table-cell>
          <table:table-cell office:value-type="float" office:value="0.272825">
            <text:p>0,272825</text:p>
          </table:table-cell>
          <table:table-cell/>
        </table:table-row>
        <table:table-row table:style-name="ro1">
          <table:table-cell office:value-type="float" office:value="21.466668">
            <text:p>21,466668</text:p>
          </table:table-cell>
          <table:table-cell office:value-type="float" office:value="0.280009">
            <text:p>0,280009</text:p>
          </table:table-cell>
          <table:table-cell/>
        </table:table-row>
        <table:table-row table:style-name="ro1">
          <table:table-cell office:value-type="float" office:value="21.500001">
            <text:p>21,500001</text:p>
          </table:table-cell>
          <table:table-cell office:value-type="float" office:value="0.287075">
            <text:p>0,287075</text:p>
          </table:table-cell>
          <table:table-cell/>
        </table:table-row>
        <table:table-row table:style-name="ro1">
          <table:table-cell office:value-type="float" office:value="21.533334">
            <text:p>21,533334</text:p>
          </table:table-cell>
          <table:table-cell office:value-type="float" office:value="0.279767">
            <text:p>0,279767</text:p>
          </table:table-cell>
          <table:table-cell/>
        </table:table-row>
        <table:table-row table:style-name="ro1">
          <table:table-cell office:value-type="float" office:value="21.566668">
            <text:p>21,566668</text:p>
          </table:table-cell>
          <table:table-cell office:value-type="float" office:value="0.285905">
            <text:p>0,285905</text:p>
          </table:table-cell>
          <table:table-cell/>
        </table:table-row>
        <table:table-row table:style-name="ro1">
          <table:table-cell office:value-type="float" office:value="21.600001">
            <text:p>21,600001</text:p>
          </table:table-cell>
          <table:table-cell office:value-type="float" office:value="0.277842">
            <text:p>0,277842</text:p>
          </table:table-cell>
          <table:table-cell/>
        </table:table-row>
        <table:table-row table:style-name="ro1">
          <table:table-cell office:value-type="float" office:value="21.633334">
            <text:p>21,633334</text:p>
          </table:table-cell>
          <table:table-cell office:value-type="float" office:value="0.270899">
            <text:p>0,270899</text:p>
          </table:table-cell>
          <table:table-cell/>
        </table:table-row>
        <table:table-row table:style-name="ro1">
          <table:table-cell office:value-type="float" office:value="21.666668">
            <text:p>21,666668</text:p>
          </table:table-cell>
          <table:table-cell office:value-type="float" office:value="0.280125">
            <text:p>0,280125</text:p>
          </table:table-cell>
          <table:table-cell/>
        </table:table-row>
        <table:table-row table:style-name="ro1">
          <table:table-cell office:value-type="float" office:value="21.700001">
            <text:p>21,700001</text:p>
          </table:table-cell>
          <table:table-cell office:value-type="float" office:value="0.272549">
            <text:p>0,272549</text:p>
          </table:table-cell>
          <table:table-cell/>
        </table:table-row>
        <table:table-row table:style-name="ro1">
          <table:table-cell office:value-type="float" office:value="21.733334">
            <text:p>21,733334</text:p>
          </table:table-cell>
          <table:table-cell office:value-type="float" office:value="0.278523">
            <text:p>0,278523</text:p>
          </table:table-cell>
          <table:table-cell/>
        </table:table-row>
        <table:table-row table:style-name="ro1">
          <table:table-cell office:value-type="float" office:value="21.766668">
            <text:p>21,766668</text:p>
          </table:table-cell>
          <table:table-cell office:value-type="float" office:value="0.279516">
            <text:p>0,279516</text:p>
          </table:table-cell>
          <table:table-cell/>
        </table:table-row>
        <table:table-row table:style-name="ro1">
          <table:table-cell office:value-type="float" office:value="21.800001">
            <text:p>21,800001</text:p>
          </table:table-cell>
          <table:table-cell office:value-type="float" office:value="0.279275">
            <text:p>0,279275</text:p>
          </table:table-cell>
          <table:table-cell/>
        </table:table-row>
        <table:table-row table:style-name="ro1">
          <table:table-cell office:value-type="float" office:value="21.833334">
            <text:p>21,833334</text:p>
          </table:table-cell>
          <table:table-cell office:value-type="float" office:value="0.285027">
            <text:p>0,285027</text:p>
          </table:table-cell>
          <table:table-cell/>
        </table:table-row>
        <table:table-row table:style-name="ro1">
          <table:table-cell office:value-type="float" office:value="21.866668">
            <text:p>21,866668</text:p>
          </table:table-cell>
          <table:table-cell office:value-type="float" office:value="0.277491">
            <text:p>0,277491</text:p>
          </table:table-cell>
          <table:table-cell/>
        </table:table-row>
        <table:table-row table:style-name="ro1">
          <table:table-cell office:value-type="float" office:value="21.900001">
            <text:p>21,900001</text:p>
          </table:table-cell>
          <table:table-cell office:value-type="float" office:value="0.270379">
            <text:p>0,270379</text:p>
          </table:table-cell>
          <table:table-cell/>
        </table:table-row>
        <table:table-row table:style-name="ro1">
          <table:table-cell office:value-type="float" office:value="21.933334">
            <text:p>21,933334</text:p>
          </table:table-cell>
          <table:table-cell office:value-type="float" office:value="0.275523">
            <text:p>0,275523</text:p>
          </table:table-cell>
          <table:table-cell/>
        </table:table-row>
        <table:table-row table:style-name="ro1">
          <table:table-cell office:value-type="float" office:value="21.966668">
            <text:p>21,966668</text:p>
          </table:table-cell>
          <table:table-cell office:value-type="float" office:value="0.277167">
            <text:p>0,277167</text:p>
          </table:table-cell>
          <table:table-cell/>
        </table:table-row>
        <table:table-row table:style-name="ro1">
          <table:table-cell office:value-type="float" office:value="22.000001">
            <text:p>22,000001</text:p>
          </table:table-cell>
          <table:table-cell office:value-type="float" office:value="0.292377">
            <text:p>0,292377</text:p>
          </table:table-cell>
          <table:table-cell/>
        </table:table-row>
        <table:table-row table:style-name="ro1">
          <table:table-cell office:value-type="float" office:value="22.033334">
            <text:p>22,033334</text:p>
          </table:table-cell>
          <table:table-cell office:value-type="float" office:value="0.285782">
            <text:p>0,285782</text:p>
          </table:table-cell>
          <table:table-cell/>
        </table:table-row>
        <table:table-row table:style-name="ro1">
          <table:table-cell office:value-type="float" office:value="22.066668">
            <text:p>22,066668</text:p>
          </table:table-cell>
          <table:table-cell office:value-type="float" office:value="0.288788">
            <text:p>0,288788</text:p>
          </table:table-cell>
          <table:table-cell/>
        </table:table-row>
        <table:table-row table:style-name="ro1">
          <table:table-cell office:value-type="float" office:value="22.100001">
            <text:p>22,100001</text:p>
          </table:table-cell>
          <table:table-cell office:value-type="float" office:value="0.274823">
            <text:p>0,274823</text:p>
          </table:table-cell>
          <table:table-cell/>
        </table:table-row>
        <table:table-row table:style-name="ro1">
          <table:table-cell office:value-type="float" office:value="22.133334">
            <text:p>22,133334</text:p>
          </table:table-cell>
          <table:table-cell office:value-type="float" office:value="0.2722">
            <text:p>0,2722</text:p>
          </table:table-cell>
          <table:table-cell/>
        </table:table-row>
        <table:table-row table:style-name="ro1">
          <table:table-cell office:value-type="float" office:value="22.166668">
            <text:p>22,166668</text:p>
          </table:table-cell>
          <table:table-cell office:value-type="float" office:value="0.26896">
            <text:p>0,26896</text:p>
          </table:table-cell>
          <table:table-cell/>
        </table:table-row>
        <table:table-row table:style-name="ro1">
          <table:table-cell office:value-type="float" office:value="22.200001">
            <text:p>22,200001</text:p>
          </table:table-cell>
          <table:table-cell office:value-type="float" office:value="0.265255">
            <text:p>0,265255</text:p>
          </table:table-cell>
          <table:table-cell/>
        </table:table-row>
        <table:table-row table:style-name="ro1">
          <table:table-cell office:value-type="float" office:value="22.233334">
            <text:p>22,233334</text:p>
          </table:table-cell>
          <table:table-cell office:value-type="float" office:value="0.269079">
            <text:p>0,269079</text:p>
          </table:table-cell>
          <table:table-cell/>
        </table:table-row>
        <table:table-row table:style-name="ro1">
          <table:table-cell office:value-type="float" office:value="22.266668">
            <text:p>22,266668</text:p>
          </table:table-cell>
          <table:table-cell office:value-type="float" office:value="0.268548">
            <text:p>0,268548</text:p>
          </table:table-cell>
          <table:table-cell office:value-type="string">
            <text:p>Se agrega la gaussiana al control: Amp=0.0000nm s=0.003527s to=0.030599s</text:p>
          </table:table-cell>
        </table:table-row>
        <table:table-row table:style-name="ro1">
          <table:table-cell office:value-type="float" office:value="22.300001">
            <text:p>22,300001</text:p>
          </table:table-cell>
          <table:table-cell office:value-type="float" office:value="0.271026">
            <text:p>0,271026</text:p>
          </table:table-cell>
          <table:table-cell office:value-type="string">
            <text:p>Generando nueva Gausiana: Amp=287.3978nm <text:s/>s=0.00728s</text:p>
          </table:table-cell>
        </table:table-row>
        <table:table-row table:style-name="ro1">
          <table:table-cell office:value-type="float" office:value="22.333334">
            <text:p>22,333334</text:p>
          </table:table-cell>
          <table:table-cell office:value-type="float" office:value="0.083241">
            <text:p>0,083241</text:p>
          </table:table-cell>
          <table:table-cell/>
        </table:table-row>
        <table:table-row table:style-name="ro1">
          <table:table-cell office:value-type="float" office:value="22.366668">
            <text:p>22,366668</text:p>
          </table:table-cell>
          <table:table-cell office:value-type="float" office:value="0.093332">
            <text:p>0,093332</text:p>
          </table:table-cell>
          <table:table-cell/>
        </table:table-row>
        <table:table-row table:style-name="ro1">
          <table:table-cell office:value-type="float" office:value="22.400001">
            <text:p>22,400001</text:p>
          </table:table-cell>
          <table:table-cell office:value-type="float" office:value="0.071154">
            <text:p>0,071154</text:p>
          </table:table-cell>
          <table:table-cell/>
        </table:table-row>
        <table:table-row table:style-name="ro1">
          <table:table-cell office:value-type="float" office:value="22.433335">
            <text:p>22,433335</text:p>
          </table:table-cell>
          <table:table-cell office:value-type="float" office:value="0.056458">
            <text:p>0,056458</text:p>
          </table:table-cell>
          <table:table-cell/>
        </table:table-row>
        <table:table-row table:style-name="ro1">
          <table:table-cell office:value-type="float" office:value="22.466668">
            <text:p>22,466668</text:p>
          </table:table-cell>
          <table:table-cell office:value-type="float" office:value="0.056273">
            <text:p>0,056273</text:p>
          </table:table-cell>
          <table:table-cell/>
        </table:table-row>
        <table:table-row table:style-name="ro1">
          <table:table-cell office:value-type="float" office:value="22.500001">
            <text:p>22,500001</text:p>
          </table:table-cell>
          <table:table-cell office:value-type="float" office:value="0.050374">
            <text:p>0,050374</text:p>
          </table:table-cell>
          <table:table-cell/>
        </table:table-row>
        <table:table-row table:style-name="ro1">
          <table:table-cell office:value-type="float" office:value="22.533335">
            <text:p>22,533335</text:p>
          </table:table-cell>
          <table:table-cell office:value-type="float" office:value="0.042828">
            <text:p>0,042828</text:p>
          </table:table-cell>
          <table:table-cell/>
        </table:table-row>
        <table:table-row table:style-name="ro1">
          <table:table-cell office:value-type="float" office:value="22.566668">
            <text:p>22,566668</text:p>
          </table:table-cell>
          <table:table-cell office:value-type="float" office:value="0.044245">
            <text:p>0,044245</text:p>
          </table:table-cell>
          <table:table-cell/>
        </table:table-row>
        <table:table-row table:style-name="ro1">
          <table:table-cell office:value-type="float" office:value="22.600001">
            <text:p>22,600001</text:p>
          </table:table-cell>
          <table:table-cell office:value-type="float" office:value="0.044895">
            <text:p>0,044895</text:p>
          </table:table-cell>
          <table:table-cell/>
        </table:table-row>
        <table:table-row table:style-name="ro1">
          <table:table-cell office:value-type="float" office:value="22.633335">
            <text:p>22,633335</text:p>
          </table:table-cell>
          <table:table-cell office:value-type="float" office:value="0.046762">
            <text:p>0,046762</text:p>
          </table:table-cell>
          <table:table-cell/>
        </table:table-row>
        <table:table-row table:style-name="ro1">
          <table:table-cell office:value-type="float" office:value="22.666668">
            <text:p>22,666668</text:p>
          </table:table-cell>
          <table:table-cell office:value-type="float" office:value="0.059598">
            <text:p>0,059598</text:p>
          </table:table-cell>
          <table:table-cell/>
        </table:table-row>
        <table:table-row table:style-name="ro1">
          <table:table-cell office:value-type="float" office:value="22.700001">
            <text:p>22,700001</text:p>
          </table:table-cell>
          <table:table-cell office:value-type="float" office:value="0.04186">
            <text:p>0,04186</text:p>
          </table:table-cell>
          <table:table-cell/>
        </table:table-row>
        <table:table-row table:style-name="ro1">
          <table:table-cell office:value-type="float" office:value="22.733335">
            <text:p>22,733335</text:p>
          </table:table-cell>
          <table:table-cell office:value-type="float" office:value="0.069607">
            <text:p>0,069607</text:p>
          </table:table-cell>
          <table:table-cell/>
        </table:table-row>
        <table:table-row table:style-name="ro1">
          <table:table-cell office:value-type="float" office:value="22.766668">
            <text:p>22,766668</text:p>
          </table:table-cell>
          <table:table-cell office:value-type="float" office:value="0.080679">
            <text:p>0,080679</text:p>
          </table:table-cell>
          <table:table-cell/>
        </table:table-row>
        <table:table-row table:style-name="ro1">
          <table:table-cell office:value-type="float" office:value="22.800001">
            <text:p>22,800001</text:p>
          </table:table-cell>
          <table:table-cell office:value-type="float" office:value="0.11424">
            <text:p>0,11424</text:p>
          </table:table-cell>
          <table:table-cell/>
        </table:table-row>
        <table:table-row table:style-name="ro1">
          <table:table-cell office:value-type="float" office:value="22.833335">
            <text:p>22,833335</text:p>
          </table:table-cell>
          <table:table-cell office:value-type="float" office:value="0.120407">
            <text:p>0,120407</text:p>
          </table:table-cell>
          <table:table-cell/>
        </table:table-row>
        <table:table-row table:style-name="ro1">
          <table:table-cell office:value-type="float" office:value="22.866668">
            <text:p>22,866668</text:p>
          </table:table-cell>
          <table:table-cell office:value-type="float" office:value="0.120841">
            <text:p>0,120841</text:p>
          </table:table-cell>
          <table:table-cell/>
        </table:table-row>
        <table:table-row table:style-name="ro1">
          <table:table-cell office:value-type="float" office:value="22.900001">
            <text:p>22,900001</text:p>
          </table:table-cell>
          <table:table-cell office:value-type="float" office:value="0.152821">
            <text:p>0,152821</text:p>
          </table:table-cell>
          <table:table-cell/>
        </table:table-row>
        <table:table-row table:style-name="ro1">
          <table:table-cell office:value-type="float" office:value="22.933335">
            <text:p>22,933335</text:p>
          </table:table-cell>
          <table:table-cell office:value-type="float" office:value="0.153881">
            <text:p>0,153881</text:p>
          </table:table-cell>
          <table:table-cell/>
        </table:table-row>
        <table:table-row table:style-name="ro1">
          <table:table-cell office:value-type="float" office:value="22.966668">
            <text:p>22,966668</text:p>
          </table:table-cell>
          <table:table-cell office:value-type="float" office:value="0.170353">
            <text:p>0,170353</text:p>
          </table:table-cell>
          <table:table-cell/>
        </table:table-row>
        <table:table-row table:style-name="ro1">
          <table:table-cell office:value-type="float" office:value="23.000001">
            <text:p>23,000001</text:p>
          </table:table-cell>
          <table:table-cell office:value-type="float" office:value="0.207821">
            <text:p>0,207821</text:p>
          </table:table-cell>
          <table:table-cell/>
        </table:table-row>
        <table:table-row table:style-name="ro1">
          <table:table-cell office:value-type="float" office:value="23.033335">
            <text:p>23,033335</text:p>
          </table:table-cell>
          <table:table-cell office:value-type="float" office:value="0.217428">
            <text:p>0,217428</text:p>
          </table:table-cell>
          <table:table-cell/>
        </table:table-row>
        <table:table-row table:style-name="ro1">
          <table:table-cell office:value-type="float" office:value="23.066668">
            <text:p>23,066668</text:p>
          </table:table-cell>
          <table:table-cell office:value-type="float" office:value="0.22645">
            <text:p>0,22645</text:p>
          </table:table-cell>
          <table:table-cell/>
        </table:table-row>
        <table:table-row table:style-name="ro1">
          <table:table-cell office:value-type="float" office:value="23.100001">
            <text:p>23,100001</text:p>
          </table:table-cell>
          <table:table-cell office:value-type="float" office:value="0.221669">
            <text:p>0,221669</text:p>
          </table:table-cell>
          <table:table-cell/>
        </table:table-row>
        <table:table-row table:style-name="ro1">
          <table:table-cell office:value-type="float" office:value="23.133335">
            <text:p>23,133335</text:p>
          </table:table-cell>
          <table:table-cell office:value-type="float" office:value="0.227026">
            <text:p>0,227026</text:p>
          </table:table-cell>
          <table:table-cell/>
        </table:table-row>
        <table:table-row table:style-name="ro1">
          <table:table-cell office:value-type="float" office:value="23.166668">
            <text:p>23,166668</text:p>
          </table:table-cell>
          <table:table-cell office:value-type="float" office:value="0.224309">
            <text:p>0,224309</text:p>
          </table:table-cell>
          <table:table-cell/>
        </table:table-row>
        <table:table-row table:style-name="ro1">
          <table:table-cell office:value-type="float" office:value="23.200001">
            <text:p>23,200001</text:p>
          </table:table-cell>
          <table:table-cell office:value-type="float" office:value="0.221642">
            <text:p>0,221642</text:p>
          </table:table-cell>
          <table:table-cell/>
        </table:table-row>
        <table:table-row table:style-name="ro1">
          <table:table-cell office:value-type="float" office:value="23.233335">
            <text:p>23,233335</text:p>
          </table:table-cell>
          <table:table-cell office:value-type="float" office:value="0.228749">
            <text:p>0,228749</text:p>
          </table:table-cell>
          <table:table-cell/>
        </table:table-row>
        <table:table-row table:style-name="ro1">
          <table:table-cell office:value-type="float" office:value="23.266668">
            <text:p>23,266668</text:p>
          </table:table-cell>
          <table:table-cell office:value-type="float" office:value="0.22836">
            <text:p>0,22836</text:p>
          </table:table-cell>
          <table:table-cell/>
        </table:table-row>
        <table:table-row table:style-name="ro1">
          <table:table-cell office:value-type="float" office:value="23.300001">
            <text:p>23,300001</text:p>
          </table:table-cell>
          <table:table-cell office:value-type="float" office:value="0.223242">
            <text:p>0,223242</text:p>
          </table:table-cell>
          <table:table-cell/>
        </table:table-row>
        <table:table-row table:style-name="ro1">
          <table:table-cell office:value-type="float" office:value="23.333335">
            <text:p>23,333335</text:p>
          </table:table-cell>
          <table:table-cell office:value-type="float" office:value="0.222456">
            <text:p>0,222456</text:p>
          </table:table-cell>
          <table:table-cell/>
        </table:table-row>
        <table:table-row table:style-name="ro1">
          <table:table-cell office:value-type="float" office:value="23.366668">
            <text:p>23,366668</text:p>
          </table:table-cell>
          <table:table-cell office:value-type="float" office:value="0.200622">
            <text:p>0,200622</text:p>
          </table:table-cell>
          <table:table-cell/>
        </table:table-row>
        <table:table-row table:style-name="ro1">
          <table:table-cell office:value-type="float" office:value="23.400001">
            <text:p>23,400001</text:p>
          </table:table-cell>
          <table:table-cell office:value-type="float" office:value="0.179838">
            <text:p>0,179838</text:p>
          </table:table-cell>
          <table:table-cell/>
        </table:table-row>
        <table:table-row table:style-name="ro1">
          <table:table-cell office:value-type="float" office:value="23.433335">
            <text:p>23,433335</text:p>
          </table:table-cell>
          <table:table-cell office:value-type="float" office:value="0.150721">
            <text:p>0,150721</text:p>
          </table:table-cell>
          <table:table-cell/>
        </table:table-row>
        <table:table-row table:style-name="ro1">
          <table:table-cell office:value-type="float" office:value="23.466668">
            <text:p>23,466668</text:p>
          </table:table-cell>
          <table:table-cell office:value-type="float" office:value="0.173506">
            <text:p>0,173506</text:p>
          </table:table-cell>
          <table:table-cell/>
        </table:table-row>
        <table:table-row table:style-name="ro1">
          <table:table-cell office:value-type="float" office:value="23.500001">
            <text:p>23,500001</text:p>
          </table:table-cell>
          <table:table-cell office:value-type="float" office:value="0.105915">
            <text:p>0,105915</text:p>
          </table:table-cell>
          <table:table-cell/>
        </table:table-row>
        <table:table-row table:style-name="ro1">
          <table:table-cell office:value-type="float" office:value="23.533335">
            <text:p>23,533335</text:p>
          </table:table-cell>
          <table:table-cell office:value-type="float" office:value="0.121325">
            <text:p>0,121325</text:p>
          </table:table-cell>
          <table:table-cell/>
        </table:table-row>
        <table:table-row table:style-name="ro1">
          <table:table-cell office:value-type="float" office:value="23.566668">
            <text:p>23,566668</text:p>
          </table:table-cell>
          <table:table-cell office:value-type="float" office:value="0.100937">
            <text:p>0,100937</text:p>
          </table:table-cell>
          <table:table-cell/>
        </table:table-row>
        <table:table-row table:style-name="ro1">
          <table:table-cell office:value-type="float" office:value="23.600001">
            <text:p>23,600001</text:p>
          </table:table-cell>
          <table:table-cell office:value-type="float" office:value="0.072652">
            <text:p>0,072652</text:p>
          </table:table-cell>
          <table:table-cell/>
        </table:table-row>
        <table:table-row table:style-name="ro1">
          <table:table-cell office:value-type="float" office:value="23.633335">
            <text:p>23,633335</text:p>
          </table:table-cell>
          <table:table-cell office:value-type="float" office:value="0.074272">
            <text:p>0,074272</text:p>
          </table:table-cell>
          <table:table-cell/>
        </table:table-row>
        <table:table-row table:style-name="ro1">
          <table:table-cell office:value-type="float" office:value="23.666668">
            <text:p>23,666668</text:p>
          </table:table-cell>
          <table:table-cell office:value-type="float" office:value="0.052634">
            <text:p>0,052634</text:p>
          </table:table-cell>
          <table:table-cell/>
        </table:table-row>
        <table:table-row table:style-name="ro1">
          <table:table-cell office:value-type="float" office:value="23.700001">
            <text:p>23,700001</text:p>
          </table:table-cell>
          <table:table-cell office:value-type="float" office:value="0.054476">
            <text:p>0,054476</text:p>
          </table:table-cell>
          <table:table-cell/>
        </table:table-row>
        <table:table-row table:style-name="ro1">
          <table:table-cell office:value-type="float" office:value="23.733335">
            <text:p>23,733335</text:p>
          </table:table-cell>
          <table:table-cell office:value-type="float" office:value="0.025675">
            <text:p>0,025675</text:p>
          </table:table-cell>
          <table:table-cell/>
        </table:table-row>
        <table:table-row table:style-name="ro1">
          <table:table-cell office:value-type="float" office:value="23.766668">
            <text:p>23,766668</text:p>
          </table:table-cell>
          <table:table-cell office:value-type="float" office:value="0.038104">
            <text:p>0,038104</text:p>
          </table:table-cell>
          <table:table-cell/>
        </table:table-row>
        <table:table-row table:style-name="ro1">
          <table:table-cell office:value-type="float" office:value="23.800001">
            <text:p>23,800001</text:p>
          </table:table-cell>
          <table:table-cell office:value-type="float" office:value="0.040289">
            <text:p>0,040289</text:p>
          </table:table-cell>
          <table:table-cell/>
        </table:table-row>
        <table:table-row table:style-name="ro1">
          <table:table-cell office:value-type="float" office:value="23.833335">
            <text:p>23,833335</text:p>
          </table:table-cell>
          <table:table-cell office:value-type="float" office:value="0.044394">
            <text:p>0,044394</text:p>
          </table:table-cell>
          <table:table-cell/>
        </table:table-row>
        <table:table-row table:style-name="ro1">
          <table:table-cell office:value-type="float" office:value="23.866668">
            <text:p>23,866668</text:p>
          </table:table-cell>
          <table:table-cell office:value-type="float" office:value="0.056071">
            <text:p>0,056071</text:p>
          </table:table-cell>
          <table:table-cell/>
        </table:table-row>
        <table:table-row table:style-name="ro1">
          <table:table-cell office:value-type="float" office:value="23.900001">
            <text:p>23,900001</text:p>
          </table:table-cell>
          <table:table-cell office:value-type="float" office:value="0.049778">
            <text:p>0,049778</text:p>
          </table:table-cell>
          <table:table-cell/>
        </table:table-row>
        <table:table-row table:style-name="ro1">
          <table:table-cell office:value-type="float" office:value="23.933335">
            <text:p>23,933335</text:p>
          </table:table-cell>
          <table:table-cell office:value-type="float" office:value="0.050858">
            <text:p>0,050858</text:p>
          </table:table-cell>
          <table:table-cell/>
        </table:table-row>
        <table:table-row table:style-name="ro1">
          <table:table-cell office:value-type="float" office:value="23.966668">
            <text:p>23,966668</text:p>
          </table:table-cell>
          <table:table-cell office:value-type="float" office:value="0.078553">
            <text:p>0,078553</text:p>
          </table:table-cell>
          <table:table-cell/>
        </table:table-row>
        <table:table-row table:style-name="ro1">
          <table:table-cell office:value-type="float" office:value="24.000001">
            <text:p>24,000001</text:p>
          </table:table-cell>
          <table:table-cell office:value-type="float" office:value="0.094079">
            <text:p>0,094079</text:p>
          </table:table-cell>
          <table:table-cell/>
        </table:table-row>
        <table:table-row table:style-name="ro1">
          <table:table-cell office:value-type="float" office:value="24.033335">
            <text:p>24,033335</text:p>
          </table:table-cell>
          <table:table-cell office:value-type="float" office:value="0.086212">
            <text:p>0,086212</text:p>
          </table:table-cell>
          <table:table-cell/>
        </table:table-row>
        <table:table-row table:style-name="ro1">
          <table:table-cell office:value-type="float" office:value="24.066668">
            <text:p>24,066668</text:p>
          </table:table-cell>
          <table:table-cell office:value-type="float" office:value="0.101437">
            <text:p>0,101437</text:p>
          </table:table-cell>
          <table:table-cell office:value-type="string">
            <text:p>Generando nueva Gausiana: Amp=192.1235nm <text:s/>s=0.01537s</text:p>
          </table:table-cell>
        </table:table-row>
        <table:table-row table:style-name="ro1">
          <table:table-cell office:value-type="float" office:value="24.100001">
            <text:p>24,100001</text:p>
          </table:table-cell>
          <table:table-cell office:value-type="float" office:value="0.193821">
            <text:p>0,193821</text:p>
          </table:table-cell>
          <table:table-cell/>
        </table:table-row>
        <table:table-row table:style-name="ro1">
          <table:table-cell office:value-type="float" office:value="24.133335">
            <text:p>24,133335</text:p>
          </table:table-cell>
          <table:table-cell office:value-type="float" office:value="0.209899">
            <text:p>0,209899</text:p>
          </table:table-cell>
          <table:table-cell/>
        </table:table-row>
        <table:table-row table:style-name="ro1">
          <table:table-cell office:value-type="float" office:value="24.166668">
            <text:p>24,166668</text:p>
          </table:table-cell>
          <table:table-cell office:value-type="float" office:value="0.199697">
            <text:p>0,199697</text:p>
          </table:table-cell>
          <table:table-cell/>
        </table:table-row>
        <table:table-row table:style-name="ro1">
          <table:table-cell office:value-type="float" office:value="24.200001">
            <text:p>24,200001</text:p>
          </table:table-cell>
          <table:table-cell office:value-type="float" office:value="0.194415">
            <text:p>0,194415</text:p>
          </table:table-cell>
          <table:table-cell/>
        </table:table-row>
        <table:table-row table:style-name="ro1">
          <table:table-cell office:value-type="float" office:value="24.233335">
            <text:p>24,233335</text:p>
          </table:table-cell>
          <table:table-cell office:value-type="float" office:value="0.21481">
            <text:p>0,21481</text:p>
          </table:table-cell>
          <table:table-cell/>
        </table:table-row>
        <table:table-row table:style-name="ro1">
          <table:table-cell office:value-type="float" office:value="24.266668">
            <text:p>24,266668</text:p>
          </table:table-cell>
          <table:table-cell office:value-type="float" office:value="0.202168">
            <text:p>0,202168</text:p>
          </table:table-cell>
          <table:table-cell/>
        </table:table-row>
        <table:table-row table:style-name="ro1">
          <table:table-cell office:value-type="float" office:value="24.300001">
            <text:p>24,300001</text:p>
          </table:table-cell>
          <table:table-cell office:value-type="float" office:value="0.201368">
            <text:p>0,201368</text:p>
          </table:table-cell>
          <table:table-cell/>
        </table:table-row>
        <table:table-row table:style-name="ro1">
          <table:table-cell office:value-type="float" office:value="24.333335">
            <text:p>24,333335</text:p>
          </table:table-cell>
          <table:table-cell office:value-type="float" office:value="0.215654">
            <text:p>0,215654</text:p>
          </table:table-cell>
          <table:table-cell/>
        </table:table-row>
        <table:table-row table:style-name="ro1">
          <table:table-cell office:value-type="float" office:value="24.366668">
            <text:p>24,366668</text:p>
          </table:table-cell>
          <table:table-cell office:value-type="float" office:value="0.228141">
            <text:p>0,228141</text:p>
          </table:table-cell>
          <table:table-cell/>
        </table:table-row>
        <table:table-row table:style-name="ro1">
          <table:table-cell office:value-type="float" office:value="24.400001">
            <text:p>24,400001</text:p>
          </table:table-cell>
          <table:table-cell office:value-type="float" office:value="0.22497">
            <text:p>0,22497</text:p>
          </table:table-cell>
          <table:table-cell/>
        </table:table-row>
        <table:table-row table:style-name="ro1">
          <table:table-cell office:value-type="float" office:value="24.433335">
            <text:p>24,433335</text:p>
          </table:table-cell>
          <table:table-cell office:value-type="float" office:value="0.225923">
            <text:p>0,225923</text:p>
          </table:table-cell>
          <table:table-cell/>
        </table:table-row>
        <table:table-row table:style-name="ro1">
          <table:table-cell office:value-type="float" office:value="24.466668">
            <text:p>24,466668</text:p>
          </table:table-cell>
          <table:table-cell office:value-type="float" office:value="0.226799">
            <text:p>0,226799</text:p>
          </table:table-cell>
          <table:table-cell/>
        </table:table-row>
        <table:table-row table:style-name="ro1">
          <table:table-cell office:value-type="float" office:value="24.500001">
            <text:p>24,500001</text:p>
          </table:table-cell>
          <table:table-cell office:value-type="float" office:value="0.241552">
            <text:p>0,241552</text:p>
          </table:table-cell>
          <table:table-cell/>
        </table:table-row>
        <table:table-row table:style-name="ro1">
          <table:table-cell office:value-type="float" office:value="24.533335">
            <text:p>24,533335</text:p>
          </table:table-cell>
          <table:table-cell office:value-type="float" office:value="0.230743">
            <text:p>0,230743</text:p>
          </table:table-cell>
          <table:table-cell/>
        </table:table-row>
        <table:table-row table:style-name="ro1">
          <table:table-cell office:value-type="float" office:value="24.566668">
            <text:p>24,566668</text:p>
          </table:table-cell>
          <table:table-cell office:value-type="float" office:value="0.237304">
            <text:p>0,237304</text:p>
          </table:table-cell>
          <table:table-cell/>
        </table:table-row>
        <table:table-row table:style-name="ro1">
          <table:table-cell office:value-type="float" office:value="24.600001">
            <text:p>24,600001</text:p>
          </table:table-cell>
          <table:table-cell office:value-type="float" office:value="0.2571">
            <text:p>0,2571</text:p>
          </table:table-cell>
          <table:table-cell/>
        </table:table-row>
        <table:table-row table:style-name="ro1">
          <table:table-cell office:value-type="float" office:value="24.633335">
            <text:p>24,633335</text:p>
          </table:table-cell>
          <table:table-cell office:value-type="float" office:value="0.248981">
            <text:p>0,248981</text:p>
          </table:table-cell>
          <table:table-cell/>
        </table:table-row>
        <table:table-row table:style-name="ro1">
          <table:table-cell office:value-type="float" office:value="24.666668">
            <text:p>24,666668</text:p>
          </table:table-cell>
          <table:table-cell office:value-type="float" office:value="0.249592">
            <text:p>0,249592</text:p>
          </table:table-cell>
          <table:table-cell/>
        </table:table-row>
        <table:table-row table:style-name="ro1">
          <table:table-cell office:value-type="float" office:value="24.700001">
            <text:p>24,700001</text:p>
          </table:table-cell>
          <table:table-cell office:value-type="float" office:value="0.269397">
            <text:p>0,269397</text:p>
          </table:table-cell>
          <table:table-cell/>
        </table:table-row>
        <table:table-row table:style-name="ro1">
          <table:table-cell office:value-type="float" office:value="24.733335">
            <text:p>24,733335</text:p>
          </table:table-cell>
          <table:table-cell office:value-type="float" office:value="0.274956">
            <text:p>0,274956</text:p>
          </table:table-cell>
          <table:table-cell/>
        </table:table-row>
        <table:table-row table:style-name="ro1">
          <table:table-cell office:value-type="float" office:value="24.766668">
            <text:p>24,766668</text:p>
          </table:table-cell>
          <table:table-cell office:value-type="float" office:value="0.273112">
            <text:p>0,273112</text:p>
          </table:table-cell>
          <table:table-cell/>
        </table:table-row>
        <table:table-row table:style-name="ro1">
          <table:table-cell office:value-type="float" office:value="24.800001">
            <text:p>24,800001</text:p>
          </table:table-cell>
          <table:table-cell office:value-type="float" office:value="0.266213">
            <text:p>0,266213</text:p>
          </table:table-cell>
          <table:table-cell/>
        </table:table-row>
        <table:table-row table:style-name="ro1">
          <table:table-cell office:value-type="float" office:value="24.833335">
            <text:p>24,833335</text:p>
          </table:table-cell>
          <table:table-cell office:value-type="float" office:value="0.262568">
            <text:p>0,262568</text:p>
          </table:table-cell>
          <table:table-cell/>
        </table:table-row>
        <table:table-row table:style-name="ro1">
          <table:table-cell office:value-type="float" office:value="24.866668">
            <text:p>24,866668</text:p>
          </table:table-cell>
          <table:table-cell office:value-type="float" office:value="0.25428">
            <text:p>0,25428</text:p>
          </table:table-cell>
          <table:table-cell/>
        </table:table-row>
        <table:table-row table:style-name="ro1">
          <table:table-cell office:value-type="float" office:value="24.900001">
            <text:p>24,900001</text:p>
          </table:table-cell>
          <table:table-cell office:value-type="float" office:value="0.268535">
            <text:p>0,268535</text:p>
          </table:table-cell>
          <table:table-cell/>
        </table:table-row>
        <table:table-row table:style-name="ro1">
          <table:table-cell office:value-type="float" office:value="24.933335">
            <text:p>24,933335</text:p>
          </table:table-cell>
          <table:table-cell office:value-type="float" office:value="0.275278">
            <text:p>0,275278</text:p>
          </table:table-cell>
          <table:table-cell/>
        </table:table-row>
        <table:table-row table:style-name="ro1">
          <table:table-cell office:value-type="float" office:value="24.966668">
            <text:p>24,966668</text:p>
          </table:table-cell>
          <table:table-cell office:value-type="float" office:value="0.271675">
            <text:p>0,271675</text:p>
          </table:table-cell>
          <table:table-cell/>
        </table:table-row>
        <table:table-row table:style-name="ro1">
          <table:table-cell office:value-type="float" office:value="25.000001">
            <text:p>25,000001</text:p>
          </table:table-cell>
          <table:table-cell office:value-type="float" office:value="0.266649">
            <text:p>0,266649</text:p>
          </table:table-cell>
          <table:table-cell/>
        </table:table-row>
        <table:table-row table:style-name="ro1">
          <table:table-cell office:value-type="float" office:value="25.033335">
            <text:p>25,033335</text:p>
          </table:table-cell>
          <table:table-cell office:value-type="float" office:value="0.273544">
            <text:p>0,273544</text:p>
          </table:table-cell>
          <table:table-cell/>
        </table:table-row>
        <table:table-row table:style-name="ro1">
          <table:table-cell office:value-type="float" office:value="25.066668">
            <text:p>25,066668</text:p>
          </table:table-cell>
          <table:table-cell office:value-type="float" office:value="0.281064">
            <text:p>0,281064</text:p>
          </table:table-cell>
          <table:table-cell/>
        </table:table-row>
        <table:table-row table:style-name="ro1">
          <table:table-cell office:value-type="float" office:value="25.100001">
            <text:p>25,100001</text:p>
          </table:table-cell>
          <table:table-cell office:value-type="float" office:value="0.272135">
            <text:p>0,272135</text:p>
          </table:table-cell>
          <table:table-cell/>
        </table:table-row>
        <table:table-row table:style-name="ro1">
          <table:table-cell office:value-type="float" office:value="25.133335">
            <text:p>25,133335</text:p>
          </table:table-cell>
          <table:table-cell office:value-type="float" office:value="0.260808">
            <text:p>0,260808</text:p>
          </table:table-cell>
          <table:table-cell/>
        </table:table-row>
        <table:table-row table:style-name="ro1">
          <table:table-cell office:value-type="float" office:value="25.166668">
            <text:p>25,166668</text:p>
          </table:table-cell>
          <table:table-cell office:value-type="float" office:value="0.282568">
            <text:p>0,282568</text:p>
          </table:table-cell>
          <table:table-cell/>
        </table:table-row>
        <table:table-row table:style-name="ro1">
          <table:table-cell office:value-type="float" office:value="25.200001">
            <text:p>25,200001</text:p>
          </table:table-cell>
          <table:table-cell office:value-type="float" office:value="0.273858">
            <text:p>0,273858</text:p>
          </table:table-cell>
          <table:table-cell/>
        </table:table-row>
        <table:table-row table:style-name="ro1">
          <table:table-cell office:value-type="float" office:value="25.233335">
            <text:p>25,233335</text:p>
          </table:table-cell>
          <table:table-cell office:value-type="float" office:value="0.270438">
            <text:p>0,270438</text:p>
          </table:table-cell>
          <table:table-cell/>
        </table:table-row>
        <table:table-row table:style-name="ro1">
          <table:table-cell office:value-type="float" office:value="25.266668">
            <text:p>25,266668</text:p>
          </table:table-cell>
          <table:table-cell office:value-type="float" office:value="0.270346">
            <text:p>0,270346</text:p>
          </table:table-cell>
          <table:table-cell/>
        </table:table-row>
        <table:table-row table:style-name="ro1">
          <table:table-cell office:value-type="float" office:value="25.300001">
            <text:p>25,300001</text:p>
          </table:table-cell>
          <table:table-cell office:value-type="float" office:value="0.272615">
            <text:p>0,272615</text:p>
          </table:table-cell>
          <table:table-cell/>
        </table:table-row>
        <table:table-row table:style-name="ro1">
          <table:table-cell office:value-type="float" office:value="25.333335">
            <text:p>25,333335</text:p>
          </table:table-cell>
          <table:table-cell office:value-type="float" office:value="0.270712">
            <text:p>0,270712</text:p>
          </table:table-cell>
          <table:table-cell/>
        </table:table-row>
        <table:table-row table:style-name="ro1">
          <table:table-cell office:value-type="float" office:value="25.366668">
            <text:p>25,366668</text:p>
          </table:table-cell>
          <table:table-cell office:value-type="float" office:value="0.271067">
            <text:p>0,271067</text:p>
          </table:table-cell>
          <table:table-cell/>
        </table:table-row>
        <table:table-row table:style-name="ro1">
          <table:table-cell office:value-type="float" office:value="25.400001">
            <text:p>25,400001</text:p>
          </table:table-cell>
          <table:table-cell office:value-type="float" office:value="0.275093">
            <text:p>0,275093</text:p>
          </table:table-cell>
          <table:table-cell/>
        </table:table-row>
        <table:table-row table:style-name="ro1">
          <table:table-cell office:value-type="float" office:value="25.433335">
            <text:p>25,433335</text:p>
          </table:table-cell>
          <table:table-cell office:value-type="float" office:value="0.278331">
            <text:p>0,278331</text:p>
          </table:table-cell>
          <table:table-cell/>
        </table:table-row>
        <table:table-row table:style-name="ro1">
          <table:table-cell office:value-type="float" office:value="25.466668">
            <text:p>25,466668</text:p>
          </table:table-cell>
          <table:table-cell office:value-type="float" office:value="0.291641">
            <text:p>0,291641</text:p>
          </table:table-cell>
          <table:table-cell/>
        </table:table-row>
        <table:table-row table:style-name="ro1">
          <table:table-cell office:value-type="float" office:value="25.500001">
            <text:p>25,500001</text:p>
          </table:table-cell>
          <table:table-cell office:value-type="float" office:value="0.277152">
            <text:p>0,277152</text:p>
          </table:table-cell>
          <table:table-cell/>
        </table:table-row>
        <table:table-row table:style-name="ro1">
          <table:table-cell office:value-type="float" office:value="25.533335">
            <text:p>25,533335</text:p>
          </table:table-cell>
          <table:table-cell office:value-type="float" office:value="0.271227">
            <text:p>0,271227</text:p>
          </table:table-cell>
          <table:table-cell/>
        </table:table-row>
        <table:table-row table:style-name="ro1">
          <table:table-cell office:value-type="float" office:value="25.566668">
            <text:p>25,566668</text:p>
          </table:table-cell>
          <table:table-cell office:value-type="float" office:value="0.26823">
            <text:p>0,26823</text:p>
          </table:table-cell>
          <table:table-cell/>
        </table:table-row>
        <table:table-row table:style-name="ro1">
          <table:table-cell office:value-type="float" office:value="25.600001">
            <text:p>25,600001</text:p>
          </table:table-cell>
          <table:table-cell office:value-type="float" office:value="0.276344">
            <text:p>0,276344</text:p>
          </table:table-cell>
          <table:table-cell/>
        </table:table-row>
        <table:table-row table:style-name="ro1">
          <table:table-cell office:value-type="float" office:value="25.633335">
            <text:p>25,633335</text:p>
          </table:table-cell>
          <table:table-cell office:value-type="float" office:value="0.279365">
            <text:p>0,279365</text:p>
          </table:table-cell>
          <table:table-cell/>
        </table:table-row>
        <table:table-row table:style-name="ro1">
          <table:table-cell office:value-type="float" office:value="25.666668">
            <text:p>25,666668</text:p>
          </table:table-cell>
          <table:table-cell office:value-type="float" office:value="0.284638">
            <text:p>0,284638</text:p>
          </table:table-cell>
          <table:table-cell/>
        </table:table-row>
        <table:table-row table:style-name="ro1">
          <table:table-cell office:value-type="float" office:value="25.700001">
            <text:p>25,700001</text:p>
          </table:table-cell>
          <table:table-cell office:value-type="float" office:value="0.274756">
            <text:p>0,274756</text:p>
          </table:table-cell>
          <table:table-cell/>
        </table:table-row>
        <table:table-row table:style-name="ro1">
          <table:table-cell office:value-type="float" office:value="25.733335">
            <text:p>25,733335</text:p>
          </table:table-cell>
          <table:table-cell office:value-type="float" office:value="0.271196">
            <text:p>0,271196</text:p>
          </table:table-cell>
          <table:table-cell/>
        </table:table-row>
        <table:table-row table:style-name="ro1">
          <table:table-cell office:value-type="float" office:value="25.766668">
            <text:p>25,766668</text:p>
          </table:table-cell>
          <table:table-cell office:value-type="float" office:value="0.274011">
            <text:p>0,274011</text:p>
          </table:table-cell>
          <table:table-cell/>
        </table:table-row>
        <table:table-row table:style-name="ro1">
          <table:table-cell office:value-type="float" office:value="25.800001">
            <text:p>25,800001</text:p>
          </table:table-cell>
          <table:table-cell office:value-type="float" office:value="0.279056">
            <text:p>0,279056</text:p>
          </table:table-cell>
          <table:table-cell/>
        </table:table-row>
        <table:table-row table:style-name="ro1">
          <table:table-cell office:value-type="float" office:value="25.833335">
            <text:p>25,833335</text:p>
          </table:table-cell>
          <table:table-cell office:value-type="float" office:value="0.273388">
            <text:p>0,273388</text:p>
          </table:table-cell>
          <table:table-cell/>
        </table:table-row>
        <table:table-row table:style-name="ro1">
          <table:table-cell office:value-type="float" office:value="25.866668">
            <text:p>25,866668</text:p>
          </table:table-cell>
          <table:table-cell office:value-type="float" office:value="0.284526">
            <text:p>0,284526</text:p>
          </table:table-cell>
          <table:table-cell/>
        </table:table-row>
        <table:table-row table:style-name="ro1">
          <table:table-cell office:value-type="float" office:value="25.900001">
            <text:p>25,900001</text:p>
          </table:table-cell>
          <table:table-cell office:value-type="float" office:value="0.258925">
            <text:p>0,258925</text:p>
          </table:table-cell>
          <table:table-cell/>
        </table:table-row>
        <table:table-row table:style-name="ro1">
          <table:table-cell office:value-type="float" office:value="25.933335">
            <text:p>25,933335</text:p>
          </table:table-cell>
          <table:table-cell office:value-type="float" office:value="0.269495">
            <text:p>0,269495</text:p>
          </table:table-cell>
          <table:table-cell/>
        </table:table-row>
        <table:table-row table:style-name="ro1">
          <table:table-cell office:value-type="float" office:value="25.966668">
            <text:p>25,966668</text:p>
          </table:table-cell>
          <table:table-cell office:value-type="float" office:value="0.270443">
            <text:p>0,270443</text:p>
          </table:table-cell>
          <table:table-cell/>
        </table:table-row>
        <table:table-row table:style-name="ro1">
          <table:table-cell office:value-type="float" office:value="26.000001">
            <text:p>26,000001</text:p>
          </table:table-cell>
          <table:table-cell office:value-type="float" office:value="0.269996">
            <text:p>0,269996</text:p>
          </table:table-cell>
          <table:table-cell/>
        </table:table-row>
        <table:table-row table:style-name="ro1">
          <table:table-cell office:value-type="float" office:value="26.033335">
            <text:p>26,033335</text:p>
          </table:table-cell>
          <table:table-cell office:value-type="float" office:value="0.271005">
            <text:p>0,271005</text:p>
          </table:table-cell>
          <table:table-cell/>
        </table:table-row>
        <table:table-row table:style-name="ro1">
          <table:table-cell office:value-type="float" office:value="26.066668">
            <text:p>26,066668</text:p>
          </table:table-cell>
          <table:table-cell office:value-type="float" office:value="0.271292">
            <text:p>0,271292</text:p>
          </table:table-cell>
          <table:table-cell/>
        </table:table-row>
        <table:table-row table:style-name="ro1">
          <table:table-cell office:value-type="float" office:value="26.100001">
            <text:p>26,100001</text:p>
          </table:table-cell>
          <table:table-cell office:value-type="float" office:value="0.27246">
            <text:p>0,27246</text:p>
          </table:table-cell>
          <table:table-cell/>
        </table:table-row>
        <table:table-row table:style-name="ro1">
          <table:table-cell office:value-type="float" office:value="26.133335">
            <text:p>26,133335</text:p>
          </table:table-cell>
          <table:table-cell office:value-type="float" office:value="0.280253">
            <text:p>0,280253</text:p>
          </table:table-cell>
          <table:table-cell/>
        </table:table-row>
        <table:table-row table:style-name="ro1">
          <table:table-cell office:value-type="float" office:value="26.166668">
            <text:p>26,166668</text:p>
          </table:table-cell>
          <table:table-cell office:value-type="float" office:value="0.269098">
            <text:p>0,269098</text:p>
          </table:table-cell>
          <table:table-cell/>
        </table:table-row>
        <table:table-row table:style-name="ro1">
          <table:table-cell office:value-type="float" office:value="26.200001">
            <text:p>26,200001</text:p>
          </table:table-cell>
          <table:table-cell office:value-type="float" office:value="0.280135">
            <text:p>0,280135</text:p>
          </table:table-cell>
          <table:table-cell/>
        </table:table-row>
        <table:table-row table:style-name="ro1">
          <table:table-cell office:value-type="float" office:value="26.233335">
            <text:p>26,233335</text:p>
          </table:table-cell>
          <table:table-cell office:value-type="float" office:value="0.270011">
            <text:p>0,270011</text:p>
          </table:table-cell>
          <table:table-cell/>
        </table:table-row>
        <table:table-row table:style-name="ro1">
          <table:table-cell office:value-type="float" office:value="26.266668">
            <text:p>26,266668</text:p>
          </table:table-cell>
          <table:table-cell office:value-type="float" office:value="0.270954">
            <text:p>0,270954</text:p>
          </table:table-cell>
          <table:table-cell/>
        </table:table-row>
        <table:table-row table:style-name="ro1">
          <table:table-cell office:value-type="float" office:value="26.300001">
            <text:p>26,300001</text:p>
          </table:table-cell>
          <table:table-cell office:value-type="float" office:value="0.262442">
            <text:p>0,262442</text:p>
          </table:table-cell>
          <table:table-cell/>
        </table:table-row>
        <table:table-row table:style-name="ro1">
          <table:table-cell office:value-type="float" office:value="26.333335">
            <text:p>26,333335</text:p>
          </table:table-cell>
          <table:table-cell office:value-type="float" office:value="0.266505">
            <text:p>0,266505</text:p>
          </table:table-cell>
          <table:table-cell/>
        </table:table-row>
        <table:table-row table:style-name="ro1">
          <table:table-cell office:value-type="float" office:value="26.366668">
            <text:p>26,366668</text:p>
          </table:table-cell>
          <table:table-cell office:value-type="float" office:value="0.27323">
            <text:p>0,27323</text:p>
          </table:table-cell>
          <table:table-cell/>
        </table:table-row>
        <table:table-row table:style-name="ro1">
          <table:table-cell office:value-type="float" office:value="26.400001">
            <text:p>26,400001</text:p>
          </table:table-cell>
          <table:table-cell office:value-type="float" office:value="0.254882">
            <text:p>0,254882</text:p>
          </table:table-cell>
          <table:table-cell/>
        </table:table-row>
        <table:table-row table:style-name="ro1">
          <table:table-cell office:value-type="float" office:value="26.433335">
            <text:p>26,433335</text:p>
          </table:table-cell>
          <table:table-cell office:value-type="float" office:value="0.268963">
            <text:p>0,268963</text:p>
          </table:table-cell>
          <table:table-cell/>
        </table:table-row>
        <table:table-row table:style-name="ro1">
          <table:table-cell office:value-type="float" office:value="26.466668">
            <text:p>26,466668</text:p>
          </table:table-cell>
          <table:table-cell office:value-type="float" office:value="0.252813">
            <text:p>0,252813</text:p>
          </table:table-cell>
          <table:table-cell/>
        </table:table-row>
        <table:table-row table:style-name="ro1">
          <table:table-cell office:value-type="float" office:value="26.500001">
            <text:p>26,500001</text:p>
          </table:table-cell>
          <table:table-cell office:value-type="float" office:value="0.257711">
            <text:p>0,257711</text:p>
          </table:table-cell>
          <table:table-cell/>
        </table:table-row>
        <table:table-row table:style-name="ro1">
          <table:table-cell office:value-type="float" office:value="26.533335">
            <text:p>26,533335</text:p>
          </table:table-cell>
          <table:table-cell office:value-type="float" office:value="0.257313">
            <text:p>0,257313</text:p>
          </table:table-cell>
          <table:table-cell/>
        </table:table-row>
        <table:table-row table:style-name="ro1">
          <table:table-cell office:value-type="float" office:value="26.566668">
            <text:p>26,566668</text:p>
          </table:table-cell>
          <table:table-cell office:value-type="float" office:value="0.239589">
            <text:p>0,239589</text:p>
          </table:table-cell>
          <table:table-cell/>
        </table:table-row>
        <table:table-row table:style-name="ro1">
          <table:table-cell office:value-type="float" office:value="26.600001">
            <text:p>26,600001</text:p>
          </table:table-cell>
          <table:table-cell office:value-type="float" office:value="0.258823">
            <text:p>0,258823</text:p>
          </table:table-cell>
          <table:table-cell/>
        </table:table-row>
        <table:table-row table:style-name="ro1">
          <table:table-cell office:value-type="float" office:value="26.633335">
            <text:p>26,633335</text:p>
          </table:table-cell>
          <table:table-cell office:value-type="float" office:value="0.237499">
            <text:p>0,237499</text:p>
          </table:table-cell>
          <table:table-cell/>
        </table:table-row>
        <table:table-row table:style-name="ro1">
          <table:table-cell office:value-type="float" office:value="26.666668">
            <text:p>26,666668</text:p>
          </table:table-cell>
          <table:table-cell office:value-type="float" office:value="0.241859">
            <text:p>0,241859</text:p>
          </table:table-cell>
          <table:table-cell/>
        </table:table-row>
        <table:table-row table:style-name="ro1">
          <table:table-cell office:value-type="float" office:value="26.700001">
            <text:p>26,700001</text:p>
          </table:table-cell>
          <table:table-cell office:value-type="float" office:value="0.235235">
            <text:p>0,235235</text:p>
          </table:table-cell>
          <table:table-cell/>
        </table:table-row>
        <table:table-row table:style-name="ro1">
          <table:table-cell office:value-type="float" office:value="26.733335">
            <text:p>26,733335</text:p>
          </table:table-cell>
          <table:table-cell office:value-type="float" office:value="0.227444">
            <text:p>0,227444</text:p>
          </table:table-cell>
          <table:table-cell/>
        </table:table-row>
        <table:table-row table:style-name="ro1">
          <table:table-cell office:value-type="float" office:value="26.766668">
            <text:p>26,766668</text:p>
          </table:table-cell>
          <table:table-cell office:value-type="float" office:value="0.209083">
            <text:p>0,209083</text:p>
          </table:table-cell>
          <table:table-cell/>
        </table:table-row>
        <table:table-row table:style-name="ro1">
          <table:table-cell office:value-type="float" office:value="26.800001">
            <text:p>26,800001</text:p>
          </table:table-cell>
          <table:table-cell office:value-type="float" office:value="0.218319">
            <text:p>0,218319</text:p>
          </table:table-cell>
          <table:table-cell/>
        </table:table-row>
        <table:table-row table:style-name="ro1">
          <table:table-cell office:value-type="float" office:value="26.833335">
            <text:p>26,833335</text:p>
          </table:table-cell>
          <table:table-cell office:value-type="float" office:value="0.210313">
            <text:p>0,210313</text:p>
          </table:table-cell>
          <table:table-cell/>
        </table:table-row>
        <table:table-row table:style-name="ro1">
          <table:table-cell office:value-type="float" office:value="26.866668">
            <text:p>26,866668</text:p>
          </table:table-cell>
          <table:table-cell office:value-type="float" office:value="0.218864">
            <text:p>0,218864</text:p>
          </table:table-cell>
          <table:table-cell/>
        </table:table-row>
        <table:table-row table:style-name="ro1">
          <table:table-cell office:value-type="float" office:value="26.900001">
            <text:p>26,900001</text:p>
          </table:table-cell>
          <table:table-cell office:value-type="float" office:value="0.178259">
            <text:p>0,178259</text:p>
          </table:table-cell>
          <table:table-cell/>
        </table:table-row>
        <table:table-row table:style-name="ro1">
          <table:table-cell office:value-type="float" office:value="26.933335">
            <text:p>26,933335</text:p>
          </table:table-cell>
          <table:table-cell office:value-type="float" office:value="0.182434">
            <text:p>0,182434</text:p>
          </table:table-cell>
          <table:table-cell/>
        </table:table-row>
        <table:table-row table:style-name="ro1">
          <table:table-cell office:value-type="float" office:value="26.966668">
            <text:p>26,966668</text:p>
          </table:table-cell>
          <table:table-cell office:value-type="float" office:value="0.198006">
            <text:p>0,198006</text:p>
          </table:table-cell>
          <table:table-cell/>
        </table:table-row>
        <table:table-row table:style-name="ro1">
          <table:table-cell office:value-type="float" office:value="27.000001">
            <text:p>27,000001</text:p>
          </table:table-cell>
          <table:table-cell office:value-type="float" office:value="0.17835">
            <text:p>0,17835</text:p>
          </table:table-cell>
          <table:table-cell/>
        </table:table-row>
        <table:table-row table:style-name="ro1">
          <table:table-cell office:value-type="float" office:value="27.033335">
            <text:p>27,033335</text:p>
          </table:table-cell>
          <table:table-cell office:value-type="float" office:value="0.175108">
            <text:p>0,175108</text:p>
          </table:table-cell>
          <table:table-cell/>
        </table:table-row>
        <table:table-row table:style-name="ro1">
          <table:table-cell office:value-type="float" office:value="27.066668">
            <text:p>27,066668</text:p>
          </table:table-cell>
          <table:table-cell office:value-type="float" office:value="0.228232">
            <text:p>0,228232</text:p>
          </table:table-cell>
          <table:table-cell/>
        </table:table-row>
        <table:table-row table:style-name="ro1">
          <table:table-cell office:value-type="float" office:value="27.100001">
            <text:p>27,100001</text:p>
          </table:table-cell>
          <table:table-cell office:value-type="float" office:value="0.205371">
            <text:p>0,205371</text:p>
          </table:table-cell>
          <table:table-cell/>
        </table:table-row>
        <table:table-row table:style-name="ro1">
          <table:table-cell office:value-type="float" office:value="27.133335">
            <text:p>27,133335</text:p>
          </table:table-cell>
          <table:table-cell office:value-type="float" office:value="0.197514">
            <text:p>0,197514</text:p>
          </table:table-cell>
          <table:table-cell office:value-type="string">
            <text:p>Generando nueva Gausiana: Amp=-218.8948nm <text:s/>s=0.00205s</text:p>
          </table:table-cell>
        </table:table-row>
        <table:table-row table:style-name="ro1">
          <table:table-cell office:value-type="float" office:value="27.166668">
            <text:p>27,166668</text:p>
          </table:table-cell>
          <table:table-cell office:value-type="float" office:value="0.23838">
            <text:p>0,23838</text:p>
          </table:table-cell>
          <table:table-cell/>
        </table:table-row>
        <table:table-row table:style-name="ro1">
          <table:table-cell office:value-type="float" office:value="27.200001">
            <text:p>27,200001</text:p>
          </table:table-cell>
          <table:table-cell office:value-type="float" office:value="0.218307">
            <text:p>0,218307</text:p>
          </table:table-cell>
          <table:table-cell/>
        </table:table-row>
        <table:table-row table:style-name="ro1">
          <table:table-cell office:value-type="float" office:value="27.233335">
            <text:p>27,233335</text:p>
          </table:table-cell>
          <table:table-cell office:value-type="float" office:value="0.220933">
            <text:p>0,220933</text:p>
          </table:table-cell>
          <table:table-cell/>
        </table:table-row>
        <table:table-row table:style-name="ro1">
          <table:table-cell office:value-type="float" office:value="27.266668">
            <text:p>27,266668</text:p>
          </table:table-cell>
          <table:table-cell office:value-type="float" office:value="0.200684">
            <text:p>0,200684</text:p>
          </table:table-cell>
          <table:table-cell/>
        </table:table-row>
        <table:table-row table:style-name="ro1">
          <table:table-cell office:value-type="float" office:value="27.300001">
            <text:p>27,300001</text:p>
          </table:table-cell>
          <table:table-cell office:value-type="float" office:value="0.220218">
            <text:p>0,220218</text:p>
          </table:table-cell>
          <table:table-cell/>
        </table:table-row>
        <table:table-row table:style-name="ro1">
          <table:table-cell office:value-type="float" office:value="27.333335">
            <text:p>27,333335</text:p>
          </table:table-cell>
          <table:table-cell office:value-type="float" office:value="0.229455">
            <text:p>0,229455</text:p>
          </table:table-cell>
          <table:table-cell/>
        </table:table-row>
        <table:table-row table:style-name="ro1">
          <table:table-cell office:value-type="float" office:value="27.366668">
            <text:p>27,366668</text:p>
          </table:table-cell>
          <table:table-cell office:value-type="float" office:value="0.216752">
            <text:p>0,216752</text:p>
          </table:table-cell>
          <table:table-cell/>
        </table:table-row>
        <table:table-row table:style-name="ro1">
          <table:table-cell office:value-type="float" office:value="27.400001">
            <text:p>27,400001</text:p>
          </table:table-cell>
          <table:table-cell office:value-type="float" office:value="0.217423">
            <text:p>0,217423</text:p>
          </table:table-cell>
          <table:table-cell/>
        </table:table-row>
        <table:table-row table:style-name="ro1">
          <table:table-cell office:value-type="float" office:value="27.433335">
            <text:p>27,433335</text:p>
          </table:table-cell>
          <table:table-cell office:value-type="float" office:value="0.22828">
            <text:p>0,22828</text:p>
          </table:table-cell>
          <table:table-cell/>
        </table:table-row>
        <table:table-row table:style-name="ro1">
          <table:table-cell office:value-type="float" office:value="27.466668">
            <text:p>27,466668</text:p>
          </table:table-cell>
          <table:table-cell office:value-type="float" office:value="0.218774">
            <text:p>0,218774</text:p>
          </table:table-cell>
          <table:table-cell/>
        </table:table-row>
        <table:table-row table:style-name="ro1">
          <table:table-cell office:value-type="float" office:value="27.500001">
            <text:p>27,500001</text:p>
          </table:table-cell>
          <table:table-cell office:value-type="float" office:value="0.218826">
            <text:p>0,218826</text:p>
          </table:table-cell>
          <table:table-cell/>
        </table:table-row>
        <table:table-row table:style-name="ro1">
          <table:table-cell office:value-type="float" office:value="27.533335">
            <text:p>27,533335</text:p>
          </table:table-cell>
          <table:table-cell office:value-type="float" office:value="0.214522">
            <text:p>0,214522</text:p>
          </table:table-cell>
          <table:table-cell/>
        </table:table-row>
        <table:table-row table:style-name="ro1">
          <table:table-cell office:value-type="float" office:value="27.566668">
            <text:p>27,566668</text:p>
          </table:table-cell>
          <table:table-cell office:value-type="float" office:value="0.22224">
            <text:p>0,22224</text:p>
          </table:table-cell>
          <table:table-cell/>
        </table:table-row>
        <table:table-row table:style-name="ro1">
          <table:table-cell office:value-type="float" office:value="27.600001">
            <text:p>27,600001</text:p>
          </table:table-cell>
          <table:table-cell office:value-type="float" office:value="0.231452">
            <text:p>0,231452</text:p>
          </table:table-cell>
          <table:table-cell/>
        </table:table-row>
        <table:table-row table:style-name="ro1">
          <table:table-cell office:value-type="float" office:value="27.633335">
            <text:p>27,633335</text:p>
          </table:table-cell>
          <table:table-cell office:value-type="float" office:value="0.219825">
            <text:p>0,219825</text:p>
          </table:table-cell>
          <table:table-cell/>
        </table:table-row>
        <table:table-row table:style-name="ro1">
          <table:table-cell office:value-type="float" office:value="27.666668">
            <text:p>27,666668</text:p>
          </table:table-cell>
          <table:table-cell office:value-type="float" office:value="0.226975">
            <text:p>0,226975</text:p>
          </table:table-cell>
          <table:table-cell/>
        </table:table-row>
        <table:table-row table:style-name="ro1">
          <table:table-cell office:value-type="float" office:value="27.700001">
            <text:p>27,700001</text:p>
          </table:table-cell>
          <table:table-cell office:value-type="float" office:value="0.230435">
            <text:p>0,230435</text:p>
          </table:table-cell>
          <table:table-cell/>
        </table:table-row>
        <table:table-row table:style-name="ro1">
          <table:table-cell office:value-type="float" office:value="27.733335">
            <text:p>27,733335</text:p>
          </table:table-cell>
          <table:table-cell office:value-type="float" office:value="0.213807">
            <text:p>0,213807</text:p>
          </table:table-cell>
          <table:table-cell/>
        </table:table-row>
        <table:table-row table:style-name="ro1">
          <table:table-cell office:value-type="float" office:value="27.766668">
            <text:p>27,766668</text:p>
          </table:table-cell>
          <table:table-cell office:value-type="float" office:value="0.211592">
            <text:p>0,211592</text:p>
          </table:table-cell>
          <table:table-cell/>
        </table:table-row>
        <table:table-row table:style-name="ro1">
          <table:table-cell office:value-type="float" office:value="27.800001">
            <text:p>27,800001</text:p>
          </table:table-cell>
          <table:table-cell office:value-type="float" office:value="0.211073">
            <text:p>0,211073</text:p>
          </table:table-cell>
          <table:table-cell/>
        </table:table-row>
        <table:table-row table:style-name="ro1">
          <table:table-cell office:value-type="float" office:value="27.833335">
            <text:p>27,833335</text:p>
          </table:table-cell>
          <table:table-cell office:value-type="float" office:value="0.214387">
            <text:p>0,214387</text:p>
          </table:table-cell>
          <table:table-cell/>
        </table:table-row>
        <table:table-row table:style-name="ro1">
          <table:table-cell office:value-type="float" office:value="27.866668">
            <text:p>27,866668</text:p>
          </table:table-cell>
          <table:table-cell office:value-type="float" office:value="0.258104">
            <text:p>0,258104</text:p>
          </table:table-cell>
          <table:table-cell/>
        </table:table-row>
        <table:table-row table:style-name="ro1">
          <table:table-cell office:value-type="float" office:value="27.900001">
            <text:p>27,900001</text:p>
          </table:table-cell>
          <table:table-cell office:value-type="float" office:value="0.245777">
            <text:p>0,245777</text:p>
          </table:table-cell>
          <table:table-cell/>
        </table:table-row>
        <table:table-row table:style-name="ro1">
          <table:table-cell office:value-type="float" office:value="27.933335">
            <text:p>27,933335</text:p>
          </table:table-cell>
          <table:table-cell office:value-type="float" office:value="0.247991">
            <text:p>0,247991</text:p>
          </table:table-cell>
          <table:table-cell/>
        </table:table-row>
        <table:table-row table:style-name="ro1">
          <table:table-cell office:value-type="float" office:value="27.966668">
            <text:p>27,966668</text:p>
          </table:table-cell>
          <table:table-cell office:value-type="float" office:value="0.271382">
            <text:p>0,271382</text:p>
          </table:table-cell>
          <table:table-cell/>
        </table:table-row>
        <table:table-row table:style-name="ro1">
          <table:table-cell office:value-type="float" office:value="28.000001">
            <text:p>28,000001</text:p>
          </table:table-cell>
          <table:table-cell office:value-type="float" office:value="0.265414">
            <text:p>0,265414</text:p>
          </table:table-cell>
          <table:table-cell/>
        </table:table-row>
        <table:table-row table:style-name="ro1">
          <table:table-cell office:value-type="float" office:value="28.033335">
            <text:p>28,033335</text:p>
          </table:table-cell>
          <table:table-cell office:value-type="float" office:value="0.287916">
            <text:p>0,287916</text:p>
          </table:table-cell>
          <table:table-cell/>
        </table:table-row>
        <table:table-row table:style-name="ro1">
          <table:table-cell office:value-type="float" office:value="28.066668">
            <text:p>28,066668</text:p>
          </table:table-cell>
          <table:table-cell office:value-type="float" office:value="0.257833">
            <text:p>0,257833</text:p>
          </table:table-cell>
          <table:table-cell/>
        </table:table-row>
        <table:table-row table:style-name="ro1">
          <table:table-cell office:value-type="float" office:value="28.100001">
            <text:p>28,100001</text:p>
          </table:table-cell>
          <table:table-cell office:value-type="float" office:value="0.282538">
            <text:p>0,282538</text:p>
          </table:table-cell>
          <table:table-cell/>
        </table:table-row>
        <table:table-row table:style-name="ro1">
          <table:table-cell office:value-type="float" office:value="28.133335">
            <text:p>28,133335</text:p>
          </table:table-cell>
          <table:table-cell office:value-type="float" office:value="0.276921">
            <text:p>0,276921</text:p>
          </table:table-cell>
          <table:table-cell/>
        </table:table-row>
        <table:table-row table:style-name="ro1">
          <table:table-cell office:value-type="float" office:value="28.166668">
            <text:p>28,166668</text:p>
          </table:table-cell>
          <table:table-cell office:value-type="float" office:value="0.282354">
            <text:p>0,282354</text:p>
          </table:table-cell>
          <table:table-cell/>
        </table:table-row>
        <table:table-row table:style-name="ro1">
          <table:table-cell office:value-type="float" office:value="28.200001">
            <text:p>28,200001</text:p>
          </table:table-cell>
          <table:table-cell office:value-type="float" office:value="0.280066">
            <text:p>0,280066</text:p>
          </table:table-cell>
          <table:table-cell/>
        </table:table-row>
        <table:table-row table:style-name="ro1">
          <table:table-cell office:value-type="float" office:value="28.233335">
            <text:p>28,233335</text:p>
          </table:table-cell>
          <table:table-cell office:value-type="float" office:value="0.273557">
            <text:p>0,273557</text:p>
          </table:table-cell>
          <table:table-cell/>
        </table:table-row>
        <table:table-row table:style-name="ro1">
          <table:table-cell office:value-type="float" office:value="28.266668">
            <text:p>28,266668</text:p>
          </table:table-cell>
          <table:table-cell office:value-type="float" office:value="0.280745">
            <text:p>0,280745</text:p>
          </table:table-cell>
          <table:table-cell/>
        </table:table-row>
        <table:table-row table:style-name="ro1">
          <table:table-cell office:value-type="float" office:value="28.300001">
            <text:p>28,300001</text:p>
          </table:table-cell>
          <table:table-cell office:value-type="float" office:value="0.267193">
            <text:p>0,267193</text:p>
          </table:table-cell>
          <table:table-cell/>
        </table:table-row>
        <table:table-row table:style-name="ro1">
          <table:table-cell office:value-type="float" office:value="28.333335">
            <text:p>28,333335</text:p>
          </table:table-cell>
          <table:table-cell office:value-type="float" office:value="0.279278">
            <text:p>0,279278</text:p>
          </table:table-cell>
          <table:table-cell/>
        </table:table-row>
        <table:table-row table:style-name="ro1">
          <table:table-cell office:value-type="float" office:value="28.366668">
            <text:p>28,366668</text:p>
          </table:table-cell>
          <table:table-cell office:value-type="float" office:value="0.282112">
            <text:p>0,282112</text:p>
          </table:table-cell>
          <table:table-cell/>
        </table:table-row>
        <table:table-row table:style-name="ro1">
          <table:table-cell office:value-type="float" office:value="28.400001">
            <text:p>28,400001</text:p>
          </table:table-cell>
          <table:table-cell office:value-type="float" office:value="0.27291">
            <text:p>0,27291</text:p>
          </table:table-cell>
          <table:table-cell/>
        </table:table-row>
        <table:table-row table:style-name="ro1">
          <table:table-cell office:value-type="float" office:value="28.433335">
            <text:p>28,433335</text:p>
          </table:table-cell>
          <table:table-cell office:value-type="float" office:value="0.275681">
            <text:p>0,275681</text:p>
          </table:table-cell>
          <table:table-cell/>
        </table:table-row>
        <table:table-row table:style-name="ro1">
          <table:table-cell office:value-type="float" office:value="28.466668">
            <text:p>28,466668</text:p>
          </table:table-cell>
          <table:table-cell office:value-type="float" office:value="0.272734">
            <text:p>0,272734</text:p>
          </table:table-cell>
          <table:table-cell/>
        </table:table-row>
        <table:table-row table:style-name="ro1">
          <table:table-cell office:value-type="float" office:value="28.500001">
            <text:p>28,500001</text:p>
          </table:table-cell>
          <table:table-cell office:value-type="float" office:value="0.264623">
            <text:p>0,264623</text:p>
          </table:table-cell>
          <table:table-cell/>
        </table:table-row>
        <table:table-row table:style-name="ro1">
          <table:table-cell office:value-type="float" office:value="28.533335">
            <text:p>28,533335</text:p>
          </table:table-cell>
          <table:table-cell office:value-type="float" office:value="0.263166">
            <text:p>0,263166</text:p>
          </table:table-cell>
          <table:table-cell/>
        </table:table-row>
        <table:table-row table:style-name="ro1">
          <table:table-cell office:value-type="float" office:value="28.566668">
            <text:p>28,566668</text:p>
          </table:table-cell>
          <table:table-cell office:value-type="float" office:value="0.28139">
            <text:p>0,28139</text:p>
          </table:table-cell>
          <table:table-cell/>
        </table:table-row>
        <table:table-row table:style-name="ro1">
          <table:table-cell office:value-type="float" office:value="28.600001">
            <text:p>28,600001</text:p>
          </table:table-cell>
          <table:table-cell office:value-type="float" office:value="0.277206">
            <text:p>0,277206</text:p>
          </table:table-cell>
          <table:table-cell/>
        </table:table-row>
        <table:table-row table:style-name="ro1">
          <table:table-cell office:value-type="float" office:value="28.633335">
            <text:p>28,633335</text:p>
          </table:table-cell>
          <table:table-cell office:value-type="float" office:value="0.246375">
            <text:p>0,246375</text:p>
          </table:table-cell>
          <table:table-cell/>
        </table:table-row>
        <table:table-row table:style-name="ro1">
          <table:table-cell office:value-type="float" office:value="28.666668">
            <text:p>28,666668</text:p>
          </table:table-cell>
          <table:table-cell office:value-type="float" office:value="0.238858">
            <text:p>0,238858</text:p>
          </table:table-cell>
          <table:table-cell/>
        </table:table-row>
        <table:table-row table:style-name="ro1">
          <table:table-cell office:value-type="float" office:value="28.700001">
            <text:p>28,700001</text:p>
          </table:table-cell>
          <table:table-cell office:value-type="float" office:value="0.228363">
            <text:p>0,228363</text:p>
          </table:table-cell>
          <table:table-cell/>
        </table:table-row>
        <table:table-row table:style-name="ro1">
          <table:table-cell office:value-type="float" office:value="28.733335">
            <text:p>28,733335</text:p>
          </table:table-cell>
          <table:table-cell office:value-type="float" office:value="0.210534">
            <text:p>0,210534</text:p>
          </table:table-cell>
          <table:table-cell/>
        </table:table-row>
        <table:table-row table:style-name="ro1">
          <table:table-cell office:value-type="float" office:value="28.766668">
            <text:p>28,766668</text:p>
          </table:table-cell>
          <table:table-cell office:value-type="float" office:value="0.199156">
            <text:p>0,199156</text:p>
          </table:table-cell>
          <table:table-cell/>
        </table:table-row>
        <table:table-row table:style-name="ro1">
          <table:table-cell office:value-type="float" office:value="28.800002">
            <text:p>28,800002</text:p>
          </table:table-cell>
          <table:table-cell office:value-type="float" office:value="0.202733">
            <text:p>0,202733</text:p>
          </table:table-cell>
          <table:table-cell/>
        </table:table-row>
        <table:table-row table:style-name="ro1">
          <table:table-cell office:value-type="float" office:value="28.833335">
            <text:p>28,833335</text:p>
          </table:table-cell>
          <table:table-cell office:value-type="float" office:value="0.223235">
            <text:p>0,223235</text:p>
          </table:table-cell>
          <table:table-cell/>
        </table:table-row>
        <table:table-row table:style-name="ro1">
          <table:table-cell office:value-type="float" office:value="28.866668">
            <text:p>28,866668</text:p>
          </table:table-cell>
          <table:table-cell office:value-type="float" office:value="0.235418">
            <text:p>0,235418</text:p>
          </table:table-cell>
          <table:table-cell/>
        </table:table-row>
        <table:table-row table:style-name="ro1">
          <table:table-cell office:value-type="float" office:value="28.900002">
            <text:p>28,900002</text:p>
          </table:table-cell>
          <table:table-cell office:value-type="float" office:value="0.219302">
            <text:p>0,219302</text:p>
          </table:table-cell>
          <table:table-cell/>
        </table:table-row>
        <table:table-row table:style-name="ro1">
          <table:table-cell office:value-type="float" office:value="28.933335">
            <text:p>28,933335</text:p>
          </table:table-cell>
          <table:table-cell office:value-type="float" office:value="0.232521">
            <text:p>0,232521</text:p>
          </table:table-cell>
          <table:table-cell/>
        </table:table-row>
        <table:table-row table:style-name="ro1">
          <table:table-cell office:value-type="float" office:value="28.966668">
            <text:p>28,966668</text:p>
          </table:table-cell>
          <table:table-cell office:value-type="float" office:value="0.21883">
            <text:p>0,21883</text:p>
          </table:table-cell>
          <table:table-cell/>
        </table:table-row>
        <table:table-row table:style-name="ro1">
          <table:table-cell office:value-type="float" office:value="29.000002">
            <text:p>29,000002</text:p>
          </table:table-cell>
          <table:table-cell office:value-type="float" office:value="0.226826">
            <text:p>0,226826</text:p>
          </table:table-cell>
          <table:table-cell/>
        </table:table-row>
        <table:table-row table:style-name="ro1">
          <table:table-cell office:value-type="float" office:value="29.033335">
            <text:p>29,033335</text:p>
          </table:table-cell>
          <table:table-cell office:value-type="float" office:value="0.213986">
            <text:p>0,213986</text:p>
          </table:table-cell>
          <table:table-cell/>
        </table:table-row>
        <table:table-row table:style-name="ro1">
          <table:table-cell office:value-type="float" office:value="29.066668">
            <text:p>29,066668</text:p>
          </table:table-cell>
          <table:table-cell office:value-type="float" office:value="0.222371">
            <text:p>0,222371</text:p>
          </table:table-cell>
          <table:table-cell/>
        </table:table-row>
        <table:table-row table:style-name="ro1">
          <table:table-cell office:value-type="float" office:value="29.100002">
            <text:p>29,100002</text:p>
          </table:table-cell>
          <table:table-cell office:value-type="float" office:value="0.221602">
            <text:p>0,221602</text:p>
          </table:table-cell>
          <table:table-cell/>
        </table:table-row>
        <table:table-row table:style-name="ro1">
          <table:table-cell office:value-type="float" office:value="29.133335">
            <text:p>29,133335</text:p>
          </table:table-cell>
          <table:table-cell office:value-type="float" office:value="0.228859">
            <text:p>0,228859</text:p>
          </table:table-cell>
          <table:table-cell/>
        </table:table-row>
        <table:table-row table:style-name="ro1">
          <table:table-cell office:value-type="float" office:value="29.166668">
            <text:p>29,166668</text:p>
          </table:table-cell>
          <table:table-cell office:value-type="float" office:value="0.230758">
            <text:p>0,230758</text:p>
          </table:table-cell>
          <table:table-cell/>
        </table:table-row>
        <table:table-row table:style-name="ro1">
          <table:table-cell office:value-type="float" office:value="29.200002">
            <text:p>29,200002</text:p>
          </table:table-cell>
          <table:table-cell office:value-type="float" office:value="0.208553">
            <text:p>0,208553</text:p>
          </table:table-cell>
          <table:table-cell/>
        </table:table-row>
        <table:table-row table:style-name="ro1">
          <table:table-cell office:value-type="float" office:value="29.233335">
            <text:p>29,233335</text:p>
          </table:table-cell>
          <table:table-cell office:value-type="float" office:value="0.215741">
            <text:p>0,215741</text:p>
          </table:table-cell>
          <table:table-cell/>
        </table:table-row>
        <table:table-row table:style-name="ro1">
          <table:table-cell office:value-type="float" office:value="29.266668">
            <text:p>29,266668</text:p>
          </table:table-cell>
          <table:table-cell office:value-type="float" office:value="0.207816">
            <text:p>0,207816</text:p>
          </table:table-cell>
          <table:table-cell/>
        </table:table-row>
        <table:table-row table:style-name="ro1">
          <table:table-cell office:value-type="float" office:value="29.300002">
            <text:p>29,300002</text:p>
          </table:table-cell>
          <table:table-cell office:value-type="float" office:value="0.222394">
            <text:p>0,222394</text:p>
          </table:table-cell>
          <table:table-cell/>
        </table:table-row>
        <table:table-row table:style-name="ro1">
          <table:table-cell office:value-type="float" office:value="29.333335">
            <text:p>29,333335</text:p>
          </table:table-cell>
          <table:table-cell office:value-type="float" office:value="0.233074">
            <text:p>0,233074</text:p>
          </table:table-cell>
          <table:table-cell/>
        </table:table-row>
        <table:table-row table:style-name="ro1">
          <table:table-cell office:value-type="float" office:value="29.366668">
            <text:p>29,366668</text:p>
          </table:table-cell>
          <table:table-cell office:value-type="float" office:value="0.230323">
            <text:p>0,230323</text:p>
          </table:table-cell>
          <table:table-cell/>
        </table:table-row>
        <table:table-row table:style-name="ro1">
          <table:table-cell office:value-type="float" office:value="29.400002">
            <text:p>29,400002</text:p>
          </table:table-cell>
          <table:table-cell office:value-type="float" office:value="0.260969">
            <text:p>0,260969</text:p>
          </table:table-cell>
          <table:table-cell office:value-type="string">
            <text:p>Generando nueva Gausiana: Amp=320.4683nm <text:s/>s=0.00315s</text:p>
          </table:table-cell>
        </table:table-row>
        <table:table-row table:style-name="ro1">
          <table:table-cell office:value-type="float" office:value="29.433335">
            <text:p>29,433335</text:p>
          </table:table-cell>
          <table:table-cell office:value-type="float" office:value="0.182161">
            <text:p>0,182161</text:p>
          </table:table-cell>
          <table:table-cell/>
        </table:table-row>
        <table:table-row table:style-name="ro1">
          <table:table-cell office:value-type="float" office:value="29.466668">
            <text:p>29,466668</text:p>
          </table:table-cell>
          <table:table-cell office:value-type="float" office:value="0.163431">
            <text:p>0,163431</text:p>
          </table:table-cell>
          <table:table-cell/>
        </table:table-row>
        <table:table-row table:style-name="ro1">
          <table:table-cell office:value-type="float" office:value="29.500002">
            <text:p>29,500002</text:p>
          </table:table-cell>
          <table:table-cell office:value-type="float" office:value="0.16522">
            <text:p>0,16522</text:p>
          </table:table-cell>
          <table:table-cell/>
        </table:table-row>
        <table:table-row table:style-name="ro1">
          <table:table-cell office:value-type="float" office:value="29.533335">
            <text:p>29,533335</text:p>
          </table:table-cell>
          <table:table-cell office:value-type="float" office:value="0.142593">
            <text:p>0,142593</text:p>
          </table:table-cell>
          <table:table-cell/>
        </table:table-row>
        <table:table-row table:style-name="ro1">
          <table:table-cell office:value-type="float" office:value="29.566668">
            <text:p>29,566668</text:p>
          </table:table-cell>
          <table:table-cell office:value-type="float" office:value="0.141043">
            <text:p>0,141043</text:p>
          </table:table-cell>
          <table:table-cell/>
        </table:table-row>
        <table:table-row table:style-name="ro1">
          <table:table-cell office:value-type="float" office:value="29.600002">
            <text:p>29,600002</text:p>
          </table:table-cell>
          <table:table-cell office:value-type="float" office:value="0.136924">
            <text:p>0,136924</text:p>
          </table:table-cell>
          <table:table-cell/>
        </table:table-row>
        <table:table-row table:style-name="ro1">
          <table:table-cell office:value-type="float" office:value="29.633335">
            <text:p>29,633335</text:p>
          </table:table-cell>
          <table:table-cell office:value-type="float" office:value="0.141104">
            <text:p>0,141104</text:p>
          </table:table-cell>
          <table:table-cell/>
        </table:table-row>
        <table:table-row table:style-name="ro1">
          <table:table-cell office:value-type="float" office:value="29.666668">
            <text:p>29,666668</text:p>
          </table:table-cell>
          <table:table-cell office:value-type="float" office:value="0.110233">
            <text:p>0,110233</text:p>
          </table:table-cell>
          <table:table-cell/>
        </table:table-row>
        <table:table-row table:style-name="ro1">
          <table:table-cell office:value-type="float" office:value="29.700002">
            <text:p>29,700002</text:p>
          </table:table-cell>
          <table:table-cell office:value-type="float" office:value="0.085297">
            <text:p>0,085297</text:p>
          </table:table-cell>
          <table:table-cell/>
        </table:table-row>
        <table:table-row table:style-name="ro1">
          <table:table-cell office:value-type="float" office:value="29.733335">
            <text:p>29,733335</text:p>
          </table:table-cell>
          <table:table-cell office:value-type="float" office:value="0.085178">
            <text:p>0,085178</text:p>
          </table:table-cell>
          <table:table-cell/>
        </table:table-row>
        <table:table-row table:style-name="ro1">
          <table:table-cell office:value-type="float" office:value="29.766668">
            <text:p>29,766668</text:p>
          </table:table-cell>
          <table:table-cell office:value-type="float" office:value="0.082292">
            <text:p>0,082292</text:p>
          </table:table-cell>
          <table:table-cell/>
        </table:table-row>
        <table:table-row table:style-name="ro1">
          <table:table-cell office:value-type="float" office:value="29.800002">
            <text:p>29,800002</text:p>
          </table:table-cell>
          <table:table-cell office:value-type="float" office:value="0.073289">
            <text:p>0,073289</text:p>
          </table:table-cell>
          <table:table-cell/>
        </table:table-row>
        <table:table-row table:style-name="ro1">
          <table:table-cell office:value-type="float" office:value="29.833335">
            <text:p>29,833335</text:p>
          </table:table-cell>
          <table:table-cell office:value-type="float" office:value="0.096074">
            <text:p>0,096074</text:p>
          </table:table-cell>
          <table:table-cell/>
        </table:table-row>
        <table:table-row table:style-name="ro1">
          <table:table-cell office:value-type="float" office:value="29.866668">
            <text:p>29,866668</text:p>
          </table:table-cell>
          <table:table-cell office:value-type="float" office:value="0.085035">
            <text:p>0,085035</text:p>
          </table:table-cell>
          <table:table-cell/>
        </table:table-row>
        <table:table-row table:style-name="ro1">
          <table:table-cell office:value-type="float" office:value="29.900002">
            <text:p>29,900002</text:p>
          </table:table-cell>
          <table:table-cell office:value-type="float" office:value="0.112793">
            <text:p>0,112793</text:p>
          </table:table-cell>
          <table:table-cell/>
        </table:table-row>
        <table:table-row table:style-name="ro1">
          <table:table-cell office:value-type="float" office:value="29.933335">
            <text:p>29,933335</text:p>
          </table:table-cell>
          <table:table-cell office:value-type="float" office:value="0.118868">
            <text:p>0,118868</text:p>
          </table:table-cell>
          <table:table-cell/>
        </table:table-row>
        <table:table-row table:style-name="ro1">
          <table:table-cell office:value-type="float" office:value="29.966668">
            <text:p>29,966668</text:p>
          </table:table-cell>
          <table:table-cell office:value-type="float" office:value="0.151686">
            <text:p>0,151686</text:p>
          </table:table-cell>
          <table:table-cell/>
        </table:table-row>
        <table:table-row table:style-name="ro1">
          <table:table-cell office:value-type="float" office:value="30.000002">
            <text:p>30,000002</text:p>
          </table:table-cell>
          <table:table-cell office:value-type="float" office:value="0.17763">
            <text:p>0,17763</text:p>
          </table:table-cell>
          <table:table-cell/>
        </table:table-row>
        <table:table-row table:style-name="ro1">
          <table:table-cell office:value-type="float" office:value="30.033335">
            <text:p>30,033335</text:p>
          </table:table-cell>
          <table:table-cell office:value-type="float" office:value="0.200705">
            <text:p>0,200705</text:p>
          </table:table-cell>
          <table:table-cell/>
        </table:table-row>
        <table:table-row table:style-name="ro1">
          <table:table-cell office:value-type="float" office:value="30.066668">
            <text:p>30,066668</text:p>
          </table:table-cell>
          <table:table-cell office:value-type="float" office:value="0.205627">
            <text:p>0,205627</text:p>
          </table:table-cell>
          <table:table-cell/>
        </table:table-row>
        <table:table-row table:style-name="ro1">
          <table:table-cell office:value-type="float" office:value="30.100002">
            <text:p>30,100002</text:p>
          </table:table-cell>
          <table:table-cell office:value-type="float" office:value="0.218944">
            <text:p>0,218944</text:p>
          </table:table-cell>
          <table:table-cell/>
        </table:table-row>
        <table:table-row table:style-name="ro1">
          <table:table-cell office:value-type="float" office:value="30.133335">
            <text:p>30,133335</text:p>
          </table:table-cell>
          <table:table-cell office:value-type="float" office:value="0.240576">
            <text:p>0,240576</text:p>
          </table:table-cell>
          <table:table-cell/>
        </table:table-row>
        <table:table-row table:style-name="ro1">
          <table:table-cell office:value-type="float" office:value="30.166668">
            <text:p>30,166668</text:p>
          </table:table-cell>
          <table:table-cell office:value-type="float" office:value="0.258505">
            <text:p>0,258505</text:p>
          </table:table-cell>
          <table:table-cell/>
        </table:table-row>
        <table:table-row table:style-name="ro1">
          <table:table-cell office:value-type="float" office:value="30.200002">
            <text:p>30,200002</text:p>
          </table:table-cell>
          <table:table-cell office:value-type="float" office:value="0.252491">
            <text:p>0,252491</text:p>
          </table:table-cell>
          <table:table-cell/>
        </table:table-row>
        <table:table-row table:style-name="ro1">
          <table:table-cell office:value-type="float" office:value="30.233335">
            <text:p>30,233335</text:p>
          </table:table-cell>
          <table:table-cell office:value-type="float" office:value="0.283777">
            <text:p>0,283777</text:p>
          </table:table-cell>
          <table:table-cell/>
        </table:table-row>
        <table:table-row table:style-name="ro1">
          <table:table-cell office:value-type="float" office:value="30.266668">
            <text:p>30,266668</text:p>
          </table:table-cell>
          <table:table-cell office:value-type="float" office:value="0.275116">
            <text:p>0,275116</text:p>
          </table:table-cell>
          <table:table-cell/>
        </table:table-row>
        <table:table-row table:style-name="ro1">
          <table:table-cell office:value-type="float" office:value="30.300002">
            <text:p>30,300002</text:p>
          </table:table-cell>
          <table:table-cell office:value-type="float" office:value="0.274461">
            <text:p>0,274461</text:p>
          </table:table-cell>
          <table:table-cell/>
        </table:table-row>
        <table:table-row table:style-name="ro1">
          <table:table-cell office:value-type="float" office:value="30.333335">
            <text:p>30,333335</text:p>
          </table:table-cell>
          <table:table-cell office:value-type="float" office:value="0.270275">
            <text:p>0,270275</text:p>
          </table:table-cell>
          <table:table-cell/>
        </table:table-row>
        <table:table-row table:style-name="ro1">
          <table:table-cell office:value-type="float" office:value="30.366668">
            <text:p>30,366668</text:p>
          </table:table-cell>
          <table:table-cell office:value-type="float" office:value="0.275897">
            <text:p>0,275897</text:p>
          </table:table-cell>
          <table:table-cell/>
        </table:table-row>
        <table:table-row table:style-name="ro1">
          <table:table-cell office:value-type="float" office:value="30.400002">
            <text:p>30,400002</text:p>
          </table:table-cell>
          <table:table-cell office:value-type="float" office:value="0.29633">
            <text:p>0,29633</text:p>
          </table:table-cell>
          <table:table-cell/>
        </table:table-row>
        <table:table-row table:style-name="ro1">
          <table:table-cell office:value-type="float" office:value="30.433335">
            <text:p>30,433335</text:p>
          </table:table-cell>
          <table:table-cell office:value-type="float" office:value="0.281839">
            <text:p>0,281839</text:p>
          </table:table-cell>
          <table:table-cell/>
        </table:table-row>
        <table:table-row table:style-name="ro1">
          <table:table-cell office:value-type="float" office:value="30.466668">
            <text:p>30,466668</text:p>
          </table:table-cell>
          <table:table-cell office:value-type="float" office:value="0.283677">
            <text:p>0,283677</text:p>
          </table:table-cell>
          <table:table-cell/>
        </table:table-row>
        <table:table-row table:style-name="ro1">
          <table:table-cell office:value-type="float" office:value="30.500002">
            <text:p>30,500002</text:p>
          </table:table-cell>
          <table:table-cell office:value-type="float" office:value="0.275292">
            <text:p>0,275292</text:p>
          </table:table-cell>
          <table:table-cell/>
        </table:table-row>
        <table:table-row table:style-name="ro1">
          <table:table-cell office:value-type="float" office:value="30.533335">
            <text:p>30,533335</text:p>
          </table:table-cell>
          <table:table-cell office:value-type="float" office:value="0.300353">
            <text:p>0,300353</text:p>
          </table:table-cell>
          <table:table-cell/>
        </table:table-row>
        <table:table-row table:style-name="ro1">
          <table:table-cell office:value-type="float" office:value="30.566668">
            <text:p>30,566668</text:p>
          </table:table-cell>
          <table:table-cell office:value-type="float" office:value="0.292565">
            <text:p>0,292565</text:p>
          </table:table-cell>
          <table:table-cell/>
        </table:table-row>
        <table:table-row table:style-name="ro1">
          <table:table-cell office:value-type="float" office:value="30.600002">
            <text:p>30,600002</text:p>
          </table:table-cell>
          <table:table-cell office:value-type="float" office:value="0.298513">
            <text:p>0,298513</text:p>
          </table:table-cell>
          <table:table-cell office:value-type="string">
            <text:p>Mejor to encontrado: to=0.016276s</text:p>
          </table:table-cell>
        </table:table-row>
        <table:table-row table:style-name="ro1">
          <table:table-cell office:value-type="float" office:value="30.633335">
            <text:p>30,633335</text:p>
          </table:table-cell>
          <table:table-cell office:value-type="float" office:value="0.299086">
            <text:p>0,299086</text:p>
          </table:table-cell>
          <table:table-cell/>
        </table:table-row>
        <table:table-row table:style-name="ro1">
          <table:table-cell office:value-type="float" office:value="30.666668">
            <text:p>30,666668</text:p>
          </table:table-cell>
          <table:table-cell office:value-type="float" office:value="0.285756">
            <text:p>0,285756</text:p>
          </table:table-cell>
          <table:table-cell/>
        </table:table-row>
        <table:table-row table:style-name="ro1">
          <table:table-cell office:value-type="float" office:value="30.700002">
            <text:p>30,700002</text:p>
          </table:table-cell>
          <table:table-cell office:value-type="float" office:value="0.291727">
            <text:p>0,291727</text:p>
          </table:table-cell>
          <table:table-cell/>
        </table:table-row>
        <table:table-row table:style-name="ro1">
          <table:table-cell office:value-type="float" office:value="30.733335">
            <text:p>30,733335</text:p>
          </table:table-cell>
          <table:table-cell office:value-type="float" office:value="0.301265">
            <text:p>0,301265</text:p>
          </table:table-cell>
          <table:table-cell office:value-type="string">
            <text:p>Mejor to encontrado: to=0.016927s</text:p>
          </table:table-cell>
        </table:table-row>
        <table:table-row table:style-name="ro1">
          <table:table-cell office:value-type="float" office:value="30.766668">
            <text:p>30,766668</text:p>
          </table:table-cell>
          <table:table-cell office:value-type="float" office:value="0.28473">
            <text:p>0,28473</text:p>
          </table:table-cell>
          <table:table-cell/>
        </table:table-row>
        <table:table-row table:style-name="ro1">
          <table:table-cell office:value-type="float" office:value="30.800002">
            <text:p>30,800002</text:p>
          </table:table-cell>
          <table:table-cell office:value-type="float" office:value="0.300761">
            <text:p>0,300761</text:p>
          </table:table-cell>
          <table:table-cell/>
        </table:table-row>
        <table:table-row table:style-name="ro1">
          <table:table-cell office:value-type="float" office:value="30.833335">
            <text:p>30,833335</text:p>
          </table:table-cell>
          <table:table-cell office:value-type="float" office:value="0.295372">
            <text:p>0,295372</text:p>
          </table:table-cell>
          <table:table-cell/>
        </table:table-row>
        <table:table-row table:style-name="ro1">
          <table:table-cell office:value-type="float" office:value="30.866668">
            <text:p>30,866668</text:p>
          </table:table-cell>
          <table:table-cell office:value-type="float" office:value="0.29148">
            <text:p>0,29148</text:p>
          </table:table-cell>
          <table:table-cell office:value-type="string">
            <text:p>Mejor to encontrado: to=0.017578s</text:p>
          </table:table-cell>
        </table:table-row>
        <table:table-row table:style-name="ro1">
          <table:table-cell office:value-type="float" office:value="30.900002">
            <text:p>30,900002</text:p>
          </table:table-cell>
          <table:table-cell office:value-type="float" office:value="0.287086">
            <text:p>0,287086</text:p>
          </table:table-cell>
          <table:table-cell/>
        </table:table-row>
        <table:table-row table:style-name="ro1">
          <table:table-cell office:value-type="float" office:value="30.933335">
            <text:p>30,933335</text:p>
          </table:table-cell>
          <table:table-cell office:value-type="float" office:value="0.274388">
            <text:p>0,274388</text:p>
          </table:table-cell>
          <table:table-cell/>
        </table:table-row>
        <table:table-row table:style-name="ro1">
          <table:table-cell office:value-type="float" office:value="30.966668">
            <text:p>30,966668</text:p>
          </table:table-cell>
          <table:table-cell office:value-type="float" office:value="0.278629">
            <text:p>0,278629</text:p>
          </table:table-cell>
          <table:table-cell/>
        </table:table-row>
        <table:table-row table:style-name="ro1">
          <table:table-cell office:value-type="float" office:value="31.000002">
            <text:p>31,000002</text:p>
          </table:table-cell>
          <table:table-cell office:value-type="float" office:value="0.268485">
            <text:p>0,268485</text:p>
          </table:table-cell>
          <table:table-cell/>
        </table:table-row>
        <table:table-row table:style-name="ro1">
          <table:table-cell office:value-type="float" office:value="31.033335">
            <text:p>31,033335</text:p>
          </table:table-cell>
          <table:table-cell office:value-type="float" office:value="0.264629">
            <text:p>0,264629</text:p>
          </table:table-cell>
          <table:table-cell/>
        </table:table-row>
        <table:table-row table:style-name="ro1">
          <table:table-cell office:value-type="float" office:value="31.066668">
            <text:p>31,066668</text:p>
          </table:table-cell>
          <table:table-cell office:value-type="float" office:value="0.267043">
            <text:p>0,267043</text:p>
          </table:table-cell>
          <table:table-cell/>
        </table:table-row>
        <table:table-row table:style-name="ro1">
          <table:table-cell office:value-type="float" office:value="31.100002">
            <text:p>31,100002</text:p>
          </table:table-cell>
          <table:table-cell office:value-type="float" office:value="0.265252">
            <text:p>0,265252</text:p>
          </table:table-cell>
          <table:table-cell/>
        </table:table-row>
        <table:table-row table:style-name="ro1">
          <table:table-cell office:value-type="float" office:value="31.133335">
            <text:p>31,133335</text:p>
          </table:table-cell>
          <table:table-cell office:value-type="float" office:value="0.254339">
            <text:p>0,254339</text:p>
          </table:table-cell>
          <table:table-cell/>
        </table:table-row>
        <table:table-row table:style-name="ro1">
          <table:table-cell office:value-type="float" office:value="31.166668">
            <text:p>31,166668</text:p>
          </table:table-cell>
          <table:table-cell office:value-type="float" office:value="0.247802">
            <text:p>0,247802</text:p>
          </table:table-cell>
          <table:table-cell/>
        </table:table-row>
        <table:table-row table:style-name="ro1">
          <table:table-cell office:value-type="float" office:value="31.200002">
            <text:p>31,200002</text:p>
          </table:table-cell>
          <table:table-cell office:value-type="float" office:value="0.237854">
            <text:p>0,237854</text:p>
          </table:table-cell>
          <table:table-cell/>
        </table:table-row>
        <table:table-row table:style-name="ro1">
          <table:table-cell office:value-type="float" office:value="31.233335">
            <text:p>31,233335</text:p>
          </table:table-cell>
          <table:table-cell office:value-type="float" office:value="0.212517">
            <text:p>0,212517</text:p>
          </table:table-cell>
          <table:table-cell/>
        </table:table-row>
        <table:table-row table:style-name="ro1">
          <table:table-cell office:value-type="float" office:value="31.266668">
            <text:p>31,266668</text:p>
          </table:table-cell>
          <table:table-cell office:value-type="float" office:value="0.191516">
            <text:p>0,191516</text:p>
          </table:table-cell>
          <table:table-cell/>
        </table:table-row>
        <table:table-row table:style-name="ro1">
          <table:table-cell office:value-type="float" office:value="31.300002">
            <text:p>31,300002</text:p>
          </table:table-cell>
          <table:table-cell office:value-type="float" office:value="0.169848">
            <text:p>0,169848</text:p>
          </table:table-cell>
          <table:table-cell/>
        </table:table-row>
        <table:table-row table:style-name="ro1">
          <table:table-cell office:value-type="float" office:value="31.333335">
            <text:p>31,333335</text:p>
          </table:table-cell>
          <table:table-cell office:value-type="float" office:value="0.161345">
            <text:p>0,161345</text:p>
          </table:table-cell>
          <table:table-cell/>
        </table:table-row>
        <table:table-row table:style-name="ro1">
          <table:table-cell office:value-type="float" office:value="31.366668">
            <text:p>31,366668</text:p>
          </table:table-cell>
          <table:table-cell office:value-type="float" office:value="0.146473">
            <text:p>0,146473</text:p>
          </table:table-cell>
          <table:table-cell/>
        </table:table-row>
        <table:table-row table:style-name="ro1">
          <table:table-cell office:value-type="float" office:value="31.400002">
            <text:p>31,400002</text:p>
          </table:table-cell>
          <table:table-cell office:value-type="float" office:value="0.114591">
            <text:p>0,114591</text:p>
          </table:table-cell>
          <table:table-cell/>
        </table:table-row>
        <table:table-row table:style-name="ro1">
          <table:table-cell office:value-type="float" office:value="31.433335">
            <text:p>31,433335</text:p>
          </table:table-cell>
          <table:table-cell office:value-type="float" office:value="0.089524">
            <text:p>0,089524</text:p>
          </table:table-cell>
          <table:table-cell/>
        </table:table-row>
        <table:table-row table:style-name="ro1">
          <table:table-cell office:value-type="float" office:value="31.466668">
            <text:p>31,466668</text:p>
          </table:table-cell>
          <table:table-cell office:value-type="float" office:value="0.093387">
            <text:p>0,093387</text:p>
          </table:table-cell>
          <table:table-cell/>
        </table:table-row>
        <table:table-row table:style-name="ro1">
          <table:table-cell office:value-type="float" office:value="31.500002">
            <text:p>31,500002</text:p>
          </table:table-cell>
          <table:table-cell office:value-type="float" office:value="0.074092">
            <text:p>0,074092</text:p>
          </table:table-cell>
          <table:table-cell/>
        </table:table-row>
        <table:table-row table:style-name="ro1">
          <table:table-cell office:value-type="float" office:value="31.533335">
            <text:p>31,533335</text:p>
          </table:table-cell>
          <table:table-cell office:value-type="float" office:value="0.084754">
            <text:p>0,084754</text:p>
          </table:table-cell>
          <table:table-cell/>
        </table:table-row>
        <table:table-row table:style-name="ro1">
          <table:table-cell office:value-type="float" office:value="31.566668">
            <text:p>31,566668</text:p>
          </table:table-cell>
          <table:table-cell office:value-type="float" office:value="0.095241">
            <text:p>0,095241</text:p>
          </table:table-cell>
          <table:table-cell/>
        </table:table-row>
        <table:table-row table:style-name="ro1">
          <table:table-cell office:value-type="float" office:value="31.600002">
            <text:p>31,600002</text:p>
          </table:table-cell>
          <table:table-cell office:value-type="float" office:value="0.109831">
            <text:p>0,109831</text:p>
          </table:table-cell>
          <table:table-cell/>
        </table:table-row>
        <table:table-row table:style-name="ro1">
          <table:table-cell office:value-type="float" office:value="31.633335">
            <text:p>31,633335</text:p>
          </table:table-cell>
          <table:table-cell office:value-type="float" office:value="0.104019">
            <text:p>0,104019</text:p>
          </table:table-cell>
          <table:table-cell/>
        </table:table-row>
        <table:table-row table:style-name="ro1">
          <table:table-cell office:value-type="float" office:value="31.666668">
            <text:p>31,666668</text:p>
          </table:table-cell>
          <table:table-cell office:value-type="float" office:value="0.115682">
            <text:p>0,115682</text:p>
          </table:table-cell>
          <table:table-cell/>
        </table:table-row>
        <table:table-row table:style-name="ro1">
          <table:table-cell office:value-type="float" office:value="31.700002">
            <text:p>31,700002</text:p>
          </table:table-cell>
          <table:table-cell office:value-type="float" office:value="0.122685">
            <text:p>0,122685</text:p>
          </table:table-cell>
          <table:table-cell/>
        </table:table-row>
        <table:table-row table:style-name="ro1">
          <table:table-cell office:value-type="float" office:value="31.733335">
            <text:p>31,733335</text:p>
          </table:table-cell>
          <table:table-cell office:value-type="float" office:value="0.135398">
            <text:p>0,135398</text:p>
          </table:table-cell>
          <table:table-cell/>
        </table:table-row>
        <table:table-row table:style-name="ro1">
          <table:table-cell office:value-type="float" office:value="31.766668">
            <text:p>31,766668</text:p>
          </table:table-cell>
          <table:table-cell office:value-type="float" office:value="0.148005">
            <text:p>0,148005</text:p>
          </table:table-cell>
          <table:table-cell/>
        </table:table-row>
        <table:table-row table:style-name="ro1">
          <table:table-cell office:value-type="float" office:value="31.800002">
            <text:p>31,800002</text:p>
          </table:table-cell>
          <table:table-cell office:value-type="float" office:value="0.15565">
            <text:p>0,15565</text:p>
          </table:table-cell>
          <table:table-cell/>
        </table:table-row>
        <table:table-row table:style-name="ro1">
          <table:table-cell office:value-type="float" office:value="31.833335">
            <text:p>31,833335</text:p>
          </table:table-cell>
          <table:table-cell office:value-type="float" office:value="0.164574">
            <text:p>0,164574</text:p>
          </table:table-cell>
          <table:table-cell/>
        </table:table-row>
        <table:table-row table:style-name="ro1">
          <table:table-cell office:value-type="float" office:value="31.866668">
            <text:p>31,866668</text:p>
          </table:table-cell>
          <table:table-cell office:value-type="float" office:value="0.177976">
            <text:p>0,177976</text:p>
          </table:table-cell>
          <table:table-cell/>
        </table:table-row>
        <table:table-row table:style-name="ro1">
          <table:table-cell office:value-type="float" office:value="31.900002">
            <text:p>31,900002</text:p>
          </table:table-cell>
          <table:table-cell office:value-type="float" office:value="0.28638">
            <text:p>0,28638</text:p>
          </table:table-cell>
          <table:table-cell/>
        </table:table-row>
        <table:table-row table:style-name="ro1">
          <table:table-cell office:value-type="float" office:value="31.933335">
            <text:p>31,933335</text:p>
          </table:table-cell>
          <table:table-cell office:value-type="float" office:value="0.299187">
            <text:p>0,299187</text:p>
          </table:table-cell>
          <table:table-cell/>
        </table:table-row>
        <table:table-row table:style-name="ro1">
          <table:table-cell office:value-type="float" office:value="31.966668">
            <text:p>31,966668</text:p>
          </table:table-cell>
          <table:table-cell office:value-type="float" office:value="0.29183">
            <text:p>0,29183</text:p>
          </table:table-cell>
          <table:table-cell/>
        </table:table-row>
        <table:table-row table:style-name="ro1">
          <table:table-cell office:value-type="float" office:value="32.000002">
            <text:p>32,000002</text:p>
          </table:table-cell>
          <table:table-cell office:value-type="float" office:value="0.282906">
            <text:p>0,282906</text:p>
          </table:table-cell>
          <table:table-cell/>
        </table:table-row>
        <table:table-row table:style-name="ro1">
          <table:table-cell office:value-type="float" office:value="32.033335">
            <text:p>32,033335</text:p>
          </table:table-cell>
          <table:table-cell office:value-type="float" office:value="0.303695">
            <text:p>0,303695</text:p>
          </table:table-cell>
          <table:table-cell/>
        </table:table-row>
        <table:table-row table:style-name="ro1">
          <table:table-cell office:value-type="float" office:value="32.066668">
            <text:p>32,066668</text:p>
          </table:table-cell>
          <table:table-cell office:value-type="float" office:value="0.283441">
            <text:p>0,283441</text:p>
          </table:table-cell>
          <table:table-cell/>
        </table:table-row>
        <table:table-row table:style-name="ro1">
          <table:table-cell office:value-type="float" office:value="32.100002">
            <text:p>32,100002</text:p>
          </table:table-cell>
          <table:table-cell office:value-type="float" office:value="0.286856">
            <text:p>0,286856</text:p>
          </table:table-cell>
          <table:table-cell/>
        </table:table-row>
        <table:table-row table:style-name="ro1">
          <table:table-cell office:value-type="float" office:value="32.133335">
            <text:p>32,133335</text:p>
          </table:table-cell>
          <table:table-cell office:value-type="float" office:value="0.276552">
            <text:p>0,276552</text:p>
          </table:table-cell>
          <table:table-cell/>
        </table:table-row>
        <table:table-row table:style-name="ro1">
          <table:table-cell office:value-type="float" office:value="32.166668">
            <text:p>32,166668</text:p>
          </table:table-cell>
          <table:table-cell office:value-type="float" office:value="0.297536">
            <text:p>0,297536</text:p>
          </table:table-cell>
          <table:table-cell/>
        </table:table-row>
        <table:table-row table:style-name="ro1">
          <table:table-cell office:value-type="float" office:value="32.200002">
            <text:p>32,200002</text:p>
          </table:table-cell>
          <table:table-cell office:value-type="float" office:value="0.290512">
            <text:p>0,290512</text:p>
          </table:table-cell>
          <table:table-cell/>
        </table:table-row>
        <table:table-row table:style-name="ro1">
          <table:table-cell office:value-type="float" office:value="32.233335">
            <text:p>32,233335</text:p>
          </table:table-cell>
          <table:table-cell office:value-type="float" office:value="0.290921">
            <text:p>0,290921</text:p>
          </table:table-cell>
          <table:table-cell/>
        </table:table-row>
        <table:table-row table:style-name="ro1">
          <table:table-cell office:value-type="float" office:value="32.266668">
            <text:p>32,266668</text:p>
          </table:table-cell>
          <table:table-cell office:value-type="float" office:value="0.293419">
            <text:p>0,293419</text:p>
          </table:table-cell>
          <table:table-cell/>
        </table:table-row>
        <table:table-row table:style-name="ro1">
          <table:table-cell office:value-type="float" office:value="32.300002">
            <text:p>32,300002</text:p>
          </table:table-cell>
          <table:table-cell office:value-type="float" office:value="0.291192">
            <text:p>0,291192</text:p>
          </table:table-cell>
          <table:table-cell/>
        </table:table-row>
        <table:table-row table:style-name="ro1">
          <table:table-cell office:value-type="float" office:value="32.333335">
            <text:p>32,333335</text:p>
          </table:table-cell>
          <table:table-cell office:value-type="float" office:value="0.312573">
            <text:p>0,312573</text:p>
          </table:table-cell>
          <table:table-cell/>
        </table:table-row>
        <table:table-row table:style-name="ro1">
          <table:table-cell office:value-type="float" office:value="32.366668">
            <text:p>32,366668</text:p>
          </table:table-cell>
          <table:table-cell office:value-type="float" office:value="0.289474">
            <text:p>0,289474</text:p>
          </table:table-cell>
          <table:table-cell/>
        </table:table-row>
        <table:table-row table:style-name="ro1">
          <table:table-cell office:value-type="float" office:value="32.400002">
            <text:p>32,400002</text:p>
          </table:table-cell>
          <table:table-cell office:value-type="float" office:value="0.302611">
            <text:p>0,302611</text:p>
          </table:table-cell>
          <table:table-cell office:value-type="string">
            <text:p>Mejor Amplitud encotnrada: amp=51.2749nm</text:p>
          </table:table-cell>
        </table:table-row>
        <table:table-row table:style-name="ro1">
          <table:table-cell office:value-type="float" office:value="32.433335">
            <text:p>32,433335</text:p>
          </table:table-cell>
          <table:table-cell office:value-type="float" office:value="0.303649">
            <text:p>0,303649</text:p>
          </table:table-cell>
          <table:table-cell/>
        </table:table-row>
        <table:table-row table:style-name="ro1">
          <table:table-cell office:value-type="float" office:value="32.466668">
            <text:p>32,466668</text:p>
          </table:table-cell>
          <table:table-cell office:value-type="float" office:value="0.313743">
            <text:p>0,313743</text:p>
          </table:table-cell>
          <table:table-cell/>
        </table:table-row>
        <table:table-row table:style-name="ro1">
          <table:table-cell office:value-type="float" office:value="32.500002">
            <text:p>32,500002</text:p>
          </table:table-cell>
          <table:table-cell office:value-type="float" office:value="0.292543">
            <text:p>0,292543</text:p>
          </table:table-cell>
          <table:table-cell/>
        </table:table-row>
        <table:table-row table:style-name="ro1">
          <table:table-cell office:value-type="float" office:value="32.533335">
            <text:p>32,533335</text:p>
          </table:table-cell>
          <table:table-cell office:value-type="float" office:value="0.307251">
            <text:p>0,307251</text:p>
          </table:table-cell>
          <table:table-cell office:value-type="string">
            <text:p>Mejor Amplitud encotnrada: amp=64.0937nm</text:p>
          </table:table-cell>
        </table:table-row>
        <table:table-row table:style-name="ro1">
          <table:table-cell office:value-type="float" office:value="32.566668">
            <text:p>32,566668</text:p>
          </table:table-cell>
          <table:table-cell office:value-type="float" office:value="0.316095">
            <text:p>0,316095</text:p>
          </table:table-cell>
          <table:table-cell/>
        </table:table-row>
        <table:table-row table:style-name="ro1">
          <table:table-cell office:value-type="float" office:value="32.600002">
            <text:p>32,600002</text:p>
          </table:table-cell>
          <table:table-cell office:value-type="float" office:value="0.308778">
            <text:p>0,308778</text:p>
          </table:table-cell>
          <table:table-cell/>
        </table:table-row>
        <table:table-row table:style-name="ro1">
          <table:table-cell office:value-type="float" office:value="32.633335">
            <text:p>32,633335</text:p>
          </table:table-cell>
          <table:table-cell office:value-type="float" office:value="0.295832">
            <text:p>0,295832</text:p>
          </table:table-cell>
          <table:table-cell/>
        </table:table-row>
        <table:table-row table:style-name="ro1">
          <table:table-cell office:value-type="float" office:value="32.666668">
            <text:p>32,666668</text:p>
          </table:table-cell>
          <table:table-cell office:value-type="float" office:value="0.310887">
            <text:p>0,310887</text:p>
          </table:table-cell>
          <table:table-cell office:value-type="string">
            <text:p>Mejor Amplitud encotnrada: amp=76.9124nm</text:p>
          </table:table-cell>
        </table:table-row>
        <table:table-row table:style-name="ro1">
          <table:table-cell office:value-type="float" office:value="32.700002">
            <text:p>32,700002</text:p>
          </table:table-cell>
          <table:table-cell office:value-type="float" office:value="0.306828">
            <text:p>0,306828</text:p>
          </table:table-cell>
          <table:table-cell/>
        </table:table-row>
        <table:table-row table:style-name="ro1">
          <table:table-cell office:value-type="float" office:value="32.733335">
            <text:p>32,733335</text:p>
          </table:table-cell>
          <table:table-cell office:value-type="float" office:value="0.305097">
            <text:p>0,305097</text:p>
          </table:table-cell>
          <table:table-cell/>
        </table:table-row>
        <table:table-row table:style-name="ro1">
          <table:table-cell office:value-type="float" office:value="32.766668">
            <text:p>32,766668</text:p>
          </table:table-cell>
          <table:table-cell office:value-type="float" office:value="0.31338">
            <text:p>0,31338</text:p>
          </table:table-cell>
          <table:table-cell/>
        </table:table-row>
        <table:table-row table:style-name="ro1">
          <table:table-cell office:value-type="float" office:value="32.800002">
            <text:p>32,800002</text:p>
          </table:table-cell>
          <table:table-cell office:value-type="float" office:value="0.312443">
            <text:p>0,312443</text:p>
          </table:table-cell>
          <table:table-cell office:value-type="string">
            <text:p>Mejor Amplitud encotnrada: amp=89.7311nm</text:p>
          </table:table-cell>
        </table:table-row>
        <table:table-row table:style-name="ro1">
          <table:table-cell office:value-type="float" office:value="32.833335">
            <text:p>32,833335</text:p>
          </table:table-cell>
          <table:table-cell office:value-type="float" office:value="0.32396">
            <text:p>0,32396</text:p>
          </table:table-cell>
          <table:table-cell/>
        </table:table-row>
        <table:table-row table:style-name="ro1">
          <table:table-cell office:value-type="float" office:value="32.866668">
            <text:p>32,866668</text:p>
          </table:table-cell>
          <table:table-cell office:value-type="float" office:value="0.320482">
            <text:p>0,320482</text:p>
          </table:table-cell>
          <table:table-cell/>
        </table:table-row>
        <table:table-row table:style-name="ro1">
          <table:table-cell office:value-type="float" office:value="32.900002">
            <text:p>32,900002</text:p>
          </table:table-cell>
          <table:table-cell office:value-type="float" office:value="0.316149">
            <text:p>0,316149</text:p>
          </table:table-cell>
          <table:table-cell/>
        </table:table-row>
        <table:table-row table:style-name="ro1">
          <table:table-cell office:value-type="float" office:value="32.933335">
            <text:p>32,933335</text:p>
          </table:table-cell>
          <table:table-cell office:value-type="float" office:value="0.317888">
            <text:p>0,317888</text:p>
          </table:table-cell>
          <table:table-cell office:value-type="string">
            <text:p>Mejor Amplitud encotnrada: amp=102.5498nm</text:p>
          </table:table-cell>
        </table:table-row>
        <table:table-row table:style-name="ro1">
          <table:table-cell office:value-type="float" office:value="32.966668">
            <text:p>32,966668</text:p>
          </table:table-cell>
          <table:table-cell office:value-type="float" office:value="0.316644">
            <text:p>0,316644</text:p>
          </table:table-cell>
          <table:table-cell/>
        </table:table-row>
        <table:table-row table:style-name="ro1">
          <table:table-cell office:value-type="float" office:value="33.000002">
            <text:p>33,000002</text:p>
          </table:table-cell>
          <table:table-cell office:value-type="float" office:value="0.319408">
            <text:p>0,319408</text:p>
          </table:table-cell>
          <table:table-cell/>
        </table:table-row>
        <table:table-row table:style-name="ro1">
          <table:table-cell office:value-type="float" office:value="33.033335">
            <text:p>33,033335</text:p>
          </table:table-cell>
          <table:table-cell office:value-type="float" office:value="0.325191">
            <text:p>0,325191</text:p>
          </table:table-cell>
          <table:table-cell/>
        </table:table-row>
        <table:table-row table:style-name="ro1">
          <table:table-cell office:value-type="float" office:value="33.066668">
            <text:p>33,066668</text:p>
          </table:table-cell>
          <table:table-cell office:value-type="float" office:value="0.320911">
            <text:p>0,320911</text:p>
          </table:table-cell>
          <table:table-cell office:value-type="string">
            <text:p>Mejor Amplitud encotnrada: amp=115.3686nm</text:p>
          </table:table-cell>
        </table:table-row>
        <table:table-row table:style-name="ro1">
          <table:table-cell office:value-type="float" office:value="33.100002">
            <text:p>33,100002</text:p>
          </table:table-cell>
          <table:table-cell office:value-type="float" office:value="0.325593">
            <text:p>0,325593</text:p>
          </table:table-cell>
          <table:table-cell/>
        </table:table-row>
        <table:table-row table:style-name="ro1">
          <table:table-cell office:value-type="float" office:value="33.133335">
            <text:p>33,133335</text:p>
          </table:table-cell>
          <table:table-cell office:value-type="float" office:value="0.333889">
            <text:p>0,333889</text:p>
          </table:table-cell>
          <table:table-cell/>
        </table:table-row>
        <table:table-row table:style-name="ro1">
          <table:table-cell office:value-type="float" office:value="33.166668">
            <text:p>33,166668</text:p>
          </table:table-cell>
          <table:table-cell office:value-type="float" office:value="0.326695">
            <text:p>0,326695</text:p>
          </table:table-cell>
          <table:table-cell/>
        </table:table-row>
        <table:table-row table:style-name="ro1">
          <table:table-cell office:value-type="float" office:value="33.200002">
            <text:p>33,200002</text:p>
          </table:table-cell>
          <table:table-cell office:value-type="float" office:value="0.326097">
            <text:p>0,326097</text:p>
          </table:table-cell>
          <table:table-cell office:value-type="string">
            <text:p>Mejor Amplitud encotnrada: amp=128.1873nm</text:p>
          </table:table-cell>
        </table:table-row>
        <table:table-row table:style-name="ro1">
          <table:table-cell office:value-type="float" office:value="33.233335">
            <text:p>33,233335</text:p>
          </table:table-cell>
          <table:table-cell office:value-type="float" office:value="0.331834">
            <text:p>0,331834</text:p>
          </table:table-cell>
          <table:table-cell/>
        </table:table-row>
        <table:table-row table:style-name="ro1">
          <table:table-cell office:value-type="float" office:value="33.266668">
            <text:p>33,266668</text:p>
          </table:table-cell>
          <table:table-cell office:value-type="float" office:value="0.33915">
            <text:p>0,33915</text:p>
          </table:table-cell>
          <table:table-cell/>
        </table:table-row>
        <table:table-row table:style-name="ro1">
          <table:table-cell office:value-type="float" office:value="33.300002">
            <text:p>33,300002</text:p>
          </table:table-cell>
          <table:table-cell office:value-type="float" office:value="0.337574">
            <text:p>0,337574</text:p>
          </table:table-cell>
          <table:table-cell/>
        </table:table-row>
        <table:table-row table:style-name="ro1">
          <table:table-cell office:value-type="float" office:value="33.333335">
            <text:p>33,333335</text:p>
          </table:table-cell>
          <table:table-cell office:value-type="float" office:value="0.326915">
            <text:p>0,326915</text:p>
          </table:table-cell>
          <table:table-cell office:value-type="string">
            <text:p>Mejor Amplitud encotnrada: amp=141.0060nm</text:p>
          </table:table-cell>
        </table:table-row>
        <table:table-row table:style-name="ro1">
          <table:table-cell office:value-type="float" office:value="33.366668">
            <text:p>33,366668</text:p>
          </table:table-cell>
          <table:table-cell office:value-type="float" office:value="0.330374">
            <text:p>0,330374</text:p>
          </table:table-cell>
          <table:table-cell/>
        </table:table-row>
        <table:table-row table:style-name="ro1">
          <table:table-cell office:value-type="float" office:value="33.400002">
            <text:p>33,400002</text:p>
          </table:table-cell>
          <table:table-cell office:value-type="float" office:value="0.32728">
            <text:p>0,32728</text:p>
          </table:table-cell>
          <table:table-cell/>
        </table:table-row>
        <table:table-row table:style-name="ro1">
          <table:table-cell office:value-type="float" office:value="33.433335">
            <text:p>33,433335</text:p>
          </table:table-cell>
          <table:table-cell office:value-type="float" office:value="0.32729">
            <text:p>0,32729</text:p>
          </table:table-cell>
          <table:table-cell/>
        </table:table-row>
        <table:table-row table:style-name="ro1">
          <table:table-cell office:value-type="float" office:value="33.466668">
            <text:p>33,466668</text:p>
          </table:table-cell>
          <table:table-cell office:value-type="float" office:value="0.333204">
            <text:p>0,333204</text:p>
          </table:table-cell>
          <table:table-cell/>
        </table:table-row>
        <table:table-row table:style-name="ro1">
          <table:table-cell office:value-type="float" office:value="33.500002">
            <text:p>33,500002</text:p>
          </table:table-cell>
          <table:table-cell office:value-type="float" office:value="0.333892">
            <text:p>0,333892</text:p>
          </table:table-cell>
          <table:table-cell/>
        </table:table-row>
        <table:table-row table:style-name="ro1">
          <table:table-cell office:value-type="float" office:value="33.533335">
            <text:p>33,533335</text:p>
          </table:table-cell>
          <table:table-cell office:value-type="float" office:value="0.337702">
            <text:p>0,337702</text:p>
          </table:table-cell>
          <table:table-cell/>
        </table:table-row>
        <table:table-row table:style-name="ro1">
          <table:table-cell office:value-type="float" office:value="33.566668">
            <text:p>33,566668</text:p>
          </table:table-cell>
          <table:table-cell office:value-type="float" office:value="0.339248">
            <text:p>0,339248</text:p>
          </table:table-cell>
          <table:table-cell/>
        </table:table-row>
        <table:table-row table:style-name="ro1">
          <table:table-cell office:value-type="float" office:value="33.600002">
            <text:p>33,600002</text:p>
          </table:table-cell>
          <table:table-cell office:value-type="float" office:value="0.346291">
            <text:p>0,346291</text:p>
          </table:table-cell>
          <table:table-cell office:value-type="string">
            <text:p>Mejor Amplitud encotnrada: amp=166.6435nm</text:p>
          </table:table-cell>
        </table:table-row>
        <table:table-row table:style-name="ro1">
          <table:table-cell office:value-type="float" office:value="33.633335">
            <text:p>33,633335</text:p>
          </table:table-cell>
          <table:table-cell office:value-type="float" office:value="0.317403">
            <text:p>0,317403</text:p>
          </table:table-cell>
          <table:table-cell/>
        </table:table-row>
        <table:table-row table:style-name="ro1">
          <table:table-cell office:value-type="float" office:value="33.666668">
            <text:p>33,666668</text:p>
          </table:table-cell>
          <table:table-cell office:value-type="float" office:value="0.338456">
            <text:p>0,338456</text:p>
          </table:table-cell>
          <table:table-cell/>
        </table:table-row>
        <table:table-row table:style-name="ro1">
          <table:table-cell office:value-type="float" office:value="33.700002">
            <text:p>33,700002</text:p>
          </table:table-cell>
          <table:table-cell office:value-type="float" office:value="0.328118">
            <text:p>0,328118</text:p>
          </table:table-cell>
          <table:table-cell/>
        </table:table-row>
        <table:table-row table:style-name="ro1">
          <table:table-cell office:value-type="float" office:value="33.733335">
            <text:p>33,733335</text:p>
          </table:table-cell>
          <table:table-cell office:value-type="float" office:value="0.33343">
            <text:p>0,33343</text:p>
          </table:table-cell>
          <table:table-cell/>
        </table:table-row>
        <table:table-row table:style-name="ro1">
          <table:table-cell office:value-type="float" office:value="33.766668">
            <text:p>33,766668</text:p>
          </table:table-cell>
          <table:table-cell office:value-type="float" office:value="0.342458">
            <text:p>0,342458</text:p>
          </table:table-cell>
          <table:table-cell/>
        </table:table-row>
        <table:table-row table:style-name="ro1">
          <table:table-cell office:value-type="float" office:value="33.800002">
            <text:p>33,800002</text:p>
          </table:table-cell>
          <table:table-cell office:value-type="float" office:value="0.330511">
            <text:p>0,330511</text:p>
          </table:table-cell>
          <table:table-cell/>
        </table:table-row>
        <table:table-row table:style-name="ro1">
          <table:table-cell office:value-type="float" office:value="33.833335">
            <text:p>33,833335</text:p>
          </table:table-cell>
          <table:table-cell office:value-type="float" office:value="0.345018">
            <text:p>0,345018</text:p>
          </table:table-cell>
          <table:table-cell/>
        </table:table-row>
        <table:table-row table:style-name="ro1">
          <table:table-cell office:value-type="float" office:value="33.866668">
            <text:p>33,866668</text:p>
          </table:table-cell>
          <table:table-cell office:value-type="float" office:value="0.325908">
            <text:p>0,325908</text:p>
          </table:table-cell>
          <table:table-cell office:value-type="string">
            <text:p>Mejor Amplitud encotnrada: amp=192.2810nm</text:p>
          </table:table-cell>
        </table:table-row>
        <table:table-row table:style-name="ro1">
          <table:table-cell office:value-type="float" office:value="33.900002">
            <text:p>33,900002</text:p>
          </table:table-cell>
          <table:table-cell office:value-type="float" office:value="0.32608">
            <text:p>0,32608</text:p>
          </table:table-cell>
          <table:table-cell/>
        </table:table-row>
        <table:table-row table:style-name="ro1">
          <table:table-cell office:value-type="float" office:value="33.933335">
            <text:p>33,933335</text:p>
          </table:table-cell>
          <table:table-cell office:value-type="float" office:value="0.330479">
            <text:p>0,330479</text:p>
          </table:table-cell>
          <table:table-cell/>
        </table:table-row>
        <table:table-row table:style-name="ro1">
          <table:table-cell office:value-type="float" office:value="33.966668">
            <text:p>33,966668</text:p>
          </table:table-cell>
          <table:table-cell office:value-type="float" office:value="0.336978">
            <text:p>0,336978</text:p>
          </table:table-cell>
          <table:table-cell/>
        </table:table-row>
        <table:table-row table:style-name="ro1">
          <table:table-cell office:value-type="float" office:value="34.000002">
            <text:p>34,000002</text:p>
          </table:table-cell>
          <table:table-cell office:value-type="float" office:value="0.329045">
            <text:p>0,329045</text:p>
          </table:table-cell>
          <table:table-cell/>
        </table:table-row>
        <table:table-row table:style-name="ro1">
          <table:table-cell office:value-type="float" office:value="34.033335">
            <text:p>34,033335</text:p>
          </table:table-cell>
          <table:table-cell office:value-type="float" office:value="0.32671">
            <text:p>0,32671</text:p>
          </table:table-cell>
          <table:table-cell/>
        </table:table-row>
        <table:table-row table:style-name="ro1">
          <table:table-cell office:value-type="float" office:value="34.066668">
            <text:p>34,066668</text:p>
          </table:table-cell>
          <table:table-cell office:value-type="float" office:value="0.330538">
            <text:p>0,330538</text:p>
          </table:table-cell>
          <table:table-cell/>
        </table:table-row>
        <table:table-row table:style-name="ro1">
          <table:table-cell office:value-type="float" office:value="34.100002">
            <text:p>34,100002</text:p>
          </table:table-cell>
          <table:table-cell office:value-type="float" office:value="0.334083">
            <text:p>0,334083</text:p>
          </table:table-cell>
          <table:table-cell/>
        </table:table-row>
        <table:table-row table:style-name="ro1">
          <table:table-cell office:value-type="float" office:value="34.133335">
            <text:p>34,133335</text:p>
          </table:table-cell>
          <table:table-cell office:value-type="float" office:value="0.314553">
            <text:p>0,314553</text:p>
          </table:table-cell>
          <table:table-cell/>
        </table:table-row>
        <table:table-row table:style-name="ro1">
          <table:table-cell office:value-type="float" office:value="34.166668">
            <text:p>34,166668</text:p>
          </table:table-cell>
          <table:table-cell office:value-type="float" office:value="0.315948">
            <text:p>0,315948</text:p>
          </table:table-cell>
          <table:table-cell/>
        </table:table-row>
        <table:table-row table:style-name="ro1">
          <table:table-cell office:value-type="float" office:value="34.200002">
            <text:p>34,200002</text:p>
          </table:table-cell>
          <table:table-cell office:value-type="float" office:value="0.327084">
            <text:p>0,327084</text:p>
          </table:table-cell>
          <table:table-cell/>
        </table:table-row>
        <table:table-row table:style-name="ro1">
          <table:table-cell office:value-type="float" office:value="34.233335">
            <text:p>34,233335</text:p>
          </table:table-cell>
          <table:table-cell office:value-type="float" office:value="0.336411">
            <text:p>0,336411</text:p>
          </table:table-cell>
          <table:table-cell/>
        </table:table-row>
        <table:table-row table:style-name="ro1">
          <table:table-cell office:value-type="float" office:value="34.266668">
            <text:p>34,266668</text:p>
          </table:table-cell>
          <table:table-cell office:value-type="float" office:value="0.333537">
            <text:p>0,333537</text:p>
          </table:table-cell>
          <table:table-cell/>
        </table:table-row>
        <table:table-row table:style-name="ro1">
          <table:table-cell office:value-type="float" office:value="34.300002">
            <text:p>34,300002</text:p>
          </table:table-cell>
          <table:table-cell office:value-type="float" office:value="0.332685">
            <text:p>0,332685</text:p>
          </table:table-cell>
          <table:table-cell/>
        </table:table-row>
        <table:table-row table:style-name="ro1">
          <table:table-cell office:value-type="float" office:value="34.333335">
            <text:p>34,333335</text:p>
          </table:table-cell>
          <table:table-cell office:value-type="float" office:value="0.317674">
            <text:p>0,317674</text:p>
          </table:table-cell>
          <table:table-cell/>
        </table:table-row>
        <table:table-row table:style-name="ro1">
          <table:table-cell office:value-type="float" office:value="34.366668">
            <text:p>34,366668</text:p>
          </table:table-cell>
          <table:table-cell office:value-type="float" office:value="0.328041">
            <text:p>0,328041</text:p>
          </table:table-cell>
          <table:table-cell/>
        </table:table-row>
        <table:table-row table:style-name="ro1">
          <table:table-cell office:value-type="float" office:value="34.400002">
            <text:p>34,400002</text:p>
          </table:table-cell>
          <table:table-cell office:value-type="float" office:value="0.32154">
            <text:p>0,32154</text:p>
          </table:table-cell>
          <table:table-cell/>
        </table:table-row>
        <table:table-row table:style-name="ro1">
          <table:table-cell office:value-type="float" office:value="34.433335">
            <text:p>34,433335</text:p>
          </table:table-cell>
          <table:table-cell office:value-type="float" office:value="0.331008">
            <text:p>0,331008</text:p>
          </table:table-cell>
          <table:table-cell/>
        </table:table-row>
        <table:table-row table:style-name="ro1">
          <table:table-cell office:value-type="float" office:value="34.466668">
            <text:p>34,466668</text:p>
          </table:table-cell>
          <table:table-cell office:value-type="float" office:value="0.311655">
            <text:p>0,311655</text:p>
          </table:table-cell>
          <table:table-cell/>
        </table:table-row>
        <table:table-row table:style-name="ro1">
          <table:table-cell office:value-type="float" office:value="34.500002">
            <text:p>34,500002</text:p>
          </table:table-cell>
          <table:table-cell office:value-type="float" office:value="0.326174">
            <text:p>0,326174</text:p>
          </table:table-cell>
          <table:table-cell/>
        </table:table-row>
        <table:table-row table:style-name="ro1">
          <table:table-cell office:value-type="float" office:value="34.533335">
            <text:p>34,533335</text:p>
          </table:table-cell>
          <table:table-cell office:value-type="float" office:value="0.32047">
            <text:p>0,32047</text:p>
          </table:table-cell>
          <table:table-cell/>
        </table:table-row>
        <table:table-row table:style-name="ro1">
          <table:table-cell office:value-type="float" office:value="34.566668">
            <text:p>34,566668</text:p>
          </table:table-cell>
          <table:table-cell office:value-type="float" office:value="0.319783">
            <text:p>0,319783</text:p>
          </table:table-cell>
          <table:table-cell/>
        </table:table-row>
        <table:table-row table:style-name="ro1">
          <table:table-cell office:value-type="float" office:value="34.600002">
            <text:p>34,600002</text:p>
          </table:table-cell>
          <table:table-cell office:value-type="float" office:value="0.309782">
            <text:p>0,309782</text:p>
          </table:table-cell>
          <table:table-cell/>
        </table:table-row>
        <table:table-row table:style-name="ro1">
          <table:table-cell office:value-type="float" office:value="34.633335">
            <text:p>34,633335</text:p>
          </table:table-cell>
          <table:table-cell office:value-type="float" office:value="0.321702">
            <text:p>0,321702</text:p>
          </table:table-cell>
          <table:table-cell/>
        </table:table-row>
        <table:table-row table:style-name="ro1">
          <table:table-cell office:value-type="float" office:value="34.666668">
            <text:p>34,666668</text:p>
          </table:table-cell>
          <table:table-cell office:value-type="float" office:value="0.315481">
            <text:p>0,315481</text:p>
          </table:table-cell>
          <table:table-cell/>
        </table:table-row>
        <table:table-row table:style-name="ro1">
          <table:table-cell office:value-type="float" office:value="34.700002">
            <text:p>34,700002</text:p>
          </table:table-cell>
          <table:table-cell office:value-type="float" office:value="0.316109">
            <text:p>0,316109</text:p>
          </table:table-cell>
          <table:table-cell/>
        </table:table-row>
        <table:table-row table:style-name="ro1">
          <table:table-cell office:value-type="float" office:value="34.733335">
            <text:p>34,733335</text:p>
          </table:table-cell>
          <table:table-cell office:value-type="float" office:value="0.319594">
            <text:p>0,319594</text:p>
          </table:table-cell>
          <table:table-cell/>
        </table:table-row>
        <table:table-row table:style-name="ro1">
          <table:table-cell office:value-type="float" office:value="34.766668">
            <text:p>34,766668</text:p>
          </table:table-cell>
          <table:table-cell office:value-type="float" office:value="0.309291">
            <text:p>0,309291</text:p>
          </table:table-cell>
          <table:table-cell/>
        </table:table-row>
        <table:table-row table:style-name="ro1">
          <table:table-cell office:value-type="float" office:value="34.800002">
            <text:p>34,800002</text:p>
          </table:table-cell>
          <table:table-cell office:value-type="float" office:value="0.316454">
            <text:p>0,316454</text:p>
          </table:table-cell>
          <table:table-cell/>
        </table:table-row>
        <table:table-row table:style-name="ro1">
          <table:table-cell office:value-type="float" office:value="34.833335">
            <text:p>34,833335</text:p>
          </table:table-cell>
          <table:table-cell office:value-type="float" office:value="0.314356">
            <text:p>0,314356</text:p>
          </table:table-cell>
          <table:table-cell/>
        </table:table-row>
        <table:table-row table:style-name="ro1">
          <table:table-cell office:value-type="float" office:value="34.866668">
            <text:p>34,866668</text:p>
          </table:table-cell>
          <table:table-cell office:value-type="float" office:value="0.309672">
            <text:p>0,309672</text:p>
          </table:table-cell>
          <table:table-cell/>
        </table:table-row>
        <table:table-row table:style-name="ro1">
          <table:table-cell office:value-type="float" office:value="34.900002">
            <text:p>34,900002</text:p>
          </table:table-cell>
          <table:table-cell office:value-type="float" office:value="0.296524">
            <text:p>0,296524</text:p>
          </table:table-cell>
          <table:table-cell/>
        </table:table-row>
        <table:table-row table:style-name="ro1">
          <table:table-cell office:value-type="float" office:value="34.933335">
            <text:p>34,933335</text:p>
          </table:table-cell>
          <table:table-cell office:value-type="float" office:value="0.296191">
            <text:p>0,296191</text:p>
          </table:table-cell>
          <table:table-cell/>
        </table:table-row>
        <table:table-row table:style-name="ro1">
          <table:table-cell office:value-type="float" office:value="34.966668">
            <text:p>34,966668</text:p>
          </table:table-cell>
          <table:table-cell office:value-type="float" office:value="0.301194">
            <text:p>0,301194</text:p>
          </table:table-cell>
          <table:table-cell/>
        </table:table-row>
        <table:table-row table:style-name="ro1">
          <table:table-cell office:value-type="float" office:value="35.000002">
            <text:p>35,000002</text:p>
          </table:table-cell>
          <table:table-cell office:value-type="float" office:value="0.268986">
            <text:p>0,268986</text:p>
          </table:table-cell>
          <table:table-cell/>
        </table:table-row>
        <table:table-row table:style-name="ro1">
          <table:table-cell office:value-type="float" office:value="35.033335">
            <text:p>35,033335</text:p>
          </table:table-cell>
          <table:table-cell office:value-type="float" office:value="0.287225">
            <text:p>0,287225</text:p>
          </table:table-cell>
          <table:table-cell/>
        </table:table-row>
        <table:table-row table:style-name="ro1">
          <table:table-cell office:value-type="float" office:value="35.066668">
            <text:p>35,066668</text:p>
          </table:table-cell>
          <table:table-cell office:value-type="float" office:value="0.270385">
            <text:p>0,270385</text:p>
          </table:table-cell>
          <table:table-cell/>
        </table:table-row>
        <table:table-row table:style-name="ro1">
          <table:table-cell office:value-type="float" office:value="35.100002">
            <text:p>35,100002</text:p>
          </table:table-cell>
          <table:table-cell office:value-type="float" office:value="0.266154">
            <text:p>0,266154</text:p>
          </table:table-cell>
          <table:table-cell/>
        </table:table-row>
        <table:table-row table:style-name="ro1">
          <table:table-cell office:value-type="float" office:value="35.133335">
            <text:p>35,133335</text:p>
          </table:table-cell>
          <table:table-cell office:value-type="float" office:value="0.252848">
            <text:p>0,252848</text:p>
          </table:table-cell>
          <table:table-cell/>
        </table:table-row>
        <table:table-row table:style-name="ro1">
          <table:table-cell office:value-type="float" office:value="35.166669">
            <text:p>35,166669</text:p>
          </table:table-cell>
          <table:table-cell office:value-type="float" office:value="0.246413">
            <text:p>0,246413</text:p>
          </table:table-cell>
          <table:table-cell/>
        </table:table-row>
        <table:table-row table:style-name="ro1">
          <table:table-cell office:value-type="float" office:value="35.200002">
            <text:p>35,200002</text:p>
          </table:table-cell>
          <table:table-cell office:value-type="float" office:value="0.243392">
            <text:p>0,243392</text:p>
          </table:table-cell>
          <table:table-cell/>
        </table:table-row>
        <table:table-row table:style-name="ro1">
          <table:table-cell office:value-type="float" office:value="35.233335">
            <text:p>35,233335</text:p>
          </table:table-cell>
          <table:table-cell office:value-type="float" office:value="0.226259">
            <text:p>0,226259</text:p>
          </table:table-cell>
          <table:table-cell/>
        </table:table-row>
        <table:table-row table:style-name="ro1">
          <table:table-cell office:value-type="float" office:value="35.266669">
            <text:p>35,266669</text:p>
          </table:table-cell>
          <table:table-cell office:value-type="float" office:value="0.206362">
            <text:p>0,206362</text:p>
          </table:table-cell>
          <table:table-cell/>
        </table:table-row>
        <table:table-row table:style-name="ro1">
          <table:table-cell office:value-type="float" office:value="35.300002">
            <text:p>35,300002</text:p>
          </table:table-cell>
          <table:table-cell office:value-type="float" office:value="0.203227">
            <text:p>0,203227</text:p>
          </table:table-cell>
          <table:table-cell/>
        </table:table-row>
        <table:table-row table:style-name="ro1">
          <table:table-cell office:value-type="float" office:value="35.333335">
            <text:p>35,333335</text:p>
          </table:table-cell>
          <table:table-cell office:value-type="float" office:value="0.190787">
            <text:p>0,190787</text:p>
          </table:table-cell>
          <table:table-cell/>
        </table:table-row>
        <table:table-row table:style-name="ro1">
          <table:table-cell office:value-type="float" office:value="35.366669">
            <text:p>35,366669</text:p>
          </table:table-cell>
          <table:table-cell office:value-type="float" office:value="0.177467">
            <text:p>0,177467</text:p>
          </table:table-cell>
          <table:table-cell/>
        </table:table-row>
        <table:table-row table:style-name="ro1">
          <table:table-cell office:value-type="float" office:value="35.400002">
            <text:p>35,400002</text:p>
          </table:table-cell>
          <table:table-cell office:value-type="float" office:value="0.172114">
            <text:p>0,172114</text:p>
          </table:table-cell>
          <table:table-cell/>
        </table:table-row>
        <table:table-row table:style-name="ro1">
          <table:table-cell office:value-type="float" office:value="35.433335">
            <text:p>35,433335</text:p>
          </table:table-cell>
          <table:table-cell office:value-type="float" office:value="0.151875">
            <text:p>0,151875</text:p>
          </table:table-cell>
          <table:table-cell/>
        </table:table-row>
        <table:table-row table:style-name="ro1">
          <table:table-cell office:value-type="float" office:value="35.466669">
            <text:p>35,466669</text:p>
          </table:table-cell>
          <table:table-cell office:value-type="float" office:value="0.169975">
            <text:p>0,169975</text:p>
          </table:table-cell>
          <table:table-cell/>
        </table:table-row>
        <table:table-row table:style-name="ro1">
          <table:table-cell office:value-type="float" office:value="35.500002">
            <text:p>35,500002</text:p>
          </table:table-cell>
          <table:table-cell office:value-type="float" office:value="0.179319">
            <text:p>0,179319</text:p>
          </table:table-cell>
          <table:table-cell/>
        </table:table-row>
        <table:table-row table:style-name="ro1">
          <table:table-cell office:value-type="float" office:value="35.533335">
            <text:p>35,533335</text:p>
          </table:table-cell>
          <table:table-cell office:value-type="float" office:value="0.15673">
            <text:p>0,15673</text:p>
          </table:table-cell>
          <table:table-cell/>
        </table:table-row>
        <table:table-row table:style-name="ro1">
          <table:table-cell office:value-type="float" office:value="35.566669">
            <text:p>35,566669</text:p>
          </table:table-cell>
          <table:table-cell office:value-type="float" office:value="0.157332">
            <text:p>0,157332</text:p>
          </table:table-cell>
          <table:table-cell/>
        </table:table-row>
        <table:table-row table:style-name="ro1">
          <table:table-cell office:value-type="float" office:value="35.600002">
            <text:p>35,600002</text:p>
          </table:table-cell>
          <table:table-cell office:value-type="float" office:value="0.141801">
            <text:p>0,141801</text:p>
          </table:table-cell>
          <table:table-cell/>
        </table:table-row>
        <table:table-row table:style-name="ro1">
          <table:table-cell office:value-type="float" office:value="35.633335">
            <text:p>35,633335</text:p>
          </table:table-cell>
          <table:table-cell office:value-type="float" office:value="0.155485">
            <text:p>0,155485</text:p>
          </table:table-cell>
          <table:table-cell/>
        </table:table-row>
        <table:table-row table:style-name="ro1">
          <table:table-cell office:value-type="float" office:value="35.666669">
            <text:p>35,666669</text:p>
          </table:table-cell>
          <table:table-cell office:value-type="float" office:value="0.144326">
            <text:p>0,144326</text:p>
          </table:table-cell>
          <table:table-cell/>
        </table:table-row>
        <table:table-row table:style-name="ro1">
          <table:table-cell office:value-type="float" office:value="35.700002">
            <text:p>35,700002</text:p>
          </table:table-cell>
          <table:table-cell office:value-type="float" office:value="0.160605">
            <text:p>0,160605</text:p>
          </table:table-cell>
          <table:table-cell/>
        </table:table-row>
        <table:table-row table:style-name="ro1">
          <table:table-cell office:value-type="float" office:value="35.733335">
            <text:p>35,733335</text:p>
          </table:table-cell>
          <table:table-cell office:value-type="float" office:value="0.162563">
            <text:p>0,162563</text:p>
          </table:table-cell>
          <table:table-cell/>
        </table:table-row>
        <table:table-row table:style-name="ro1">
          <table:table-cell office:value-type="float" office:value="35.766669">
            <text:p>35,766669</text:p>
          </table:table-cell>
          <table:table-cell office:value-type="float" office:value="0.158836">
            <text:p>0,158836</text:p>
          </table:table-cell>
          <table:table-cell/>
        </table:table-row>
        <table:table-row table:style-name="ro1">
          <table:table-cell office:value-type="float" office:value="35.800002">
            <text:p>35,800002</text:p>
          </table:table-cell>
          <table:table-cell office:value-type="float" office:value="0.280984">
            <text:p>0,280984</text:p>
          </table:table-cell>
          <table:table-cell/>
        </table:table-row>
        <table:table-row table:style-name="ro1">
          <table:table-cell office:value-type="float" office:value="35.833335">
            <text:p>35,833335</text:p>
          </table:table-cell>
          <table:table-cell office:value-type="float" office:value="0.327549">
            <text:p>0,327549</text:p>
          </table:table-cell>
          <table:table-cell/>
        </table:table-row>
        <table:table-row table:style-name="ro1">
          <table:table-cell office:value-type="float" office:value="35.866669">
            <text:p>35,866669</text:p>
          </table:table-cell>
          <table:table-cell office:value-type="float" office:value="0.330694">
            <text:p>0,330694</text:p>
          </table:table-cell>
          <table:table-cell/>
        </table:table-row>
        <table:table-row table:style-name="ro1">
          <table:table-cell office:value-type="float" office:value="35.900002">
            <text:p>35,900002</text:p>
          </table:table-cell>
          <table:table-cell office:value-type="float" office:value="0.326846">
            <text:p>0,326846</text:p>
          </table:table-cell>
          <table:table-cell/>
        </table:table-row>
        <table:table-row table:style-name="ro1">
          <table:table-cell office:value-type="float" office:value="35.933335">
            <text:p>35,933335</text:p>
          </table:table-cell>
          <table:table-cell office:value-type="float" office:value="0.334776">
            <text:p>0,334776</text:p>
          </table:table-cell>
          <table:table-cell/>
        </table:table-row>
        <table:table-row table:style-name="ro1">
          <table:table-cell office:value-type="float" office:value="35.966669">
            <text:p>35,966669</text:p>
          </table:table-cell>
          <table:table-cell office:value-type="float" office:value="0.320954">
            <text:p>0,320954</text:p>
          </table:table-cell>
          <table:table-cell/>
        </table:table-row>
        <table:table-row table:style-name="ro1">
          <table:table-cell office:value-type="float" office:value="36.000002">
            <text:p>36,000002</text:p>
          </table:table-cell>
          <table:table-cell office:value-type="float" office:value="0.342543">
            <text:p>0,342543</text:p>
          </table:table-cell>
          <table:table-cell/>
        </table:table-row>
        <table:table-row table:style-name="ro1">
          <table:table-cell office:value-type="float" office:value="36.033335">
            <text:p>36,033335</text:p>
          </table:table-cell>
          <table:table-cell office:value-type="float" office:value="0.331809">
            <text:p>0,331809</text:p>
          </table:table-cell>
          <table:table-cell/>
        </table:table-row>
        <table:table-row table:style-name="ro1">
          <table:table-cell office:value-type="float" office:value="36.066669">
            <text:p>36,066669</text:p>
          </table:table-cell>
          <table:table-cell office:value-type="float" office:value="0.33693">
            <text:p>0,33693</text:p>
          </table:table-cell>
          <table:table-cell/>
        </table:table-row>
        <table:table-row table:style-name="ro1">
          <table:table-cell office:value-type="float" office:value="36.100002">
            <text:p>36,100002</text:p>
          </table:table-cell>
          <table:table-cell office:value-type="float" office:value="0.339534">
            <text:p>0,339534</text:p>
          </table:table-cell>
          <table:table-cell/>
        </table:table-row>
        <table:table-row table:style-name="ro1">
          <table:table-cell office:value-type="float" office:value="36.133335">
            <text:p>36,133335</text:p>
          </table:table-cell>
          <table:table-cell office:value-type="float" office:value="0.330906">
            <text:p>0,330906</text:p>
          </table:table-cell>
          <table:table-cell/>
        </table:table-row>
        <table:table-row table:style-name="ro1">
          <table:table-cell office:value-type="float" office:value="36.166669">
            <text:p>36,166669</text:p>
          </table:table-cell>
          <table:table-cell office:value-type="float" office:value="0.333319">
            <text:p>0,333319</text:p>
          </table:table-cell>
          <table:table-cell/>
        </table:table-row>
        <table:table-row table:style-name="ro1">
          <table:table-cell office:value-type="float" office:value="36.200002">
            <text:p>36,200002</text:p>
          </table:table-cell>
          <table:table-cell office:value-type="float" office:value="0.339072">
            <text:p>0,339072</text:p>
          </table:table-cell>
          <table:table-cell/>
        </table:table-row>
        <table:table-row table:style-name="ro1">
          <table:table-cell office:value-type="float" office:value="36.233335">
            <text:p>36,233335</text:p>
          </table:table-cell>
          <table:table-cell office:value-type="float" office:value="0.341244">
            <text:p>0,341244</text:p>
          </table:table-cell>
          <table:table-cell/>
        </table:table-row>
        <table:table-row table:style-name="ro1">
          <table:table-cell office:value-type="float" office:value="36.266669">
            <text:p>36,266669</text:p>
          </table:table-cell>
          <table:table-cell office:value-type="float" office:value="0.326206">
            <text:p>0,326206</text:p>
          </table:table-cell>
          <table:table-cell/>
        </table:table-row>
        <table:table-row table:style-name="ro1">
          <table:table-cell office:value-type="float" office:value="36.300002">
            <text:p>36,300002</text:p>
          </table:table-cell>
          <table:table-cell office:value-type="float" office:value="0.325585">
            <text:p>0,325585</text:p>
          </table:table-cell>
          <table:table-cell/>
        </table:table-row>
        <table:table-row table:style-name="ro1">
          <table:table-cell office:value-type="float" office:value="36.333335">
            <text:p>36,333335</text:p>
          </table:table-cell>
          <table:table-cell office:value-type="float" office:value="0.347998">
            <text:p>0,347998</text:p>
          </table:table-cell>
          <table:table-cell/>
        </table:table-row>
        <table:table-row table:style-name="ro1">
          <table:table-cell office:value-type="float" office:value="36.366669">
            <text:p>36,366669</text:p>
          </table:table-cell>
          <table:table-cell office:value-type="float" office:value="0.328042">
            <text:p>0,328042</text:p>
          </table:table-cell>
          <table:table-cell/>
        </table:table-row>
        <table:table-row table:style-name="ro1">
          <table:table-cell office:value-type="float" office:value="36.400002">
            <text:p>36,400002</text:p>
          </table:table-cell>
          <table:table-cell office:value-type="float" office:value="0.32725">
            <text:p>0,32725</text:p>
          </table:table-cell>
          <table:table-cell/>
        </table:table-row>
        <table:table-row table:style-name="ro1">
          <table:table-cell office:value-type="float" office:value="36.433335">
            <text:p>36,433335</text:p>
          </table:table-cell>
          <table:table-cell office:value-type="float" office:value="0.327177">
            <text:p>0,327177</text:p>
          </table:table-cell>
          <table:table-cell/>
        </table:table-row>
        <table:table-row table:style-name="ro1">
          <table:table-cell office:value-type="float" office:value="36.466669">
            <text:p>36,466669</text:p>
          </table:table-cell>
          <table:table-cell office:value-type="float" office:value="0.322598">
            <text:p>0,322598</text:p>
          </table:table-cell>
          <table:table-cell/>
        </table:table-row>
        <table:table-row table:style-name="ro1">
          <table:table-cell office:value-type="float" office:value="36.500002">
            <text:p>36,500002</text:p>
          </table:table-cell>
          <table:table-cell office:value-type="float" office:value="0.331862">
            <text:p>0,331862</text:p>
          </table:table-cell>
          <table:table-cell/>
        </table:table-row>
        <table:table-row table:style-name="ro1">
          <table:table-cell office:value-type="float" office:value="36.533335">
            <text:p>36,533335</text:p>
          </table:table-cell>
          <table:table-cell office:value-type="float" office:value="0.327206">
            <text:p>0,327206</text:p>
          </table:table-cell>
          <table:table-cell/>
        </table:table-row>
        <table:table-row table:style-name="ro1">
          <table:table-cell office:value-type="float" office:value="36.566669">
            <text:p>36,566669</text:p>
          </table:table-cell>
          <table:table-cell office:value-type="float" office:value="0.33418">
            <text:p>0,33418</text:p>
          </table:table-cell>
          <table:table-cell/>
        </table:table-row>
        <table:table-row table:style-name="ro1">
          <table:table-cell office:value-type="float" office:value="36.600002">
            <text:p>36,600002</text:p>
          </table:table-cell>
          <table:table-cell office:value-type="float" office:value="0.340719">
            <text:p>0,340719</text:p>
          </table:table-cell>
          <table:table-cell/>
        </table:table-row>
        <table:table-row table:style-name="ro1">
          <table:table-cell office:value-type="float" office:value="36.633335">
            <text:p>36,633335</text:p>
          </table:table-cell>
          <table:table-cell office:value-type="float" office:value="0.34459">
            <text:p>0,34459</text:p>
          </table:table-cell>
          <table:table-cell/>
        </table:table-row>
        <table:table-row table:style-name="ro1">
          <table:table-cell office:value-type="float" office:value="36.666669">
            <text:p>36,666669</text:p>
          </table:table-cell>
          <table:table-cell office:value-type="float" office:value="0.341331">
            <text:p>0,341331</text:p>
          </table:table-cell>
          <table:table-cell/>
        </table:table-row>
        <table:table-row table:style-name="ro1">
          <table:table-cell office:value-type="float" office:value="36.700002">
            <text:p>36,700002</text:p>
          </table:table-cell>
          <table:table-cell office:value-type="float" office:value="0.325455">
            <text:p>0,325455</text:p>
          </table:table-cell>
          <table:table-cell/>
        </table:table-row>
        <table:table-row table:style-name="ro1">
          <table:table-cell office:value-type="float" office:value="36.733335">
            <text:p>36,733335</text:p>
          </table:table-cell>
          <table:table-cell office:value-type="float" office:value="0.339365">
            <text:p>0,339365</text:p>
          </table:table-cell>
          <table:table-cell/>
        </table:table-row>
        <table:table-row table:style-name="ro1">
          <table:table-cell office:value-type="float" office:value="36.766669">
            <text:p>36,766669</text:p>
          </table:table-cell>
          <table:table-cell office:value-type="float" office:value="0.32488">
            <text:p>0,32488</text:p>
          </table:table-cell>
          <table:table-cell/>
        </table:table-row>
        <table:table-row table:style-name="ro1">
          <table:table-cell office:value-type="float" office:value="36.800002">
            <text:p>36,800002</text:p>
          </table:table-cell>
          <table:table-cell office:value-type="float" office:value="0.323679">
            <text:p>0,323679</text:p>
          </table:table-cell>
          <table:table-cell/>
        </table:table-row>
        <table:table-row table:style-name="ro1">
          <table:table-cell office:value-type="float" office:value="36.833335">
            <text:p>36,833335</text:p>
          </table:table-cell>
          <table:table-cell office:value-type="float" office:value="0.332598">
            <text:p>0,332598</text:p>
          </table:table-cell>
          <table:table-cell/>
        </table:table-row>
        <table:table-row table:style-name="ro1">
          <table:table-cell office:value-type="float" office:value="36.866669">
            <text:p>36,866669</text:p>
          </table:table-cell>
          <table:table-cell office:value-type="float" office:value="0.330876">
            <text:p>0,330876</text:p>
          </table:table-cell>
          <table:table-cell/>
        </table:table-row>
        <table:table-row table:style-name="ro1">
          <table:table-cell office:value-type="float" office:value="36.900002">
            <text:p>36,900002</text:p>
          </table:table-cell>
          <table:table-cell office:value-type="float" office:value="0.338476">
            <text:p>0,338476</text:p>
          </table:table-cell>
          <table:table-cell/>
        </table:table-row>
        <table:table-row table:style-name="ro1">
          <table:table-cell office:value-type="float" office:value="36.933335">
            <text:p>36,933335</text:p>
          </table:table-cell>
          <table:table-cell office:value-type="float" office:value="0.327697">
            <text:p>0,327697</text:p>
          </table:table-cell>
          <table:table-cell/>
        </table:table-row>
        <table:table-row table:style-name="ro1">
          <table:table-cell office:value-type="float" office:value="36.966669">
            <text:p>36,966669</text:p>
          </table:table-cell>
          <table:table-cell office:value-type="float" office:value="0.335407">
            <text:p>0,335407</text:p>
          </table:table-cell>
          <table:table-cell/>
        </table:table-row>
        <table:table-row table:style-name="ro1">
          <table:table-cell office:value-type="float" office:value="37.000002">
            <text:p>37,000002</text:p>
          </table:table-cell>
          <table:table-cell office:value-type="float" office:value="0.335081">
            <text:p>0,335081</text:p>
          </table:table-cell>
          <table:table-cell/>
        </table:table-row>
        <table:table-row table:style-name="ro1">
          <table:table-cell office:value-type="float" office:value="37.033335">
            <text:p>37,033335</text:p>
          </table:table-cell>
          <table:table-cell office:value-type="float" office:value="0.336381">
            <text:p>0,336381</text:p>
          </table:table-cell>
          <table:table-cell/>
        </table:table-row>
        <table:table-row table:style-name="ro1">
          <table:table-cell office:value-type="float" office:value="37.066669">
            <text:p>37,066669</text:p>
          </table:table-cell>
          <table:table-cell office:value-type="float" office:value="0.341505">
            <text:p>0,341505</text:p>
          </table:table-cell>
          <table:table-cell/>
        </table:table-row>
        <table:table-row table:style-name="ro1">
          <table:table-cell office:value-type="float" office:value="37.100002">
            <text:p>37,100002</text:p>
          </table:table-cell>
          <table:table-cell office:value-type="float" office:value="0.331375">
            <text:p>0,331375</text:p>
          </table:table-cell>
          <table:table-cell/>
        </table:table-row>
        <table:table-row table:style-name="ro1">
          <table:table-cell office:value-type="float" office:value="37.133335">
            <text:p>37,133335</text:p>
          </table:table-cell>
          <table:table-cell office:value-type="float" office:value="0.334906">
            <text:p>0,334906</text:p>
          </table:table-cell>
          <table:table-cell/>
        </table:table-row>
        <table:table-row table:style-name="ro1">
          <table:table-cell office:value-type="float" office:value="37.166669">
            <text:p>37,166669</text:p>
          </table:table-cell>
          <table:table-cell office:value-type="float" office:value="0.335907">
            <text:p>0,335907</text:p>
          </table:table-cell>
          <table:table-cell/>
        </table:table-row>
        <table:table-row table:style-name="ro1">
          <table:table-cell office:value-type="float" office:value="37.200002">
            <text:p>37,200002</text:p>
          </table:table-cell>
          <table:table-cell office:value-type="float" office:value="0.335725">
            <text:p>0,335725</text:p>
          </table:table-cell>
          <table:table-cell/>
        </table:table-row>
        <table:table-row table:style-name="ro1">
          <table:table-cell office:value-type="float" office:value="37.233335">
            <text:p>37,233335</text:p>
          </table:table-cell>
          <table:table-cell office:value-type="float" office:value="0.333605">
            <text:p>0,333605</text:p>
          </table:table-cell>
          <table:table-cell/>
        </table:table-row>
        <table:table-row table:style-name="ro1">
          <table:table-cell office:value-type="float" office:value="37.266669">
            <text:p>37,266669</text:p>
          </table:table-cell>
          <table:table-cell office:value-type="float" office:value="0.319511">
            <text:p>0,319511</text:p>
          </table:table-cell>
          <table:table-cell/>
        </table:table-row>
        <table:table-row table:style-name="ro1">
          <table:table-cell office:value-type="float" office:value="37.300002">
            <text:p>37,300002</text:p>
          </table:table-cell>
          <table:table-cell office:value-type="float" office:value="0.331259">
            <text:p>0,331259</text:p>
          </table:table-cell>
          <table:table-cell/>
        </table:table-row>
        <table:table-row table:style-name="ro1">
          <table:table-cell office:value-type="float" office:value="37.333335">
            <text:p>37,333335</text:p>
          </table:table-cell>
          <table:table-cell office:value-type="float" office:value="0.333769">
            <text:p>0,333769</text:p>
          </table:table-cell>
          <table:table-cell/>
        </table:table-row>
        <table:table-row table:style-name="ro1">
          <table:table-cell office:value-type="float" office:value="37.366669">
            <text:p>37,366669</text:p>
          </table:table-cell>
          <table:table-cell office:value-type="float" office:value="0.324036">
            <text:p>0,324036</text:p>
          </table:table-cell>
          <table:table-cell/>
        </table:table-row>
        <table:table-row table:style-name="ro1">
          <table:table-cell office:value-type="float" office:value="37.400002">
            <text:p>37,400002</text:p>
          </table:table-cell>
          <table:table-cell office:value-type="float" office:value="0.331292">
            <text:p>0,331292</text:p>
          </table:table-cell>
          <table:table-cell/>
        </table:table-row>
        <table:table-row table:style-name="ro1">
          <table:table-cell office:value-type="float" office:value="37.433335">
            <text:p>37,433335</text:p>
          </table:table-cell>
          <table:table-cell office:value-type="float" office:value="0.335389">
            <text:p>0,335389</text:p>
          </table:table-cell>
          <table:table-cell/>
        </table:table-row>
        <table:table-row table:style-name="ro1">
          <table:table-cell office:value-type="float" office:value="37.466669">
            <text:p>37,466669</text:p>
          </table:table-cell>
          <table:table-cell office:value-type="float" office:value="0.32358">
            <text:p>0,32358</text:p>
          </table:table-cell>
          <table:table-cell/>
        </table:table-row>
        <table:table-row table:style-name="ro1">
          <table:table-cell office:value-type="float" office:value="37.500002">
            <text:p>37,500002</text:p>
          </table:table-cell>
          <table:table-cell office:value-type="float" office:value="0.329828">
            <text:p>0,329828</text:p>
          </table:table-cell>
          <table:table-cell/>
        </table:table-row>
        <table:table-row table:style-name="ro1">
          <table:table-cell office:value-type="float" office:value="37.533335">
            <text:p>37,533335</text:p>
          </table:table-cell>
          <table:table-cell office:value-type="float" office:value="0.328979">
            <text:p>0,328979</text:p>
          </table:table-cell>
          <table:table-cell/>
        </table:table-row>
        <table:table-row table:style-name="ro1">
          <table:table-cell office:value-type="float" office:value="37.566669">
            <text:p>37,566669</text:p>
          </table:table-cell>
          <table:table-cell office:value-type="float" office:value="0.327474">
            <text:p>0,327474</text:p>
          </table:table-cell>
          <table:table-cell/>
        </table:table-row>
        <table:table-row table:style-name="ro1">
          <table:table-cell office:value-type="float" office:value="37.600002">
            <text:p>37,600002</text:p>
          </table:table-cell>
          <table:table-cell office:value-type="float" office:value="0.324688">
            <text:p>0,324688</text:p>
          </table:table-cell>
          <table:table-cell/>
        </table:table-row>
        <table:table-row table:style-name="ro1">
          <table:table-cell office:value-type="float" office:value="37.633335">
            <text:p>37,633335</text:p>
          </table:table-cell>
          <table:table-cell office:value-type="float" office:value="0.334809">
            <text:p>0,334809</text:p>
          </table:table-cell>
          <table:table-cell/>
        </table:table-row>
        <table:table-row table:style-name="ro1">
          <table:table-cell office:value-type="float" office:value="37.666669">
            <text:p>37,666669</text:p>
          </table:table-cell>
          <table:table-cell office:value-type="float" office:value="0.331491">
            <text:p>0,331491</text:p>
          </table:table-cell>
          <table:table-cell/>
        </table:table-row>
        <table:table-row table:style-name="ro1">
          <table:table-cell office:value-type="float" office:value="37.700002">
            <text:p>37,700002</text:p>
          </table:table-cell>
          <table:table-cell office:value-type="float" office:value="0.333087">
            <text:p>0,333087</text:p>
          </table:table-cell>
          <table:table-cell/>
        </table:table-row>
        <table:table-row table:style-name="ro1">
          <table:table-cell office:value-type="float" office:value="37.733335">
            <text:p>37,733335</text:p>
          </table:table-cell>
          <table:table-cell office:value-type="float" office:value="0.349703">
            <text:p>0,349703</text:p>
          </table:table-cell>
          <table:table-cell/>
        </table:table-row>
        <table:table-row table:style-name="ro1">
          <table:table-cell office:value-type="float" office:value="37.766669">
            <text:p>37,766669</text:p>
          </table:table-cell>
          <table:table-cell office:value-type="float" office:value="0.34008">
            <text:p>0,34008</text:p>
          </table:table-cell>
          <table:table-cell/>
        </table:table-row>
        <table:table-row table:style-name="ro1">
          <table:table-cell office:value-type="float" office:value="37.800002">
            <text:p>37,800002</text:p>
          </table:table-cell>
          <table:table-cell office:value-type="float" office:value="0.326588">
            <text:p>0,326588</text:p>
          </table:table-cell>
          <table:table-cell office:value-type="string">
            <text:p>Mejor sigma encontrada: s=0.002016s</text:p>
          </table:table-cell>
        </table:table-row>
        <table:table-row table:style-name="ro1">
          <table:table-cell office:value-type="float" office:value="37.833335">
            <text:p>37,833335</text:p>
          </table:table-cell>
          <table:table-cell office:value-type="float" office:value="0.346176">
            <text:p>0,346176</text:p>
          </table:table-cell>
          <table:table-cell/>
        </table:table-row>
        <table:table-row table:style-name="ro1">
          <table:table-cell office:value-type="float" office:value="37.866669">
            <text:p>37,866669</text:p>
          </table:table-cell>
          <table:table-cell office:value-type="float" office:value="0.343234">
            <text:p>0,343234</text:p>
          </table:table-cell>
          <table:table-cell/>
        </table:table-row>
        <table:table-row table:style-name="ro1">
          <table:table-cell office:value-type="float" office:value="37.900002">
            <text:p>37,900002</text:p>
          </table:table-cell>
          <table:table-cell office:value-type="float" office:value="0.356305">
            <text:p>0,356305</text:p>
          </table:table-cell>
          <table:table-cell/>
        </table:table-row>
        <table:table-row table:style-name="ro1">
          <table:table-cell office:value-type="float" office:value="37.933335">
            <text:p>37,933335</text:p>
          </table:table-cell>
          <table:table-cell office:value-type="float" office:value="0.337188">
            <text:p>0,337188</text:p>
          </table:table-cell>
          <table:table-cell office:value-type="string">
            <text:p>Mejor sigma encontrada: s=0.002142s</text:p>
          </table:table-cell>
        </table:table-row>
        <table:table-row table:style-name="ro1">
          <table:table-cell office:value-type="float" office:value="37.966669">
            <text:p>37,966669</text:p>
          </table:table-cell>
          <table:table-cell office:value-type="float" office:value="0.355756">
            <text:p>0,355756</text:p>
          </table:table-cell>
          <table:table-cell/>
        </table:table-row>
        <table:table-row table:style-name="ro1">
          <table:table-cell office:value-type="float" office:value="38.000002">
            <text:p>38,000002</text:p>
          </table:table-cell>
          <table:table-cell office:value-type="float" office:value="0.336522">
            <text:p>0,336522</text:p>
          </table:table-cell>
          <table:table-cell/>
        </table:table-row>
        <table:table-row table:style-name="ro1">
          <table:table-cell office:value-type="float" office:value="38.033335">
            <text:p>38,033335</text:p>
          </table:table-cell>
          <table:table-cell office:value-type="float" office:value="0.33651">
            <text:p>0,33651</text:p>
          </table:table-cell>
          <table:table-cell/>
        </table:table-row>
        <table:table-row table:style-name="ro1">
          <table:table-cell office:value-type="float" office:value="38.066669">
            <text:p>38,066669</text:p>
          </table:table-cell>
          <table:table-cell office:value-type="float" office:value="0.355454">
            <text:p>0,355454</text:p>
          </table:table-cell>
          <table:table-cell/>
        </table:table-row>
        <table:table-row table:style-name="ro1">
          <table:table-cell office:value-type="float" office:value="38.100002">
            <text:p>38,100002</text:p>
          </table:table-cell>
          <table:table-cell office:value-type="float" office:value="0.337251">
            <text:p>0,337251</text:p>
          </table:table-cell>
          <table:table-cell/>
        </table:table-row>
        <table:table-row table:style-name="ro1">
          <table:table-cell office:value-type="float" office:value="38.133335">
            <text:p>38,133335</text:p>
          </table:table-cell>
          <table:table-cell office:value-type="float" office:value="0.33938">
            <text:p>0,33938</text:p>
          </table:table-cell>
          <table:table-cell/>
        </table:table-row>
        <table:table-row table:style-name="ro1">
          <table:table-cell office:value-type="float" office:value="38.166669">
            <text:p>38,166669</text:p>
          </table:table-cell>
          <table:table-cell office:value-type="float" office:value="0.341723">
            <text:p>0,341723</text:p>
          </table:table-cell>
          <table:table-cell/>
        </table:table-row>
        <table:table-row table:style-name="ro1">
          <table:table-cell office:value-type="float" office:value="38.200002">
            <text:p>38,200002</text:p>
          </table:table-cell>
          <table:table-cell office:value-type="float" office:value="0.357609">
            <text:p>0,357609</text:p>
          </table:table-cell>
          <table:table-cell/>
        </table:table-row>
        <table:table-row table:style-name="ro1">
          <table:table-cell office:value-type="float" office:value="38.233335">
            <text:p>38,233335</text:p>
          </table:table-cell>
          <table:table-cell office:value-type="float" office:value="0.345855">
            <text:p>0,345855</text:p>
          </table:table-cell>
          <table:table-cell/>
        </table:table-row>
        <table:table-row table:style-name="ro1">
          <table:table-cell office:value-type="float" office:value="38.266669">
            <text:p>38,266669</text:p>
          </table:table-cell>
          <table:table-cell office:value-type="float" office:value="0.340567">
            <text:p>0,340567</text:p>
          </table:table-cell>
          <table:table-cell/>
        </table:table-row>
        <table:table-row table:style-name="ro1">
          <table:table-cell office:value-type="float" office:value="38.300002">
            <text:p>38,300002</text:p>
          </table:table-cell>
          <table:table-cell office:value-type="float" office:value="0.342959">
            <text:p>0,342959</text:p>
          </table:table-cell>
          <table:table-cell/>
        </table:table-row>
        <table:table-row table:style-name="ro1">
          <table:table-cell office:value-type="float" office:value="38.333335">
            <text:p>38,333335</text:p>
          </table:table-cell>
          <table:table-cell office:value-type="float" office:value="0.361404">
            <text:p>0,361404</text:p>
          </table:table-cell>
          <table:table-cell/>
        </table:table-row>
        <table:table-row table:style-name="ro1">
          <table:table-cell office:value-type="float" office:value="38.366669">
            <text:p>38,366669</text:p>
          </table:table-cell>
          <table:table-cell office:value-type="float" office:value="0.356563">
            <text:p>0,356563</text:p>
          </table:table-cell>
          <table:table-cell/>
        </table:table-row>
        <table:table-row table:style-name="ro1">
          <table:table-cell office:value-type="float" office:value="38.400002">
            <text:p>38,400002</text:p>
          </table:table-cell>
          <table:table-cell office:value-type="float" office:value="0.343902">
            <text:p>0,343902</text:p>
          </table:table-cell>
          <table:table-cell/>
        </table:table-row>
        <table:table-row table:style-name="ro1">
          <table:table-cell office:value-type="float" office:value="38.433335">
            <text:p>38,433335</text:p>
          </table:table-cell>
          <table:table-cell office:value-type="float" office:value="0.337148">
            <text:p>0,337148</text:p>
          </table:table-cell>
          <table:table-cell/>
        </table:table-row>
        <table:table-row table:style-name="ro1">
          <table:table-cell office:value-type="float" office:value="38.466669">
            <text:p>38,466669</text:p>
          </table:table-cell>
          <table:table-cell office:value-type="float" office:value="0.347596">
            <text:p>0,347596</text:p>
          </table:table-cell>
          <table:table-cell/>
        </table:table-row>
        <table:table-row table:style-name="ro1">
          <table:table-cell office:value-type="float" office:value="38.500002">
            <text:p>38,500002</text:p>
          </table:table-cell>
          <table:table-cell office:value-type="float" office:value="0.349436">
            <text:p>0,349436</text:p>
          </table:table-cell>
          <table:table-cell/>
        </table:table-row>
        <table:table-row table:style-name="ro1">
          <table:table-cell office:value-type="float" office:value="38.533335">
            <text:p>38,533335</text:p>
          </table:table-cell>
          <table:table-cell office:value-type="float" office:value="0.361345">
            <text:p>0,361345</text:p>
          </table:table-cell>
          <table:table-cell/>
        </table:table-row>
        <table:table-row table:style-name="ro1">
          <table:table-cell office:value-type="float" office:value="38.566669">
            <text:p>38,566669</text:p>
          </table:table-cell>
          <table:table-cell office:value-type="float" office:value="0.333303">
            <text:p>0,333303</text:p>
          </table:table-cell>
          <table:table-cell/>
        </table:table-row>
        <table:table-row table:style-name="ro1">
          <table:table-cell office:value-type="float" office:value="38.600002">
            <text:p>38,600002</text:p>
          </table:table-cell>
          <table:table-cell office:value-type="float" office:value="0.344442">
            <text:p>0,344442</text:p>
          </table:table-cell>
          <table:table-cell/>
        </table:table-row>
        <table:table-row table:style-name="ro1">
          <table:table-cell office:value-type="float" office:value="38.633335">
            <text:p>38,633335</text:p>
          </table:table-cell>
          <table:table-cell office:value-type="float" office:value="0.342049">
            <text:p>0,342049</text:p>
          </table:table-cell>
          <table:table-cell/>
        </table:table-row>
        <table:table-row table:style-name="ro1">
          <table:table-cell office:value-type="float" office:value="38.666669">
            <text:p>38,666669</text:p>
          </table:table-cell>
          <table:table-cell office:value-type="float" office:value="0.338095">
            <text:p>0,338095</text:p>
          </table:table-cell>
          <table:table-cell/>
        </table:table-row>
        <table:table-row table:style-name="ro1">
          <table:table-cell office:value-type="float" office:value="38.700002">
            <text:p>38,700002</text:p>
          </table:table-cell>
          <table:table-cell office:value-type="float" office:value="0.342936">
            <text:p>0,342936</text:p>
          </table:table-cell>
          <table:table-cell/>
        </table:table-row>
        <table:table-row table:style-name="ro1">
          <table:table-cell office:value-type="float" office:value="38.733335">
            <text:p>38,733335</text:p>
          </table:table-cell>
          <table:table-cell office:value-type="float" office:value="0.352669">
            <text:p>0,352669</text:p>
          </table:table-cell>
          <table:table-cell/>
        </table:table-row>
        <table:table-row table:style-name="ro1">
          <table:table-cell office:value-type="float" office:value="38.766669">
            <text:p>38,766669</text:p>
          </table:table-cell>
          <table:table-cell office:value-type="float" office:value="0.32998">
            <text:p>0,32998</text:p>
          </table:table-cell>
          <table:table-cell/>
        </table:table-row>
        <table:table-row table:style-name="ro1">
          <table:table-cell office:value-type="float" office:value="38.800002">
            <text:p>38,800002</text:p>
          </table:table-cell>
          <table:table-cell office:value-type="float" office:value="0.355392">
            <text:p>0,355392</text:p>
          </table:table-cell>
          <table:table-cell/>
        </table:table-row>
        <table:table-row table:style-name="ro1">
          <table:table-cell office:value-type="float" office:value="38.833335">
            <text:p>38,833335</text:p>
          </table:table-cell>
          <table:table-cell office:value-type="float" office:value="0.329673">
            <text:p>0,329673</text:p>
          </table:table-cell>
          <table:table-cell/>
        </table:table-row>
        <table:table-row table:style-name="ro1">
          <table:table-cell office:value-type="float" office:value="38.866669">
            <text:p>38,866669</text:p>
          </table:table-cell>
          <table:table-cell office:value-type="float" office:value="0.342906">
            <text:p>0,342906</text:p>
          </table:table-cell>
          <table:table-cell/>
        </table:table-row>
        <table:table-row table:style-name="ro1">
          <table:table-cell office:value-type="float" office:value="38.900002">
            <text:p>38,900002</text:p>
          </table:table-cell>
          <table:table-cell office:value-type="float" office:value="0.362011">
            <text:p>0,362011</text:p>
          </table:table-cell>
          <table:table-cell/>
        </table:table-row>
        <table:table-row table:style-name="ro1">
          <table:table-cell office:value-type="float" office:value="38.933335">
            <text:p>38,933335</text:p>
          </table:table-cell>
          <table:table-cell office:value-type="float" office:value="0.346149">
            <text:p>0,346149</text:p>
          </table:table-cell>
          <table:table-cell/>
        </table:table-row>
        <table:table-row table:style-name="ro1">
          <table:table-cell office:value-type="float" office:value="38.966669">
            <text:p>38,966669</text:p>
          </table:table-cell>
          <table:table-cell office:value-type="float" office:value="0.356857">
            <text:p>0,356857</text:p>
          </table:table-cell>
          <table:table-cell/>
        </table:table-row>
        <table:table-row table:style-name="ro1">
          <table:table-cell office:value-type="float" office:value="39.000002">
            <text:p>39,000002</text:p>
          </table:table-cell>
          <table:table-cell office:value-type="float" office:value="0.342057">
            <text:p>0,342057</text:p>
          </table:table-cell>
          <table:table-cell office:value-type="string">
            <text:p>Mejor sigma encontrada: s=0.003150s</text:p>
          </table:table-cell>
        </table:table-row>
        <table:table-row table:style-name="ro1">
          <table:table-cell office:value-type="float" office:value="39.033335">
            <text:p>39,033335</text:p>
          </table:table-cell>
          <table:table-cell office:value-type="float" office:value="0.335482">
            <text:p>0,335482</text:p>
          </table:table-cell>
          <table:table-cell/>
        </table:table-row>
        <table:table-row table:style-name="ro1">
          <table:table-cell office:value-type="float" office:value="39.066669">
            <text:p>39,066669</text:p>
          </table:table-cell>
          <table:table-cell office:value-type="float" office:value="0.331577">
            <text:p>0,331577</text:p>
          </table:table-cell>
          <table:table-cell/>
        </table:table-row>
        <table:table-row table:style-name="ro1">
          <table:table-cell office:value-type="float" office:value="39.100002">
            <text:p>39,100002</text:p>
          </table:table-cell>
          <table:table-cell office:value-type="float" office:value="0.337778">
            <text:p>0,337778</text:p>
          </table:table-cell>
          <table:table-cell/>
        </table:table-row>
        <table:table-row table:style-name="ro1">
          <table:table-cell office:value-type="float" office:value="39.133335">
            <text:p>39,133335</text:p>
          </table:table-cell>
          <table:table-cell office:value-type="float" office:value="0.350681">
            <text:p>0,350681</text:p>
          </table:table-cell>
          <table:table-cell/>
        </table:table-row>
        <table:table-row table:style-name="ro1">
          <table:table-cell office:value-type="float" office:value="39.166669">
            <text:p>39,166669</text:p>
          </table:table-cell>
          <table:table-cell office:value-type="float" office:value="0.332031">
            <text:p>0,332031</text:p>
          </table:table-cell>
          <table:table-cell/>
        </table:table-row>
        <table:table-row table:style-name="ro1">
          <table:table-cell office:value-type="float" office:value="39.200002">
            <text:p>39,200002</text:p>
          </table:table-cell>
          <table:table-cell office:value-type="float" office:value="0.324959">
            <text:p>0,324959</text:p>
          </table:table-cell>
          <table:table-cell/>
        </table:table-row>
        <table:table-row table:style-name="ro1">
          <table:table-cell office:value-type="float" office:value="39.233335">
            <text:p>39,233335</text:p>
          </table:table-cell>
          <table:table-cell office:value-type="float" office:value="0.328661">
            <text:p>0,328661</text:p>
          </table:table-cell>
          <table:table-cell/>
        </table:table-row>
        <table:table-row table:style-name="ro1">
          <table:table-cell office:value-type="float" office:value="39.266669">
            <text:p>39,266669</text:p>
          </table:table-cell>
          <table:table-cell office:value-type="float" office:value="0.329964">
            <text:p>0,329964</text:p>
          </table:table-cell>
          <table:table-cell/>
        </table:table-row>
        <table:table-row table:style-name="ro1">
          <table:table-cell office:value-type="float" office:value="39.300002">
            <text:p>39,300002</text:p>
          </table:table-cell>
          <table:table-cell office:value-type="float" office:value="0.331381">
            <text:p>0,331381</text:p>
          </table:table-cell>
          <table:table-cell/>
        </table:table-row>
        <table:table-row table:style-name="ro1">
          <table:table-cell office:value-type="float" office:value="39.333335">
            <text:p>39,333335</text:p>
          </table:table-cell>
          <table:table-cell office:value-type="float" office:value="0.321666">
            <text:p>0,321666</text:p>
          </table:table-cell>
          <table:table-cell/>
        </table:table-row>
        <table:table-row table:style-name="ro1">
          <table:table-cell office:value-type="float" office:value="39.366669">
            <text:p>39,366669</text:p>
          </table:table-cell>
          <table:table-cell office:value-type="float" office:value="0.326895">
            <text:p>0,326895</text:p>
          </table:table-cell>
          <table:table-cell/>
        </table:table-row>
        <table:table-row table:style-name="ro1">
          <table:table-cell office:value-type="float" office:value="39.400002">
            <text:p>39,400002</text:p>
          </table:table-cell>
          <table:table-cell office:value-type="float" office:value="0.324783">
            <text:p>0,324783</text:p>
          </table:table-cell>
          <table:table-cell/>
        </table:table-row>
        <table:table-row table:style-name="ro1">
          <table:table-cell office:value-type="float" office:value="39.433335">
            <text:p>39,433335</text:p>
          </table:table-cell>
          <table:table-cell office:value-type="float" office:value="0.334654">
            <text:p>0,334654</text:p>
          </table:table-cell>
          <table:table-cell/>
        </table:table-row>
        <table:table-row table:style-name="ro1">
          <table:table-cell office:value-type="float" office:value="39.466669">
            <text:p>39,466669</text:p>
          </table:table-cell>
          <table:table-cell office:value-type="float" office:value="0.331617">
            <text:p>0,331617</text:p>
          </table:table-cell>
          <table:table-cell/>
        </table:table-row>
        <table:table-row table:style-name="ro1">
          <table:table-cell office:value-type="float" office:value="39.500002">
            <text:p>39,500002</text:p>
          </table:table-cell>
          <table:table-cell office:value-type="float" office:value="0.330747">
            <text:p>0,330747</text:p>
          </table:table-cell>
          <table:table-cell/>
        </table:table-row>
        <table:table-row table:style-name="ro1">
          <table:table-cell office:value-type="float" office:value="39.533335">
            <text:p>39,533335</text:p>
          </table:table-cell>
          <table:table-cell office:value-type="float" office:value="0.333286">
            <text:p>0,333286</text:p>
          </table:table-cell>
          <table:table-cell/>
        </table:table-row>
        <table:table-row table:style-name="ro1">
          <table:table-cell office:value-type="float" office:value="39.566669">
            <text:p>39,566669</text:p>
          </table:table-cell>
          <table:table-cell office:value-type="float" office:value="0.330348">
            <text:p>0,330348</text:p>
          </table:table-cell>
          <table:table-cell/>
        </table:table-row>
        <table:table-row table:style-name="ro1">
          <table:table-cell office:value-type="float" office:value="39.600002">
            <text:p>39,600002</text:p>
          </table:table-cell>
          <table:table-cell office:value-type="float" office:value="0.313133">
            <text:p>0,313133</text:p>
          </table:table-cell>
          <table:table-cell/>
        </table:table-row>
        <table:table-row table:style-name="ro1">
          <table:table-cell office:value-type="float" office:value="39.633335">
            <text:p>39,633335</text:p>
          </table:table-cell>
          <table:table-cell office:value-type="float" office:value="0.316935">
            <text:p>0,316935</text:p>
          </table:table-cell>
          <table:table-cell/>
        </table:table-row>
        <table:table-row table:style-name="ro1">
          <table:table-cell office:value-type="float" office:value="39.666669">
            <text:p>39,666669</text:p>
          </table:table-cell>
          <table:table-cell office:value-type="float" office:value="0.327766">
            <text:p>0,327766</text:p>
          </table:table-cell>
          <table:table-cell/>
        </table:table-row>
        <table:table-row table:style-name="ro1">
          <table:table-cell office:value-type="float" office:value="39.700002">
            <text:p>39,700002</text:p>
          </table:table-cell>
          <table:table-cell office:value-type="float" office:value="0.335133">
            <text:p>0,335133</text:p>
          </table:table-cell>
          <table:table-cell/>
        </table:table-row>
        <table:table-row table:style-name="ro1">
          <table:table-cell office:value-type="float" office:value="39.733335">
            <text:p>39,733335</text:p>
          </table:table-cell>
          <table:table-cell office:value-type="float" office:value="0.331471">
            <text:p>0,331471</text:p>
          </table:table-cell>
          <table:table-cell/>
        </table:table-row>
        <table:table-row table:style-name="ro1">
          <table:table-cell office:value-type="float" office:value="39.766669">
            <text:p>39,766669</text:p>
          </table:table-cell>
          <table:table-cell office:value-type="float" office:value="0.323796">
            <text:p>0,323796</text:p>
          </table:table-cell>
          <table:table-cell/>
        </table:table-row>
        <table:table-row table:style-name="ro1">
          <table:table-cell office:value-type="float" office:value="39.800002">
            <text:p>39,800002</text:p>
          </table:table-cell>
          <table:table-cell office:value-type="float" office:value="0.322565">
            <text:p>0,322565</text:p>
          </table:table-cell>
          <table:table-cell/>
        </table:table-row>
        <table:table-row table:style-name="ro1">
          <table:table-cell office:value-type="float" office:value="39.833335">
            <text:p>39,833335</text:p>
          </table:table-cell>
          <table:table-cell office:value-type="float" office:value="0.314815">
            <text:p>0,314815</text:p>
          </table:table-cell>
          <table:table-cell/>
        </table:table-row>
        <table:table-row table:style-name="ro1">
          <table:table-cell office:value-type="float" office:value="39.866669">
            <text:p>39,866669</text:p>
          </table:table-cell>
          <table:table-cell office:value-type="float" office:value="0.335544">
            <text:p>0,335544</text:p>
          </table:table-cell>
          <table:table-cell/>
        </table:table-row>
        <table:table-row table:style-name="ro1">
          <table:table-cell office:value-type="float" office:value="39.900002">
            <text:p>39,900002</text:p>
          </table:table-cell>
          <table:table-cell office:value-type="float" office:value="0.326265">
            <text:p>0,326265</text:p>
          </table:table-cell>
          <table:table-cell/>
        </table:table-row>
        <table:table-row table:style-name="ro1">
          <table:table-cell office:value-type="float" office:value="39.933335">
            <text:p>39,933335</text:p>
          </table:table-cell>
          <table:table-cell office:value-type="float" office:value="0.333192">
            <text:p>0,333192</text:p>
          </table:table-cell>
          <table:table-cell/>
        </table:table-row>
        <table:table-row table:style-name="ro1">
          <table:table-cell office:value-type="float" office:value="39.966669">
            <text:p>39,966669</text:p>
          </table:table-cell>
          <table:table-cell office:value-type="float" office:value="0.32781">
            <text:p>0,32781</text:p>
          </table:table-cell>
          <table:table-cell/>
        </table:table-row>
        <table:table-row table:style-name="ro1">
          <table:table-cell office:value-type="float" office:value="40.000002">
            <text:p>40,000002</text:p>
          </table:table-cell>
          <table:table-cell office:value-type="float" office:value="0.340361">
            <text:p>0,340361</text:p>
          </table:table-cell>
          <table:table-cell/>
        </table:table-row>
        <table:table-row table:style-name="ro1">
          <table:table-cell office:value-type="float" office:value="40.033335">
            <text:p>40,033335</text:p>
          </table:table-cell>
          <table:table-cell office:value-type="float" office:value="0.318962">
            <text:p>0,318962</text:p>
          </table:table-cell>
          <table:table-cell/>
        </table:table-row>
        <table:table-row table:style-name="ro1">
          <table:table-cell office:value-type="float" office:value="40.066669">
            <text:p>40,066669</text:p>
          </table:table-cell>
          <table:table-cell office:value-type="float" office:value="0.315142">
            <text:p>0,315142</text:p>
          </table:table-cell>
          <table:table-cell/>
        </table:table-row>
        <table:table-row table:style-name="ro1">
          <table:table-cell office:value-type="float" office:value="40.100002">
            <text:p>40,100002</text:p>
          </table:table-cell>
          <table:table-cell office:value-type="float" office:value="0.334073">
            <text:p>0,334073</text:p>
          </table:table-cell>
          <table:table-cell/>
        </table:table-row>
        <table:table-row table:style-name="ro1">
          <table:table-cell office:value-type="float" office:value="40.133335">
            <text:p>40,133335</text:p>
          </table:table-cell>
          <table:table-cell office:value-type="float" office:value="0.334335">
            <text:p>0,334335</text:p>
          </table:table-cell>
          <table:table-cell/>
        </table:table-row>
        <table:table-row table:style-name="ro1">
          <table:table-cell office:value-type="float" office:value="40.166669">
            <text:p>40,166669</text:p>
          </table:table-cell>
          <table:table-cell office:value-type="float" office:value="0.344212">
            <text:p>0,344212</text:p>
          </table:table-cell>
          <table:table-cell/>
        </table:table-row>
        <table:table-row table:style-name="ro1">
          <table:table-cell office:value-type="float" office:value="40.200002">
            <text:p>40,200002</text:p>
          </table:table-cell>
          <table:table-cell office:value-type="float" office:value="0.327074">
            <text:p>0,327074</text:p>
          </table:table-cell>
          <table:table-cell/>
        </table:table-row>
        <table:table-row table:style-name="ro1">
          <table:table-cell office:value-type="float" office:value="40.233335">
            <text:p>40,233335</text:p>
          </table:table-cell>
          <table:table-cell office:value-type="float" office:value="0.323228">
            <text:p>0,323228</text:p>
          </table:table-cell>
          <table:table-cell/>
        </table:table-row>
        <table:table-row table:style-name="ro1">
          <table:table-cell office:value-type="float" office:value="40.266669">
            <text:p>40,266669</text:p>
          </table:table-cell>
          <table:table-cell office:value-type="float" office:value="0.324622">
            <text:p>0,324622</text:p>
          </table:table-cell>
          <table:table-cell/>
        </table:table-row>
        <table:table-row table:style-name="ro1">
          <table:table-cell office:value-type="float" office:value="40.300002">
            <text:p>40,300002</text:p>
          </table:table-cell>
          <table:table-cell office:value-type="float" office:value="0.332041">
            <text:p>0,332041</text:p>
          </table:table-cell>
          <table:table-cell/>
        </table:table-row>
        <table:table-row table:style-name="ro1">
          <table:table-cell office:value-type="float" office:value="40.333335">
            <text:p>40,333335</text:p>
          </table:table-cell>
          <table:table-cell office:value-type="float" office:value="0.342054">
            <text:p>0,342054</text:p>
          </table:table-cell>
          <table:table-cell/>
        </table:table-row>
        <table:table-row table:style-name="ro1">
          <table:table-cell office:value-type="float" office:value="40.366669">
            <text:p>40,366669</text:p>
          </table:table-cell>
          <table:table-cell office:value-type="float" office:value="0.338729">
            <text:p>0,338729</text:p>
          </table:table-cell>
          <table:table-cell/>
        </table:table-row>
        <table:table-row table:style-name="ro1">
          <table:table-cell office:value-type="float" office:value="40.400002">
            <text:p>40,400002</text:p>
          </table:table-cell>
          <table:table-cell office:value-type="float" office:value="0.328314">
            <text:p>0,328314</text:p>
          </table:table-cell>
          <table:table-cell/>
        </table:table-row>
        <table:table-row table:style-name="ro1">
          <table:table-cell office:value-type="float" office:value="40.433335">
            <text:p>40,433335</text:p>
          </table:table-cell>
          <table:table-cell office:value-type="float" office:value="0.329118">
            <text:p>0,329118</text:p>
          </table:table-cell>
          <table:table-cell/>
        </table:table-row>
        <table:table-row table:style-name="ro1">
          <table:table-cell office:value-type="float" office:value="40.466669">
            <text:p>40,466669</text:p>
          </table:table-cell>
          <table:table-cell office:value-type="float" office:value="0.326922">
            <text:p>0,326922</text:p>
          </table:table-cell>
          <table:table-cell/>
        </table:table-row>
        <table:table-row table:style-name="ro1">
          <table:table-cell office:value-type="float" office:value="40.500002">
            <text:p>40,500002</text:p>
          </table:table-cell>
          <table:table-cell office:value-type="float" office:value="0.324165">
            <text:p>0,324165</text:p>
          </table:table-cell>
          <table:table-cell/>
        </table:table-row>
        <table:table-row table:style-name="ro1">
          <table:table-cell office:value-type="float" office:value="40.533335">
            <text:p>40,533335</text:p>
          </table:table-cell>
          <table:table-cell office:value-type="float" office:value="0.322914">
            <text:p>0,322914</text:p>
          </table:table-cell>
          <table:table-cell/>
        </table:table-row>
        <table:table-row table:style-name="ro1">
          <table:table-cell office:value-type="float" office:value="40.566669">
            <text:p>40,566669</text:p>
          </table:table-cell>
          <table:table-cell office:value-type="float" office:value="0.343713">
            <text:p>0,343713</text:p>
          </table:table-cell>
          <table:table-cell/>
        </table:table-row>
        <table:table-row table:style-name="ro1">
          <table:table-cell office:value-type="float" office:value="40.600002">
            <text:p>40,600002</text:p>
          </table:table-cell>
          <table:table-cell office:value-type="float" office:value="0.320336">
            <text:p>0,320336</text:p>
          </table:table-cell>
          <table:table-cell/>
        </table:table-row>
        <table:table-row table:style-name="ro1">
          <table:table-cell office:value-type="float" office:value="40.633335">
            <text:p>40,633335</text:p>
          </table:table-cell>
          <table:table-cell office:value-type="float" office:value="0.32579">
            <text:p>0,32579</text:p>
          </table:table-cell>
          <table:table-cell/>
        </table:table-row>
        <table:table-row table:style-name="ro1">
          <table:table-cell office:value-type="float" office:value="40.666669">
            <text:p>40,666669</text:p>
          </table:table-cell>
          <table:table-cell office:value-type="float" office:value="0.337249">
            <text:p>0,337249</text:p>
          </table:table-cell>
          <table:table-cell/>
        </table:table-row>
        <table:table-row table:style-name="ro1">
          <table:table-cell office:value-type="float" office:value="40.700002">
            <text:p>40,700002</text:p>
          </table:table-cell>
          <table:table-cell office:value-type="float" office:value="0.343482">
            <text:p>0,343482</text:p>
          </table:table-cell>
          <table:table-cell/>
        </table:table-row>
        <table:table-row table:style-name="ro1">
          <table:table-cell office:value-type="float" office:value="40.733335">
            <text:p>40,733335</text:p>
          </table:table-cell>
          <table:table-cell office:value-type="float" office:value="0.339059">
            <text:p>0,339059</text:p>
          </table:table-cell>
          <table:table-cell/>
        </table:table-row>
        <table:table-row table:style-name="ro1">
          <table:table-cell office:value-type="float" office:value="40.766669">
            <text:p>40,766669</text:p>
          </table:table-cell>
          <table:table-cell office:value-type="float" office:value="0.322364">
            <text:p>0,322364</text:p>
          </table:table-cell>
          <table:table-cell/>
        </table:table-row>
        <table:table-row table:style-name="ro1">
          <table:table-cell office:value-type="float" office:value="40.800002">
            <text:p>40,800002</text:p>
          </table:table-cell>
          <table:table-cell office:value-type="float" office:value="0.327201">
            <text:p>0,327201</text:p>
          </table:table-cell>
          <table:table-cell/>
        </table:table-row>
        <table:table-row table:style-name="ro1">
          <table:table-cell office:value-type="float" office:value="40.833335">
            <text:p>40,833335</text:p>
          </table:table-cell>
          <table:table-cell office:value-type="float" office:value="0.337049">
            <text:p>0,337049</text:p>
          </table:table-cell>
          <table:table-cell/>
        </table:table-row>
        <table:table-row table:style-name="ro1">
          <table:table-cell office:value-type="float" office:value="40.866669">
            <text:p>40,866669</text:p>
          </table:table-cell>
          <table:table-cell office:value-type="float" office:value="0.334081">
            <text:p>0,334081</text:p>
          </table:table-cell>
          <table:table-cell/>
        </table:table-row>
        <table:table-row table:style-name="ro1">
          <table:table-cell office:value-type="float" office:value="40.900002">
            <text:p>40,900002</text:p>
          </table:table-cell>
          <table:table-cell office:value-type="float" office:value="0.335451">
            <text:p>0,335451</text:p>
          </table:table-cell>
          <table:table-cell/>
        </table:table-row>
        <table:table-row table:style-name="ro1">
          <table:table-cell office:value-type="float" office:value="40.933335">
            <text:p>40,933335</text:p>
          </table:table-cell>
          <table:table-cell office:value-type="float" office:value="0.33797">
            <text:p>0,33797</text:p>
          </table:table-cell>
          <table:table-cell/>
        </table:table-row>
        <table:table-row table:style-name="ro1">
          <table:table-cell office:value-type="float" office:value="40.966669">
            <text:p>40,966669</text:p>
          </table:table-cell>
          <table:table-cell office:value-type="float" office:value="0.338779">
            <text:p>0,338779</text:p>
          </table:table-cell>
          <table:table-cell/>
        </table:table-row>
        <table:table-row table:style-name="ro1">
          <table:table-cell office:value-type="float" office:value="41.000002">
            <text:p>41,000002</text:p>
          </table:table-cell>
          <table:table-cell office:value-type="float" office:value="0.328865">
            <text:p>0,328865</text:p>
          </table:table-cell>
          <table:table-cell/>
        </table:table-row>
        <table:table-row table:style-name="ro1">
          <table:table-cell office:value-type="float" office:value="41.033335">
            <text:p>41,033335</text:p>
          </table:table-cell>
          <table:table-cell office:value-type="float" office:value="0.335279">
            <text:p>0,335279</text:p>
          </table:table-cell>
          <table:table-cell/>
        </table:table-row>
        <table:table-row table:style-name="ro1">
          <table:table-cell office:value-type="float" office:value="41.066669">
            <text:p>41,066669</text:p>
          </table:table-cell>
          <table:table-cell office:value-type="float" office:value="0.333595">
            <text:p>0,333595</text:p>
          </table:table-cell>
          <table:table-cell/>
        </table:table-row>
        <table:table-row table:style-name="ro1">
          <table:table-cell office:value-type="float" office:value="41.100002">
            <text:p>41,100002</text:p>
          </table:table-cell>
          <table:table-cell office:value-type="float" office:value="0.326156">
            <text:p>0,326156</text:p>
          </table:table-cell>
          <table:table-cell/>
        </table:table-row>
        <table:table-row table:style-name="ro1">
          <table:table-cell office:value-type="float" office:value="41.133335">
            <text:p>41,133335</text:p>
          </table:table-cell>
          <table:table-cell office:value-type="float" office:value="0.3299">
            <text:p>0,3299</text:p>
          </table:table-cell>
          <table:table-cell/>
        </table:table-row>
        <table:table-row table:style-name="ro1">
          <table:table-cell office:value-type="float" office:value="41.166669">
            <text:p>41,166669</text:p>
          </table:table-cell>
          <table:table-cell office:value-type="float" office:value="0.327963">
            <text:p>0,327963</text:p>
          </table:table-cell>
          <table:table-cell/>
        </table:table-row>
        <table:table-row table:style-name="ro1">
          <table:table-cell office:value-type="float" office:value="41.200002">
            <text:p>41,200002</text:p>
          </table:table-cell>
          <table:table-cell office:value-type="float" office:value="0.325815">
            <text:p>0,325815</text:p>
          </table:table-cell>
          <table:table-cell/>
        </table:table-row>
        <table:table-row table:style-name="ro1">
          <table:table-cell office:value-type="float" office:value="41.233335">
            <text:p>41,233335</text:p>
          </table:table-cell>
          <table:table-cell office:value-type="float" office:value="0.33978">
            <text:p>0,33978</text:p>
          </table:table-cell>
          <table:table-cell/>
        </table:table-row>
        <table:table-row table:style-name="ro1">
          <table:table-cell office:value-type="float" office:value="41.266669">
            <text:p>41,266669</text:p>
          </table:table-cell>
          <table:table-cell office:value-type="float" office:value="0.334347">
            <text:p>0,334347</text:p>
          </table:table-cell>
          <table:table-cell/>
        </table:table-row>
        <table:table-row table:style-name="ro1">
          <table:table-cell office:value-type="float" office:value="41.300002">
            <text:p>41,300002</text:p>
          </table:table-cell>
          <table:table-cell office:value-type="float" office:value="0.335394">
            <text:p>0,335394</text:p>
          </table:table-cell>
          <table:table-cell/>
        </table:table-row>
        <table:table-row table:style-name="ro1">
          <table:table-cell office:value-type="float" office:value="41.333335">
            <text:p>41,333335</text:p>
          </table:table-cell>
          <table:table-cell office:value-type="float" office:value="0.33082">
            <text:p>0,33082</text:p>
          </table:table-cell>
          <table:table-cell/>
        </table:table-row>
        <table:table-row table:style-name="ro1">
          <table:table-cell office:value-type="float" office:value="41.366669">
            <text:p>41,366669</text:p>
          </table:table-cell>
          <table:table-cell office:value-type="float" office:value="0.337739">
            <text:p>0,337739</text:p>
          </table:table-cell>
          <table:table-cell/>
        </table:table-row>
        <table:table-row table:style-name="ro1">
          <table:table-cell office:value-type="float" office:value="41.400002">
            <text:p>41,400002</text:p>
          </table:table-cell>
          <table:table-cell office:value-type="float" office:value="0.331831">
            <text:p>0,331831</text:p>
          </table:table-cell>
          <table:table-cell/>
        </table:table-row>
        <table:table-row table:style-name="ro1">
          <table:table-cell office:value-type="float" office:value="41.433335">
            <text:p>41,433335</text:p>
          </table:table-cell>
          <table:table-cell office:value-type="float" office:value="0.338024">
            <text:p>0,338024</text:p>
          </table:table-cell>
          <table:table-cell/>
        </table:table-row>
        <table:table-row table:style-name="ro1">
          <table:table-cell office:value-type="float" office:value="41.466669">
            <text:p>41,466669</text:p>
          </table:table-cell>
          <table:table-cell office:value-type="float" office:value="0.331124">
            <text:p>0,331124</text:p>
          </table:table-cell>
          <table:table-cell/>
        </table:table-row>
        <table:table-row table:style-name="ro1">
          <table:table-cell office:value-type="float" office:value="41.500002">
            <text:p>41,500002</text:p>
          </table:table-cell>
          <table:table-cell office:value-type="float" office:value="0.327909">
            <text:p>0,327909</text:p>
          </table:table-cell>
          <table:table-cell/>
        </table:table-row>
        <table:table-row table:style-name="ro1">
          <table:table-cell office:value-type="float" office:value="41.533335">
            <text:p>41,533335</text:p>
          </table:table-cell>
          <table:table-cell office:value-type="float" office:value="0.331037">
            <text:p>0,331037</text:p>
          </table:table-cell>
          <table:table-cell/>
        </table:table-row>
        <table:table-row table:style-name="ro1">
          <table:table-cell office:value-type="float" office:value="41.566669">
            <text:p>41,566669</text:p>
          </table:table-cell>
          <table:table-cell office:value-type="float" office:value="0.327842">
            <text:p>0,327842</text:p>
          </table:table-cell>
          <table:table-cell/>
        </table:table-row>
        <table:table-row table:style-name="ro1">
          <table:table-cell office:value-type="float" office:value="41.600002">
            <text:p>41,600002</text:p>
          </table:table-cell>
          <table:table-cell office:value-type="float" office:value="0.3392">
            <text:p>0,3392</text:p>
          </table:table-cell>
          <table:table-cell/>
        </table:table-row>
        <table:table-row table:style-name="ro1">
          <table:table-cell office:value-type="float" office:value="41.633336">
            <text:p>41,633336</text:p>
          </table:table-cell>
          <table:table-cell office:value-type="float" office:value="0.328238">
            <text:p>0,328238</text:p>
          </table:table-cell>
          <table:table-cell/>
        </table:table-row>
        <table:table-row table:style-name="ro1">
          <table:table-cell office:value-type="float" office:value="41.666669">
            <text:p>41,666669</text:p>
          </table:table-cell>
          <table:table-cell office:value-type="float" office:value="0.330472">
            <text:p>0,330472</text:p>
          </table:table-cell>
          <table:table-cell/>
        </table:table-row>
        <table:table-row table:style-name="ro1">
          <table:table-cell office:value-type="float" office:value="41.700002">
            <text:p>41,700002</text:p>
          </table:table-cell>
          <table:table-cell office:value-type="float" office:value="0.321005">
            <text:p>0,321005</text:p>
          </table:table-cell>
          <table:table-cell/>
        </table:table-row>
        <table:table-row table:style-name="ro1">
          <table:table-cell office:value-type="float" office:value="41.733336">
            <text:p>41,733336</text:p>
          </table:table-cell>
          <table:table-cell office:value-type="float" office:value="0.333594">
            <text:p>0,333594</text:p>
          </table:table-cell>
          <table:table-cell/>
        </table:table-row>
        <table:table-row table:style-name="ro1">
          <table:table-cell office:value-type="float" office:value="41.766669">
            <text:p>41,766669</text:p>
          </table:table-cell>
          <table:table-cell office:value-type="float" office:value="0.32839">
            <text:p>0,32839</text:p>
          </table:table-cell>
          <table:table-cell/>
        </table:table-row>
        <table:table-row table:style-name="ro1">
          <table:table-cell office:value-type="float" office:value="41.800002">
            <text:p>41,800002</text:p>
          </table:table-cell>
          <table:table-cell office:value-type="float" office:value="0.319471">
            <text:p>0,319471</text:p>
          </table:table-cell>
          <table:table-cell office:value-type="string">
            <text:p>Se agrega la gaussiana al control: Amp=192.2810nm s=0.003150s to=0.017578s</text:p>
          </table:table-cell>
        </table:table-row>
        <table:table-row table:style-name="ro1">
          <table:table-cell office:value-type="float" office:value="41.833336">
            <text:p>41,833336</text:p>
          </table:table-cell>
          <table:table-cell office:value-type="float" office:value="0.255568">
            <text:p>0,255568</text:p>
          </table:table-cell>
          <table:table-cell office:value-type="string">
            <text:p>Generando nueva Gausiana: Amp=-328.3422nm <text:s/>s=0.00325s</text:p>
          </table:table-cell>
        </table:table-row>
        <table:table-row table:style-name="ro1">
          <table:table-cell office:value-type="float" office:value="41.866669">
            <text:p>41,866669</text:p>
          </table:table-cell>
          <table:table-cell office:value-type="float" office:value="0.228232">
            <text:p>0,228232</text:p>
          </table:table-cell>
          <table:table-cell/>
        </table:table-row>
        <table:table-row table:style-name="ro1">
          <table:table-cell office:value-type="float" office:value="41.900002">
            <text:p>41,900002</text:p>
          </table:table-cell>
          <table:table-cell office:value-type="float" office:value="0.201741">
            <text:p>0,201741</text:p>
          </table:table-cell>
          <table:table-cell/>
        </table:table-row>
        <table:table-row table:style-name="ro1">
          <table:table-cell office:value-type="float" office:value="41.933336">
            <text:p>41,933336</text:p>
          </table:table-cell>
          <table:table-cell office:value-type="float" office:value="0.189979">
            <text:p>0,189979</text:p>
          </table:table-cell>
          <table:table-cell/>
        </table:table-row>
        <table:table-row table:style-name="ro1">
          <table:table-cell office:value-type="float" office:value="41.966669">
            <text:p>41,966669</text:p>
          </table:table-cell>
          <table:table-cell office:value-type="float" office:value="0.169597">
            <text:p>0,169597</text:p>
          </table:table-cell>
          <table:table-cell/>
        </table:table-row>
        <table:table-row table:style-name="ro1">
          <table:table-cell office:value-type="float" office:value="42.000002">
            <text:p>42,000002</text:p>
          </table:table-cell>
          <table:table-cell office:value-type="float" office:value="0.144147">
            <text:p>0,144147</text:p>
          </table:table-cell>
          <table:table-cell/>
        </table:table-row>
        <table:table-row table:style-name="ro1">
          <table:table-cell office:value-type="float" office:value="42.033336">
            <text:p>42,033336</text:p>
          </table:table-cell>
          <table:table-cell office:value-type="float" office:value="0.146432">
            <text:p>0,146432</text:p>
          </table:table-cell>
          <table:table-cell/>
        </table:table-row>
        <table:table-row table:style-name="ro1">
          <table:table-cell office:value-type="float" office:value="42.066669">
            <text:p>42,066669</text:p>
          </table:table-cell>
          <table:table-cell office:value-type="float" office:value="0.148735">
            <text:p>0,148735</text:p>
          </table:table-cell>
          <table:table-cell/>
        </table:table-row>
        <table:table-row table:style-name="ro1">
          <table:table-cell office:value-type="float" office:value="42.100002">
            <text:p>42,100002</text:p>
          </table:table-cell>
          <table:table-cell office:value-type="float" office:value="0.140286">
            <text:p>0,140286</text:p>
          </table:table-cell>
          <table:table-cell/>
        </table:table-row>
        <table:table-row table:style-name="ro1">
          <table:table-cell office:value-type="float" office:value="42.133336">
            <text:p>42,133336</text:p>
          </table:table-cell>
          <table:table-cell office:value-type="float" office:value="0.145682">
            <text:p>0,145682</text:p>
          </table:table-cell>
          <table:table-cell/>
        </table:table-row>
        <table:table-row table:style-name="ro1">
          <table:table-cell office:value-type="float" office:value="42.166669">
            <text:p>42,166669</text:p>
          </table:table-cell>
          <table:table-cell office:value-type="float" office:value="0.177013">
            <text:p>0,177013</text:p>
          </table:table-cell>
          <table:table-cell/>
        </table:table-row>
        <table:table-row table:style-name="ro1">
          <table:table-cell office:value-type="float" office:value="42.200002">
            <text:p>42,200002</text:p>
          </table:table-cell>
          <table:table-cell office:value-type="float" office:value="0.175738">
            <text:p>0,175738</text:p>
          </table:table-cell>
          <table:table-cell/>
        </table:table-row>
        <table:table-row table:style-name="ro1">
          <table:table-cell office:value-type="float" office:value="42.233336">
            <text:p>42,233336</text:p>
          </table:table-cell>
          <table:table-cell office:value-type="float" office:value="0.169717">
            <text:p>0,169717</text:p>
          </table:table-cell>
          <table:table-cell/>
        </table:table-row>
        <table:table-row table:style-name="ro1">
          <table:table-cell office:value-type="float" office:value="42.266669">
            <text:p>42,266669</text:p>
          </table:table-cell>
          <table:table-cell office:value-type="float" office:value="0.19262">
            <text:p>0,19262</text:p>
          </table:table-cell>
          <table:table-cell/>
        </table:table-row>
        <table:table-row table:style-name="ro1">
          <table:table-cell office:value-type="float" office:value="42.300002">
            <text:p>42,300002</text:p>
          </table:table-cell>
          <table:table-cell office:value-type="float" office:value="0.168165">
            <text:p>0,168165</text:p>
          </table:table-cell>
          <table:table-cell/>
        </table:table-row>
        <table:table-row table:style-name="ro1">
          <table:table-cell office:value-type="float" office:value="42.333336">
            <text:p>42,333336</text:p>
          </table:table-cell>
          <table:table-cell office:value-type="float" office:value="0.155547">
            <text:p>0,155547</text:p>
          </table:table-cell>
          <table:table-cell/>
        </table:table-row>
        <table:table-row table:style-name="ro1">
          <table:table-cell office:value-type="float" office:value="42.366669">
            <text:p>42,366669</text:p>
          </table:table-cell>
          <table:table-cell office:value-type="float" office:value="0.131386">
            <text:p>0,131386</text:p>
          </table:table-cell>
          <table:table-cell/>
        </table:table-row>
        <table:table-row table:style-name="ro1">
          <table:table-cell office:value-type="float" office:value="42.400002">
            <text:p>42,400002</text:p>
          </table:table-cell>
          <table:table-cell office:value-type="float" office:value="0.144024">
            <text:p>0,144024</text:p>
          </table:table-cell>
          <table:table-cell/>
        </table:table-row>
        <table:table-row table:style-name="ro1">
          <table:table-cell office:value-type="float" office:value="42.433336">
            <text:p>42,433336</text:p>
          </table:table-cell>
          <table:table-cell office:value-type="float" office:value="0.129041">
            <text:p>0,129041</text:p>
          </table:table-cell>
          <table:table-cell/>
        </table:table-row>
        <table:table-row table:style-name="ro1">
          <table:table-cell office:value-type="float" office:value="42.466669">
            <text:p>42,466669</text:p>
          </table:table-cell>
          <table:table-cell office:value-type="float" office:value="0.136311">
            <text:p>0,136311</text:p>
          </table:table-cell>
          <table:table-cell/>
        </table:table-row>
        <table:table-row table:style-name="ro1">
          <table:table-cell office:value-type="float" office:value="42.500002">
            <text:p>42,500002</text:p>
          </table:table-cell>
          <table:table-cell office:value-type="float" office:value="0.168404">
            <text:p>0,168404</text:p>
          </table:table-cell>
          <table:table-cell/>
        </table:table-row>
        <table:table-row table:style-name="ro1">
          <table:table-cell office:value-type="float" office:value="42.533336">
            <text:p>42,533336</text:p>
          </table:table-cell>
          <table:table-cell office:value-type="float" office:value="0.179407">
            <text:p>0,179407</text:p>
          </table:table-cell>
          <table:table-cell/>
        </table:table-row>
        <table:table-row table:style-name="ro1">
          <table:table-cell office:value-type="float" office:value="42.566669">
            <text:p>42,566669</text:p>
          </table:table-cell>
          <table:table-cell office:value-type="float" office:value="0.207913">
            <text:p>0,207913</text:p>
          </table:table-cell>
          <table:table-cell/>
        </table:table-row>
        <table:table-row table:style-name="ro1">
          <table:table-cell office:value-type="float" office:value="42.600002">
            <text:p>42,600002</text:p>
          </table:table-cell>
          <table:table-cell office:value-type="float" office:value="0.223524">
            <text:p>0,223524</text:p>
          </table:table-cell>
          <table:table-cell/>
        </table:table-row>
        <table:table-row table:style-name="ro1">
          <table:table-cell office:value-type="float" office:value="42.633336">
            <text:p>42,633336</text:p>
          </table:table-cell>
          <table:table-cell office:value-type="float" office:value="0.239555">
            <text:p>0,239555</text:p>
          </table:table-cell>
          <table:table-cell/>
        </table:table-row>
        <table:table-row table:style-name="ro1">
          <table:table-cell office:value-type="float" office:value="42.666669">
            <text:p>42,666669</text:p>
          </table:table-cell>
          <table:table-cell office:value-type="float" office:value="0.258124">
            <text:p>0,258124</text:p>
          </table:table-cell>
          <table:table-cell/>
        </table:table-row>
        <table:table-row table:style-name="ro1">
          <table:table-cell office:value-type="float" office:value="42.700002">
            <text:p>42,700002</text:p>
          </table:table-cell>
          <table:table-cell office:value-type="float" office:value="0.247099">
            <text:p>0,247099</text:p>
          </table:table-cell>
          <table:table-cell/>
        </table:table-row>
        <table:table-row table:style-name="ro1">
          <table:table-cell office:value-type="float" office:value="42.733336">
            <text:p>42,733336</text:p>
          </table:table-cell>
          <table:table-cell office:value-type="float" office:value="0.256849">
            <text:p>0,256849</text:p>
          </table:table-cell>
          <table:table-cell/>
        </table:table-row>
        <table:table-row table:style-name="ro1">
          <table:table-cell office:value-type="float" office:value="42.766669">
            <text:p>42,766669</text:p>
          </table:table-cell>
          <table:table-cell office:value-type="float" office:value="0.236113">
            <text:p>0,236113</text:p>
          </table:table-cell>
          <table:table-cell/>
        </table:table-row>
        <table:table-row table:style-name="ro1">
          <table:table-cell office:value-type="float" office:value="42.800002">
            <text:p>42,800002</text:p>
          </table:table-cell>
          <table:table-cell office:value-type="float" office:value="0.205208">
            <text:p>0,205208</text:p>
          </table:table-cell>
          <table:table-cell/>
        </table:table-row>
        <table:table-row table:style-name="ro1">
          <table:table-cell office:value-type="float" office:value="42.833336">
            <text:p>42,833336</text:p>
          </table:table-cell>
          <table:table-cell office:value-type="float" office:value="0.205917">
            <text:p>0,205917</text:p>
          </table:table-cell>
          <table:table-cell/>
        </table:table-row>
        <table:table-row table:style-name="ro1">
          <table:table-cell office:value-type="float" office:value="42.866669">
            <text:p>42,866669</text:p>
          </table:table-cell>
          <table:table-cell office:value-type="float" office:value="0.210445">
            <text:p>0,210445</text:p>
          </table:table-cell>
          <table:table-cell/>
        </table:table-row>
        <table:table-row table:style-name="ro1">
          <table:table-cell office:value-type="float" office:value="42.900002">
            <text:p>42,900002</text:p>
          </table:table-cell>
          <table:table-cell office:value-type="float" office:value="0.183416">
            <text:p>0,183416</text:p>
          </table:table-cell>
          <table:table-cell/>
        </table:table-row>
        <table:table-row table:style-name="ro1">
          <table:table-cell office:value-type="float" office:value="42.933336">
            <text:p>42,933336</text:p>
          </table:table-cell>
          <table:table-cell office:value-type="float" office:value="0.185949">
            <text:p>0,185949</text:p>
          </table:table-cell>
          <table:table-cell/>
        </table:table-row>
        <table:table-row table:style-name="ro1">
          <table:table-cell office:value-type="float" office:value="42.966669">
            <text:p>42,966669</text:p>
          </table:table-cell>
          <table:table-cell office:value-type="float" office:value="0.189554">
            <text:p>0,189554</text:p>
          </table:table-cell>
          <table:table-cell/>
        </table:table-row>
        <table:table-row table:style-name="ro1">
          <table:table-cell office:value-type="float" office:value="43.000002">
            <text:p>43,000002</text:p>
          </table:table-cell>
          <table:table-cell office:value-type="float" office:value="0.201741">
            <text:p>0,201741</text:p>
          </table:table-cell>
          <table:table-cell/>
        </table:table-row>
        <table:table-row table:style-name="ro1">
          <table:table-cell office:value-type="float" office:value="43.033336">
            <text:p>43,033336</text:p>
          </table:table-cell>
          <table:table-cell office:value-type="float" office:value="0.210571">
            <text:p>0,210571</text:p>
          </table:table-cell>
          <table:table-cell/>
        </table:table-row>
        <table:table-row table:style-name="ro1">
          <table:table-cell office:value-type="float" office:value="43.066669">
            <text:p>43,066669</text:p>
          </table:table-cell>
          <table:table-cell office:value-type="float" office:value="0.218531">
            <text:p>0,218531</text:p>
          </table:table-cell>
          <table:table-cell/>
        </table:table-row>
        <table:table-row table:style-name="ro1">
          <table:table-cell office:value-type="float" office:value="43.100002">
            <text:p>43,100002</text:p>
          </table:table-cell>
          <table:table-cell office:value-type="float" office:value="0.214316">
            <text:p>0,214316</text:p>
          </table:table-cell>
          <table:table-cell/>
        </table:table-row>
        <table:table-row table:style-name="ro1">
          <table:table-cell office:value-type="float" office:value="43.133336">
            <text:p>43,133336</text:p>
          </table:table-cell>
          <table:table-cell office:value-type="float" office:value="0.21323">
            <text:p>0,21323</text:p>
          </table:table-cell>
          <table:table-cell/>
        </table:table-row>
        <table:table-row table:style-name="ro1">
          <table:table-cell office:value-type="float" office:value="43.166669">
            <text:p>43,166669</text:p>
          </table:table-cell>
          <table:table-cell office:value-type="float" office:value="0.204921">
            <text:p>0,204921</text:p>
          </table:table-cell>
          <table:table-cell/>
        </table:table-row>
        <table:table-row table:style-name="ro1">
          <table:table-cell office:value-type="float" office:value="43.200002">
            <text:p>43,200002</text:p>
          </table:table-cell>
          <table:table-cell office:value-type="float" office:value="0.201969">
            <text:p>0,201969</text:p>
          </table:table-cell>
          <table:table-cell/>
        </table:table-row>
        <table:table-row table:style-name="ro1">
          <table:table-cell office:value-type="float" office:value="43.233336">
            <text:p>43,233336</text:p>
          </table:table-cell>
          <table:table-cell office:value-type="float" office:value="0.178521">
            <text:p>0,178521</text:p>
          </table:table-cell>
          <table:table-cell/>
        </table:table-row>
        <table:table-row table:style-name="ro1">
          <table:table-cell office:value-type="float" office:value="43.266669">
            <text:p>43,266669</text:p>
          </table:table-cell>
          <table:table-cell office:value-type="float" office:value="0.165619">
            <text:p>0,165619</text:p>
          </table:table-cell>
          <table:table-cell/>
        </table:table-row>
        <table:table-row table:style-name="ro1">
          <table:table-cell office:value-type="float" office:value="43.300002">
            <text:p>43,300002</text:p>
          </table:table-cell>
          <table:table-cell office:value-type="float" office:value="0.14646">
            <text:p>0,14646</text:p>
          </table:table-cell>
          <table:table-cell/>
        </table:table-row>
        <table:table-row table:style-name="ro1">
          <table:table-cell office:value-type="float" office:value="43.333336">
            <text:p>43,333336</text:p>
          </table:table-cell>
          <table:table-cell office:value-type="float" office:value="0.155662">
            <text:p>0,155662</text:p>
          </table:table-cell>
          <table:table-cell/>
        </table:table-row>
        <table:table-row table:style-name="ro1">
          <table:table-cell office:value-type="float" office:value="43.366669">
            <text:p>43,366669</text:p>
          </table:table-cell>
          <table:table-cell office:value-type="float" office:value="0.159546">
            <text:p>0,159546</text:p>
          </table:table-cell>
          <table:table-cell/>
        </table:table-row>
        <table:table-row table:style-name="ro1">
          <table:table-cell office:value-type="float" office:value="43.400002">
            <text:p>43,400002</text:p>
          </table:table-cell>
          <table:table-cell office:value-type="float" office:value="0.168978">
            <text:p>0,168978</text:p>
          </table:table-cell>
          <table:table-cell/>
        </table:table-row>
        <table:table-row table:style-name="ro1">
          <table:table-cell office:value-type="float" office:value="43.433336">
            <text:p>43,433336</text:p>
          </table:table-cell>
          <table:table-cell office:value-type="float" office:value="0.187373">
            <text:p>0,187373</text:p>
          </table:table-cell>
          <table:table-cell/>
        </table:table-row>
        <table:table-row table:style-name="ro1">
          <table:table-cell office:value-type="float" office:value="43.466669">
            <text:p>43,466669</text:p>
          </table:table-cell>
          <table:table-cell office:value-type="float" office:value="0.203501">
            <text:p>0,203501</text:p>
          </table:table-cell>
          <table:table-cell/>
        </table:table-row>
        <table:table-row table:style-name="ro1">
          <table:table-cell office:value-type="float" office:value="43.500002">
            <text:p>43,500002</text:p>
          </table:table-cell>
          <table:table-cell office:value-type="float" office:value="0.230451">
            <text:p>0,230451</text:p>
          </table:table-cell>
          <table:table-cell/>
        </table:table-row>
        <table:table-row table:style-name="ro1">
          <table:table-cell office:value-type="float" office:value="43.533336">
            <text:p>43,533336</text:p>
          </table:table-cell>
          <table:table-cell office:value-type="float" office:value="0.230725">
            <text:p>0,230725</text:p>
          </table:table-cell>
          <table:table-cell/>
        </table:table-row>
        <table:table-row table:style-name="ro1">
          <table:table-cell office:value-type="float" office:value="43.566669">
            <text:p>43,566669</text:p>
          </table:table-cell>
          <table:table-cell office:value-type="float" office:value="0.247043">
            <text:p>0,247043</text:p>
          </table:table-cell>
          <table:table-cell office:value-type="string">
            <text:p>Generando nueva Gausiana: Amp=-157.4783nm <text:s/>s=0.01145s</text:p>
          </table:table-cell>
        </table:table-row>
        <table:table-row table:style-name="ro1">
          <table:table-cell office:value-type="float" office:value="43.600002">
            <text:p>43,600002</text:p>
          </table:table-cell>
          <table:table-cell office:value-type="float" office:value="0.260086">
            <text:p>0,260086</text:p>
          </table:table-cell>
          <table:table-cell/>
        </table:table-row>
        <table:table-row table:style-name="ro1">
          <table:table-cell office:value-type="float" office:value="43.633336">
            <text:p>43,633336</text:p>
          </table:table-cell>
          <table:table-cell office:value-type="float" office:value="0.246642">
            <text:p>0,246642</text:p>
          </table:table-cell>
          <table:table-cell/>
        </table:table-row>
        <table:table-row table:style-name="ro1">
          <table:table-cell office:value-type="float" office:value="43.666669">
            <text:p>43,666669</text:p>
          </table:table-cell>
          <table:table-cell office:value-type="float" office:value="0.239671">
            <text:p>0,239671</text:p>
          </table:table-cell>
          <table:table-cell/>
        </table:table-row>
        <table:table-row table:style-name="ro1">
          <table:table-cell office:value-type="float" office:value="43.700002">
            <text:p>43,700002</text:p>
          </table:table-cell>
          <table:table-cell office:value-type="float" office:value="0.257518">
            <text:p>0,257518</text:p>
          </table:table-cell>
          <table:table-cell/>
        </table:table-row>
        <table:table-row table:style-name="ro1">
          <table:table-cell office:value-type="float" office:value="43.733336">
            <text:p>43,733336</text:p>
          </table:table-cell>
          <table:table-cell office:value-type="float" office:value="0.247045">
            <text:p>0,247045</text:p>
          </table:table-cell>
          <table:table-cell/>
        </table:table-row>
        <table:table-row table:style-name="ro1">
          <table:table-cell office:value-type="float" office:value="43.766669">
            <text:p>43,766669</text:p>
          </table:table-cell>
          <table:table-cell office:value-type="float" office:value="0.251835">
            <text:p>0,251835</text:p>
          </table:table-cell>
          <table:table-cell/>
        </table:table-row>
        <table:table-row table:style-name="ro1">
          <table:table-cell office:value-type="float" office:value="43.800002">
            <text:p>43,800002</text:p>
          </table:table-cell>
          <table:table-cell office:value-type="float" office:value="0.253507">
            <text:p>0,253507</text:p>
          </table:table-cell>
          <table:table-cell/>
        </table:table-row>
        <table:table-row table:style-name="ro1">
          <table:table-cell office:value-type="float" office:value="43.833336">
            <text:p>43,833336</text:p>
          </table:table-cell>
          <table:table-cell office:value-type="float" office:value="0.265251">
            <text:p>0,265251</text:p>
          </table:table-cell>
          <table:table-cell/>
        </table:table-row>
        <table:table-row table:style-name="ro1">
          <table:table-cell office:value-type="float" office:value="43.866669">
            <text:p>43,866669</text:p>
          </table:table-cell>
          <table:table-cell office:value-type="float" office:value="0.244044">
            <text:p>0,244044</text:p>
          </table:table-cell>
          <table:table-cell/>
        </table:table-row>
        <table:table-row table:style-name="ro1">
          <table:table-cell office:value-type="float" office:value="43.900002">
            <text:p>43,900002</text:p>
          </table:table-cell>
          <table:table-cell office:value-type="float" office:value="0.283776">
            <text:p>0,283776</text:p>
          </table:table-cell>
          <table:table-cell/>
        </table:table-row>
        <table:table-row table:style-name="ro1">
          <table:table-cell office:value-type="float" office:value="43.933336">
            <text:p>43,933336</text:p>
          </table:table-cell>
          <table:table-cell office:value-type="float" office:value="0.272437">
            <text:p>0,272437</text:p>
          </table:table-cell>
          <table:table-cell/>
        </table:table-row>
        <table:table-row table:style-name="ro1">
          <table:table-cell office:value-type="float" office:value="43.966669">
            <text:p>43,966669</text:p>
          </table:table-cell>
          <table:table-cell office:value-type="float" office:value="0.280918">
            <text:p>0,280918</text:p>
          </table:table-cell>
          <table:table-cell/>
        </table:table-row>
        <table:table-row table:style-name="ro1">
          <table:table-cell office:value-type="float" office:value="44.000002">
            <text:p>44,000002</text:p>
          </table:table-cell>
          <table:table-cell office:value-type="float" office:value="0.263246">
            <text:p>0,263246</text:p>
          </table:table-cell>
          <table:table-cell/>
        </table:table-row>
        <table:table-row table:style-name="ro1">
          <table:table-cell office:value-type="float" office:value="44.033336">
            <text:p>44,033336</text:p>
          </table:table-cell>
          <table:table-cell office:value-type="float" office:value="0.259483">
            <text:p>0,259483</text:p>
          </table:table-cell>
          <table:table-cell/>
        </table:table-row>
        <table:table-row table:style-name="ro1">
          <table:table-cell office:value-type="float" office:value="44.066669">
            <text:p>44,066669</text:p>
          </table:table-cell>
          <table:table-cell office:value-type="float" office:value="0.286771">
            <text:p>0,286771</text:p>
          </table:table-cell>
          <table:table-cell/>
        </table:table-row>
        <table:table-row table:style-name="ro1">
          <table:table-cell office:value-type="float" office:value="44.100002">
            <text:p>44,100002</text:p>
          </table:table-cell>
          <table:table-cell office:value-type="float" office:value="0.286006">
            <text:p>0,286006</text:p>
          </table:table-cell>
          <table:table-cell/>
        </table:table-row>
        <table:table-row table:style-name="ro1">
          <table:table-cell office:value-type="float" office:value="44.133336">
            <text:p>44,133336</text:p>
          </table:table-cell>
          <table:table-cell office:value-type="float" office:value="0.302148">
            <text:p>0,302148</text:p>
          </table:table-cell>
          <table:table-cell/>
        </table:table-row>
        <table:table-row table:style-name="ro1">
          <table:table-cell office:value-type="float" office:value="44.166669">
            <text:p>44,166669</text:p>
          </table:table-cell>
          <table:table-cell office:value-type="float" office:value="0.298819">
            <text:p>0,298819</text:p>
          </table:table-cell>
          <table:table-cell/>
        </table:table-row>
        <table:table-row table:style-name="ro1">
          <table:table-cell office:value-type="float" office:value="44.200002">
            <text:p>44,200002</text:p>
          </table:table-cell>
          <table:table-cell office:value-type="float" office:value="0.301367">
            <text:p>0,301367</text:p>
          </table:table-cell>
          <table:table-cell/>
        </table:table-row>
        <table:table-row table:style-name="ro1">
          <table:table-cell office:value-type="float" office:value="44.233336">
            <text:p>44,233336</text:p>
          </table:table-cell>
          <table:table-cell office:value-type="float" office:value="0.293638">
            <text:p>0,293638</text:p>
          </table:table-cell>
          <table:table-cell/>
        </table:table-row>
        <table:table-row table:style-name="ro1">
          <table:table-cell office:value-type="float" office:value="44.266669">
            <text:p>44,266669</text:p>
          </table:table-cell>
          <table:table-cell office:value-type="float" office:value="0.332192">
            <text:p>0,332192</text:p>
          </table:table-cell>
          <table:table-cell/>
        </table:table-row>
        <table:table-row table:style-name="ro1">
          <table:table-cell office:value-type="float" office:value="44.300002">
            <text:p>44,300002</text:p>
          </table:table-cell>
          <table:table-cell office:value-type="float" office:value="0.306187">
            <text:p>0,306187</text:p>
          </table:table-cell>
          <table:table-cell/>
        </table:table-row>
        <table:table-row table:style-name="ro1">
          <table:table-cell office:value-type="float" office:value="44.333336">
            <text:p>44,333336</text:p>
          </table:table-cell>
          <table:table-cell office:value-type="float" office:value="0.316406">
            <text:p>0,316406</text:p>
          </table:table-cell>
          <table:table-cell/>
        </table:table-row>
        <table:table-row table:style-name="ro1">
          <table:table-cell office:value-type="float" office:value="44.366669">
            <text:p>44,366669</text:p>
          </table:table-cell>
          <table:table-cell office:value-type="float" office:value="0.326396">
            <text:p>0,326396</text:p>
          </table:table-cell>
          <table:table-cell/>
        </table:table-row>
        <table:table-row table:style-name="ro1">
          <table:table-cell office:value-type="float" office:value="44.400002">
            <text:p>44,400002</text:p>
          </table:table-cell>
          <table:table-cell office:value-type="float" office:value="0.343307">
            <text:p>0,343307</text:p>
          </table:table-cell>
          <table:table-cell/>
        </table:table-row>
        <table:table-row table:style-name="ro1">
          <table:table-cell office:value-type="float" office:value="44.433336">
            <text:p>44,433336</text:p>
          </table:table-cell>
          <table:table-cell office:value-type="float" office:value="0.321751">
            <text:p>0,321751</text:p>
          </table:table-cell>
          <table:table-cell/>
        </table:table-row>
        <table:table-row table:style-name="ro1">
          <table:table-cell office:value-type="float" office:value="44.466669">
            <text:p>44,466669</text:p>
          </table:table-cell>
          <table:table-cell office:value-type="float" office:value="0.305825">
            <text:p>0,305825</text:p>
          </table:table-cell>
          <table:table-cell/>
        </table:table-row>
        <table:table-row table:style-name="ro1">
          <table:table-cell office:value-type="float" office:value="44.500002">
            <text:p>44,500002</text:p>
          </table:table-cell>
          <table:table-cell office:value-type="float" office:value="0.315911">
            <text:p>0,315911</text:p>
          </table:table-cell>
          <table:table-cell/>
        </table:table-row>
        <table:table-row table:style-name="ro1">
          <table:table-cell office:value-type="float" office:value="44.533336">
            <text:p>44,533336</text:p>
          </table:table-cell>
          <table:table-cell office:value-type="float" office:value="0.315832">
            <text:p>0,315832</text:p>
          </table:table-cell>
          <table:table-cell/>
        </table:table-row>
        <table:table-row table:style-name="ro1">
          <table:table-cell office:value-type="float" office:value="44.566669">
            <text:p>44,566669</text:p>
          </table:table-cell>
          <table:table-cell office:value-type="float" office:value="0.335038">
            <text:p>0,335038</text:p>
          </table:table-cell>
          <table:table-cell/>
        </table:table-row>
        <table:table-row table:style-name="ro1">
          <table:table-cell office:value-type="float" office:value="44.600002">
            <text:p>44,600002</text:p>
          </table:table-cell>
          <table:table-cell office:value-type="float" office:value="0.307994">
            <text:p>0,307994</text:p>
          </table:table-cell>
          <table:table-cell/>
        </table:table-row>
        <table:table-row table:style-name="ro1">
          <table:table-cell office:value-type="float" office:value="44.633336">
            <text:p>44,633336</text:p>
          </table:table-cell>
          <table:table-cell office:value-type="float" office:value="0.331919">
            <text:p>0,331919</text:p>
          </table:table-cell>
          <table:table-cell/>
        </table:table-row>
        <table:table-row table:style-name="ro1">
          <table:table-cell office:value-type="float" office:value="44.666669">
            <text:p>44,666669</text:p>
          </table:table-cell>
          <table:table-cell office:value-type="float" office:value="0.330864">
            <text:p>0,330864</text:p>
          </table:table-cell>
          <table:table-cell/>
        </table:table-row>
        <table:table-row table:style-name="ro1">
          <table:table-cell office:value-type="float" office:value="44.700002">
            <text:p>44,700002</text:p>
          </table:table-cell>
          <table:table-cell office:value-type="float" office:value="0.331562">
            <text:p>0,331562</text:p>
          </table:table-cell>
          <table:table-cell/>
        </table:table-row>
        <table:table-row table:style-name="ro1">
          <table:table-cell office:value-type="float" office:value="44.733336">
            <text:p>44,733336</text:p>
          </table:table-cell>
          <table:table-cell office:value-type="float" office:value="0.319338">
            <text:p>0,319338</text:p>
          </table:table-cell>
          <table:table-cell/>
        </table:table-row>
        <table:table-row table:style-name="ro1">
          <table:table-cell office:value-type="float" office:value="44.766669">
            <text:p>44,766669</text:p>
          </table:table-cell>
          <table:table-cell office:value-type="float" office:value="0.32755">
            <text:p>0,32755</text:p>
          </table:table-cell>
          <table:table-cell/>
        </table:table-row>
        <table:table-row table:style-name="ro1">
          <table:table-cell office:value-type="float" office:value="44.800002">
            <text:p>44,800002</text:p>
          </table:table-cell>
          <table:table-cell office:value-type="float" office:value="0.329649">
            <text:p>0,329649</text:p>
          </table:table-cell>
          <table:table-cell/>
        </table:table-row>
        <table:table-row table:style-name="ro1">
          <table:table-cell office:value-type="float" office:value="44.833336">
            <text:p>44,833336</text:p>
          </table:table-cell>
          <table:table-cell office:value-type="float" office:value="0.313122">
            <text:p>0,313122</text:p>
          </table:table-cell>
          <table:table-cell/>
        </table:table-row>
        <table:table-row table:style-name="ro1">
          <table:table-cell office:value-type="float" office:value="44.866669">
            <text:p>44,866669</text:p>
          </table:table-cell>
          <table:table-cell office:value-type="float" office:value="0.327581">
            <text:p>0,327581</text:p>
          </table:table-cell>
          <table:table-cell/>
        </table:table-row>
        <table:table-row table:style-name="ro1">
          <table:table-cell office:value-type="float" office:value="44.900002">
            <text:p>44,900002</text:p>
          </table:table-cell>
          <table:table-cell office:value-type="float" office:value="0.323274">
            <text:p>0,323274</text:p>
          </table:table-cell>
          <table:table-cell/>
        </table:table-row>
        <table:table-row table:style-name="ro1">
          <table:table-cell office:value-type="float" office:value="44.933336">
            <text:p>44,933336</text:p>
          </table:table-cell>
          <table:table-cell office:value-type="float" office:value="0.327235">
            <text:p>0,327235</text:p>
          </table:table-cell>
          <table:table-cell/>
        </table:table-row>
        <table:table-row table:style-name="ro1">
          <table:table-cell office:value-type="float" office:value="44.966669">
            <text:p>44,966669</text:p>
          </table:table-cell>
          <table:table-cell office:value-type="float" office:value="0.339916">
            <text:p>0,339916</text:p>
          </table:table-cell>
          <table:table-cell/>
        </table:table-row>
        <table:table-row table:style-name="ro1">
          <table:table-cell office:value-type="float" office:value="45.000002">
            <text:p>45,000002</text:p>
          </table:table-cell>
          <table:table-cell office:value-type="float" office:value="0.336096">
            <text:p>0,336096</text:p>
          </table:table-cell>
          <table:table-cell/>
        </table:table-row>
        <table:table-row table:style-name="ro1">
          <table:table-cell office:value-type="float" office:value="45.033336">
            <text:p>45,033336</text:p>
          </table:table-cell>
          <table:table-cell office:value-type="float" office:value="0.324557">
            <text:p>0,324557</text:p>
          </table:table-cell>
          <table:table-cell/>
        </table:table-row>
        <table:table-row table:style-name="ro1">
          <table:table-cell office:value-type="float" office:value="45.066669">
            <text:p>45,066669</text:p>
          </table:table-cell>
          <table:table-cell office:value-type="float" office:value="0.329129">
            <text:p>0,329129</text:p>
          </table:table-cell>
          <table:table-cell/>
        </table:table-row>
        <table:table-row table:style-name="ro1">
          <table:table-cell office:value-type="float" office:value="45.100002">
            <text:p>45,100002</text:p>
          </table:table-cell>
          <table:table-cell office:value-type="float" office:value="0.318826">
            <text:p>0,318826</text:p>
          </table:table-cell>
          <table:table-cell/>
        </table:table-row>
        <table:table-row table:style-name="ro1">
          <table:table-cell office:value-type="float" office:value="45.133336">
            <text:p>45,133336</text:p>
          </table:table-cell>
          <table:table-cell office:value-type="float" office:value="0.309996">
            <text:p>0,309996</text:p>
          </table:table-cell>
          <table:table-cell/>
        </table:table-row>
        <table:table-row table:style-name="ro1">
          <table:table-cell office:value-type="float" office:value="45.166669">
            <text:p>45,166669</text:p>
          </table:table-cell>
          <table:table-cell office:value-type="float" office:value="0.314305">
            <text:p>0,314305</text:p>
          </table:table-cell>
          <table:table-cell/>
        </table:table-row>
        <table:table-row table:style-name="ro1">
          <table:table-cell office:value-type="float" office:value="45.200002">
            <text:p>45,200002</text:p>
          </table:table-cell>
          <table:table-cell office:value-type="float" office:value="0.315087">
            <text:p>0,315087</text:p>
          </table:table-cell>
          <table:table-cell/>
        </table:table-row>
        <table:table-row table:style-name="ro1">
          <table:table-cell office:value-type="float" office:value="45.233336">
            <text:p>45,233336</text:p>
          </table:table-cell>
          <table:table-cell office:value-type="float" office:value="0.313652">
            <text:p>0,313652</text:p>
          </table:table-cell>
          <table:table-cell/>
        </table:table-row>
        <table:table-row table:style-name="ro1">
          <table:table-cell office:value-type="float" office:value="45.266669">
            <text:p>45,266669</text:p>
          </table:table-cell>
          <table:table-cell office:value-type="float" office:value="0.307444">
            <text:p>0,307444</text:p>
          </table:table-cell>
          <table:table-cell/>
        </table:table-row>
        <table:table-row table:style-name="ro1">
          <table:table-cell office:value-type="float" office:value="45.300002">
            <text:p>45,300002</text:p>
          </table:table-cell>
          <table:table-cell office:value-type="float" office:value="0.317157">
            <text:p>0,317157</text:p>
          </table:table-cell>
          <table:table-cell/>
        </table:table-row>
        <table:table-row table:style-name="ro1">
          <table:table-cell office:value-type="float" office:value="45.333336">
            <text:p>45,333336</text:p>
          </table:table-cell>
          <table:table-cell office:value-type="float" office:value="0.302808">
            <text:p>0,302808</text:p>
          </table:table-cell>
          <table:table-cell/>
        </table:table-row>
        <table:table-row table:style-name="ro1">
          <table:table-cell office:value-type="float" office:value="45.366669">
            <text:p>45,366669</text:p>
          </table:table-cell>
          <table:table-cell office:value-type="float" office:value="0.308016">
            <text:p>0,308016</text:p>
          </table:table-cell>
          <table:table-cell/>
        </table:table-row>
        <table:table-row table:style-name="ro1">
          <table:table-cell office:value-type="float" office:value="45.400002">
            <text:p>45,400002</text:p>
          </table:table-cell>
          <table:table-cell office:value-type="float" office:value="0.299121">
            <text:p>0,299121</text:p>
          </table:table-cell>
          <table:table-cell/>
        </table:table-row>
        <table:table-row table:style-name="ro1">
          <table:table-cell office:value-type="float" office:value="45.433336">
            <text:p>45,433336</text:p>
          </table:table-cell>
          <table:table-cell office:value-type="float" office:value="0.302102">
            <text:p>0,302102</text:p>
          </table:table-cell>
          <table:table-cell/>
        </table:table-row>
        <table:table-row table:style-name="ro1">
          <table:table-cell office:value-type="float" office:value="45.466669">
            <text:p>45,466669</text:p>
          </table:table-cell>
          <table:table-cell office:value-type="float" office:value="0.301265">
            <text:p>0,301265</text:p>
          </table:table-cell>
          <table:table-cell/>
        </table:table-row>
        <table:table-row table:style-name="ro1">
          <table:table-cell office:value-type="float" office:value="45.500002">
            <text:p>45,500002</text:p>
          </table:table-cell>
          <table:table-cell office:value-type="float" office:value="0.282673">
            <text:p>0,282673</text:p>
          </table:table-cell>
          <table:table-cell/>
        </table:table-row>
        <table:table-row table:style-name="ro1">
          <table:table-cell office:value-type="float" office:value="45.533336">
            <text:p>45,533336</text:p>
          </table:table-cell>
          <table:table-cell office:value-type="float" office:value="0.281484">
            <text:p>0,281484</text:p>
          </table:table-cell>
          <table:table-cell/>
        </table:table-row>
        <table:table-row table:style-name="ro1">
          <table:table-cell office:value-type="float" office:value="45.566669">
            <text:p>45,566669</text:p>
          </table:table-cell>
          <table:table-cell office:value-type="float" office:value="0.289249">
            <text:p>0,289249</text:p>
          </table:table-cell>
          <table:table-cell/>
        </table:table-row>
        <table:table-row table:style-name="ro1">
          <table:table-cell office:value-type="float" office:value="45.600002">
            <text:p>45,600002</text:p>
          </table:table-cell>
          <table:table-cell office:value-type="float" office:value="0.263285">
            <text:p>0,263285</text:p>
          </table:table-cell>
          <table:table-cell/>
        </table:table-row>
        <table:table-row table:style-name="ro1">
          <table:table-cell office:value-type="float" office:value="45.633336">
            <text:p>45,633336</text:p>
          </table:table-cell>
          <table:table-cell office:value-type="float" office:value="0.273505">
            <text:p>0,273505</text:p>
          </table:table-cell>
          <table:table-cell/>
        </table:table-row>
        <table:table-row table:style-name="ro1">
          <table:table-cell office:value-type="float" office:value="45.666669">
            <text:p>45,666669</text:p>
          </table:table-cell>
          <table:table-cell office:value-type="float" office:value="0.279228">
            <text:p>0,279228</text:p>
          </table:table-cell>
          <table:table-cell/>
        </table:table-row>
        <table:table-row table:style-name="ro1">
          <table:table-cell office:value-type="float" office:value="45.700002">
            <text:p>45,700002</text:p>
          </table:table-cell>
          <table:table-cell office:value-type="float" office:value="0.267222">
            <text:p>0,267222</text:p>
          </table:table-cell>
          <table:table-cell/>
        </table:table-row>
        <table:table-row table:style-name="ro1">
          <table:table-cell office:value-type="float" office:value="45.733336">
            <text:p>45,733336</text:p>
          </table:table-cell>
          <table:table-cell office:value-type="float" office:value="0.276663">
            <text:p>0,276663</text:p>
          </table:table-cell>
          <table:table-cell/>
        </table:table-row>
        <table:table-row table:style-name="ro1">
          <table:table-cell office:value-type="float" office:value="45.766669">
            <text:p>45,766669</text:p>
          </table:table-cell>
          <table:table-cell office:value-type="float" office:value="0.275689">
            <text:p>0,275689</text:p>
          </table:table-cell>
          <table:table-cell/>
        </table:table-row>
        <table:table-row table:style-name="ro1">
          <table:table-cell office:value-type="float" office:value="45.800002">
            <text:p>45,800002</text:p>
          </table:table-cell>
          <table:table-cell office:value-type="float" office:value="0.27291">
            <text:p>0,27291</text:p>
          </table:table-cell>
          <table:table-cell/>
        </table:table-row>
        <table:table-row table:style-name="ro1">
          <table:table-cell office:value-type="float" office:value="45.833336">
            <text:p>45,833336</text:p>
          </table:table-cell>
          <table:table-cell office:value-type="float" office:value="0.276158">
            <text:p>0,276158</text:p>
          </table:table-cell>
          <table:table-cell office:value-type="string">
            <text:p>Generando nueva Gausiana: Amp=169.2891nm <text:s/>s=0.00195s</text:p>
          </table:table-cell>
        </table:table-row>
        <table:table-row table:style-name="ro1">
          <table:table-cell office:value-type="float" office:value="45.866669">
            <text:p>45,866669</text:p>
          </table:table-cell>
          <table:table-cell office:value-type="float" office:value="0.314134">
            <text:p>0,314134</text:p>
          </table:table-cell>
          <table:table-cell/>
        </table:table-row>
        <table:table-row table:style-name="ro1">
          <table:table-cell office:value-type="float" office:value="45.900002">
            <text:p>45,900002</text:p>
          </table:table-cell>
          <table:table-cell office:value-type="float" office:value="0.299433">
            <text:p>0,299433</text:p>
          </table:table-cell>
          <table:table-cell/>
        </table:table-row>
        <table:table-row table:style-name="ro1">
          <table:table-cell office:value-type="float" office:value="45.933336">
            <text:p>45,933336</text:p>
          </table:table-cell>
          <table:table-cell office:value-type="float" office:value="0.29041">
            <text:p>0,29041</text:p>
          </table:table-cell>
          <table:table-cell/>
        </table:table-row>
        <table:table-row table:style-name="ro1">
          <table:table-cell office:value-type="float" office:value="45.966669">
            <text:p>45,966669</text:p>
          </table:table-cell>
          <table:table-cell office:value-type="float" office:value="0.28419">
            <text:p>0,28419</text:p>
          </table:table-cell>
          <table:table-cell/>
        </table:table-row>
        <table:table-row table:style-name="ro1">
          <table:table-cell office:value-type="float" office:value="46.000002">
            <text:p>46,000002</text:p>
          </table:table-cell>
          <table:table-cell office:value-type="float" office:value="0.295528">
            <text:p>0,295528</text:p>
          </table:table-cell>
          <table:table-cell/>
        </table:table-row>
        <table:table-row table:style-name="ro1">
          <table:table-cell office:value-type="float" office:value="46.033336">
            <text:p>46,033336</text:p>
          </table:table-cell>
          <table:table-cell office:value-type="float" office:value="0.298902">
            <text:p>0,298902</text:p>
          </table:table-cell>
          <table:table-cell/>
        </table:table-row>
        <table:table-row table:style-name="ro1">
          <table:table-cell office:value-type="float" office:value="46.066669">
            <text:p>46,066669</text:p>
          </table:table-cell>
          <table:table-cell office:value-type="float" office:value="0.285852">
            <text:p>0,285852</text:p>
          </table:table-cell>
          <table:table-cell/>
        </table:table-row>
        <table:table-row table:style-name="ro1">
          <table:table-cell office:value-type="float" office:value="46.100002">
            <text:p>46,100002</text:p>
          </table:table-cell>
          <table:table-cell office:value-type="float" office:value="0.292327">
            <text:p>0,292327</text:p>
          </table:table-cell>
          <table:table-cell/>
        </table:table-row>
        <table:table-row table:style-name="ro1">
          <table:table-cell office:value-type="float" office:value="46.133336">
            <text:p>46,133336</text:p>
          </table:table-cell>
          <table:table-cell office:value-type="float" office:value="0.290794">
            <text:p>0,290794</text:p>
          </table:table-cell>
          <table:table-cell/>
        </table:table-row>
        <table:table-row table:style-name="ro1">
          <table:table-cell office:value-type="float" office:value="46.166669">
            <text:p>46,166669</text:p>
          </table:table-cell>
          <table:table-cell office:value-type="float" office:value="0.29769">
            <text:p>0,29769</text:p>
          </table:table-cell>
          <table:table-cell/>
        </table:table-row>
        <table:table-row table:style-name="ro1">
          <table:table-cell office:value-type="float" office:value="46.200002">
            <text:p>46,200002</text:p>
          </table:table-cell>
          <table:table-cell office:value-type="float" office:value="0.319156">
            <text:p>0,319156</text:p>
          </table:table-cell>
          <table:table-cell/>
        </table:table-row>
        <table:table-row table:style-name="ro1">
          <table:table-cell office:value-type="float" office:value="46.233336">
            <text:p>46,233336</text:p>
          </table:table-cell>
          <table:table-cell office:value-type="float" office:value="0.289434">
            <text:p>0,289434</text:p>
          </table:table-cell>
          <table:table-cell/>
        </table:table-row>
        <table:table-row table:style-name="ro1">
          <table:table-cell office:value-type="float" office:value="46.266669">
            <text:p>46,266669</text:p>
          </table:table-cell>
          <table:table-cell office:value-type="float" office:value="0.301144">
            <text:p>0,301144</text:p>
          </table:table-cell>
          <table:table-cell/>
        </table:table-row>
        <table:table-row table:style-name="ro1">
          <table:table-cell office:value-type="float" office:value="46.300002">
            <text:p>46,300002</text:p>
          </table:table-cell>
          <table:table-cell office:value-type="float" office:value="0.285022">
            <text:p>0,285022</text:p>
          </table:table-cell>
          <table:table-cell/>
        </table:table-row>
        <table:table-row table:style-name="ro1">
          <table:table-cell office:value-type="float" office:value="46.333336">
            <text:p>46,333336</text:p>
          </table:table-cell>
          <table:table-cell office:value-type="float" office:value="0.274182">
            <text:p>0,274182</text:p>
          </table:table-cell>
          <table:table-cell/>
        </table:table-row>
        <table:table-row table:style-name="ro1">
          <table:table-cell office:value-type="float" office:value="46.366669">
            <text:p>46,366669</text:p>
          </table:table-cell>
          <table:table-cell office:value-type="float" office:value="0.270351">
            <text:p>0,270351</text:p>
          </table:table-cell>
          <table:table-cell/>
        </table:table-row>
        <table:table-row table:style-name="ro1">
          <table:table-cell office:value-type="float" office:value="46.400002">
            <text:p>46,400002</text:p>
          </table:table-cell>
          <table:table-cell office:value-type="float" office:value="0.269832">
            <text:p>0,269832</text:p>
          </table:table-cell>
          <table:table-cell/>
        </table:table-row>
        <table:table-row table:style-name="ro1">
          <table:table-cell office:value-type="float" office:value="46.433336">
            <text:p>46,433336</text:p>
          </table:table-cell>
          <table:table-cell office:value-type="float" office:value="0.276777">
            <text:p>0,276777</text:p>
          </table:table-cell>
          <table:table-cell/>
        </table:table-row>
        <table:table-row table:style-name="ro1">
          <table:table-cell office:value-type="float" office:value="46.466669">
            <text:p>46,466669</text:p>
          </table:table-cell>
          <table:table-cell office:value-type="float" office:value="0.27493">
            <text:p>0,27493</text:p>
          </table:table-cell>
          <table:table-cell/>
        </table:table-row>
        <table:table-row table:style-name="ro1">
          <table:table-cell office:value-type="float" office:value="46.500002">
            <text:p>46,500002</text:p>
          </table:table-cell>
          <table:table-cell office:value-type="float" office:value="0.28803">
            <text:p>0,28803</text:p>
          </table:table-cell>
          <table:table-cell/>
        </table:table-row>
        <table:table-row table:style-name="ro1">
          <table:table-cell office:value-type="float" office:value="46.533336">
            <text:p>46,533336</text:p>
          </table:table-cell>
          <table:table-cell office:value-type="float" office:value="0.298439">
            <text:p>0,298439</text:p>
          </table:table-cell>
          <table:table-cell/>
        </table:table-row>
        <table:table-row table:style-name="ro1">
          <table:table-cell office:value-type="float" office:value="46.566669">
            <text:p>46,566669</text:p>
          </table:table-cell>
          <table:table-cell office:value-type="float" office:value="0.299319">
            <text:p>0,299319</text:p>
          </table:table-cell>
          <table:table-cell/>
        </table:table-row>
        <table:table-row table:style-name="ro1">
          <table:table-cell office:value-type="float" office:value="46.600002">
            <text:p>46,600002</text:p>
          </table:table-cell>
          <table:table-cell office:value-type="float" office:value="0.31811">
            <text:p>0,31811</text:p>
          </table:table-cell>
          <table:table-cell/>
        </table:table-row>
        <table:table-row table:style-name="ro1">
          <table:table-cell office:value-type="float" office:value="46.633336">
            <text:p>46,633336</text:p>
          </table:table-cell>
          <table:table-cell office:value-type="float" office:value="0.310331">
            <text:p>0,310331</text:p>
          </table:table-cell>
          <table:table-cell/>
        </table:table-row>
        <table:table-row table:style-name="ro1">
          <table:table-cell office:value-type="float" office:value="46.666669">
            <text:p>46,666669</text:p>
          </table:table-cell>
          <table:table-cell office:value-type="float" office:value="0.314305">
            <text:p>0,314305</text:p>
          </table:table-cell>
          <table:table-cell/>
        </table:table-row>
        <table:table-row table:style-name="ro1">
          <table:table-cell office:value-type="float" office:value="46.700002">
            <text:p>46,700002</text:p>
          </table:table-cell>
          <table:table-cell office:value-type="float" office:value="0.308225">
            <text:p>0,308225</text:p>
          </table:table-cell>
          <table:table-cell/>
        </table:table-row>
        <table:table-row table:style-name="ro1">
          <table:table-cell office:value-type="float" office:value="46.733336">
            <text:p>46,733336</text:p>
          </table:table-cell>
          <table:table-cell office:value-type="float" office:value="0.303729">
            <text:p>0,303729</text:p>
          </table:table-cell>
          <table:table-cell/>
        </table:table-row>
        <table:table-row table:style-name="ro1">
          <table:table-cell office:value-type="float" office:value="46.766669">
            <text:p>46,766669</text:p>
          </table:table-cell>
          <table:table-cell office:value-type="float" office:value="0.280858">
            <text:p>0,280858</text:p>
          </table:table-cell>
          <table:table-cell/>
        </table:table-row>
        <table:table-row table:style-name="ro1">
          <table:table-cell office:value-type="float" office:value="46.800002">
            <text:p>46,800002</text:p>
          </table:table-cell>
          <table:table-cell office:value-type="float" office:value="0.275745">
            <text:p>0,275745</text:p>
          </table:table-cell>
          <table:table-cell/>
        </table:table-row>
        <table:table-row table:style-name="ro1">
          <table:table-cell office:value-type="float" office:value="46.833336">
            <text:p>46,833336</text:p>
          </table:table-cell>
          <table:table-cell office:value-type="float" office:value="0.276387">
            <text:p>0,276387</text:p>
          </table:table-cell>
          <table:table-cell/>
        </table:table-row>
        <table:table-row table:style-name="ro1">
          <table:table-cell office:value-type="float" office:value="46.866669">
            <text:p>46,866669</text:p>
          </table:table-cell>
          <table:table-cell office:value-type="float" office:value="0.280132">
            <text:p>0,280132</text:p>
          </table:table-cell>
          <table:table-cell/>
        </table:table-row>
        <table:table-row table:style-name="ro1">
          <table:table-cell office:value-type="float" office:value="46.900002">
            <text:p>46,900002</text:p>
          </table:table-cell>
          <table:table-cell office:value-type="float" office:value="0.265324">
            <text:p>0,265324</text:p>
          </table:table-cell>
          <table:table-cell/>
        </table:table-row>
        <table:table-row table:style-name="ro1">
          <table:table-cell office:value-type="float" office:value="46.933336">
            <text:p>46,933336</text:p>
          </table:table-cell>
          <table:table-cell office:value-type="float" office:value="0.247683">
            <text:p>0,247683</text:p>
          </table:table-cell>
          <table:table-cell/>
        </table:table-row>
        <table:table-row table:style-name="ro1">
          <table:table-cell office:value-type="float" office:value="46.966669">
            <text:p>46,966669</text:p>
          </table:table-cell>
          <table:table-cell office:value-type="float" office:value="0.266924">
            <text:p>0,266924</text:p>
          </table:table-cell>
          <table:table-cell/>
        </table:table-row>
        <table:table-row table:style-name="ro1">
          <table:table-cell office:value-type="float" office:value="47.000002">
            <text:p>47,000002</text:p>
          </table:table-cell>
          <table:table-cell office:value-type="float" office:value="0.264464">
            <text:p>0,264464</text:p>
          </table:table-cell>
          <table:table-cell/>
        </table:table-row>
        <table:table-row table:style-name="ro1">
          <table:table-cell office:value-type="float" office:value="47.033336">
            <text:p>47,033336</text:p>
          </table:table-cell>
          <table:table-cell office:value-type="float" office:value="0.271338">
            <text:p>0,271338</text:p>
          </table:table-cell>
          <table:table-cell/>
        </table:table-row>
        <table:table-row table:style-name="ro1">
          <table:table-cell office:value-type="float" office:value="47.066669">
            <text:p>47,066669</text:p>
          </table:table-cell>
          <table:table-cell office:value-type="float" office:value="0.26319">
            <text:p>0,26319</text:p>
          </table:table-cell>
          <table:table-cell/>
        </table:table-row>
        <table:table-row table:style-name="ro1">
          <table:table-cell office:value-type="float" office:value="47.100002">
            <text:p>47,100002</text:p>
          </table:table-cell>
          <table:table-cell office:value-type="float" office:value="0.277593">
            <text:p>0,277593</text:p>
          </table:table-cell>
          <table:table-cell/>
        </table:table-row>
        <table:table-row table:style-name="ro1">
          <table:table-cell office:value-type="float" office:value="47.133336">
            <text:p>47,133336</text:p>
          </table:table-cell>
          <table:table-cell office:value-type="float" office:value="0.276124">
            <text:p>0,276124</text:p>
          </table:table-cell>
          <table:table-cell/>
        </table:table-row>
        <table:table-row table:style-name="ro1">
          <table:table-cell office:value-type="float" office:value="47.166669">
            <text:p>47,166669</text:p>
          </table:table-cell>
          <table:table-cell office:value-type="float" office:value="0.279374">
            <text:p>0,279374</text:p>
          </table:table-cell>
          <table:table-cell/>
        </table:table-row>
        <table:table-row table:style-name="ro1">
          <table:table-cell office:value-type="float" office:value="47.200002">
            <text:p>47,200002</text:p>
          </table:table-cell>
          <table:table-cell office:value-type="float" office:value="0.304443">
            <text:p>0,304443</text:p>
          </table:table-cell>
          <table:table-cell/>
        </table:table-row>
        <table:table-row table:style-name="ro1">
          <table:table-cell office:value-type="float" office:value="47.233336">
            <text:p>47,233336</text:p>
          </table:table-cell>
          <table:table-cell office:value-type="float" office:value="0.299531">
            <text:p>0,299531</text:p>
          </table:table-cell>
          <table:table-cell/>
        </table:table-row>
        <table:table-row table:style-name="ro1">
          <table:table-cell office:value-type="float" office:value="47.266669">
            <text:p>47,266669</text:p>
          </table:table-cell>
          <table:table-cell office:value-type="float" office:value="0.296681">
            <text:p>0,296681</text:p>
          </table:table-cell>
          <table:table-cell/>
        </table:table-row>
        <table:table-row table:style-name="ro1">
          <table:table-cell office:value-type="float" office:value="47.300002">
            <text:p>47,300002</text:p>
          </table:table-cell>
          <table:table-cell office:value-type="float" office:value="0.31385">
            <text:p>0,31385</text:p>
          </table:table-cell>
          <table:table-cell/>
        </table:table-row>
        <table:table-row table:style-name="ro1">
          <table:table-cell office:value-type="float" office:value="47.333336">
            <text:p>47,333336</text:p>
          </table:table-cell>
          <table:table-cell office:value-type="float" office:value="0.287878">
            <text:p>0,287878</text:p>
          </table:table-cell>
          <table:table-cell/>
        </table:table-row>
        <table:table-row table:style-name="ro1">
          <table:table-cell office:value-type="float" office:value="47.366669">
            <text:p>47,366669</text:p>
          </table:table-cell>
          <table:table-cell office:value-type="float" office:value="0.281512">
            <text:p>0,281512</text:p>
          </table:table-cell>
          <table:table-cell/>
        </table:table-row>
        <table:table-row table:style-name="ro1">
          <table:table-cell office:value-type="float" office:value="47.400002">
            <text:p>47,400002</text:p>
          </table:table-cell>
          <table:table-cell office:value-type="float" office:value="0.308247">
            <text:p>0,308247</text:p>
          </table:table-cell>
          <table:table-cell/>
        </table:table-row>
        <table:table-row table:style-name="ro1">
          <table:table-cell office:value-type="float" office:value="47.433336">
            <text:p>47,433336</text:p>
          </table:table-cell>
          <table:table-cell office:value-type="float" office:value="0.298644">
            <text:p>0,298644</text:p>
          </table:table-cell>
          <table:table-cell/>
        </table:table-row>
        <table:table-row table:style-name="ro1">
          <table:table-cell office:value-type="float" office:value="47.466669">
            <text:p>47,466669</text:p>
          </table:table-cell>
          <table:table-cell office:value-type="float" office:value="0.295485">
            <text:p>0,295485</text:p>
          </table:table-cell>
          <table:table-cell/>
        </table:table-row>
        <table:table-row table:style-name="ro1">
          <table:table-cell office:value-type="float" office:value="47.500002">
            <text:p>47,500002</text:p>
          </table:table-cell>
          <table:table-cell office:value-type="float" office:value="0.306639">
            <text:p>0,306639</text:p>
          </table:table-cell>
          <table:table-cell/>
        </table:table-row>
        <table:table-row table:style-name="ro1">
          <table:table-cell office:value-type="float" office:value="47.533336">
            <text:p>47,533336</text:p>
          </table:table-cell>
          <table:table-cell office:value-type="float" office:value="0.317088">
            <text:p>0,317088</text:p>
          </table:table-cell>
          <table:table-cell/>
        </table:table-row>
        <table:table-row table:style-name="ro1">
          <table:table-cell office:value-type="float" office:value="47.566669">
            <text:p>47,566669</text:p>
          </table:table-cell>
          <table:table-cell office:value-type="float" office:value="0.320076">
            <text:p>0,320076</text:p>
          </table:table-cell>
          <table:table-cell office:value-type="string">
            <text:p>Generando nueva Gausiana: Amp=-190.5487nm <text:s/>s=0.01562s</text:p>
          </table:table-cell>
        </table:table-row>
        <table:table-row table:style-name="ro1">
          <table:table-cell office:value-type="float" office:value="47.600002">
            <text:p>47,600002</text:p>
          </table:table-cell>
          <table:table-cell office:value-type="float" office:value="0.260888">
            <text:p>0,260888</text:p>
          </table:table-cell>
          <table:table-cell/>
        </table:table-row>
        <table:table-row table:style-name="ro1">
          <table:table-cell office:value-type="float" office:value="47.633336">
            <text:p>47,633336</text:p>
          </table:table-cell>
          <table:table-cell office:value-type="float" office:value="0.229576">
            <text:p>0,229576</text:p>
          </table:table-cell>
          <table:table-cell/>
        </table:table-row>
        <table:table-row table:style-name="ro1">
          <table:table-cell office:value-type="float" office:value="47.666669">
            <text:p>47,666669</text:p>
          </table:table-cell>
          <table:table-cell office:value-type="float" office:value="0.251372">
            <text:p>0,251372</text:p>
          </table:table-cell>
          <table:table-cell/>
        </table:table-row>
        <table:table-row table:style-name="ro1">
          <table:table-cell office:value-type="float" office:value="47.700002">
            <text:p>47,700002</text:p>
          </table:table-cell>
          <table:table-cell office:value-type="float" office:value="0.245419">
            <text:p>0,245419</text:p>
          </table:table-cell>
          <table:table-cell/>
        </table:table-row>
        <table:table-row table:style-name="ro1">
          <table:table-cell office:value-type="float" office:value="47.733336">
            <text:p>47,733336</text:p>
          </table:table-cell>
          <table:table-cell office:value-type="float" office:value="0.242615">
            <text:p>0,242615</text:p>
          </table:table-cell>
          <table:table-cell/>
        </table:table-row>
        <table:table-row table:style-name="ro1">
          <table:table-cell office:value-type="float" office:value="47.766669">
            <text:p>47,766669</text:p>
          </table:table-cell>
          <table:table-cell office:value-type="float" office:value="0.261242">
            <text:p>0,261242</text:p>
          </table:table-cell>
          <table:table-cell/>
        </table:table-row>
        <table:table-row table:style-name="ro1">
          <table:table-cell office:value-type="float" office:value="47.800002">
            <text:p>47,800002</text:p>
          </table:table-cell>
          <table:table-cell office:value-type="float" office:value="0.247539">
            <text:p>0,247539</text:p>
          </table:table-cell>
          <table:table-cell/>
        </table:table-row>
        <table:table-row table:style-name="ro1">
          <table:table-cell office:value-type="float" office:value="47.833336">
            <text:p>47,833336</text:p>
          </table:table-cell>
          <table:table-cell office:value-type="float" office:value="0.255328">
            <text:p>0,255328</text:p>
          </table:table-cell>
          <table:table-cell/>
        </table:table-row>
        <table:table-row table:style-name="ro1">
          <table:table-cell office:value-type="float" office:value="47.866669">
            <text:p>47,866669</text:p>
          </table:table-cell>
          <table:table-cell office:value-type="float" office:value="0.267759">
            <text:p>0,267759</text:p>
          </table:table-cell>
          <table:table-cell/>
        </table:table-row>
        <table:table-row table:style-name="ro1">
          <table:table-cell office:value-type="float" office:value="47.900002">
            <text:p>47,900002</text:p>
          </table:table-cell>
          <table:table-cell office:value-type="float" office:value="0.288053">
            <text:p>0,288053</text:p>
          </table:table-cell>
          <table:table-cell/>
        </table:table-row>
        <table:table-row table:style-name="ro1">
          <table:table-cell office:value-type="float" office:value="47.933336">
            <text:p>47,933336</text:p>
          </table:table-cell>
          <table:table-cell office:value-type="float" office:value="0.269563">
            <text:p>0,269563</text:p>
          </table:table-cell>
          <table:table-cell/>
        </table:table-row>
        <table:table-row table:style-name="ro1">
          <table:table-cell office:value-type="float" office:value="47.966669">
            <text:p>47,966669</text:p>
          </table:table-cell>
          <table:table-cell office:value-type="float" office:value="0.270105">
            <text:p>0,270105</text:p>
          </table:table-cell>
          <table:table-cell/>
        </table:table-row>
        <table:table-row table:style-name="ro1">
          <table:table-cell office:value-type="float" office:value="48.000003">
            <text:p>48,000003</text:p>
          </table:table-cell>
          <table:table-cell office:value-type="float" office:value="0.288292">
            <text:p>0,288292</text:p>
          </table:table-cell>
          <table:table-cell/>
        </table:table-row>
        <table:table-row table:style-name="ro1">
          <table:table-cell office:value-type="float" office:value="48.033336">
            <text:p>48,033336</text:p>
          </table:table-cell>
          <table:table-cell office:value-type="float" office:value="0.269673">
            <text:p>0,269673</text:p>
          </table:table-cell>
          <table:table-cell/>
        </table:table-row>
        <table:table-row table:style-name="ro1">
          <table:table-cell office:value-type="float" office:value="48.066669">
            <text:p>48,066669</text:p>
          </table:table-cell>
          <table:table-cell office:value-type="float" office:value="0.273034">
            <text:p>0,273034</text:p>
          </table:table-cell>
          <table:table-cell/>
        </table:table-row>
        <table:table-row table:style-name="ro1">
          <table:table-cell office:value-type="float" office:value="48.100003">
            <text:p>48,100003</text:p>
          </table:table-cell>
          <table:table-cell office:value-type="float" office:value="0.287858">
            <text:p>0,287858</text:p>
          </table:table-cell>
          <table:table-cell/>
        </table:table-row>
        <table:table-row table:style-name="ro1">
          <table:table-cell office:value-type="float" office:value="48.133336">
            <text:p>48,133336</text:p>
          </table:table-cell>
          <table:table-cell office:value-type="float" office:value="0.300722">
            <text:p>0,300722</text:p>
          </table:table-cell>
          <table:table-cell/>
        </table:table-row>
        <table:table-row table:style-name="ro1">
          <table:table-cell office:value-type="float" office:value="48.166669">
            <text:p>48,166669</text:p>
          </table:table-cell>
          <table:table-cell office:value-type="float" office:value="0.300156">
            <text:p>0,300156</text:p>
          </table:table-cell>
          <table:table-cell/>
        </table:table-row>
        <table:table-row table:style-name="ro1">
          <table:table-cell office:value-type="float" office:value="48.200003">
            <text:p>48,200003</text:p>
          </table:table-cell>
          <table:table-cell office:value-type="float" office:value="0.306091">
            <text:p>0,306091</text:p>
          </table:table-cell>
          <table:table-cell/>
        </table:table-row>
        <table:table-row table:style-name="ro1">
          <table:table-cell office:value-type="float" office:value="48.233336">
            <text:p>48,233336</text:p>
          </table:table-cell>
          <table:table-cell office:value-type="float" office:value="0.316199">
            <text:p>0,316199</text:p>
          </table:table-cell>
          <table:table-cell/>
        </table:table-row>
        <table:table-row table:style-name="ro1">
          <table:table-cell office:value-type="float" office:value="48.266669">
            <text:p>48,266669</text:p>
          </table:table-cell>
          <table:table-cell office:value-type="float" office:value="0.31818">
            <text:p>0,31818</text:p>
          </table:table-cell>
          <table:table-cell/>
        </table:table-row>
        <table:table-row table:style-name="ro1">
          <table:table-cell office:value-type="float" office:value="48.300003">
            <text:p>48,300003</text:p>
          </table:table-cell>
          <table:table-cell office:value-type="float" office:value="0.30501">
            <text:p>0,30501</text:p>
          </table:table-cell>
          <table:table-cell/>
        </table:table-row>
        <table:table-row table:style-name="ro1">
          <table:table-cell office:value-type="float" office:value="48.333336">
            <text:p>48,333336</text:p>
          </table:table-cell>
          <table:table-cell office:value-type="float" office:value="0.318473">
            <text:p>0,318473</text:p>
          </table:table-cell>
          <table:table-cell/>
        </table:table-row>
        <table:table-row table:style-name="ro1">
          <table:table-cell office:value-type="float" office:value="48.366669">
            <text:p>48,366669</text:p>
          </table:table-cell>
          <table:table-cell office:value-type="float" office:value="0.309237">
            <text:p>0,309237</text:p>
          </table:table-cell>
          <table:table-cell/>
        </table:table-row>
        <table:table-row table:style-name="ro1">
          <table:table-cell office:value-type="float" office:value="48.400003">
            <text:p>48,400003</text:p>
          </table:table-cell>
          <table:table-cell office:value-type="float" office:value="0.318363">
            <text:p>0,318363</text:p>
          </table:table-cell>
          <table:table-cell/>
        </table:table-row>
        <table:table-row table:style-name="ro1">
          <table:table-cell office:value-type="float" office:value="48.433336">
            <text:p>48,433336</text:p>
          </table:table-cell>
          <table:table-cell office:value-type="float" office:value="0.321997">
            <text:p>0,321997</text:p>
          </table:table-cell>
          <table:table-cell/>
        </table:table-row>
        <table:table-row table:style-name="ro1">
          <table:table-cell office:value-type="float" office:value="48.466669">
            <text:p>48,466669</text:p>
          </table:table-cell>
          <table:table-cell office:value-type="float" office:value="0.334816">
            <text:p>0,334816</text:p>
          </table:table-cell>
          <table:table-cell/>
        </table:table-row>
        <table:table-row table:style-name="ro1">
          <table:table-cell office:value-type="float" office:value="48.500003">
            <text:p>48,500003</text:p>
          </table:table-cell>
          <table:table-cell office:value-type="float" office:value="0.325362">
            <text:p>0,325362</text:p>
          </table:table-cell>
          <table:table-cell/>
        </table:table-row>
        <table:table-row table:style-name="ro1">
          <table:table-cell office:value-type="float" office:value="48.533336">
            <text:p>48,533336</text:p>
          </table:table-cell>
          <table:table-cell office:value-type="float" office:value="0.339636">
            <text:p>0,339636</text:p>
          </table:table-cell>
          <table:table-cell/>
        </table:table-row>
        <table:table-row table:style-name="ro1">
          <table:table-cell office:value-type="float" office:value="48.566669">
            <text:p>48,566669</text:p>
          </table:table-cell>
          <table:table-cell office:value-type="float" office:value="0.325877">
            <text:p>0,325877</text:p>
          </table:table-cell>
          <table:table-cell/>
        </table:table-row>
        <table:table-row table:style-name="ro1">
          <table:table-cell office:value-type="float" office:value="48.600003">
            <text:p>48,600003</text:p>
          </table:table-cell>
          <table:table-cell office:value-type="float" office:value="0.324161">
            <text:p>0,324161</text:p>
          </table:table-cell>
          <table:table-cell/>
        </table:table-row>
        <table:table-row table:style-name="ro1">
          <table:table-cell office:value-type="float" office:value="48.633336">
            <text:p>48,633336</text:p>
          </table:table-cell>
          <table:table-cell office:value-type="float" office:value="0.318632">
            <text:p>0,318632</text:p>
          </table:table-cell>
          <table:table-cell/>
        </table:table-row>
        <table:table-row table:style-name="ro1">
          <table:table-cell office:value-type="float" office:value="48.666669">
            <text:p>48,666669</text:p>
          </table:table-cell>
          <table:table-cell office:value-type="float" office:value="0.317264">
            <text:p>0,317264</text:p>
          </table:table-cell>
          <table:table-cell/>
        </table:table-row>
        <table:table-row table:style-name="ro1">
          <table:table-cell office:value-type="float" office:value="48.700003">
            <text:p>48,700003</text:p>
          </table:table-cell>
          <table:table-cell office:value-type="float" office:value="0.325466">
            <text:p>0,325466</text:p>
          </table:table-cell>
          <table:table-cell/>
        </table:table-row>
        <table:table-row table:style-name="ro1">
          <table:table-cell office:value-type="float" office:value="48.733336">
            <text:p>48,733336</text:p>
          </table:table-cell>
          <table:table-cell office:value-type="float" office:value="0.332291">
            <text:p>0,332291</text:p>
          </table:table-cell>
          <table:table-cell/>
        </table:table-row>
        <table:table-row table:style-name="ro1">
          <table:table-cell office:value-type="float" office:value="48.766669">
            <text:p>48,766669</text:p>
          </table:table-cell>
          <table:table-cell office:value-type="float" office:value="0.314182">
            <text:p>0,314182</text:p>
          </table:table-cell>
          <table:table-cell/>
        </table:table-row>
        <table:table-row table:style-name="ro1">
          <table:table-cell office:value-type="float" office:value="48.800003">
            <text:p>48,800003</text:p>
          </table:table-cell>
          <table:table-cell office:value-type="float" office:value="0.338472">
            <text:p>0,338472</text:p>
          </table:table-cell>
          <table:table-cell/>
        </table:table-row>
        <table:table-row table:style-name="ro1">
          <table:table-cell office:value-type="float" office:value="48.833336">
            <text:p>48,833336</text:p>
          </table:table-cell>
          <table:table-cell office:value-type="float" office:value="0.31734">
            <text:p>0,31734</text:p>
          </table:table-cell>
          <table:table-cell/>
        </table:table-row>
        <table:table-row table:style-name="ro1">
          <table:table-cell office:value-type="float" office:value="48.866669">
            <text:p>48,866669</text:p>
          </table:table-cell>
          <table:table-cell office:value-type="float" office:value="0.333235">
            <text:p>0,333235</text:p>
          </table:table-cell>
          <table:table-cell/>
        </table:table-row>
        <table:table-row table:style-name="ro1">
          <table:table-cell office:value-type="float" office:value="48.900003">
            <text:p>48,900003</text:p>
          </table:table-cell>
          <table:table-cell office:value-type="float" office:value="0.325984">
            <text:p>0,325984</text:p>
          </table:table-cell>
          <table:table-cell/>
        </table:table-row>
        <table:table-row table:style-name="ro1">
          <table:table-cell office:value-type="float" office:value="48.933336">
            <text:p>48,933336</text:p>
          </table:table-cell>
          <table:table-cell office:value-type="float" office:value="0.323965">
            <text:p>0,323965</text:p>
          </table:table-cell>
          <table:table-cell/>
        </table:table-row>
        <table:table-row table:style-name="ro1">
          <table:table-cell office:value-type="float" office:value="48.966669">
            <text:p>48,966669</text:p>
          </table:table-cell>
          <table:table-cell office:value-type="float" office:value="0.325271">
            <text:p>0,325271</text:p>
          </table:table-cell>
          <table:table-cell/>
        </table:table-row>
        <table:table-row table:style-name="ro1">
          <table:table-cell office:value-type="float" office:value="49.000003">
            <text:p>49,000003</text:p>
          </table:table-cell>
          <table:table-cell office:value-type="float" office:value="0.327842">
            <text:p>0,327842</text:p>
          </table:table-cell>
          <table:table-cell/>
        </table:table-row>
        <table:table-row table:style-name="ro1">
          <table:table-cell office:value-type="float" office:value="49.033336">
            <text:p>49,033336</text:p>
          </table:table-cell>
          <table:table-cell office:value-type="float" office:value="0.325437">
            <text:p>0,325437</text:p>
          </table:table-cell>
          <table:table-cell/>
        </table:table-row>
        <table:table-row table:style-name="ro1">
          <table:table-cell office:value-type="float" office:value="49.066669">
            <text:p>49,066669</text:p>
          </table:table-cell>
          <table:table-cell office:value-type="float" office:value="0.333654">
            <text:p>0,333654</text:p>
          </table:table-cell>
          <table:table-cell/>
        </table:table-row>
        <table:table-row table:style-name="ro1">
          <table:table-cell office:value-type="float" office:value="49.100003">
            <text:p>49,100003</text:p>
          </table:table-cell>
          <table:table-cell office:value-type="float" office:value="0.325815">
            <text:p>0,325815</text:p>
          </table:table-cell>
          <table:table-cell/>
        </table:table-row>
        <table:table-row table:style-name="ro1">
          <table:table-cell office:value-type="float" office:value="49.133336">
            <text:p>49,133336</text:p>
          </table:table-cell>
          <table:table-cell office:value-type="float" office:value="0.317666">
            <text:p>0,317666</text:p>
          </table:table-cell>
          <table:table-cell/>
        </table:table-row>
        <table:table-row table:style-name="ro1">
          <table:table-cell office:value-type="float" office:value="49.166669">
            <text:p>49,166669</text:p>
          </table:table-cell>
          <table:table-cell office:value-type="float" office:value="0.320591">
            <text:p>0,320591</text:p>
          </table:table-cell>
          <table:table-cell/>
        </table:table-row>
        <table:table-row table:style-name="ro1">
          <table:table-cell office:value-type="float" office:value="49.200003">
            <text:p>49,200003</text:p>
          </table:table-cell>
          <table:table-cell office:value-type="float" office:value="0.322258">
            <text:p>0,322258</text:p>
          </table:table-cell>
          <table:table-cell/>
        </table:table-row>
        <table:table-row table:style-name="ro1">
          <table:table-cell office:value-type="float" office:value="49.233336">
            <text:p>49,233336</text:p>
          </table:table-cell>
          <table:table-cell office:value-type="float" office:value="0.317188">
            <text:p>0,317188</text:p>
          </table:table-cell>
          <table:table-cell/>
        </table:table-row>
        <table:table-row table:style-name="ro1">
          <table:table-cell office:value-type="float" office:value="49.266669">
            <text:p>49,266669</text:p>
          </table:table-cell>
          <table:table-cell office:value-type="float" office:value="0.314352">
            <text:p>0,314352</text:p>
          </table:table-cell>
          <table:table-cell/>
        </table:table-row>
        <table:table-row table:style-name="ro1">
          <table:table-cell office:value-type="float" office:value="49.300003">
            <text:p>49,300003</text:p>
          </table:table-cell>
          <table:table-cell office:value-type="float" office:value="0.311556">
            <text:p>0,311556</text:p>
          </table:table-cell>
          <table:table-cell/>
        </table:table-row>
        <table:table-row table:style-name="ro1">
          <table:table-cell office:value-type="float" office:value="49.333336">
            <text:p>49,333336</text:p>
          </table:table-cell>
          <table:table-cell office:value-type="float" office:value="0.30657">
            <text:p>0,30657</text:p>
          </table:table-cell>
          <table:table-cell/>
        </table:table-row>
        <table:table-row table:style-name="ro1">
          <table:table-cell office:value-type="float" office:value="49.366669">
            <text:p>49,366669</text:p>
          </table:table-cell>
          <table:table-cell office:value-type="float" office:value="0.29646">
            <text:p>0,29646</text:p>
          </table:table-cell>
          <table:table-cell/>
        </table:table-row>
        <table:table-row table:style-name="ro1">
          <table:table-cell office:value-type="float" office:value="49.400003">
            <text:p>49,400003</text:p>
          </table:table-cell>
          <table:table-cell office:value-type="float" office:value="0.305013">
            <text:p>0,305013</text:p>
          </table:table-cell>
          <table:table-cell/>
        </table:table-row>
        <table:table-row table:style-name="ro1">
          <table:table-cell office:value-type="float" office:value="49.433336">
            <text:p>49,433336</text:p>
          </table:table-cell>
          <table:table-cell office:value-type="float" office:value="0.307884">
            <text:p>0,307884</text:p>
          </table:table-cell>
          <table:table-cell/>
        </table:table-row>
        <table:table-row table:style-name="ro1">
          <table:table-cell office:value-type="float" office:value="49.466669">
            <text:p>49,466669</text:p>
          </table:table-cell>
          <table:table-cell office:value-type="float" office:value="0.285673">
            <text:p>0,285673</text:p>
          </table:table-cell>
          <table:table-cell/>
        </table:table-row>
        <table:table-row table:style-name="ro1">
          <table:table-cell office:value-type="float" office:value="49.500003">
            <text:p>49,500003</text:p>
          </table:table-cell>
          <table:table-cell office:value-type="float" office:value="0.2863">
            <text:p>0,2863</text:p>
          </table:table-cell>
          <table:table-cell/>
        </table:table-row>
        <table:table-row table:style-name="ro1">
          <table:table-cell office:value-type="float" office:value="49.533336">
            <text:p>49,533336</text:p>
          </table:table-cell>
          <table:table-cell office:value-type="float" office:value="0.248715">
            <text:p>0,248715</text:p>
          </table:table-cell>
          <table:table-cell/>
        </table:table-row>
        <table:table-row table:style-name="ro1">
          <table:table-cell office:value-type="float" office:value="49.566669">
            <text:p>49,566669</text:p>
          </table:table-cell>
          <table:table-cell office:value-type="float" office:value="0.296762">
            <text:p>0,296762</text:p>
          </table:table-cell>
          <table:table-cell/>
        </table:table-row>
        <table:table-row table:style-name="ro1">
          <table:table-cell office:value-type="float" office:value="49.600003">
            <text:p>49,600003</text:p>
          </table:table-cell>
          <table:table-cell office:value-type="float" office:value="0.28653">
            <text:p>0,28653</text:p>
          </table:table-cell>
          <table:table-cell/>
        </table:table-row>
        <table:table-row table:style-name="ro1">
          <table:table-cell office:value-type="float" office:value="49.633336">
            <text:p>49,633336</text:p>
          </table:table-cell>
          <table:table-cell office:value-type="float" office:value="0.282792">
            <text:p>0,282792</text:p>
          </table:table-cell>
          <table:table-cell/>
        </table:table-row>
        <table:table-row table:style-name="ro1">
          <table:table-cell office:value-type="float" office:value="49.666669">
            <text:p>49,666669</text:p>
          </table:table-cell>
          <table:table-cell office:value-type="float" office:value="0.271725">
            <text:p>0,271725</text:p>
          </table:table-cell>
          <table:table-cell/>
        </table:table-row>
        <table:table-row table:style-name="ro1">
          <table:table-cell office:value-type="float" office:value="49.700003">
            <text:p>49,700003</text:p>
          </table:table-cell>
          <table:table-cell office:value-type="float" office:value="0.275617">
            <text:p>0,275617</text:p>
          </table:table-cell>
          <table:table-cell/>
        </table:table-row>
        <table:table-row table:style-name="ro1">
          <table:table-cell office:value-type="float" office:value="49.733336">
            <text:p>49,733336</text:p>
          </table:table-cell>
          <table:table-cell office:value-type="float" office:value="0.271477">
            <text:p>0,271477</text:p>
          </table:table-cell>
          <table:table-cell/>
        </table:table-row>
        <table:table-row table:style-name="ro1">
          <table:table-cell office:value-type="float" office:value="49.766669">
            <text:p>49,766669</text:p>
          </table:table-cell>
          <table:table-cell office:value-type="float" office:value="0.259878">
            <text:p>0,259878</text:p>
          </table:table-cell>
          <table:table-cell/>
        </table:table-row>
        <table:table-row table:style-name="ro1">
          <table:table-cell office:value-type="float" office:value="49.800003">
            <text:p>49,800003</text:p>
          </table:table-cell>
          <table:table-cell office:value-type="float" office:value="0.251331">
            <text:p>0,251331</text:p>
          </table:table-cell>
          <table:table-cell/>
        </table:table-row>
        <table:table-row table:style-name="ro1">
          <table:table-cell office:value-type="float" office:value="49.833336">
            <text:p>49,833336</text:p>
          </table:table-cell>
          <table:table-cell office:value-type="float" office:value="0.26372">
            <text:p>0,26372</text:p>
          </table:table-cell>
          <table:table-cell/>
        </table:table-row>
        <table:table-row table:style-name="ro1">
          <table:table-cell office:value-type="float" office:value="49.866669">
            <text:p>49,866669</text:p>
          </table:table-cell>
          <table:table-cell office:value-type="float" office:value="0.258461">
            <text:p>0,258461</text:p>
          </table:table-cell>
          <table:table-cell office:value-type="string">
            <text:p>Generando nueva Gausiana: Amp=320.4683nm <text:s/>s=0.00562s</text:p>
          </table:table-cell>
        </table:table-row>
        <table:table-row table:style-name="ro1">
          <table:table-cell office:value-type="float" office:value="49.900003">
            <text:p>49,900003</text:p>
          </table:table-cell>
          <table:table-cell office:value-type="float" office:value="0.166485">
            <text:p>0,166485</text:p>
          </table:table-cell>
          <table:table-cell/>
        </table:table-row>
        <table:table-row table:style-name="ro1">
          <table:table-cell office:value-type="float" office:value="49.933336">
            <text:p>49,933336</text:p>
          </table:table-cell>
          <table:table-cell office:value-type="float" office:value="0.162493">
            <text:p>0,162493</text:p>
          </table:table-cell>
          <table:table-cell/>
        </table:table-row>
        <table:table-row table:style-name="ro1">
          <table:table-cell office:value-type="float" office:value="49.966669">
            <text:p>49,966669</text:p>
          </table:table-cell>
          <table:table-cell office:value-type="float" office:value="0.140937">
            <text:p>0,140937</text:p>
          </table:table-cell>
          <table:table-cell/>
        </table:table-row>
        <table:table-row table:style-name="ro1">
          <table:table-cell office:value-type="float" office:value="50.000003">
            <text:p>50,000003</text:p>
          </table:table-cell>
          <table:table-cell office:value-type="float" office:value="0.133073">
            <text:p>0,133073</text:p>
          </table:table-cell>
          <table:table-cell/>
        </table:table-row>
        <table:table-row table:style-name="ro1">
          <table:table-cell office:value-type="float" office:value="50.033336">
            <text:p>50,033336</text:p>
          </table:table-cell>
          <table:table-cell office:value-type="float" office:value="0.120926">
            <text:p>0,120926</text:p>
          </table:table-cell>
          <table:table-cell/>
        </table:table-row>
        <table:table-row table:style-name="ro1">
          <table:table-cell office:value-type="float" office:value="50.066669">
            <text:p>50,066669</text:p>
          </table:table-cell>
          <table:table-cell office:value-type="float" office:value="0.104997">
            <text:p>0,104997</text:p>
          </table:table-cell>
          <table:table-cell/>
        </table:table-row>
        <table:table-row table:style-name="ro1">
          <table:table-cell office:value-type="float" office:value="50.100003">
            <text:p>50,100003</text:p>
          </table:table-cell>
          <table:table-cell office:value-type="float" office:value="0.097909">
            <text:p>0,097909</text:p>
          </table:table-cell>
          <table:table-cell/>
        </table:table-row>
        <table:table-row table:style-name="ro1">
          <table:table-cell office:value-type="float" office:value="50.133336">
            <text:p>50,133336</text:p>
          </table:table-cell>
          <table:table-cell office:value-type="float" office:value="0.0771">
            <text:p>0,0771</text:p>
          </table:table-cell>
          <table:table-cell/>
        </table:table-row>
        <table:table-row table:style-name="ro1">
          <table:table-cell office:value-type="float" office:value="50.166669">
            <text:p>50,166669</text:p>
          </table:table-cell>
          <table:table-cell office:value-type="float" office:value="0.082753">
            <text:p>0,082753</text:p>
          </table:table-cell>
          <table:table-cell/>
        </table:table-row>
        <table:table-row table:style-name="ro1">
          <table:table-cell office:value-type="float" office:value="50.200003">
            <text:p>50,200003</text:p>
          </table:table-cell>
          <table:table-cell office:value-type="float" office:value="0.092613">
            <text:p>0,092613</text:p>
          </table:table-cell>
          <table:table-cell/>
        </table:table-row>
        <table:table-row table:style-name="ro1">
          <table:table-cell office:value-type="float" office:value="50.233336">
            <text:p>50,233336</text:p>
          </table:table-cell>
          <table:table-cell office:value-type="float" office:value="0.081501">
            <text:p>0,081501</text:p>
          </table:table-cell>
          <table:table-cell/>
        </table:table-row>
        <table:table-row table:style-name="ro1">
          <table:table-cell office:value-type="float" office:value="50.266669">
            <text:p>50,266669</text:p>
          </table:table-cell>
          <table:table-cell office:value-type="float" office:value="0.072127">
            <text:p>0,072127</text:p>
          </table:table-cell>
          <table:table-cell/>
        </table:table-row>
        <table:table-row table:style-name="ro1">
          <table:table-cell office:value-type="float" office:value="50.300003">
            <text:p>50,300003</text:p>
          </table:table-cell>
          <table:table-cell office:value-type="float" office:value="0.088236">
            <text:p>0,088236</text:p>
          </table:table-cell>
          <table:table-cell/>
        </table:table-row>
        <table:table-row table:style-name="ro1">
          <table:table-cell office:value-type="float" office:value="50.333336">
            <text:p>50,333336</text:p>
          </table:table-cell>
          <table:table-cell office:value-type="float" office:value="0.118894">
            <text:p>0,118894</text:p>
          </table:table-cell>
          <table:table-cell/>
        </table:table-row>
        <table:table-row table:style-name="ro1">
          <table:table-cell office:value-type="float" office:value="50.366669">
            <text:p>50,366669</text:p>
          </table:table-cell>
          <table:table-cell office:value-type="float" office:value="0.114126">
            <text:p>0,114126</text:p>
          </table:table-cell>
          <table:table-cell/>
        </table:table-row>
        <table:table-row table:style-name="ro1">
          <table:table-cell office:value-type="float" office:value="50.400003">
            <text:p>50,400003</text:p>
          </table:table-cell>
          <table:table-cell office:value-type="float" office:value="0.110285">
            <text:p>0,110285</text:p>
          </table:table-cell>
          <table:table-cell/>
        </table:table-row>
        <table:table-row table:style-name="ro1">
          <table:table-cell office:value-type="float" office:value="50.433336">
            <text:p>50,433336</text:p>
          </table:table-cell>
          <table:table-cell office:value-type="float" office:value="0.106707">
            <text:p>0,106707</text:p>
          </table:table-cell>
          <table:table-cell/>
        </table:table-row>
        <table:table-row table:style-name="ro1">
          <table:table-cell office:value-type="float" office:value="50.466669">
            <text:p>50,466669</text:p>
          </table:table-cell>
          <table:table-cell office:value-type="float" office:value="0.127394">
            <text:p>0,127394</text:p>
          </table:table-cell>
          <table:table-cell/>
        </table:table-row>
        <table:table-row table:style-name="ro1">
          <table:table-cell office:value-type="float" office:value="50.500003">
            <text:p>50,500003</text:p>
          </table:table-cell>
          <table:table-cell office:value-type="float" office:value="0.107818">
            <text:p>0,107818</text:p>
          </table:table-cell>
          <table:table-cell/>
        </table:table-row>
        <table:table-row table:style-name="ro1">
          <table:table-cell office:value-type="float" office:value="50.533336">
            <text:p>50,533336</text:p>
          </table:table-cell>
          <table:table-cell office:value-type="float" office:value="0.108726">
            <text:p>0,108726</text:p>
          </table:table-cell>
          <table:table-cell/>
        </table:table-row>
        <table:table-row table:style-name="ro1">
          <table:table-cell office:value-type="float" office:value="50.566669">
            <text:p>50,566669</text:p>
          </table:table-cell>
          <table:table-cell office:value-type="float" office:value="0.101527">
            <text:p>0,101527</text:p>
          </table:table-cell>
          <table:table-cell/>
        </table:table-row>
        <table:table-row table:style-name="ro1">
          <table:table-cell office:value-type="float" office:value="50.600003">
            <text:p>50,600003</text:p>
          </table:table-cell>
          <table:table-cell office:value-type="float" office:value="0.090516">
            <text:p>0,090516</text:p>
          </table:table-cell>
          <table:table-cell/>
        </table:table-row>
        <table:table-row table:style-name="ro1">
          <table:table-cell office:value-type="float" office:value="50.633336">
            <text:p>50,633336</text:p>
          </table:table-cell>
          <table:table-cell office:value-type="float" office:value="0.091972">
            <text:p>0,091972</text:p>
          </table:table-cell>
          <table:table-cell/>
        </table:table-row>
        <table:table-row table:style-name="ro1">
          <table:table-cell office:value-type="float" office:value="50.666669">
            <text:p>50,666669</text:p>
          </table:table-cell>
          <table:table-cell office:value-type="float" office:value="0.062147">
            <text:p>0,062147</text:p>
          </table:table-cell>
          <table:table-cell/>
        </table:table-row>
        <table:table-row table:style-name="ro1">
          <table:table-cell office:value-type="float" office:value="50.700003">
            <text:p>50,700003</text:p>
          </table:table-cell>
          <table:table-cell office:value-type="float" office:value="0.081335">
            <text:p>0,081335</text:p>
          </table:table-cell>
          <table:table-cell/>
        </table:table-row>
        <table:table-row table:style-name="ro1">
          <table:table-cell office:value-type="float" office:value="50.733336">
            <text:p>50,733336</text:p>
          </table:table-cell>
          <table:table-cell office:value-type="float" office:value="0.076925">
            <text:p>0,076925</text:p>
          </table:table-cell>
          <table:table-cell/>
        </table:table-row>
        <table:table-row table:style-name="ro1">
          <table:table-cell office:value-type="float" office:value="50.766669">
            <text:p>50,766669</text:p>
          </table:table-cell>
          <table:table-cell office:value-type="float" office:value="0.103521">
            <text:p>0,103521</text:p>
          </table:table-cell>
          <table:table-cell/>
        </table:table-row>
        <table:table-row table:style-name="ro1">
          <table:table-cell office:value-type="float" office:value="50.800003">
            <text:p>50,800003</text:p>
          </table:table-cell>
          <table:table-cell office:value-type="float" office:value="0.098621">
            <text:p>0,098621</text:p>
          </table:table-cell>
          <table:table-cell/>
        </table:table-row>
        <table:table-row table:style-name="ro1">
          <table:table-cell office:value-type="float" office:value="50.833336">
            <text:p>50,833336</text:p>
          </table:table-cell>
          <table:table-cell office:value-type="float" office:value="0.116885">
            <text:p>0,116885</text:p>
          </table:table-cell>
          <table:table-cell/>
        </table:table-row>
        <table:table-row table:style-name="ro1">
          <table:table-cell office:value-type="float" office:value="50.866669">
            <text:p>50,866669</text:p>
          </table:table-cell>
          <table:table-cell office:value-type="float" office:value="0.129985">
            <text:p>0,129985</text:p>
          </table:table-cell>
          <table:table-cell/>
        </table:table-row>
        <table:table-row table:style-name="ro1">
          <table:table-cell office:value-type="float" office:value="50.900003">
            <text:p>50,900003</text:p>
          </table:table-cell>
          <table:table-cell office:value-type="float" office:value="0.120747">
            <text:p>0,120747</text:p>
          </table:table-cell>
          <table:table-cell/>
        </table:table-row>
        <table:table-row table:style-name="ro1">
          <table:table-cell office:value-type="float" office:value="50.933336">
            <text:p>50,933336</text:p>
          </table:table-cell>
          <table:table-cell office:value-type="float" office:value="0.142036">
            <text:p>0,142036</text:p>
          </table:table-cell>
          <table:table-cell/>
        </table:table-row>
        <table:table-row table:style-name="ro1">
          <table:table-cell office:value-type="float" office:value="50.966669">
            <text:p>50,966669</text:p>
          </table:table-cell>
          <table:table-cell office:value-type="float" office:value="0.151487">
            <text:p>0,151487</text:p>
          </table:table-cell>
          <table:table-cell/>
        </table:table-row>
        <table:table-row table:style-name="ro1">
          <table:table-cell office:value-type="float" office:value="51.000003">
            <text:p>51,000003</text:p>
          </table:table-cell>
          <table:table-cell office:value-type="float" office:value="0.142969">
            <text:p>0,142969</text:p>
          </table:table-cell>
          <table:table-cell/>
        </table:table-row>
        <table:table-row table:style-name="ro1">
          <table:table-cell office:value-type="float" office:value="51.033336">
            <text:p>51,033336</text:p>
          </table:table-cell>
          <table:table-cell office:value-type="float" office:value="0.140174">
            <text:p>0,140174</text:p>
          </table:table-cell>
          <table:table-cell/>
        </table:table-row>
        <table:table-row table:style-name="ro1">
          <table:table-cell office:value-type="float" office:value="51.066669">
            <text:p>51,066669</text:p>
          </table:table-cell>
          <table:table-cell office:value-type="float" office:value="0.117103">
            <text:p>0,117103</text:p>
          </table:table-cell>
          <table:table-cell/>
        </table:table-row>
        <table:table-row table:style-name="ro1">
          <table:table-cell office:value-type="float" office:value="51.100003">
            <text:p>51,100003</text:p>
          </table:table-cell>
          <table:table-cell office:value-type="float" office:value="0.082464">
            <text:p>0,082464</text:p>
          </table:table-cell>
          <table:table-cell/>
        </table:table-row>
        <table:table-row table:style-name="ro1">
          <table:table-cell office:value-type="float" office:value="51.133336">
            <text:p>51,133336</text:p>
          </table:table-cell>
          <table:table-cell office:value-type="float" office:value="0.06334">
            <text:p>0,06334</text:p>
          </table:table-cell>
          <table:table-cell/>
        </table:table-row>
        <table:table-row table:style-name="ro1">
          <table:table-cell office:value-type="float" office:value="51.166669">
            <text:p>51,166669</text:p>
          </table:table-cell>
          <table:table-cell office:value-type="float" office:value="0.086969">
            <text:p>0,086969</text:p>
          </table:table-cell>
          <table:table-cell/>
        </table:table-row>
        <table:table-row table:style-name="ro1">
          <table:table-cell office:value-type="float" office:value="51.200003">
            <text:p>51,200003</text:p>
          </table:table-cell>
          <table:table-cell office:value-type="float" office:value="0.068628">
            <text:p>0,068628</text:p>
          </table:table-cell>
          <table:table-cell/>
        </table:table-row>
        <table:table-row table:style-name="ro1">
          <table:table-cell office:value-type="float" office:value="51.233336">
            <text:p>51,233336</text:p>
          </table:table-cell>
          <table:table-cell office:value-type="float" office:value="0.060293">
            <text:p>0,060293</text:p>
          </table:table-cell>
          <table:table-cell/>
        </table:table-row>
        <table:table-row table:style-name="ro1">
          <table:table-cell office:value-type="float" office:value="51.266669">
            <text:p>51,266669</text:p>
          </table:table-cell>
          <table:table-cell office:value-type="float" office:value="0.073463">
            <text:p>0,073463</text:p>
          </table:table-cell>
          <table:table-cell/>
        </table:table-row>
        <table:table-row table:style-name="ro1">
          <table:table-cell office:value-type="float" office:value="51.300003">
            <text:p>51,300003</text:p>
          </table:table-cell>
          <table:table-cell office:value-type="float" office:value="0.073364">
            <text:p>0,073364</text:p>
          </table:table-cell>
          <table:table-cell/>
        </table:table-row>
        <table:table-row table:style-name="ro1">
          <table:table-cell office:value-type="float" office:value="51.333336">
            <text:p>51,333336</text:p>
          </table:table-cell>
          <table:table-cell office:value-type="float" office:value="0.082893">
            <text:p>0,082893</text:p>
          </table:table-cell>
          <table:table-cell/>
        </table:table-row>
        <table:table-row table:style-name="ro1">
          <table:table-cell office:value-type="float" office:value="51.366669">
            <text:p>51,366669</text:p>
          </table:table-cell>
          <table:table-cell office:value-type="float" office:value="0.072958">
            <text:p>0,072958</text:p>
          </table:table-cell>
          <table:table-cell/>
        </table:table-row>
        <table:table-row table:style-name="ro1">
          <table:table-cell office:value-type="float" office:value="51.400003">
            <text:p>51,400003</text:p>
          </table:table-cell>
          <table:table-cell office:value-type="float" office:value="0.090112">
            <text:p>0,090112</text:p>
          </table:table-cell>
          <table:table-cell/>
        </table:table-row>
        <table:table-row table:style-name="ro1">
          <table:table-cell office:value-type="float" office:value="51.433336">
            <text:p>51,433336</text:p>
          </table:table-cell>
          <table:table-cell office:value-type="float" office:value="0.119136">
            <text:p>0,119136</text:p>
          </table:table-cell>
          <table:table-cell/>
        </table:table-row>
        <table:table-row table:style-name="ro1">
          <table:table-cell office:value-type="float" office:value="51.466669">
            <text:p>51,466669</text:p>
          </table:table-cell>
          <table:table-cell office:value-type="float" office:value="0.122464">
            <text:p>0,122464</text:p>
          </table:table-cell>
          <table:table-cell/>
        </table:table-row>
        <table:table-row table:style-name="ro1">
          <table:table-cell office:value-type="float" office:value="51.500003">
            <text:p>51,500003</text:p>
          </table:table-cell>
          <table:table-cell office:value-type="float" office:value="0.14856">
            <text:p>0,14856</text:p>
          </table:table-cell>
          <table:table-cell/>
        </table:table-row>
        <table:table-row table:style-name="ro1">
          <table:table-cell office:value-type="float" office:value="51.533336">
            <text:p>51,533336</text:p>
          </table:table-cell>
          <table:table-cell office:value-type="float" office:value="0.166816">
            <text:p>0,166816</text:p>
          </table:table-cell>
          <table:table-cell/>
        </table:table-row>
        <table:table-row table:style-name="ro1">
          <table:table-cell office:value-type="float" office:value="51.566669">
            <text:p>51,566669</text:p>
          </table:table-cell>
          <table:table-cell office:value-type="float" office:value="0.165078">
            <text:p>0,165078</text:p>
          </table:table-cell>
          <table:table-cell/>
        </table:table-row>
        <table:table-row table:style-name="ro1">
          <table:table-cell office:value-type="float" office:value="51.600003">
            <text:p>51,600003</text:p>
          </table:table-cell>
          <table:table-cell office:value-type="float" office:value="0.176642">
            <text:p>0,176642</text:p>
          </table:table-cell>
          <table:table-cell office:value-type="string">
            <text:p>Generando nueva Gausiana: Amp=256.6896nm <text:s/>s=0.01073s</text:p>
          </table:table-cell>
        </table:table-row>
        <table:table-row table:style-name="ro1">
          <table:table-cell office:value-type="float" office:value="51.633336">
            <text:p>51,633336</text:p>
          </table:table-cell>
          <table:table-cell office:value-type="float" office:value="0.171018">
            <text:p>0,171018</text:p>
          </table:table-cell>
          <table:table-cell/>
        </table:table-row>
        <table:table-row table:style-name="ro1">
          <table:table-cell office:value-type="float" office:value="51.666669">
            <text:p>51,666669</text:p>
          </table:table-cell>
          <table:table-cell office:value-type="float" office:value="0.172916">
            <text:p>0,172916</text:p>
          </table:table-cell>
          <table:table-cell/>
        </table:table-row>
        <table:table-row table:style-name="ro1">
          <table:table-cell office:value-type="float" office:value="51.700003">
            <text:p>51,700003</text:p>
          </table:table-cell>
          <table:table-cell office:value-type="float" office:value="0.191439">
            <text:p>0,191439</text:p>
          </table:table-cell>
          <table:table-cell/>
        </table:table-row>
        <table:table-row table:style-name="ro1">
          <table:table-cell office:value-type="float" office:value="51.733336">
            <text:p>51,733336</text:p>
          </table:table-cell>
          <table:table-cell office:value-type="float" office:value="0.176857">
            <text:p>0,176857</text:p>
          </table:table-cell>
          <table:table-cell/>
        </table:table-row>
        <table:table-row table:style-name="ro1">
          <table:table-cell office:value-type="float" office:value="51.766669">
            <text:p>51,766669</text:p>
          </table:table-cell>
          <table:table-cell office:value-type="float" office:value="0.169874">
            <text:p>0,169874</text:p>
          </table:table-cell>
          <table:table-cell/>
        </table:table-row>
        <table:table-row table:style-name="ro1">
          <table:table-cell office:value-type="float" office:value="51.800003">
            <text:p>51,800003</text:p>
          </table:table-cell>
          <table:table-cell office:value-type="float" office:value="0.165796">
            <text:p>0,165796</text:p>
          </table:table-cell>
          <table:table-cell/>
        </table:table-row>
        <table:table-row table:style-name="ro1">
          <table:table-cell office:value-type="float" office:value="51.833336">
            <text:p>51,833336</text:p>
          </table:table-cell>
          <table:table-cell office:value-type="float" office:value="0.187338">
            <text:p>0,187338</text:p>
          </table:table-cell>
          <table:table-cell/>
        </table:table-row>
        <table:table-row table:style-name="ro1">
          <table:table-cell office:value-type="float" office:value="51.866669">
            <text:p>51,866669</text:p>
          </table:table-cell>
          <table:table-cell office:value-type="float" office:value="0.174228">
            <text:p>0,174228</text:p>
          </table:table-cell>
          <table:table-cell/>
        </table:table-row>
        <table:table-row table:style-name="ro1">
          <table:table-cell office:value-type="float" office:value="51.900003">
            <text:p>51,900003</text:p>
          </table:table-cell>
          <table:table-cell office:value-type="float" office:value="0.16636">
            <text:p>0,16636</text:p>
          </table:table-cell>
          <table:table-cell/>
        </table:table-row>
        <table:table-row table:style-name="ro1">
          <table:table-cell office:value-type="float" office:value="51.933336">
            <text:p>51,933336</text:p>
          </table:table-cell>
          <table:table-cell office:value-type="float" office:value="0.167914">
            <text:p>0,167914</text:p>
          </table:table-cell>
          <table:table-cell/>
        </table:table-row>
        <table:table-row table:style-name="ro1">
          <table:table-cell office:value-type="float" office:value="51.966669">
            <text:p>51,966669</text:p>
          </table:table-cell>
          <table:table-cell office:value-type="float" office:value="0.181091">
            <text:p>0,181091</text:p>
          </table:table-cell>
          <table:table-cell/>
        </table:table-row>
        <table:table-row table:style-name="ro1">
          <table:table-cell office:value-type="float" office:value="52.000003">
            <text:p>52,000003</text:p>
          </table:table-cell>
          <table:table-cell office:value-type="float" office:value="0.188209">
            <text:p>0,188209</text:p>
          </table:table-cell>
          <table:table-cell/>
        </table:table-row>
        <table:table-row table:style-name="ro1">
          <table:table-cell office:value-type="float" office:value="52.033336">
            <text:p>52,033336</text:p>
          </table:table-cell>
          <table:table-cell office:value-type="float" office:value="0.193326">
            <text:p>0,193326</text:p>
          </table:table-cell>
          <table:table-cell/>
        </table:table-row>
        <table:table-row table:style-name="ro1">
          <table:table-cell office:value-type="float" office:value="52.066669">
            <text:p>52,066669</text:p>
          </table:table-cell>
          <table:table-cell office:value-type="float" office:value="0.205432">
            <text:p>0,205432</text:p>
          </table:table-cell>
          <table:table-cell/>
        </table:table-row>
        <table:table-row table:style-name="ro1">
          <table:table-cell office:value-type="float" office:value="52.100003">
            <text:p>52,100003</text:p>
          </table:table-cell>
          <table:table-cell office:value-type="float" office:value="0.196594">
            <text:p>0,196594</text:p>
          </table:table-cell>
          <table:table-cell/>
        </table:table-row>
        <table:table-row table:style-name="ro1">
          <table:table-cell office:value-type="float" office:value="52.133336">
            <text:p>52,133336</text:p>
          </table:table-cell>
          <table:table-cell office:value-type="float" office:value="0.208214">
            <text:p>0,208214</text:p>
          </table:table-cell>
          <table:table-cell/>
        </table:table-row>
        <table:table-row table:style-name="ro1">
          <table:table-cell office:value-type="float" office:value="52.166669">
            <text:p>52,166669</text:p>
          </table:table-cell>
          <table:table-cell office:value-type="float" office:value="0.188924">
            <text:p>0,188924</text:p>
          </table:table-cell>
          <table:table-cell/>
        </table:table-row>
        <table:table-row table:style-name="ro1">
          <table:table-cell office:value-type="float" office:value="52.200003">
            <text:p>52,200003</text:p>
          </table:table-cell>
          <table:table-cell office:value-type="float" office:value="0.224241">
            <text:p>0,224241</text:p>
          </table:table-cell>
          <table:table-cell/>
        </table:table-row>
        <table:table-row table:style-name="ro1">
          <table:table-cell office:value-type="float" office:value="52.233336">
            <text:p>52,233336</text:p>
          </table:table-cell>
          <table:table-cell office:value-type="float" office:value="0.218882">
            <text:p>0,218882</text:p>
          </table:table-cell>
          <table:table-cell/>
        </table:table-row>
        <table:table-row table:style-name="ro1">
          <table:table-cell office:value-type="float" office:value="52.266669">
            <text:p>52,266669</text:p>
          </table:table-cell>
          <table:table-cell office:value-type="float" office:value="0.218351">
            <text:p>0,218351</text:p>
          </table:table-cell>
          <table:table-cell/>
        </table:table-row>
        <table:table-row table:style-name="ro1">
          <table:table-cell office:value-type="float" office:value="52.300003">
            <text:p>52,300003</text:p>
          </table:table-cell>
          <table:table-cell office:value-type="float" office:value="0.229531">
            <text:p>0,229531</text:p>
          </table:table-cell>
          <table:table-cell/>
        </table:table-row>
        <table:table-row table:style-name="ro1">
          <table:table-cell office:value-type="float" office:value="52.333336">
            <text:p>52,333336</text:p>
          </table:table-cell>
          <table:table-cell office:value-type="float" office:value="0.22292">
            <text:p>0,22292</text:p>
          </table:table-cell>
          <table:table-cell/>
        </table:table-row>
        <table:table-row table:style-name="ro1">
          <table:table-cell office:value-type="float" office:value="52.366669">
            <text:p>52,366669</text:p>
          </table:table-cell>
          <table:table-cell office:value-type="float" office:value="0.228829">
            <text:p>0,228829</text:p>
          </table:table-cell>
          <table:table-cell/>
        </table:table-row>
        <table:table-row table:style-name="ro1">
          <table:table-cell office:value-type="float" office:value="52.400003">
            <text:p>52,400003</text:p>
          </table:table-cell>
          <table:table-cell office:value-type="float" office:value="0.223919">
            <text:p>0,223919</text:p>
          </table:table-cell>
          <table:table-cell/>
        </table:table-row>
        <table:table-row table:style-name="ro1">
          <table:table-cell office:value-type="float" office:value="52.433336">
            <text:p>52,433336</text:p>
          </table:table-cell>
          <table:table-cell office:value-type="float" office:value="0.240533">
            <text:p>0,240533</text:p>
          </table:table-cell>
          <table:table-cell/>
        </table:table-row>
        <table:table-row table:style-name="ro1">
          <table:table-cell office:value-type="float" office:value="52.466669">
            <text:p>52,466669</text:p>
          </table:table-cell>
          <table:table-cell office:value-type="float" office:value="0.22202">
            <text:p>0,22202</text:p>
          </table:table-cell>
          <table:table-cell/>
        </table:table-row>
        <table:table-row table:style-name="ro1">
          <table:table-cell office:value-type="float" office:value="52.500003">
            <text:p>52,500003</text:p>
          </table:table-cell>
          <table:table-cell office:value-type="float" office:value="0.237081">
            <text:p>0,237081</text:p>
          </table:table-cell>
          <table:table-cell/>
        </table:table-row>
        <table:table-row table:style-name="ro1">
          <table:table-cell office:value-type="float" office:value="52.533336">
            <text:p>52,533336</text:p>
          </table:table-cell>
          <table:table-cell office:value-type="float" office:value="0.232852">
            <text:p>0,232852</text:p>
          </table:table-cell>
          <table:table-cell/>
        </table:table-row>
        <table:table-row table:style-name="ro1">
          <table:table-cell office:value-type="float" office:value="52.566669">
            <text:p>52,566669</text:p>
          </table:table-cell>
          <table:table-cell office:value-type="float" office:value="0.225972">
            <text:p>0,225972</text:p>
          </table:table-cell>
          <table:table-cell/>
        </table:table-row>
        <table:table-row table:style-name="ro1">
          <table:table-cell office:value-type="float" office:value="52.600003">
            <text:p>52,600003</text:p>
          </table:table-cell>
          <table:table-cell office:value-type="float" office:value="0.220125">
            <text:p>0,220125</text:p>
          </table:table-cell>
          <table:table-cell/>
        </table:table-row>
        <table:table-row table:style-name="ro1">
          <table:table-cell office:value-type="float" office:value="52.633336">
            <text:p>52,633336</text:p>
          </table:table-cell>
          <table:table-cell office:value-type="float" office:value="0.217319">
            <text:p>0,217319</text:p>
          </table:table-cell>
          <table:table-cell/>
        </table:table-row>
        <table:table-row table:style-name="ro1">
          <table:table-cell office:value-type="float" office:value="52.666669">
            <text:p>52,666669</text:p>
          </table:table-cell>
          <table:table-cell office:value-type="float" office:value="0.198796">
            <text:p>0,198796</text:p>
          </table:table-cell>
          <table:table-cell/>
        </table:table-row>
        <table:table-row table:style-name="ro1">
          <table:table-cell office:value-type="float" office:value="52.700003">
            <text:p>52,700003</text:p>
          </table:table-cell>
          <table:table-cell office:value-type="float" office:value="0.199563">
            <text:p>0,199563</text:p>
          </table:table-cell>
          <table:table-cell/>
        </table:table-row>
        <table:table-row table:style-name="ro1">
          <table:table-cell office:value-type="float" office:value="52.733336">
            <text:p>52,733336</text:p>
          </table:table-cell>
          <table:table-cell office:value-type="float" office:value="0.179937">
            <text:p>0,179937</text:p>
          </table:table-cell>
          <table:table-cell/>
        </table:table-row>
        <table:table-row table:style-name="ro1">
          <table:table-cell office:value-type="float" office:value="52.766669">
            <text:p>52,766669</text:p>
          </table:table-cell>
          <table:table-cell office:value-type="float" office:value="0.193988">
            <text:p>0,193988</text:p>
          </table:table-cell>
          <table:table-cell/>
        </table:table-row>
        <table:table-row table:style-name="ro1">
          <table:table-cell office:value-type="float" office:value="52.800003">
            <text:p>52,800003</text:p>
          </table:table-cell>
          <table:table-cell office:value-type="float" office:value="0.173993">
            <text:p>0,173993</text:p>
          </table:table-cell>
          <table:table-cell/>
        </table:table-row>
        <table:table-row table:style-name="ro1">
          <table:table-cell office:value-type="float" office:value="52.833336">
            <text:p>52,833336</text:p>
          </table:table-cell>
          <table:table-cell office:value-type="float" office:value="0.157782">
            <text:p>0,157782</text:p>
          </table:table-cell>
          <table:table-cell/>
        </table:table-row>
        <table:table-row table:style-name="ro1">
          <table:table-cell office:value-type="float" office:value="52.866669">
            <text:p>52,866669</text:p>
          </table:table-cell>
          <table:table-cell office:value-type="float" office:value="0.17729">
            <text:p>0,17729</text:p>
          </table:table-cell>
          <table:table-cell/>
        </table:table-row>
        <table:table-row table:style-name="ro1">
          <table:table-cell office:value-type="float" office:value="52.900003">
            <text:p>52,900003</text:p>
          </table:table-cell>
          <table:table-cell office:value-type="float" office:value="0.156582">
            <text:p>0,156582</text:p>
          </table:table-cell>
          <table:table-cell/>
        </table:table-row>
        <table:table-row table:style-name="ro1">
          <table:table-cell office:value-type="float" office:value="52.933336">
            <text:p>52,933336</text:p>
          </table:table-cell>
          <table:table-cell office:value-type="float" office:value="0.173837">
            <text:p>0,173837</text:p>
          </table:table-cell>
          <table:table-cell/>
        </table:table-row>
        <table:table-row table:style-name="ro1">
          <table:table-cell office:value-type="float" office:value="52.966669">
            <text:p>52,966669</text:p>
          </table:table-cell>
          <table:table-cell office:value-type="float" office:value="0.15228">
            <text:p>0,15228</text:p>
          </table:table-cell>
          <table:table-cell/>
        </table:table-row>
        <table:table-row table:style-name="ro1">
          <table:table-cell office:value-type="float" office:value="53.000003">
            <text:p>53,000003</text:p>
          </table:table-cell>
          <table:table-cell office:value-type="float" office:value="0.117599">
            <text:p>0,117599</text:p>
          </table:table-cell>
          <table:table-cell/>
        </table:table-row>
        <table:table-row table:style-name="ro1">
          <table:table-cell office:value-type="float" office:value="53.033336">
            <text:p>53,033336</text:p>
          </table:table-cell>
          <table:table-cell office:value-type="float" office:value="0.126372">
            <text:p>0,126372</text:p>
          </table:table-cell>
          <table:table-cell/>
        </table:table-row>
        <table:table-row table:style-name="ro1">
          <table:table-cell office:value-type="float" office:value="53.066669">
            <text:p>53,066669</text:p>
          </table:table-cell>
          <table:table-cell office:value-type="float" office:value="0.149595">
            <text:p>0,149595</text:p>
          </table:table-cell>
          <table:table-cell/>
        </table:table-row>
        <table:table-row table:style-name="ro1">
          <table:table-cell office:value-type="float" office:value="53.100003">
            <text:p>53,100003</text:p>
          </table:table-cell>
          <table:table-cell office:value-type="float" office:value="0.131463">
            <text:p>0,131463</text:p>
          </table:table-cell>
          <table:table-cell/>
        </table:table-row>
        <table:table-row table:style-name="ro1">
          <table:table-cell office:value-type="float" office:value="53.133336">
            <text:p>53,133336</text:p>
          </table:table-cell>
          <table:table-cell office:value-type="float" office:value="0.145285">
            <text:p>0,145285</text:p>
          </table:table-cell>
          <table:table-cell/>
        </table:table-row>
        <table:table-row table:style-name="ro1">
          <table:table-cell office:value-type="float" office:value="53.166669">
            <text:p>53,166669</text:p>
          </table:table-cell>
          <table:table-cell office:value-type="float" office:value="0.127522">
            <text:p>0,127522</text:p>
          </table:table-cell>
          <table:table-cell/>
        </table:table-row>
        <table:table-row table:style-name="ro1">
          <table:table-cell office:value-type="float" office:value="53.200003">
            <text:p>53,200003</text:p>
          </table:table-cell>
          <table:table-cell office:value-type="float" office:value="0.12329">
            <text:p>0,12329</text:p>
          </table:table-cell>
          <table:table-cell/>
        </table:table-row>
        <table:table-row table:style-name="ro1">
          <table:table-cell office:value-type="float" office:value="53.233336">
            <text:p>53,233336</text:p>
          </table:table-cell>
          <table:table-cell office:value-type="float" office:value="0.154105">
            <text:p>0,154105</text:p>
          </table:table-cell>
          <table:table-cell/>
        </table:table-row>
        <table:table-row table:style-name="ro1">
          <table:table-cell office:value-type="float" office:value="53.266669">
            <text:p>53,266669</text:p>
          </table:table-cell>
          <table:table-cell office:value-type="float" office:value="0.145816">
            <text:p>0,145816</text:p>
          </table:table-cell>
          <table:table-cell/>
        </table:table-row>
        <table:table-row table:style-name="ro1">
          <table:table-cell office:value-type="float" office:value="53.300003">
            <text:p>53,300003</text:p>
          </table:table-cell>
          <table:table-cell office:value-type="float" office:value="0.153731">
            <text:p>0,153731</text:p>
          </table:table-cell>
          <table:table-cell/>
        </table:table-row>
        <table:table-row table:style-name="ro1">
          <table:table-cell office:value-type="float" office:value="53.333336">
            <text:p>53,333336</text:p>
          </table:table-cell>
          <table:table-cell office:value-type="float" office:value="0.149985">
            <text:p>0,149985</text:p>
          </table:table-cell>
          <table:table-cell office:value-type="string">
            <text:p>Generando nueva Gausiana: Amp=285.8230nm <text:s/>s=0.00947s</text:p>
          </table:table-cell>
        </table:table-row>
        <table:table-row table:style-name="ro1">
          <table:table-cell office:value-type="float" office:value="53.366669">
            <text:p>53,366669</text:p>
          </table:table-cell>
          <table:table-cell office:value-type="float" office:value="0.148146">
            <text:p>0,148146</text:p>
          </table:table-cell>
          <table:table-cell/>
        </table:table-row>
        <table:table-row table:style-name="ro1">
          <table:table-cell office:value-type="float" office:value="53.400003">
            <text:p>53,400003</text:p>
          </table:table-cell>
          <table:table-cell office:value-type="float" office:value="0.133278">
            <text:p>0,133278</text:p>
          </table:table-cell>
          <table:table-cell/>
        </table:table-row>
        <table:table-row table:style-name="ro1">
          <table:table-cell office:value-type="float" office:value="53.433336">
            <text:p>53,433336</text:p>
          </table:table-cell>
          <table:table-cell office:value-type="float" office:value="0.146239">
            <text:p>0,146239</text:p>
          </table:table-cell>
          <table:table-cell/>
        </table:table-row>
        <table:table-row table:style-name="ro1">
          <table:table-cell office:value-type="float" office:value="53.466669">
            <text:p>53,466669</text:p>
          </table:table-cell>
          <table:table-cell office:value-type="float" office:value="0.137068">
            <text:p>0,137068</text:p>
          </table:table-cell>
          <table:table-cell/>
        </table:table-row>
        <table:table-row table:style-name="ro1">
          <table:table-cell office:value-type="float" office:value="53.500003">
            <text:p>53,500003</text:p>
          </table:table-cell>
          <table:table-cell office:value-type="float" office:value="0.110717">
            <text:p>0,110717</text:p>
          </table:table-cell>
          <table:table-cell/>
        </table:table-row>
        <table:table-row table:style-name="ro1">
          <table:table-cell office:value-type="float" office:value="53.533336">
            <text:p>53,533336</text:p>
          </table:table-cell>
          <table:table-cell office:value-type="float" office:value="0.108038">
            <text:p>0,108038</text:p>
          </table:table-cell>
          <table:table-cell/>
        </table:table-row>
        <table:table-row table:style-name="ro1">
          <table:table-cell office:value-type="float" office:value="53.566669">
            <text:p>53,566669</text:p>
          </table:table-cell>
          <table:table-cell office:value-type="float" office:value="0.127905">
            <text:p>0,127905</text:p>
          </table:table-cell>
          <table:table-cell/>
        </table:table-row>
        <table:table-row table:style-name="ro1">
          <table:table-cell office:value-type="float" office:value="53.600003">
            <text:p>53,600003</text:p>
          </table:table-cell>
          <table:table-cell office:value-type="float" office:value="0.126186">
            <text:p>0,126186</text:p>
          </table:table-cell>
          <table:table-cell/>
        </table:table-row>
        <table:table-row table:style-name="ro1">
          <table:table-cell office:value-type="float" office:value="53.633336">
            <text:p>53,633336</text:p>
          </table:table-cell>
          <table:table-cell office:value-type="float" office:value="0.119829">
            <text:p>0,119829</text:p>
          </table:table-cell>
          <table:table-cell/>
        </table:table-row>
        <table:table-row table:style-name="ro1">
          <table:table-cell office:value-type="float" office:value="53.666669">
            <text:p>53,666669</text:p>
          </table:table-cell>
          <table:table-cell office:value-type="float" office:value="0.122489">
            <text:p>0,122489</text:p>
          </table:table-cell>
          <table:table-cell/>
        </table:table-row>
        <table:table-row table:style-name="ro1">
          <table:table-cell office:value-type="float" office:value="53.700003">
            <text:p>53,700003</text:p>
          </table:table-cell>
          <table:table-cell office:value-type="float" office:value="0.124128">
            <text:p>0,124128</text:p>
          </table:table-cell>
          <table:table-cell/>
        </table:table-row>
        <table:table-row table:style-name="ro1">
          <table:table-cell office:value-type="float" office:value="53.733336">
            <text:p>53,733336</text:p>
          </table:table-cell>
          <table:table-cell office:value-type="float" office:value="0.127358">
            <text:p>0,127358</text:p>
          </table:table-cell>
          <table:table-cell/>
        </table:table-row>
        <table:table-row table:style-name="ro1">
          <table:table-cell office:value-type="float" office:value="53.766669">
            <text:p>53,766669</text:p>
          </table:table-cell>
          <table:table-cell office:value-type="float" office:value="0.144232">
            <text:p>0,144232</text:p>
          </table:table-cell>
          <table:table-cell/>
        </table:table-row>
        <table:table-row table:style-name="ro1">
          <table:table-cell office:value-type="float" office:value="53.800003">
            <text:p>53,800003</text:p>
          </table:table-cell>
          <table:table-cell office:value-type="float" office:value="0.171075">
            <text:p>0,171075</text:p>
          </table:table-cell>
          <table:table-cell/>
        </table:table-row>
        <table:table-row table:style-name="ro1">
          <table:table-cell office:value-type="float" office:value="53.833336">
            <text:p>53,833336</text:p>
          </table:table-cell>
          <table:table-cell office:value-type="float" office:value="0.15503">
            <text:p>0,15503</text:p>
          </table:table-cell>
          <table:table-cell/>
        </table:table-row>
        <table:table-row table:style-name="ro1">
          <table:table-cell office:value-type="float" office:value="53.866669">
            <text:p>53,866669</text:p>
          </table:table-cell>
          <table:table-cell office:value-type="float" office:value="0.159654">
            <text:p>0,159654</text:p>
          </table:table-cell>
          <table:table-cell/>
        </table:table-row>
        <table:table-row table:style-name="ro1">
          <table:table-cell office:value-type="float" office:value="53.900003">
            <text:p>53,900003</text:p>
          </table:table-cell>
          <table:table-cell office:value-type="float" office:value="0.167891">
            <text:p>0,167891</text:p>
          </table:table-cell>
          <table:table-cell/>
        </table:table-row>
        <table:table-row table:style-name="ro1">
          <table:table-cell office:value-type="float" office:value="53.933336">
            <text:p>53,933336</text:p>
          </table:table-cell>
          <table:table-cell office:value-type="float" office:value="0.191988">
            <text:p>0,191988</text:p>
          </table:table-cell>
          <table:table-cell/>
        </table:table-row>
        <table:table-row table:style-name="ro1">
          <table:table-cell office:value-type="float" office:value="53.966669">
            <text:p>53,966669</text:p>
          </table:table-cell>
          <table:table-cell office:value-type="float" office:value="0.181501">
            <text:p>0,181501</text:p>
          </table:table-cell>
          <table:table-cell/>
        </table:table-row>
        <table:table-row table:style-name="ro1">
          <table:table-cell office:value-type="float" office:value="54.000003">
            <text:p>54,000003</text:p>
          </table:table-cell>
          <table:table-cell office:value-type="float" office:value="0.203253">
            <text:p>0,203253</text:p>
          </table:table-cell>
          <table:table-cell/>
        </table:table-row>
        <table:table-row table:style-name="ro1">
          <table:table-cell office:value-type="float" office:value="54.033336">
            <text:p>54,033336</text:p>
          </table:table-cell>
          <table:table-cell office:value-type="float" office:value="0.186385">
            <text:p>0,186385</text:p>
          </table:table-cell>
          <table:table-cell/>
        </table:table-row>
        <table:table-row table:style-name="ro1">
          <table:table-cell office:value-type="float" office:value="54.066669">
            <text:p>54,066669</text:p>
          </table:table-cell>
          <table:table-cell office:value-type="float" office:value="0.190212">
            <text:p>0,190212</text:p>
          </table:table-cell>
          <table:table-cell/>
        </table:table-row>
        <table:table-row table:style-name="ro1">
          <table:table-cell office:value-type="float" office:value="54.100003">
            <text:p>54,100003</text:p>
          </table:table-cell>
          <table:table-cell office:value-type="float" office:value="0.186301">
            <text:p>0,186301</text:p>
          </table:table-cell>
          <table:table-cell/>
        </table:table-row>
        <table:table-row table:style-name="ro1">
          <table:table-cell office:value-type="float" office:value="54.133336">
            <text:p>54,133336</text:p>
          </table:table-cell>
          <table:table-cell office:value-type="float" office:value="0.188777">
            <text:p>0,188777</text:p>
          </table:table-cell>
          <table:table-cell/>
        </table:table-row>
        <table:table-row table:style-name="ro1">
          <table:table-cell office:value-type="float" office:value="54.166669">
            <text:p>54,166669</text:p>
          </table:table-cell>
          <table:table-cell office:value-type="float" office:value="0.186991">
            <text:p>0,186991</text:p>
          </table:table-cell>
          <table:table-cell/>
        </table:table-row>
        <table:table-row table:style-name="ro1">
          <table:table-cell office:value-type="float" office:value="54.200003">
            <text:p>54,200003</text:p>
          </table:table-cell>
          <table:table-cell office:value-type="float" office:value="0.186731">
            <text:p>0,186731</text:p>
          </table:table-cell>
          <table:table-cell/>
        </table:table-row>
        <table:table-row table:style-name="ro1">
          <table:table-cell office:value-type="float" office:value="54.233336">
            <text:p>54,233336</text:p>
          </table:table-cell>
          <table:table-cell office:value-type="float" office:value="0.181365">
            <text:p>0,181365</text:p>
          </table:table-cell>
          <table:table-cell/>
        </table:table-row>
        <table:table-row table:style-name="ro1">
          <table:table-cell office:value-type="float" office:value="54.266669">
            <text:p>54,266669</text:p>
          </table:table-cell>
          <table:table-cell office:value-type="float" office:value="0.187108">
            <text:p>0,187108</text:p>
          </table:table-cell>
          <table:table-cell/>
        </table:table-row>
        <table:table-row table:style-name="ro1">
          <table:table-cell office:value-type="float" office:value="54.300003">
            <text:p>54,300003</text:p>
          </table:table-cell>
          <table:table-cell office:value-type="float" office:value="0.180522">
            <text:p>0,180522</text:p>
          </table:table-cell>
          <table:table-cell/>
        </table:table-row>
        <table:table-row table:style-name="ro1">
          <table:table-cell office:value-type="float" office:value="54.333336">
            <text:p>54,333336</text:p>
          </table:table-cell>
          <table:table-cell office:value-type="float" office:value="0.161429">
            <text:p>0,161429</text:p>
          </table:table-cell>
          <table:table-cell/>
        </table:table-row>
        <table:table-row table:style-name="ro1">
          <table:table-cell office:value-type="float" office:value="54.36667">
            <text:p>54,36667</text:p>
          </table:table-cell>
          <table:table-cell office:value-type="float" office:value="0.174766">
            <text:p>0,174766</text:p>
          </table:table-cell>
          <table:table-cell/>
        </table:table-row>
        <table:table-row table:style-name="ro1">
          <table:table-cell office:value-type="float" office:value="54.400003">
            <text:p>54,400003</text:p>
          </table:table-cell>
          <table:table-cell office:value-type="float" office:value="0.161879">
            <text:p>0,161879</text:p>
          </table:table-cell>
          <table:table-cell/>
        </table:table-row>
        <table:table-row table:style-name="ro1">
          <table:table-cell office:value-type="float" office:value="54.433336">
            <text:p>54,433336</text:p>
          </table:table-cell>
          <table:table-cell office:value-type="float" office:value="0.157376">
            <text:p>0,157376</text:p>
          </table:table-cell>
          <table:table-cell/>
        </table:table-row>
        <table:table-row table:style-name="ro1">
          <table:table-cell office:value-type="float" office:value="54.46667">
            <text:p>54,46667</text:p>
          </table:table-cell>
          <table:table-cell office:value-type="float" office:value="0.15566">
            <text:p>0,15566</text:p>
          </table:table-cell>
          <table:table-cell/>
        </table:table-row>
        <table:table-row table:style-name="ro1">
          <table:table-cell office:value-type="float" office:value="54.500003">
            <text:p>54,500003</text:p>
          </table:table-cell>
          <table:table-cell office:value-type="float" office:value="0.137243">
            <text:p>0,137243</text:p>
          </table:table-cell>
          <table:table-cell/>
        </table:table-row>
        <table:table-row table:style-name="ro1">
          <table:table-cell office:value-type="float" office:value="54.533336">
            <text:p>54,533336</text:p>
          </table:table-cell>
          <table:table-cell office:value-type="float" office:value="0.140781">
            <text:p>0,140781</text:p>
          </table:table-cell>
          <table:table-cell/>
        </table:table-row>
        <table:table-row table:style-name="ro1">
          <table:table-cell office:value-type="float" office:value="54.56667">
            <text:p>54,56667</text:p>
          </table:table-cell>
          <table:table-cell office:value-type="float" office:value="0.126523">
            <text:p>0,126523</text:p>
          </table:table-cell>
          <table:table-cell/>
        </table:table-row>
        <table:table-row table:style-name="ro1">
          <table:table-cell office:value-type="float" office:value="54.600003">
            <text:p>54,600003</text:p>
          </table:table-cell>
          <table:table-cell office:value-type="float" office:value="0.11427">
            <text:p>0,11427</text:p>
          </table:table-cell>
          <table:table-cell/>
        </table:table-row>
        <table:table-row table:style-name="ro1">
          <table:table-cell office:value-type="float" office:value="54.633336">
            <text:p>54,633336</text:p>
          </table:table-cell>
          <table:table-cell office:value-type="float" office:value="0.101416">
            <text:p>0,101416</text:p>
          </table:table-cell>
          <table:table-cell/>
        </table:table-row>
        <table:table-row table:style-name="ro1">
          <table:table-cell office:value-type="float" office:value="54.66667">
            <text:p>54,66667</text:p>
          </table:table-cell>
          <table:table-cell office:value-type="float" office:value="0.116178">
            <text:p>0,116178</text:p>
          </table:table-cell>
          <table:table-cell/>
        </table:table-row>
        <table:table-row table:style-name="ro1">
          <table:table-cell office:value-type="float" office:value="54.700003">
            <text:p>54,700003</text:p>
          </table:table-cell>
          <table:table-cell office:value-type="float" office:value="0.062479">
            <text:p>0,062479</text:p>
          </table:table-cell>
          <table:table-cell/>
        </table:table-row>
        <table:table-row table:style-name="ro1">
          <table:table-cell office:value-type="float" office:value="54.733336">
            <text:p>54,733336</text:p>
          </table:table-cell>
          <table:table-cell office:value-type="float" office:value="0.091448">
            <text:p>0,091448</text:p>
          </table:table-cell>
          <table:table-cell/>
        </table:table-row>
        <table:table-row table:style-name="ro1">
          <table:table-cell office:value-type="float" office:value="54.76667">
            <text:p>54,76667</text:p>
          </table:table-cell>
          <table:table-cell office:value-type="float" office:value="0.077338">
            <text:p>0,077338</text:p>
          </table:table-cell>
          <table:table-cell/>
        </table:table-row>
        <table:table-row table:style-name="ro1">
          <table:table-cell office:value-type="float" office:value="54.800003">
            <text:p>54,800003</text:p>
          </table:table-cell>
          <table:table-cell office:value-type="float" office:value="0.08335">
            <text:p>0,08335</text:p>
          </table:table-cell>
          <table:table-cell/>
        </table:table-row>
        <table:table-row table:style-name="ro1">
          <table:table-cell office:value-type="float" office:value="54.833336">
            <text:p>54,833336</text:p>
          </table:table-cell>
          <table:table-cell office:value-type="float" office:value="0.089563">
            <text:p>0,089563</text:p>
          </table:table-cell>
          <table:table-cell/>
        </table:table-row>
        <table:table-row table:style-name="ro1">
          <table:table-cell office:value-type="float" office:value="54.86667">
            <text:p>54,86667</text:p>
          </table:table-cell>
          <table:table-cell office:value-type="float" office:value="0.058803">
            <text:p>0,058803</text:p>
          </table:table-cell>
          <table:table-cell/>
        </table:table-row>
        <table:table-row table:style-name="ro1">
          <table:table-cell office:value-type="float" office:value="54.900003">
            <text:p>54,900003</text:p>
          </table:table-cell>
          <table:table-cell office:value-type="float" office:value="0.072442">
            <text:p>0,072442</text:p>
          </table:table-cell>
          <table:table-cell/>
        </table:table-row>
        <table:table-row table:style-name="ro1">
          <table:table-cell office:value-type="float" office:value="54.933336">
            <text:p>54,933336</text:p>
          </table:table-cell>
          <table:table-cell office:value-type="float" office:value="0.086225">
            <text:p>0,086225</text:p>
          </table:table-cell>
          <table:table-cell/>
        </table:table-row>
        <table:table-row table:style-name="ro1">
          <table:table-cell office:value-type="float" office:value="54.96667">
            <text:p>54,96667</text:p>
          </table:table-cell>
          <table:table-cell office:value-type="float" office:value="0.113588">
            <text:p>0,113588</text:p>
          </table:table-cell>
          <table:table-cell/>
        </table:table-row>
        <table:table-row table:style-name="ro1">
          <table:table-cell office:value-type="float" office:value="55.000003">
            <text:p>55,000003</text:p>
          </table:table-cell>
          <table:table-cell office:value-type="float" office:value="0.109784">
            <text:p>0,109784</text:p>
          </table:table-cell>
          <table:table-cell/>
        </table:table-row>
        <table:table-row table:style-name="ro1">
          <table:table-cell office:value-type="float" office:value="55.033336">
            <text:p>55,033336</text:p>
          </table:table-cell>
          <table:table-cell office:value-type="float" office:value="0.125357">
            <text:p>0,125357</text:p>
          </table:table-cell>
          <table:table-cell/>
        </table:table-row>
        <table:table-row table:style-name="ro1">
          <table:table-cell office:value-type="float" office:value="55.06667">
            <text:p>55,06667</text:p>
          </table:table-cell>
          <table:table-cell office:value-type="float" office:value="0.137805">
            <text:p>0,137805</text:p>
          </table:table-cell>
          <table:table-cell office:value-type="string">
            <text:p>Generando nueva Gausiana: Amp=-294.4844nm <text:s/>s=0.00795s</text:p>
          </table:table-cell>
        </table:table-row>
        <table:table-row table:style-name="ro1">
          <table:table-cell office:value-type="float" office:value="55.100003">
            <text:p>55,100003</text:p>
          </table:table-cell>
          <table:table-cell office:value-type="float" office:value="0.124652">
            <text:p>0,124652</text:p>
          </table:table-cell>
          <table:table-cell/>
        </table:table-row>
        <table:table-row table:style-name="ro1">
          <table:table-cell office:value-type="float" office:value="55.133336">
            <text:p>55,133336</text:p>
          </table:table-cell>
          <table:table-cell office:value-type="float" office:value="0.122872">
            <text:p>0,122872</text:p>
          </table:table-cell>
          <table:table-cell/>
        </table:table-row>
        <table:table-row table:style-name="ro1">
          <table:table-cell office:value-type="float" office:value="55.16667">
            <text:p>55,16667</text:p>
          </table:table-cell>
          <table:table-cell office:value-type="float" office:value="0.113529">
            <text:p>0,113529</text:p>
          </table:table-cell>
          <table:table-cell/>
        </table:table-row>
        <table:table-row table:style-name="ro1">
          <table:table-cell office:value-type="float" office:value="55.200003">
            <text:p>55,200003</text:p>
          </table:table-cell>
          <table:table-cell office:value-type="float" office:value="0.091612">
            <text:p>0,091612</text:p>
          </table:table-cell>
          <table:table-cell/>
        </table:table-row>
        <table:table-row table:style-name="ro1">
          <table:table-cell office:value-type="float" office:value="55.233336">
            <text:p>55,233336</text:p>
          </table:table-cell>
          <table:table-cell office:value-type="float" office:value="0.086043">
            <text:p>0,086043</text:p>
          </table:table-cell>
          <table:table-cell/>
        </table:table-row>
        <table:table-row table:style-name="ro1">
          <table:table-cell office:value-type="float" office:value="55.26667">
            <text:p>55,26667</text:p>
          </table:table-cell>
          <table:table-cell office:value-type="float" office:value="0.073883">
            <text:p>0,073883</text:p>
          </table:table-cell>
          <table:table-cell/>
        </table:table-row>
        <table:table-row table:style-name="ro1">
          <table:table-cell office:value-type="float" office:value="55.300003">
            <text:p>55,300003</text:p>
          </table:table-cell>
          <table:table-cell office:value-type="float" office:value="0.079988">
            <text:p>0,079988</text:p>
          </table:table-cell>
          <table:table-cell/>
        </table:table-row>
        <table:table-row table:style-name="ro1">
          <table:table-cell office:value-type="float" office:value="55.333336">
            <text:p>55,333336</text:p>
          </table:table-cell>
          <table:table-cell office:value-type="float" office:value="0.086768">
            <text:p>0,086768</text:p>
          </table:table-cell>
          <table:table-cell/>
        </table:table-row>
        <table:table-row table:style-name="ro1">
          <table:table-cell office:value-type="float" office:value="55.36667">
            <text:p>55,36667</text:p>
          </table:table-cell>
          <table:table-cell office:value-type="float" office:value="0.062019">
            <text:p>0,062019</text:p>
          </table:table-cell>
          <table:table-cell/>
        </table:table-row>
        <table:table-row table:style-name="ro1">
          <table:table-cell office:value-type="float" office:value="55.400003">
            <text:p>55,400003</text:p>
          </table:table-cell>
          <table:table-cell office:value-type="float" office:value="0.092296">
            <text:p>0,092296</text:p>
          </table:table-cell>
          <table:table-cell/>
        </table:table-row>
        <table:table-row table:style-name="ro1">
          <table:table-cell office:value-type="float" office:value="55.433336">
            <text:p>55,433336</text:p>
          </table:table-cell>
          <table:table-cell office:value-type="float" office:value="0.086421">
            <text:p>0,086421</text:p>
          </table:table-cell>
          <table:table-cell/>
        </table:table-row>
        <table:table-row table:style-name="ro1">
          <table:table-cell office:value-type="float" office:value="55.46667">
            <text:p>55,46667</text:p>
          </table:table-cell>
          <table:table-cell office:value-type="float" office:value="0.089535">
            <text:p>0,089535</text:p>
          </table:table-cell>
          <table:table-cell/>
        </table:table-row>
        <table:table-row table:style-name="ro1">
          <table:table-cell office:value-type="float" office:value="55.500003">
            <text:p>55,500003</text:p>
          </table:table-cell>
          <table:table-cell office:value-type="float" office:value="0.114694">
            <text:p>0,114694</text:p>
          </table:table-cell>
          <table:table-cell/>
        </table:table-row>
        <table:table-row table:style-name="ro1">
          <table:table-cell office:value-type="float" office:value="55.533336">
            <text:p>55,533336</text:p>
          </table:table-cell>
          <table:table-cell office:value-type="float" office:value="0.112821">
            <text:p>0,112821</text:p>
          </table:table-cell>
          <table:table-cell/>
        </table:table-row>
        <table:table-row table:style-name="ro1">
          <table:table-cell office:value-type="float" office:value="55.56667">
            <text:p>55,56667</text:p>
          </table:table-cell>
          <table:table-cell office:value-type="float" office:value="0.106737">
            <text:p>0,106737</text:p>
          </table:table-cell>
          <table:table-cell/>
        </table:table-row>
        <table:table-row table:style-name="ro1">
          <table:table-cell office:value-type="float" office:value="55.600003">
            <text:p>55,600003</text:p>
          </table:table-cell>
          <table:table-cell office:value-type="float" office:value="0.101459">
            <text:p>0,101459</text:p>
          </table:table-cell>
          <table:table-cell/>
        </table:table-row>
        <table:table-row table:style-name="ro1">
          <table:table-cell office:value-type="float" office:value="55.633336">
            <text:p>55,633336</text:p>
          </table:table-cell>
          <table:table-cell office:value-type="float" office:value="0.111657">
            <text:p>0,111657</text:p>
          </table:table-cell>
          <table:table-cell/>
        </table:table-row>
        <table:table-row table:style-name="ro1">
          <table:table-cell office:value-type="float" office:value="55.66667">
            <text:p>55,66667</text:p>
          </table:table-cell>
          <table:table-cell office:value-type="float" office:value="0.14044">
            <text:p>0,14044</text:p>
          </table:table-cell>
          <table:table-cell/>
        </table:table-row>
        <table:table-row table:style-name="ro1">
          <table:table-cell office:value-type="float" office:value="55.700003">
            <text:p>55,700003</text:p>
          </table:table-cell>
          <table:table-cell office:value-type="float" office:value="0.146449">
            <text:p>0,146449</text:p>
          </table:table-cell>
          <table:table-cell/>
        </table:table-row>
        <table:table-row table:style-name="ro1">
          <table:table-cell office:value-type="float" office:value="55.733336">
            <text:p>55,733336</text:p>
          </table:table-cell>
          <table:table-cell office:value-type="float" office:value="0.171486">
            <text:p>0,171486</text:p>
          </table:table-cell>
          <table:table-cell/>
        </table:table-row>
        <table:table-row table:style-name="ro1">
          <table:table-cell office:value-type="float" office:value="55.76667">
            <text:p>55,76667</text:p>
          </table:table-cell>
          <table:table-cell office:value-type="float" office:value="0.16997">
            <text:p>0,16997</text:p>
          </table:table-cell>
          <table:table-cell/>
        </table:table-row>
        <table:table-row table:style-name="ro1">
          <table:table-cell office:value-type="float" office:value="55.800003">
            <text:p>55,800003</text:p>
          </table:table-cell>
          <table:table-cell office:value-type="float" office:value="0.196437">
            <text:p>0,196437</text:p>
          </table:table-cell>
          <table:table-cell/>
        </table:table-row>
        <table:table-row table:style-name="ro1">
          <table:table-cell office:value-type="float" office:value="55.833336">
            <text:p>55,833336</text:p>
          </table:table-cell>
          <table:table-cell office:value-type="float" office:value="0.206774">
            <text:p>0,206774</text:p>
          </table:table-cell>
          <table:table-cell/>
        </table:table-row>
        <table:table-row table:style-name="ro1">
          <table:table-cell office:value-type="float" office:value="55.86667">
            <text:p>55,86667</text:p>
          </table:table-cell>
          <table:table-cell office:value-type="float" office:value="0.216126">
            <text:p>0,216126</text:p>
          </table:table-cell>
          <table:table-cell/>
        </table:table-row>
        <table:table-row table:style-name="ro1">
          <table:table-cell office:value-type="float" office:value="55.900003">
            <text:p>55,900003</text:p>
          </table:table-cell>
          <table:table-cell office:value-type="float" office:value="0.214742">
            <text:p>0,214742</text:p>
          </table:table-cell>
          <table:table-cell/>
        </table:table-row>
        <table:table-row table:style-name="ro1">
          <table:table-cell office:value-type="float" office:value="55.933336">
            <text:p>55,933336</text:p>
          </table:table-cell>
          <table:table-cell office:value-type="float" office:value="0.229892">
            <text:p>0,229892</text:p>
          </table:table-cell>
          <table:table-cell/>
        </table:table-row>
        <table:table-row table:style-name="ro1">
          <table:table-cell office:value-type="float" office:value="55.96667">
            <text:p>55,96667</text:p>
          </table:table-cell>
          <table:table-cell office:value-type="float" office:value="0.220373">
            <text:p>0,220373</text:p>
          </table:table-cell>
          <table:table-cell/>
        </table:table-row>
        <table:table-row table:style-name="ro1">
          <table:table-cell office:value-type="float" office:value="56.000003">
            <text:p>56,000003</text:p>
          </table:table-cell>
          <table:table-cell office:value-type="float" office:value="0.236354">
            <text:p>0,236354</text:p>
          </table:table-cell>
          <table:table-cell/>
        </table:table-row>
        <table:table-row table:style-name="ro1">
          <table:table-cell office:value-type="float" office:value="56.033336">
            <text:p>56,033336</text:p>
          </table:table-cell>
          <table:table-cell office:value-type="float" office:value="0.213169">
            <text:p>0,213169</text:p>
          </table:table-cell>
          <table:table-cell/>
        </table:table-row>
        <table:table-row table:style-name="ro1">
          <table:table-cell office:value-type="float" office:value="56.06667">
            <text:p>56,06667</text:p>
          </table:table-cell>
          <table:table-cell office:value-type="float" office:value="0.217088">
            <text:p>0,217088</text:p>
          </table:table-cell>
          <table:table-cell/>
        </table:table-row>
        <table:table-row table:style-name="ro1">
          <table:table-cell office:value-type="float" office:value="56.100003">
            <text:p>56,100003</text:p>
          </table:table-cell>
          <table:table-cell office:value-type="float" office:value="0.215968">
            <text:p>0,215968</text:p>
          </table:table-cell>
          <table:table-cell/>
        </table:table-row>
        <table:table-row table:style-name="ro1">
          <table:table-cell office:value-type="float" office:value="56.133336">
            <text:p>56,133336</text:p>
          </table:table-cell>
          <table:table-cell office:value-type="float" office:value="0.214786">
            <text:p>0,214786</text:p>
          </table:table-cell>
          <table:table-cell/>
        </table:table-row>
        <table:table-row table:style-name="ro1">
          <table:table-cell office:value-type="float" office:value="56.16667">
            <text:p>56,16667</text:p>
          </table:table-cell>
          <table:table-cell office:value-type="float" office:value="0.21463">
            <text:p>0,21463</text:p>
          </table:table-cell>
          <table:table-cell/>
        </table:table-row>
        <table:table-row table:style-name="ro1">
          <table:table-cell office:value-type="float" office:value="56.200003">
            <text:p>56,200003</text:p>
          </table:table-cell>
          <table:table-cell office:value-type="float" office:value="0.203443">
            <text:p>0,203443</text:p>
          </table:table-cell>
          <table:table-cell/>
        </table:table-row>
        <table:table-row table:style-name="ro1">
          <table:table-cell office:value-type="float" office:value="56.233336">
            <text:p>56,233336</text:p>
          </table:table-cell>
          <table:table-cell office:value-type="float" office:value="0.171338">
            <text:p>0,171338</text:p>
          </table:table-cell>
          <table:table-cell/>
        </table:table-row>
        <table:table-row table:style-name="ro1">
          <table:table-cell office:value-type="float" office:value="56.26667">
            <text:p>56,26667</text:p>
          </table:table-cell>
          <table:table-cell office:value-type="float" office:value="0.166155">
            <text:p>0,166155</text:p>
          </table:table-cell>
          <table:table-cell/>
        </table:table-row>
        <table:table-row table:style-name="ro1">
          <table:table-cell office:value-type="float" office:value="56.300003">
            <text:p>56,300003</text:p>
          </table:table-cell>
          <table:table-cell office:value-type="float" office:value="0.185807">
            <text:p>0,185807</text:p>
          </table:table-cell>
          <table:table-cell/>
        </table:table-row>
        <table:table-row table:style-name="ro1">
          <table:table-cell office:value-type="float" office:value="56.333336">
            <text:p>56,333336</text:p>
          </table:table-cell>
          <table:table-cell office:value-type="float" office:value="0.147024">
            <text:p>0,147024</text:p>
          </table:table-cell>
          <table:table-cell/>
        </table:table-row>
        <table:table-row table:style-name="ro1">
          <table:table-cell office:value-type="float" office:value="56.36667">
            <text:p>56,36667</text:p>
          </table:table-cell>
          <table:table-cell office:value-type="float" office:value="0.132974">
            <text:p>0,132974</text:p>
          </table:table-cell>
          <table:table-cell/>
        </table:table-row>
        <table:table-row table:style-name="ro1">
          <table:table-cell office:value-type="float" office:value="56.400003">
            <text:p>56,400003</text:p>
          </table:table-cell>
          <table:table-cell office:value-type="float" office:value="0.122892">
            <text:p>0,122892</text:p>
          </table:table-cell>
          <table:table-cell/>
        </table:table-row>
        <table:table-row table:style-name="ro1">
          <table:table-cell office:value-type="float" office:value="56.433336">
            <text:p>56,433336</text:p>
          </table:table-cell>
          <table:table-cell office:value-type="float" office:value="0.117396">
            <text:p>0,117396</text:p>
          </table:table-cell>
          <table:table-cell/>
        </table:table-row>
        <table:table-row table:style-name="ro1">
          <table:table-cell office:value-type="float" office:value="56.46667">
            <text:p>56,46667</text:p>
          </table:table-cell>
          <table:table-cell office:value-type="float" office:value="0.115237">
            <text:p>0,115237</text:p>
          </table:table-cell>
          <table:table-cell/>
        </table:table-row>
        <table:table-row table:style-name="ro1">
          <table:table-cell office:value-type="float" office:value="56.500003">
            <text:p>56,500003</text:p>
          </table:table-cell>
          <table:table-cell office:value-type="float" office:value="0.11642">
            <text:p>0,11642</text:p>
          </table:table-cell>
          <table:table-cell/>
        </table:table-row>
        <table:table-row table:style-name="ro1">
          <table:table-cell office:value-type="float" office:value="56.533336">
            <text:p>56,533336</text:p>
          </table:table-cell>
          <table:table-cell office:value-type="float" office:value="0.133117">
            <text:p>0,133117</text:p>
          </table:table-cell>
          <table:table-cell/>
        </table:table-row>
        <table:table-row table:style-name="ro1">
          <table:table-cell office:value-type="float" office:value="56.56667">
            <text:p>56,56667</text:p>
          </table:table-cell>
          <table:table-cell office:value-type="float" office:value="0.13518">
            <text:p>0,13518</text:p>
          </table:table-cell>
          <table:table-cell/>
        </table:table-row>
        <table:table-row table:style-name="ro1">
          <table:table-cell office:value-type="float" office:value="56.600003">
            <text:p>56,600003</text:p>
          </table:table-cell>
          <table:table-cell office:value-type="float" office:value="0.125235">
            <text:p>0,125235</text:p>
          </table:table-cell>
          <table:table-cell/>
        </table:table-row>
        <table:table-row table:style-name="ro1">
          <table:table-cell office:value-type="float" office:value="56.633336">
            <text:p>56,633336</text:p>
          </table:table-cell>
          <table:table-cell office:value-type="float" office:value="0.137224">
            <text:p>0,137224</text:p>
          </table:table-cell>
          <table:table-cell/>
        </table:table-row>
        <table:table-row table:style-name="ro1">
          <table:table-cell office:value-type="float" office:value="56.66667">
            <text:p>56,66667</text:p>
          </table:table-cell>
          <table:table-cell office:value-type="float" office:value="0.139319">
            <text:p>0,139319</text:p>
          </table:table-cell>
          <table:table-cell/>
        </table:table-row>
        <table:table-row table:style-name="ro1">
          <table:table-cell office:value-type="float" office:value="56.700003">
            <text:p>56,700003</text:p>
          </table:table-cell>
          <table:table-cell office:value-type="float" office:value="0.159114">
            <text:p>0,159114</text:p>
          </table:table-cell>
          <table:table-cell/>
        </table:table-row>
        <table:table-row table:style-name="ro1">
          <table:table-cell office:value-type="float" office:value="56.733336">
            <text:p>56,733336</text:p>
          </table:table-cell>
          <table:table-cell office:value-type="float" office:value="0.165155">
            <text:p>0,165155</text:p>
          </table:table-cell>
          <table:table-cell/>
        </table:table-row>
        <table:table-row table:style-name="ro1">
          <table:table-cell office:value-type="float" office:value="56.76667">
            <text:p>56,76667</text:p>
          </table:table-cell>
          <table:table-cell office:value-type="float" office:value="0.166862">
            <text:p>0,166862</text:p>
          </table:table-cell>
          <table:table-cell/>
        </table:table-row>
        <table:table-row table:style-name="ro1">
          <table:table-cell office:value-type="float" office:value="56.800003">
            <text:p>56,800003</text:p>
          </table:table-cell>
          <table:table-cell office:value-type="float" office:value="0.177466">
            <text:p>0,177466</text:p>
          </table:table-cell>
          <table:table-cell office:value-type="string">
            <text:p>Generando nueva Gausiana: Amp=157.4783nm <text:s/>s=0.00245s</text:p>
          </table:table-cell>
        </table:table-row>
        <table:table-row table:style-name="ro1">
          <table:table-cell office:value-type="float" office:value="56.833336">
            <text:p>56,833336</text:p>
          </table:table-cell>
          <table:table-cell office:value-type="float" office:value="0.295359">
            <text:p>0,295359</text:p>
          </table:table-cell>
          <table:table-cell/>
        </table:table-row>
        <table:table-row table:style-name="ro1">
          <table:table-cell office:value-type="float" office:value="56.86667">
            <text:p>56,86667</text:p>
          </table:table-cell>
          <table:table-cell office:value-type="float" office:value="0.295456">
            <text:p>0,295456</text:p>
          </table:table-cell>
          <table:table-cell/>
        </table:table-row>
        <table:table-row table:style-name="ro1">
          <table:table-cell office:value-type="float" office:value="56.900003">
            <text:p>56,900003</text:p>
          </table:table-cell>
          <table:table-cell office:value-type="float" office:value="0.293433">
            <text:p>0,293433</text:p>
          </table:table-cell>
          <table:table-cell/>
        </table:table-row>
        <table:table-row table:style-name="ro1">
          <table:table-cell office:value-type="float" office:value="56.933336">
            <text:p>56,933336</text:p>
          </table:table-cell>
          <table:table-cell office:value-type="float" office:value="0.296805">
            <text:p>0,296805</text:p>
          </table:table-cell>
          <table:table-cell/>
        </table:table-row>
        <table:table-row table:style-name="ro1">
          <table:table-cell office:value-type="float" office:value="56.96667">
            <text:p>56,96667</text:p>
          </table:table-cell>
          <table:table-cell office:value-type="float" office:value="0.285137">
            <text:p>0,285137</text:p>
          </table:table-cell>
          <table:table-cell/>
        </table:table-row>
        <table:table-row table:style-name="ro1">
          <table:table-cell office:value-type="float" office:value="57.000003">
            <text:p>57,000003</text:p>
          </table:table-cell>
          <table:table-cell office:value-type="float" office:value="0.295808">
            <text:p>0,295808</text:p>
          </table:table-cell>
          <table:table-cell/>
        </table:table-row>
        <table:table-row table:style-name="ro1">
          <table:table-cell office:value-type="float" office:value="57.033336">
            <text:p>57,033336</text:p>
          </table:table-cell>
          <table:table-cell office:value-type="float" office:value="0.29916">
            <text:p>0,29916</text:p>
          </table:table-cell>
          <table:table-cell/>
        </table:table-row>
        <table:table-row table:style-name="ro1">
          <table:table-cell office:value-type="float" office:value="57.06667">
            <text:p>57,06667</text:p>
          </table:table-cell>
          <table:table-cell office:value-type="float" office:value="0.298863">
            <text:p>0,298863</text:p>
          </table:table-cell>
          <table:table-cell/>
        </table:table-row>
        <table:table-row table:style-name="ro1">
          <table:table-cell office:value-type="float" office:value="57.100003">
            <text:p>57,100003</text:p>
          </table:table-cell>
          <table:table-cell office:value-type="float" office:value="0.29512">
            <text:p>0,29512</text:p>
          </table:table-cell>
          <table:table-cell/>
        </table:table-row>
        <table:table-row table:style-name="ro1">
          <table:table-cell office:value-type="float" office:value="57.133336">
            <text:p>57,133336</text:p>
          </table:table-cell>
          <table:table-cell office:value-type="float" office:value="0.285929">
            <text:p>0,285929</text:p>
          </table:table-cell>
          <table:table-cell/>
        </table:table-row>
        <table:table-row table:style-name="ro1">
          <table:table-cell office:value-type="float" office:value="57.16667">
            <text:p>57,16667</text:p>
          </table:table-cell>
          <table:table-cell office:value-type="float" office:value="0.293965">
            <text:p>0,293965</text:p>
          </table:table-cell>
          <table:table-cell/>
        </table:table-row>
        <table:table-row table:style-name="ro1">
          <table:table-cell office:value-type="float" office:value="57.200003">
            <text:p>57,200003</text:p>
          </table:table-cell>
          <table:table-cell office:value-type="float" office:value="0.292553">
            <text:p>0,292553</text:p>
          </table:table-cell>
          <table:table-cell/>
        </table:table-row>
        <table:table-row table:style-name="ro1">
          <table:table-cell office:value-type="float" office:value="57.233336">
            <text:p>57,233336</text:p>
          </table:table-cell>
          <table:table-cell office:value-type="float" office:value="0.287394">
            <text:p>0,287394</text:p>
          </table:table-cell>
          <table:table-cell/>
        </table:table-row>
        <table:table-row table:style-name="ro1">
          <table:table-cell office:value-type="float" office:value="57.26667">
            <text:p>57,26667</text:p>
          </table:table-cell>
          <table:table-cell office:value-type="float" office:value="0.276537">
            <text:p>0,276537</text:p>
          </table:table-cell>
          <table:table-cell/>
        </table:table-row>
        <table:table-row table:style-name="ro1">
          <table:table-cell office:value-type="float" office:value="57.300003">
            <text:p>57,300003</text:p>
          </table:table-cell>
          <table:table-cell office:value-type="float" office:value="0.284165">
            <text:p>0,284165</text:p>
          </table:table-cell>
          <table:table-cell/>
        </table:table-row>
        <table:table-row table:style-name="ro1">
          <table:table-cell office:value-type="float" office:value="57.333336">
            <text:p>57,333336</text:p>
          </table:table-cell>
          <table:table-cell office:value-type="float" office:value="0.272137">
            <text:p>0,272137</text:p>
          </table:table-cell>
          <table:table-cell/>
        </table:table-row>
        <table:table-row table:style-name="ro1">
          <table:table-cell office:value-type="float" office:value="57.36667">
            <text:p>57,36667</text:p>
          </table:table-cell>
          <table:table-cell office:value-type="float" office:value="0.283102">
            <text:p>0,283102</text:p>
          </table:table-cell>
          <table:table-cell/>
        </table:table-row>
        <table:table-row table:style-name="ro1">
          <table:table-cell office:value-type="float" office:value="57.400003">
            <text:p>57,400003</text:p>
          </table:table-cell>
          <table:table-cell office:value-type="float" office:value="0.264085">
            <text:p>0,264085</text:p>
          </table:table-cell>
          <table:table-cell/>
        </table:table-row>
        <table:table-row table:style-name="ro1">
          <table:table-cell office:value-type="float" office:value="57.433336">
            <text:p>57,433336</text:p>
          </table:table-cell>
          <table:table-cell office:value-type="float" office:value="0.283282">
            <text:p>0,283282</text:p>
          </table:table-cell>
          <table:table-cell/>
        </table:table-row>
        <table:table-row table:style-name="ro1">
          <table:table-cell office:value-type="float" office:value="57.46667">
            <text:p>57,46667</text:p>
          </table:table-cell>
          <table:table-cell office:value-type="float" office:value="0.278066">
            <text:p>0,278066</text:p>
          </table:table-cell>
          <table:table-cell/>
        </table:table-row>
        <table:table-row table:style-name="ro1">
          <table:table-cell office:value-type="float" office:value="57.500003">
            <text:p>57,500003</text:p>
          </table:table-cell>
          <table:table-cell office:value-type="float" office:value="0.282537">
            <text:p>0,282537</text:p>
          </table:table-cell>
          <table:table-cell/>
        </table:table-row>
        <table:table-row table:style-name="ro1">
          <table:table-cell office:value-type="float" office:value="57.533336">
            <text:p>57,533336</text:p>
          </table:table-cell>
          <table:table-cell office:value-type="float" office:value="0.298651">
            <text:p>0,298651</text:p>
          </table:table-cell>
          <table:table-cell/>
        </table:table-row>
        <table:table-row table:style-name="ro1">
          <table:table-cell office:value-type="float" office:value="57.56667">
            <text:p>57,56667</text:p>
          </table:table-cell>
          <table:table-cell office:value-type="float" office:value="0.299641">
            <text:p>0,299641</text:p>
          </table:table-cell>
          <table:table-cell/>
        </table:table-row>
        <table:table-row table:style-name="ro1">
          <table:table-cell office:value-type="float" office:value="57.600003">
            <text:p>57,600003</text:p>
          </table:table-cell>
          <table:table-cell office:value-type="float" office:value="0.298554">
            <text:p>0,298554</text:p>
          </table:table-cell>
          <table:table-cell/>
        </table:table-row>
        <table:table-row table:style-name="ro1">
          <table:table-cell office:value-type="float" office:value="57.633336">
            <text:p>57,633336</text:p>
          </table:table-cell>
          <table:table-cell office:value-type="float" office:value="0.295745">
            <text:p>0,295745</text:p>
          </table:table-cell>
          <table:table-cell/>
        </table:table-row>
        <table:table-row table:style-name="ro1">
          <table:table-cell office:value-type="float" office:value="57.66667">
            <text:p>57,66667</text:p>
          </table:table-cell>
          <table:table-cell office:value-type="float" office:value="0.299669">
            <text:p>0,299669</text:p>
          </table:table-cell>
          <table:table-cell/>
        </table:table-row>
        <table:table-row table:style-name="ro1">
          <table:table-cell office:value-type="float" office:value="57.700003">
            <text:p>57,700003</text:p>
          </table:table-cell>
          <table:table-cell office:value-type="float" office:value="0.304995">
            <text:p>0,304995</text:p>
          </table:table-cell>
          <table:table-cell/>
        </table:table-row>
        <table:table-row table:style-name="ro1">
          <table:table-cell office:value-type="float" office:value="57.733336">
            <text:p>57,733336</text:p>
          </table:table-cell>
          <table:table-cell office:value-type="float" office:value="0.283048">
            <text:p>0,283048</text:p>
          </table:table-cell>
          <table:table-cell/>
        </table:table-row>
        <table:table-row table:style-name="ro1">
          <table:table-cell office:value-type="float" office:value="57.76667">
            <text:p>57,76667</text:p>
          </table:table-cell>
          <table:table-cell office:value-type="float" office:value="0.267803">
            <text:p>0,267803</text:p>
          </table:table-cell>
          <table:table-cell/>
        </table:table-row>
        <table:table-row table:style-name="ro1">
          <table:table-cell office:value-type="float" office:value="57.800003">
            <text:p>57,800003</text:p>
          </table:table-cell>
          <table:table-cell office:value-type="float" office:value="0.25646">
            <text:p>0,25646</text:p>
          </table:table-cell>
          <table:table-cell/>
        </table:table-row>
        <table:table-row table:style-name="ro1">
          <table:table-cell office:value-type="float" office:value="57.833336">
            <text:p>57,833336</text:p>
          </table:table-cell>
          <table:table-cell office:value-type="float" office:value="0.254527">
            <text:p>0,254527</text:p>
          </table:table-cell>
          <table:table-cell/>
        </table:table-row>
        <table:table-row table:style-name="ro1">
          <table:table-cell office:value-type="float" office:value="57.86667">
            <text:p>57,86667</text:p>
          </table:table-cell>
          <table:table-cell office:value-type="float" office:value="0.249523">
            <text:p>0,249523</text:p>
          </table:table-cell>
          <table:table-cell/>
        </table:table-row>
        <table:table-row table:style-name="ro1">
          <table:table-cell office:value-type="float" office:value="57.900003">
            <text:p>57,900003</text:p>
          </table:table-cell>
          <table:table-cell office:value-type="float" office:value="0.252548">
            <text:p>0,252548</text:p>
          </table:table-cell>
          <table:table-cell/>
        </table:table-row>
        <table:table-row table:style-name="ro1">
          <table:table-cell office:value-type="float" office:value="57.933336">
            <text:p>57,933336</text:p>
          </table:table-cell>
          <table:table-cell office:value-type="float" office:value="0.250531">
            <text:p>0,250531</text:p>
          </table:table-cell>
          <table:table-cell/>
        </table:table-row>
        <table:table-row table:style-name="ro1">
          <table:table-cell office:value-type="float" office:value="57.96667">
            <text:p>57,96667</text:p>
          </table:table-cell>
          <table:table-cell office:value-type="float" office:value="0.271324">
            <text:p>0,271324</text:p>
          </table:table-cell>
          <table:table-cell/>
        </table:table-row>
        <table:table-row table:style-name="ro1">
          <table:table-cell office:value-type="float" office:value="58.000003">
            <text:p>58,000003</text:p>
          </table:table-cell>
          <table:table-cell office:value-type="float" office:value="0.249695">
            <text:p>0,249695</text:p>
          </table:table-cell>
          <table:table-cell/>
        </table:table-row>
        <table:table-row table:style-name="ro1">
          <table:table-cell office:value-type="float" office:value="58.033336">
            <text:p>58,033336</text:p>
          </table:table-cell>
          <table:table-cell office:value-type="float" office:value="0.274747">
            <text:p>0,274747</text:p>
          </table:table-cell>
          <table:table-cell/>
        </table:table-row>
        <table:table-row table:style-name="ro1">
          <table:table-cell office:value-type="float" office:value="58.06667">
            <text:p>58,06667</text:p>
          </table:table-cell>
          <table:table-cell office:value-type="float" office:value="0.254287">
            <text:p>0,254287</text:p>
          </table:table-cell>
          <table:table-cell/>
        </table:table-row>
        <table:table-row table:style-name="ro1">
          <table:table-cell office:value-type="float" office:value="58.100003">
            <text:p>58,100003</text:p>
          </table:table-cell>
          <table:table-cell office:value-type="float" office:value="0.273007">
            <text:p>0,273007</text:p>
          </table:table-cell>
          <table:table-cell/>
        </table:table-row>
        <table:table-row table:style-name="ro1">
          <table:table-cell office:value-type="float" office:value="58.133336">
            <text:p>58,133336</text:p>
          </table:table-cell>
          <table:table-cell office:value-type="float" office:value="0.271208">
            <text:p>0,271208</text:p>
          </table:table-cell>
          <table:table-cell/>
        </table:table-row>
        <table:table-row table:style-name="ro1">
          <table:table-cell office:value-type="float" office:value="58.16667">
            <text:p>58,16667</text:p>
          </table:table-cell>
          <table:table-cell office:value-type="float" office:value="0.286836">
            <text:p>0,286836</text:p>
          </table:table-cell>
          <table:table-cell/>
        </table:table-row>
        <table:table-row table:style-name="ro1">
          <table:table-cell office:value-type="float" office:value="58.200003">
            <text:p>58,200003</text:p>
          </table:table-cell>
          <table:table-cell office:value-type="float" office:value="0.282286">
            <text:p>0,282286</text:p>
          </table:table-cell>
          <table:table-cell/>
        </table:table-row>
        <table:table-row table:style-name="ro1">
          <table:table-cell office:value-type="float" office:value="58.233336">
            <text:p>58,233336</text:p>
          </table:table-cell>
          <table:table-cell office:value-type="float" office:value="0.277523">
            <text:p>0,277523</text:p>
          </table:table-cell>
          <table:table-cell/>
        </table:table-row>
        <table:table-row table:style-name="ro1">
          <table:table-cell office:value-type="float" office:value="58.26667">
            <text:p>58,26667</text:p>
          </table:table-cell>
          <table:table-cell office:value-type="float" office:value="0.291775">
            <text:p>0,291775</text:p>
          </table:table-cell>
          <table:table-cell/>
        </table:table-row>
        <table:table-row table:style-name="ro1">
          <table:table-cell office:value-type="float" office:value="58.300003">
            <text:p>58,300003</text:p>
          </table:table-cell>
          <table:table-cell office:value-type="float" office:value="0.285698">
            <text:p>0,285698</text:p>
          </table:table-cell>
          <table:table-cell/>
        </table:table-row>
        <table:table-row table:style-name="ro1">
          <table:table-cell office:value-type="float" office:value="58.333336">
            <text:p>58,333336</text:p>
          </table:table-cell>
          <table:table-cell office:value-type="float" office:value="0.288193">
            <text:p>0,288193</text:p>
          </table:table-cell>
          <table:table-cell/>
        </table:table-row>
        <table:table-row table:style-name="ro1">
          <table:table-cell office:value-type="float" office:value="58.36667">
            <text:p>58,36667</text:p>
          </table:table-cell>
          <table:table-cell office:value-type="float" office:value="0.265712">
            <text:p>0,265712</text:p>
          </table:table-cell>
          <table:table-cell/>
        </table:table-row>
        <table:table-row table:style-name="ro1">
          <table:table-cell office:value-type="float" office:value="58.400003">
            <text:p>58,400003</text:p>
          </table:table-cell>
          <table:table-cell office:value-type="float" office:value="0.295819">
            <text:p>0,295819</text:p>
          </table:table-cell>
          <table:table-cell/>
        </table:table-row>
        <table:table-row table:style-name="ro1">
          <table:table-cell office:value-type="float" office:value="58.433336">
            <text:p>58,433336</text:p>
          </table:table-cell>
          <table:table-cell office:value-type="float" office:value="0.298225">
            <text:p>0,298225</text:p>
          </table:table-cell>
          <table:table-cell/>
        </table:table-row>
        <table:table-row table:style-name="ro1">
          <table:table-cell office:value-type="float" office:value="58.46667">
            <text:p>58,46667</text:p>
          </table:table-cell>
          <table:table-cell office:value-type="float" office:value="0.31089">
            <text:p>0,31089</text:p>
          </table:table-cell>
          <table:table-cell/>
        </table:table-row>
        <table:table-row table:style-name="ro1">
          <table:table-cell office:value-type="float" office:value="58.500003">
            <text:p>58,500003</text:p>
          </table:table-cell>
          <table:table-cell office:value-type="float" office:value="0.307309">
            <text:p>0,307309</text:p>
          </table:table-cell>
          <table:table-cell/>
        </table:table-row>
        <table:table-row table:style-name="ro1">
          <table:table-cell office:value-type="float" office:value="58.533336">
            <text:p>58,533336</text:p>
          </table:table-cell>
          <table:table-cell office:value-type="float" office:value="0.31232">
            <text:p>0,31232</text:p>
          </table:table-cell>
          <table:table-cell office:value-type="string">
            <text:p>Generando nueva Gausiana: Amp=-101.5735nm <text:s/>s=0.00597s</text:p>
          </table:table-cell>
        </table:table-row>
        <table:table-row table:style-name="ro1">
          <table:table-cell office:value-type="float" office:value="58.56667">
            <text:p>58,56667</text:p>
          </table:table-cell>
          <table:table-cell office:value-type="float" office:value="0.291935">
            <text:p>0,291935</text:p>
          </table:table-cell>
          <table:table-cell/>
        </table:table-row>
        <table:table-row table:style-name="ro1">
          <table:table-cell office:value-type="float" office:value="58.600003">
            <text:p>58,600003</text:p>
          </table:table-cell>
          <table:table-cell office:value-type="float" office:value="0.277322">
            <text:p>0,277322</text:p>
          </table:table-cell>
          <table:table-cell/>
        </table:table-row>
        <table:table-row table:style-name="ro1">
          <table:table-cell office:value-type="float" office:value="58.633336">
            <text:p>58,633336</text:p>
          </table:table-cell>
          <table:table-cell office:value-type="float" office:value="0.295485">
            <text:p>0,295485</text:p>
          </table:table-cell>
          <table:table-cell/>
        </table:table-row>
        <table:table-row table:style-name="ro1">
          <table:table-cell office:value-type="float" office:value="58.66667">
            <text:p>58,66667</text:p>
          </table:table-cell>
          <table:table-cell office:value-type="float" office:value="0.285746">
            <text:p>0,285746</text:p>
          </table:table-cell>
          <table:table-cell/>
        </table:table-row>
        <table:table-row table:style-name="ro1">
          <table:table-cell office:value-type="float" office:value="58.700003">
            <text:p>58,700003</text:p>
          </table:table-cell>
          <table:table-cell office:value-type="float" office:value="0.277418">
            <text:p>0,277418</text:p>
          </table:table-cell>
          <table:table-cell/>
        </table:table-row>
        <table:table-row table:style-name="ro1">
          <table:table-cell office:value-type="float" office:value="58.733336">
            <text:p>58,733336</text:p>
          </table:table-cell>
          <table:table-cell office:value-type="float" office:value="0.305085">
            <text:p>0,305085</text:p>
          </table:table-cell>
          <table:table-cell/>
        </table:table-row>
        <table:table-row table:style-name="ro1">
          <table:table-cell office:value-type="float" office:value="58.76667">
            <text:p>58,76667</text:p>
          </table:table-cell>
          <table:table-cell office:value-type="float" office:value="0.280762">
            <text:p>0,280762</text:p>
          </table:table-cell>
          <table:table-cell/>
        </table:table-row>
        <table:table-row table:style-name="ro1">
          <table:table-cell office:value-type="float" office:value="58.800003">
            <text:p>58,800003</text:p>
          </table:table-cell>
          <table:table-cell office:value-type="float" office:value="0.291297">
            <text:p>0,291297</text:p>
          </table:table-cell>
          <table:table-cell/>
        </table:table-row>
        <table:table-row table:style-name="ro1">
          <table:table-cell office:value-type="float" office:value="58.833336">
            <text:p>58,833336</text:p>
          </table:table-cell>
          <table:table-cell office:value-type="float" office:value="0.293575">
            <text:p>0,293575</text:p>
          </table:table-cell>
          <table:table-cell/>
        </table:table-row>
        <table:table-row table:style-name="ro1">
          <table:table-cell office:value-type="float" office:value="58.86667">
            <text:p>58,86667</text:p>
          </table:table-cell>
          <table:table-cell office:value-type="float" office:value="0.285865">
            <text:p>0,285865</text:p>
          </table:table-cell>
          <table:table-cell/>
        </table:table-row>
        <table:table-row table:style-name="ro1">
          <table:table-cell office:value-type="float" office:value="58.900003">
            <text:p>58,900003</text:p>
          </table:table-cell>
          <table:table-cell office:value-type="float" office:value="0.299409">
            <text:p>0,299409</text:p>
          </table:table-cell>
          <table:table-cell/>
        </table:table-row>
        <table:table-row table:style-name="ro1">
          <table:table-cell office:value-type="float" office:value="58.933336">
            <text:p>58,933336</text:p>
          </table:table-cell>
          <table:table-cell office:value-type="float" office:value="0.288329">
            <text:p>0,288329</text:p>
          </table:table-cell>
          <table:table-cell/>
        </table:table-row>
        <table:table-row table:style-name="ro1">
          <table:table-cell office:value-type="float" office:value="58.96667">
            <text:p>58,96667</text:p>
          </table:table-cell>
          <table:table-cell office:value-type="float" office:value="0.280343">
            <text:p>0,280343</text:p>
          </table:table-cell>
          <table:table-cell/>
        </table:table-row>
        <table:table-row table:style-name="ro1">
          <table:table-cell office:value-type="float" office:value="59.000003">
            <text:p>59,000003</text:p>
          </table:table-cell>
          <table:table-cell office:value-type="float" office:value="0.295952">
            <text:p>0,295952</text:p>
          </table:table-cell>
          <table:table-cell/>
        </table:table-row>
        <table:table-row table:style-name="ro1">
          <table:table-cell office:value-type="float" office:value="59.033336">
            <text:p>59,033336</text:p>
          </table:table-cell>
          <table:table-cell office:value-type="float" office:value="0.306155">
            <text:p>0,306155</text:p>
          </table:table-cell>
          <table:table-cell/>
        </table:table-row>
        <table:table-row table:style-name="ro1">
          <table:table-cell office:value-type="float" office:value="59.06667">
            <text:p>59,06667</text:p>
          </table:table-cell>
          <table:table-cell office:value-type="float" office:value="0.29255">
            <text:p>0,29255</text:p>
          </table:table-cell>
          <table:table-cell/>
        </table:table-row>
        <table:table-row table:style-name="ro1">
          <table:table-cell office:value-type="float" office:value="59.100003">
            <text:p>59,100003</text:p>
          </table:table-cell>
          <table:table-cell office:value-type="float" office:value="0.305646">
            <text:p>0,305646</text:p>
          </table:table-cell>
          <table:table-cell/>
        </table:table-row>
        <table:table-row table:style-name="ro1">
          <table:table-cell office:value-type="float" office:value="59.133336">
            <text:p>59,133336</text:p>
          </table:table-cell>
          <table:table-cell office:value-type="float" office:value="0.30803">
            <text:p>0,30803</text:p>
          </table:table-cell>
          <table:table-cell/>
        </table:table-row>
        <table:table-row table:style-name="ro1">
          <table:table-cell office:value-type="float" office:value="59.16667">
            <text:p>59,16667</text:p>
          </table:table-cell>
          <table:table-cell office:value-type="float" office:value="0.319186">
            <text:p>0,319186</text:p>
          </table:table-cell>
          <table:table-cell/>
        </table:table-row>
        <table:table-row table:style-name="ro1">
          <table:table-cell office:value-type="float" office:value="59.200003">
            <text:p>59,200003</text:p>
          </table:table-cell>
          <table:table-cell office:value-type="float" office:value="0.318031">
            <text:p>0,318031</text:p>
          </table:table-cell>
          <table:table-cell/>
        </table:table-row>
        <table:table-row table:style-name="ro1">
          <table:table-cell office:value-type="float" office:value="59.233336">
            <text:p>59,233336</text:p>
          </table:table-cell>
          <table:table-cell office:value-type="float" office:value="0.31217">
            <text:p>0,31217</text:p>
          </table:table-cell>
          <table:table-cell/>
        </table:table-row>
        <table:table-row table:style-name="ro1">
          <table:table-cell office:value-type="float" office:value="59.26667">
            <text:p>59,26667</text:p>
          </table:table-cell>
          <table:table-cell office:value-type="float" office:value="0.306719">
            <text:p>0,306719</text:p>
          </table:table-cell>
          <table:table-cell/>
        </table:table-row>
        <table:table-row table:style-name="ro1">
          <table:table-cell office:value-type="float" office:value="59.300003">
            <text:p>59,300003</text:p>
          </table:table-cell>
          <table:table-cell office:value-type="float" office:value="0.324186">
            <text:p>0,324186</text:p>
          </table:table-cell>
          <table:table-cell/>
        </table:table-row>
        <table:table-row table:style-name="ro1">
          <table:table-cell office:value-type="float" office:value="59.333336">
            <text:p>59,333336</text:p>
          </table:table-cell>
          <table:table-cell office:value-type="float" office:value="0.31412">
            <text:p>0,31412</text:p>
          </table:table-cell>
          <table:table-cell/>
        </table:table-row>
        <table:table-row table:style-name="ro1">
          <table:table-cell office:value-type="float" office:value="59.36667">
            <text:p>59,36667</text:p>
          </table:table-cell>
          <table:table-cell office:value-type="float" office:value="0.307544">
            <text:p>0,307544</text:p>
          </table:table-cell>
          <table:table-cell/>
        </table:table-row>
        <table:table-row table:style-name="ro1">
          <table:table-cell office:value-type="float" office:value="59.400003">
            <text:p>59,400003</text:p>
          </table:table-cell>
          <table:table-cell office:value-type="float" office:value="0.319185">
            <text:p>0,319185</text:p>
          </table:table-cell>
          <table:table-cell/>
        </table:table-row>
        <table:table-row table:style-name="ro1">
          <table:table-cell office:value-type="float" office:value="59.433336">
            <text:p>59,433336</text:p>
          </table:table-cell>
          <table:table-cell office:value-type="float" office:value="0.321151">
            <text:p>0,321151</text:p>
          </table:table-cell>
          <table:table-cell/>
        </table:table-row>
        <table:table-row table:style-name="ro1">
          <table:table-cell office:value-type="float" office:value="59.46667">
            <text:p>59,46667</text:p>
          </table:table-cell>
          <table:table-cell office:value-type="float" office:value="0.32414">
            <text:p>0,32414</text:p>
          </table:table-cell>
          <table:table-cell/>
        </table:table-row>
        <table:table-row table:style-name="ro1">
          <table:table-cell office:value-type="float" office:value="59.500003">
            <text:p>59,500003</text:p>
          </table:table-cell>
          <table:table-cell office:value-type="float" office:value="0.328758">
            <text:p>0,328758</text:p>
          </table:table-cell>
          <table:table-cell/>
        </table:table-row>
        <table:table-row table:style-name="ro1">
          <table:table-cell office:value-type="float" office:value="59.533336">
            <text:p>59,533336</text:p>
          </table:table-cell>
          <table:table-cell office:value-type="float" office:value="0.323293">
            <text:p>0,323293</text:p>
          </table:table-cell>
          <table:table-cell/>
        </table:table-row>
        <table:table-row table:style-name="ro1">
          <table:table-cell office:value-type="float" office:value="59.56667">
            <text:p>59,56667</text:p>
          </table:table-cell>
          <table:table-cell office:value-type="float" office:value="0.305968">
            <text:p>0,305968</text:p>
          </table:table-cell>
          <table:table-cell/>
        </table:table-row>
        <table:table-row table:style-name="ro1">
          <table:table-cell office:value-type="float" office:value="59.600003">
            <text:p>59,600003</text:p>
          </table:table-cell>
          <table:table-cell office:value-type="float" office:value="0.320961">
            <text:p>0,320961</text:p>
          </table:table-cell>
          <table:table-cell/>
        </table:table-row>
        <table:table-row table:style-name="ro1">
          <table:table-cell office:value-type="float" office:value="59.633336">
            <text:p>59,633336</text:p>
          </table:table-cell>
          <table:table-cell office:value-type="float" office:value="0.334108">
            <text:p>0,334108</text:p>
          </table:table-cell>
          <table:table-cell/>
        </table:table-row>
        <table:table-row table:style-name="ro1">
          <table:table-cell office:value-type="float" office:value="59.66667">
            <text:p>59,66667</text:p>
          </table:table-cell>
          <table:table-cell office:value-type="float" office:value="0.321482">
            <text:p>0,321482</text:p>
          </table:table-cell>
          <table:table-cell/>
        </table:table-row>
        <table:table-row table:style-name="ro1">
          <table:table-cell office:value-type="float" office:value="59.700003">
            <text:p>59,700003</text:p>
          </table:table-cell>
          <table:table-cell office:value-type="float" office:value="0.338642">
            <text:p>0,338642</text:p>
          </table:table-cell>
          <table:table-cell/>
        </table:table-row>
        <table:table-row table:style-name="ro1">
          <table:table-cell office:value-type="float" office:value="59.733336">
            <text:p>59,733336</text:p>
          </table:table-cell>
          <table:table-cell office:value-type="float" office:value="0.328633">
            <text:p>0,328633</text:p>
          </table:table-cell>
          <table:table-cell/>
        </table:table-row>
        <table:table-row table:style-name="ro1">
          <table:table-cell office:value-type="float" office:value="59.76667">
            <text:p>59,76667</text:p>
          </table:table-cell>
          <table:table-cell office:value-type="float" office:value="0.329742">
            <text:p>0,329742</text:p>
          </table:table-cell>
          <table:table-cell/>
        </table:table-row>
        <table:table-row table:style-name="ro1">
          <table:table-cell office:value-type="float" office:value="59.800003">
            <text:p>59,800003</text:p>
          </table:table-cell>
          <table:table-cell office:value-type="float" office:value="0.325223">
            <text:p>0,325223</text:p>
          </table:table-cell>
          <table:table-cell/>
        </table:table-row>
        <table:table-row table:style-name="ro1">
          <table:table-cell office:value-type="float" office:value="59.833336">
            <text:p>59,833336</text:p>
          </table:table-cell>
          <table:table-cell office:value-type="float" office:value="0.33646">
            <text:p>0,33646</text:p>
          </table:table-cell>
          <table:table-cell/>
        </table:table-row>
        <table:table-row table:style-name="ro1">
          <table:table-cell office:value-type="float" office:value="59.86667">
            <text:p>59,86667</text:p>
          </table:table-cell>
          <table:table-cell office:value-type="float" office:value="0.327752">
            <text:p>0,327752</text:p>
          </table:table-cell>
          <table:table-cell/>
        </table:table-row>
        <table:table-row table:style-name="ro1">
          <table:table-cell office:value-type="float" office:value="59.900003">
            <text:p>59,900003</text:p>
          </table:table-cell>
          <table:table-cell office:value-type="float" office:value="0.335832">
            <text:p>0,335832</text:p>
          </table:table-cell>
          <table:table-cell/>
        </table:table-row>
        <table:table-row table:style-name="ro1">
          <table:table-cell office:value-type="float" office:value="59.933336">
            <text:p>59,933336</text:p>
          </table:table-cell>
          <table:table-cell office:value-type="float" office:value="0.328218">
            <text:p>0,328218</text:p>
          </table:table-cell>
          <table:table-cell/>
        </table:table-row>
        <table:table-row table:style-name="ro1">
          <table:table-cell office:value-type="float" office:value="59.96667">
            <text:p>59,96667</text:p>
          </table:table-cell>
          <table:table-cell office:value-type="float" office:value="0.34588">
            <text:p>0,34588</text:p>
          </table:table-cell>
          <table:table-cell/>
        </table:table-row>
        <table:table-row table:style-name="ro1">
          <table:table-cell office:value-type="float" office:value="60.000003">
            <text:p>60,000003</text:p>
          </table:table-cell>
          <table:table-cell office:value-type="float" office:value="0.326344">
            <text:p>0,326344</text:p>
          </table:table-cell>
          <table:table-cell/>
        </table:table-row>
        <table:table-row table:style-name="ro1">
          <table:table-cell office:value-type="float" office:value="60.033336">
            <text:p>60,033336</text:p>
          </table:table-cell>
          <table:table-cell office:value-type="float" office:value="0.335037">
            <text:p>0,33503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06667">
            <text:p>60,06667</text:p>
          </table:table-cell>
          <table:table-cell office:value-type="float" office:value="0.312344">
            <text:p>0,31234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100003">
            <text:p>60,100003</text:p>
          </table:table-cell>
          <table:table-cell office:value-type="float" office:value="0.33106">
            <text:p>0,3310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133336">
            <text:p>60,133336</text:p>
          </table:table-cell>
          <table:table-cell office:value-type="float" office:value="0.345285">
            <text:p>0,34528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16667">
            <text:p>60,16667</text:p>
          </table:table-cell>
          <table:table-cell office:value-type="float" office:value="0.324705">
            <text:p>0,32470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200003">
            <text:p>60,200003</text:p>
          </table:table-cell>
          <table:table-cell office:value-type="float" office:value="0.344523">
            <text:p>0,34452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233336">
            <text:p>60,233336</text:p>
          </table:table-cell>
          <table:table-cell office:value-type="float" office:value="0.339374">
            <text:p>0,33937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26667">
            <text:p>60,26667</text:p>
          </table:table-cell>
          <table:table-cell office:value-type="float" office:value="0.334658">
            <text:p>0,33465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300003">
            <text:p>60,300003</text:p>
          </table:table-cell>
          <table:table-cell office:value-type="float" office:value="0.332902">
            <text:p>0,33290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333336">
            <text:p>60,333336</text:p>
          </table:table-cell>
          <table:table-cell office:value-type="float" office:value="0.322192">
            <text:p>0,32219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36667">
            <text:p>60,36667</text:p>
          </table:table-cell>
          <table:table-cell office:value-type="float" office:value="0.339703">
            <text:p>0,33970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400003">
            <text:p>60,400003</text:p>
          </table:table-cell>
          <table:table-cell office:value-type="float" office:value="0.333389">
            <text:p>0,33338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433336">
            <text:p>60,433336</text:p>
          </table:table-cell>
          <table:table-cell office:value-type="float" office:value="0.352925">
            <text:p>0,35292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46667">
            <text:p>60,46667</text:p>
          </table:table-cell>
          <table:table-cell office:value-type="float" office:value="0.337958">
            <text:p>0,33795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500003">
            <text:p>60,500003</text:p>
          </table:table-cell>
          <table:table-cell office:value-type="float" office:value="0.32505">
            <text:p>0,3250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533336">
            <text:p>60,533336</text:p>
          </table:table-cell>
          <table:table-cell office:value-type="float" office:value="0.331532">
            <text:p>0,33153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56667">
            <text:p>60,56667</text:p>
          </table:table-cell>
          <table:table-cell office:value-type="float" office:value="0.332804">
            <text:p>0,33280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600003">
            <text:p>60,600003</text:p>
          </table:table-cell>
          <table:table-cell office:value-type="float" office:value="0.336152">
            <text:p>0,33615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633336">
            <text:p>60,633336</text:p>
          </table:table-cell>
          <table:table-cell office:value-type="float" office:value="0.331953">
            <text:p>0,33195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66667">
            <text:p>60,66667</text:p>
          </table:table-cell>
          <table:table-cell office:value-type="float" office:value="0.319833">
            <text:p>0,31983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700003">
            <text:p>60,700003</text:p>
          </table:table-cell>
          <table:table-cell office:value-type="float" office:value="0.333195">
            <text:p>0,33319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733337">
            <text:p>60,733337</text:p>
          </table:table-cell>
          <table:table-cell office:value-type="float" office:value="0.32423">
            <text:p>0,3242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76667">
            <text:p>60,76667</text:p>
          </table:table-cell>
          <table:table-cell office:value-type="float" office:value="0.330846">
            <text:p>0,33084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800003">
            <text:p>60,800003</text:p>
          </table:table-cell>
          <table:table-cell office:value-type="float" office:value="0.340156">
            <text:p>0,34015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833337">
            <text:p>60,833337</text:p>
          </table:table-cell>
          <table:table-cell office:value-type="float" office:value="0.338698">
            <text:p>0,33869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86667">
            <text:p>60,86667</text:p>
          </table:table-cell>
          <table:table-cell office:value-type="float" office:value="0.3407">
            <text:p>0,340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900003">
            <text:p>60,900003</text:p>
          </table:table-cell>
          <table:table-cell office:value-type="float" office:value="0.335664">
            <text:p>0,33566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933337">
            <text:p>60,933337</text:p>
          </table:table-cell>
          <table:table-cell office:value-type="float" office:value="0.326354">
            <text:p>0,32635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0.96667">
            <text:p>60,96667</text:p>
          </table:table-cell>
          <table:table-cell office:value-type="float" office:value="0.342835">
            <text:p>0,34283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000003">
            <text:p>61,000003</text:p>
          </table:table-cell>
          <table:table-cell office:value-type="float" office:value="0.317459">
            <text:p>0,31745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033337">
            <text:p>61,033337</text:p>
          </table:table-cell>
          <table:table-cell office:value-type="float" office:value="0.334075">
            <text:p>0,33407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06667">
            <text:p>61,06667</text:p>
          </table:table-cell>
          <table:table-cell office:value-type="float" office:value="0.330958">
            <text:p>0,33095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100003">
            <text:p>61,100003</text:p>
          </table:table-cell>
          <table:table-cell office:value-type="float" office:value="0.327332">
            <text:p>0,32733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133337">
            <text:p>61,133337</text:p>
          </table:table-cell>
          <table:table-cell office:value-type="float" office:value="0.326557">
            <text:p>0,32655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16667">
            <text:p>61,16667</text:p>
          </table:table-cell>
          <table:table-cell office:value-type="float" office:value="0.340133">
            <text:p>0,34013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200003">
            <text:p>61,200003</text:p>
          </table:table-cell>
          <table:table-cell office:value-type="float" office:value="0.319498">
            <text:p>0,31949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233337">
            <text:p>61,233337</text:p>
          </table:table-cell>
          <table:table-cell office:value-type="float" office:value="0.335462">
            <text:p>0,33546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26667">
            <text:p>61,26667</text:p>
          </table:table-cell>
          <table:table-cell office:value-type="float" office:value="0.323585">
            <text:p>0,32358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300003">
            <text:p>61,300003</text:p>
          </table:table-cell>
          <table:table-cell office:value-type="float" office:value="0.329124">
            <text:p>0,32912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333337">
            <text:p>61,333337</text:p>
          </table:table-cell>
          <table:table-cell office:value-type="float" office:value="0.340238">
            <text:p>0,34023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36667">
            <text:p>61,36667</text:p>
          </table:table-cell>
          <table:table-cell office:value-type="float" office:value="0.334242">
            <text:p>0,33424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400003">
            <text:p>61,400003</text:p>
          </table:table-cell>
          <table:table-cell office:value-type="float" office:value="0.334625">
            <text:p>0,33462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433337">
            <text:p>61,433337</text:p>
          </table:table-cell>
          <table:table-cell office:value-type="float" office:value="0.338543">
            <text:p>0,33854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46667">
            <text:p>61,46667</text:p>
          </table:table-cell>
          <table:table-cell office:value-type="float" office:value="0.335685">
            <text:p>0,33568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500003">
            <text:p>61,500003</text:p>
          </table:table-cell>
          <table:table-cell office:value-type="float" office:value="0.330178">
            <text:p>0,33017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533337">
            <text:p>61,533337</text:p>
          </table:table-cell>
          <table:table-cell office:value-type="float" office:value="0.332059">
            <text:p>0,33205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56667">
            <text:p>61,56667</text:p>
          </table:table-cell>
          <table:table-cell office:value-type="float" office:value="0.326357">
            <text:p>0,32635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600003">
            <text:p>61,600003</text:p>
          </table:table-cell>
          <table:table-cell office:value-type="float" office:value="0.322789">
            <text:p>0,32278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633337">
            <text:p>61,633337</text:p>
          </table:table-cell>
          <table:table-cell office:value-type="float" office:value="0.326851">
            <text:p>0,32685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66667">
            <text:p>61,66667</text:p>
          </table:table-cell>
          <table:table-cell office:value-type="float" office:value="0.325865">
            <text:p>0,32586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700003">
            <text:p>61,700003</text:p>
          </table:table-cell>
          <table:table-cell office:value-type="float" office:value="0.33696">
            <text:p>0,3369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733337">
            <text:p>61,733337</text:p>
          </table:table-cell>
          <table:table-cell office:value-type="float" office:value="0.327858">
            <text:p>0,32785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76667">
            <text:p>61,76667</text:p>
          </table:table-cell>
          <table:table-cell office:value-type="float" office:value="0.323709">
            <text:p>0,32370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800003">
            <text:p>61,800003</text:p>
          </table:table-cell>
          <table:table-cell office:value-type="float" office:value="0.335044">
            <text:p>0,33504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833337">
            <text:p>61,833337</text:p>
          </table:table-cell>
          <table:table-cell office:value-type="float" office:value="0.326793">
            <text:p>0,32679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86667">
            <text:p>61,86667</text:p>
          </table:table-cell>
          <table:table-cell office:value-type="float" office:value="0.334546">
            <text:p>0,33454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900003">
            <text:p>61,900003</text:p>
          </table:table-cell>
          <table:table-cell office:value-type="float" office:value="0.328975">
            <text:p>0,32897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933337">
            <text:p>61,933337</text:p>
          </table:table-cell>
          <table:table-cell office:value-type="float" office:value="0.333678">
            <text:p>0,33367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1.96667">
            <text:p>61,96667</text:p>
          </table:table-cell>
          <table:table-cell office:value-type="float" office:value="0.344486">
            <text:p>0,34448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000003">
            <text:p>62,000003</text:p>
          </table:table-cell>
          <table:table-cell office:value-type="float" office:value="0.336817">
            <text:p>0,33681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033337">
            <text:p>62,033337</text:p>
          </table:table-cell>
          <table:table-cell office:value-type="float" office:value="0.321928">
            <text:p>0,32192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06667">
            <text:p>62,06667</text:p>
          </table:table-cell>
          <table:table-cell office:value-type="float" office:value="0.331624">
            <text:p>0,33162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100003">
            <text:p>62,100003</text:p>
          </table:table-cell>
          <table:table-cell office:value-type="float" office:value="0.33025">
            <text:p>0,3302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133337">
            <text:p>62,133337</text:p>
          </table:table-cell>
          <table:table-cell office:value-type="float" office:value="0.33141">
            <text:p>0,3314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16667">
            <text:p>62,16667</text:p>
          </table:table-cell>
          <table:table-cell office:value-type="float" office:value="0.32603">
            <text:p>0,3260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200003">
            <text:p>62,200003</text:p>
          </table:table-cell>
          <table:table-cell office:value-type="float" office:value="0.32734">
            <text:p>0,3273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233337">
            <text:p>62,233337</text:p>
          </table:table-cell>
          <table:table-cell office:value-type="float" office:value="0.337006">
            <text:p>0,33700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26667">
            <text:p>62,26667</text:p>
          </table:table-cell>
          <table:table-cell office:value-type="float" office:value="0.332983">
            <text:p>0,33298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300003">
            <text:p>62,300003</text:p>
          </table:table-cell>
          <table:table-cell office:value-type="float" office:value="0.334275">
            <text:p>0,33427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333337">
            <text:p>62,333337</text:p>
          </table:table-cell>
          <table:table-cell office:value-type="float" office:value="0.33701">
            <text:p>0,3370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36667">
            <text:p>62,36667</text:p>
          </table:table-cell>
          <table:table-cell office:value-type="float" office:value="0.336056">
            <text:p>0,33605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400003">
            <text:p>62,400003</text:p>
          </table:table-cell>
          <table:table-cell office:value-type="float" office:value="0.329663">
            <text:p>0,32966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433337">
            <text:p>62,433337</text:p>
          </table:table-cell>
          <table:table-cell office:value-type="float" office:value="0.338577">
            <text:p>0,33857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46667">
            <text:p>62,46667</text:p>
          </table:table-cell>
          <table:table-cell office:value-type="float" office:value="0.336234">
            <text:p>0,33623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500003">
            <text:p>62,500003</text:p>
          </table:table-cell>
          <table:table-cell office:value-type="float" office:value="0.335659">
            <text:p>0,33565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533337">
            <text:p>62,533337</text:p>
          </table:table-cell>
          <table:table-cell office:value-type="float" office:value="0.343924">
            <text:p>0,34392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56667">
            <text:p>62,56667</text:p>
          </table:table-cell>
          <table:table-cell office:value-type="float" office:value="0.320284">
            <text:p>0,32028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600003">
            <text:p>62,600003</text:p>
          </table:table-cell>
          <table:table-cell office:value-type="float" office:value="0.324172">
            <text:p>0,32417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633337">
            <text:p>62,633337</text:p>
          </table:table-cell>
          <table:table-cell office:value-type="float" office:value="0.315481">
            <text:p>0,31548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66667">
            <text:p>62,66667</text:p>
          </table:table-cell>
          <table:table-cell office:value-type="float" office:value="0.344882">
            <text:p>0,34488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700003">
            <text:p>62,700003</text:p>
          </table:table-cell>
          <table:table-cell office:value-type="float" office:value="0.33789">
            <text:p>0,3378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733337">
            <text:p>62,733337</text:p>
          </table:table-cell>
          <table:table-cell office:value-type="float" office:value="0.329068">
            <text:p>0,32906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76667">
            <text:p>62,76667</text:p>
          </table:table-cell>
          <table:table-cell office:value-type="float" office:value="0.327343">
            <text:p>0,32734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800003">
            <text:p>62,800003</text:p>
          </table:table-cell>
          <table:table-cell office:value-type="float" office:value="0.343943">
            <text:p>0,34394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833337">
            <text:p>62,833337</text:p>
          </table:table-cell>
          <table:table-cell office:value-type="float" office:value="0.331621">
            <text:p>0,33162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86667">
            <text:p>62,86667</text:p>
          </table:table-cell>
          <table:table-cell office:value-type="float" office:value="0.334773">
            <text:p>0,33477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900003">
            <text:p>62,900003</text:p>
          </table:table-cell>
          <table:table-cell office:value-type="float" office:value="0.334573">
            <text:p>0,33457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933337">
            <text:p>62,933337</text:p>
          </table:table-cell>
          <table:table-cell office:value-type="float" office:value="0.335798">
            <text:p>0,33579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2.96667">
            <text:p>62,96667</text:p>
          </table:table-cell>
          <table:table-cell office:value-type="float" office:value="0.324189">
            <text:p>0,32418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000003">
            <text:p>63,000003</text:p>
          </table:table-cell>
          <table:table-cell office:value-type="float" office:value="0.329597">
            <text:p>0,32959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033337">
            <text:p>63,033337</text:p>
          </table:table-cell>
          <table:table-cell office:value-type="float" office:value="0.330548">
            <text:p>0,33054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06667">
            <text:p>63,06667</text:p>
          </table:table-cell>
          <table:table-cell office:value-type="float" office:value="0.329347">
            <text:p>0,32934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100003">
            <text:p>63,100003</text:p>
          </table:table-cell>
          <table:table-cell office:value-type="float" office:value="0.335727">
            <text:p>0,33572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133337">
            <text:p>63,133337</text:p>
          </table:table-cell>
          <table:table-cell office:value-type="float" office:value="0.326946">
            <text:p>0,32694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16667">
            <text:p>63,16667</text:p>
          </table:table-cell>
          <table:table-cell office:value-type="float" office:value="0.320981">
            <text:p>0,32098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200003">
            <text:p>63,200003</text:p>
          </table:table-cell>
          <table:table-cell office:value-type="float" office:value="0.325389">
            <text:p>0,32538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233337">
            <text:p>63,233337</text:p>
          </table:table-cell>
          <table:table-cell office:value-type="float" office:value="0.337122">
            <text:p>0,33712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26667">
            <text:p>63,26667</text:p>
          </table:table-cell>
          <table:table-cell office:value-type="float" office:value="0.336307">
            <text:p>0,33630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300003">
            <text:p>63,300003</text:p>
          </table:table-cell>
          <table:table-cell office:value-type="float" office:value="0.329842">
            <text:p>0,32984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333337">
            <text:p>63,333337</text:p>
          </table:table-cell>
          <table:table-cell office:value-type="float" office:value="0.330199">
            <text:p>0,33019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36667">
            <text:p>63,36667</text:p>
          </table:table-cell>
          <table:table-cell office:value-type="float" office:value="0.32539">
            <text:p>0,3253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400003">
            <text:p>63,400003</text:p>
          </table:table-cell>
          <table:table-cell office:value-type="float" office:value="0.330835">
            <text:p>0,33083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433337">
            <text:p>63,433337</text:p>
          </table:table-cell>
          <table:table-cell office:value-type="float" office:value="0.327987">
            <text:p>0,32798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46667">
            <text:p>63,46667</text:p>
          </table:table-cell>
          <table:table-cell office:value-type="float" office:value="0.328636">
            <text:p>0,32863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500003">
            <text:p>63,500003</text:p>
          </table:table-cell>
          <table:table-cell office:value-type="float" office:value="0.341642">
            <text:p>0,34164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533337">
            <text:p>63,533337</text:p>
          </table:table-cell>
          <table:table-cell office:value-type="float" office:value="0.327866">
            <text:p>0,32786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56667">
            <text:p>63,56667</text:p>
          </table:table-cell>
          <table:table-cell office:value-type="float" office:value="0.323815">
            <text:p>0,32381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600003">
            <text:p>63,600003</text:p>
          </table:table-cell>
          <table:table-cell office:value-type="float" office:value="0.33041">
            <text:p>0,3304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633337">
            <text:p>63,633337</text:p>
          </table:table-cell>
          <table:table-cell office:value-type="float" office:value="0.335526">
            <text:p>0,33552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66667">
            <text:p>63,66667</text:p>
          </table:table-cell>
          <table:table-cell office:value-type="float" office:value="0.339259">
            <text:p>0,33925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700003">
            <text:p>63,700003</text:p>
          </table:table-cell>
          <table:table-cell office:value-type="float" office:value="0.346099">
            <text:p>0,34609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733337">
            <text:p>63,733337</text:p>
          </table:table-cell>
          <table:table-cell office:value-type="float" office:value="0.317852">
            <text:p>0,31785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76667">
            <text:p>63,76667</text:p>
          </table:table-cell>
          <table:table-cell office:value-type="float" office:value="0.328414">
            <text:p>0,32841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800003">
            <text:p>63,800003</text:p>
          </table:table-cell>
          <table:table-cell office:value-type="float" office:value="0.338088">
            <text:p>0,33808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833337">
            <text:p>63,833337</text:p>
          </table:table-cell>
          <table:table-cell office:value-type="float" office:value="0.33527">
            <text:p>0,3352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86667">
            <text:p>63,86667</text:p>
          </table:table-cell>
          <table:table-cell office:value-type="float" office:value="0.333306">
            <text:p>0,33330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900003">
            <text:p>63,900003</text:p>
          </table:table-cell>
          <table:table-cell office:value-type="float" office:value="0.333076">
            <text:p>0,33307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933337">
            <text:p>63,933337</text:p>
          </table:table-cell>
          <table:table-cell office:value-type="float" office:value="0.328367">
            <text:p>0,32836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3.96667">
            <text:p>63,96667</text:p>
          </table:table-cell>
          <table:table-cell office:value-type="float" office:value="0.329062">
            <text:p>0,32906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000003">
            <text:p>64,000003</text:p>
          </table:table-cell>
          <table:table-cell office:value-type="float" office:value="0.337675">
            <text:p>0,33767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033337">
            <text:p>64,033337</text:p>
          </table:table-cell>
          <table:table-cell office:value-type="float" office:value="0.33691">
            <text:p>0,3369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06667">
            <text:p>64,06667</text:p>
          </table:table-cell>
          <table:table-cell office:value-type="float" office:value="0.3279">
            <text:p>0,327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100003">
            <text:p>64,100003</text:p>
          </table:table-cell>
          <table:table-cell office:value-type="float" office:value="0.342058">
            <text:p>0,34205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133337">
            <text:p>64,133337</text:p>
          </table:table-cell>
          <table:table-cell office:value-type="float" office:value="0.340483">
            <text:p>0,34048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16667">
            <text:p>64,16667</text:p>
          </table:table-cell>
          <table:table-cell office:value-type="float" office:value="0.345886">
            <text:p>0,34588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200003">
            <text:p>64,200003</text:p>
          </table:table-cell>
          <table:table-cell office:value-type="float" office:value="0.326558">
            <text:p>0,32655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233337">
            <text:p>64,233337</text:p>
          </table:table-cell>
          <table:table-cell office:value-type="float" office:value="0.335745">
            <text:p>0,33574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26667">
            <text:p>64,26667</text:p>
          </table:table-cell>
          <table:table-cell office:value-type="float" office:value="0.331713">
            <text:p>0,33171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300003">
            <text:p>64,300003</text:p>
          </table:table-cell>
          <table:table-cell office:value-type="float" office:value="0.330314">
            <text:p>0,33031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333337">
            <text:p>64,333337</text:p>
          </table:table-cell>
          <table:table-cell office:value-type="float" office:value="0.326108">
            <text:p>0,32610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36667">
            <text:p>64,36667</text:p>
          </table:table-cell>
          <table:table-cell office:value-type="float" office:value="0.331898">
            <text:p>0,33189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400003">
            <text:p>64,400003</text:p>
          </table:table-cell>
          <table:table-cell office:value-type="float" office:value="0.323257">
            <text:p>0,32325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433337">
            <text:p>64,433337</text:p>
          </table:table-cell>
          <table:table-cell office:value-type="float" office:value="0.341382">
            <text:p>0,34138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46667">
            <text:p>64,46667</text:p>
          </table:table-cell>
          <table:table-cell office:value-type="float" office:value="0.325357">
            <text:p>0,32535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500003">
            <text:p>64,500003</text:p>
          </table:table-cell>
          <table:table-cell office:value-type="float" office:value="0.33775">
            <text:p>0,3377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533337">
            <text:p>64,533337</text:p>
          </table:table-cell>
          <table:table-cell office:value-type="float" office:value="0.322167">
            <text:p>0,32216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56667">
            <text:p>64,56667</text:p>
          </table:table-cell>
          <table:table-cell office:value-type="float" office:value="0.345857">
            <text:p>0,34585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600003">
            <text:p>64,600003</text:p>
          </table:table-cell>
          <table:table-cell office:value-type="float" office:value="0.323348">
            <text:p>0,32334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633337">
            <text:p>64,633337</text:p>
          </table:table-cell>
          <table:table-cell office:value-type="float" office:value="0.341457">
            <text:p>0,34145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66667">
            <text:p>64,66667</text:p>
          </table:table-cell>
          <table:table-cell office:value-type="float" office:value="0.324452">
            <text:p>0,32445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700003">
            <text:p>64,700003</text:p>
          </table:table-cell>
          <table:table-cell office:value-type="float" office:value="0.329907">
            <text:p>0,32990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733337">
            <text:p>64,733337</text:p>
          </table:table-cell>
          <table:table-cell office:value-type="float" office:value="0.323951">
            <text:p>0,32395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76667">
            <text:p>64,76667</text:p>
          </table:table-cell>
          <table:table-cell office:value-type="float" office:value="0.332929">
            <text:p>0,33292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800003">
            <text:p>64,800003</text:p>
          </table:table-cell>
          <table:table-cell office:value-type="float" office:value="0.32274">
            <text:p>0,3227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833337">
            <text:p>64,833337</text:p>
          </table:table-cell>
          <table:table-cell office:value-type="float" office:value="0.324657">
            <text:p>0,32465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86667">
            <text:p>64,86667</text:p>
          </table:table-cell>
          <table:table-cell office:value-type="float" office:value="0.339315">
            <text:p>0,33931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900003">
            <text:p>64,900003</text:p>
          </table:table-cell>
          <table:table-cell office:value-type="float" office:value="0.322989">
            <text:p>0,32298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933337">
            <text:p>64,933337</text:p>
          </table:table-cell>
          <table:table-cell office:value-type="float" office:value="0.327497">
            <text:p>0,32749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4.96667">
            <text:p>64,96667</text:p>
          </table:table-cell>
          <table:table-cell office:value-type="float" office:value="0.332927">
            <text:p>0,33292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000003">
            <text:p>65,000003</text:p>
          </table:table-cell>
          <table:table-cell office:value-type="float" office:value="0.326766">
            <text:p>0,32676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033337">
            <text:p>65,033337</text:p>
          </table:table-cell>
          <table:table-cell office:value-type="float" office:value="0.320857">
            <text:p>0,32085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06667">
            <text:p>65,06667</text:p>
          </table:table-cell>
          <table:table-cell office:value-type="float" office:value="0.330871">
            <text:p>0,33087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100003">
            <text:p>65,100003</text:p>
          </table:table-cell>
          <table:table-cell office:value-type="float" office:value="0.334857">
            <text:p>0,33485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133337">
            <text:p>65,133337</text:p>
          </table:table-cell>
          <table:table-cell office:value-type="float" office:value="0.329688">
            <text:p>0,32968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16667">
            <text:p>65,16667</text:p>
          </table:table-cell>
          <table:table-cell office:value-type="float" office:value="0.336629">
            <text:p>0,33662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200003">
            <text:p>65,200003</text:p>
          </table:table-cell>
          <table:table-cell office:value-type="float" office:value="0.326584">
            <text:p>0,32658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233337">
            <text:p>65,233337</text:p>
          </table:table-cell>
          <table:table-cell office:value-type="float" office:value="0.334985">
            <text:p>0,33498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26667">
            <text:p>65,26667</text:p>
          </table:table-cell>
          <table:table-cell office:value-type="float" office:value="0.346775">
            <text:p>0,34677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300003">
            <text:p>65,300003</text:p>
          </table:table-cell>
          <table:table-cell office:value-type="float" office:value="0.320537">
            <text:p>0,32053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333337">
            <text:p>65,333337</text:p>
          </table:table-cell>
          <table:table-cell office:value-type="float" office:value="0.31789">
            <text:p>0,3178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36667">
            <text:p>65,36667</text:p>
          </table:table-cell>
          <table:table-cell office:value-type="float" office:value="0.334431">
            <text:p>0,33443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400003">
            <text:p>65,400003</text:p>
          </table:table-cell>
          <table:table-cell office:value-type="float" office:value="0.324555">
            <text:p>0,32455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433337">
            <text:p>65,433337</text:p>
          </table:table-cell>
          <table:table-cell office:value-type="float" office:value="0.332263">
            <text:p>0,33226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46667">
            <text:p>65,46667</text:p>
          </table:table-cell>
          <table:table-cell office:value-type="float" office:value="0.326823">
            <text:p>0,32682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500003">
            <text:p>65,500003</text:p>
          </table:table-cell>
          <table:table-cell office:value-type="float" office:value="0.332501">
            <text:p>0,33250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533337">
            <text:p>65,533337</text:p>
          </table:table-cell>
          <table:table-cell office:value-type="float" office:value="0.337909">
            <text:p>0,33790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56667">
            <text:p>65,56667</text:p>
          </table:table-cell>
          <table:table-cell office:value-type="float" office:value="0.335472">
            <text:p>0,33547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600003">
            <text:p>65,600003</text:p>
          </table:table-cell>
          <table:table-cell office:value-type="float" office:value="0.325526">
            <text:p>0,32552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633337">
            <text:p>65,633337</text:p>
          </table:table-cell>
          <table:table-cell office:value-type="float" office:value="0.330525">
            <text:p>0,33052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66667">
            <text:p>65,66667</text:p>
          </table:table-cell>
          <table:table-cell office:value-type="float" office:value="0.324897">
            <text:p>0,32489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700003">
            <text:p>65,700003</text:p>
          </table:table-cell>
          <table:table-cell office:value-type="float" office:value="0.34324">
            <text:p>0,3432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733337">
            <text:p>65,733337</text:p>
          </table:table-cell>
          <table:table-cell office:value-type="float" office:value="0.319809">
            <text:p>0,31980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76667">
            <text:p>65,76667</text:p>
          </table:table-cell>
          <table:table-cell office:value-type="float" office:value="0.330316">
            <text:p>0,33031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800003">
            <text:p>65,800003</text:p>
          </table:table-cell>
          <table:table-cell office:value-type="float" office:value="0.319764">
            <text:p>0,31976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833337">
            <text:p>65,833337</text:p>
          </table:table-cell>
          <table:table-cell office:value-type="float" office:value="0.332896">
            <text:p>0,33289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86667">
            <text:p>65,86667</text:p>
          </table:table-cell>
          <table:table-cell office:value-type="float" office:value="0.338251">
            <text:p>0,33825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900003">
            <text:p>65,900003</text:p>
          </table:table-cell>
          <table:table-cell office:value-type="float" office:value="0.328887">
            <text:p>0,32888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933337">
            <text:p>65,933337</text:p>
          </table:table-cell>
          <table:table-cell office:value-type="float" office:value="0.319528">
            <text:p>0,31952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5.96667">
            <text:p>65,96667</text:p>
          </table:table-cell>
          <table:table-cell office:value-type="float" office:value="0.322988">
            <text:p>0,32298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000003">
            <text:p>66,000003</text:p>
          </table:table-cell>
          <table:table-cell office:value-type="float" office:value="0.330722">
            <text:p>0,33072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033337">
            <text:p>66,033337</text:p>
          </table:table-cell>
          <table:table-cell office:value-type="float" office:value="0.332332">
            <text:p>0,33233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06667">
            <text:p>66,06667</text:p>
          </table:table-cell>
          <table:table-cell office:value-type="float" office:value="0.322517">
            <text:p>0,32251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100003">
            <text:p>66,100003</text:p>
          </table:table-cell>
          <table:table-cell office:value-type="float" office:value="0.328981">
            <text:p>0,32898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133337">
            <text:p>66,133337</text:p>
          </table:table-cell>
          <table:table-cell office:value-type="float" office:value="0.329685">
            <text:p>0,32968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16667">
            <text:p>66,16667</text:p>
          </table:table-cell>
          <table:table-cell office:value-type="float" office:value="0.3286">
            <text:p>0,328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200003">
            <text:p>66,200003</text:p>
          </table:table-cell>
          <table:table-cell office:value-type="float" office:value="0.330752">
            <text:p>0,33075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233337">
            <text:p>66,233337</text:p>
          </table:table-cell>
          <table:table-cell office:value-type="float" office:value="0.328023">
            <text:p>0,32802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26667">
            <text:p>66,26667</text:p>
          </table:table-cell>
          <table:table-cell office:value-type="float" office:value="0.332924">
            <text:p>0,33292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300003">
            <text:p>66,300003</text:p>
          </table:table-cell>
          <table:table-cell office:value-type="float" office:value="0.329078">
            <text:p>0,32907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333337">
            <text:p>66,333337</text:p>
          </table:table-cell>
          <table:table-cell office:value-type="float" office:value="0.335158">
            <text:p>0,33515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36667">
            <text:p>66,36667</text:p>
          </table:table-cell>
          <table:table-cell office:value-type="float" office:value="0.331353">
            <text:p>0,33135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400003">
            <text:p>66,400003</text:p>
          </table:table-cell>
          <table:table-cell office:value-type="float" office:value="0.331518">
            <text:p>0,33151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433337">
            <text:p>66,433337</text:p>
          </table:table-cell>
          <table:table-cell office:value-type="float" office:value="0.314449">
            <text:p>0,31444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46667">
            <text:p>66,46667</text:p>
          </table:table-cell>
          <table:table-cell office:value-type="float" office:value="0.321302">
            <text:p>0,32130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500003">
            <text:p>66,500003</text:p>
          </table:table-cell>
          <table:table-cell office:value-type="float" office:value="0.322572">
            <text:p>0,32257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533337">
            <text:p>66,533337</text:p>
          </table:table-cell>
          <table:table-cell office:value-type="float" office:value="0.334858">
            <text:p>0,33485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56667">
            <text:p>66,56667</text:p>
          </table:table-cell>
          <table:table-cell office:value-type="float" office:value="0.311461">
            <text:p>0,31146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600003">
            <text:p>66,600003</text:p>
          </table:table-cell>
          <table:table-cell office:value-type="float" office:value="0.331191">
            <text:p>0,33119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633337">
            <text:p>66,633337</text:p>
          </table:table-cell>
          <table:table-cell office:value-type="float" office:value="0.32133">
            <text:p>0,3213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66667">
            <text:p>66,66667</text:p>
          </table:table-cell>
          <table:table-cell office:value-type="float" office:value="0.331276">
            <text:p>0,33127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700003">
            <text:p>66,700003</text:p>
          </table:table-cell>
          <table:table-cell office:value-type="float" office:value="0.329322">
            <text:p>0,32932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733337">
            <text:p>66,733337</text:p>
          </table:table-cell>
          <table:table-cell office:value-type="float" office:value="0.320088">
            <text:p>0,32008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76667">
            <text:p>66,76667</text:p>
          </table:table-cell>
          <table:table-cell office:value-type="float" office:value="0.334609">
            <text:p>0,33460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800003">
            <text:p>66,800003</text:p>
          </table:table-cell>
          <table:table-cell office:value-type="float" office:value="0.330365">
            <text:p>0,33036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833337">
            <text:p>66,833337</text:p>
          </table:table-cell>
          <table:table-cell office:value-type="float" office:value="0.320839">
            <text:p>0,32083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86667">
            <text:p>66,86667</text:p>
          </table:table-cell>
          <table:table-cell office:value-type="float" office:value="0.326868">
            <text:p>0,32686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900003">
            <text:p>66,900003</text:p>
          </table:table-cell>
          <table:table-cell office:value-type="float" office:value="0.327697">
            <text:p>0,32769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933337">
            <text:p>66,933337</text:p>
          </table:table-cell>
          <table:table-cell office:value-type="float" office:value="0.32572">
            <text:p>0,3257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6.96667">
            <text:p>66,96667</text:p>
          </table:table-cell>
          <table:table-cell office:value-type="float" office:value="0.344025">
            <text:p>0,34402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000003">
            <text:p>67,000003</text:p>
          </table:table-cell>
          <table:table-cell office:value-type="float" office:value="0.332622">
            <text:p>0,33262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033337">
            <text:p>67,033337</text:p>
          </table:table-cell>
          <table:table-cell office:value-type="float" office:value="0.32464">
            <text:p>0,3246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06667">
            <text:p>67,06667</text:p>
          </table:table-cell>
          <table:table-cell office:value-type="float" office:value="0.33233">
            <text:p>0,3323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100003">
            <text:p>67,100003</text:p>
          </table:table-cell>
          <table:table-cell office:value-type="float" office:value="0.327112">
            <text:p>0,32711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133337">
            <text:p>67,133337</text:p>
          </table:table-cell>
          <table:table-cell office:value-type="float" office:value="0.337289">
            <text:p>0,33728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16667">
            <text:p>67,16667</text:p>
          </table:table-cell>
          <table:table-cell office:value-type="float" office:value="0.341167">
            <text:p>0,34116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200004">
            <text:p>67,200004</text:p>
          </table:table-cell>
          <table:table-cell office:value-type="float" office:value="0.335316">
            <text:p>0,33531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233337">
            <text:p>67,233337</text:p>
          </table:table-cell>
          <table:table-cell office:value-type="float" office:value="0.333593">
            <text:p>0,33359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26667">
            <text:p>67,26667</text:p>
          </table:table-cell>
          <table:table-cell office:value-type="float" office:value="0.320654">
            <text:p>0,32065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300004">
            <text:p>67,300004</text:p>
          </table:table-cell>
          <table:table-cell office:value-type="float" office:value="0.338223">
            <text:p>0,33822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333337">
            <text:p>67,333337</text:p>
          </table:table-cell>
          <table:table-cell office:value-type="float" office:value="0.326991">
            <text:p>0,32699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36667">
            <text:p>67,36667</text:p>
          </table:table-cell>
          <table:table-cell office:value-type="float" office:value="0.331592">
            <text:p>0,33159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400004">
            <text:p>67,400004</text:p>
          </table:table-cell>
          <table:table-cell office:value-type="float" office:value="0.331982">
            <text:p>0,33198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433337">
            <text:p>67,433337</text:p>
          </table:table-cell>
          <table:table-cell office:value-type="float" office:value="0.335917">
            <text:p>0,33591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46667">
            <text:p>67,46667</text:p>
          </table:table-cell>
          <table:table-cell office:value-type="float" office:value="0.320832">
            <text:p>0,32083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500004">
            <text:p>67,500004</text:p>
          </table:table-cell>
          <table:table-cell office:value-type="float" office:value="0.336601">
            <text:p>0,33660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533337">
            <text:p>67,533337</text:p>
          </table:table-cell>
          <table:table-cell office:value-type="float" office:value="0.33373">
            <text:p>0,3337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56667">
            <text:p>67,56667</text:p>
          </table:table-cell>
          <table:table-cell office:value-type="float" office:value="0.336048">
            <text:p>0,33604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600004">
            <text:p>67,600004</text:p>
          </table:table-cell>
          <table:table-cell office:value-type="float" office:value="0.325109">
            <text:p>0,32510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633337">
            <text:p>67,633337</text:p>
          </table:table-cell>
          <table:table-cell office:value-type="float" office:value="0.33323">
            <text:p>0,3332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66667">
            <text:p>67,66667</text:p>
          </table:table-cell>
          <table:table-cell office:value-type="float" office:value="0.32492">
            <text:p>0,3249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700004">
            <text:p>67,700004</text:p>
          </table:table-cell>
          <table:table-cell office:value-type="float" office:value="0.33363">
            <text:p>0,3336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733337">
            <text:p>67,733337</text:p>
          </table:table-cell>
          <table:table-cell office:value-type="float" office:value="0.326751">
            <text:p>0,32675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76667">
            <text:p>67,76667</text:p>
          </table:table-cell>
          <table:table-cell office:value-type="float" office:value="0.332909">
            <text:p>0,33290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800004">
            <text:p>67,800004</text:p>
          </table:table-cell>
          <table:table-cell office:value-type="float" office:value="0.329322">
            <text:p>0,32932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833337">
            <text:p>67,833337</text:p>
          </table:table-cell>
          <table:table-cell office:value-type="float" office:value="0.338441">
            <text:p>0,33844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86667">
            <text:p>67,86667</text:p>
          </table:table-cell>
          <table:table-cell office:value-type="float" office:value="0.328352">
            <text:p>0,32835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900004">
            <text:p>67,900004</text:p>
          </table:table-cell>
          <table:table-cell office:value-type="float" office:value="0.326789">
            <text:p>0,32678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933337">
            <text:p>67,933337</text:p>
          </table:table-cell>
          <table:table-cell office:value-type="float" office:value="0.335183">
            <text:p>0,33518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7.96667">
            <text:p>67,96667</text:p>
          </table:table-cell>
          <table:table-cell office:value-type="float" office:value="0.329802">
            <text:p>0,32980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000004">
            <text:p>68,000004</text:p>
          </table:table-cell>
          <table:table-cell office:value-type="float" office:value="0.335248">
            <text:p>0,33524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033337">
            <text:p>68,033337</text:p>
          </table:table-cell>
          <table:table-cell office:value-type="float" office:value="0.325399">
            <text:p>0,32539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06667">
            <text:p>68,06667</text:p>
          </table:table-cell>
          <table:table-cell office:value-type="float" office:value="0.327721">
            <text:p>0,32772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100004">
            <text:p>68,100004</text:p>
          </table:table-cell>
          <table:table-cell office:value-type="float" office:value="0.337955">
            <text:p>0,33795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133337">
            <text:p>68,133337</text:p>
          </table:table-cell>
          <table:table-cell office:value-type="float" office:value="0.339588">
            <text:p>0,33958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16667">
            <text:p>68,16667</text:p>
          </table:table-cell>
          <table:table-cell office:value-type="float" office:value="0.318544">
            <text:p>0,31854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200004">
            <text:p>68,200004</text:p>
          </table:table-cell>
          <table:table-cell office:value-type="float" office:value="0.348485">
            <text:p>0,34848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233337">
            <text:p>68,233337</text:p>
          </table:table-cell>
          <table:table-cell office:value-type="float" office:value="0.337034">
            <text:p>0,33703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26667">
            <text:p>68,26667</text:p>
          </table:table-cell>
          <table:table-cell office:value-type="float" office:value="0.340409">
            <text:p>0,34040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300004">
            <text:p>68,300004</text:p>
          </table:table-cell>
          <table:table-cell office:value-type="float" office:value="0.331501">
            <text:p>0,33150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333337">
            <text:p>68,333337</text:p>
          </table:table-cell>
          <table:table-cell office:value-type="float" office:value="0.337614">
            <text:p>0,33761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36667">
            <text:p>68,36667</text:p>
          </table:table-cell>
          <table:table-cell office:value-type="float" office:value="0.327485">
            <text:p>0,32748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400004">
            <text:p>68,400004</text:p>
          </table:table-cell>
          <table:table-cell office:value-type="float" office:value="0.332161">
            <text:p>0,33216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433337">
            <text:p>68,433337</text:p>
          </table:table-cell>
          <table:table-cell office:value-type="float" office:value="0.332646">
            <text:p>0,33264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46667">
            <text:p>68,46667</text:p>
          </table:table-cell>
          <table:table-cell office:value-type="float" office:value="0.339712">
            <text:p>0,33971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500004">
            <text:p>68,500004</text:p>
          </table:table-cell>
          <table:table-cell office:value-type="float" office:value="0.332734">
            <text:p>0,33273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533337">
            <text:p>68,533337</text:p>
          </table:table-cell>
          <table:table-cell office:value-type="float" office:value="0.355376">
            <text:p>0,35537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56667">
            <text:p>68,56667</text:p>
          </table:table-cell>
          <table:table-cell office:value-type="float" office:value="0.324688">
            <text:p>0,32468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600004">
            <text:p>68,600004</text:p>
          </table:table-cell>
          <table:table-cell office:value-type="float" office:value="0.340522">
            <text:p>0,34052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633337">
            <text:p>68,633337</text:p>
          </table:table-cell>
          <table:table-cell office:value-type="float" office:value="0.341375">
            <text:p>0,34137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66667">
            <text:p>68,66667</text:p>
          </table:table-cell>
          <table:table-cell office:value-type="float" office:value="0.319953">
            <text:p>0,31995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700004">
            <text:p>68,700004</text:p>
          </table:table-cell>
          <table:table-cell office:value-type="float" office:value="0.340033">
            <text:p>0,34003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733337">
            <text:p>68,733337</text:p>
          </table:table-cell>
          <table:table-cell office:value-type="float" office:value="0.319238">
            <text:p>0,31923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76667">
            <text:p>68,76667</text:p>
          </table:table-cell>
          <table:table-cell office:value-type="float" office:value="0.316537">
            <text:p>0,31653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800004">
            <text:p>68,800004</text:p>
          </table:table-cell>
          <table:table-cell office:value-type="float" office:value="0.318641">
            <text:p>0,31864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833337">
            <text:p>68,833337</text:p>
          </table:table-cell>
          <table:table-cell office:value-type="float" office:value="0.329416">
            <text:p>0,32941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86667">
            <text:p>68,86667</text:p>
          </table:table-cell>
          <table:table-cell office:value-type="float" office:value="0.336029">
            <text:p>0,33602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900004">
            <text:p>68,900004</text:p>
          </table:table-cell>
          <table:table-cell office:value-type="float" office:value="0.332574">
            <text:p>0,33257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933337">
            <text:p>68,933337</text:p>
          </table:table-cell>
          <table:table-cell office:value-type="float" office:value="0.32706">
            <text:p>0,3270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8.96667">
            <text:p>68,96667</text:p>
          </table:table-cell>
          <table:table-cell office:value-type="float" office:value="0.329289">
            <text:p>0,32928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000004">
            <text:p>69,000004</text:p>
          </table:table-cell>
          <table:table-cell office:value-type="float" office:value="0.336857">
            <text:p>0,33685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033337">
            <text:p>69,033337</text:p>
          </table:table-cell>
          <table:table-cell office:value-type="float" office:value="0.32978">
            <text:p>0,3297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06667">
            <text:p>69,06667</text:p>
          </table:table-cell>
          <table:table-cell office:value-type="float" office:value="0.328102">
            <text:p>0,32810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100004">
            <text:p>69,100004</text:p>
          </table:table-cell>
          <table:table-cell office:value-type="float" office:value="0.319731">
            <text:p>0,31973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133337">
            <text:p>69,133337</text:p>
          </table:table-cell>
          <table:table-cell office:value-type="float" office:value="0.329188">
            <text:p>0,32918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16667">
            <text:p>69,16667</text:p>
          </table:table-cell>
          <table:table-cell office:value-type="float" office:value="0.320331">
            <text:p>0,32033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200004">
            <text:p>69,200004</text:p>
          </table:table-cell>
          <table:table-cell office:value-type="float" office:value="0.330732">
            <text:p>0,33073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233337">
            <text:p>69,233337</text:p>
          </table:table-cell>
          <table:table-cell office:value-type="float" office:value="0.334589">
            <text:p>0,33458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26667">
            <text:p>69,26667</text:p>
          </table:table-cell>
          <table:table-cell office:value-type="float" office:value="0.320707">
            <text:p>0,32070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300004">
            <text:p>69,300004</text:p>
          </table:table-cell>
          <table:table-cell office:value-type="float" office:value="0.329234">
            <text:p>0,32923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333337">
            <text:p>69,333337</text:p>
          </table:table-cell>
          <table:table-cell office:value-type="float" office:value="0.332674">
            <text:p>0,33267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36667">
            <text:p>69,36667</text:p>
          </table:table-cell>
          <table:table-cell office:value-type="float" office:value="0.331887">
            <text:p>0,33188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400004">
            <text:p>69,400004</text:p>
          </table:table-cell>
          <table:table-cell office:value-type="float" office:value="0.33663">
            <text:p>0,3366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433337">
            <text:p>69,433337</text:p>
          </table:table-cell>
          <table:table-cell office:value-type="float" office:value="0.330425">
            <text:p>0,33042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46667">
            <text:p>69,46667</text:p>
          </table:table-cell>
          <table:table-cell office:value-type="float" office:value="0.32823">
            <text:p>0,3282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500004">
            <text:p>69,500004</text:p>
          </table:table-cell>
          <table:table-cell office:value-type="float" office:value="0.340076">
            <text:p>0,34007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533337">
            <text:p>69,533337</text:p>
          </table:table-cell>
          <table:table-cell office:value-type="float" office:value="0.326217">
            <text:p>0,32621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56667">
            <text:p>69,56667</text:p>
          </table:table-cell>
          <table:table-cell office:value-type="float" office:value="0.34167">
            <text:p>0,3416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600004">
            <text:p>69,600004</text:p>
          </table:table-cell>
          <table:table-cell office:value-type="float" office:value="0.326804">
            <text:p>0,32680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633337">
            <text:p>69,633337</text:p>
          </table:table-cell>
          <table:table-cell office:value-type="float" office:value="0.339937">
            <text:p>0,33993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66667">
            <text:p>69,66667</text:p>
          </table:table-cell>
          <table:table-cell office:value-type="float" office:value="0.338405">
            <text:p>0,33840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700004">
            <text:p>69,700004</text:p>
          </table:table-cell>
          <table:table-cell office:value-type="float" office:value="0.337522">
            <text:p>0,33752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733337">
            <text:p>69,733337</text:p>
          </table:table-cell>
          <table:table-cell office:value-type="float" office:value="0.327226">
            <text:p>0,32722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76667">
            <text:p>69,76667</text:p>
          </table:table-cell>
          <table:table-cell office:value-type="float" office:value="0.340751">
            <text:p>0,34075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800004">
            <text:p>69,800004</text:p>
          </table:table-cell>
          <table:table-cell office:value-type="float" office:value="0.338548">
            <text:p>0,33854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833337">
            <text:p>69,833337</text:p>
          </table:table-cell>
          <table:table-cell office:value-type="float" office:value="0.337557">
            <text:p>0,33755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86667">
            <text:p>69,86667</text:p>
          </table:table-cell>
          <table:table-cell office:value-type="float" office:value="0.331954">
            <text:p>0,33195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900004">
            <text:p>69,900004</text:p>
          </table:table-cell>
          <table:table-cell office:value-type="float" office:value="0.32739">
            <text:p>0,3273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933337">
            <text:p>69,933337</text:p>
          </table:table-cell>
          <table:table-cell office:value-type="float" office:value="0.328108">
            <text:p>0,32810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69.96667">
            <text:p>69,96667</text:p>
          </table:table-cell>
          <table:table-cell office:value-type="float" office:value="0.345958">
            <text:p>0,34595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000004">
            <text:p>70,000004</text:p>
          </table:table-cell>
          <table:table-cell office:value-type="float" office:value="0.330978">
            <text:p>0,33097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033337">
            <text:p>70,033337</text:p>
          </table:table-cell>
          <table:table-cell office:value-type="float" office:value="0.333129">
            <text:p>0,33312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06667">
            <text:p>70,06667</text:p>
          </table:table-cell>
          <table:table-cell office:value-type="float" office:value="0.333756">
            <text:p>0,33375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100004">
            <text:p>70,100004</text:p>
          </table:table-cell>
          <table:table-cell office:value-type="float" office:value="0.335858">
            <text:p>0,33585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133337">
            <text:p>70,133337</text:p>
          </table:table-cell>
          <table:table-cell office:value-type="float" office:value="0.339717">
            <text:p>0,33971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16667">
            <text:p>70,16667</text:p>
          </table:table-cell>
          <table:table-cell office:value-type="float" office:value="0.315551">
            <text:p>0,31555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200004">
            <text:p>70,200004</text:p>
          </table:table-cell>
          <table:table-cell office:value-type="float" office:value="0.341973">
            <text:p>0,34197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233337">
            <text:p>70,233337</text:p>
          </table:table-cell>
          <table:table-cell office:value-type="float" office:value="0.339961">
            <text:p>0,33996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26667">
            <text:p>70,26667</text:p>
          </table:table-cell>
          <table:table-cell office:value-type="float" office:value="0.334175">
            <text:p>0,33417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300004">
            <text:p>70,300004</text:p>
          </table:table-cell>
          <table:table-cell office:value-type="float" office:value="0.315169">
            <text:p>0,31516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333337">
            <text:p>70,333337</text:p>
          </table:table-cell>
          <table:table-cell office:value-type="float" office:value="0.331544">
            <text:p>0,33154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36667">
            <text:p>70,36667</text:p>
          </table:table-cell>
          <table:table-cell office:value-type="float" office:value="0.32637">
            <text:p>0,3263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400004">
            <text:p>70,400004</text:p>
          </table:table-cell>
          <table:table-cell office:value-type="float" office:value="0.314485">
            <text:p>0,31448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433337">
            <text:p>70,433337</text:p>
          </table:table-cell>
          <table:table-cell office:value-type="float" office:value="0.342046">
            <text:p>0,34204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46667">
            <text:p>70,46667</text:p>
          </table:table-cell>
          <table:table-cell office:value-type="float" office:value="0.331383">
            <text:p>0,33138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500004">
            <text:p>70,500004</text:p>
          </table:table-cell>
          <table:table-cell office:value-type="float" office:value="0.331264">
            <text:p>0,33126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533337">
            <text:p>70,533337</text:p>
          </table:table-cell>
          <table:table-cell office:value-type="float" office:value="0.331654">
            <text:p>0,33165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56667">
            <text:p>70,56667</text:p>
          </table:table-cell>
          <table:table-cell office:value-type="float" office:value="0.313848">
            <text:p>0,31384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600004">
            <text:p>70,600004</text:p>
          </table:table-cell>
          <table:table-cell office:value-type="float" office:value="0.333461">
            <text:p>0,33346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633337">
            <text:p>70,633337</text:p>
          </table:table-cell>
          <table:table-cell office:value-type="float" office:value="0.332281">
            <text:p>0,33228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66667">
            <text:p>70,66667</text:p>
          </table:table-cell>
          <table:table-cell office:value-type="float" office:value="0.331193">
            <text:p>0,33119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700004">
            <text:p>70,700004</text:p>
          </table:table-cell>
          <table:table-cell office:value-type="float" office:value="0.323353">
            <text:p>0,32335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733337">
            <text:p>70,733337</text:p>
          </table:table-cell>
          <table:table-cell office:value-type="float" office:value="0.324391">
            <text:p>0,32439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76667">
            <text:p>70,76667</text:p>
          </table:table-cell>
          <table:table-cell office:value-type="float" office:value="0.329592">
            <text:p>0,32959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800004">
            <text:p>70,800004</text:p>
          </table:table-cell>
          <table:table-cell office:value-type="float" office:value="0.323214">
            <text:p>0,32321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833337">
            <text:p>70,833337</text:p>
          </table:table-cell>
          <table:table-cell office:value-type="float" office:value="0.320786">
            <text:p>0,32078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86667">
            <text:p>70,86667</text:p>
          </table:table-cell>
          <table:table-cell office:value-type="float" office:value="0.343005">
            <text:p>0,34300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900004">
            <text:p>70,900004</text:p>
          </table:table-cell>
          <table:table-cell office:value-type="float" office:value="0.353373">
            <text:p>0,35337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933337">
            <text:p>70,933337</text:p>
          </table:table-cell>
          <table:table-cell office:value-type="float" office:value="0.330649">
            <text:p>0,33064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96667">
            <text:p>70,96667</text:p>
          </table:table-cell>
          <table:table-cell office:value-type="float" office:value="0.327759">
            <text:p>0,32775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000004">
            <text:p>71,000004</text:p>
          </table:table-cell>
          <table:table-cell office:value-type="float" office:value="0.338183">
            <text:p>0,33818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033337">
            <text:p>71,033337</text:p>
          </table:table-cell>
          <table:table-cell office:value-type="float" office:value="0.31847">
            <text:p>0,3184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06667">
            <text:p>71,06667</text:p>
          </table:table-cell>
          <table:table-cell office:value-type="float" office:value="0.329171">
            <text:p>0,32917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100004">
            <text:p>71,100004</text:p>
          </table:table-cell>
          <table:table-cell office:value-type="float" office:value="0.329144">
            <text:p>0,32914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133337">
            <text:p>71,133337</text:p>
          </table:table-cell>
          <table:table-cell office:value-type="float" office:value="0.325485">
            <text:p>0,32548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16667">
            <text:p>71,16667</text:p>
          </table:table-cell>
          <table:table-cell office:value-type="float" office:value="0.335719">
            <text:p>0,33571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200004">
            <text:p>71,200004</text:p>
          </table:table-cell>
          <table:table-cell office:value-type="float" office:value="0.330051">
            <text:p>0,33005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233337">
            <text:p>71,233337</text:p>
          </table:table-cell>
          <table:table-cell office:value-type="float" office:value="0.326694">
            <text:p>0,32669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26667">
            <text:p>71,26667</text:p>
          </table:table-cell>
          <table:table-cell office:value-type="float" office:value="0.330368">
            <text:p>0,33036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300004">
            <text:p>71,300004</text:p>
          </table:table-cell>
          <table:table-cell office:value-type="float" office:value="0.341551">
            <text:p>0,34155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333337">
            <text:p>71,333337</text:p>
          </table:table-cell>
          <table:table-cell office:value-type="float" office:value="0.330829">
            <text:p>0,33082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36667">
            <text:p>71,36667</text:p>
          </table:table-cell>
          <table:table-cell office:value-type="float" office:value="0.331405">
            <text:p>0,33140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400004">
            <text:p>71,400004</text:p>
          </table:table-cell>
          <table:table-cell office:value-type="float" office:value="0.326131">
            <text:p>0,32613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433337">
            <text:p>71,433337</text:p>
          </table:table-cell>
          <table:table-cell office:value-type="float" office:value="0.333076">
            <text:p>0,33307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46667">
            <text:p>71,46667</text:p>
          </table:table-cell>
          <table:table-cell office:value-type="float" office:value="0.333687">
            <text:p>0,33368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500004">
            <text:p>71,500004</text:p>
          </table:table-cell>
          <table:table-cell office:value-type="float" office:value="0.345681">
            <text:p>0,34568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533337">
            <text:p>71,533337</text:p>
          </table:table-cell>
          <table:table-cell office:value-type="float" office:value="0.343672">
            <text:p>0,34367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56667">
            <text:p>71,56667</text:p>
          </table:table-cell>
          <table:table-cell office:value-type="float" office:value="0.340388">
            <text:p>0,34038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600004">
            <text:p>71,600004</text:p>
          </table:table-cell>
          <table:table-cell office:value-type="float" office:value="0.329918">
            <text:p>0,32991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633337">
            <text:p>71,633337</text:p>
          </table:table-cell>
          <table:table-cell office:value-type="float" office:value="0.318844">
            <text:p>0,31884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66667">
            <text:p>71,66667</text:p>
          </table:table-cell>
          <table:table-cell office:value-type="float" office:value="0.331659">
            <text:p>0,33165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700004">
            <text:p>71,700004</text:p>
          </table:table-cell>
          <table:table-cell office:value-type="float" office:value="0.334874">
            <text:p>0,33487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733337">
            <text:p>71,733337</text:p>
          </table:table-cell>
          <table:table-cell office:value-type="float" office:value="0.33899">
            <text:p>0,3389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76667">
            <text:p>71,76667</text:p>
          </table:table-cell>
          <table:table-cell office:value-type="float" office:value="0.3171">
            <text:p>0,317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800004">
            <text:p>71,800004</text:p>
          </table:table-cell>
          <table:table-cell office:value-type="float" office:value="0.331018">
            <text:p>0,33101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833337">
            <text:p>71,833337</text:p>
          </table:table-cell>
          <table:table-cell office:value-type="float" office:value="0.337274">
            <text:p>0,33727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86667">
            <text:p>71,86667</text:p>
          </table:table-cell>
          <table:table-cell office:value-type="float" office:value="0.334406">
            <text:p>0,33440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900004">
            <text:p>71,900004</text:p>
          </table:table-cell>
          <table:table-cell office:value-type="float" office:value="0.340201">
            <text:p>0,34020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933337">
            <text:p>71,933337</text:p>
          </table:table-cell>
          <table:table-cell office:value-type="float" office:value="0.341635">
            <text:p>0,34163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1.96667">
            <text:p>71,96667</text:p>
          </table:table-cell>
          <table:table-cell office:value-type="float" office:value="0.329944">
            <text:p>0,32994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000004">
            <text:p>72,000004</text:p>
          </table:table-cell>
          <table:table-cell office:value-type="float" office:value="0.326326">
            <text:p>0,32632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033337">
            <text:p>72,033337</text:p>
          </table:table-cell>
          <table:table-cell office:value-type="float" office:value="0.327697">
            <text:p>0,32769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06667">
            <text:p>72,06667</text:p>
          </table:table-cell>
          <table:table-cell office:value-type="float" office:value="0.331322">
            <text:p>0,33132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100004">
            <text:p>72,100004</text:p>
          </table:table-cell>
          <table:table-cell office:value-type="float" office:value="0.338028">
            <text:p>0,33802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133337">
            <text:p>72,133337</text:p>
          </table:table-cell>
          <table:table-cell office:value-type="float" office:value="0.339624">
            <text:p>0,33962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16667">
            <text:p>72,16667</text:p>
          </table:table-cell>
          <table:table-cell office:value-type="float" office:value="0.329739">
            <text:p>0,32973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200004">
            <text:p>72,200004</text:p>
          </table:table-cell>
          <table:table-cell office:value-type="float" office:value="0.332303">
            <text:p>0,33230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233337">
            <text:p>72,233337</text:p>
          </table:table-cell>
          <table:table-cell office:value-type="float" office:value="0.3274">
            <text:p>0,327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26667">
            <text:p>72,26667</text:p>
          </table:table-cell>
          <table:table-cell office:value-type="float" office:value="0.336787">
            <text:p>0,33678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300004">
            <text:p>72,300004</text:p>
          </table:table-cell>
          <table:table-cell office:value-type="float" office:value="0.350034">
            <text:p>0,35003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333337">
            <text:p>72,333337</text:p>
          </table:table-cell>
          <table:table-cell office:value-type="float" office:value="0.326576">
            <text:p>0,32657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36667">
            <text:p>72,36667</text:p>
          </table:table-cell>
          <table:table-cell office:value-type="float" office:value="0.332281">
            <text:p>0,33228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400004">
            <text:p>72,400004</text:p>
          </table:table-cell>
          <table:table-cell office:value-type="float" office:value="0.322365">
            <text:p>0,32236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433337">
            <text:p>72,433337</text:p>
          </table:table-cell>
          <table:table-cell office:value-type="float" office:value="0.340622">
            <text:p>0,34062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46667">
            <text:p>72,46667</text:p>
          </table:table-cell>
          <table:table-cell office:value-type="float" office:value="0.32849">
            <text:p>0,3284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500004">
            <text:p>72,500004</text:p>
          </table:table-cell>
          <table:table-cell office:value-type="float" office:value="0.318502">
            <text:p>0,31850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533337">
            <text:p>72,533337</text:p>
          </table:table-cell>
          <table:table-cell office:value-type="float" office:value="0.336803">
            <text:p>0,33680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56667">
            <text:p>72,56667</text:p>
          </table:table-cell>
          <table:table-cell office:value-type="float" office:value="0.319622">
            <text:p>0,31962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600004">
            <text:p>72,600004</text:p>
          </table:table-cell>
          <table:table-cell office:value-type="float" office:value="0.334178">
            <text:p>0,33417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633337">
            <text:p>72,633337</text:p>
          </table:table-cell>
          <table:table-cell office:value-type="float" office:value="0.332641">
            <text:p>0,33264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66667">
            <text:p>72,66667</text:p>
          </table:table-cell>
          <table:table-cell office:value-type="float" office:value="0.33513">
            <text:p>0,3351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700004">
            <text:p>72,700004</text:p>
          </table:table-cell>
          <table:table-cell office:value-type="float" office:value="0.341685">
            <text:p>0,34168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733337">
            <text:p>72,733337</text:p>
          </table:table-cell>
          <table:table-cell office:value-type="float" office:value="0.326506">
            <text:p>0,32650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76667">
            <text:p>72,76667</text:p>
          </table:table-cell>
          <table:table-cell office:value-type="float" office:value="0.341879">
            <text:p>0,34187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800004">
            <text:p>72,800004</text:p>
          </table:table-cell>
          <table:table-cell office:value-type="float" office:value="0.319944">
            <text:p>0,31994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833337">
            <text:p>72,833337</text:p>
          </table:table-cell>
          <table:table-cell office:value-type="float" office:value="0.331163">
            <text:p>0,33116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86667">
            <text:p>72,86667</text:p>
          </table:table-cell>
          <table:table-cell office:value-type="float" office:value="0.332209">
            <text:p>0,33220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900004">
            <text:p>72,900004</text:p>
          </table:table-cell>
          <table:table-cell office:value-type="float" office:value="0.335122">
            <text:p>0,33512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933337">
            <text:p>72,933337</text:p>
          </table:table-cell>
          <table:table-cell office:value-type="float" office:value="0.329682">
            <text:p>0,32968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2.96667">
            <text:p>72,96667</text:p>
          </table:table-cell>
          <table:table-cell office:value-type="float" office:value="0.332311">
            <text:p>0,33231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000004">
            <text:p>73,000004</text:p>
          </table:table-cell>
          <table:table-cell office:value-type="float" office:value="0.336804">
            <text:p>0,33680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033337">
            <text:p>73,033337</text:p>
          </table:table-cell>
          <table:table-cell office:value-type="float" office:value="0.334594">
            <text:p>0,33459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06667">
            <text:p>73,06667</text:p>
          </table:table-cell>
          <table:table-cell office:value-type="float" office:value="0.329479">
            <text:p>0,32947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100004">
            <text:p>73,100004</text:p>
          </table:table-cell>
          <table:table-cell office:value-type="float" office:value="0.33579">
            <text:p>0,3357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133337">
            <text:p>73,133337</text:p>
          </table:table-cell>
          <table:table-cell office:value-type="float" office:value="0.333137">
            <text:p>0,33313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16667">
            <text:p>73,16667</text:p>
          </table:table-cell>
          <table:table-cell office:value-type="float" office:value="0.326222">
            <text:p>0,32622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200004">
            <text:p>73,200004</text:p>
          </table:table-cell>
          <table:table-cell office:value-type="float" office:value="0.32711">
            <text:p>0,3271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233337">
            <text:p>73,233337</text:p>
          </table:table-cell>
          <table:table-cell office:value-type="float" office:value="0.340461">
            <text:p>0,34046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26667">
            <text:p>73,26667</text:p>
          </table:table-cell>
          <table:table-cell office:value-type="float" office:value="0.34177">
            <text:p>0,3417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300004">
            <text:p>73,300004</text:p>
          </table:table-cell>
          <table:table-cell office:value-type="float" office:value="0.327215">
            <text:p>0,32721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333337">
            <text:p>73,333337</text:p>
          </table:table-cell>
          <table:table-cell office:value-type="float" office:value="0.319283">
            <text:p>0,31928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36667">
            <text:p>73,36667</text:p>
          </table:table-cell>
          <table:table-cell office:value-type="float" office:value="0.344735">
            <text:p>0,34473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400004">
            <text:p>73,400004</text:p>
          </table:table-cell>
          <table:table-cell office:value-type="float" office:value="0.321085">
            <text:p>0,32108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433337">
            <text:p>73,433337</text:p>
          </table:table-cell>
          <table:table-cell office:value-type="float" office:value="0.326866">
            <text:p>0,32686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46667">
            <text:p>73,46667</text:p>
          </table:table-cell>
          <table:table-cell office:value-type="float" office:value="0.339953">
            <text:p>0,33995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500004">
            <text:p>73,500004</text:p>
          </table:table-cell>
          <table:table-cell office:value-type="float" office:value="0.337038">
            <text:p>0,33703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533337">
            <text:p>73,533337</text:p>
          </table:table-cell>
          <table:table-cell office:value-type="float" office:value="0.332554">
            <text:p>0,33255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566671">
            <text:p>73,566671</text:p>
          </table:table-cell>
          <table:table-cell office:value-type="float" office:value="0.316937">
            <text:p>0,31693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600004">
            <text:p>73,600004</text:p>
          </table:table-cell>
          <table:table-cell office:value-type="float" office:value="0.324553">
            <text:p>0,32455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633337">
            <text:p>73,633337</text:p>
          </table:table-cell>
          <table:table-cell office:value-type="float" office:value="0.321742">
            <text:p>0,32174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666671">
            <text:p>73,666671</text:p>
          </table:table-cell>
          <table:table-cell office:value-type="float" office:value="0.323393">
            <text:p>0,32339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700004">
            <text:p>73,700004</text:p>
          </table:table-cell>
          <table:table-cell office:value-type="float" office:value="0.328646">
            <text:p>0,32864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733337">
            <text:p>73,733337</text:p>
          </table:table-cell>
          <table:table-cell office:value-type="float" office:value="0.325641">
            <text:p>0,32564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766671">
            <text:p>73,766671</text:p>
          </table:table-cell>
          <table:table-cell office:value-type="float" office:value="0.329606">
            <text:p>0,32960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800004">
            <text:p>73,800004</text:p>
          </table:table-cell>
          <table:table-cell office:value-type="float" office:value="0.328962">
            <text:p>0,32896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833337">
            <text:p>73,833337</text:p>
          </table:table-cell>
          <table:table-cell office:value-type="float" office:value="0.328452">
            <text:p>0,32845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866671">
            <text:p>73,866671</text:p>
          </table:table-cell>
          <table:table-cell office:value-type="float" office:value="0.337945">
            <text:p>0,33794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900004">
            <text:p>73,900004</text:p>
          </table:table-cell>
          <table:table-cell office:value-type="float" office:value="0.337761">
            <text:p>0,33776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933337">
            <text:p>73,933337</text:p>
          </table:table-cell>
          <table:table-cell office:value-type="float" office:value="0.330127">
            <text:p>0,33012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3.966671">
            <text:p>73,966671</text:p>
          </table:table-cell>
          <table:table-cell office:value-type="float" office:value="0.337182">
            <text:p>0,33718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000004">
            <text:p>74,000004</text:p>
          </table:table-cell>
          <table:table-cell office:value-type="float" office:value="0.317536">
            <text:p>0,31753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033337">
            <text:p>74,033337</text:p>
          </table:table-cell>
          <table:table-cell office:value-type="float" office:value="0.340952">
            <text:p>0,34095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066671">
            <text:p>74,066671</text:p>
          </table:table-cell>
          <table:table-cell office:value-type="float" office:value="0.32942">
            <text:p>0,3294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100004">
            <text:p>74,100004</text:p>
          </table:table-cell>
          <table:table-cell office:value-type="float" office:value="0.328383">
            <text:p>0,32838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133337">
            <text:p>74,133337</text:p>
          </table:table-cell>
          <table:table-cell office:value-type="float" office:value="0.315964">
            <text:p>0,31596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166671">
            <text:p>74,166671</text:p>
          </table:table-cell>
          <table:table-cell office:value-type="float" office:value="0.318112">
            <text:p>0,31811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200004">
            <text:p>74,200004</text:p>
          </table:table-cell>
          <table:table-cell office:value-type="float" office:value="0.322531">
            <text:p>0,32253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233337">
            <text:p>74,233337</text:p>
          </table:table-cell>
          <table:table-cell office:value-type="float" office:value="0.324609">
            <text:p>0,32460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266671">
            <text:p>74,266671</text:p>
          </table:table-cell>
          <table:table-cell office:value-type="float" office:value="0.331365">
            <text:p>0,33136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300004">
            <text:p>74,300004</text:p>
          </table:table-cell>
          <table:table-cell office:value-type="float" office:value="0.342473">
            <text:p>0,34247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333337">
            <text:p>74,333337</text:p>
          </table:table-cell>
          <table:table-cell office:value-type="float" office:value="0.343879">
            <text:p>0,34387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366671">
            <text:p>74,366671</text:p>
          </table:table-cell>
          <table:table-cell office:value-type="float" office:value="0.340415">
            <text:p>0,34041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400004">
            <text:p>74,400004</text:p>
          </table:table-cell>
          <table:table-cell office:value-type="float" office:value="0.330373">
            <text:p>0,33037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433337">
            <text:p>74,433337</text:p>
          </table:table-cell>
          <table:table-cell office:value-type="float" office:value="0.341348">
            <text:p>0,34134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466671">
            <text:p>74,466671</text:p>
          </table:table-cell>
          <table:table-cell office:value-type="float" office:value="0.329381">
            <text:p>0,32938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500004">
            <text:p>74,500004</text:p>
          </table:table-cell>
          <table:table-cell office:value-type="float" office:value="0.318411">
            <text:p>0,31841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533337">
            <text:p>74,533337</text:p>
          </table:table-cell>
          <table:table-cell office:value-type="float" office:value="0.331199">
            <text:p>0,33119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566671">
            <text:p>74,566671</text:p>
          </table:table-cell>
          <table:table-cell office:value-type="float" office:value="0.335075">
            <text:p>0,33507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600004">
            <text:p>74,600004</text:p>
          </table:table-cell>
          <table:table-cell office:value-type="float" office:value="0.325122">
            <text:p>0,32512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633337">
            <text:p>74,633337</text:p>
          </table:table-cell>
          <table:table-cell office:value-type="float" office:value="0.332439">
            <text:p>0,33243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666671">
            <text:p>74,666671</text:p>
          </table:table-cell>
          <table:table-cell office:value-type="float" office:value="0.332544">
            <text:p>0,33254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700004">
            <text:p>74,700004</text:p>
          </table:table-cell>
          <table:table-cell office:value-type="float" office:value="0.340962">
            <text:p>0,34096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733337">
            <text:p>74,733337</text:p>
          </table:table-cell>
          <table:table-cell office:value-type="float" office:value="0.33506">
            <text:p>0,3350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766671">
            <text:p>74,766671</text:p>
          </table:table-cell>
          <table:table-cell office:value-type="float" office:value="0.332816">
            <text:p>0,33281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800004">
            <text:p>74,800004</text:p>
          </table:table-cell>
          <table:table-cell office:value-type="float" office:value="0.318582">
            <text:p>0,31858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833337">
            <text:p>74,833337</text:p>
          </table:table-cell>
          <table:table-cell office:value-type="float" office:value="0.316034">
            <text:p>0,31603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866671">
            <text:p>74,866671</text:p>
          </table:table-cell>
          <table:table-cell office:value-type="float" office:value="0.329415">
            <text:p>0,32941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900004">
            <text:p>74,900004</text:p>
          </table:table-cell>
          <table:table-cell office:value-type="float" office:value="0.335756">
            <text:p>0,33575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933337">
            <text:p>74,933337</text:p>
          </table:table-cell>
          <table:table-cell office:value-type="float" office:value="0.33688">
            <text:p>0,3368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4.966671">
            <text:p>74,966671</text:p>
          </table:table-cell>
          <table:table-cell office:value-type="float" office:value="0.346334">
            <text:p>0,34633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000004">
            <text:p>75,000004</text:p>
          </table:table-cell>
          <table:table-cell office:value-type="float" office:value="0.323323">
            <text:p>0,32332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033337">
            <text:p>75,033337</text:p>
          </table:table-cell>
          <table:table-cell office:value-type="float" office:value="0.329255">
            <text:p>0,32925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066671">
            <text:p>75,066671</text:p>
          </table:table-cell>
          <table:table-cell office:value-type="float" office:value="0.334518">
            <text:p>0,33451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100004">
            <text:p>75,100004</text:p>
          </table:table-cell>
          <table:table-cell office:value-type="float" office:value="0.334787">
            <text:p>0,33478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133337">
            <text:p>75,133337</text:p>
          </table:table-cell>
          <table:table-cell office:value-type="float" office:value="0.33773">
            <text:p>0,3377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166671">
            <text:p>75,166671</text:p>
          </table:table-cell>
          <table:table-cell office:value-type="float" office:value="0.335582">
            <text:p>0,33558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200004">
            <text:p>75,200004</text:p>
          </table:table-cell>
          <table:table-cell office:value-type="float" office:value="0.312746">
            <text:p>0,31274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233337">
            <text:p>75,233337</text:p>
          </table:table-cell>
          <table:table-cell office:value-type="float" office:value="0.341257">
            <text:p>0,34125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266671">
            <text:p>75,266671</text:p>
          </table:table-cell>
          <table:table-cell office:value-type="float" office:value="0.339955">
            <text:p>0,33995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300004">
            <text:p>75,300004</text:p>
          </table:table-cell>
          <table:table-cell office:value-type="float" office:value="0.338288">
            <text:p>0,33828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333337">
            <text:p>75,333337</text:p>
          </table:table-cell>
          <table:table-cell office:value-type="float" office:value="0.341618">
            <text:p>0,34161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366671">
            <text:p>75,366671</text:p>
          </table:table-cell>
          <table:table-cell office:value-type="float" office:value="0.340628">
            <text:p>0,34062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400004">
            <text:p>75,400004</text:p>
          </table:table-cell>
          <table:table-cell office:value-type="float" office:value="0.339228">
            <text:p>0,33922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433337">
            <text:p>75,433337</text:p>
          </table:table-cell>
          <table:table-cell office:value-type="float" office:value="0.336952">
            <text:p>0,33695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466671">
            <text:p>75,466671</text:p>
          </table:table-cell>
          <table:table-cell office:value-type="float" office:value="0.330906">
            <text:p>0,33090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500004">
            <text:p>75,500004</text:p>
          </table:table-cell>
          <table:table-cell office:value-type="float" office:value="0.34393">
            <text:p>0,3439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533337">
            <text:p>75,533337</text:p>
          </table:table-cell>
          <table:table-cell office:value-type="float" office:value="0.329164">
            <text:p>0,32916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566671">
            <text:p>75,566671</text:p>
          </table:table-cell>
          <table:table-cell office:value-type="float" office:value="0.339601">
            <text:p>0,33960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600004">
            <text:p>75,600004</text:p>
          </table:table-cell>
          <table:table-cell office:value-type="float" office:value="0.325197">
            <text:p>0,32519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633337">
            <text:p>75,633337</text:p>
          </table:table-cell>
          <table:table-cell office:value-type="float" office:value="0.331023">
            <text:p>0,33102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666671">
            <text:p>75,666671</text:p>
          </table:table-cell>
          <table:table-cell office:value-type="float" office:value="0.342117">
            <text:p>0,34211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700004">
            <text:p>75,700004</text:p>
          </table:table-cell>
          <table:table-cell office:value-type="float" office:value="0.320811">
            <text:p>0,32081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733337">
            <text:p>75,733337</text:p>
          </table:table-cell>
          <table:table-cell office:value-type="float" office:value="0.328938">
            <text:p>0,32893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766671">
            <text:p>75,766671</text:p>
          </table:table-cell>
          <table:table-cell office:value-type="float" office:value="0.322058">
            <text:p>0,32205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800004">
            <text:p>75,800004</text:p>
          </table:table-cell>
          <table:table-cell office:value-type="float" office:value="0.340565">
            <text:p>0,34056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833337">
            <text:p>75,833337</text:p>
          </table:table-cell>
          <table:table-cell office:value-type="float" office:value="0.323521">
            <text:p>0,32352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866671">
            <text:p>75,866671</text:p>
          </table:table-cell>
          <table:table-cell office:value-type="float" office:value="0.317869">
            <text:p>0,31786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900004">
            <text:p>75,900004</text:p>
          </table:table-cell>
          <table:table-cell office:value-type="float" office:value="0.324229">
            <text:p>0,32422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933337">
            <text:p>75,933337</text:p>
          </table:table-cell>
          <table:table-cell office:value-type="float" office:value="0.329085">
            <text:p>0,32908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5.966671">
            <text:p>75,966671</text:p>
          </table:table-cell>
          <table:table-cell office:value-type="float" office:value="0.327676">
            <text:p>0,32767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000004">
            <text:p>76,000004</text:p>
          </table:table-cell>
          <table:table-cell office:value-type="float" office:value="0.33778">
            <text:p>0,3377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033337">
            <text:p>76,033337</text:p>
          </table:table-cell>
          <table:table-cell office:value-type="float" office:value="0.325298">
            <text:p>0,32529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066671">
            <text:p>76,066671</text:p>
          </table:table-cell>
          <table:table-cell office:value-type="float" office:value="0.338595">
            <text:p>0,33859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100004">
            <text:p>76,100004</text:p>
          </table:table-cell>
          <table:table-cell office:value-type="float" office:value="0.320111">
            <text:p>0,32011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133337">
            <text:p>76,133337</text:p>
          </table:table-cell>
          <table:table-cell office:value-type="float" office:value="0.332884">
            <text:p>0,33288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166671">
            <text:p>76,166671</text:p>
          </table:table-cell>
          <table:table-cell office:value-type="float" office:value="0.326664">
            <text:p>0,32666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200004">
            <text:p>76,200004</text:p>
          </table:table-cell>
          <table:table-cell office:value-type="float" office:value="0.341373">
            <text:p>0,34137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233337">
            <text:p>76,233337</text:p>
          </table:table-cell>
          <table:table-cell office:value-type="float" office:value="0.330185">
            <text:p>0,33018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266671">
            <text:p>76,266671</text:p>
          </table:table-cell>
          <table:table-cell office:value-type="float" office:value="0.335831">
            <text:p>0,33583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300004">
            <text:p>76,300004</text:p>
          </table:table-cell>
          <table:table-cell office:value-type="float" office:value="0.339903">
            <text:p>0,33990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333337">
            <text:p>76,333337</text:p>
          </table:table-cell>
          <table:table-cell office:value-type="float" office:value="0.335606">
            <text:p>0,33560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366671">
            <text:p>76,366671</text:p>
          </table:table-cell>
          <table:table-cell office:value-type="float" office:value="0.329386">
            <text:p>0,32938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400004">
            <text:p>76,400004</text:p>
          </table:table-cell>
          <table:table-cell office:value-type="float" office:value="0.326863">
            <text:p>0,32686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433337">
            <text:p>76,433337</text:p>
          </table:table-cell>
          <table:table-cell office:value-type="float" office:value="0.324783">
            <text:p>0,32478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466671">
            <text:p>76,466671</text:p>
          </table:table-cell>
          <table:table-cell office:value-type="float" office:value="0.33243">
            <text:p>0,3324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500004">
            <text:p>76,500004</text:p>
          </table:table-cell>
          <table:table-cell office:value-type="float" office:value="0.306286">
            <text:p>0,30628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533337">
            <text:p>76,533337</text:p>
          </table:table-cell>
          <table:table-cell office:value-type="float" office:value="0.323058">
            <text:p>0,32305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566671">
            <text:p>76,566671</text:p>
          </table:table-cell>
          <table:table-cell office:value-type="float" office:value="0.32208">
            <text:p>0,3220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600004">
            <text:p>76,600004</text:p>
          </table:table-cell>
          <table:table-cell office:value-type="float" office:value="0.338579">
            <text:p>0,33857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633337">
            <text:p>76,633337</text:p>
          </table:table-cell>
          <table:table-cell office:value-type="float" office:value="0.32986">
            <text:p>0,3298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666671">
            <text:p>76,666671</text:p>
          </table:table-cell>
          <table:table-cell office:value-type="float" office:value="0.337024">
            <text:p>0,33702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700004">
            <text:p>76,700004</text:p>
          </table:table-cell>
          <table:table-cell office:value-type="float" office:value="0.337353">
            <text:p>0,33735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733337">
            <text:p>76,733337</text:p>
          </table:table-cell>
          <table:table-cell office:value-type="float" office:value="0.335944">
            <text:p>0,33594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766671">
            <text:p>76,766671</text:p>
          </table:table-cell>
          <table:table-cell office:value-type="float" office:value="0.325342">
            <text:p>0,32534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800004">
            <text:p>76,800004</text:p>
          </table:table-cell>
          <table:table-cell office:value-type="float" office:value="0.334543">
            <text:p>0,33454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833337">
            <text:p>76,833337</text:p>
          </table:table-cell>
          <table:table-cell office:value-type="float" office:value="0.331889">
            <text:p>0,33188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866671">
            <text:p>76,866671</text:p>
          </table:table-cell>
          <table:table-cell office:value-type="float" office:value="0.339182">
            <text:p>0,33918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900004">
            <text:p>76,900004</text:p>
          </table:table-cell>
          <table:table-cell office:value-type="float" office:value="0.329016">
            <text:p>0,32901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933337">
            <text:p>76,933337</text:p>
          </table:table-cell>
          <table:table-cell office:value-type="float" office:value="0.325675">
            <text:p>0,32567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6.966671">
            <text:p>76,966671</text:p>
          </table:table-cell>
          <table:table-cell office:value-type="float" office:value="0.329545">
            <text:p>0,32954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000004">
            <text:p>77,000004</text:p>
          </table:table-cell>
          <table:table-cell office:value-type="float" office:value="0.331771">
            <text:p>0,33177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033337">
            <text:p>77,033337</text:p>
          </table:table-cell>
          <table:table-cell office:value-type="float" office:value="0.340535">
            <text:p>0,34053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066671">
            <text:p>77,066671</text:p>
          </table:table-cell>
          <table:table-cell office:value-type="float" office:value="0.336649">
            <text:p>0,33664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100004">
            <text:p>77,100004</text:p>
          </table:table-cell>
          <table:table-cell office:value-type="float" office:value="0.338039">
            <text:p>0,33803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133337">
            <text:p>77,133337</text:p>
          </table:table-cell>
          <table:table-cell office:value-type="float" office:value="0.330324">
            <text:p>0,33032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166671">
            <text:p>77,166671</text:p>
          </table:table-cell>
          <table:table-cell office:value-type="float" office:value="0.323976">
            <text:p>0,32397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200004">
            <text:p>77,200004</text:p>
          </table:table-cell>
          <table:table-cell office:value-type="float" office:value="0.329116">
            <text:p>0,32911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233337">
            <text:p>77,233337</text:p>
          </table:table-cell>
          <table:table-cell office:value-type="float" office:value="0.336613">
            <text:p>0,33661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266671">
            <text:p>77,266671</text:p>
          </table:table-cell>
          <table:table-cell office:value-type="float" office:value="0.326185">
            <text:p>0,32618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300004">
            <text:p>77,300004</text:p>
          </table:table-cell>
          <table:table-cell office:value-type="float" office:value="0.325729">
            <text:p>0,32572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333337">
            <text:p>77,333337</text:p>
          </table:table-cell>
          <table:table-cell office:value-type="float" office:value="0.34102">
            <text:p>0,3410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366671">
            <text:p>77,366671</text:p>
          </table:table-cell>
          <table:table-cell office:value-type="float" office:value="0.324414">
            <text:p>0,32441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400004">
            <text:p>77,400004</text:p>
          </table:table-cell>
          <table:table-cell office:value-type="float" office:value="0.329228">
            <text:p>0,32922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433337">
            <text:p>77,433337</text:p>
          </table:table-cell>
          <table:table-cell office:value-type="float" office:value="0.334751">
            <text:p>0,33475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466671">
            <text:p>77,466671</text:p>
          </table:table-cell>
          <table:table-cell office:value-type="float" office:value="0.333885">
            <text:p>0,33388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500004">
            <text:p>77,500004</text:p>
          </table:table-cell>
          <table:table-cell office:value-type="float" office:value="0.331856">
            <text:p>0,33185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533337">
            <text:p>77,533337</text:p>
          </table:table-cell>
          <table:table-cell office:value-type="float" office:value="0.319039">
            <text:p>0,31903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566671">
            <text:p>77,566671</text:p>
          </table:table-cell>
          <table:table-cell office:value-type="float" office:value="0.326493">
            <text:p>0,32649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600004">
            <text:p>77,600004</text:p>
          </table:table-cell>
          <table:table-cell office:value-type="float" office:value="0.330088">
            <text:p>0,33008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633337">
            <text:p>77,633337</text:p>
          </table:table-cell>
          <table:table-cell office:value-type="float" office:value="0.343835">
            <text:p>0,34383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666671">
            <text:p>77,666671</text:p>
          </table:table-cell>
          <table:table-cell office:value-type="float" office:value="0.326472">
            <text:p>0,32647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700004">
            <text:p>77,700004</text:p>
          </table:table-cell>
          <table:table-cell office:value-type="float" office:value="0.327345">
            <text:p>0,32734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733337">
            <text:p>77,733337</text:p>
          </table:table-cell>
          <table:table-cell office:value-type="float" office:value="0.341">
            <text:p>0,34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766671">
            <text:p>77,766671</text:p>
          </table:table-cell>
          <table:table-cell office:value-type="float" office:value="0.339189">
            <text:p>0,33918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800004">
            <text:p>77,800004</text:p>
          </table:table-cell>
          <table:table-cell office:value-type="float" office:value="0.336385">
            <text:p>0,33638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833337">
            <text:p>77,833337</text:p>
          </table:table-cell>
          <table:table-cell office:value-type="float" office:value="0.34982">
            <text:p>0,3498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866671">
            <text:p>77,866671</text:p>
          </table:table-cell>
          <table:table-cell office:value-type="float" office:value="0.336417">
            <text:p>0,33641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900004">
            <text:p>77,900004</text:p>
          </table:table-cell>
          <table:table-cell office:value-type="float" office:value="0.318368">
            <text:p>0,31836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933337">
            <text:p>77,933337</text:p>
          </table:table-cell>
          <table:table-cell office:value-type="float" office:value="0.339282">
            <text:p>0,33928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7.966671">
            <text:p>77,966671</text:p>
          </table:table-cell>
          <table:table-cell office:value-type="float" office:value="0.322609">
            <text:p>0,32260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000004">
            <text:p>78,000004</text:p>
          </table:table-cell>
          <table:table-cell office:value-type="float" office:value="0.332844">
            <text:p>0,33284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033337">
            <text:p>78,033337</text:p>
          </table:table-cell>
          <table:table-cell office:value-type="float" office:value="0.327058">
            <text:p>0,32705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066671">
            <text:p>78,066671</text:p>
          </table:table-cell>
          <table:table-cell office:value-type="float" office:value="0.335052">
            <text:p>0,33505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100004">
            <text:p>78,100004</text:p>
          </table:table-cell>
          <table:table-cell office:value-type="float" office:value="0.338588">
            <text:p>0,33858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133337">
            <text:p>78,133337</text:p>
          </table:table-cell>
          <table:table-cell office:value-type="float" office:value="0.329914">
            <text:p>0,32991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166671">
            <text:p>78,166671</text:p>
          </table:table-cell>
          <table:table-cell office:value-type="float" office:value="0.332353">
            <text:p>0,33235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200004">
            <text:p>78,200004</text:p>
          </table:table-cell>
          <table:table-cell office:value-type="float" office:value="0.344363">
            <text:p>0,34436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233337">
            <text:p>78,233337</text:p>
          </table:table-cell>
          <table:table-cell office:value-type="float" office:value="0.322859">
            <text:p>0,32285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266671">
            <text:p>78,266671</text:p>
          </table:table-cell>
          <table:table-cell office:value-type="float" office:value="0.339484">
            <text:p>0,33948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300004">
            <text:p>78,300004</text:p>
          </table:table-cell>
          <table:table-cell office:value-type="float" office:value="0.315207">
            <text:p>0,31520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333337">
            <text:p>78,333337</text:p>
          </table:table-cell>
          <table:table-cell office:value-type="float" office:value="0.330636">
            <text:p>0,33063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366671">
            <text:p>78,366671</text:p>
          </table:table-cell>
          <table:table-cell office:value-type="float" office:value="0.331449">
            <text:p>0,33144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400004">
            <text:p>78,400004</text:p>
          </table:table-cell>
          <table:table-cell office:value-type="float" office:value="0.334224">
            <text:p>0,33422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433337">
            <text:p>78,433337</text:p>
          </table:table-cell>
          <table:table-cell office:value-type="float" office:value="0.334619">
            <text:p>0,33461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466671">
            <text:p>78,466671</text:p>
          </table:table-cell>
          <table:table-cell office:value-type="float" office:value="0.330704">
            <text:p>0,33070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500004">
            <text:p>78,500004</text:p>
          </table:table-cell>
          <table:table-cell office:value-type="float" office:value="0.332492">
            <text:p>0,33249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533337">
            <text:p>78,533337</text:p>
          </table:table-cell>
          <table:table-cell office:value-type="float" office:value="0.320181">
            <text:p>0,32018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566671">
            <text:p>78,566671</text:p>
          </table:table-cell>
          <table:table-cell office:value-type="float" office:value="0.336427">
            <text:p>0,33642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600004">
            <text:p>78,600004</text:p>
          </table:table-cell>
          <table:table-cell office:value-type="float" office:value="0.321932">
            <text:p>0,32193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633337">
            <text:p>78,633337</text:p>
          </table:table-cell>
          <table:table-cell office:value-type="float" office:value="0.333583">
            <text:p>0,33358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666671">
            <text:p>78,666671</text:p>
          </table:table-cell>
          <table:table-cell office:value-type="float" office:value="0.324469">
            <text:p>0,32446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700004">
            <text:p>78,700004</text:p>
          </table:table-cell>
          <table:table-cell office:value-type="float" office:value="0.333494">
            <text:p>0,33349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733337">
            <text:p>78,733337</text:p>
          </table:table-cell>
          <table:table-cell office:value-type="float" office:value="0.332423">
            <text:p>0,33242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766671">
            <text:p>78,766671</text:p>
          </table:table-cell>
          <table:table-cell office:value-type="float" office:value="0.328769">
            <text:p>0,32876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800004">
            <text:p>78,800004</text:p>
          </table:table-cell>
          <table:table-cell office:value-type="float" office:value="0.328521">
            <text:p>0,32852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833337">
            <text:p>78,833337</text:p>
          </table:table-cell>
          <table:table-cell office:value-type="float" office:value="0.325402">
            <text:p>0,32540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866671">
            <text:p>78,866671</text:p>
          </table:table-cell>
          <table:table-cell office:value-type="float" office:value="0.330959">
            <text:p>0,33095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900004">
            <text:p>78,900004</text:p>
          </table:table-cell>
          <table:table-cell office:value-type="float" office:value="0.336918">
            <text:p>0,33691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933337">
            <text:p>78,933337</text:p>
          </table:table-cell>
          <table:table-cell office:value-type="float" office:value="0.332689">
            <text:p>0,33268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8.966671">
            <text:p>78,966671</text:p>
          </table:table-cell>
          <table:table-cell office:value-type="float" office:value="0.322909">
            <text:p>0,32290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000004">
            <text:p>79,000004</text:p>
          </table:table-cell>
          <table:table-cell office:value-type="float" office:value="0.330971">
            <text:p>0,33097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033337">
            <text:p>79,033337</text:p>
          </table:table-cell>
          <table:table-cell office:value-type="float" office:value="0.328681">
            <text:p>0,32868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066671">
            <text:p>79,066671</text:p>
          </table:table-cell>
          <table:table-cell office:value-type="float" office:value="0.327729">
            <text:p>0,32772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100004">
            <text:p>79,100004</text:p>
          </table:table-cell>
          <table:table-cell office:value-type="float" office:value="0.338901">
            <text:p>0,33890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133337">
            <text:p>79,133337</text:p>
          </table:table-cell>
          <table:table-cell office:value-type="float" office:value="0.332885">
            <text:p>0,332885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166671">
            <text:p>79,166671</text:p>
          </table:table-cell>
          <table:table-cell office:value-type="float" office:value="0.331858">
            <text:p>0,33185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200004">
            <text:p>79,200004</text:p>
          </table:table-cell>
          <table:table-cell office:value-type="float" office:value="0.328114">
            <text:p>0,32811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233337">
            <text:p>79,233337</text:p>
          </table:table-cell>
          <table:table-cell office:value-type="float" office:value="0.321995">
            <text:p>0,321995</text:p>
          </table:table-cell>
          <table:table-cell office:value-type="string">
            <text:p>Se deja de buscar aleatoriamente</text:p>
            <draw:frame table:end-cell-address="Sheet1.F2413" table:end-x="2cm" table:end-y="0.312cm" draw:z-index="0" draw:style-name="gr1" svg:width="19.688cm" svg:height="16.413cm" svg:x="0.101cm" svg:y="0.094cm">
              <draw:object draw:notify-on-update-of-ranges="Sheet1.A1:Sheet1.A2400 Sheet1.B1:Sheet1.B24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79.266671">
            <text:p>79,266671</text:p>
          </table:table-cell>
          <table:table-cell office:value-type="float" office:value="0.335724">
            <text:p>0,33572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300004">
            <text:p>79,300004</text:p>
          </table:table-cell>
          <table:table-cell office:value-type="float" office:value="0.337564">
            <text:p>0,33756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333337">
            <text:p>79,333337</text:p>
          </table:table-cell>
          <table:table-cell office:value-type="float" office:value="0.339199">
            <text:p>0,33919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366671">
            <text:p>79,366671</text:p>
          </table:table-cell>
          <table:table-cell office:value-type="float" office:value="0.323563">
            <text:p>0,32356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400004">
            <text:p>79,400004</text:p>
          </table:table-cell>
          <table:table-cell office:value-type="float" office:value="0.341096">
            <text:p>0,34109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433337">
            <text:p>79,433337</text:p>
          </table:table-cell>
          <table:table-cell office:value-type="float" office:value="0.318792">
            <text:p>0,31879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466671">
            <text:p>79,466671</text:p>
          </table:table-cell>
          <table:table-cell office:value-type="float" office:value="0.330434">
            <text:p>0,33043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500004">
            <text:p>79,500004</text:p>
          </table:table-cell>
          <table:table-cell office:value-type="float" office:value="0.324778">
            <text:p>0,32477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533337">
            <text:p>79,533337</text:p>
          </table:table-cell>
          <table:table-cell office:value-type="float" office:value="0.318766">
            <text:p>0,31876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566671">
            <text:p>79,566671</text:p>
          </table:table-cell>
          <table:table-cell office:value-type="float" office:value="0.31992">
            <text:p>0,31992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600004">
            <text:p>79,600004</text:p>
          </table:table-cell>
          <table:table-cell office:value-type="float" office:value="0.323146">
            <text:p>0,32314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633337">
            <text:p>79,633337</text:p>
          </table:table-cell>
          <table:table-cell office:value-type="float" office:value="0.34738">
            <text:p>0,3473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666671">
            <text:p>79,666671</text:p>
          </table:table-cell>
          <table:table-cell office:value-type="float" office:value="0.323653">
            <text:p>0,32365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700004">
            <text:p>79,700004</text:p>
          </table:table-cell>
          <table:table-cell office:value-type="float" office:value="0.32341">
            <text:p>0,3234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733337">
            <text:p>79,733337</text:p>
          </table:table-cell>
          <table:table-cell office:value-type="float" office:value="0.337291">
            <text:p>0,33729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766671">
            <text:p>79,766671</text:p>
          </table:table-cell>
          <table:table-cell office:value-type="float" office:value="0.329876">
            <text:p>0,329876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800004">
            <text:p>79,800004</text:p>
          </table:table-cell>
          <table:table-cell office:value-type="float" office:value="0.329259">
            <text:p>0,329259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833337">
            <text:p>79,833337</text:p>
          </table:table-cell>
          <table:table-cell office:value-type="float" office:value="0.321467">
            <text:p>0,32146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866671">
            <text:p>79,866671</text:p>
          </table:table-cell>
          <table:table-cell office:value-type="float" office:value="0.332857">
            <text:p>0,332857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900004">
            <text:p>79,900004</text:p>
          </table:table-cell>
          <table:table-cell office:value-type="float" office:value="0.338644">
            <text:p>0,338644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933338">
            <text:p>79,933338</text:p>
          </table:table-cell>
          <table:table-cell office:value-type="float" office:value="0.319668">
            <text:p>0,319668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9.966671">
            <text:p>79,966671</text:p>
          </table:table-cell>
          <table:table-cell office:value-type="float" office:value="0.332661">
            <text:p>0,332661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80.000004">
            <text:p>80,000004</text:p>
          </table:table-cell>
          <table:table-cell office:value-type="float" office:value="0.338575">
            <text:p>0,338575</text:p>
          </table:table-cell>
          <table:table-cell office:value-type="string">
            <text:p>Se deja de buscar aleatoriamen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V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15/09/2010</text:date>, <text:time>03:1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9-15T03:10:49</dc:date>
    <meta:document-statistic meta:table-count="1" meta:cell-count="5438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689cm" svg:height="16.414cm" xlink:href=".." chart:class="chart:scatter" chart:style-name="ch1">
        <chart:legend chart:legend-position="end" svg:x="17.455cm" svg:y="7.925cm" chart:style-name="ch2"/>
        <chart:plot-area chart:style-name="ch3" table:cell-range-address="Sheet1.A1:Sheet1.B2400" svg:x="0.393cm" svg:y="0.328cm" svg:width="16.67cm" svg:height="15.4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400" chart:class="chart:scatter">
            <chart:domain table:cell-range-address="Sheet1.A1:Sheet1.A2400"/>
            <chart:data-point chart:repeated="2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333">
                <text:p text:id="Sheet1.A1:Sheet1.A2400">0.033333</text:p>
              </table:table-cell>
              <table:table-cell office:value-type="float" office:value="0.279635">
                <text:p text:id="Sheet1.B1:Sheet1.B2400">0.2796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667">
                <text:p>0.066667</text:p>
              </table:table-cell>
              <table:table-cell office:value-type="float" office:value="0.279117">
                <text:p>0.279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278042">
                <text:p>0.278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3333">
                <text:p>0.133333</text:p>
              </table:table-cell>
              <table:table-cell office:value-type="float" office:value="0.279489">
                <text:p>0.279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6667">
                <text:p>0.166667</text:p>
              </table:table-cell>
              <table:table-cell office:value-type="float" office:value="0.272204">
                <text:p>0.272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28376">
                <text:p>0.28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3333">
                <text:p>0.233333</text:p>
              </table:table-cell>
              <table:table-cell office:value-type="float" office:value="0.287735">
                <text:p>0.2877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6667">
                <text:p>0.266667</text:p>
              </table:table-cell>
              <table:table-cell office:value-type="float" office:value="0.274175">
                <text:p>0.274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282072">
                <text:p>0.282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3333">
                <text:p>0.333333</text:p>
              </table:table-cell>
              <table:table-cell office:value-type="float" office:value="0.278491">
                <text:p>0.2784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6667">
                <text:p>0.366667</text:p>
              </table:table-cell>
              <table:table-cell office:value-type="float" office:value="0.281416">
                <text:p>0.281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">
                <text:p>0.4</text:p>
              </table:table-cell>
              <table:table-cell office:value-type="float" office:value="0.276588">
                <text:p>0.276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3333">
                <text:p>0.433333</text:p>
              </table:table-cell>
              <table:table-cell office:value-type="float" office:value="0.275748">
                <text:p>0.2757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6667">
                <text:p>0.466667</text:p>
              </table:table-cell>
              <table:table-cell office:value-type="float" office:value="0.261304">
                <text:p>0.261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285118">
                <text:p>0.285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33333">
                <text:p>0.533333</text:p>
              </table:table-cell>
              <table:table-cell office:value-type="float" office:value="0.284052">
                <text:p>0.2840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6667">
                <text:p>0.566667</text:p>
              </table:table-cell>
              <table:table-cell office:value-type="float" office:value="0.28199">
                <text:p>0.28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">
                <text:p>0.6</text:p>
              </table:table-cell>
              <table:table-cell office:value-type="float" office:value="0.280529">
                <text:p>0.280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3333">
                <text:p>0.633333</text:p>
              </table:table-cell>
              <table:table-cell office:value-type="float" office:value="0.286465">
                <text:p>0.2864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66667">
                <text:p>0.666667</text:p>
              </table:table-cell>
              <table:table-cell office:value-type="float" office:value="0.274281">
                <text:p>0.274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0.277825">
                <text:p>0.2778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33333">
                <text:p>0.733333</text:p>
              </table:table-cell>
              <table:table-cell office:value-type="float" office:value="0.286331">
                <text:p>0.286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6667">
                <text:p>0.766667</text:p>
              </table:table-cell>
              <table:table-cell office:value-type="float" office:value="0.296766">
                <text:p>0.2967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">
                <text:p>0.8</text:p>
              </table:table-cell>
              <table:table-cell office:value-type="float" office:value="0.29512">
                <text:p>0.29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3333">
                <text:p>0.833333</text:p>
              </table:table-cell>
              <table:table-cell office:value-type="float" office:value="0.27939">
                <text:p>0.279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66667">
                <text:p>0.866667</text:p>
              </table:table-cell>
              <table:table-cell office:value-type="float" office:value="0.298162">
                <text:p>0.2981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0.288312">
                <text:p>0.2883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33333">
                <text:p>0.933333</text:p>
              </table:table-cell>
              <table:table-cell office:value-type="float" office:value="0.273151">
                <text:p>0.2731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6667">
                <text:p>0.966667</text:p>
              </table:table-cell>
              <table:table-cell office:value-type="float" office:value="0.265877">
                <text:p>0.265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283332">
                <text:p>0.2833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33333">
                <text:p>1.033333</text:p>
              </table:table-cell>
              <table:table-cell office:value-type="float" office:value="0.274379">
                <text:p>0.2743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66667">
                <text:p>1.066667</text:p>
              </table:table-cell>
              <table:table-cell office:value-type="float" office:value="0.256273">
                <text:p>0.2562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">
                <text:p>1.1</text:p>
              </table:table-cell>
              <table:table-cell office:value-type="float" office:value="0.259159">
                <text:p>0.259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33333">
                <text:p>1.133333</text:p>
              </table:table-cell>
              <table:table-cell office:value-type="float" office:value="0.265469">
                <text:p>0.2654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66667">
                <text:p>1.166667</text:p>
              </table:table-cell>
              <table:table-cell office:value-type="float" office:value="0.245031">
                <text:p>0.2450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">
                <text:p>1.2</text:p>
              </table:table-cell>
              <table:table-cell office:value-type="float" office:value="0.242621">
                <text:p>0.242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33333">
                <text:p>1.233333</text:p>
              </table:table-cell>
              <table:table-cell office:value-type="float" office:value="0.252738">
                <text:p>0.252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66667">
                <text:p>1.266667</text:p>
              </table:table-cell>
              <table:table-cell office:value-type="float" office:value="0.265382">
                <text:p>0.2653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">
                <text:p>1.3</text:p>
              </table:table-cell>
              <table:table-cell office:value-type="float" office:value="0.263307">
                <text:p>0.263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33333">
                <text:p>1.333333</text:p>
              </table:table-cell>
              <table:table-cell office:value-type="float" office:value="0.240705">
                <text:p>0.240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66667">
                <text:p>1.366667</text:p>
              </table:table-cell>
              <table:table-cell office:value-type="float" office:value="0.278251">
                <text:p>0.2782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">
                <text:p>1.4</text:p>
              </table:table-cell>
              <table:table-cell office:value-type="float" office:value="0.255413">
                <text:p>0.2554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33333">
                <text:p>1.433333</text:p>
              </table:table-cell>
              <table:table-cell office:value-type="float" office:value="0.260354">
                <text:p>0.2603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66667">
                <text:p>1.466667</text:p>
              </table:table-cell>
              <table:table-cell office:value-type="float" office:value="0.238305">
                <text:p>0.2383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">
                <text:p>1.5</text:p>
              </table:table-cell>
              <table:table-cell office:value-type="float" office:value="0.251413">
                <text:p>0.2514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33333">
                <text:p>1.533333</text:p>
              </table:table-cell>
              <table:table-cell office:value-type="float" office:value="0.266115">
                <text:p>0.266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6667">
                <text:p>1.566667</text:p>
              </table:table-cell>
              <table:table-cell office:value-type="float" office:value="0.256176">
                <text:p>0.2561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">
                <text:p>1.6</text:p>
              </table:table-cell>
              <table:table-cell office:value-type="float" office:value="0.243888">
                <text:p>0.2438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33333">
                <text:p>1.633333</text:p>
              </table:table-cell>
              <table:table-cell office:value-type="float" office:value="0.253316">
                <text:p>0.2533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66667">
                <text:p>1.666667</text:p>
              </table:table-cell>
              <table:table-cell office:value-type="float" office:value="0.252718">
                <text:p>0.2527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">
                <text:p>1.7</text:p>
              </table:table-cell>
              <table:table-cell office:value-type="float" office:value="0.250609">
                <text:p>0.2506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33333">
                <text:p>1.733333</text:p>
              </table:table-cell>
              <table:table-cell office:value-type="float" office:value="0.251227">
                <text:p>0.2512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66667">
                <text:p>1.766667</text:p>
              </table:table-cell>
              <table:table-cell office:value-type="float" office:value="0.259599">
                <text:p>0.2595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">
                <text:p>1.8</text:p>
              </table:table-cell>
              <table:table-cell office:value-type="float" office:value="0.265383">
                <text:p>0.2653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33333">
                <text:p>1.833333</text:p>
              </table:table-cell>
              <table:table-cell office:value-type="float" office:value="0.262779">
                <text:p>0.2627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66667">
                <text:p>1.866667</text:p>
              </table:table-cell>
              <table:table-cell office:value-type="float" office:value="0.255698">
                <text:p>0.2556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">
                <text:p>1.9</text:p>
              </table:table-cell>
              <table:table-cell office:value-type="float" office:value="0.260863">
                <text:p>0.2608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33333">
                <text:p>1.933333</text:p>
              </table:table-cell>
              <table:table-cell office:value-type="float" office:value="0.254424">
                <text:p>0.2544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66667">
                <text:p>1.966667</text:p>
              </table:table-cell>
              <table:table-cell office:value-type="float" office:value="0.250116">
                <text:p>0.2501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0.252895">
                <text:p>0.2528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33333">
                <text:p>2.033333</text:p>
              </table:table-cell>
              <table:table-cell office:value-type="float" office:value="0.253203">
                <text:p>0.2532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6667">
                <text:p>2.066667</text:p>
              </table:table-cell>
              <table:table-cell office:value-type="float" office:value="0.254453">
                <text:p>0.2544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">
                <text:p>2.1</text:p>
              </table:table-cell>
              <table:table-cell office:value-type="float" office:value="0.246336">
                <text:p>0.2463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33333">
                <text:p>2.133333</text:p>
              </table:table-cell>
              <table:table-cell office:value-type="float" office:value="0.261815">
                <text:p>0.2618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66667">
                <text:p>2.166667</text:p>
              </table:table-cell>
              <table:table-cell office:value-type="float" office:value="0.25419">
                <text:p>0.254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">
                <text:p>2.2</text:p>
              </table:table-cell>
              <table:table-cell office:value-type="float" office:value="0.263762">
                <text:p>0.2637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33333">
                <text:p>2.233333</text:p>
              </table:table-cell>
              <table:table-cell office:value-type="float" office:value="0.257436">
                <text:p>0.2574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66667">
                <text:p>2.266667</text:p>
              </table:table-cell>
              <table:table-cell office:value-type="float" office:value="0.26492">
                <text:p>0.264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">
                <text:p>2.3</text:p>
              </table:table-cell>
              <table:table-cell office:value-type="float" office:value="0.249867">
                <text:p>0.2498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33333">
                <text:p>2.333333</text:p>
              </table:table-cell>
              <table:table-cell office:value-type="float" office:value="0.251652">
                <text:p>0.251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66667">
                <text:p>2.366667</text:p>
              </table:table-cell>
              <table:table-cell office:value-type="float" office:value="0.260729">
                <text:p>0.2607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4">
                <text:p>2.4</text:p>
              </table:table-cell>
              <table:table-cell office:value-type="float" office:value="0.268288">
                <text:p>0.2682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433333">
                <text:p>2.433333</text:p>
              </table:table-cell>
              <table:table-cell office:value-type="float" office:value="0.248577">
                <text:p>0.2485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66667">
                <text:p>2.466667</text:p>
              </table:table-cell>
              <table:table-cell office:value-type="float" office:value="0.261555">
                <text:p>0.2615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">
                <text:p>2.5</text:p>
              </table:table-cell>
              <table:table-cell office:value-type="float" office:value="0.255635">
                <text:p>0.2556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33333">
                <text:p>2.533333</text:p>
              </table:table-cell>
              <table:table-cell office:value-type="float" office:value="0.255064">
                <text:p>0.2550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66667">
                <text:p>2.566667</text:p>
              </table:table-cell>
              <table:table-cell office:value-type="float" office:value="0.272325">
                <text:p>0.2723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">
                <text:p>2.6</text:p>
              </table:table-cell>
              <table:table-cell office:value-type="float" office:value="0.260015">
                <text:p>0.2600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33333">
                <text:p>2.633333</text:p>
              </table:table-cell>
              <table:table-cell office:value-type="float" office:value="0.247809">
                <text:p>0.2478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66667">
                <text:p>2.666667</text:p>
              </table:table-cell>
              <table:table-cell office:value-type="float" office:value="0.256324">
                <text:p>0.2563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">
                <text:p>2.7</text:p>
              </table:table-cell>
              <table:table-cell office:value-type="float" office:value="0.26912">
                <text:p>0.269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33333">
                <text:p>2.733333</text:p>
              </table:table-cell>
              <table:table-cell office:value-type="float" office:value="0.250363">
                <text:p>0.2503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66667">
                <text:p>2.766667</text:p>
              </table:table-cell>
              <table:table-cell office:value-type="float" office:value="0.285886">
                <text:p>0.2858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">
                <text:p>2.8</text:p>
              </table:table-cell>
              <table:table-cell office:value-type="float" office:value="0.280095">
                <text:p>0.2800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33333">
                <text:p>2.833333</text:p>
              </table:table-cell>
              <table:table-cell office:value-type="float" office:value="0.249683">
                <text:p>0.2496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66667">
                <text:p>2.866667</text:p>
              </table:table-cell>
              <table:table-cell office:value-type="float" office:value="0.260467">
                <text:p>0.2604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">
                <text:p>2.9</text:p>
              </table:table-cell>
              <table:table-cell office:value-type="float" office:value="0.256654">
                <text:p>0.2566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33333">
                <text:p>2.933333</text:p>
              </table:table-cell>
              <table:table-cell office:value-type="float" office:value="0.248505">
                <text:p>0.2485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66667">
                <text:p>2.966667</text:p>
              </table:table-cell>
              <table:table-cell office:value-type="float" office:value="0.272251">
                <text:p>0.2722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0.261565">
                <text:p>0.2615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33333">
                <text:p>3.033333</text:p>
              </table:table-cell>
              <table:table-cell office:value-type="float" office:value="0.264976">
                <text:p>0.264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66667">
                <text:p>3.066667</text:p>
              </table:table-cell>
              <table:table-cell office:value-type="float" office:value="0.262416">
                <text:p>0.2624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">
                <text:p>3.1</text:p>
              </table:table-cell>
              <table:table-cell office:value-type="float" office:value="0.258499">
                <text:p>0.2584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33333">
                <text:p>3.133333</text:p>
              </table:table-cell>
              <table:table-cell office:value-type="float" office:value="0.259901">
                <text:p>0.2599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66667">
                <text:p>3.166667</text:p>
              </table:table-cell>
              <table:table-cell office:value-type="float" office:value="0.263175">
                <text:p>0.2631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">
                <text:p>3.2</text:p>
              </table:table-cell>
              <table:table-cell office:value-type="float" office:value="0.259928">
                <text:p>0.2599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33334">
                <text:p>3.233334</text:p>
              </table:table-cell>
              <table:table-cell office:value-type="float" office:value="0.267329">
                <text:p>0.2673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66667">
                <text:p>3.266667</text:p>
              </table:table-cell>
              <table:table-cell office:value-type="float" office:value="0.2551">
                <text:p>0.25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">
                <text:p>3.3</text:p>
              </table:table-cell>
              <table:table-cell office:value-type="float" office:value="0.25531">
                <text:p>0.255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33334">
                <text:p>3.333334</text:p>
              </table:table-cell>
              <table:table-cell office:value-type="float" office:value="0.280031">
                <text:p>0.2800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66667">
                <text:p>3.366667</text:p>
              </table:table-cell>
              <table:table-cell office:value-type="float" office:value="0.262678">
                <text:p>0.2626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4">
                <text:p>3.4</text:p>
              </table:table-cell>
              <table:table-cell office:value-type="float" office:value="0.270249">
                <text:p>0.2702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433334">
                <text:p>3.433334</text:p>
              </table:table-cell>
              <table:table-cell office:value-type="float" office:value="0.259921">
                <text:p>0.2599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466667">
                <text:p>3.466667</text:p>
              </table:table-cell>
              <table:table-cell office:value-type="float" office:value="0.269373">
                <text:p>0.2693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5">
                <text:p>3.5</text:p>
              </table:table-cell>
              <table:table-cell office:value-type="float" office:value="0.272209">
                <text:p>0.2722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33334">
                <text:p>3.533334</text:p>
              </table:table-cell>
              <table:table-cell office:value-type="float" office:value="0.280234">
                <text:p>0.2802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66667">
                <text:p>3.566667</text:p>
              </table:table-cell>
              <table:table-cell office:value-type="float" office:value="0.259706">
                <text:p>0.2597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6">
                <text:p>3.6</text:p>
              </table:table-cell>
              <table:table-cell office:value-type="float" office:value="0.258983">
                <text:p>0.2589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633334">
                <text:p>3.633334</text:p>
              </table:table-cell>
              <table:table-cell office:value-type="float" office:value="0.269406">
                <text:p>0.2694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66667">
                <text:p>3.666667</text:p>
              </table:table-cell>
              <table:table-cell office:value-type="float" office:value="0.259459">
                <text:p>0.2594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7">
                <text:p>3.7</text:p>
              </table:table-cell>
              <table:table-cell office:value-type="float" office:value="0.265677">
                <text:p>0.2656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33334">
                <text:p>3.733334</text:p>
              </table:table-cell>
              <table:table-cell office:value-type="float" office:value="0.260016">
                <text:p>0.2600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766667">
                <text:p>3.766667</text:p>
              </table:table-cell>
              <table:table-cell office:value-type="float" office:value="0.285035">
                <text:p>0.2850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8">
                <text:p>3.8</text:p>
              </table:table-cell>
              <table:table-cell office:value-type="float" office:value="0.268684">
                <text:p>0.2686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33334">
                <text:p>3.833334</text:p>
              </table:table-cell>
              <table:table-cell office:value-type="float" office:value="0.269805">
                <text:p>0.2698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866667">
                <text:p>3.866667</text:p>
              </table:table-cell>
              <table:table-cell office:value-type="float" office:value="0.26313">
                <text:p>0.263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9">
                <text:p>3.9</text:p>
              </table:table-cell>
              <table:table-cell office:value-type="float" office:value="0.256226">
                <text:p>0.2562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933334">
                <text:p>3.933334</text:p>
              </table:table-cell>
              <table:table-cell office:value-type="float" office:value="0.268256">
                <text:p>0.2682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966667">
                <text:p>3.966667</text:p>
              </table:table-cell>
              <table:table-cell office:value-type="float" office:value="0.259031">
                <text:p>0.2590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0.272994">
                <text:p>0.2729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33334">
                <text:p>4.033334</text:p>
              </table:table-cell>
              <table:table-cell office:value-type="float" office:value="0.260436">
                <text:p>0.2604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66667">
                <text:p>4.066667</text:p>
              </table:table-cell>
              <table:table-cell office:value-type="float" office:value="0.274582">
                <text:p>0.2745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1">
                <text:p>4.1</text:p>
              </table:table-cell>
              <table:table-cell office:value-type="float" office:value="0.266608">
                <text:p>0.2666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33334">
                <text:p>4.133334</text:p>
              </table:table-cell>
              <table:table-cell office:value-type="float" office:value="0.272345">
                <text:p>0.2723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66667">
                <text:p>4.166667</text:p>
              </table:table-cell>
              <table:table-cell office:value-type="float" office:value="0.253953">
                <text:p>0.2539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2">
                <text:p>4.2</text:p>
              </table:table-cell>
              <table:table-cell office:value-type="float" office:value="0.248091">
                <text:p>0.2480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233334">
                <text:p>4.233334</text:p>
              </table:table-cell>
              <table:table-cell office:value-type="float" office:value="0.24069">
                <text:p>0.240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66667">
                <text:p>4.266667</text:p>
              </table:table-cell>
              <table:table-cell office:value-type="float" office:value="0.267088">
                <text:p>0.2670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3">
                <text:p>4.3</text:p>
              </table:table-cell>
              <table:table-cell office:value-type="float" office:value="0.25417">
                <text:p>0.254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333334">
                <text:p>4.333334</text:p>
              </table:table-cell>
              <table:table-cell office:value-type="float" office:value="0.263325">
                <text:p>0.2633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366667">
                <text:p>4.366667</text:p>
              </table:table-cell>
              <table:table-cell office:value-type="float" office:value="0.255267">
                <text:p>0.2552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4">
                <text:p>4.4</text:p>
              </table:table-cell>
              <table:table-cell office:value-type="float" office:value="0.264432">
                <text:p>0.2644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33334">
                <text:p>4.433334</text:p>
              </table:table-cell>
              <table:table-cell office:value-type="float" office:value="0.261228">
                <text:p>0.2612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466667">
                <text:p>4.466667</text:p>
              </table:table-cell>
              <table:table-cell office:value-type="float" office:value="0.246444">
                <text:p>0.2464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5">
                <text:p>4.5</text:p>
              </table:table-cell>
              <table:table-cell office:value-type="float" office:value="0.261942">
                <text:p>0.2619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533334">
                <text:p>4.533334</text:p>
              </table:table-cell>
              <table:table-cell office:value-type="float" office:value="0.247939">
                <text:p>0.2479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566667">
                <text:p>4.566667</text:p>
              </table:table-cell>
              <table:table-cell office:value-type="float" office:value="0.255713">
                <text:p>0.2557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6">
                <text:p>4.6</text:p>
              </table:table-cell>
              <table:table-cell office:value-type="float" office:value="0.262109">
                <text:p>0.2621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33334">
                <text:p>4.633334</text:p>
              </table:table-cell>
              <table:table-cell office:value-type="float" office:value="0.242174">
                <text:p>0.2421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66667">
                <text:p>4.666667</text:p>
              </table:table-cell>
              <table:table-cell office:value-type="float" office:value="0.249727">
                <text:p>0.2497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7">
                <text:p>4.7</text:p>
              </table:table-cell>
              <table:table-cell office:value-type="float" office:value="0.253529">
                <text:p>0.2535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733334">
                <text:p>4.733334</text:p>
              </table:table-cell>
              <table:table-cell office:value-type="float" office:value="0.266369">
                <text:p>0.2663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766667">
                <text:p>4.766667</text:p>
              </table:table-cell>
              <table:table-cell office:value-type="float" office:value="0.268393">
                <text:p>0.2683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8">
                <text:p>4.8</text:p>
              </table:table-cell>
              <table:table-cell office:value-type="float" office:value="0.261781">
                <text:p>0.2617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833334">
                <text:p>4.833334</text:p>
              </table:table-cell>
              <table:table-cell office:value-type="float" office:value="0.261089">
                <text:p>0.2610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866667">
                <text:p>4.866667</text:p>
              </table:table-cell>
              <table:table-cell office:value-type="float" office:value="0.248699">
                <text:p>0.2486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9">
                <text:p>4.9</text:p>
              </table:table-cell>
              <table:table-cell office:value-type="float" office:value="0.254749">
                <text:p>0.2547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933334">
                <text:p>4.933334</text:p>
              </table:table-cell>
              <table:table-cell office:value-type="float" office:value="0.258642">
                <text:p>0.2586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66667">
                <text:p>4.966667</text:p>
              </table:table-cell>
              <table:table-cell office:value-type="float" office:value="0.247089">
                <text:p>0.2470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0.25671">
                <text:p>0.256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033334">
                <text:p>5.033334</text:p>
              </table:table-cell>
              <table:table-cell office:value-type="float" office:value="0.253318">
                <text:p>0.2533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66667">
                <text:p>5.066667</text:p>
              </table:table-cell>
              <table:table-cell office:value-type="float" office:value="0.257564">
                <text:p>0.2575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">
                <text:p>5.1</text:p>
              </table:table-cell>
              <table:table-cell office:value-type="float" office:value="0.258202">
                <text:p>0.2582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133334">
                <text:p>5.133334</text:p>
              </table:table-cell>
              <table:table-cell office:value-type="float" office:value="0.256767">
                <text:p>0.2567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166667">
                <text:p>5.166667</text:p>
              </table:table-cell>
              <table:table-cell office:value-type="float" office:value="0.247007">
                <text:p>0.2470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2">
                <text:p>5.2</text:p>
              </table:table-cell>
              <table:table-cell office:value-type="float" office:value="0.258759">
                <text:p>0.2587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233334">
                <text:p>5.233334</text:p>
              </table:table-cell>
              <table:table-cell office:value-type="float" office:value="0.267047">
                <text:p>0.2670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266667">
                <text:p>5.266667</text:p>
              </table:table-cell>
              <table:table-cell office:value-type="float" office:value="0.250742">
                <text:p>0.2507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3">
                <text:p>5.3</text:p>
              </table:table-cell>
              <table:table-cell office:value-type="float" office:value="0.255392">
                <text:p>0.2553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33334">
                <text:p>5.333334</text:p>
              </table:table-cell>
              <table:table-cell office:value-type="float" office:value="0.249426">
                <text:p>0.2494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366667">
                <text:p>5.366667</text:p>
              </table:table-cell>
              <table:table-cell office:value-type="float" office:value="0.242825">
                <text:p>0.2428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4">
                <text:p>5.4</text:p>
              </table:table-cell>
              <table:table-cell office:value-type="float" office:value="0.252995">
                <text:p>0.2529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433334">
                <text:p>5.433334</text:p>
              </table:table-cell>
              <table:table-cell office:value-type="float" office:value="0.271806">
                <text:p>0.2718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466667">
                <text:p>5.466667</text:p>
              </table:table-cell>
              <table:table-cell office:value-type="float" office:value="0.25568">
                <text:p>0.255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5">
                <text:p>5.5</text:p>
              </table:table-cell>
              <table:table-cell office:value-type="float" office:value="0.26356">
                <text:p>0.263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533334">
                <text:p>5.533334</text:p>
              </table:table-cell>
              <table:table-cell office:value-type="float" office:value="0.249596">
                <text:p>0.2495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566667">
                <text:p>5.566667</text:p>
              </table:table-cell>
              <table:table-cell office:value-type="float" office:value="0.251639">
                <text:p>0.2516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6">
                <text:p>5.6</text:p>
              </table:table-cell>
              <table:table-cell office:value-type="float" office:value="0.253194">
                <text:p>0.2531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633334">
                <text:p>5.633334</text:p>
              </table:table-cell>
              <table:table-cell office:value-type="float" office:value="0.259613">
                <text:p>0.2596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666667">
                <text:p>5.666667</text:p>
              </table:table-cell>
              <table:table-cell office:value-type="float" office:value="0.264338">
                <text:p>0.2643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7">
                <text:p>5.7</text:p>
              </table:table-cell>
              <table:table-cell office:value-type="float" office:value="0.266629">
                <text:p>0.2666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733334">
                <text:p>5.733334</text:p>
              </table:table-cell>
              <table:table-cell office:value-type="float" office:value="0.24794">
                <text:p>0.247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766667">
                <text:p>5.766667</text:p>
              </table:table-cell>
              <table:table-cell office:value-type="float" office:value="0.266126">
                <text:p>0.2661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8">
                <text:p>5.8</text:p>
              </table:table-cell>
              <table:table-cell office:value-type="float" office:value="0.271169">
                <text:p>0.2711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833334">
                <text:p>5.833334</text:p>
              </table:table-cell>
              <table:table-cell office:value-type="float" office:value="0.256128">
                <text:p>0.2561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866667">
                <text:p>5.866667</text:p>
              </table:table-cell>
              <table:table-cell office:value-type="float" office:value="0.258015">
                <text:p>0.2580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9">
                <text:p>5.9</text:p>
              </table:table-cell>
              <table:table-cell office:value-type="float" office:value="0.262028">
                <text:p>0.2620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933334">
                <text:p>5.933334</text:p>
              </table:table-cell>
              <table:table-cell office:value-type="float" office:value="0.279814">
                <text:p>0.2798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966667">
                <text:p>5.966667</text:p>
              </table:table-cell>
              <table:table-cell office:value-type="float" office:value="0.271866">
                <text:p>0.2718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0.266633">
                <text:p>0.2666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033334">
                <text:p>6.033334</text:p>
              </table:table-cell>
              <table:table-cell office:value-type="float" office:value="0.275422">
                <text:p>0.2754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066667">
                <text:p>6.066667</text:p>
              </table:table-cell>
              <table:table-cell office:value-type="float" office:value="0.286723">
                <text:p>0.2867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1">
                <text:p>6.1</text:p>
              </table:table-cell>
              <table:table-cell office:value-type="float" office:value="0.276487">
                <text:p>0.2764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133334">
                <text:p>6.133334</text:p>
              </table:table-cell>
              <table:table-cell office:value-type="float" office:value="0.275622">
                <text:p>0.2756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166667">
                <text:p>6.166667</text:p>
              </table:table-cell>
              <table:table-cell office:value-type="float" office:value="0.275327">
                <text:p>0.2753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2">
                <text:p>6.2</text:p>
              </table:table-cell>
              <table:table-cell office:value-type="float" office:value="0.276793">
                <text:p>0.2767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233334">
                <text:p>6.233334</text:p>
              </table:table-cell>
              <table:table-cell office:value-type="float" office:value="0.277306">
                <text:p>0.2773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266667">
                <text:p>6.266667</text:p>
              </table:table-cell>
              <table:table-cell office:value-type="float" office:value="0.28193">
                <text:p>0.281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3">
                <text:p>6.3</text:p>
              </table:table-cell>
              <table:table-cell office:value-type="float" office:value="0.259679">
                <text:p>0.2596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333334">
                <text:p>6.333334</text:p>
              </table:table-cell>
              <table:table-cell office:value-type="float" office:value="0.273024">
                <text:p>0.2730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366667">
                <text:p>6.366667</text:p>
              </table:table-cell>
              <table:table-cell office:value-type="float" office:value="0.271422">
                <text:p>0.2714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4">
                <text:p>6.4</text:p>
              </table:table-cell>
              <table:table-cell office:value-type="float" office:value="0.29156">
                <text:p>0.291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433334">
                <text:p>6.433334</text:p>
              </table:table-cell>
              <table:table-cell office:value-type="float" office:value="0.273498">
                <text:p>0.2734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466667">
                <text:p>6.466667</text:p>
              </table:table-cell>
              <table:table-cell office:value-type="float" office:value="0.268836">
                <text:p>0.2688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5">
                <text:p>6.5</text:p>
              </table:table-cell>
              <table:table-cell office:value-type="float" office:value="0.27301">
                <text:p>0.273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533334">
                <text:p>6.533334</text:p>
              </table:table-cell>
              <table:table-cell office:value-type="float" office:value="0.280332">
                <text:p>0.2803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566667">
                <text:p>6.566667</text:p>
              </table:table-cell>
              <table:table-cell office:value-type="float" office:value="0.278769">
                <text:p>0.2787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6">
                <text:p>6.6</text:p>
              </table:table-cell>
              <table:table-cell office:value-type="float" office:value="0.26315">
                <text:p>0.263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633334">
                <text:p>6.633334</text:p>
              </table:table-cell>
              <table:table-cell office:value-type="float" office:value="0.270893">
                <text:p>0.2708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666667">
                <text:p>6.666667</text:p>
              </table:table-cell>
              <table:table-cell office:value-type="float" office:value="0.26033">
                <text:p>0.260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7">
                <text:p>6.7</text:p>
              </table:table-cell>
              <table:table-cell office:value-type="float" office:value="0.269021">
                <text:p>0.2690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733334">
                <text:p>6.733334</text:p>
              </table:table-cell>
              <table:table-cell office:value-type="float" office:value="0.279131">
                <text:p>0.2791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766667">
                <text:p>6.766667</text:p>
              </table:table-cell>
              <table:table-cell office:value-type="float" office:value="0.28446">
                <text:p>0.284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8">
                <text:p>6.8</text:p>
              </table:table-cell>
              <table:table-cell office:value-type="float" office:value="0.265065">
                <text:p>0.2650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833334">
                <text:p>6.833334</text:p>
              </table:table-cell>
              <table:table-cell office:value-type="float" office:value="0.265038">
                <text:p>0.2650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866667">
                <text:p>6.866667</text:p>
              </table:table-cell>
              <table:table-cell office:value-type="float" office:value="0.260339">
                <text:p>0.2603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9">
                <text:p>6.9</text:p>
              </table:table-cell>
              <table:table-cell office:value-type="float" office:value="0.2721">
                <text:p>0.27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33334">
                <text:p>6.933334</text:p>
              </table:table-cell>
              <table:table-cell office:value-type="float" office:value="0.265091">
                <text:p>0.2650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966667">
                <text:p>6.966667</text:p>
              </table:table-cell>
              <table:table-cell office:value-type="float" office:value="0.269002">
                <text:p>0.2690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">
                <text:p>7</text:p>
              </table:table-cell>
              <table:table-cell office:value-type="float" office:value="0.276703">
                <text:p>0.2767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033334">
                <text:p>7.033334</text:p>
              </table:table-cell>
              <table:table-cell office:value-type="float" office:value="0.271856">
                <text:p>0.2718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066667">
                <text:p>7.066667</text:p>
              </table:table-cell>
              <table:table-cell office:value-type="float" office:value="0.28641">
                <text:p>0.286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1">
                <text:p>7.1</text:p>
              </table:table-cell>
              <table:table-cell office:value-type="float" office:value="0.273784">
                <text:p>0.2737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33334">
                <text:p>7.133334</text:p>
              </table:table-cell>
              <table:table-cell office:value-type="float" office:value="0.261548">
                <text:p>0.2615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166667">
                <text:p>7.166667</text:p>
              </table:table-cell>
              <table:table-cell office:value-type="float" office:value="0.266043">
                <text:p>0.2660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2">
                <text:p>7.2</text:p>
              </table:table-cell>
              <table:table-cell office:value-type="float" office:value="0.258636">
                <text:p>0.2586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233334">
                <text:p>7.233334</text:p>
              </table:table-cell>
              <table:table-cell office:value-type="float" office:value="0.275437">
                <text:p>0.2754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266667">
                <text:p>7.266667</text:p>
              </table:table-cell>
              <table:table-cell office:value-type="float" office:value="0.260192">
                <text:p>0.2601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3">
                <text:p>7.3</text:p>
              </table:table-cell>
              <table:table-cell office:value-type="float" office:value="0.276452">
                <text:p>0.2764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333334">
                <text:p>7.333334</text:p>
              </table:table-cell>
              <table:table-cell office:value-type="float" office:value="0.254989">
                <text:p>0.2549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366667">
                <text:p>7.366667</text:p>
              </table:table-cell>
              <table:table-cell office:value-type="float" office:value="0.265078">
                <text:p>0.2650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4">
                <text:p>7.4</text:p>
              </table:table-cell>
              <table:table-cell office:value-type="float" office:value="0.270663">
                <text:p>0.2706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433334">
                <text:p>7.433334</text:p>
              </table:table-cell>
              <table:table-cell office:value-type="float" office:value="0.26183">
                <text:p>0.261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466667">
                <text:p>7.466667</text:p>
              </table:table-cell>
              <table:table-cell office:value-type="float" office:value="0.253866">
                <text:p>0.2538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5">
                <text:p>7.5</text:p>
              </table:table-cell>
              <table:table-cell office:value-type="float" office:value="0.278132">
                <text:p>0.2781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533334">
                <text:p>7.533334</text:p>
              </table:table-cell>
              <table:table-cell office:value-type="float" office:value="0.264487">
                <text:p>0.2644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566667">
                <text:p>7.566667</text:p>
              </table:table-cell>
              <table:table-cell office:value-type="float" office:value="0.253708">
                <text:p>0.2537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6">
                <text:p>7.6</text:p>
              </table:table-cell>
              <table:table-cell office:value-type="float" office:value="0.276742">
                <text:p>0.2767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633334">
                <text:p>7.633334</text:p>
              </table:table-cell>
              <table:table-cell office:value-type="float" office:value="0.273574">
                <text:p>0.2735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666667">
                <text:p>7.666667</text:p>
              </table:table-cell>
              <table:table-cell office:value-type="float" office:value="0.269409">
                <text:p>0.2694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7">
                <text:p>7.7</text:p>
              </table:table-cell>
              <table:table-cell office:value-type="float" office:value="0.264973">
                <text:p>0.2649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733334">
                <text:p>7.733334</text:p>
              </table:table-cell>
              <table:table-cell office:value-type="float" office:value="0.271965">
                <text:p>0.2719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766667">
                <text:p>7.766667</text:p>
              </table:table-cell>
              <table:table-cell office:value-type="float" office:value="0.256141">
                <text:p>0.2561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8">
                <text:p>7.8</text:p>
              </table:table-cell>
              <table:table-cell office:value-type="float" office:value="0.257062">
                <text:p>0.2570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833334">
                <text:p>7.833334</text:p>
              </table:table-cell>
              <table:table-cell office:value-type="float" office:value="0.277672">
                <text:p>0.2776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866667">
                <text:p>7.866667</text:p>
              </table:table-cell>
              <table:table-cell office:value-type="float" office:value="0.28022">
                <text:p>0.280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9">
                <text:p>7.9</text:p>
              </table:table-cell>
              <table:table-cell office:value-type="float" office:value="0.268765">
                <text:p>0.2687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933334">
                <text:p>7.933334</text:p>
              </table:table-cell>
              <table:table-cell office:value-type="float" office:value="0.269183">
                <text:p>0.2691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966667">
                <text:p>7.966667</text:p>
              </table:table-cell>
              <table:table-cell office:value-type="float" office:value="0.253563">
                <text:p>0.2535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">
                <text:p>8</text:p>
              </table:table-cell>
              <table:table-cell office:value-type="float" office:value="0.253071">
                <text:p>0.2530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033334">
                <text:p>8.033334</text:p>
              </table:table-cell>
              <table:table-cell office:value-type="float" office:value="0.26338">
                <text:p>0.263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066667">
                <text:p>8.066667</text:p>
              </table:table-cell>
              <table:table-cell office:value-type="float" office:value="0.272308">
                <text:p>0.2723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1">
                <text:p>8.1</text:p>
              </table:table-cell>
              <table:table-cell office:value-type="float" office:value="0.265769">
                <text:p>0.2657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133334">
                <text:p>8.133334</text:p>
              </table:table-cell>
              <table:table-cell office:value-type="float" office:value="0.261676">
                <text:p>0.2616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166667">
                <text:p>8.166667</text:p>
              </table:table-cell>
              <table:table-cell office:value-type="float" office:value="0.262165">
                <text:p>0.2621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2">
                <text:p>8.2</text:p>
              </table:table-cell>
              <table:table-cell office:value-type="float" office:value="0.248223">
                <text:p>0.2482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233334">
                <text:p>8.233334</text:p>
              </table:table-cell>
              <table:table-cell office:value-type="float" office:value="0.264438">
                <text:p>0.2644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266667">
                <text:p>8.266667</text:p>
              </table:table-cell>
              <table:table-cell office:value-type="float" office:value="0.272833">
                <text:p>0.2728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3">
                <text:p>8.3</text:p>
              </table:table-cell>
              <table:table-cell office:value-type="float" office:value="0.259566">
                <text:p>0.2595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333334">
                <text:p>8.333334</text:p>
              </table:table-cell>
              <table:table-cell office:value-type="float" office:value="0.25892">
                <text:p>0.258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366667">
                <text:p>8.366667</text:p>
              </table:table-cell>
              <table:table-cell office:value-type="float" office:value="0.250344">
                <text:p>0.2503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4">
                <text:p>8.4</text:p>
              </table:table-cell>
              <table:table-cell office:value-type="float" office:value="0.27333">
                <text:p>0.27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433334">
                <text:p>8.433334</text:p>
              </table:table-cell>
              <table:table-cell office:value-type="float" office:value="0.259383">
                <text:p>0.2593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466667">
                <text:p>8.466667</text:p>
              </table:table-cell>
              <table:table-cell office:value-type="float" office:value="0.263385">
                <text:p>0.2633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5">
                <text:p>8.5</text:p>
              </table:table-cell>
              <table:table-cell office:value-type="float" office:value="0.260469">
                <text:p>0.2604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533334">
                <text:p>8.533334</text:p>
              </table:table-cell>
              <table:table-cell office:value-type="float" office:value="0.259124">
                <text:p>0.2591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566667">
                <text:p>8.566667</text:p>
              </table:table-cell>
              <table:table-cell office:value-type="float" office:value="0.26853">
                <text:p>0.268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.6">
                <text:p>8.6</text:p>
              </table:table-cell>
              <table:table-cell office:value-type="float" office:value="0.261321">
                <text:p>0.2613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633334">
                <text:p>8.633334</text:p>
              </table:table-cell>
              <table:table-cell office:value-type="float" office:value="0.25539">
                <text:p>0.255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666667">
                <text:p>8.666667</text:p>
              </table:table-cell>
              <table:table-cell office:value-type="float" office:value="0.271885">
                <text:p>0.2718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7">
                <text:p>8.7</text:p>
              </table:table-cell>
              <table:table-cell office:value-type="float" office:value="0.259861">
                <text:p>0.2598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733334">
                <text:p>8.733334</text:p>
              </table:table-cell>
              <table:table-cell office:value-type="float" office:value="0.267194">
                <text:p>0.2671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766667">
                <text:p>8.766667</text:p>
              </table:table-cell>
              <table:table-cell office:value-type="float" office:value="0.254183">
                <text:p>0.2541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8">
                <text:p>8.8</text:p>
              </table:table-cell>
              <table:table-cell office:value-type="float" office:value="0.251115">
                <text:p>0.2511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833334">
                <text:p>8.833334</text:p>
              </table:table-cell>
              <table:table-cell office:value-type="float" office:value="0.250895">
                <text:p>0.2508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866667">
                <text:p>8.866667</text:p>
              </table:table-cell>
              <table:table-cell office:value-type="float" office:value="0.258811">
                <text:p>0.2588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9">
                <text:p>8.9</text:p>
              </table:table-cell>
              <table:table-cell office:value-type="float" office:value="0.269604">
                <text:p>0.2696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933334">
                <text:p>8.933334</text:p>
              </table:table-cell>
              <table:table-cell office:value-type="float" office:value="0.256744">
                <text:p>0.2567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966667">
                <text:p>8.966667</text:p>
              </table:table-cell>
              <table:table-cell office:value-type="float" office:value="0.27104">
                <text:p>0.271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">
                <text:p>9</text:p>
              </table:table-cell>
              <table:table-cell office:value-type="float" office:value="0.268594">
                <text:p>0.2685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033334">
                <text:p>9.033334</text:p>
              </table:table-cell>
              <table:table-cell office:value-type="float" office:value="0.257553">
                <text:p>0.2575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066667">
                <text:p>9.066667</text:p>
              </table:table-cell>
              <table:table-cell office:value-type="float" office:value="0.257318">
                <text:p>0.2573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1">
                <text:p>9.1</text:p>
              </table:table-cell>
              <table:table-cell office:value-type="float" office:value="0.255702">
                <text:p>0.2557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133334">
                <text:p>9.133334</text:p>
              </table:table-cell>
              <table:table-cell office:value-type="float" office:value="0.268464">
                <text:p>0.2684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166667">
                <text:p>9.166667</text:p>
              </table:table-cell>
              <table:table-cell office:value-type="float" office:value="0.262027">
                <text:p>0.2620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2">
                <text:p>9.2</text:p>
              </table:table-cell>
              <table:table-cell office:value-type="float" office:value="0.269644">
                <text:p>0.2696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233334">
                <text:p>9.233334</text:p>
              </table:table-cell>
              <table:table-cell office:value-type="float" office:value="0.271799">
                <text:p>0.2717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266667">
                <text:p>9.266667</text:p>
              </table:table-cell>
              <table:table-cell office:value-type="float" office:value="0.243878">
                <text:p>0.2438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3">
                <text:p>9.3</text:p>
              </table:table-cell>
              <table:table-cell office:value-type="float" office:value="0.271506">
                <text:p>0.2715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333334">
                <text:p>9.333334</text:p>
              </table:table-cell>
              <table:table-cell office:value-type="float" office:value="0.270236">
                <text:p>0.2702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366667">
                <text:p>9.366667</text:p>
              </table:table-cell>
              <table:table-cell office:value-type="float" office:value="0.265556">
                <text:p>0.2655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4">
                <text:p>9.4</text:p>
              </table:table-cell>
              <table:table-cell office:value-type="float" office:value="0.269959">
                <text:p>0.2699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433334">
                <text:p>9.433334</text:p>
              </table:table-cell>
              <table:table-cell office:value-type="float" office:value="0.266847">
                <text:p>0.2668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466667">
                <text:p>9.466667</text:p>
              </table:table-cell>
              <table:table-cell office:value-type="float" office:value="0.269274">
                <text:p>0.2692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5">
                <text:p>9.5</text:p>
              </table:table-cell>
              <table:table-cell office:value-type="float" office:value="0.254864">
                <text:p>0.2548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533334">
                <text:p>9.533334</text:p>
              </table:table-cell>
              <table:table-cell office:value-type="float" office:value="0.249161">
                <text:p>0.2491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566667">
                <text:p>9.566667</text:p>
              </table:table-cell>
              <table:table-cell office:value-type="float" office:value="0.268395">
                <text:p>0.2683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600001">
                <text:p>9.600001</text:p>
              </table:table-cell>
              <table:table-cell office:value-type="float" office:value="0.245504">
                <text:p>0.2455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633334">
                <text:p>9.633334</text:p>
              </table:table-cell>
              <table:table-cell office:value-type="float" office:value="0.256539">
                <text:p>0.2565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666667">
                <text:p>9.666667</text:p>
              </table:table-cell>
              <table:table-cell office:value-type="float" office:value="0.267749">
                <text:p>0.2677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700001">
                <text:p>9.700001</text:p>
              </table:table-cell>
              <table:table-cell office:value-type="float" office:value="0.249667">
                <text:p>0.249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733334">
                <text:p>9.733334</text:p>
              </table:table-cell>
              <table:table-cell office:value-type="float" office:value="0.252323">
                <text:p>0.2523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766667">
                <text:p>9.766667</text:p>
              </table:table-cell>
              <table:table-cell office:value-type="float" office:value="0.25171">
                <text:p>0.251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800001">
                <text:p>9.800001</text:p>
              </table:table-cell>
              <table:table-cell office:value-type="float" office:value="0.271153">
                <text:p>0.2711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833334">
                <text:p>9.833334</text:p>
              </table:table-cell>
              <table:table-cell office:value-type="float" office:value="0.250693">
                <text:p>0.2506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866667">
                <text:p>9.866667</text:p>
              </table:table-cell>
              <table:table-cell office:value-type="float" office:value="0.260885">
                <text:p>0.2608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900001">
                <text:p>9.900001</text:p>
              </table:table-cell>
              <table:table-cell office:value-type="float" office:value="0.265582">
                <text:p>0.2655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933334">
                <text:p>9.933334</text:p>
              </table:table-cell>
              <table:table-cell office:value-type="float" office:value="0.272827">
                <text:p>0.2728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966667">
                <text:p>9.966667</text:p>
              </table:table-cell>
              <table:table-cell office:value-type="float" office:value="0.260518">
                <text:p>0.2605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000001">
                <text:p>10.000001</text:p>
              </table:table-cell>
              <table:table-cell office:value-type="float" office:value="0.264345">
                <text:p>0.2643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033334">
                <text:p>10.033334</text:p>
              </table:table-cell>
              <table:table-cell office:value-type="float" office:value="0.259483">
                <text:p>0.2594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066667">
                <text:p>10.066667</text:p>
              </table:table-cell>
              <table:table-cell office:value-type="float" office:value="0.271589">
                <text:p>0.27158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100001">
                <text:p>10.100001</text:p>
              </table:table-cell>
              <table:table-cell office:value-type="float" office:value="0.273578">
                <text:p>0.2735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133334">
                <text:p>10.133334</text:p>
              </table:table-cell>
              <table:table-cell office:value-type="float" office:value="0.270189">
                <text:p>0.2701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166667">
                <text:p>10.166667</text:p>
              </table:table-cell>
              <table:table-cell office:value-type="float" office:value="0.256593">
                <text:p>0.2565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200001">
                <text:p>10.200001</text:p>
              </table:table-cell>
              <table:table-cell office:value-type="float" office:value="0.266377">
                <text:p>0.2663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233334">
                <text:p>10.233334</text:p>
              </table:table-cell>
              <table:table-cell office:value-type="float" office:value="0.256584">
                <text:p>0.2565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266667">
                <text:p>10.266667</text:p>
              </table:table-cell>
              <table:table-cell office:value-type="float" office:value="0.252784">
                <text:p>0.2527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300001">
                <text:p>10.300001</text:p>
              </table:table-cell>
              <table:table-cell office:value-type="float" office:value="0.258081">
                <text:p>0.2580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333334">
                <text:p>10.333334</text:p>
              </table:table-cell>
              <table:table-cell office:value-type="float" office:value="0.274555">
                <text:p>0.2745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366667">
                <text:p>10.366667</text:p>
              </table:table-cell>
              <table:table-cell office:value-type="float" office:value="0.263988">
                <text:p>0.2639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400001">
                <text:p>10.400001</text:p>
              </table:table-cell>
              <table:table-cell office:value-type="float" office:value="0.25691">
                <text:p>0.256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433334">
                <text:p>10.433334</text:p>
              </table:table-cell>
              <table:table-cell office:value-type="float" office:value="0.253857">
                <text:p>0.2538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466667">
                <text:p>10.466667</text:p>
              </table:table-cell>
              <table:table-cell office:value-type="float" office:value="0.261817">
                <text:p>0.2618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500001">
                <text:p>10.500001</text:p>
              </table:table-cell>
              <table:table-cell office:value-type="float" office:value="0.281775">
                <text:p>0.2817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533334">
                <text:p>10.533334</text:p>
              </table:table-cell>
              <table:table-cell office:value-type="float" office:value="0.264402">
                <text:p>0.2644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566667">
                <text:p>10.566667</text:p>
              </table:table-cell>
              <table:table-cell office:value-type="float" office:value="0.267719">
                <text:p>0.2677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600001">
                <text:p>10.600001</text:p>
              </table:table-cell>
              <table:table-cell office:value-type="float" office:value="0.256008">
                <text:p>0.2560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633334">
                <text:p>10.633334</text:p>
              </table:table-cell>
              <table:table-cell office:value-type="float" office:value="0.257832">
                <text:p>0.2578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666667">
                <text:p>10.666667</text:p>
              </table:table-cell>
              <table:table-cell office:value-type="float" office:value="0.276159">
                <text:p>0.2761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700001">
                <text:p>10.700001</text:p>
              </table:table-cell>
              <table:table-cell office:value-type="float" office:value="0.267137">
                <text:p>0.2671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733334">
                <text:p>10.733334</text:p>
              </table:table-cell>
              <table:table-cell office:value-type="float" office:value="0.263852">
                <text:p>0.2638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766667">
                <text:p>10.766667</text:p>
              </table:table-cell>
              <table:table-cell office:value-type="float" office:value="0.279795">
                <text:p>0.2797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800001">
                <text:p>10.800001</text:p>
              </table:table-cell>
              <table:table-cell office:value-type="float" office:value="0.289387">
                <text:p>0.2893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833334">
                <text:p>10.833334</text:p>
              </table:table-cell>
              <table:table-cell office:value-type="float" office:value="0.274167">
                <text:p>0.2741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866667">
                <text:p>10.866667</text:p>
              </table:table-cell>
              <table:table-cell office:value-type="float" office:value="0.246419">
                <text:p>0.2464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900001">
                <text:p>10.900001</text:p>
              </table:table-cell>
              <table:table-cell office:value-type="float" office:value="0.260738">
                <text:p>0.2607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933334">
                <text:p>10.933334</text:p>
              </table:table-cell>
              <table:table-cell office:value-type="float" office:value="0.26623">
                <text:p>0.266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.966667">
                <text:p>10.966667</text:p>
              </table:table-cell>
              <table:table-cell office:value-type="float" office:value="0.264974">
                <text:p>0.2649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000001">
                <text:p>11.000001</text:p>
              </table:table-cell>
              <table:table-cell office:value-type="float" office:value="0.245576">
                <text:p>0.2455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033334">
                <text:p>11.033334</text:p>
              </table:table-cell>
              <table:table-cell office:value-type="float" office:value="0.267543">
                <text:p>0.2675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066667">
                <text:p>11.066667</text:p>
              </table:table-cell>
              <table:table-cell office:value-type="float" office:value="0.274042">
                <text:p>0.2740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100001">
                <text:p>11.100001</text:p>
              </table:table-cell>
              <table:table-cell office:value-type="float" office:value="0.278542">
                <text:p>0.2785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133334">
                <text:p>11.133334</text:p>
              </table:table-cell>
              <table:table-cell office:value-type="float" office:value="0.273343">
                <text:p>0.2733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166667">
                <text:p>11.166667</text:p>
              </table:table-cell>
              <table:table-cell office:value-type="float" office:value="0.266633">
                <text:p>0.2666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200001">
                <text:p>11.200001</text:p>
              </table:table-cell>
              <table:table-cell office:value-type="float" office:value="0.274251">
                <text:p>0.27425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233334">
                <text:p>11.233334</text:p>
              </table:table-cell>
              <table:table-cell office:value-type="float" office:value="0.277971">
                <text:p>0.2779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266667">
                <text:p>11.266667</text:p>
              </table:table-cell>
              <table:table-cell office:value-type="float" office:value="0.260203">
                <text:p>0.2602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300001">
                <text:p>11.300001</text:p>
              </table:table-cell>
              <table:table-cell office:value-type="float" office:value="0.282017">
                <text:p>0.2820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333334">
                <text:p>11.333334</text:p>
              </table:table-cell>
              <table:table-cell office:value-type="float" office:value="0.301265">
                <text:p>0.3012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366667">
                <text:p>11.366667</text:p>
              </table:table-cell>
              <table:table-cell office:value-type="float" office:value="0.273581">
                <text:p>0.2735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400001">
                <text:p>11.400001</text:p>
              </table:table-cell>
              <table:table-cell office:value-type="float" office:value="0.272629">
                <text:p>0.2726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433334">
                <text:p>11.433334</text:p>
              </table:table-cell>
              <table:table-cell office:value-type="float" office:value="0.271258">
                <text:p>0.2712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466667">
                <text:p>11.466667</text:p>
              </table:table-cell>
              <table:table-cell office:value-type="float" office:value="0.275195">
                <text:p>0.2751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500001">
                <text:p>11.500001</text:p>
              </table:table-cell>
              <table:table-cell office:value-type="float" office:value="0.264361">
                <text:p>0.2643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533334">
                <text:p>11.533334</text:p>
              </table:table-cell>
              <table:table-cell office:value-type="float" office:value="0.280944">
                <text:p>0.2809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566667">
                <text:p>11.566667</text:p>
              </table:table-cell>
              <table:table-cell office:value-type="float" office:value="0.262944">
                <text:p>0.2629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600001">
                <text:p>11.600001</text:p>
              </table:table-cell>
              <table:table-cell office:value-type="float" office:value="0.263103">
                <text:p>0.2631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633334">
                <text:p>11.633334</text:p>
              </table:table-cell>
              <table:table-cell office:value-type="float" office:value="0.279542">
                <text:p>0.2795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666667">
                <text:p>11.666667</text:p>
              </table:table-cell>
              <table:table-cell office:value-type="float" office:value="0.270419">
                <text:p>0.2704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700001">
                <text:p>11.700001</text:p>
              </table:table-cell>
              <table:table-cell office:value-type="float" office:value="0.279178">
                <text:p>0.2791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733334">
                <text:p>11.733334</text:p>
              </table:table-cell>
              <table:table-cell office:value-type="float" office:value="0.272986">
                <text:p>0.2729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766667">
                <text:p>11.766667</text:p>
              </table:table-cell>
              <table:table-cell office:value-type="float" office:value="0.280152">
                <text:p>0.2801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800001">
                <text:p>11.800001</text:p>
              </table:table-cell>
              <table:table-cell office:value-type="float" office:value="0.275263">
                <text:p>0.2752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833334">
                <text:p>11.833334</text:p>
              </table:table-cell>
              <table:table-cell office:value-type="float" office:value="0.278056">
                <text:p>0.2780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866667">
                <text:p>11.866667</text:p>
              </table:table-cell>
              <table:table-cell office:value-type="float" office:value="0.278651">
                <text:p>0.2786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900001">
                <text:p>11.900001</text:p>
              </table:table-cell>
              <table:table-cell office:value-type="float" office:value="0.269321">
                <text:p>0.2693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933334">
                <text:p>11.933334</text:p>
              </table:table-cell>
              <table:table-cell office:value-type="float" office:value="0.267553">
                <text:p>0.2675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966667">
                <text:p>11.966667</text:p>
              </table:table-cell>
              <table:table-cell office:value-type="float" office:value="0.276956">
                <text:p>0.2769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.000001">
                <text:p>12.000001</text:p>
              </table:table-cell>
              <table:table-cell office:value-type="float" office:value="0.275743">
                <text:p>0.27574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.033334">
                <text:p>12.033334</text:p>
              </table:table-cell>
              <table:table-cell office:value-type="float" office:value="0.266949">
                <text:p>0.2669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.066667">
                <text:p>12.066667</text:p>
              </table:table-cell>
              <table:table-cell office:value-type="float" office:value="0.282243">
                <text:p>0.28224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.100001">
                <text:p>12.100001</text:p>
              </table:table-cell>
              <table:table-cell office:value-type="float" office:value="0.284483">
                <text:p>0.2844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.133334">
                <text:p>12.133334</text:p>
              </table:table-cell>
              <table:table-cell office:value-type="float" office:value="0.288877">
                <text:p>0.2888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.166667">
                <text:p>12.166667</text:p>
              </table:table-cell>
              <table:table-cell office:value-type="float" office:value="0.28605">
                <text:p>0.286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.200001">
                <text:p>12.200001</text:p>
              </table:table-cell>
              <table:table-cell office:value-type="float" office:value="0.275753">
                <text:p>0.27575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.233334">
                <text:p>12.233334</text:p>
              </table:table-cell>
              <table:table-cell office:value-type="float" office:value="0.274567">
                <text:p>0.2745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.266667">
                <text:p>12.266667</text:p>
              </table:table-cell>
              <table:table-cell office:value-type="float" office:value="0.281943">
                <text:p>0.28194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.300001">
                <text:p>12.300001</text:p>
              </table:table-cell>
              <table:table-cell office:value-type="float" office:value="0.273714">
                <text:p>0.2737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.333334">
                <text:p>12.333334</text:p>
              </table:table-cell>
              <table:table-cell office:value-type="float" office:value="0.275608">
                <text:p>0.2756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.366667">
                <text:p>12.366667</text:p>
              </table:table-cell>
              <table:table-cell office:value-type="float" office:value="0.272799">
                <text:p>0.2727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.400001">
                <text:p>12.400001</text:p>
              </table:table-cell>
              <table:table-cell office:value-type="float" office:value="0.281167">
                <text:p>0.2811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.433334">
                <text:p>12.433334</text:p>
              </table:table-cell>
              <table:table-cell office:value-type="float" office:value="0.279018">
                <text:p>0.2790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.466667">
                <text:p>12.466667</text:p>
              </table:table-cell>
              <table:table-cell office:value-type="float" office:value="0.263254">
                <text:p>0.2632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500001">
                <text:p>12.500001</text:p>
              </table:table-cell>
              <table:table-cell office:value-type="float" office:value="0.292234">
                <text:p>0.2922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.533334">
                <text:p>12.533334</text:p>
              </table:table-cell>
              <table:table-cell office:value-type="float" office:value="0.267893">
                <text:p>0.26789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.566667">
                <text:p>12.566667</text:p>
              </table:table-cell>
              <table:table-cell office:value-type="float" office:value="0.264683">
                <text:p>0.2646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600001">
                <text:p>12.600001</text:p>
              </table:table-cell>
              <table:table-cell office:value-type="float" office:value="0.26944">
                <text:p>0.269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633334">
                <text:p>12.633334</text:p>
              </table:table-cell>
              <table:table-cell office:value-type="float" office:value="0.273241">
                <text:p>0.2732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.666667">
                <text:p>12.666667</text:p>
              </table:table-cell>
              <table:table-cell office:value-type="float" office:value="0.271514">
                <text:p>0.2715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.700001">
                <text:p>12.700001</text:p>
              </table:table-cell>
              <table:table-cell office:value-type="float" office:value="0.273814">
                <text:p>0.2738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.733334">
                <text:p>12.733334</text:p>
              </table:table-cell>
              <table:table-cell office:value-type="float" office:value="0.271642">
                <text:p>0.2716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.766667">
                <text:p>12.766667</text:p>
              </table:table-cell>
              <table:table-cell office:value-type="float" office:value="0.269346">
                <text:p>0.2693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.800001">
                <text:p>12.800001</text:p>
              </table:table-cell>
              <table:table-cell office:value-type="float" office:value="0.277145">
                <text:p>0.2771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.833334">
                <text:p>12.833334</text:p>
              </table:table-cell>
              <table:table-cell office:value-type="float" office:value="0.278321">
                <text:p>0.2783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.866667">
                <text:p>12.866667</text:p>
              </table:table-cell>
              <table:table-cell office:value-type="float" office:value="0.2716">
                <text:p>0.27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900001">
                <text:p>12.900001</text:p>
              </table:table-cell>
              <table:table-cell office:value-type="float" office:value="0.276953">
                <text:p>0.2769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933334">
                <text:p>12.933334</text:p>
              </table:table-cell>
              <table:table-cell office:value-type="float" office:value="0.276779">
                <text:p>0.2767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.966667">
                <text:p>12.966667</text:p>
              </table:table-cell>
              <table:table-cell office:value-type="float" office:value="0.263858">
                <text:p>0.2638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.000001">
                <text:p>13.000001</text:p>
              </table:table-cell>
              <table:table-cell office:value-type="float" office:value="0.282471">
                <text:p>0.2824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.033334">
                <text:p>13.033334</text:p>
              </table:table-cell>
              <table:table-cell office:value-type="float" office:value="0.254047">
                <text:p>0.2540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.066667">
                <text:p>13.066667</text:p>
              </table:table-cell>
              <table:table-cell office:value-type="float" office:value="0.277351">
                <text:p>0.2773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.100001">
                <text:p>13.100001</text:p>
              </table:table-cell>
              <table:table-cell office:value-type="float" office:value="0.266995">
                <text:p>0.2669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.133334">
                <text:p>13.133334</text:p>
              </table:table-cell>
              <table:table-cell office:value-type="float" office:value="0.266103">
                <text:p>0.2661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.166667">
                <text:p>13.166667</text:p>
              </table:table-cell>
              <table:table-cell office:value-type="float" office:value="0.259561">
                <text:p>0.2595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.200001">
                <text:p>13.200001</text:p>
              </table:table-cell>
              <table:table-cell office:value-type="float" office:value="0.267575">
                <text:p>0.2675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.233334">
                <text:p>13.233334</text:p>
              </table:table-cell>
              <table:table-cell office:value-type="float" office:value="0.274542">
                <text:p>0.27454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.266667">
                <text:p>13.266667</text:p>
              </table:table-cell>
              <table:table-cell office:value-type="float" office:value="0.287215">
                <text:p>0.2872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.300001">
                <text:p>13.300001</text:p>
              </table:table-cell>
              <table:table-cell office:value-type="float" office:value="0.269172">
                <text:p>0.2691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.333334">
                <text:p>13.333334</text:p>
              </table:table-cell>
              <table:table-cell office:value-type="float" office:value="0.279195">
                <text:p>0.2791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.366667">
                <text:p>13.366667</text:p>
              </table:table-cell>
              <table:table-cell office:value-type="float" office:value="0.261989">
                <text:p>0.26198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.400001">
                <text:p>13.400001</text:p>
              </table:table-cell>
              <table:table-cell office:value-type="float" office:value="0.267569">
                <text:p>0.2675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.433334">
                <text:p>13.433334</text:p>
              </table:table-cell>
              <table:table-cell office:value-type="float" office:value="0.271414">
                <text:p>0.2714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.466667">
                <text:p>13.466667</text:p>
              </table:table-cell>
              <table:table-cell office:value-type="float" office:value="0.276889">
                <text:p>0.2768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.500001">
                <text:p>13.500001</text:p>
              </table:table-cell>
              <table:table-cell office:value-type="float" office:value="0.278777">
                <text:p>0.2787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.533334">
                <text:p>13.533334</text:p>
              </table:table-cell>
              <table:table-cell office:value-type="float" office:value="0.26894">
                <text:p>0.268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.566667">
                <text:p>13.566667</text:p>
              </table:table-cell>
              <table:table-cell office:value-type="float" office:value="0.270028">
                <text:p>0.2700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.600001">
                <text:p>13.600001</text:p>
              </table:table-cell>
              <table:table-cell office:value-type="float" office:value="0.275986">
                <text:p>0.27598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.633334">
                <text:p>13.633334</text:p>
              </table:table-cell>
              <table:table-cell office:value-type="float" office:value="0.271029">
                <text:p>0.2710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.666667">
                <text:p>13.666667</text:p>
              </table:table-cell>
              <table:table-cell office:value-type="float" office:value="0.273429">
                <text:p>0.2734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.700001">
                <text:p>13.700001</text:p>
              </table:table-cell>
              <table:table-cell office:value-type="float" office:value="0.273828">
                <text:p>0.2738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.733334">
                <text:p>13.733334</text:p>
              </table:table-cell>
              <table:table-cell office:value-type="float" office:value="0.274322">
                <text:p>0.2743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.766667">
                <text:p>13.766667</text:p>
              </table:table-cell>
              <table:table-cell office:value-type="float" office:value="0.260106">
                <text:p>0.2601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800001">
                <text:p>13.800001</text:p>
              </table:table-cell>
              <table:table-cell office:value-type="float" office:value="0.262093">
                <text:p>0.2620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.833334">
                <text:p>13.833334</text:p>
              </table:table-cell>
              <table:table-cell office:value-type="float" office:value="0.273668">
                <text:p>0.2736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.866667">
                <text:p>13.866667</text:p>
              </table:table-cell>
              <table:table-cell office:value-type="float" office:value="0.273072">
                <text:p>0.2730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.900001">
                <text:p>13.900001</text:p>
              </table:table-cell>
              <table:table-cell office:value-type="float" office:value="0.26557">
                <text:p>0.265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.933334">
                <text:p>13.933334</text:p>
              </table:table-cell>
              <table:table-cell office:value-type="float" office:value="0.277966">
                <text:p>0.27796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.966667">
                <text:p>13.966667</text:p>
              </table:table-cell>
              <table:table-cell office:value-type="float" office:value="0.279078">
                <text:p>0.2790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.000001">
                <text:p>14.000001</text:p>
              </table:table-cell>
              <table:table-cell office:value-type="float" office:value="0.283752">
                <text:p>0.2837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.033334">
                <text:p>14.033334</text:p>
              </table:table-cell>
              <table:table-cell office:value-type="float" office:value="0.264101">
                <text:p>0.2641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.066667">
                <text:p>14.066667</text:p>
              </table:table-cell>
              <table:table-cell office:value-type="float" office:value="0.258147">
                <text:p>0.25814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.100001">
                <text:p>14.100001</text:p>
              </table:table-cell>
              <table:table-cell office:value-type="float" office:value="0.273337">
                <text:p>0.27333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.133334">
                <text:p>14.133334</text:p>
              </table:table-cell>
              <table:table-cell office:value-type="float" office:value="0.255541">
                <text:p>0.2555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.166667">
                <text:p>14.166667</text:p>
              </table:table-cell>
              <table:table-cell office:value-type="float" office:value="0.271061">
                <text:p>0.27106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.200001">
                <text:p>14.200001</text:p>
              </table:table-cell>
              <table:table-cell office:value-type="float" office:value="0.280338">
                <text:p>0.28033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.233334">
                <text:p>14.233334</text:p>
              </table:table-cell>
              <table:table-cell office:value-type="float" office:value="0.282526">
                <text:p>0.2825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.266667">
                <text:p>14.266667</text:p>
              </table:table-cell>
              <table:table-cell office:value-type="float" office:value="0.285456">
                <text:p>0.2854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.300001">
                <text:p>14.300001</text:p>
              </table:table-cell>
              <table:table-cell office:value-type="float" office:value="0.256423">
                <text:p>0.2564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.333334">
                <text:p>14.333334</text:p>
              </table:table-cell>
              <table:table-cell office:value-type="float" office:value="0.256289">
                <text:p>0.25628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.366667">
                <text:p>14.366667</text:p>
              </table:table-cell>
              <table:table-cell office:value-type="float" office:value="0.274756">
                <text:p>0.2747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.400001">
                <text:p>14.400001</text:p>
              </table:table-cell>
              <table:table-cell office:value-type="float" office:value="0.254247">
                <text:p>0.2542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.433334">
                <text:p>14.433334</text:p>
              </table:table-cell>
              <table:table-cell office:value-type="float" office:value="0.254528">
                <text:p>0.2545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.466667">
                <text:p>14.466667</text:p>
              </table:table-cell>
              <table:table-cell office:value-type="float" office:value="0.257852">
                <text:p>0.2578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.500001">
                <text:p>14.500001</text:p>
              </table:table-cell>
              <table:table-cell office:value-type="float" office:value="0.254268">
                <text:p>0.2542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.533334">
                <text:p>14.533334</text:p>
              </table:table-cell>
              <table:table-cell office:value-type="float" office:value="0.253483">
                <text:p>0.2534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.566667">
                <text:p>14.566667</text:p>
              </table:table-cell>
              <table:table-cell office:value-type="float" office:value="0.270936">
                <text:p>0.2709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.600001">
                <text:p>14.600001</text:p>
              </table:table-cell>
              <table:table-cell office:value-type="float" office:value="0.270104">
                <text:p>0.2701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.633334">
                <text:p>14.633334</text:p>
              </table:table-cell>
              <table:table-cell office:value-type="float" office:value="0.236605">
                <text:p>0.2366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.666667">
                <text:p>14.666667</text:p>
              </table:table-cell>
              <table:table-cell office:value-type="float" office:value="0.260272">
                <text:p>0.2602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.700001">
                <text:p>14.700001</text:p>
              </table:table-cell>
              <table:table-cell office:value-type="float" office:value="0.245574">
                <text:p>0.2455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.733334">
                <text:p>14.733334</text:p>
              </table:table-cell>
              <table:table-cell office:value-type="float" office:value="0.258437">
                <text:p>0.25843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.766667">
                <text:p>14.766667</text:p>
              </table:table-cell>
              <table:table-cell office:value-type="float" office:value="0.255216">
                <text:p>0.2552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.800001">
                <text:p>14.800001</text:p>
              </table:table-cell>
              <table:table-cell office:value-type="float" office:value="0.241432">
                <text:p>0.2414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.833334">
                <text:p>14.833334</text:p>
              </table:table-cell>
              <table:table-cell office:value-type="float" office:value="0.254716">
                <text:p>0.2547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.866667">
                <text:p>14.866667</text:p>
              </table:table-cell>
              <table:table-cell office:value-type="float" office:value="0.243198">
                <text:p>0.2431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.900001">
                <text:p>14.900001</text:p>
              </table:table-cell>
              <table:table-cell office:value-type="float" office:value="0.264857">
                <text:p>0.2648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.933334">
                <text:p>14.933334</text:p>
              </table:table-cell>
              <table:table-cell office:value-type="float" office:value="0.238601">
                <text:p>0.2386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.966667">
                <text:p>14.966667</text:p>
              </table:table-cell>
              <table:table-cell office:value-type="float" office:value="0.238344">
                <text:p>0.2383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.000001">
                <text:p>15.000001</text:p>
              </table:table-cell>
              <table:table-cell office:value-type="float" office:value="0.23458">
                <text:p>0.234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.033334">
                <text:p>15.033334</text:p>
              </table:table-cell>
              <table:table-cell office:value-type="float" office:value="0.245908">
                <text:p>0.2459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.066667">
                <text:p>15.066667</text:p>
              </table:table-cell>
              <table:table-cell office:value-type="float" office:value="0.245478">
                <text:p>0.24547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.100001">
                <text:p>15.100001</text:p>
              </table:table-cell>
              <table:table-cell office:value-type="float" office:value="0.244804">
                <text:p>0.24480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.133334">
                <text:p>15.133334</text:p>
              </table:table-cell>
              <table:table-cell office:value-type="float" office:value="0.224979">
                <text:p>0.22497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.166667">
                <text:p>15.166667</text:p>
              </table:table-cell>
              <table:table-cell office:value-type="float" office:value="0.235449">
                <text:p>0.23544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.200001">
                <text:p>15.200001</text:p>
              </table:table-cell>
              <table:table-cell office:value-type="float" office:value="0.253104">
                <text:p>0.25310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.233334">
                <text:p>15.233334</text:p>
              </table:table-cell>
              <table:table-cell office:value-type="float" office:value="0.239524">
                <text:p>0.2395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.266667">
                <text:p>15.266667</text:p>
              </table:table-cell>
              <table:table-cell office:value-type="float" office:value="0.231853">
                <text:p>0.2318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.300001">
                <text:p>15.300001</text:p>
              </table:table-cell>
              <table:table-cell office:value-type="float" office:value="0.238464">
                <text:p>0.2384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.333334">
                <text:p>15.333334</text:p>
              </table:table-cell>
              <table:table-cell office:value-type="float" office:value="0.235679">
                <text:p>0.2356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.366667">
                <text:p>15.366667</text:p>
              </table:table-cell>
              <table:table-cell office:value-type="float" office:value="0.246517">
                <text:p>0.2465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.400001">
                <text:p>15.400001</text:p>
              </table:table-cell>
              <table:table-cell office:value-type="float" office:value="0.227441">
                <text:p>0.2274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.433334">
                <text:p>15.433334</text:p>
              </table:table-cell>
              <table:table-cell office:value-type="float" office:value="0.235655">
                <text:p>0.2356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.466667">
                <text:p>15.466667</text:p>
              </table:table-cell>
              <table:table-cell office:value-type="float" office:value="0.206316">
                <text:p>0.2063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.500001">
                <text:p>15.500001</text:p>
              </table:table-cell>
              <table:table-cell office:value-type="float" office:value="0.219059">
                <text:p>0.21905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.533334">
                <text:p>15.533334</text:p>
              </table:table-cell>
              <table:table-cell office:value-type="float" office:value="0.223041">
                <text:p>0.22304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.566667">
                <text:p>15.566667</text:p>
              </table:table-cell>
              <table:table-cell office:value-type="float" office:value="0.209633">
                <text:p>0.2096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.600001">
                <text:p>15.600001</text:p>
              </table:table-cell>
              <table:table-cell office:value-type="float" office:value="0.211442">
                <text:p>0.2114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.633334">
                <text:p>15.633334</text:p>
              </table:table-cell>
              <table:table-cell office:value-type="float" office:value="0.288322">
                <text:p>0.2883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666667">
                <text:p>15.666667</text:p>
              </table:table-cell>
              <table:table-cell office:value-type="float" office:value="0.274106">
                <text:p>0.2741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.700001">
                <text:p>15.700001</text:p>
              </table:table-cell>
              <table:table-cell office:value-type="float" office:value="0.283527">
                <text:p>0.2835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.733334">
                <text:p>15.733334</text:p>
              </table:table-cell>
              <table:table-cell office:value-type="float" office:value="0.268756">
                <text:p>0.26875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.766667">
                <text:p>15.766667</text:p>
              </table:table-cell>
              <table:table-cell office:value-type="float" office:value="0.267553">
                <text:p>0.2675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.800001">
                <text:p>15.800001</text:p>
              </table:table-cell>
              <table:table-cell office:value-type="float" office:value="0.284111">
                <text:p>0.2841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833334">
                <text:p>15.833334</text:p>
              </table:table-cell>
              <table:table-cell office:value-type="float" office:value="0.271041">
                <text:p>0.2710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.866667">
                <text:p>15.866667</text:p>
              </table:table-cell>
              <table:table-cell office:value-type="float" office:value="0.276935">
                <text:p>0.2769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.900001">
                <text:p>15.900001</text:p>
              </table:table-cell>
              <table:table-cell office:value-type="float" office:value="0.265922">
                <text:p>0.2659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.933334">
                <text:p>15.933334</text:p>
              </table:table-cell>
              <table:table-cell office:value-type="float" office:value="0.280593">
                <text:p>0.28059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.966667">
                <text:p>15.966667</text:p>
              </table:table-cell>
              <table:table-cell office:value-type="float" office:value="0.286841">
                <text:p>0.2868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.000001">
                <text:p>16.000001</text:p>
              </table:table-cell>
              <table:table-cell office:value-type="float" office:value="0.281179">
                <text:p>0.2811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.033334">
                <text:p>16.033334</text:p>
              </table:table-cell>
              <table:table-cell office:value-type="float" office:value="0.277105">
                <text:p>0.27710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.066668">
                <text:p>16.066668</text:p>
              </table:table-cell>
              <table:table-cell office:value-type="float" office:value="0.262448">
                <text:p>0.26244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.100001">
                <text:p>16.100001</text:p>
              </table:table-cell>
              <table:table-cell office:value-type="float" office:value="0.279025">
                <text:p>0.2790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.133334">
                <text:p>16.133334</text:p>
              </table:table-cell>
              <table:table-cell office:value-type="float" office:value="0.273166">
                <text:p>0.27316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.166668">
                <text:p>16.166668</text:p>
              </table:table-cell>
              <table:table-cell office:value-type="float" office:value="0.280191">
                <text:p>0.2801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.200001">
                <text:p>16.200001</text:p>
              </table:table-cell>
              <table:table-cell office:value-type="float" office:value="0.271767">
                <text:p>0.27176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.233334">
                <text:p>16.233334</text:p>
              </table:table-cell>
              <table:table-cell office:value-type="float" office:value="0.292265">
                <text:p>0.29226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.266668">
                <text:p>16.266668</text:p>
              </table:table-cell>
              <table:table-cell office:value-type="float" office:value="0.278266">
                <text:p>0.2782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.300001">
                <text:p>16.300001</text:p>
              </table:table-cell>
              <table:table-cell office:value-type="float" office:value="0.27223">
                <text:p>0.272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.333334">
                <text:p>16.333334</text:p>
              </table:table-cell>
              <table:table-cell office:value-type="float" office:value="0.265969">
                <text:p>0.2659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.366668">
                <text:p>16.366668</text:p>
              </table:table-cell>
              <table:table-cell office:value-type="float" office:value="0.274386">
                <text:p>0.2743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.400001">
                <text:p>16.400001</text:p>
              </table:table-cell>
              <table:table-cell office:value-type="float" office:value="0.283285">
                <text:p>0.28328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.433334">
                <text:p>16.433334</text:p>
              </table:table-cell>
              <table:table-cell office:value-type="float" office:value="0.283734">
                <text:p>0.28373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.466668">
                <text:p>16.466668</text:p>
              </table:table-cell>
              <table:table-cell office:value-type="float" office:value="0.26311">
                <text:p>0.263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.500001">
                <text:p>16.500001</text:p>
              </table:table-cell>
              <table:table-cell office:value-type="float" office:value="0.280734">
                <text:p>0.28073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.533334">
                <text:p>16.533334</text:p>
              </table:table-cell>
              <table:table-cell office:value-type="float" office:value="0.281677">
                <text:p>0.28167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.566668">
                <text:p>16.566668</text:p>
              </table:table-cell>
              <table:table-cell office:value-type="float" office:value="0.279386">
                <text:p>0.2793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.600001">
                <text:p>16.600001</text:p>
              </table:table-cell>
              <table:table-cell office:value-type="float" office:value="0.280086">
                <text:p>0.2800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.633334">
                <text:p>16.633334</text:p>
              </table:table-cell>
              <table:table-cell office:value-type="float" office:value="0.274594">
                <text:p>0.27459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666668">
                <text:p>16.666668</text:p>
              </table:table-cell>
              <table:table-cell office:value-type="float" office:value="0.280944">
                <text:p>0.2809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.700001">
                <text:p>16.700001</text:p>
              </table:table-cell>
              <table:table-cell office:value-type="float" office:value="0.280684">
                <text:p>0.28068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.733334">
                <text:p>16.733334</text:p>
              </table:table-cell>
              <table:table-cell office:value-type="float" office:value="0.292551">
                <text:p>0.2925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.766668">
                <text:p>16.766668</text:p>
              </table:table-cell>
              <table:table-cell office:value-type="float" office:value="0.279204">
                <text:p>0.27920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.800001">
                <text:p>16.800001</text:p>
              </table:table-cell>
              <table:table-cell office:value-type="float" office:value="0.288839">
                <text:p>0.2888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.833334">
                <text:p>16.833334</text:p>
              </table:table-cell>
              <table:table-cell office:value-type="float" office:value="0.26538">
                <text:p>0.2653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.866668">
                <text:p>16.866668</text:p>
              </table:table-cell>
              <table:table-cell office:value-type="float" office:value="0.276456">
                <text:p>0.27645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.900001">
                <text:p>16.900001</text:p>
              </table:table-cell>
              <table:table-cell office:value-type="float" office:value="0.27416">
                <text:p>0.274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.933334">
                <text:p>16.933334</text:p>
              </table:table-cell>
              <table:table-cell office:value-type="float" office:value="0.30032">
                <text:p>0.300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.966668">
                <text:p>16.966668</text:p>
              </table:table-cell>
              <table:table-cell office:value-type="float" office:value="0.283583">
                <text:p>0.2835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.000001">
                <text:p>17.000001</text:p>
              </table:table-cell>
              <table:table-cell office:value-type="float" office:value="0.285161">
                <text:p>0.28516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.033334">
                <text:p>17.033334</text:p>
              </table:table-cell>
              <table:table-cell office:value-type="float" office:value="0.290971">
                <text:p>0.29097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.066668">
                <text:p>17.066668</text:p>
              </table:table-cell>
              <table:table-cell office:value-type="float" office:value="0.275019">
                <text:p>0.2750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.100001">
                <text:p>17.100001</text:p>
              </table:table-cell>
              <table:table-cell office:value-type="float" office:value="0.278143">
                <text:p>0.27814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.133334">
                <text:p>17.133334</text:p>
              </table:table-cell>
              <table:table-cell office:value-type="float" office:value="0.271974">
                <text:p>0.27197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.166668">
                <text:p>17.166668</text:p>
              </table:table-cell>
              <table:table-cell office:value-type="float" office:value="0.279533">
                <text:p>0.2795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.200001">
                <text:p>17.200001</text:p>
              </table:table-cell>
              <table:table-cell office:value-type="float" office:value="0.284149">
                <text:p>0.28414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.233334">
                <text:p>17.233334</text:p>
              </table:table-cell>
              <table:table-cell office:value-type="float" office:value="0.281223">
                <text:p>0.2812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.266668">
                <text:p>17.266668</text:p>
              </table:table-cell>
              <table:table-cell office:value-type="float" office:value="0.277235">
                <text:p>0.27723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.300001">
                <text:p>17.300001</text:p>
              </table:table-cell>
              <table:table-cell office:value-type="float" office:value="0.286967">
                <text:p>0.28696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.333334">
                <text:p>17.333334</text:p>
              </table:table-cell>
              <table:table-cell office:value-type="float" office:value="0.271476">
                <text:p>0.27147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.366668">
                <text:p>17.366668</text:p>
              </table:table-cell>
              <table:table-cell office:value-type="float" office:value="0.28915">
                <text:p>0.289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.400001">
                <text:p>17.400001</text:p>
              </table:table-cell>
              <table:table-cell office:value-type="float" office:value="0.280164">
                <text:p>0.2801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.433334">
                <text:p>17.433334</text:p>
              </table:table-cell>
              <table:table-cell office:value-type="float" office:value="0.2849">
                <text:p>0.284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.466668">
                <text:p>17.466668</text:p>
              </table:table-cell>
              <table:table-cell office:value-type="float" office:value="0.281045">
                <text:p>0.28104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.500001">
                <text:p>17.500001</text:p>
              </table:table-cell>
              <table:table-cell office:value-type="float" office:value="0.274074">
                <text:p>0.27407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.533334">
                <text:p>17.533334</text:p>
              </table:table-cell>
              <table:table-cell office:value-type="float" office:value="0.269511">
                <text:p>0.2695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.566668">
                <text:p>17.566668</text:p>
              </table:table-cell>
              <table:table-cell office:value-type="float" office:value="0.278105">
                <text:p>0.2781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.600001">
                <text:p>17.600001</text:p>
              </table:table-cell>
              <table:table-cell office:value-type="float" office:value="0.290789">
                <text:p>0.29078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.633334">
                <text:p>17.633334</text:p>
              </table:table-cell>
              <table:table-cell office:value-type="float" office:value="0.299976">
                <text:p>0.29997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.666668">
                <text:p>17.666668</text:p>
              </table:table-cell>
              <table:table-cell office:value-type="float" office:value="0.273356">
                <text:p>0.2733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.700001">
                <text:p>17.700001</text:p>
              </table:table-cell>
              <table:table-cell office:value-type="float" office:value="0.267658">
                <text:p>0.2676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733334">
                <text:p>17.733334</text:p>
              </table:table-cell>
              <table:table-cell office:value-type="float" office:value="0.268723">
                <text:p>0.26872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766668">
                <text:p>17.766668</text:p>
              </table:table-cell>
              <table:table-cell office:value-type="float" office:value="0.275136">
                <text:p>0.27513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800001">
                <text:p>17.800001</text:p>
              </table:table-cell>
              <table:table-cell office:value-type="float" office:value="0.267064">
                <text:p>0.26706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833334">
                <text:p>17.833334</text:p>
              </table:table-cell>
              <table:table-cell office:value-type="float" office:value="0.273094">
                <text:p>0.2730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866668">
                <text:p>17.866668</text:p>
              </table:table-cell>
              <table:table-cell office:value-type="float" office:value="0.28502">
                <text:p>0.2850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900001">
                <text:p>17.900001</text:p>
              </table:table-cell>
              <table:table-cell office:value-type="float" office:value="0.283225">
                <text:p>0.2832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933334">
                <text:p>17.933334</text:p>
              </table:table-cell>
              <table:table-cell office:value-type="float" office:value="0.277875">
                <text:p>0.2778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966668">
                <text:p>17.966668</text:p>
              </table:table-cell>
              <table:table-cell office:value-type="float" office:value="0.272783">
                <text:p>0.27278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.000001">
                <text:p>18.000001</text:p>
              </table:table-cell>
              <table:table-cell office:value-type="float" office:value="0.291363">
                <text:p>0.2913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.033334">
                <text:p>18.033334</text:p>
              </table:table-cell>
              <table:table-cell office:value-type="float" office:value="0.265196">
                <text:p>0.26519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.066668">
                <text:p>18.066668</text:p>
              </table:table-cell>
              <table:table-cell office:value-type="float" office:value="0.285405">
                <text:p>0.28540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.100001">
                <text:p>18.100001</text:p>
              </table:table-cell>
              <table:table-cell office:value-type="float" office:value="0.272988">
                <text:p>0.2729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.133334">
                <text:p>18.133334</text:p>
              </table:table-cell>
              <table:table-cell office:value-type="float" office:value="0.281477">
                <text:p>0.28147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.166668">
                <text:p>18.166668</text:p>
              </table:table-cell>
              <table:table-cell office:value-type="float" office:value="0.285724">
                <text:p>0.28572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.200001">
                <text:p>18.200001</text:p>
              </table:table-cell>
              <table:table-cell office:value-type="float" office:value="0.29067">
                <text:p>0.290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.233334">
                <text:p>18.233334</text:p>
              </table:table-cell>
              <table:table-cell office:value-type="float" office:value="0.266961">
                <text:p>0.26696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.266668">
                <text:p>18.266668</text:p>
              </table:table-cell>
              <table:table-cell office:value-type="float" office:value="0.275501">
                <text:p>0.2755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300001">
                <text:p>18.300001</text:p>
              </table:table-cell>
              <table:table-cell office:value-type="float" office:value="0.285865">
                <text:p>0.28586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333334">
                <text:p>18.333334</text:p>
              </table:table-cell>
              <table:table-cell office:value-type="float" office:value="0.288527">
                <text:p>0.2885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.366668">
                <text:p>18.366668</text:p>
              </table:table-cell>
              <table:table-cell office:value-type="float" office:value="0.27469">
                <text:p>0.2746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.400001">
                <text:p>18.400001</text:p>
              </table:table-cell>
              <table:table-cell office:value-type="float" office:value="0.275861">
                <text:p>0.2758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.433334">
                <text:p>18.433334</text:p>
              </table:table-cell>
              <table:table-cell office:value-type="float" office:value="0.277276">
                <text:p>0.27727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.466668">
                <text:p>18.466668</text:p>
              </table:table-cell>
              <table:table-cell office:value-type="float" office:value="0.29151">
                <text:p>0.2915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.500001">
                <text:p>18.500001</text:p>
              </table:table-cell>
              <table:table-cell office:value-type="float" office:value="0.282727">
                <text:p>0.28272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.533334">
                <text:p>18.533334</text:p>
              </table:table-cell>
              <table:table-cell office:value-type="float" office:value="0.288402">
                <text:p>0.28840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.566668">
                <text:p>18.566668</text:p>
              </table:table-cell>
              <table:table-cell office:value-type="float" office:value="0.277429">
                <text:p>0.27742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.600001">
                <text:p>18.600001</text:p>
              </table:table-cell>
              <table:table-cell office:value-type="float" office:value="0.267292">
                <text:p>0.26729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.633334">
                <text:p>18.633334</text:p>
              </table:table-cell>
              <table:table-cell office:value-type="float" office:value="0.27927">
                <text:p>0.2792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.666668">
                <text:p>18.666668</text:p>
              </table:table-cell>
              <table:table-cell office:value-type="float" office:value="0.271185">
                <text:p>0.27118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.700001">
                <text:p>18.700001</text:p>
              </table:table-cell>
              <table:table-cell office:value-type="float" office:value="0.278829">
                <text:p>0.27882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.733334">
                <text:p>18.733334</text:p>
              </table:table-cell>
              <table:table-cell office:value-type="float" office:value="0.279559">
                <text:p>0.2795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.766668">
                <text:p>18.766668</text:p>
              </table:table-cell>
              <table:table-cell office:value-type="float" office:value="0.28744">
                <text:p>0.287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.800001">
                <text:p>18.800001</text:p>
              </table:table-cell>
              <table:table-cell office:value-type="float" office:value="0.2757">
                <text:p>0.27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.833334">
                <text:p>18.833334</text:p>
              </table:table-cell>
              <table:table-cell office:value-type="float" office:value="0.284191">
                <text:p>0.2841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.866668">
                <text:p>18.866668</text:p>
              </table:table-cell>
              <table:table-cell office:value-type="float" office:value="0.275101">
                <text:p>0.2751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.900001">
                <text:p>18.900001</text:p>
              </table:table-cell>
              <table:table-cell office:value-type="float" office:value="0.284392">
                <text:p>0.28439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.933334">
                <text:p>18.933334</text:p>
              </table:table-cell>
              <table:table-cell office:value-type="float" office:value="0.259347">
                <text:p>0.25934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.966668">
                <text:p>18.966668</text:p>
              </table:table-cell>
              <table:table-cell office:value-type="float" office:value="0.28216">
                <text:p>0.2821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.000001">
                <text:p>19.000001</text:p>
              </table:table-cell>
              <table:table-cell office:value-type="float" office:value="0.278222">
                <text:p>0.27822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.033334">
                <text:p>19.033334</text:p>
              </table:table-cell>
              <table:table-cell office:value-type="float" office:value="0.271122">
                <text:p>0.27112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.066668">
                <text:p>19.066668</text:p>
              </table:table-cell>
              <table:table-cell office:value-type="float" office:value="0.288836">
                <text:p>0.28883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.100001">
                <text:p>19.100001</text:p>
              </table:table-cell>
              <table:table-cell office:value-type="float" office:value="0.268015">
                <text:p>0.2680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.133334">
                <text:p>19.133334</text:p>
              </table:table-cell>
              <table:table-cell office:value-type="float" office:value="0.280809">
                <text:p>0.28080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.166668">
                <text:p>19.166668</text:p>
              </table:table-cell>
              <table:table-cell office:value-type="float" office:value="0.271779">
                <text:p>0.27177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.200001">
                <text:p>19.200001</text:p>
              </table:table-cell>
              <table:table-cell office:value-type="float" office:value="0.27162">
                <text:p>0.2716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.233334">
                <text:p>19.233334</text:p>
              </table:table-cell>
              <table:table-cell office:value-type="float" office:value="0.284599">
                <text:p>0.28459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.266668">
                <text:p>19.266668</text:p>
              </table:table-cell>
              <table:table-cell office:value-type="float" office:value="0.271451">
                <text:p>0.27145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.300001">
                <text:p>19.300001</text:p>
              </table:table-cell>
              <table:table-cell office:value-type="float" office:value="0.279719">
                <text:p>0.2797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.333334">
                <text:p>19.333334</text:p>
              </table:table-cell>
              <table:table-cell office:value-type="float" office:value="0.273393">
                <text:p>0.27339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.366668">
                <text:p>19.366668</text:p>
              </table:table-cell>
              <table:table-cell office:value-type="float" office:value="0.284209">
                <text:p>0.28420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.400001">
                <text:p>19.400001</text:p>
              </table:table-cell>
              <table:table-cell office:value-type="float" office:value="0.272809">
                <text:p>0.27280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.433334">
                <text:p>19.433334</text:p>
              </table:table-cell>
              <table:table-cell office:value-type="float" office:value="0.276866">
                <text:p>0.27686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.466668">
                <text:p>19.466668</text:p>
              </table:table-cell>
              <table:table-cell office:value-type="float" office:value="0.275375">
                <text:p>0.2753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.500001">
                <text:p>19.500001</text:p>
              </table:table-cell>
              <table:table-cell office:value-type="float" office:value="0.276753">
                <text:p>0.2767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.533334">
                <text:p>19.533334</text:p>
              </table:table-cell>
              <table:table-cell office:value-type="float" office:value="0.287836">
                <text:p>0.28783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.566668">
                <text:p>19.566668</text:p>
              </table:table-cell>
              <table:table-cell office:value-type="float" office:value="0.285229">
                <text:p>0.28522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.600001">
                <text:p>19.600001</text:p>
              </table:table-cell>
              <table:table-cell office:value-type="float" office:value="0.294478">
                <text:p>0.2944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.633334">
                <text:p>19.633334</text:p>
              </table:table-cell>
              <table:table-cell office:value-type="float" office:value="0.286858">
                <text:p>0.28685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.666668">
                <text:p>19.666668</text:p>
              </table:table-cell>
              <table:table-cell office:value-type="float" office:value="0.272719">
                <text:p>0.2727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.700001">
                <text:p>19.700001</text:p>
              </table:table-cell>
              <table:table-cell office:value-type="float" office:value="0.278275">
                <text:p>0.27827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.733334">
                <text:p>19.733334</text:p>
              </table:table-cell>
              <table:table-cell office:value-type="float" office:value="0.279994">
                <text:p>0.27999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.766668">
                <text:p>19.766668</text:p>
              </table:table-cell>
              <table:table-cell office:value-type="float" office:value="0.268065">
                <text:p>0.26806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.800001">
                <text:p>19.800001</text:p>
              </table:table-cell>
              <table:table-cell office:value-type="float" office:value="0.277101">
                <text:p>0.27710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.833334">
                <text:p>19.833334</text:p>
              </table:table-cell>
              <table:table-cell office:value-type="float" office:value="0.285821">
                <text:p>0.28582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.866668">
                <text:p>19.866668</text:p>
              </table:table-cell>
              <table:table-cell office:value-type="float" office:value="0.27728">
                <text:p>0.277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.900001">
                <text:p>19.900001</text:p>
              </table:table-cell>
              <table:table-cell office:value-type="float" office:value="0.281053">
                <text:p>0.2810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.933334">
                <text:p>19.933334</text:p>
              </table:table-cell>
              <table:table-cell office:value-type="float" office:value="0.278552">
                <text:p>0.2785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.966668">
                <text:p>19.966668</text:p>
              </table:table-cell>
              <table:table-cell office:value-type="float" office:value="0.274467">
                <text:p>0.2744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.000001">
                <text:p>20.000001</text:p>
              </table:table-cell>
              <table:table-cell office:value-type="float" office:value="0.271606">
                <text:p>0.27160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.033334">
                <text:p>20.033334</text:p>
              </table:table-cell>
              <table:table-cell office:value-type="float" office:value="0.287126">
                <text:p>0.28712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.066668">
                <text:p>20.066668</text:p>
              </table:table-cell>
              <table:table-cell office:value-type="float" office:value="0.293261">
                <text:p>0.29326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.100001">
                <text:p>20.100001</text:p>
              </table:table-cell>
              <table:table-cell office:value-type="float" office:value="0.27881">
                <text:p>0.2788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.133334">
                <text:p>20.133334</text:p>
              </table:table-cell>
              <table:table-cell office:value-type="float" office:value="0.27961">
                <text:p>0.279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.166668">
                <text:p>20.166668</text:p>
              </table:table-cell>
              <table:table-cell office:value-type="float" office:value="0.291589">
                <text:p>0.2915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.200001">
                <text:p>20.200001</text:p>
              </table:table-cell>
              <table:table-cell office:value-type="float" office:value="0.283888">
                <text:p>0.28388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.233334">
                <text:p>20.233334</text:p>
              </table:table-cell>
              <table:table-cell office:value-type="float" office:value="0.27234">
                <text:p>0.2723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.266668">
                <text:p>20.266668</text:p>
              </table:table-cell>
              <table:table-cell office:value-type="float" office:value="0.276822">
                <text:p>0.27682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.300001">
                <text:p>20.300001</text:p>
              </table:table-cell>
              <table:table-cell office:value-type="float" office:value="0.279218">
                <text:p>0.27921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.333334">
                <text:p>20.333334</text:p>
              </table:table-cell>
              <table:table-cell office:value-type="float" office:value="0.283758">
                <text:p>0.28375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.366668">
                <text:p>20.366668</text:p>
              </table:table-cell>
              <table:table-cell office:value-type="float" office:value="0.285762">
                <text:p>0.28576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.400001">
                <text:p>20.400001</text:p>
              </table:table-cell>
              <table:table-cell office:value-type="float" office:value="0.267212">
                <text:p>0.2672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.433334">
                <text:p>20.433334</text:p>
              </table:table-cell>
              <table:table-cell office:value-type="float" office:value="0.25866">
                <text:p>0.2586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466668">
                <text:p>20.466668</text:p>
              </table:table-cell>
              <table:table-cell office:value-type="float" office:value="0.269576">
                <text:p>0.2695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.500001">
                <text:p>20.500001</text:p>
              </table:table-cell>
              <table:table-cell office:value-type="float" office:value="0.27932">
                <text:p>0.2793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.533334">
                <text:p>20.533334</text:p>
              </table:table-cell>
              <table:table-cell office:value-type="float" office:value="0.267212">
                <text:p>0.26721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.566668">
                <text:p>20.566668</text:p>
              </table:table-cell>
              <table:table-cell office:value-type="float" office:value="0.291918">
                <text:p>0.2919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.600001">
                <text:p>20.600001</text:p>
              </table:table-cell>
              <table:table-cell office:value-type="float" office:value="0.285444">
                <text:p>0.28544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.633334">
                <text:p>20.633334</text:p>
              </table:table-cell>
              <table:table-cell office:value-type="float" office:value="0.282265">
                <text:p>0.28226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.666668">
                <text:p>20.666668</text:p>
              </table:table-cell>
              <table:table-cell office:value-type="float" office:value="0.27949">
                <text:p>0.2794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.700001">
                <text:p>20.700001</text:p>
              </table:table-cell>
              <table:table-cell office:value-type="float" office:value="0.271572">
                <text:p>0.27157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.733334">
                <text:p>20.733334</text:p>
              </table:table-cell>
              <table:table-cell office:value-type="float" office:value="0.28021">
                <text:p>0.2802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.766668">
                <text:p>20.766668</text:p>
              </table:table-cell>
              <table:table-cell office:value-type="float" office:value="0.278886">
                <text:p>0.27888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.800001">
                <text:p>20.800001</text:p>
              </table:table-cell>
              <table:table-cell office:value-type="float" office:value="0.270011">
                <text:p>0.2700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.833334">
                <text:p>20.833334</text:p>
              </table:table-cell>
              <table:table-cell office:value-type="float" office:value="0.264031">
                <text:p>0.26403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.866668">
                <text:p>20.866668</text:p>
              </table:table-cell>
              <table:table-cell office:value-type="float" office:value="0.279574">
                <text:p>0.27957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.900001">
                <text:p>20.900001</text:p>
              </table:table-cell>
              <table:table-cell office:value-type="float" office:value="0.265506">
                <text:p>0.2655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.933334">
                <text:p>20.933334</text:p>
              </table:table-cell>
              <table:table-cell office:value-type="float" office:value="0.280021">
                <text:p>0.28002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.966668">
                <text:p>20.966668</text:p>
              </table:table-cell>
              <table:table-cell office:value-type="float" office:value="0.275725">
                <text:p>0.2757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.000001">
                <text:p>21.000001</text:p>
              </table:table-cell>
              <table:table-cell office:value-type="float" office:value="0.27996">
                <text:p>0.2799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.033334">
                <text:p>21.033334</text:p>
              </table:table-cell>
              <table:table-cell office:value-type="float" office:value="0.290344">
                <text:p>0.2903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.066668">
                <text:p>21.066668</text:p>
              </table:table-cell>
              <table:table-cell office:value-type="float" office:value="0.275146">
                <text:p>0.27514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.100001">
                <text:p>21.100001</text:p>
              </table:table-cell>
              <table:table-cell office:value-type="float" office:value="0.277054">
                <text:p>0.27705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.133334">
                <text:p>21.133334</text:p>
              </table:table-cell>
              <table:table-cell office:value-type="float" office:value="0.273196">
                <text:p>0.27319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1.166668">
                <text:p>21.166668</text:p>
              </table:table-cell>
              <table:table-cell office:value-type="float" office:value="0.279144">
                <text:p>0.27914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.200001">
                <text:p>21.200001</text:p>
              </table:table-cell>
              <table:table-cell office:value-type="float" office:value="0.282538">
                <text:p>0.2825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.233334">
                <text:p>21.233334</text:p>
              </table:table-cell>
              <table:table-cell office:value-type="float" office:value="0.261997">
                <text:p>0.26199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.266668">
                <text:p>21.266668</text:p>
              </table:table-cell>
              <table:table-cell office:value-type="float" office:value="0.277631">
                <text:p>0.27763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1.300001">
                <text:p>21.300001</text:p>
              </table:table-cell>
              <table:table-cell office:value-type="float" office:value="0.291573">
                <text:p>0.29157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1.333334">
                <text:p>21.333334</text:p>
              </table:table-cell>
              <table:table-cell office:value-type="float" office:value="0.269301">
                <text:p>0.26930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1.366668">
                <text:p>21.366668</text:p>
              </table:table-cell>
              <table:table-cell office:value-type="float" office:value="0.277105">
                <text:p>0.2771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.400001">
                <text:p>21.400001</text:p>
              </table:table-cell>
              <table:table-cell office:value-type="float" office:value="0.282083">
                <text:p>0.28208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.433334">
                <text:p>21.433334</text:p>
              </table:table-cell>
              <table:table-cell office:value-type="float" office:value="0.272825">
                <text:p>0.2728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.466668">
                <text:p>21.466668</text:p>
              </table:table-cell>
              <table:table-cell office:value-type="float" office:value="0.280009">
                <text:p>0.28000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1.500001">
                <text:p>21.500001</text:p>
              </table:table-cell>
              <table:table-cell office:value-type="float" office:value="0.287075">
                <text:p>0.28707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1.533334">
                <text:p>21.533334</text:p>
              </table:table-cell>
              <table:table-cell office:value-type="float" office:value="0.279767">
                <text:p>0.27976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1.566668">
                <text:p>21.566668</text:p>
              </table:table-cell>
              <table:table-cell office:value-type="float" office:value="0.285905">
                <text:p>0.2859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1.600001">
                <text:p>21.600001</text:p>
              </table:table-cell>
              <table:table-cell office:value-type="float" office:value="0.277842">
                <text:p>0.27784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.633334">
                <text:p>21.633334</text:p>
              </table:table-cell>
              <table:table-cell office:value-type="float" office:value="0.270899">
                <text:p>0.27089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1.666668">
                <text:p>21.666668</text:p>
              </table:table-cell>
              <table:table-cell office:value-type="float" office:value="0.280125">
                <text:p>0.2801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.700001">
                <text:p>21.700001</text:p>
              </table:table-cell>
              <table:table-cell office:value-type="float" office:value="0.272549">
                <text:p>0.27254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1.733334">
                <text:p>21.733334</text:p>
              </table:table-cell>
              <table:table-cell office:value-type="float" office:value="0.278523">
                <text:p>0.27852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1.766668">
                <text:p>21.766668</text:p>
              </table:table-cell>
              <table:table-cell office:value-type="float" office:value="0.279516">
                <text:p>0.27951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.800001">
                <text:p>21.800001</text:p>
              </table:table-cell>
              <table:table-cell office:value-type="float" office:value="0.279275">
                <text:p>0.2792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1.833334">
                <text:p>21.833334</text:p>
              </table:table-cell>
              <table:table-cell office:value-type="float" office:value="0.285027">
                <text:p>0.28502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.866668">
                <text:p>21.866668</text:p>
              </table:table-cell>
              <table:table-cell office:value-type="float" office:value="0.277491">
                <text:p>0.2774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.900001">
                <text:p>21.900001</text:p>
              </table:table-cell>
              <table:table-cell office:value-type="float" office:value="0.270379">
                <text:p>0.27037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.933334">
                <text:p>21.933334</text:p>
              </table:table-cell>
              <table:table-cell office:value-type="float" office:value="0.275523">
                <text:p>0.2755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1.966668">
                <text:p>21.966668</text:p>
              </table:table-cell>
              <table:table-cell office:value-type="float" office:value="0.277167">
                <text:p>0.27716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.000001">
                <text:p>22.000001</text:p>
              </table:table-cell>
              <table:table-cell office:value-type="float" office:value="0.292377">
                <text:p>0.29237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.033334">
                <text:p>22.033334</text:p>
              </table:table-cell>
              <table:table-cell office:value-type="float" office:value="0.285782">
                <text:p>0.28578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.066668">
                <text:p>22.066668</text:p>
              </table:table-cell>
              <table:table-cell office:value-type="float" office:value="0.288788">
                <text:p>0.28878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.100001">
                <text:p>22.100001</text:p>
              </table:table-cell>
              <table:table-cell office:value-type="float" office:value="0.274823">
                <text:p>0.27482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.133334">
                <text:p>22.133334</text:p>
              </table:table-cell>
              <table:table-cell office:value-type="float" office:value="0.2722">
                <text:p>0.272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.166668">
                <text:p>22.166668</text:p>
              </table:table-cell>
              <table:table-cell office:value-type="float" office:value="0.26896">
                <text:p>0.2689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.200001">
                <text:p>22.200001</text:p>
              </table:table-cell>
              <table:table-cell office:value-type="float" office:value="0.265255">
                <text:p>0.26525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.233334">
                <text:p>22.233334</text:p>
              </table:table-cell>
              <table:table-cell office:value-type="float" office:value="0.269079">
                <text:p>0.26907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2.266668">
                <text:p>22.266668</text:p>
              </table:table-cell>
              <table:table-cell office:value-type="float" office:value="0.268548">
                <text:p>0.26854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2.300001">
                <text:p>22.300001</text:p>
              </table:table-cell>
              <table:table-cell office:value-type="float" office:value="0.271026">
                <text:p>0.27102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.333334">
                <text:p>22.333334</text:p>
              </table:table-cell>
              <table:table-cell office:value-type="float" office:value="0.083241">
                <text:p>0.08324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2.366668">
                <text:p>22.366668</text:p>
              </table:table-cell>
              <table:table-cell office:value-type="float" office:value="0.093332">
                <text:p>0.09333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2.400001">
                <text:p>22.400001</text:p>
              </table:table-cell>
              <table:table-cell office:value-type="float" office:value="0.071154">
                <text:p>0.07115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2.433335">
                <text:p>22.433335</text:p>
              </table:table-cell>
              <table:table-cell office:value-type="float" office:value="0.056458">
                <text:p>0.05645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2.466668">
                <text:p>22.466668</text:p>
              </table:table-cell>
              <table:table-cell office:value-type="float" office:value="0.056273">
                <text:p>0.05627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2.500001">
                <text:p>22.500001</text:p>
              </table:table-cell>
              <table:table-cell office:value-type="float" office:value="0.050374">
                <text:p>0.05037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2.533335">
                <text:p>22.533335</text:p>
              </table:table-cell>
              <table:table-cell office:value-type="float" office:value="0.042828">
                <text:p>0.04282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2.566668">
                <text:p>22.566668</text:p>
              </table:table-cell>
              <table:table-cell office:value-type="float" office:value="0.044245">
                <text:p>0.04424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2.600001">
                <text:p>22.600001</text:p>
              </table:table-cell>
              <table:table-cell office:value-type="float" office:value="0.044895">
                <text:p>0.04489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2.633335">
                <text:p>22.633335</text:p>
              </table:table-cell>
              <table:table-cell office:value-type="float" office:value="0.046762">
                <text:p>0.0467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.666668">
                <text:p>22.666668</text:p>
              </table:table-cell>
              <table:table-cell office:value-type="float" office:value="0.059598">
                <text:p>0.0595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.700001">
                <text:p>22.700001</text:p>
              </table:table-cell>
              <table:table-cell office:value-type="float" office:value="0.04186">
                <text:p>0.0418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.733335">
                <text:p>22.733335</text:p>
              </table:table-cell>
              <table:table-cell office:value-type="float" office:value="0.069607">
                <text:p>0.0696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2.766668">
                <text:p>22.766668</text:p>
              </table:table-cell>
              <table:table-cell office:value-type="float" office:value="0.080679">
                <text:p>0.08067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2.800001">
                <text:p>22.800001</text:p>
              </table:table-cell>
              <table:table-cell office:value-type="float" office:value="0.11424">
                <text:p>0.114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.833335">
                <text:p>22.833335</text:p>
              </table:table-cell>
              <table:table-cell office:value-type="float" office:value="0.120407">
                <text:p>0.12040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2.866668">
                <text:p>22.866668</text:p>
              </table:table-cell>
              <table:table-cell office:value-type="float" office:value="0.120841">
                <text:p>0.12084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2.900001">
                <text:p>22.900001</text:p>
              </table:table-cell>
              <table:table-cell office:value-type="float" office:value="0.152821">
                <text:p>0.15282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2.933335">
                <text:p>22.933335</text:p>
              </table:table-cell>
              <table:table-cell office:value-type="float" office:value="0.153881">
                <text:p>0.15388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2.966668">
                <text:p>22.966668</text:p>
              </table:table-cell>
              <table:table-cell office:value-type="float" office:value="0.170353">
                <text:p>0.17035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3.000001">
                <text:p>23.000001</text:p>
              </table:table-cell>
              <table:table-cell office:value-type="float" office:value="0.207821">
                <text:p>0.20782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3.033335">
                <text:p>23.033335</text:p>
              </table:table-cell>
              <table:table-cell office:value-type="float" office:value="0.217428">
                <text:p>0.21742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3.066668">
                <text:p>23.066668</text:p>
              </table:table-cell>
              <table:table-cell office:value-type="float" office:value="0.22645">
                <text:p>0.2264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3.100001">
                <text:p>23.100001</text:p>
              </table:table-cell>
              <table:table-cell office:value-type="float" office:value="0.221669">
                <text:p>0.22166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.133335">
                <text:p>23.133335</text:p>
              </table:table-cell>
              <table:table-cell office:value-type="float" office:value="0.227026">
                <text:p>0.22702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3.166668">
                <text:p>23.166668</text:p>
              </table:table-cell>
              <table:table-cell office:value-type="float" office:value="0.224309">
                <text:p>0.22430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3.200001">
                <text:p>23.200001</text:p>
              </table:table-cell>
              <table:table-cell office:value-type="float" office:value="0.221642">
                <text:p>0.22164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3.233335">
                <text:p>23.233335</text:p>
              </table:table-cell>
              <table:table-cell office:value-type="float" office:value="0.228749">
                <text:p>0.22874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.266668">
                <text:p>23.266668</text:p>
              </table:table-cell>
              <table:table-cell office:value-type="float" office:value="0.22836">
                <text:p>0.2283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3.300001">
                <text:p>23.300001</text:p>
              </table:table-cell>
              <table:table-cell office:value-type="float" office:value="0.223242">
                <text:p>0.22324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3.333335">
                <text:p>23.333335</text:p>
              </table:table-cell>
              <table:table-cell office:value-type="float" office:value="0.222456">
                <text:p>0.22245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3.366668">
                <text:p>23.366668</text:p>
              </table:table-cell>
              <table:table-cell office:value-type="float" office:value="0.200622">
                <text:p>0.20062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3.400001">
                <text:p>23.400001</text:p>
              </table:table-cell>
              <table:table-cell office:value-type="float" office:value="0.179838">
                <text:p>0.17983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3.433335">
                <text:p>23.433335</text:p>
              </table:table-cell>
              <table:table-cell office:value-type="float" office:value="0.150721">
                <text:p>0.15072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3.466668">
                <text:p>23.466668</text:p>
              </table:table-cell>
              <table:table-cell office:value-type="float" office:value="0.173506">
                <text:p>0.17350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3.500001">
                <text:p>23.500001</text:p>
              </table:table-cell>
              <table:table-cell office:value-type="float" office:value="0.105915">
                <text:p>0.10591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3.533335">
                <text:p>23.533335</text:p>
              </table:table-cell>
              <table:table-cell office:value-type="float" office:value="0.121325">
                <text:p>0.1213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3.566668">
                <text:p>23.566668</text:p>
              </table:table-cell>
              <table:table-cell office:value-type="float" office:value="0.100937">
                <text:p>0.10093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3.600001">
                <text:p>23.600001</text:p>
              </table:table-cell>
              <table:table-cell office:value-type="float" office:value="0.072652">
                <text:p>0.0726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3.633335">
                <text:p>23.633335</text:p>
              </table:table-cell>
              <table:table-cell office:value-type="float" office:value="0.074272">
                <text:p>0.07427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3.666668">
                <text:p>23.666668</text:p>
              </table:table-cell>
              <table:table-cell office:value-type="float" office:value="0.052634">
                <text:p>0.05263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3.700001">
                <text:p>23.700001</text:p>
              </table:table-cell>
              <table:table-cell office:value-type="float" office:value="0.054476">
                <text:p>0.05447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3.733335">
                <text:p>23.733335</text:p>
              </table:table-cell>
              <table:table-cell office:value-type="float" office:value="0.025675">
                <text:p>0.02567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3.766668">
                <text:p>23.766668</text:p>
              </table:table-cell>
              <table:table-cell office:value-type="float" office:value="0.038104">
                <text:p>0.03810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3.800001">
                <text:p>23.800001</text:p>
              </table:table-cell>
              <table:table-cell office:value-type="float" office:value="0.040289">
                <text:p>0.04028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3.833335">
                <text:p>23.833335</text:p>
              </table:table-cell>
              <table:table-cell office:value-type="float" office:value="0.044394">
                <text:p>0.04439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3.866668">
                <text:p>23.866668</text:p>
              </table:table-cell>
              <table:table-cell office:value-type="float" office:value="0.056071">
                <text:p>0.05607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3.900001">
                <text:p>23.900001</text:p>
              </table:table-cell>
              <table:table-cell office:value-type="float" office:value="0.049778">
                <text:p>0.04977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3.933335">
                <text:p>23.933335</text:p>
              </table:table-cell>
              <table:table-cell office:value-type="float" office:value="0.050858">
                <text:p>0.05085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3.966668">
                <text:p>23.966668</text:p>
              </table:table-cell>
              <table:table-cell office:value-type="float" office:value="0.078553">
                <text:p>0.07855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4.000001">
                <text:p>24.000001</text:p>
              </table:table-cell>
              <table:table-cell office:value-type="float" office:value="0.094079">
                <text:p>0.0940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4.033335">
                <text:p>24.033335</text:p>
              </table:table-cell>
              <table:table-cell office:value-type="float" office:value="0.086212">
                <text:p>0.08621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4.066668">
                <text:p>24.066668</text:p>
              </table:table-cell>
              <table:table-cell office:value-type="float" office:value="0.101437">
                <text:p>0.10143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4.100001">
                <text:p>24.100001</text:p>
              </table:table-cell>
              <table:table-cell office:value-type="float" office:value="0.193821">
                <text:p>0.19382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.133335">
                <text:p>24.133335</text:p>
              </table:table-cell>
              <table:table-cell office:value-type="float" office:value="0.209899">
                <text:p>0.20989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4.166668">
                <text:p>24.166668</text:p>
              </table:table-cell>
              <table:table-cell office:value-type="float" office:value="0.199697">
                <text:p>0.19969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.200001">
                <text:p>24.200001</text:p>
              </table:table-cell>
              <table:table-cell office:value-type="float" office:value="0.194415">
                <text:p>0.1944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4.233335">
                <text:p>24.233335</text:p>
              </table:table-cell>
              <table:table-cell office:value-type="float" office:value="0.21481">
                <text:p>0.2148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4.266668">
                <text:p>24.266668</text:p>
              </table:table-cell>
              <table:table-cell office:value-type="float" office:value="0.202168">
                <text:p>0.20216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4.300001">
                <text:p>24.300001</text:p>
              </table:table-cell>
              <table:table-cell office:value-type="float" office:value="0.201368">
                <text:p>0.20136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4.333335">
                <text:p>24.333335</text:p>
              </table:table-cell>
              <table:table-cell office:value-type="float" office:value="0.215654">
                <text:p>0.21565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4.366668">
                <text:p>24.366668</text:p>
              </table:table-cell>
              <table:table-cell office:value-type="float" office:value="0.228141">
                <text:p>0.22814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4.400001">
                <text:p>24.400001</text:p>
              </table:table-cell>
              <table:table-cell office:value-type="float" office:value="0.22497">
                <text:p>0.2249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4.433335">
                <text:p>24.433335</text:p>
              </table:table-cell>
              <table:table-cell office:value-type="float" office:value="0.225923">
                <text:p>0.22592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4.466668">
                <text:p>24.466668</text:p>
              </table:table-cell>
              <table:table-cell office:value-type="float" office:value="0.226799">
                <text:p>0.22679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4.500001">
                <text:p>24.500001</text:p>
              </table:table-cell>
              <table:table-cell office:value-type="float" office:value="0.241552">
                <text:p>0.24155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4.533335">
                <text:p>24.533335</text:p>
              </table:table-cell>
              <table:table-cell office:value-type="float" office:value="0.230743">
                <text:p>0.23074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4.566668">
                <text:p>24.566668</text:p>
              </table:table-cell>
              <table:table-cell office:value-type="float" office:value="0.237304">
                <text:p>0.23730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4.600001">
                <text:p>24.600001</text:p>
              </table:table-cell>
              <table:table-cell office:value-type="float" office:value="0.2571">
                <text:p>0.257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4.633335">
                <text:p>24.633335</text:p>
              </table:table-cell>
              <table:table-cell office:value-type="float" office:value="0.248981">
                <text:p>0.24898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4.666668">
                <text:p>24.666668</text:p>
              </table:table-cell>
              <table:table-cell office:value-type="float" office:value="0.249592">
                <text:p>0.24959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.700001">
                <text:p>24.700001</text:p>
              </table:table-cell>
              <table:table-cell office:value-type="float" office:value="0.269397">
                <text:p>0.26939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.733335">
                <text:p>24.733335</text:p>
              </table:table-cell>
              <table:table-cell office:value-type="float" office:value="0.274956">
                <text:p>0.27495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4.766668">
                <text:p>24.766668</text:p>
              </table:table-cell>
              <table:table-cell office:value-type="float" office:value="0.273112">
                <text:p>0.27311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.800001">
                <text:p>24.800001</text:p>
              </table:table-cell>
              <table:table-cell office:value-type="float" office:value="0.266213">
                <text:p>0.26621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4.833335">
                <text:p>24.833335</text:p>
              </table:table-cell>
              <table:table-cell office:value-type="float" office:value="0.262568">
                <text:p>0.26256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4.866668">
                <text:p>24.866668</text:p>
              </table:table-cell>
              <table:table-cell office:value-type="float" office:value="0.25428">
                <text:p>0.2542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4.900001">
                <text:p>24.900001</text:p>
              </table:table-cell>
              <table:table-cell office:value-type="float" office:value="0.268535">
                <text:p>0.26853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4.933335">
                <text:p>24.933335</text:p>
              </table:table-cell>
              <table:table-cell office:value-type="float" office:value="0.275278">
                <text:p>0.27527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4.966668">
                <text:p>24.966668</text:p>
              </table:table-cell>
              <table:table-cell office:value-type="float" office:value="0.271675">
                <text:p>0.27167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.000001">
                <text:p>25.000001</text:p>
              </table:table-cell>
              <table:table-cell office:value-type="float" office:value="0.266649">
                <text:p>0.26664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.033335">
                <text:p>25.033335</text:p>
              </table:table-cell>
              <table:table-cell office:value-type="float" office:value="0.273544">
                <text:p>0.27354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5.066668">
                <text:p>25.066668</text:p>
              </table:table-cell>
              <table:table-cell office:value-type="float" office:value="0.281064">
                <text:p>0.28106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5.100001">
                <text:p>25.100001</text:p>
              </table:table-cell>
              <table:table-cell office:value-type="float" office:value="0.272135">
                <text:p>0.27213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5.133335">
                <text:p>25.133335</text:p>
              </table:table-cell>
              <table:table-cell office:value-type="float" office:value="0.260808">
                <text:p>0.26080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5.166668">
                <text:p>25.166668</text:p>
              </table:table-cell>
              <table:table-cell office:value-type="float" office:value="0.282568">
                <text:p>0.28256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5.200001">
                <text:p>25.200001</text:p>
              </table:table-cell>
              <table:table-cell office:value-type="float" office:value="0.273858">
                <text:p>0.27385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.233335">
                <text:p>25.233335</text:p>
              </table:table-cell>
              <table:table-cell office:value-type="float" office:value="0.270438">
                <text:p>0.2704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.266668">
                <text:p>25.266668</text:p>
              </table:table-cell>
              <table:table-cell office:value-type="float" office:value="0.270346">
                <text:p>0.27034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5.300001">
                <text:p>25.300001</text:p>
              </table:table-cell>
              <table:table-cell office:value-type="float" office:value="0.272615">
                <text:p>0.27261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5.333335">
                <text:p>25.333335</text:p>
              </table:table-cell>
              <table:table-cell office:value-type="float" office:value="0.270712">
                <text:p>0.2707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5.366668">
                <text:p>25.366668</text:p>
              </table:table-cell>
              <table:table-cell office:value-type="float" office:value="0.271067">
                <text:p>0.27106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5.400001">
                <text:p>25.400001</text:p>
              </table:table-cell>
              <table:table-cell office:value-type="float" office:value="0.275093">
                <text:p>0.27509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5.433335">
                <text:p>25.433335</text:p>
              </table:table-cell>
              <table:table-cell office:value-type="float" office:value="0.278331">
                <text:p>0.27833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5.466668">
                <text:p>25.466668</text:p>
              </table:table-cell>
              <table:table-cell office:value-type="float" office:value="0.291641">
                <text:p>0.29164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5.500001">
                <text:p>25.500001</text:p>
              </table:table-cell>
              <table:table-cell office:value-type="float" office:value="0.277152">
                <text:p>0.27715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5.533335">
                <text:p>25.533335</text:p>
              </table:table-cell>
              <table:table-cell office:value-type="float" office:value="0.271227">
                <text:p>0.27122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5.566668">
                <text:p>25.566668</text:p>
              </table:table-cell>
              <table:table-cell office:value-type="float" office:value="0.26823">
                <text:p>0.268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.600001">
                <text:p>25.600001</text:p>
              </table:table-cell>
              <table:table-cell office:value-type="float" office:value="0.276344">
                <text:p>0.27634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5.633335">
                <text:p>25.633335</text:p>
              </table:table-cell>
              <table:table-cell office:value-type="float" office:value="0.279365">
                <text:p>0.27936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5.666668">
                <text:p>25.666668</text:p>
              </table:table-cell>
              <table:table-cell office:value-type="float" office:value="0.284638">
                <text:p>0.28463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5.700001">
                <text:p>25.700001</text:p>
              </table:table-cell>
              <table:table-cell office:value-type="float" office:value="0.274756">
                <text:p>0.27475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5.733335">
                <text:p>25.733335</text:p>
              </table:table-cell>
              <table:table-cell office:value-type="float" office:value="0.271196">
                <text:p>0.27119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5.766668">
                <text:p>25.766668</text:p>
              </table:table-cell>
              <table:table-cell office:value-type="float" office:value="0.274011">
                <text:p>0.27401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5.800001">
                <text:p>25.800001</text:p>
              </table:table-cell>
              <table:table-cell office:value-type="float" office:value="0.279056">
                <text:p>0.27905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5.833335">
                <text:p>25.833335</text:p>
              </table:table-cell>
              <table:table-cell office:value-type="float" office:value="0.273388">
                <text:p>0.27338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5.866668">
                <text:p>25.866668</text:p>
              </table:table-cell>
              <table:table-cell office:value-type="float" office:value="0.284526">
                <text:p>0.28452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5.900001">
                <text:p>25.900001</text:p>
              </table:table-cell>
              <table:table-cell office:value-type="float" office:value="0.258925">
                <text:p>0.2589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5.933335">
                <text:p>25.933335</text:p>
              </table:table-cell>
              <table:table-cell office:value-type="float" office:value="0.269495">
                <text:p>0.2694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5.966668">
                <text:p>25.966668</text:p>
              </table:table-cell>
              <table:table-cell office:value-type="float" office:value="0.270443">
                <text:p>0.27044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6.000001">
                <text:p>26.000001</text:p>
              </table:table-cell>
              <table:table-cell office:value-type="float" office:value="0.269996">
                <text:p>0.26999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6.033335">
                <text:p>26.033335</text:p>
              </table:table-cell>
              <table:table-cell office:value-type="float" office:value="0.271005">
                <text:p>0.27100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.066668">
                <text:p>26.066668</text:p>
              </table:table-cell>
              <table:table-cell office:value-type="float" office:value="0.271292">
                <text:p>0.27129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6.100001">
                <text:p>26.100001</text:p>
              </table:table-cell>
              <table:table-cell office:value-type="float" office:value="0.27246">
                <text:p>0.2724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6.133335">
                <text:p>26.133335</text:p>
              </table:table-cell>
              <table:table-cell office:value-type="float" office:value="0.280253">
                <text:p>0.28025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6.166668">
                <text:p>26.166668</text:p>
              </table:table-cell>
              <table:table-cell office:value-type="float" office:value="0.269098">
                <text:p>0.26909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6.200001">
                <text:p>26.200001</text:p>
              </table:table-cell>
              <table:table-cell office:value-type="float" office:value="0.280135">
                <text:p>0.28013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6.233335">
                <text:p>26.233335</text:p>
              </table:table-cell>
              <table:table-cell office:value-type="float" office:value="0.270011">
                <text:p>0.2700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6.266668">
                <text:p>26.266668</text:p>
              </table:table-cell>
              <table:table-cell office:value-type="float" office:value="0.270954">
                <text:p>0.27095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6.300001">
                <text:p>26.300001</text:p>
              </table:table-cell>
              <table:table-cell office:value-type="float" office:value="0.262442">
                <text:p>0.26244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6.333335">
                <text:p>26.333335</text:p>
              </table:table-cell>
              <table:table-cell office:value-type="float" office:value="0.266505">
                <text:p>0.26650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6.366668">
                <text:p>26.366668</text:p>
              </table:table-cell>
              <table:table-cell office:value-type="float" office:value="0.27323">
                <text:p>0.2732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6.400001">
                <text:p>26.400001</text:p>
              </table:table-cell>
              <table:table-cell office:value-type="float" office:value="0.254882">
                <text:p>0.25488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6.433335">
                <text:p>26.433335</text:p>
              </table:table-cell>
              <table:table-cell office:value-type="float" office:value="0.268963">
                <text:p>0.26896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6.466668">
                <text:p>26.466668</text:p>
              </table:table-cell>
              <table:table-cell office:value-type="float" office:value="0.252813">
                <text:p>0.25281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6.500001">
                <text:p>26.500001</text:p>
              </table:table-cell>
              <table:table-cell office:value-type="float" office:value="0.257711">
                <text:p>0.25771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6.533335">
                <text:p>26.533335</text:p>
              </table:table-cell>
              <table:table-cell office:value-type="float" office:value="0.257313">
                <text:p>0.2573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6.566668">
                <text:p>26.566668</text:p>
              </table:table-cell>
              <table:table-cell office:value-type="float" office:value="0.239589">
                <text:p>0.23958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6.600001">
                <text:p>26.600001</text:p>
              </table:table-cell>
              <table:table-cell office:value-type="float" office:value="0.258823">
                <text:p>0.2588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6.633335">
                <text:p>26.633335</text:p>
              </table:table-cell>
              <table:table-cell office:value-type="float" office:value="0.237499">
                <text:p>0.23749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6.666668">
                <text:p>26.666668</text:p>
              </table:table-cell>
              <table:table-cell office:value-type="float" office:value="0.241859">
                <text:p>0.24185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6.700001">
                <text:p>26.700001</text:p>
              </table:table-cell>
              <table:table-cell office:value-type="float" office:value="0.235235">
                <text:p>0.23523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6.733335">
                <text:p>26.733335</text:p>
              </table:table-cell>
              <table:table-cell office:value-type="float" office:value="0.227444">
                <text:p>0.22744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6.766668">
                <text:p>26.766668</text:p>
              </table:table-cell>
              <table:table-cell office:value-type="float" office:value="0.209083">
                <text:p>0.20908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6.800001">
                <text:p>26.800001</text:p>
              </table:table-cell>
              <table:table-cell office:value-type="float" office:value="0.218319">
                <text:p>0.21831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6.833335">
                <text:p>26.833335</text:p>
              </table:table-cell>
              <table:table-cell office:value-type="float" office:value="0.210313">
                <text:p>0.21031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6.866668">
                <text:p>26.866668</text:p>
              </table:table-cell>
              <table:table-cell office:value-type="float" office:value="0.218864">
                <text:p>0.21886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6.900001">
                <text:p>26.900001</text:p>
              </table:table-cell>
              <table:table-cell office:value-type="float" office:value="0.178259">
                <text:p>0.17825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6.933335">
                <text:p>26.933335</text:p>
              </table:table-cell>
              <table:table-cell office:value-type="float" office:value="0.182434">
                <text:p>0.1824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6.966668">
                <text:p>26.966668</text:p>
              </table:table-cell>
              <table:table-cell office:value-type="float" office:value="0.198006">
                <text:p>0.19800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7.000001">
                <text:p>27.000001</text:p>
              </table:table-cell>
              <table:table-cell office:value-type="float" office:value="0.17835">
                <text:p>0.1783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7.033335">
                <text:p>27.033335</text:p>
              </table:table-cell>
              <table:table-cell office:value-type="float" office:value="0.175108">
                <text:p>0.17510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.066668">
                <text:p>27.066668</text:p>
              </table:table-cell>
              <table:table-cell office:value-type="float" office:value="0.228232">
                <text:p>0.22823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7.100001">
                <text:p>27.100001</text:p>
              </table:table-cell>
              <table:table-cell office:value-type="float" office:value="0.205371">
                <text:p>0.20537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7.133335">
                <text:p>27.133335</text:p>
              </table:table-cell>
              <table:table-cell office:value-type="float" office:value="0.197514">
                <text:p>0.19751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7.166668">
                <text:p>27.166668</text:p>
              </table:table-cell>
              <table:table-cell office:value-type="float" office:value="0.23838">
                <text:p>0.2383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7.200001">
                <text:p>27.200001</text:p>
              </table:table-cell>
              <table:table-cell office:value-type="float" office:value="0.218307">
                <text:p>0.21830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.233335">
                <text:p>27.233335</text:p>
              </table:table-cell>
              <table:table-cell office:value-type="float" office:value="0.220933">
                <text:p>0.22093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7.266668">
                <text:p>27.266668</text:p>
              </table:table-cell>
              <table:table-cell office:value-type="float" office:value="0.200684">
                <text:p>0.20068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7.300001">
                <text:p>27.300001</text:p>
              </table:table-cell>
              <table:table-cell office:value-type="float" office:value="0.220218">
                <text:p>0.22021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7.333335">
                <text:p>27.333335</text:p>
              </table:table-cell>
              <table:table-cell office:value-type="float" office:value="0.229455">
                <text:p>0.22945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7.366668">
                <text:p>27.366668</text:p>
              </table:table-cell>
              <table:table-cell office:value-type="float" office:value="0.216752">
                <text:p>0.21675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7.400001">
                <text:p>27.400001</text:p>
              </table:table-cell>
              <table:table-cell office:value-type="float" office:value="0.217423">
                <text:p>0.21742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7.433335">
                <text:p>27.433335</text:p>
              </table:table-cell>
              <table:table-cell office:value-type="float" office:value="0.22828">
                <text:p>0.2282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7.466668">
                <text:p>27.466668</text:p>
              </table:table-cell>
              <table:table-cell office:value-type="float" office:value="0.218774">
                <text:p>0.21877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.500001">
                <text:p>27.500001</text:p>
              </table:table-cell>
              <table:table-cell office:value-type="float" office:value="0.218826">
                <text:p>0.21882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.533335">
                <text:p>27.533335</text:p>
              </table:table-cell>
              <table:table-cell office:value-type="float" office:value="0.214522">
                <text:p>0.21452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7.566668">
                <text:p>27.566668</text:p>
              </table:table-cell>
              <table:table-cell office:value-type="float" office:value="0.22224">
                <text:p>0.222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7.600001">
                <text:p>27.600001</text:p>
              </table:table-cell>
              <table:table-cell office:value-type="float" office:value="0.231452">
                <text:p>0.23145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7.633335">
                <text:p>27.633335</text:p>
              </table:table-cell>
              <table:table-cell office:value-type="float" office:value="0.219825">
                <text:p>0.2198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7.666668">
                <text:p>27.666668</text:p>
              </table:table-cell>
              <table:table-cell office:value-type="float" office:value="0.226975">
                <text:p>0.2269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7.700001">
                <text:p>27.700001</text:p>
              </table:table-cell>
              <table:table-cell office:value-type="float" office:value="0.230435">
                <text:p>0.23043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7.733335">
                <text:p>27.733335</text:p>
              </table:table-cell>
              <table:table-cell office:value-type="float" office:value="0.213807">
                <text:p>0.21380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7.766668">
                <text:p>27.766668</text:p>
              </table:table-cell>
              <table:table-cell office:value-type="float" office:value="0.211592">
                <text:p>0.2115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7.800001">
                <text:p>27.800001</text:p>
              </table:table-cell>
              <table:table-cell office:value-type="float" office:value="0.211073">
                <text:p>0.21107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7.833335">
                <text:p>27.833335</text:p>
              </table:table-cell>
              <table:table-cell office:value-type="float" office:value="0.214387">
                <text:p>0.21438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7.866668">
                <text:p>27.866668</text:p>
              </table:table-cell>
              <table:table-cell office:value-type="float" office:value="0.258104">
                <text:p>0.25810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7.900001">
                <text:p>27.900001</text:p>
              </table:table-cell>
              <table:table-cell office:value-type="float" office:value="0.245777">
                <text:p>0.24577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7.933335">
                <text:p>27.933335</text:p>
              </table:table-cell>
              <table:table-cell office:value-type="float" office:value="0.247991">
                <text:p>0.24799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7.966668">
                <text:p>27.966668</text:p>
              </table:table-cell>
              <table:table-cell office:value-type="float" office:value="0.271382">
                <text:p>0.27138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.000001">
                <text:p>28.000001</text:p>
              </table:table-cell>
              <table:table-cell office:value-type="float" office:value="0.265414">
                <text:p>0.26541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.033335">
                <text:p>28.033335</text:p>
              </table:table-cell>
              <table:table-cell office:value-type="float" office:value="0.287916">
                <text:p>0.28791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8.066668">
                <text:p>28.066668</text:p>
              </table:table-cell>
              <table:table-cell office:value-type="float" office:value="0.257833">
                <text:p>0.25783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.100001">
                <text:p>28.100001</text:p>
              </table:table-cell>
              <table:table-cell office:value-type="float" office:value="0.282538">
                <text:p>0.28253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8.133335">
                <text:p>28.133335</text:p>
              </table:table-cell>
              <table:table-cell office:value-type="float" office:value="0.276921">
                <text:p>0.27692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8.166668">
                <text:p>28.166668</text:p>
              </table:table-cell>
              <table:table-cell office:value-type="float" office:value="0.282354">
                <text:p>0.28235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.200001">
                <text:p>28.200001</text:p>
              </table:table-cell>
              <table:table-cell office:value-type="float" office:value="0.280066">
                <text:p>0.28006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8.233335">
                <text:p>28.233335</text:p>
              </table:table-cell>
              <table:table-cell office:value-type="float" office:value="0.273557">
                <text:p>0.27355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8.266668">
                <text:p>28.266668</text:p>
              </table:table-cell>
              <table:table-cell office:value-type="float" office:value="0.280745">
                <text:p>0.28074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8.300001">
                <text:p>28.300001</text:p>
              </table:table-cell>
              <table:table-cell office:value-type="float" office:value="0.267193">
                <text:p>0.26719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8.333335">
                <text:p>28.333335</text:p>
              </table:table-cell>
              <table:table-cell office:value-type="float" office:value="0.279278">
                <text:p>0.27927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8.366668">
                <text:p>28.366668</text:p>
              </table:table-cell>
              <table:table-cell office:value-type="float" office:value="0.282112">
                <text:p>0.28211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8.400001">
                <text:p>28.400001</text:p>
              </table:table-cell>
              <table:table-cell office:value-type="float" office:value="0.27291">
                <text:p>0.2729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8.433335">
                <text:p>28.433335</text:p>
              </table:table-cell>
              <table:table-cell office:value-type="float" office:value="0.275681">
                <text:p>0.27568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8.466668">
                <text:p>28.466668</text:p>
              </table:table-cell>
              <table:table-cell office:value-type="float" office:value="0.272734">
                <text:p>0.27273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8.500001">
                <text:p>28.500001</text:p>
              </table:table-cell>
              <table:table-cell office:value-type="float" office:value="0.264623">
                <text:p>0.26462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8.533335">
                <text:p>28.533335</text:p>
              </table:table-cell>
              <table:table-cell office:value-type="float" office:value="0.263166">
                <text:p>0.26316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8.566668">
                <text:p>28.566668</text:p>
              </table:table-cell>
              <table:table-cell office:value-type="float" office:value="0.28139">
                <text:p>0.2813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8.600001">
                <text:p>28.600001</text:p>
              </table:table-cell>
              <table:table-cell office:value-type="float" office:value="0.277206">
                <text:p>0.27720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8.633335">
                <text:p>28.633335</text:p>
              </table:table-cell>
              <table:table-cell office:value-type="float" office:value="0.246375">
                <text:p>0.24637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8.666668">
                <text:p>28.666668</text:p>
              </table:table-cell>
              <table:table-cell office:value-type="float" office:value="0.238858">
                <text:p>0.23885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8.700001">
                <text:p>28.700001</text:p>
              </table:table-cell>
              <table:table-cell office:value-type="float" office:value="0.228363">
                <text:p>0.22836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8.733335">
                <text:p>28.733335</text:p>
              </table:table-cell>
              <table:table-cell office:value-type="float" office:value="0.210534">
                <text:p>0.21053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8.766668">
                <text:p>28.766668</text:p>
              </table:table-cell>
              <table:table-cell office:value-type="float" office:value="0.199156">
                <text:p>0.19915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.800002">
                <text:p>28.800002</text:p>
              </table:table-cell>
              <table:table-cell office:value-type="float" office:value="0.202733">
                <text:p>0.20273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8.833335">
                <text:p>28.833335</text:p>
              </table:table-cell>
              <table:table-cell office:value-type="float" office:value="0.223235">
                <text:p>0.22323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8.866668">
                <text:p>28.866668</text:p>
              </table:table-cell>
              <table:table-cell office:value-type="float" office:value="0.235418">
                <text:p>0.23541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8.900002">
                <text:p>28.900002</text:p>
              </table:table-cell>
              <table:table-cell office:value-type="float" office:value="0.219302">
                <text:p>0.21930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8.933335">
                <text:p>28.933335</text:p>
              </table:table-cell>
              <table:table-cell office:value-type="float" office:value="0.232521">
                <text:p>0.23252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8.966668">
                <text:p>28.966668</text:p>
              </table:table-cell>
              <table:table-cell office:value-type="float" office:value="0.21883">
                <text:p>0.2188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9.000002">
                <text:p>29.000002</text:p>
              </table:table-cell>
              <table:table-cell office:value-type="float" office:value="0.226826">
                <text:p>0.22682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9.033335">
                <text:p>29.033335</text:p>
              </table:table-cell>
              <table:table-cell office:value-type="float" office:value="0.213986">
                <text:p>0.21398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9.066668">
                <text:p>29.066668</text:p>
              </table:table-cell>
              <table:table-cell office:value-type="float" office:value="0.222371">
                <text:p>0.22237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.100002">
                <text:p>29.100002</text:p>
              </table:table-cell>
              <table:table-cell office:value-type="float" office:value="0.221602">
                <text:p>0.22160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9.133335">
                <text:p>29.133335</text:p>
              </table:table-cell>
              <table:table-cell office:value-type="float" office:value="0.228859">
                <text:p>0.22885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9.166668">
                <text:p>29.166668</text:p>
              </table:table-cell>
              <table:table-cell office:value-type="float" office:value="0.230758">
                <text:p>0.23075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9.200002">
                <text:p>29.200002</text:p>
              </table:table-cell>
              <table:table-cell office:value-type="float" office:value="0.208553">
                <text:p>0.20855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.233335">
                <text:p>29.233335</text:p>
              </table:table-cell>
              <table:table-cell office:value-type="float" office:value="0.215741">
                <text:p>0.21574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.266668">
                <text:p>29.266668</text:p>
              </table:table-cell>
              <table:table-cell office:value-type="float" office:value="0.207816">
                <text:p>0.2078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9.300002">
                <text:p>29.300002</text:p>
              </table:table-cell>
              <table:table-cell office:value-type="float" office:value="0.222394">
                <text:p>0.22239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9.333335">
                <text:p>29.333335</text:p>
              </table:table-cell>
              <table:table-cell office:value-type="float" office:value="0.233074">
                <text:p>0.23307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.366668">
                <text:p>29.366668</text:p>
              </table:table-cell>
              <table:table-cell office:value-type="float" office:value="0.230323">
                <text:p>0.23032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9.400002">
                <text:p>29.400002</text:p>
              </table:table-cell>
              <table:table-cell office:value-type="float" office:value="0.260969">
                <text:p>0.26096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9.433335">
                <text:p>29.433335</text:p>
              </table:table-cell>
              <table:table-cell office:value-type="float" office:value="0.182161">
                <text:p>0.18216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.466668">
                <text:p>29.466668</text:p>
              </table:table-cell>
              <table:table-cell office:value-type="float" office:value="0.163431">
                <text:p>0.16343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.500002">
                <text:p>29.500002</text:p>
              </table:table-cell>
              <table:table-cell office:value-type="float" office:value="0.16522">
                <text:p>0.1652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.533335">
                <text:p>29.533335</text:p>
              </table:table-cell>
              <table:table-cell office:value-type="float" office:value="0.142593">
                <text:p>0.14259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9.566668">
                <text:p>29.566668</text:p>
              </table:table-cell>
              <table:table-cell office:value-type="float" office:value="0.141043">
                <text:p>0.14104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.600002">
                <text:p>29.600002</text:p>
              </table:table-cell>
              <table:table-cell office:value-type="float" office:value="0.136924">
                <text:p>0.13692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9.633335">
                <text:p>29.633335</text:p>
              </table:table-cell>
              <table:table-cell office:value-type="float" office:value="0.141104">
                <text:p>0.14110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9.666668">
                <text:p>29.666668</text:p>
              </table:table-cell>
              <table:table-cell office:value-type="float" office:value="0.110233">
                <text:p>0.1102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9.700002">
                <text:p>29.700002</text:p>
              </table:table-cell>
              <table:table-cell office:value-type="float" office:value="0.085297">
                <text:p>0.08529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9.733335">
                <text:p>29.733335</text:p>
              </table:table-cell>
              <table:table-cell office:value-type="float" office:value="0.085178">
                <text:p>0.08517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9.766668">
                <text:p>29.766668</text:p>
              </table:table-cell>
              <table:table-cell office:value-type="float" office:value="0.082292">
                <text:p>0.08229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9.800002">
                <text:p>29.800002</text:p>
              </table:table-cell>
              <table:table-cell office:value-type="float" office:value="0.073289">
                <text:p>0.07328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9.833335">
                <text:p>29.833335</text:p>
              </table:table-cell>
              <table:table-cell office:value-type="float" office:value="0.096074">
                <text:p>0.09607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9.866668">
                <text:p>29.866668</text:p>
              </table:table-cell>
              <table:table-cell office:value-type="float" office:value="0.085035">
                <text:p>0.08503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.900002">
                <text:p>29.900002</text:p>
              </table:table-cell>
              <table:table-cell office:value-type="float" office:value="0.112793">
                <text:p>0.11279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9.933335">
                <text:p>29.933335</text:p>
              </table:table-cell>
              <table:table-cell office:value-type="float" office:value="0.118868">
                <text:p>0.11886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9.966668">
                <text:p>29.966668</text:p>
              </table:table-cell>
              <table:table-cell office:value-type="float" office:value="0.151686">
                <text:p>0.15168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0.000002">
                <text:p>30.000002</text:p>
              </table:table-cell>
              <table:table-cell office:value-type="float" office:value="0.17763">
                <text:p>0.1776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0.033335">
                <text:p>30.033335</text:p>
              </table:table-cell>
              <table:table-cell office:value-type="float" office:value="0.200705">
                <text:p>0.20070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0.066668">
                <text:p>30.066668</text:p>
              </table:table-cell>
              <table:table-cell office:value-type="float" office:value="0.205627">
                <text:p>0.20562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0.100002">
                <text:p>30.100002</text:p>
              </table:table-cell>
              <table:table-cell office:value-type="float" office:value="0.218944">
                <text:p>0.21894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0.133335">
                <text:p>30.133335</text:p>
              </table:table-cell>
              <table:table-cell office:value-type="float" office:value="0.240576">
                <text:p>0.24057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0.166668">
                <text:p>30.166668</text:p>
              </table:table-cell>
              <table:table-cell office:value-type="float" office:value="0.258505">
                <text:p>0.25850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0.200002">
                <text:p>30.200002</text:p>
              </table:table-cell>
              <table:table-cell office:value-type="float" office:value="0.252491">
                <text:p>0.25249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0.233335">
                <text:p>30.233335</text:p>
              </table:table-cell>
              <table:table-cell office:value-type="float" office:value="0.283777">
                <text:p>0.28377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0.266668">
                <text:p>30.266668</text:p>
              </table:table-cell>
              <table:table-cell office:value-type="float" office:value="0.275116">
                <text:p>0.27511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0.300002">
                <text:p>30.300002</text:p>
              </table:table-cell>
              <table:table-cell office:value-type="float" office:value="0.274461">
                <text:p>0.27446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0.333335">
                <text:p>30.333335</text:p>
              </table:table-cell>
              <table:table-cell office:value-type="float" office:value="0.270275">
                <text:p>0.27027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0.366668">
                <text:p>30.366668</text:p>
              </table:table-cell>
              <table:table-cell office:value-type="float" office:value="0.275897">
                <text:p>0.27589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0.400002">
                <text:p>30.400002</text:p>
              </table:table-cell>
              <table:table-cell office:value-type="float" office:value="0.29633">
                <text:p>0.2963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0.433335">
                <text:p>30.433335</text:p>
              </table:table-cell>
              <table:table-cell office:value-type="float" office:value="0.281839">
                <text:p>0.28183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0.466668">
                <text:p>30.466668</text:p>
              </table:table-cell>
              <table:table-cell office:value-type="float" office:value="0.283677">
                <text:p>0.28367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0.500002">
                <text:p>30.500002</text:p>
              </table:table-cell>
              <table:table-cell office:value-type="float" office:value="0.275292">
                <text:p>0.27529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0.533335">
                <text:p>30.533335</text:p>
              </table:table-cell>
              <table:table-cell office:value-type="float" office:value="0.300353">
                <text:p>0.30035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0.566668">
                <text:p>30.566668</text:p>
              </table:table-cell>
              <table:table-cell office:value-type="float" office:value="0.292565">
                <text:p>0.29256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0.600002">
                <text:p>30.600002</text:p>
              </table:table-cell>
              <table:table-cell office:value-type="float" office:value="0.298513">
                <text:p>0.29851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0.633335">
                <text:p>30.633335</text:p>
              </table:table-cell>
              <table:table-cell office:value-type="float" office:value="0.299086">
                <text:p>0.29908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0.666668">
                <text:p>30.666668</text:p>
              </table:table-cell>
              <table:table-cell office:value-type="float" office:value="0.285756">
                <text:p>0.28575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0.700002">
                <text:p>30.700002</text:p>
              </table:table-cell>
              <table:table-cell office:value-type="float" office:value="0.291727">
                <text:p>0.29172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0.733335">
                <text:p>30.733335</text:p>
              </table:table-cell>
              <table:table-cell office:value-type="float" office:value="0.301265">
                <text:p>0.30126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0.766668">
                <text:p>30.766668</text:p>
              </table:table-cell>
              <table:table-cell office:value-type="float" office:value="0.28473">
                <text:p>0.2847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0.800002">
                <text:p>30.800002</text:p>
              </table:table-cell>
              <table:table-cell office:value-type="float" office:value="0.300761">
                <text:p>0.30076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0.833335">
                <text:p>30.833335</text:p>
              </table:table-cell>
              <table:table-cell office:value-type="float" office:value="0.295372">
                <text:p>0.29537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0.866668">
                <text:p>30.866668</text:p>
              </table:table-cell>
              <table:table-cell office:value-type="float" office:value="0.29148">
                <text:p>0.2914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0.900002">
                <text:p>30.900002</text:p>
              </table:table-cell>
              <table:table-cell office:value-type="float" office:value="0.287086">
                <text:p>0.28708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0.933335">
                <text:p>30.933335</text:p>
              </table:table-cell>
              <table:table-cell office:value-type="float" office:value="0.274388">
                <text:p>0.27438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0.966668">
                <text:p>30.966668</text:p>
              </table:table-cell>
              <table:table-cell office:value-type="float" office:value="0.278629">
                <text:p>0.27862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1.000002">
                <text:p>31.000002</text:p>
              </table:table-cell>
              <table:table-cell office:value-type="float" office:value="0.268485">
                <text:p>0.26848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1.033335">
                <text:p>31.033335</text:p>
              </table:table-cell>
              <table:table-cell office:value-type="float" office:value="0.264629">
                <text:p>0.26462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1.066668">
                <text:p>31.066668</text:p>
              </table:table-cell>
              <table:table-cell office:value-type="float" office:value="0.267043">
                <text:p>0.26704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.100002">
                <text:p>31.100002</text:p>
              </table:table-cell>
              <table:table-cell office:value-type="float" office:value="0.265252">
                <text:p>0.26525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1.133335">
                <text:p>31.133335</text:p>
              </table:table-cell>
              <table:table-cell office:value-type="float" office:value="0.254339">
                <text:p>0.25433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1.166668">
                <text:p>31.166668</text:p>
              </table:table-cell>
              <table:table-cell office:value-type="float" office:value="0.247802">
                <text:p>0.24780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1.200002">
                <text:p>31.200002</text:p>
              </table:table-cell>
              <table:table-cell office:value-type="float" office:value="0.237854">
                <text:p>0.23785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1.233335">
                <text:p>31.233335</text:p>
              </table:table-cell>
              <table:table-cell office:value-type="float" office:value="0.212517">
                <text:p>0.21251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1.266668">
                <text:p>31.266668</text:p>
              </table:table-cell>
              <table:table-cell office:value-type="float" office:value="0.191516">
                <text:p>0.19151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1.300002">
                <text:p>31.300002</text:p>
              </table:table-cell>
              <table:table-cell office:value-type="float" office:value="0.169848">
                <text:p>0.16984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1.333335">
                <text:p>31.333335</text:p>
              </table:table-cell>
              <table:table-cell office:value-type="float" office:value="0.161345">
                <text:p>0.16134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1.366668">
                <text:p>31.366668</text:p>
              </table:table-cell>
              <table:table-cell office:value-type="float" office:value="0.146473">
                <text:p>0.14647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1.400002">
                <text:p>31.400002</text:p>
              </table:table-cell>
              <table:table-cell office:value-type="float" office:value="0.114591">
                <text:p>0.11459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1.433335">
                <text:p>31.433335</text:p>
              </table:table-cell>
              <table:table-cell office:value-type="float" office:value="0.089524">
                <text:p>0.08952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1.466668">
                <text:p>31.466668</text:p>
              </table:table-cell>
              <table:table-cell office:value-type="float" office:value="0.093387">
                <text:p>0.09338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1.500002">
                <text:p>31.500002</text:p>
              </table:table-cell>
              <table:table-cell office:value-type="float" office:value="0.074092">
                <text:p>0.07409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1.533335">
                <text:p>31.533335</text:p>
              </table:table-cell>
              <table:table-cell office:value-type="float" office:value="0.084754">
                <text:p>0.08475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1.566668">
                <text:p>31.566668</text:p>
              </table:table-cell>
              <table:table-cell office:value-type="float" office:value="0.095241">
                <text:p>0.09524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1.600002">
                <text:p>31.600002</text:p>
              </table:table-cell>
              <table:table-cell office:value-type="float" office:value="0.109831">
                <text:p>0.10983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1.633335">
                <text:p>31.633335</text:p>
              </table:table-cell>
              <table:table-cell office:value-type="float" office:value="0.104019">
                <text:p>0.10401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1.666668">
                <text:p>31.666668</text:p>
              </table:table-cell>
              <table:table-cell office:value-type="float" office:value="0.115682">
                <text:p>0.11568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1.700002">
                <text:p>31.700002</text:p>
              </table:table-cell>
              <table:table-cell office:value-type="float" office:value="0.122685">
                <text:p>0.12268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1.733335">
                <text:p>31.733335</text:p>
              </table:table-cell>
              <table:table-cell office:value-type="float" office:value="0.135398">
                <text:p>0.13539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1.766668">
                <text:p>31.766668</text:p>
              </table:table-cell>
              <table:table-cell office:value-type="float" office:value="0.148005">
                <text:p>0.14800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1.800002">
                <text:p>31.800002</text:p>
              </table:table-cell>
              <table:table-cell office:value-type="float" office:value="0.15565">
                <text:p>0.1556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1.833335">
                <text:p>31.833335</text:p>
              </table:table-cell>
              <table:table-cell office:value-type="float" office:value="0.164574">
                <text:p>0.16457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1.866668">
                <text:p>31.866668</text:p>
              </table:table-cell>
              <table:table-cell office:value-type="float" office:value="0.177976">
                <text:p>0.1779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1.900002">
                <text:p>31.900002</text:p>
              </table:table-cell>
              <table:table-cell office:value-type="float" office:value="0.28638">
                <text:p>0.2863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1.933335">
                <text:p>31.933335</text:p>
              </table:table-cell>
              <table:table-cell office:value-type="float" office:value="0.299187">
                <text:p>0.29918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1.966668">
                <text:p>31.966668</text:p>
              </table:table-cell>
              <table:table-cell office:value-type="float" office:value="0.29183">
                <text:p>0.2918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2.000002">
                <text:p>32.000002</text:p>
              </table:table-cell>
              <table:table-cell office:value-type="float" office:value="0.282906">
                <text:p>0.28290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2.033335">
                <text:p>32.033335</text:p>
              </table:table-cell>
              <table:table-cell office:value-type="float" office:value="0.303695">
                <text:p>0.30369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2.066668">
                <text:p>32.066668</text:p>
              </table:table-cell>
              <table:table-cell office:value-type="float" office:value="0.283441">
                <text:p>0.28344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2.100002">
                <text:p>32.100002</text:p>
              </table:table-cell>
              <table:table-cell office:value-type="float" office:value="0.286856">
                <text:p>0.28685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2.133335">
                <text:p>32.133335</text:p>
              </table:table-cell>
              <table:table-cell office:value-type="float" office:value="0.276552">
                <text:p>0.27655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2.166668">
                <text:p>32.166668</text:p>
              </table:table-cell>
              <table:table-cell office:value-type="float" office:value="0.297536">
                <text:p>0.2975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2.200002">
                <text:p>32.200002</text:p>
              </table:table-cell>
              <table:table-cell office:value-type="float" office:value="0.290512">
                <text:p>0.29051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2.233335">
                <text:p>32.233335</text:p>
              </table:table-cell>
              <table:table-cell office:value-type="float" office:value="0.290921">
                <text:p>0.29092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2.266668">
                <text:p>32.266668</text:p>
              </table:table-cell>
              <table:table-cell office:value-type="float" office:value="0.293419">
                <text:p>0.29341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2.300002">
                <text:p>32.300002</text:p>
              </table:table-cell>
              <table:table-cell office:value-type="float" office:value="0.291192">
                <text:p>0.29119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2.333335">
                <text:p>32.333335</text:p>
              </table:table-cell>
              <table:table-cell office:value-type="float" office:value="0.312573">
                <text:p>0.31257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2.366668">
                <text:p>32.366668</text:p>
              </table:table-cell>
              <table:table-cell office:value-type="float" office:value="0.289474">
                <text:p>0.28947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2.400002">
                <text:p>32.400002</text:p>
              </table:table-cell>
              <table:table-cell office:value-type="float" office:value="0.302611">
                <text:p>0.3026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2.433335">
                <text:p>32.433335</text:p>
              </table:table-cell>
              <table:table-cell office:value-type="float" office:value="0.303649">
                <text:p>0.30364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2.466668">
                <text:p>32.466668</text:p>
              </table:table-cell>
              <table:table-cell office:value-type="float" office:value="0.313743">
                <text:p>0.31374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2.500002">
                <text:p>32.500002</text:p>
              </table:table-cell>
              <table:table-cell office:value-type="float" office:value="0.292543">
                <text:p>0.29254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2.533335">
                <text:p>32.533335</text:p>
              </table:table-cell>
              <table:table-cell office:value-type="float" office:value="0.307251">
                <text:p>0.30725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2.566668">
                <text:p>32.566668</text:p>
              </table:table-cell>
              <table:table-cell office:value-type="float" office:value="0.316095">
                <text:p>0.31609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2.600002">
                <text:p>32.600002</text:p>
              </table:table-cell>
              <table:table-cell office:value-type="float" office:value="0.308778">
                <text:p>0.30877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2.633335">
                <text:p>32.633335</text:p>
              </table:table-cell>
              <table:table-cell office:value-type="float" office:value="0.295832">
                <text:p>0.29583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2.666668">
                <text:p>32.666668</text:p>
              </table:table-cell>
              <table:table-cell office:value-type="float" office:value="0.310887">
                <text:p>0.31088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2.700002">
                <text:p>32.700002</text:p>
              </table:table-cell>
              <table:table-cell office:value-type="float" office:value="0.306828">
                <text:p>0.30682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2.733335">
                <text:p>32.733335</text:p>
              </table:table-cell>
              <table:table-cell office:value-type="float" office:value="0.305097">
                <text:p>0.30509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2.766668">
                <text:p>32.766668</text:p>
              </table:table-cell>
              <table:table-cell office:value-type="float" office:value="0.31338">
                <text:p>0.3133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2.800002">
                <text:p>32.800002</text:p>
              </table:table-cell>
              <table:table-cell office:value-type="float" office:value="0.312443">
                <text:p>0.3124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2.833335">
                <text:p>32.833335</text:p>
              </table:table-cell>
              <table:table-cell office:value-type="float" office:value="0.32396">
                <text:p>0.3239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2.866668">
                <text:p>32.866668</text:p>
              </table:table-cell>
              <table:table-cell office:value-type="float" office:value="0.320482">
                <text:p>0.32048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2.900002">
                <text:p>32.900002</text:p>
              </table:table-cell>
              <table:table-cell office:value-type="float" office:value="0.316149">
                <text:p>0.31614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2.933335">
                <text:p>32.933335</text:p>
              </table:table-cell>
              <table:table-cell office:value-type="float" office:value="0.317888">
                <text:p>0.31788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2.966668">
                <text:p>32.966668</text:p>
              </table:table-cell>
              <table:table-cell office:value-type="float" office:value="0.316644">
                <text:p>0.31664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3.000002">
                <text:p>33.000002</text:p>
              </table:table-cell>
              <table:table-cell office:value-type="float" office:value="0.319408">
                <text:p>0.31940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3.033335">
                <text:p>33.033335</text:p>
              </table:table-cell>
              <table:table-cell office:value-type="float" office:value="0.325191">
                <text:p>0.32519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3.066668">
                <text:p>33.066668</text:p>
              </table:table-cell>
              <table:table-cell office:value-type="float" office:value="0.320911">
                <text:p>0.32091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3.100002">
                <text:p>33.100002</text:p>
              </table:table-cell>
              <table:table-cell office:value-type="float" office:value="0.325593">
                <text:p>0.32559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3.133335">
                <text:p>33.133335</text:p>
              </table:table-cell>
              <table:table-cell office:value-type="float" office:value="0.333889">
                <text:p>0.33388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3.166668">
                <text:p>33.166668</text:p>
              </table:table-cell>
              <table:table-cell office:value-type="float" office:value="0.326695">
                <text:p>0.32669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3.200002">
                <text:p>33.200002</text:p>
              </table:table-cell>
              <table:table-cell office:value-type="float" office:value="0.326097">
                <text:p>0.32609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3.233335">
                <text:p>33.233335</text:p>
              </table:table-cell>
              <table:table-cell office:value-type="float" office:value="0.331834">
                <text:p>0.33183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3.266668">
                <text:p>33.266668</text:p>
              </table:table-cell>
              <table:table-cell office:value-type="float" office:value="0.33915">
                <text:p>0.339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3.300002">
                <text:p>33.300002</text:p>
              </table:table-cell>
              <table:table-cell office:value-type="float" office:value="0.337574">
                <text:p>0.33757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3.333335">
                <text:p>33.333335</text:p>
              </table:table-cell>
              <table:table-cell office:value-type="float" office:value="0.326915">
                <text:p>0.32691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3.366668">
                <text:p>33.366668</text:p>
              </table:table-cell>
              <table:table-cell office:value-type="float" office:value="0.330374">
                <text:p>0.33037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3.400002">
                <text:p>33.400002</text:p>
              </table:table-cell>
              <table:table-cell office:value-type="float" office:value="0.32728">
                <text:p>0.3272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3.433335">
                <text:p>33.433335</text:p>
              </table:table-cell>
              <table:table-cell office:value-type="float" office:value="0.32729">
                <text:p>0.3272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3.466668">
                <text:p>33.466668</text:p>
              </table:table-cell>
              <table:table-cell office:value-type="float" office:value="0.333204">
                <text:p>0.33320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3.500002">
                <text:p>33.500002</text:p>
              </table:table-cell>
              <table:table-cell office:value-type="float" office:value="0.333892">
                <text:p>0.33389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3.533335">
                <text:p>33.533335</text:p>
              </table:table-cell>
              <table:table-cell office:value-type="float" office:value="0.337702">
                <text:p>0.33770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3.566668">
                <text:p>33.566668</text:p>
              </table:table-cell>
              <table:table-cell office:value-type="float" office:value="0.339248">
                <text:p>0.33924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3.600002">
                <text:p>33.600002</text:p>
              </table:table-cell>
              <table:table-cell office:value-type="float" office:value="0.346291">
                <text:p>0.34629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3.633335">
                <text:p>33.633335</text:p>
              </table:table-cell>
              <table:table-cell office:value-type="float" office:value="0.317403">
                <text:p>0.31740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3.666668">
                <text:p>33.666668</text:p>
              </table:table-cell>
              <table:table-cell office:value-type="float" office:value="0.338456">
                <text:p>0.33845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3.700002">
                <text:p>33.700002</text:p>
              </table:table-cell>
              <table:table-cell office:value-type="float" office:value="0.328118">
                <text:p>0.32811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3.733335">
                <text:p>33.733335</text:p>
              </table:table-cell>
              <table:table-cell office:value-type="float" office:value="0.33343">
                <text:p>0.3334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3.766668">
                <text:p>33.766668</text:p>
              </table:table-cell>
              <table:table-cell office:value-type="float" office:value="0.342458">
                <text:p>0.34245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3.800002">
                <text:p>33.800002</text:p>
              </table:table-cell>
              <table:table-cell office:value-type="float" office:value="0.330511">
                <text:p>0.33051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3.833335">
                <text:p>33.833335</text:p>
              </table:table-cell>
              <table:table-cell office:value-type="float" office:value="0.345018">
                <text:p>0.34501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3.866668">
                <text:p>33.866668</text:p>
              </table:table-cell>
              <table:table-cell office:value-type="float" office:value="0.325908">
                <text:p>0.32590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3.900002">
                <text:p>33.900002</text:p>
              </table:table-cell>
              <table:table-cell office:value-type="float" office:value="0.32608">
                <text:p>0.3260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3.933335">
                <text:p>33.933335</text:p>
              </table:table-cell>
              <table:table-cell office:value-type="float" office:value="0.330479">
                <text:p>0.33047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3.966668">
                <text:p>33.966668</text:p>
              </table:table-cell>
              <table:table-cell office:value-type="float" office:value="0.336978">
                <text:p>0.33697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4.000002">
                <text:p>34.000002</text:p>
              </table:table-cell>
              <table:table-cell office:value-type="float" office:value="0.329045">
                <text:p>0.32904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4.033335">
                <text:p>34.033335</text:p>
              </table:table-cell>
              <table:table-cell office:value-type="float" office:value="0.32671">
                <text:p>0.3267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4.066668">
                <text:p>34.066668</text:p>
              </table:table-cell>
              <table:table-cell office:value-type="float" office:value="0.330538">
                <text:p>0.33053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4.100002">
                <text:p>34.100002</text:p>
              </table:table-cell>
              <table:table-cell office:value-type="float" office:value="0.334083">
                <text:p>0.33408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4.133335">
                <text:p>34.133335</text:p>
              </table:table-cell>
              <table:table-cell office:value-type="float" office:value="0.314553">
                <text:p>0.31455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4.166668">
                <text:p>34.166668</text:p>
              </table:table-cell>
              <table:table-cell office:value-type="float" office:value="0.315948">
                <text:p>0.31594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4.200002">
                <text:p>34.200002</text:p>
              </table:table-cell>
              <table:table-cell office:value-type="float" office:value="0.327084">
                <text:p>0.32708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4.233335">
                <text:p>34.233335</text:p>
              </table:table-cell>
              <table:table-cell office:value-type="float" office:value="0.336411">
                <text:p>0.33641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4.266668">
                <text:p>34.266668</text:p>
              </table:table-cell>
              <table:table-cell office:value-type="float" office:value="0.333537">
                <text:p>0.33353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4.300002">
                <text:p>34.300002</text:p>
              </table:table-cell>
              <table:table-cell office:value-type="float" office:value="0.332685">
                <text:p>0.33268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4.333335">
                <text:p>34.333335</text:p>
              </table:table-cell>
              <table:table-cell office:value-type="float" office:value="0.317674">
                <text:p>0.31767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4.366668">
                <text:p>34.366668</text:p>
              </table:table-cell>
              <table:table-cell office:value-type="float" office:value="0.328041">
                <text:p>0.32804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4.400002">
                <text:p>34.400002</text:p>
              </table:table-cell>
              <table:table-cell office:value-type="float" office:value="0.32154">
                <text:p>0.3215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4.433335">
                <text:p>34.433335</text:p>
              </table:table-cell>
              <table:table-cell office:value-type="float" office:value="0.331008">
                <text:p>0.33100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4.466668">
                <text:p>34.466668</text:p>
              </table:table-cell>
              <table:table-cell office:value-type="float" office:value="0.311655">
                <text:p>0.31165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4.500002">
                <text:p>34.500002</text:p>
              </table:table-cell>
              <table:table-cell office:value-type="float" office:value="0.326174">
                <text:p>0.32617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4.533335">
                <text:p>34.533335</text:p>
              </table:table-cell>
              <table:table-cell office:value-type="float" office:value="0.32047">
                <text:p>0.3204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4.566668">
                <text:p>34.566668</text:p>
              </table:table-cell>
              <table:table-cell office:value-type="float" office:value="0.319783">
                <text:p>0.31978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4.600002">
                <text:p>34.600002</text:p>
              </table:table-cell>
              <table:table-cell office:value-type="float" office:value="0.309782">
                <text:p>0.30978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4.633335">
                <text:p>34.633335</text:p>
              </table:table-cell>
              <table:table-cell office:value-type="float" office:value="0.321702">
                <text:p>0.32170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4.666668">
                <text:p>34.666668</text:p>
              </table:table-cell>
              <table:table-cell office:value-type="float" office:value="0.315481">
                <text:p>0.31548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4.700002">
                <text:p>34.700002</text:p>
              </table:table-cell>
              <table:table-cell office:value-type="float" office:value="0.316109">
                <text:p>0.31610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4.733335">
                <text:p>34.733335</text:p>
              </table:table-cell>
              <table:table-cell office:value-type="float" office:value="0.319594">
                <text:p>0.31959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4.766668">
                <text:p>34.766668</text:p>
              </table:table-cell>
              <table:table-cell office:value-type="float" office:value="0.309291">
                <text:p>0.30929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4.800002">
                <text:p>34.800002</text:p>
              </table:table-cell>
              <table:table-cell office:value-type="float" office:value="0.316454">
                <text:p>0.31645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4.833335">
                <text:p>34.833335</text:p>
              </table:table-cell>
              <table:table-cell office:value-type="float" office:value="0.314356">
                <text:p>0.31435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4.866668">
                <text:p>34.866668</text:p>
              </table:table-cell>
              <table:table-cell office:value-type="float" office:value="0.309672">
                <text:p>0.30967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4.900002">
                <text:p>34.900002</text:p>
              </table:table-cell>
              <table:table-cell office:value-type="float" office:value="0.296524">
                <text:p>0.29652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4.933335">
                <text:p>34.933335</text:p>
              </table:table-cell>
              <table:table-cell office:value-type="float" office:value="0.296191">
                <text:p>0.29619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4.966668">
                <text:p>34.966668</text:p>
              </table:table-cell>
              <table:table-cell office:value-type="float" office:value="0.301194">
                <text:p>0.30119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5.000002">
                <text:p>35.000002</text:p>
              </table:table-cell>
              <table:table-cell office:value-type="float" office:value="0.268986">
                <text:p>0.26898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5.033335">
                <text:p>35.033335</text:p>
              </table:table-cell>
              <table:table-cell office:value-type="float" office:value="0.287225">
                <text:p>0.28722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5.066668">
                <text:p>35.066668</text:p>
              </table:table-cell>
              <table:table-cell office:value-type="float" office:value="0.270385">
                <text:p>0.27038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5.100002">
                <text:p>35.100002</text:p>
              </table:table-cell>
              <table:table-cell office:value-type="float" office:value="0.266154">
                <text:p>0.26615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5.133335">
                <text:p>35.133335</text:p>
              </table:table-cell>
              <table:table-cell office:value-type="float" office:value="0.252848">
                <text:p>0.25284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5.166669">
                <text:p>35.166669</text:p>
              </table:table-cell>
              <table:table-cell office:value-type="float" office:value="0.246413">
                <text:p>0.24641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5.200002">
                <text:p>35.200002</text:p>
              </table:table-cell>
              <table:table-cell office:value-type="float" office:value="0.243392">
                <text:p>0.24339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5.233335">
                <text:p>35.233335</text:p>
              </table:table-cell>
              <table:table-cell office:value-type="float" office:value="0.226259">
                <text:p>0.22625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5.266669">
                <text:p>35.266669</text:p>
              </table:table-cell>
              <table:table-cell office:value-type="float" office:value="0.206362">
                <text:p>0.20636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5.300002">
                <text:p>35.300002</text:p>
              </table:table-cell>
              <table:table-cell office:value-type="float" office:value="0.203227">
                <text:p>0.20322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5.333335">
                <text:p>35.333335</text:p>
              </table:table-cell>
              <table:table-cell office:value-type="float" office:value="0.190787">
                <text:p>0.19078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5.366669">
                <text:p>35.366669</text:p>
              </table:table-cell>
              <table:table-cell office:value-type="float" office:value="0.177467">
                <text:p>0.17746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5.400002">
                <text:p>35.400002</text:p>
              </table:table-cell>
              <table:table-cell office:value-type="float" office:value="0.172114">
                <text:p>0.17211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5.433335">
                <text:p>35.433335</text:p>
              </table:table-cell>
              <table:table-cell office:value-type="float" office:value="0.151875">
                <text:p>0.15187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5.466669">
                <text:p>35.466669</text:p>
              </table:table-cell>
              <table:table-cell office:value-type="float" office:value="0.169975">
                <text:p>0.16997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5.500002">
                <text:p>35.500002</text:p>
              </table:table-cell>
              <table:table-cell office:value-type="float" office:value="0.179319">
                <text:p>0.17931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5.533335">
                <text:p>35.533335</text:p>
              </table:table-cell>
              <table:table-cell office:value-type="float" office:value="0.15673">
                <text:p>0.1567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5.566669">
                <text:p>35.566669</text:p>
              </table:table-cell>
              <table:table-cell office:value-type="float" office:value="0.157332">
                <text:p>0.15733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5.600002">
                <text:p>35.600002</text:p>
              </table:table-cell>
              <table:table-cell office:value-type="float" office:value="0.141801">
                <text:p>0.14180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5.633335">
                <text:p>35.633335</text:p>
              </table:table-cell>
              <table:table-cell office:value-type="float" office:value="0.155485">
                <text:p>0.15548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5.666669">
                <text:p>35.666669</text:p>
              </table:table-cell>
              <table:table-cell office:value-type="float" office:value="0.144326">
                <text:p>0.14432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5.700002">
                <text:p>35.700002</text:p>
              </table:table-cell>
              <table:table-cell office:value-type="float" office:value="0.160605">
                <text:p>0.16060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5.733335">
                <text:p>35.733335</text:p>
              </table:table-cell>
              <table:table-cell office:value-type="float" office:value="0.162563">
                <text:p>0.16256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5.766669">
                <text:p>35.766669</text:p>
              </table:table-cell>
              <table:table-cell office:value-type="float" office:value="0.158836">
                <text:p>0.15883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5.800002">
                <text:p>35.800002</text:p>
              </table:table-cell>
              <table:table-cell office:value-type="float" office:value="0.280984">
                <text:p>0.28098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5.833335">
                <text:p>35.833335</text:p>
              </table:table-cell>
              <table:table-cell office:value-type="float" office:value="0.327549">
                <text:p>0.32754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5.866669">
                <text:p>35.866669</text:p>
              </table:table-cell>
              <table:table-cell office:value-type="float" office:value="0.330694">
                <text:p>0.33069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5.900002">
                <text:p>35.900002</text:p>
              </table:table-cell>
              <table:table-cell office:value-type="float" office:value="0.326846">
                <text:p>0.32684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5.933335">
                <text:p>35.933335</text:p>
              </table:table-cell>
              <table:table-cell office:value-type="float" office:value="0.334776">
                <text:p>0.33477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5.966669">
                <text:p>35.966669</text:p>
              </table:table-cell>
              <table:table-cell office:value-type="float" office:value="0.320954">
                <text:p>0.32095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6.000002">
                <text:p>36.000002</text:p>
              </table:table-cell>
              <table:table-cell office:value-type="float" office:value="0.342543">
                <text:p>0.34254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6.033335">
                <text:p>36.033335</text:p>
              </table:table-cell>
              <table:table-cell office:value-type="float" office:value="0.331809">
                <text:p>0.33180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6.066669">
                <text:p>36.066669</text:p>
              </table:table-cell>
              <table:table-cell office:value-type="float" office:value="0.33693">
                <text:p>0.3369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6.100002">
                <text:p>36.100002</text:p>
              </table:table-cell>
              <table:table-cell office:value-type="float" office:value="0.339534">
                <text:p>0.33953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6.133335">
                <text:p>36.133335</text:p>
              </table:table-cell>
              <table:table-cell office:value-type="float" office:value="0.330906">
                <text:p>0.33090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6.166669">
                <text:p>36.166669</text:p>
              </table:table-cell>
              <table:table-cell office:value-type="float" office:value="0.333319">
                <text:p>0.33331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6.200002">
                <text:p>36.200002</text:p>
              </table:table-cell>
              <table:table-cell office:value-type="float" office:value="0.339072">
                <text:p>0.33907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6.233335">
                <text:p>36.233335</text:p>
              </table:table-cell>
              <table:table-cell office:value-type="float" office:value="0.341244">
                <text:p>0.34124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6.266669">
                <text:p>36.266669</text:p>
              </table:table-cell>
              <table:table-cell office:value-type="float" office:value="0.326206">
                <text:p>0.32620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6.300002">
                <text:p>36.300002</text:p>
              </table:table-cell>
              <table:table-cell office:value-type="float" office:value="0.325585">
                <text:p>0.32558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6.333335">
                <text:p>36.333335</text:p>
              </table:table-cell>
              <table:table-cell office:value-type="float" office:value="0.347998">
                <text:p>0.34799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6.366669">
                <text:p>36.366669</text:p>
              </table:table-cell>
              <table:table-cell office:value-type="float" office:value="0.328042">
                <text:p>0.32804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6.400002">
                <text:p>36.400002</text:p>
              </table:table-cell>
              <table:table-cell office:value-type="float" office:value="0.32725">
                <text:p>0.3272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6.433335">
                <text:p>36.433335</text:p>
              </table:table-cell>
              <table:table-cell office:value-type="float" office:value="0.327177">
                <text:p>0.32717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6.466669">
                <text:p>36.466669</text:p>
              </table:table-cell>
              <table:table-cell office:value-type="float" office:value="0.322598">
                <text:p>0.32259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6.500002">
                <text:p>36.500002</text:p>
              </table:table-cell>
              <table:table-cell office:value-type="float" office:value="0.331862">
                <text:p>0.33186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6.533335">
                <text:p>36.533335</text:p>
              </table:table-cell>
              <table:table-cell office:value-type="float" office:value="0.327206">
                <text:p>0.32720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6.566669">
                <text:p>36.566669</text:p>
              </table:table-cell>
              <table:table-cell office:value-type="float" office:value="0.33418">
                <text:p>0.3341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6.600002">
                <text:p>36.600002</text:p>
              </table:table-cell>
              <table:table-cell office:value-type="float" office:value="0.340719">
                <text:p>0.34071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6.633335">
                <text:p>36.633335</text:p>
              </table:table-cell>
              <table:table-cell office:value-type="float" office:value="0.34459">
                <text:p>0.3445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6.666669">
                <text:p>36.666669</text:p>
              </table:table-cell>
              <table:table-cell office:value-type="float" office:value="0.341331">
                <text:p>0.34133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6.700002">
                <text:p>36.700002</text:p>
              </table:table-cell>
              <table:table-cell office:value-type="float" office:value="0.325455">
                <text:p>0.32545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6.733335">
                <text:p>36.733335</text:p>
              </table:table-cell>
              <table:table-cell office:value-type="float" office:value="0.339365">
                <text:p>0.33936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6.766669">
                <text:p>36.766669</text:p>
              </table:table-cell>
              <table:table-cell office:value-type="float" office:value="0.32488">
                <text:p>0.3248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6.800002">
                <text:p>36.800002</text:p>
              </table:table-cell>
              <table:table-cell office:value-type="float" office:value="0.323679">
                <text:p>0.32367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6.833335">
                <text:p>36.833335</text:p>
              </table:table-cell>
              <table:table-cell office:value-type="float" office:value="0.332598">
                <text:p>0.33259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6.866669">
                <text:p>36.866669</text:p>
              </table:table-cell>
              <table:table-cell office:value-type="float" office:value="0.330876">
                <text:p>0.33087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6.900002">
                <text:p>36.900002</text:p>
              </table:table-cell>
              <table:table-cell office:value-type="float" office:value="0.338476">
                <text:p>0.33847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6.933335">
                <text:p>36.933335</text:p>
              </table:table-cell>
              <table:table-cell office:value-type="float" office:value="0.327697">
                <text:p>0.32769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6.966669">
                <text:p>36.966669</text:p>
              </table:table-cell>
              <table:table-cell office:value-type="float" office:value="0.335407">
                <text:p>0.33540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7.000002">
                <text:p>37.000002</text:p>
              </table:table-cell>
              <table:table-cell office:value-type="float" office:value="0.335081">
                <text:p>0.33508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7.033335">
                <text:p>37.033335</text:p>
              </table:table-cell>
              <table:table-cell office:value-type="float" office:value="0.336381">
                <text:p>0.33638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7.066669">
                <text:p>37.066669</text:p>
              </table:table-cell>
              <table:table-cell office:value-type="float" office:value="0.341505">
                <text:p>0.34150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7.100002">
                <text:p>37.100002</text:p>
              </table:table-cell>
              <table:table-cell office:value-type="float" office:value="0.331375">
                <text:p>0.33137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7.133335">
                <text:p>37.133335</text:p>
              </table:table-cell>
              <table:table-cell office:value-type="float" office:value="0.334906">
                <text:p>0.33490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7.166669">
                <text:p>37.166669</text:p>
              </table:table-cell>
              <table:table-cell office:value-type="float" office:value="0.335907">
                <text:p>0.33590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7.200002">
                <text:p>37.200002</text:p>
              </table:table-cell>
              <table:table-cell office:value-type="float" office:value="0.335725">
                <text:p>0.33572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7.233335">
                <text:p>37.233335</text:p>
              </table:table-cell>
              <table:table-cell office:value-type="float" office:value="0.333605">
                <text:p>0.33360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7.266669">
                <text:p>37.266669</text:p>
              </table:table-cell>
              <table:table-cell office:value-type="float" office:value="0.319511">
                <text:p>0.31951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7.300002">
                <text:p>37.300002</text:p>
              </table:table-cell>
              <table:table-cell office:value-type="float" office:value="0.331259">
                <text:p>0.33125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7.333335">
                <text:p>37.333335</text:p>
              </table:table-cell>
              <table:table-cell office:value-type="float" office:value="0.333769">
                <text:p>0.33376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7.366669">
                <text:p>37.366669</text:p>
              </table:table-cell>
              <table:table-cell office:value-type="float" office:value="0.324036">
                <text:p>0.32403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7.400002">
                <text:p>37.400002</text:p>
              </table:table-cell>
              <table:table-cell office:value-type="float" office:value="0.331292">
                <text:p>0.33129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7.433335">
                <text:p>37.433335</text:p>
              </table:table-cell>
              <table:table-cell office:value-type="float" office:value="0.335389">
                <text:p>0.33538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7.466669">
                <text:p>37.466669</text:p>
              </table:table-cell>
              <table:table-cell office:value-type="float" office:value="0.32358">
                <text:p>0.3235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7.500002">
                <text:p>37.500002</text:p>
              </table:table-cell>
              <table:table-cell office:value-type="float" office:value="0.329828">
                <text:p>0.32982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7.533335">
                <text:p>37.533335</text:p>
              </table:table-cell>
              <table:table-cell office:value-type="float" office:value="0.328979">
                <text:p>0.32897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7.566669">
                <text:p>37.566669</text:p>
              </table:table-cell>
              <table:table-cell office:value-type="float" office:value="0.327474">
                <text:p>0.32747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7.600002">
                <text:p>37.600002</text:p>
              </table:table-cell>
              <table:table-cell office:value-type="float" office:value="0.324688">
                <text:p>0.32468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7.633335">
                <text:p>37.633335</text:p>
              </table:table-cell>
              <table:table-cell office:value-type="float" office:value="0.334809">
                <text:p>0.33480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7.666669">
                <text:p>37.666669</text:p>
              </table:table-cell>
              <table:table-cell office:value-type="float" office:value="0.331491">
                <text:p>0.33149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7.700002">
                <text:p>37.700002</text:p>
              </table:table-cell>
              <table:table-cell office:value-type="float" office:value="0.333087">
                <text:p>0.33308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7.733335">
                <text:p>37.733335</text:p>
              </table:table-cell>
              <table:table-cell office:value-type="float" office:value="0.349703">
                <text:p>0.34970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7.766669">
                <text:p>37.766669</text:p>
              </table:table-cell>
              <table:table-cell office:value-type="float" office:value="0.34008">
                <text:p>0.3400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7.800002">
                <text:p>37.800002</text:p>
              </table:table-cell>
              <table:table-cell office:value-type="float" office:value="0.326588">
                <text:p>0.32658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7.833335">
                <text:p>37.833335</text:p>
              </table:table-cell>
              <table:table-cell office:value-type="float" office:value="0.346176">
                <text:p>0.34617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7.866669">
                <text:p>37.866669</text:p>
              </table:table-cell>
              <table:table-cell office:value-type="float" office:value="0.343234">
                <text:p>0.34323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7.900002">
                <text:p>37.900002</text:p>
              </table:table-cell>
              <table:table-cell office:value-type="float" office:value="0.356305">
                <text:p>0.35630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7.933335">
                <text:p>37.933335</text:p>
              </table:table-cell>
              <table:table-cell office:value-type="float" office:value="0.337188">
                <text:p>0.33718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7.966669">
                <text:p>37.966669</text:p>
              </table:table-cell>
              <table:table-cell office:value-type="float" office:value="0.355756">
                <text:p>0.35575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8.000002">
                <text:p>38.000002</text:p>
              </table:table-cell>
              <table:table-cell office:value-type="float" office:value="0.336522">
                <text:p>0.33652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8.033335">
                <text:p>38.033335</text:p>
              </table:table-cell>
              <table:table-cell office:value-type="float" office:value="0.33651">
                <text:p>0.3365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8.066669">
                <text:p>38.066669</text:p>
              </table:table-cell>
              <table:table-cell office:value-type="float" office:value="0.355454">
                <text:p>0.35545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8.100002">
                <text:p>38.100002</text:p>
              </table:table-cell>
              <table:table-cell office:value-type="float" office:value="0.337251">
                <text:p>0.33725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8.133335">
                <text:p>38.133335</text:p>
              </table:table-cell>
              <table:table-cell office:value-type="float" office:value="0.33938">
                <text:p>0.3393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8.166669">
                <text:p>38.166669</text:p>
              </table:table-cell>
              <table:table-cell office:value-type="float" office:value="0.341723">
                <text:p>0.34172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8.200002">
                <text:p>38.200002</text:p>
              </table:table-cell>
              <table:table-cell office:value-type="float" office:value="0.357609">
                <text:p>0.35760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8.233335">
                <text:p>38.233335</text:p>
              </table:table-cell>
              <table:table-cell office:value-type="float" office:value="0.345855">
                <text:p>0.34585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8.266669">
                <text:p>38.266669</text:p>
              </table:table-cell>
              <table:table-cell office:value-type="float" office:value="0.340567">
                <text:p>0.34056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8.300002">
                <text:p>38.300002</text:p>
              </table:table-cell>
              <table:table-cell office:value-type="float" office:value="0.342959">
                <text:p>0.34295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8.333335">
                <text:p>38.333335</text:p>
              </table:table-cell>
              <table:table-cell office:value-type="float" office:value="0.361404">
                <text:p>0.36140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8.366669">
                <text:p>38.366669</text:p>
              </table:table-cell>
              <table:table-cell office:value-type="float" office:value="0.356563">
                <text:p>0.35656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8.400002">
                <text:p>38.400002</text:p>
              </table:table-cell>
              <table:table-cell office:value-type="float" office:value="0.343902">
                <text:p>0.34390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8.433335">
                <text:p>38.433335</text:p>
              </table:table-cell>
              <table:table-cell office:value-type="float" office:value="0.337148">
                <text:p>0.33714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8.466669">
                <text:p>38.466669</text:p>
              </table:table-cell>
              <table:table-cell office:value-type="float" office:value="0.347596">
                <text:p>0.34759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8.500002">
                <text:p>38.500002</text:p>
              </table:table-cell>
              <table:table-cell office:value-type="float" office:value="0.349436">
                <text:p>0.34943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8.533335">
                <text:p>38.533335</text:p>
              </table:table-cell>
              <table:table-cell office:value-type="float" office:value="0.361345">
                <text:p>0.36134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8.566669">
                <text:p>38.566669</text:p>
              </table:table-cell>
              <table:table-cell office:value-type="float" office:value="0.333303">
                <text:p>0.33330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8.600002">
                <text:p>38.600002</text:p>
              </table:table-cell>
              <table:table-cell office:value-type="float" office:value="0.344442">
                <text:p>0.34444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8.633335">
                <text:p>38.633335</text:p>
              </table:table-cell>
              <table:table-cell office:value-type="float" office:value="0.342049">
                <text:p>0.34204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8.666669">
                <text:p>38.666669</text:p>
              </table:table-cell>
              <table:table-cell office:value-type="float" office:value="0.338095">
                <text:p>0.33809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8.700002">
                <text:p>38.700002</text:p>
              </table:table-cell>
              <table:table-cell office:value-type="float" office:value="0.342936">
                <text:p>0.34293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8.733335">
                <text:p>38.733335</text:p>
              </table:table-cell>
              <table:table-cell office:value-type="float" office:value="0.352669">
                <text:p>0.35266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8.766669">
                <text:p>38.766669</text:p>
              </table:table-cell>
              <table:table-cell office:value-type="float" office:value="0.32998">
                <text:p>0.3299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8.800002">
                <text:p>38.800002</text:p>
              </table:table-cell>
              <table:table-cell office:value-type="float" office:value="0.355392">
                <text:p>0.35539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8.833335">
                <text:p>38.833335</text:p>
              </table:table-cell>
              <table:table-cell office:value-type="float" office:value="0.329673">
                <text:p>0.32967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8.866669">
                <text:p>38.866669</text:p>
              </table:table-cell>
              <table:table-cell office:value-type="float" office:value="0.342906">
                <text:p>0.34290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8.900002">
                <text:p>38.900002</text:p>
              </table:table-cell>
              <table:table-cell office:value-type="float" office:value="0.362011">
                <text:p>0.36201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8.933335">
                <text:p>38.933335</text:p>
              </table:table-cell>
              <table:table-cell office:value-type="float" office:value="0.346149">
                <text:p>0.34614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8.966669">
                <text:p>38.966669</text:p>
              </table:table-cell>
              <table:table-cell office:value-type="float" office:value="0.356857">
                <text:p>0.35685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9.000002">
                <text:p>39.000002</text:p>
              </table:table-cell>
              <table:table-cell office:value-type="float" office:value="0.342057">
                <text:p>0.34205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9.033335">
                <text:p>39.033335</text:p>
              </table:table-cell>
              <table:table-cell office:value-type="float" office:value="0.335482">
                <text:p>0.33548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9.066669">
                <text:p>39.066669</text:p>
              </table:table-cell>
              <table:table-cell office:value-type="float" office:value="0.331577">
                <text:p>0.33157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9.100002">
                <text:p>39.100002</text:p>
              </table:table-cell>
              <table:table-cell office:value-type="float" office:value="0.337778">
                <text:p>0.33777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9.133335">
                <text:p>39.133335</text:p>
              </table:table-cell>
              <table:table-cell office:value-type="float" office:value="0.350681">
                <text:p>0.35068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9.166669">
                <text:p>39.166669</text:p>
              </table:table-cell>
              <table:table-cell office:value-type="float" office:value="0.332031">
                <text:p>0.33203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9.200002">
                <text:p>39.200002</text:p>
              </table:table-cell>
              <table:table-cell office:value-type="float" office:value="0.324959">
                <text:p>0.32495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9.233335">
                <text:p>39.233335</text:p>
              </table:table-cell>
              <table:table-cell office:value-type="float" office:value="0.328661">
                <text:p>0.32866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9.266669">
                <text:p>39.266669</text:p>
              </table:table-cell>
              <table:table-cell office:value-type="float" office:value="0.329964">
                <text:p>0.32996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9.300002">
                <text:p>39.300002</text:p>
              </table:table-cell>
              <table:table-cell office:value-type="float" office:value="0.331381">
                <text:p>0.33138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9.333335">
                <text:p>39.333335</text:p>
              </table:table-cell>
              <table:table-cell office:value-type="float" office:value="0.321666">
                <text:p>0.32166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9.366669">
                <text:p>39.366669</text:p>
              </table:table-cell>
              <table:table-cell office:value-type="float" office:value="0.326895">
                <text:p>0.32689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9.400002">
                <text:p>39.400002</text:p>
              </table:table-cell>
              <table:table-cell office:value-type="float" office:value="0.324783">
                <text:p>0.32478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9.433335">
                <text:p>39.433335</text:p>
              </table:table-cell>
              <table:table-cell office:value-type="float" office:value="0.334654">
                <text:p>0.33465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9.466669">
                <text:p>39.466669</text:p>
              </table:table-cell>
              <table:table-cell office:value-type="float" office:value="0.331617">
                <text:p>0.33161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9.500002">
                <text:p>39.500002</text:p>
              </table:table-cell>
              <table:table-cell office:value-type="float" office:value="0.330747">
                <text:p>0.33074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9.533335">
                <text:p>39.533335</text:p>
              </table:table-cell>
              <table:table-cell office:value-type="float" office:value="0.333286">
                <text:p>0.333286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9.566669">
                <text:p>39.566669</text:p>
              </table:table-cell>
              <table:table-cell office:value-type="float" office:value="0.330348">
                <text:p>0.33034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9.600002">
                <text:p>39.600002</text:p>
              </table:table-cell>
              <table:table-cell office:value-type="float" office:value="0.313133">
                <text:p>0.31313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9.633335">
                <text:p>39.633335</text:p>
              </table:table-cell>
              <table:table-cell office:value-type="float" office:value="0.316935">
                <text:p>0.31693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9.666669">
                <text:p>39.666669</text:p>
              </table:table-cell>
              <table:table-cell office:value-type="float" office:value="0.327766">
                <text:p>0.32776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9.700002">
                <text:p>39.700002</text:p>
              </table:table-cell>
              <table:table-cell office:value-type="float" office:value="0.335133">
                <text:p>0.33513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9.733335">
                <text:p>39.733335</text:p>
              </table:table-cell>
              <table:table-cell office:value-type="float" office:value="0.331471">
                <text:p>0.33147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9.766669">
                <text:p>39.766669</text:p>
              </table:table-cell>
              <table:table-cell office:value-type="float" office:value="0.323796">
                <text:p>0.32379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9.800002">
                <text:p>39.800002</text:p>
              </table:table-cell>
              <table:table-cell office:value-type="float" office:value="0.322565">
                <text:p>0.32256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9.833335">
                <text:p>39.833335</text:p>
              </table:table-cell>
              <table:table-cell office:value-type="float" office:value="0.314815">
                <text:p>0.31481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9.866669">
                <text:p>39.866669</text:p>
              </table:table-cell>
              <table:table-cell office:value-type="float" office:value="0.335544">
                <text:p>0.33554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9.900002">
                <text:p>39.900002</text:p>
              </table:table-cell>
              <table:table-cell office:value-type="float" office:value="0.326265">
                <text:p>0.32626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9.933335">
                <text:p>39.933335</text:p>
              </table:table-cell>
              <table:table-cell office:value-type="float" office:value="0.333192">
                <text:p>0.33319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9.966669">
                <text:p>39.966669</text:p>
              </table:table-cell>
              <table:table-cell office:value-type="float" office:value="0.32781">
                <text:p>0.3278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0.000002">
                <text:p>40.000002</text:p>
              </table:table-cell>
              <table:table-cell office:value-type="float" office:value="0.340361">
                <text:p>0.34036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0.033335">
                <text:p>40.033335</text:p>
              </table:table-cell>
              <table:table-cell office:value-type="float" office:value="0.318962">
                <text:p>0.31896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0.066669">
                <text:p>40.066669</text:p>
              </table:table-cell>
              <table:table-cell office:value-type="float" office:value="0.315142">
                <text:p>0.31514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0.100002">
                <text:p>40.100002</text:p>
              </table:table-cell>
              <table:table-cell office:value-type="float" office:value="0.334073">
                <text:p>0.33407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0.133335">
                <text:p>40.133335</text:p>
              </table:table-cell>
              <table:table-cell office:value-type="float" office:value="0.334335">
                <text:p>0.33433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0.166669">
                <text:p>40.166669</text:p>
              </table:table-cell>
              <table:table-cell office:value-type="float" office:value="0.344212">
                <text:p>0.34421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0.200002">
                <text:p>40.200002</text:p>
              </table:table-cell>
              <table:table-cell office:value-type="float" office:value="0.327074">
                <text:p>0.32707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0.233335">
                <text:p>40.233335</text:p>
              </table:table-cell>
              <table:table-cell office:value-type="float" office:value="0.323228">
                <text:p>0.32322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0.266669">
                <text:p>40.266669</text:p>
              </table:table-cell>
              <table:table-cell office:value-type="float" office:value="0.324622">
                <text:p>0.32462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0.300002">
                <text:p>40.300002</text:p>
              </table:table-cell>
              <table:table-cell office:value-type="float" office:value="0.332041">
                <text:p>0.33204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0.333335">
                <text:p>40.333335</text:p>
              </table:table-cell>
              <table:table-cell office:value-type="float" office:value="0.342054">
                <text:p>0.34205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0.366669">
                <text:p>40.366669</text:p>
              </table:table-cell>
              <table:table-cell office:value-type="float" office:value="0.338729">
                <text:p>0.33872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0.400002">
                <text:p>40.400002</text:p>
              </table:table-cell>
              <table:table-cell office:value-type="float" office:value="0.328314">
                <text:p>0.32831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0.433335">
                <text:p>40.433335</text:p>
              </table:table-cell>
              <table:table-cell office:value-type="float" office:value="0.329118">
                <text:p>0.32911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0.466669">
                <text:p>40.466669</text:p>
              </table:table-cell>
              <table:table-cell office:value-type="float" office:value="0.326922">
                <text:p>0.32692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0.500002">
                <text:p>40.500002</text:p>
              </table:table-cell>
              <table:table-cell office:value-type="float" office:value="0.324165">
                <text:p>0.32416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0.533335">
                <text:p>40.533335</text:p>
              </table:table-cell>
              <table:table-cell office:value-type="float" office:value="0.322914">
                <text:p>0.32291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0.566669">
                <text:p>40.566669</text:p>
              </table:table-cell>
              <table:table-cell office:value-type="float" office:value="0.343713">
                <text:p>0.34371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0.600002">
                <text:p>40.600002</text:p>
              </table:table-cell>
              <table:table-cell office:value-type="float" office:value="0.320336">
                <text:p>0.32033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0.633335">
                <text:p>40.633335</text:p>
              </table:table-cell>
              <table:table-cell office:value-type="float" office:value="0.32579">
                <text:p>0.3257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0.666669">
                <text:p>40.666669</text:p>
              </table:table-cell>
              <table:table-cell office:value-type="float" office:value="0.337249">
                <text:p>0.33724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0.700002">
                <text:p>40.700002</text:p>
              </table:table-cell>
              <table:table-cell office:value-type="float" office:value="0.343482">
                <text:p>0.34348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0.733335">
                <text:p>40.733335</text:p>
              </table:table-cell>
              <table:table-cell office:value-type="float" office:value="0.339059">
                <text:p>0.33905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0.766669">
                <text:p>40.766669</text:p>
              </table:table-cell>
              <table:table-cell office:value-type="float" office:value="0.322364">
                <text:p>0.32236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0.800002">
                <text:p>40.800002</text:p>
              </table:table-cell>
              <table:table-cell office:value-type="float" office:value="0.327201">
                <text:p>0.32720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0.833335">
                <text:p>40.833335</text:p>
              </table:table-cell>
              <table:table-cell office:value-type="float" office:value="0.337049">
                <text:p>0.33704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0.866669">
                <text:p>40.866669</text:p>
              </table:table-cell>
              <table:table-cell office:value-type="float" office:value="0.334081">
                <text:p>0.33408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0.900002">
                <text:p>40.900002</text:p>
              </table:table-cell>
              <table:table-cell office:value-type="float" office:value="0.335451">
                <text:p>0.33545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0.933335">
                <text:p>40.933335</text:p>
              </table:table-cell>
              <table:table-cell office:value-type="float" office:value="0.33797">
                <text:p>0.3379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0.966669">
                <text:p>40.966669</text:p>
              </table:table-cell>
              <table:table-cell office:value-type="float" office:value="0.338779">
                <text:p>0.33877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1.000002">
                <text:p>41.000002</text:p>
              </table:table-cell>
              <table:table-cell office:value-type="float" office:value="0.328865">
                <text:p>0.32886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1.033335">
                <text:p>41.033335</text:p>
              </table:table-cell>
              <table:table-cell office:value-type="float" office:value="0.335279">
                <text:p>0.33527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1.066669">
                <text:p>41.066669</text:p>
              </table:table-cell>
              <table:table-cell office:value-type="float" office:value="0.333595">
                <text:p>0.33359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1.100002">
                <text:p>41.100002</text:p>
              </table:table-cell>
              <table:table-cell office:value-type="float" office:value="0.326156">
                <text:p>0.32615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1.133335">
                <text:p>41.133335</text:p>
              </table:table-cell>
              <table:table-cell office:value-type="float" office:value="0.3299">
                <text:p>0.329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1.166669">
                <text:p>41.166669</text:p>
              </table:table-cell>
              <table:table-cell office:value-type="float" office:value="0.327963">
                <text:p>0.32796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1.200002">
                <text:p>41.200002</text:p>
              </table:table-cell>
              <table:table-cell office:value-type="float" office:value="0.325815">
                <text:p>0.32581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1.233335">
                <text:p>41.233335</text:p>
              </table:table-cell>
              <table:table-cell office:value-type="float" office:value="0.33978">
                <text:p>0.3397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1.266669">
                <text:p>41.266669</text:p>
              </table:table-cell>
              <table:table-cell office:value-type="float" office:value="0.334347">
                <text:p>0.33434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1.300002">
                <text:p>41.300002</text:p>
              </table:table-cell>
              <table:table-cell office:value-type="float" office:value="0.335394">
                <text:p>0.33539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1.333335">
                <text:p>41.333335</text:p>
              </table:table-cell>
              <table:table-cell office:value-type="float" office:value="0.33082">
                <text:p>0.3308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1.366669">
                <text:p>41.366669</text:p>
              </table:table-cell>
              <table:table-cell office:value-type="float" office:value="0.337739">
                <text:p>0.33773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1.400002">
                <text:p>41.400002</text:p>
              </table:table-cell>
              <table:table-cell office:value-type="float" office:value="0.331831">
                <text:p>0.33183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1.433335">
                <text:p>41.433335</text:p>
              </table:table-cell>
              <table:table-cell office:value-type="float" office:value="0.338024">
                <text:p>0.33802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1.466669">
                <text:p>41.466669</text:p>
              </table:table-cell>
              <table:table-cell office:value-type="float" office:value="0.331124">
                <text:p>0.33112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1.500002">
                <text:p>41.500002</text:p>
              </table:table-cell>
              <table:table-cell office:value-type="float" office:value="0.327909">
                <text:p>0.32790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1.533335">
                <text:p>41.533335</text:p>
              </table:table-cell>
              <table:table-cell office:value-type="float" office:value="0.331037">
                <text:p>0.33103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1.566669">
                <text:p>41.566669</text:p>
              </table:table-cell>
              <table:table-cell office:value-type="float" office:value="0.327842">
                <text:p>0.32784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1.600002">
                <text:p>41.600002</text:p>
              </table:table-cell>
              <table:table-cell office:value-type="float" office:value="0.3392">
                <text:p>0.339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1.633336">
                <text:p>41.633336</text:p>
              </table:table-cell>
              <table:table-cell office:value-type="float" office:value="0.328238">
                <text:p>0.32823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1.666669">
                <text:p>41.666669</text:p>
              </table:table-cell>
              <table:table-cell office:value-type="float" office:value="0.330472">
                <text:p>0.330472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1.700002">
                <text:p>41.700002</text:p>
              </table:table-cell>
              <table:table-cell office:value-type="float" office:value="0.321005">
                <text:p>0.32100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1.733336">
                <text:p>41.733336</text:p>
              </table:table-cell>
              <table:table-cell office:value-type="float" office:value="0.333594">
                <text:p>0.33359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1.766669">
                <text:p>41.766669</text:p>
              </table:table-cell>
              <table:table-cell office:value-type="float" office:value="0.32839">
                <text:p>0.3283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1.800002">
                <text:p>41.800002</text:p>
              </table:table-cell>
              <table:table-cell office:value-type="float" office:value="0.319471">
                <text:p>0.31947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1.833336">
                <text:p>41.833336</text:p>
              </table:table-cell>
              <table:table-cell office:value-type="float" office:value="0.255568">
                <text:p>0.25556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1.866669">
                <text:p>41.866669</text:p>
              </table:table-cell>
              <table:table-cell office:value-type="float" office:value="0.228232">
                <text:p>0.22823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1.900002">
                <text:p>41.900002</text:p>
              </table:table-cell>
              <table:table-cell office:value-type="float" office:value="0.201741">
                <text:p>0.20174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1.933336">
                <text:p>41.933336</text:p>
              </table:table-cell>
              <table:table-cell office:value-type="float" office:value="0.189979">
                <text:p>0.18997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1.966669">
                <text:p>41.966669</text:p>
              </table:table-cell>
              <table:table-cell office:value-type="float" office:value="0.169597">
                <text:p>0.16959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2.000002">
                <text:p>42.000002</text:p>
              </table:table-cell>
              <table:table-cell office:value-type="float" office:value="0.144147">
                <text:p>0.14414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2.033336">
                <text:p>42.033336</text:p>
              </table:table-cell>
              <table:table-cell office:value-type="float" office:value="0.146432">
                <text:p>0.14643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2.066669">
                <text:p>42.066669</text:p>
              </table:table-cell>
              <table:table-cell office:value-type="float" office:value="0.148735">
                <text:p>0.14873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2.100002">
                <text:p>42.100002</text:p>
              </table:table-cell>
              <table:table-cell office:value-type="float" office:value="0.140286">
                <text:p>0.14028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2.133336">
                <text:p>42.133336</text:p>
              </table:table-cell>
              <table:table-cell office:value-type="float" office:value="0.145682">
                <text:p>0.14568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2.166669">
                <text:p>42.166669</text:p>
              </table:table-cell>
              <table:table-cell office:value-type="float" office:value="0.177013">
                <text:p>0.17701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2.200002">
                <text:p>42.200002</text:p>
              </table:table-cell>
              <table:table-cell office:value-type="float" office:value="0.175738">
                <text:p>0.17573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2.233336">
                <text:p>42.233336</text:p>
              </table:table-cell>
              <table:table-cell office:value-type="float" office:value="0.169717">
                <text:p>0.16971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2.266669">
                <text:p>42.266669</text:p>
              </table:table-cell>
              <table:table-cell office:value-type="float" office:value="0.19262">
                <text:p>0.1926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2.300002">
                <text:p>42.300002</text:p>
              </table:table-cell>
              <table:table-cell office:value-type="float" office:value="0.168165">
                <text:p>0.16816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2.333336">
                <text:p>42.333336</text:p>
              </table:table-cell>
              <table:table-cell office:value-type="float" office:value="0.155547">
                <text:p>0.15554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2.366669">
                <text:p>42.366669</text:p>
              </table:table-cell>
              <table:table-cell office:value-type="float" office:value="0.131386">
                <text:p>0.131386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2.400002">
                <text:p>42.400002</text:p>
              </table:table-cell>
              <table:table-cell office:value-type="float" office:value="0.144024">
                <text:p>0.14402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2.433336">
                <text:p>42.433336</text:p>
              </table:table-cell>
              <table:table-cell office:value-type="float" office:value="0.129041">
                <text:p>0.12904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2.466669">
                <text:p>42.466669</text:p>
              </table:table-cell>
              <table:table-cell office:value-type="float" office:value="0.136311">
                <text:p>0.13631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2.500002">
                <text:p>42.500002</text:p>
              </table:table-cell>
              <table:table-cell office:value-type="float" office:value="0.168404">
                <text:p>0.16840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2.533336">
                <text:p>42.533336</text:p>
              </table:table-cell>
              <table:table-cell office:value-type="float" office:value="0.179407">
                <text:p>0.17940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2.566669">
                <text:p>42.566669</text:p>
              </table:table-cell>
              <table:table-cell office:value-type="float" office:value="0.207913">
                <text:p>0.20791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2.600002">
                <text:p>42.600002</text:p>
              </table:table-cell>
              <table:table-cell office:value-type="float" office:value="0.223524">
                <text:p>0.22352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2.633336">
                <text:p>42.633336</text:p>
              </table:table-cell>
              <table:table-cell office:value-type="float" office:value="0.239555">
                <text:p>0.23955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2.666669">
                <text:p>42.666669</text:p>
              </table:table-cell>
              <table:table-cell office:value-type="float" office:value="0.258124">
                <text:p>0.25812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2.700002">
                <text:p>42.700002</text:p>
              </table:table-cell>
              <table:table-cell office:value-type="float" office:value="0.247099">
                <text:p>0.24709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2.733336">
                <text:p>42.733336</text:p>
              </table:table-cell>
              <table:table-cell office:value-type="float" office:value="0.256849">
                <text:p>0.25684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2.766669">
                <text:p>42.766669</text:p>
              </table:table-cell>
              <table:table-cell office:value-type="float" office:value="0.236113">
                <text:p>0.23611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2.800002">
                <text:p>42.800002</text:p>
              </table:table-cell>
              <table:table-cell office:value-type="float" office:value="0.205208">
                <text:p>0.20520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2.833336">
                <text:p>42.833336</text:p>
              </table:table-cell>
              <table:table-cell office:value-type="float" office:value="0.205917">
                <text:p>0.20591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2.866669">
                <text:p>42.866669</text:p>
              </table:table-cell>
              <table:table-cell office:value-type="float" office:value="0.210445">
                <text:p>0.21044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2.900002">
                <text:p>42.900002</text:p>
              </table:table-cell>
              <table:table-cell office:value-type="float" office:value="0.183416">
                <text:p>0.18341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2.933336">
                <text:p>42.933336</text:p>
              </table:table-cell>
              <table:table-cell office:value-type="float" office:value="0.185949">
                <text:p>0.18594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2.966669">
                <text:p>42.966669</text:p>
              </table:table-cell>
              <table:table-cell office:value-type="float" office:value="0.189554">
                <text:p>0.18955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3.000002">
                <text:p>43.000002</text:p>
              </table:table-cell>
              <table:table-cell office:value-type="float" office:value="0.201741">
                <text:p>0.20174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3.033336">
                <text:p>43.033336</text:p>
              </table:table-cell>
              <table:table-cell office:value-type="float" office:value="0.210571">
                <text:p>0.21057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3.066669">
                <text:p>43.066669</text:p>
              </table:table-cell>
              <table:table-cell office:value-type="float" office:value="0.218531">
                <text:p>0.21853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3.100002">
                <text:p>43.100002</text:p>
              </table:table-cell>
              <table:table-cell office:value-type="float" office:value="0.214316">
                <text:p>0.21431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3.133336">
                <text:p>43.133336</text:p>
              </table:table-cell>
              <table:table-cell office:value-type="float" office:value="0.21323">
                <text:p>0.2132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3.166669">
                <text:p>43.166669</text:p>
              </table:table-cell>
              <table:table-cell office:value-type="float" office:value="0.204921">
                <text:p>0.20492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3.200002">
                <text:p>43.200002</text:p>
              </table:table-cell>
              <table:table-cell office:value-type="float" office:value="0.201969">
                <text:p>0.20196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3.233336">
                <text:p>43.233336</text:p>
              </table:table-cell>
              <table:table-cell office:value-type="float" office:value="0.178521">
                <text:p>0.17852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3.266669">
                <text:p>43.266669</text:p>
              </table:table-cell>
              <table:table-cell office:value-type="float" office:value="0.165619">
                <text:p>0.16561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3.300002">
                <text:p>43.300002</text:p>
              </table:table-cell>
              <table:table-cell office:value-type="float" office:value="0.14646">
                <text:p>0.1464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3.333336">
                <text:p>43.333336</text:p>
              </table:table-cell>
              <table:table-cell office:value-type="float" office:value="0.155662">
                <text:p>0.15566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3.366669">
                <text:p>43.366669</text:p>
              </table:table-cell>
              <table:table-cell office:value-type="float" office:value="0.159546">
                <text:p>0.15954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3.400002">
                <text:p>43.400002</text:p>
              </table:table-cell>
              <table:table-cell office:value-type="float" office:value="0.168978">
                <text:p>0.16897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3.433336">
                <text:p>43.433336</text:p>
              </table:table-cell>
              <table:table-cell office:value-type="float" office:value="0.187373">
                <text:p>0.18737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3.466669">
                <text:p>43.466669</text:p>
              </table:table-cell>
              <table:table-cell office:value-type="float" office:value="0.203501">
                <text:p>0.20350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3.500002">
                <text:p>43.500002</text:p>
              </table:table-cell>
              <table:table-cell office:value-type="float" office:value="0.230451">
                <text:p>0.23045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3.533336">
                <text:p>43.533336</text:p>
              </table:table-cell>
              <table:table-cell office:value-type="float" office:value="0.230725">
                <text:p>0.23072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3.566669">
                <text:p>43.566669</text:p>
              </table:table-cell>
              <table:table-cell office:value-type="float" office:value="0.247043">
                <text:p>0.24704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3.600002">
                <text:p>43.600002</text:p>
              </table:table-cell>
              <table:table-cell office:value-type="float" office:value="0.260086">
                <text:p>0.26008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3.633336">
                <text:p>43.633336</text:p>
              </table:table-cell>
              <table:table-cell office:value-type="float" office:value="0.246642">
                <text:p>0.24664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3.666669">
                <text:p>43.666669</text:p>
              </table:table-cell>
              <table:table-cell office:value-type="float" office:value="0.239671">
                <text:p>0.23967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3.700002">
                <text:p>43.700002</text:p>
              </table:table-cell>
              <table:table-cell office:value-type="float" office:value="0.257518">
                <text:p>0.25751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3.733336">
                <text:p>43.733336</text:p>
              </table:table-cell>
              <table:table-cell office:value-type="float" office:value="0.247045">
                <text:p>0.24704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3.766669">
                <text:p>43.766669</text:p>
              </table:table-cell>
              <table:table-cell office:value-type="float" office:value="0.251835">
                <text:p>0.25183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3.800002">
                <text:p>43.800002</text:p>
              </table:table-cell>
              <table:table-cell office:value-type="float" office:value="0.253507">
                <text:p>0.25350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3.833336">
                <text:p>43.833336</text:p>
              </table:table-cell>
              <table:table-cell office:value-type="float" office:value="0.265251">
                <text:p>0.26525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3.866669">
                <text:p>43.866669</text:p>
              </table:table-cell>
              <table:table-cell office:value-type="float" office:value="0.244044">
                <text:p>0.24404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3.900002">
                <text:p>43.900002</text:p>
              </table:table-cell>
              <table:table-cell office:value-type="float" office:value="0.283776">
                <text:p>0.28377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3.933336">
                <text:p>43.933336</text:p>
              </table:table-cell>
              <table:table-cell office:value-type="float" office:value="0.272437">
                <text:p>0.27243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3.966669">
                <text:p>43.966669</text:p>
              </table:table-cell>
              <table:table-cell office:value-type="float" office:value="0.280918">
                <text:p>0.28091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4.000002">
                <text:p>44.000002</text:p>
              </table:table-cell>
              <table:table-cell office:value-type="float" office:value="0.263246">
                <text:p>0.26324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4.033336">
                <text:p>44.033336</text:p>
              </table:table-cell>
              <table:table-cell office:value-type="float" office:value="0.259483">
                <text:p>0.25948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4.066669">
                <text:p>44.066669</text:p>
              </table:table-cell>
              <table:table-cell office:value-type="float" office:value="0.286771">
                <text:p>0.28677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4.100002">
                <text:p>44.100002</text:p>
              </table:table-cell>
              <table:table-cell office:value-type="float" office:value="0.286006">
                <text:p>0.28600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4.133336">
                <text:p>44.133336</text:p>
              </table:table-cell>
              <table:table-cell office:value-type="float" office:value="0.302148">
                <text:p>0.30214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4.166669">
                <text:p>44.166669</text:p>
              </table:table-cell>
              <table:table-cell office:value-type="float" office:value="0.298819">
                <text:p>0.29881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4.200002">
                <text:p>44.200002</text:p>
              </table:table-cell>
              <table:table-cell office:value-type="float" office:value="0.301367">
                <text:p>0.30136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4.233336">
                <text:p>44.233336</text:p>
              </table:table-cell>
              <table:table-cell office:value-type="float" office:value="0.293638">
                <text:p>0.29363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4.266669">
                <text:p>44.266669</text:p>
              </table:table-cell>
              <table:table-cell office:value-type="float" office:value="0.332192">
                <text:p>0.33219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4.300002">
                <text:p>44.300002</text:p>
              </table:table-cell>
              <table:table-cell office:value-type="float" office:value="0.306187">
                <text:p>0.30618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4.333336">
                <text:p>44.333336</text:p>
              </table:table-cell>
              <table:table-cell office:value-type="float" office:value="0.316406">
                <text:p>0.31640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4.366669">
                <text:p>44.366669</text:p>
              </table:table-cell>
              <table:table-cell office:value-type="float" office:value="0.326396">
                <text:p>0.326396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4.400002">
                <text:p>44.400002</text:p>
              </table:table-cell>
              <table:table-cell office:value-type="float" office:value="0.343307">
                <text:p>0.34330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4.433336">
                <text:p>44.433336</text:p>
              </table:table-cell>
              <table:table-cell office:value-type="float" office:value="0.321751">
                <text:p>0.32175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4.466669">
                <text:p>44.466669</text:p>
              </table:table-cell>
              <table:table-cell office:value-type="float" office:value="0.305825">
                <text:p>0.30582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4.500002">
                <text:p>44.500002</text:p>
              </table:table-cell>
              <table:table-cell office:value-type="float" office:value="0.315911">
                <text:p>0.31591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4.533336">
                <text:p>44.533336</text:p>
              </table:table-cell>
              <table:table-cell office:value-type="float" office:value="0.315832">
                <text:p>0.31583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4.566669">
                <text:p>44.566669</text:p>
              </table:table-cell>
              <table:table-cell office:value-type="float" office:value="0.335038">
                <text:p>0.33503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4.600002">
                <text:p>44.600002</text:p>
              </table:table-cell>
              <table:table-cell office:value-type="float" office:value="0.307994">
                <text:p>0.30799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4.633336">
                <text:p>44.633336</text:p>
              </table:table-cell>
              <table:table-cell office:value-type="float" office:value="0.331919">
                <text:p>0.33191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4.666669">
                <text:p>44.666669</text:p>
              </table:table-cell>
              <table:table-cell office:value-type="float" office:value="0.330864">
                <text:p>0.33086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4.700002">
                <text:p>44.700002</text:p>
              </table:table-cell>
              <table:table-cell office:value-type="float" office:value="0.331562">
                <text:p>0.33156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4.733336">
                <text:p>44.733336</text:p>
              </table:table-cell>
              <table:table-cell office:value-type="float" office:value="0.319338">
                <text:p>0.31933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4.766669">
                <text:p>44.766669</text:p>
              </table:table-cell>
              <table:table-cell office:value-type="float" office:value="0.32755">
                <text:p>0.3275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4.800002">
                <text:p>44.800002</text:p>
              </table:table-cell>
              <table:table-cell office:value-type="float" office:value="0.329649">
                <text:p>0.32964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4.833336">
                <text:p>44.833336</text:p>
              </table:table-cell>
              <table:table-cell office:value-type="float" office:value="0.313122">
                <text:p>0.31312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4.866669">
                <text:p>44.866669</text:p>
              </table:table-cell>
              <table:table-cell office:value-type="float" office:value="0.327581">
                <text:p>0.32758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4.900002">
                <text:p>44.900002</text:p>
              </table:table-cell>
              <table:table-cell office:value-type="float" office:value="0.323274">
                <text:p>0.32327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4.933336">
                <text:p>44.933336</text:p>
              </table:table-cell>
              <table:table-cell office:value-type="float" office:value="0.327235">
                <text:p>0.32723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4.966669">
                <text:p>44.966669</text:p>
              </table:table-cell>
              <table:table-cell office:value-type="float" office:value="0.339916">
                <text:p>0.33991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5.000002">
                <text:p>45.000002</text:p>
              </table:table-cell>
              <table:table-cell office:value-type="float" office:value="0.336096">
                <text:p>0.33609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5.033336">
                <text:p>45.033336</text:p>
              </table:table-cell>
              <table:table-cell office:value-type="float" office:value="0.324557">
                <text:p>0.32455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5.066669">
                <text:p>45.066669</text:p>
              </table:table-cell>
              <table:table-cell office:value-type="float" office:value="0.329129">
                <text:p>0.32912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5.100002">
                <text:p>45.100002</text:p>
              </table:table-cell>
              <table:table-cell office:value-type="float" office:value="0.318826">
                <text:p>0.31882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5.133336">
                <text:p>45.133336</text:p>
              </table:table-cell>
              <table:table-cell office:value-type="float" office:value="0.309996">
                <text:p>0.30999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5.166669">
                <text:p>45.166669</text:p>
              </table:table-cell>
              <table:table-cell office:value-type="float" office:value="0.314305">
                <text:p>0.31430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5.200002">
                <text:p>45.200002</text:p>
              </table:table-cell>
              <table:table-cell office:value-type="float" office:value="0.315087">
                <text:p>0.31508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5.233336">
                <text:p>45.233336</text:p>
              </table:table-cell>
              <table:table-cell office:value-type="float" office:value="0.313652">
                <text:p>0.31365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5.266669">
                <text:p>45.266669</text:p>
              </table:table-cell>
              <table:table-cell office:value-type="float" office:value="0.307444">
                <text:p>0.30744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5.300002">
                <text:p>45.300002</text:p>
              </table:table-cell>
              <table:table-cell office:value-type="float" office:value="0.317157">
                <text:p>0.31715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5.333336">
                <text:p>45.333336</text:p>
              </table:table-cell>
              <table:table-cell office:value-type="float" office:value="0.302808">
                <text:p>0.30280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5.366669">
                <text:p>45.366669</text:p>
              </table:table-cell>
              <table:table-cell office:value-type="float" office:value="0.308016">
                <text:p>0.30801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5.400002">
                <text:p>45.400002</text:p>
              </table:table-cell>
              <table:table-cell office:value-type="float" office:value="0.299121">
                <text:p>0.29912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5.433336">
                <text:p>45.433336</text:p>
              </table:table-cell>
              <table:table-cell office:value-type="float" office:value="0.302102">
                <text:p>0.30210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5.466669">
                <text:p>45.466669</text:p>
              </table:table-cell>
              <table:table-cell office:value-type="float" office:value="0.301265">
                <text:p>0.30126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5.500002">
                <text:p>45.500002</text:p>
              </table:table-cell>
              <table:table-cell office:value-type="float" office:value="0.282673">
                <text:p>0.28267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5.533336">
                <text:p>45.533336</text:p>
              </table:table-cell>
              <table:table-cell office:value-type="float" office:value="0.281484">
                <text:p>0.28148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5.566669">
                <text:p>45.566669</text:p>
              </table:table-cell>
              <table:table-cell office:value-type="float" office:value="0.289249">
                <text:p>0.28924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5.600002">
                <text:p>45.600002</text:p>
              </table:table-cell>
              <table:table-cell office:value-type="float" office:value="0.263285">
                <text:p>0.26328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5.633336">
                <text:p>45.633336</text:p>
              </table:table-cell>
              <table:table-cell office:value-type="float" office:value="0.273505">
                <text:p>0.27350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5.666669">
                <text:p>45.666669</text:p>
              </table:table-cell>
              <table:table-cell office:value-type="float" office:value="0.279228">
                <text:p>0.27922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5.700002">
                <text:p>45.700002</text:p>
              </table:table-cell>
              <table:table-cell office:value-type="float" office:value="0.267222">
                <text:p>0.26722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5.733336">
                <text:p>45.733336</text:p>
              </table:table-cell>
              <table:table-cell office:value-type="float" office:value="0.276663">
                <text:p>0.27666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5.766669">
                <text:p>45.766669</text:p>
              </table:table-cell>
              <table:table-cell office:value-type="float" office:value="0.275689">
                <text:p>0.27568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5.800002">
                <text:p>45.800002</text:p>
              </table:table-cell>
              <table:table-cell office:value-type="float" office:value="0.27291">
                <text:p>0.2729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5.833336">
                <text:p>45.833336</text:p>
              </table:table-cell>
              <table:table-cell office:value-type="float" office:value="0.276158">
                <text:p>0.27615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5.866669">
                <text:p>45.866669</text:p>
              </table:table-cell>
              <table:table-cell office:value-type="float" office:value="0.314134">
                <text:p>0.31413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5.900002">
                <text:p>45.900002</text:p>
              </table:table-cell>
              <table:table-cell office:value-type="float" office:value="0.299433">
                <text:p>0.29943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5.933336">
                <text:p>45.933336</text:p>
              </table:table-cell>
              <table:table-cell office:value-type="float" office:value="0.29041">
                <text:p>0.2904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5.966669">
                <text:p>45.966669</text:p>
              </table:table-cell>
              <table:table-cell office:value-type="float" office:value="0.28419">
                <text:p>0.2841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6.000002">
                <text:p>46.000002</text:p>
              </table:table-cell>
              <table:table-cell office:value-type="float" office:value="0.295528">
                <text:p>0.29552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6.033336">
                <text:p>46.033336</text:p>
              </table:table-cell>
              <table:table-cell office:value-type="float" office:value="0.298902">
                <text:p>0.29890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6.066669">
                <text:p>46.066669</text:p>
              </table:table-cell>
              <table:table-cell office:value-type="float" office:value="0.285852">
                <text:p>0.28585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6.100002">
                <text:p>46.100002</text:p>
              </table:table-cell>
              <table:table-cell office:value-type="float" office:value="0.292327">
                <text:p>0.29232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6.133336">
                <text:p>46.133336</text:p>
              </table:table-cell>
              <table:table-cell office:value-type="float" office:value="0.290794">
                <text:p>0.29079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6.166669">
                <text:p>46.166669</text:p>
              </table:table-cell>
              <table:table-cell office:value-type="float" office:value="0.29769">
                <text:p>0.2976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6.200002">
                <text:p>46.200002</text:p>
              </table:table-cell>
              <table:table-cell office:value-type="float" office:value="0.319156">
                <text:p>0.31915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6.233336">
                <text:p>46.233336</text:p>
              </table:table-cell>
              <table:table-cell office:value-type="float" office:value="0.289434">
                <text:p>0.28943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6.266669">
                <text:p>46.266669</text:p>
              </table:table-cell>
              <table:table-cell office:value-type="float" office:value="0.301144">
                <text:p>0.30114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6.300002">
                <text:p>46.300002</text:p>
              </table:table-cell>
              <table:table-cell office:value-type="float" office:value="0.285022">
                <text:p>0.28502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6.333336">
                <text:p>46.333336</text:p>
              </table:table-cell>
              <table:table-cell office:value-type="float" office:value="0.274182">
                <text:p>0.27418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6.366669">
                <text:p>46.366669</text:p>
              </table:table-cell>
              <table:table-cell office:value-type="float" office:value="0.270351">
                <text:p>0.27035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6.400002">
                <text:p>46.400002</text:p>
              </table:table-cell>
              <table:table-cell office:value-type="float" office:value="0.269832">
                <text:p>0.26983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6.433336">
                <text:p>46.433336</text:p>
              </table:table-cell>
              <table:table-cell office:value-type="float" office:value="0.276777">
                <text:p>0.27677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6.466669">
                <text:p>46.466669</text:p>
              </table:table-cell>
              <table:table-cell office:value-type="float" office:value="0.27493">
                <text:p>0.2749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6.500002">
                <text:p>46.500002</text:p>
              </table:table-cell>
              <table:table-cell office:value-type="float" office:value="0.28803">
                <text:p>0.2880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6.533336">
                <text:p>46.533336</text:p>
              </table:table-cell>
              <table:table-cell office:value-type="float" office:value="0.298439">
                <text:p>0.29843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6.566669">
                <text:p>46.566669</text:p>
              </table:table-cell>
              <table:table-cell office:value-type="float" office:value="0.299319">
                <text:p>0.29931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6.600002">
                <text:p>46.600002</text:p>
              </table:table-cell>
              <table:table-cell office:value-type="float" office:value="0.31811">
                <text:p>0.3181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6.633336">
                <text:p>46.633336</text:p>
              </table:table-cell>
              <table:table-cell office:value-type="float" office:value="0.310331">
                <text:p>0.31033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6.666669">
                <text:p>46.666669</text:p>
              </table:table-cell>
              <table:table-cell office:value-type="float" office:value="0.314305">
                <text:p>0.31430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6.700002">
                <text:p>46.700002</text:p>
              </table:table-cell>
              <table:table-cell office:value-type="float" office:value="0.308225">
                <text:p>0.30822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6.733336">
                <text:p>46.733336</text:p>
              </table:table-cell>
              <table:table-cell office:value-type="float" office:value="0.303729">
                <text:p>0.30372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6.766669">
                <text:p>46.766669</text:p>
              </table:table-cell>
              <table:table-cell office:value-type="float" office:value="0.280858">
                <text:p>0.28085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6.800002">
                <text:p>46.800002</text:p>
              </table:table-cell>
              <table:table-cell office:value-type="float" office:value="0.275745">
                <text:p>0.27574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6.833336">
                <text:p>46.833336</text:p>
              </table:table-cell>
              <table:table-cell office:value-type="float" office:value="0.276387">
                <text:p>0.27638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6.866669">
                <text:p>46.866669</text:p>
              </table:table-cell>
              <table:table-cell office:value-type="float" office:value="0.280132">
                <text:p>0.28013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6.900002">
                <text:p>46.900002</text:p>
              </table:table-cell>
              <table:table-cell office:value-type="float" office:value="0.265324">
                <text:p>0.26532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6.933336">
                <text:p>46.933336</text:p>
              </table:table-cell>
              <table:table-cell office:value-type="float" office:value="0.247683">
                <text:p>0.24768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6.966669">
                <text:p>46.966669</text:p>
              </table:table-cell>
              <table:table-cell office:value-type="float" office:value="0.266924">
                <text:p>0.26692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7.000002">
                <text:p>47.000002</text:p>
              </table:table-cell>
              <table:table-cell office:value-type="float" office:value="0.264464">
                <text:p>0.26446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7.033336">
                <text:p>47.033336</text:p>
              </table:table-cell>
              <table:table-cell office:value-type="float" office:value="0.271338">
                <text:p>0.27133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7.066669">
                <text:p>47.066669</text:p>
              </table:table-cell>
              <table:table-cell office:value-type="float" office:value="0.26319">
                <text:p>0.2631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7.100002">
                <text:p>47.100002</text:p>
              </table:table-cell>
              <table:table-cell office:value-type="float" office:value="0.277593">
                <text:p>0.27759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7.133336">
                <text:p>47.133336</text:p>
              </table:table-cell>
              <table:table-cell office:value-type="float" office:value="0.276124">
                <text:p>0.27612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7.166669">
                <text:p>47.166669</text:p>
              </table:table-cell>
              <table:table-cell office:value-type="float" office:value="0.279374">
                <text:p>0.27937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7.200002">
                <text:p>47.200002</text:p>
              </table:table-cell>
              <table:table-cell office:value-type="float" office:value="0.304443">
                <text:p>0.30444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7.233336">
                <text:p>47.233336</text:p>
              </table:table-cell>
              <table:table-cell office:value-type="float" office:value="0.299531">
                <text:p>0.29953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7.266669">
                <text:p>47.266669</text:p>
              </table:table-cell>
              <table:table-cell office:value-type="float" office:value="0.296681">
                <text:p>0.29668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7.300002">
                <text:p>47.300002</text:p>
              </table:table-cell>
              <table:table-cell office:value-type="float" office:value="0.31385">
                <text:p>0.3138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7.333336">
                <text:p>47.333336</text:p>
              </table:table-cell>
              <table:table-cell office:value-type="float" office:value="0.287878">
                <text:p>0.28787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7.366669">
                <text:p>47.366669</text:p>
              </table:table-cell>
              <table:table-cell office:value-type="float" office:value="0.281512">
                <text:p>0.28151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7.400002">
                <text:p>47.400002</text:p>
              </table:table-cell>
              <table:table-cell office:value-type="float" office:value="0.308247">
                <text:p>0.30824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7.433336">
                <text:p>47.433336</text:p>
              </table:table-cell>
              <table:table-cell office:value-type="float" office:value="0.298644">
                <text:p>0.29864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7.466669">
                <text:p>47.466669</text:p>
              </table:table-cell>
              <table:table-cell office:value-type="float" office:value="0.295485">
                <text:p>0.29548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7.500002">
                <text:p>47.500002</text:p>
              </table:table-cell>
              <table:table-cell office:value-type="float" office:value="0.306639">
                <text:p>0.30663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7.533336">
                <text:p>47.533336</text:p>
              </table:table-cell>
              <table:table-cell office:value-type="float" office:value="0.317088">
                <text:p>0.31708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7.566669">
                <text:p>47.566669</text:p>
              </table:table-cell>
              <table:table-cell office:value-type="float" office:value="0.320076">
                <text:p>0.32007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7.600002">
                <text:p>47.600002</text:p>
              </table:table-cell>
              <table:table-cell office:value-type="float" office:value="0.260888">
                <text:p>0.26088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7.633336">
                <text:p>47.633336</text:p>
              </table:table-cell>
              <table:table-cell office:value-type="float" office:value="0.229576">
                <text:p>0.22957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7.666669">
                <text:p>47.666669</text:p>
              </table:table-cell>
              <table:table-cell office:value-type="float" office:value="0.251372">
                <text:p>0.25137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7.700002">
                <text:p>47.700002</text:p>
              </table:table-cell>
              <table:table-cell office:value-type="float" office:value="0.245419">
                <text:p>0.24541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7.733336">
                <text:p>47.733336</text:p>
              </table:table-cell>
              <table:table-cell office:value-type="float" office:value="0.242615">
                <text:p>0.24261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7.766669">
                <text:p>47.766669</text:p>
              </table:table-cell>
              <table:table-cell office:value-type="float" office:value="0.261242">
                <text:p>0.26124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7.800002">
                <text:p>47.800002</text:p>
              </table:table-cell>
              <table:table-cell office:value-type="float" office:value="0.247539">
                <text:p>0.24753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7.833336">
                <text:p>47.833336</text:p>
              </table:table-cell>
              <table:table-cell office:value-type="float" office:value="0.255328">
                <text:p>0.25532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7.866669">
                <text:p>47.866669</text:p>
              </table:table-cell>
              <table:table-cell office:value-type="float" office:value="0.267759">
                <text:p>0.26775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7.900002">
                <text:p>47.900002</text:p>
              </table:table-cell>
              <table:table-cell office:value-type="float" office:value="0.288053">
                <text:p>0.28805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7.933336">
                <text:p>47.933336</text:p>
              </table:table-cell>
              <table:table-cell office:value-type="float" office:value="0.269563">
                <text:p>0.26956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7.966669">
                <text:p>47.966669</text:p>
              </table:table-cell>
              <table:table-cell office:value-type="float" office:value="0.270105">
                <text:p>0.27010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8.000003">
                <text:p>48.000003</text:p>
              </table:table-cell>
              <table:table-cell office:value-type="float" office:value="0.288292">
                <text:p>0.28829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8.033336">
                <text:p>48.033336</text:p>
              </table:table-cell>
              <table:table-cell office:value-type="float" office:value="0.269673">
                <text:p>0.26967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8.066669">
                <text:p>48.066669</text:p>
              </table:table-cell>
              <table:table-cell office:value-type="float" office:value="0.273034">
                <text:p>0.27303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8.100003">
                <text:p>48.100003</text:p>
              </table:table-cell>
              <table:table-cell office:value-type="float" office:value="0.287858">
                <text:p>0.28785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8.133336">
                <text:p>48.133336</text:p>
              </table:table-cell>
              <table:table-cell office:value-type="float" office:value="0.300722">
                <text:p>0.30072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8.166669">
                <text:p>48.166669</text:p>
              </table:table-cell>
              <table:table-cell office:value-type="float" office:value="0.300156">
                <text:p>0.30015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8.200003">
                <text:p>48.200003</text:p>
              </table:table-cell>
              <table:table-cell office:value-type="float" office:value="0.306091">
                <text:p>0.30609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8.233336">
                <text:p>48.233336</text:p>
              </table:table-cell>
              <table:table-cell office:value-type="float" office:value="0.316199">
                <text:p>0.31619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8.266669">
                <text:p>48.266669</text:p>
              </table:table-cell>
              <table:table-cell office:value-type="float" office:value="0.31818">
                <text:p>0.3181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8.300003">
                <text:p>48.300003</text:p>
              </table:table-cell>
              <table:table-cell office:value-type="float" office:value="0.30501">
                <text:p>0.3050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8.333336">
                <text:p>48.333336</text:p>
              </table:table-cell>
              <table:table-cell office:value-type="float" office:value="0.318473">
                <text:p>0.31847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8.366669">
                <text:p>48.366669</text:p>
              </table:table-cell>
              <table:table-cell office:value-type="float" office:value="0.309237">
                <text:p>0.30923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8.400003">
                <text:p>48.400003</text:p>
              </table:table-cell>
              <table:table-cell office:value-type="float" office:value="0.318363">
                <text:p>0.31836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8.433336">
                <text:p>48.433336</text:p>
              </table:table-cell>
              <table:table-cell office:value-type="float" office:value="0.321997">
                <text:p>0.32199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8.466669">
                <text:p>48.466669</text:p>
              </table:table-cell>
              <table:table-cell office:value-type="float" office:value="0.334816">
                <text:p>0.33481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8.500003">
                <text:p>48.500003</text:p>
              </table:table-cell>
              <table:table-cell office:value-type="float" office:value="0.325362">
                <text:p>0.32536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8.533336">
                <text:p>48.533336</text:p>
              </table:table-cell>
              <table:table-cell office:value-type="float" office:value="0.339636">
                <text:p>0.339636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8.566669">
                <text:p>48.566669</text:p>
              </table:table-cell>
              <table:table-cell office:value-type="float" office:value="0.325877">
                <text:p>0.32587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8.600003">
                <text:p>48.600003</text:p>
              </table:table-cell>
              <table:table-cell office:value-type="float" office:value="0.324161">
                <text:p>0.32416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8.633336">
                <text:p>48.633336</text:p>
              </table:table-cell>
              <table:table-cell office:value-type="float" office:value="0.318632">
                <text:p>0.31863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8.666669">
                <text:p>48.666669</text:p>
              </table:table-cell>
              <table:table-cell office:value-type="float" office:value="0.317264">
                <text:p>0.31726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8.700003">
                <text:p>48.700003</text:p>
              </table:table-cell>
              <table:table-cell office:value-type="float" office:value="0.325466">
                <text:p>0.32546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8.733336">
                <text:p>48.733336</text:p>
              </table:table-cell>
              <table:table-cell office:value-type="float" office:value="0.332291">
                <text:p>0.33229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8.766669">
                <text:p>48.766669</text:p>
              </table:table-cell>
              <table:table-cell office:value-type="float" office:value="0.314182">
                <text:p>0.31418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8.800003">
                <text:p>48.800003</text:p>
              </table:table-cell>
              <table:table-cell office:value-type="float" office:value="0.338472">
                <text:p>0.33847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8.833336">
                <text:p>48.833336</text:p>
              </table:table-cell>
              <table:table-cell office:value-type="float" office:value="0.31734">
                <text:p>0.3173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8.866669">
                <text:p>48.866669</text:p>
              </table:table-cell>
              <table:table-cell office:value-type="float" office:value="0.333235">
                <text:p>0.33323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8.900003">
                <text:p>48.900003</text:p>
              </table:table-cell>
              <table:table-cell office:value-type="float" office:value="0.325984">
                <text:p>0.32598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8.933336">
                <text:p>48.933336</text:p>
              </table:table-cell>
              <table:table-cell office:value-type="float" office:value="0.323965">
                <text:p>0.32396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8.966669">
                <text:p>48.966669</text:p>
              </table:table-cell>
              <table:table-cell office:value-type="float" office:value="0.325271">
                <text:p>0.32527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9.000003">
                <text:p>49.000003</text:p>
              </table:table-cell>
              <table:table-cell office:value-type="float" office:value="0.327842">
                <text:p>0.32784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9.033336">
                <text:p>49.033336</text:p>
              </table:table-cell>
              <table:table-cell office:value-type="float" office:value="0.325437">
                <text:p>0.32543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9.066669">
                <text:p>49.066669</text:p>
              </table:table-cell>
              <table:table-cell office:value-type="float" office:value="0.333654">
                <text:p>0.33365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9.100003">
                <text:p>49.100003</text:p>
              </table:table-cell>
              <table:table-cell office:value-type="float" office:value="0.325815">
                <text:p>0.32581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9.133336">
                <text:p>49.133336</text:p>
              </table:table-cell>
              <table:table-cell office:value-type="float" office:value="0.317666">
                <text:p>0.31766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9.166669">
                <text:p>49.166669</text:p>
              </table:table-cell>
              <table:table-cell office:value-type="float" office:value="0.320591">
                <text:p>0.32059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9.200003">
                <text:p>49.200003</text:p>
              </table:table-cell>
              <table:table-cell office:value-type="float" office:value="0.322258">
                <text:p>0.32225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9.233336">
                <text:p>49.233336</text:p>
              </table:table-cell>
              <table:table-cell office:value-type="float" office:value="0.317188">
                <text:p>0.31718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9.266669">
                <text:p>49.266669</text:p>
              </table:table-cell>
              <table:table-cell office:value-type="float" office:value="0.314352">
                <text:p>0.31435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9.300003">
                <text:p>49.300003</text:p>
              </table:table-cell>
              <table:table-cell office:value-type="float" office:value="0.311556">
                <text:p>0.31155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9.333336">
                <text:p>49.333336</text:p>
              </table:table-cell>
              <table:table-cell office:value-type="float" office:value="0.30657">
                <text:p>0.3065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9.366669">
                <text:p>49.366669</text:p>
              </table:table-cell>
              <table:table-cell office:value-type="float" office:value="0.29646">
                <text:p>0.2964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9.400003">
                <text:p>49.400003</text:p>
              </table:table-cell>
              <table:table-cell office:value-type="float" office:value="0.305013">
                <text:p>0.30501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9.433336">
                <text:p>49.433336</text:p>
              </table:table-cell>
              <table:table-cell office:value-type="float" office:value="0.307884">
                <text:p>0.30788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9.466669">
                <text:p>49.466669</text:p>
              </table:table-cell>
              <table:table-cell office:value-type="float" office:value="0.285673">
                <text:p>0.28567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9.500003">
                <text:p>49.500003</text:p>
              </table:table-cell>
              <table:table-cell office:value-type="float" office:value="0.2863">
                <text:p>0.286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9.533336">
                <text:p>49.533336</text:p>
              </table:table-cell>
              <table:table-cell office:value-type="float" office:value="0.248715">
                <text:p>0.24871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9.566669">
                <text:p>49.566669</text:p>
              </table:table-cell>
              <table:table-cell office:value-type="float" office:value="0.296762">
                <text:p>0.29676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9.600003">
                <text:p>49.600003</text:p>
              </table:table-cell>
              <table:table-cell office:value-type="float" office:value="0.28653">
                <text:p>0.2865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9.633336">
                <text:p>49.633336</text:p>
              </table:table-cell>
              <table:table-cell office:value-type="float" office:value="0.282792">
                <text:p>0.28279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9.666669">
                <text:p>49.666669</text:p>
              </table:table-cell>
              <table:table-cell office:value-type="float" office:value="0.271725">
                <text:p>0.27172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9.700003">
                <text:p>49.700003</text:p>
              </table:table-cell>
              <table:table-cell office:value-type="float" office:value="0.275617">
                <text:p>0.27561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9.733336">
                <text:p>49.733336</text:p>
              </table:table-cell>
              <table:table-cell office:value-type="float" office:value="0.271477">
                <text:p>0.27147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9.766669">
                <text:p>49.766669</text:p>
              </table:table-cell>
              <table:table-cell office:value-type="float" office:value="0.259878">
                <text:p>0.25987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9.800003">
                <text:p>49.800003</text:p>
              </table:table-cell>
              <table:table-cell office:value-type="float" office:value="0.251331">
                <text:p>0.25133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9.833336">
                <text:p>49.833336</text:p>
              </table:table-cell>
              <table:table-cell office:value-type="float" office:value="0.26372">
                <text:p>0.2637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9.866669">
                <text:p>49.866669</text:p>
              </table:table-cell>
              <table:table-cell office:value-type="float" office:value="0.258461">
                <text:p>0.25846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9.900003">
                <text:p>49.900003</text:p>
              </table:table-cell>
              <table:table-cell office:value-type="float" office:value="0.166485">
                <text:p>0.16648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9.933336">
                <text:p>49.933336</text:p>
              </table:table-cell>
              <table:table-cell office:value-type="float" office:value="0.162493">
                <text:p>0.16249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9.966669">
                <text:p>49.966669</text:p>
              </table:table-cell>
              <table:table-cell office:value-type="float" office:value="0.140937">
                <text:p>0.14093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0.000003">
                <text:p>50.000003</text:p>
              </table:table-cell>
              <table:table-cell office:value-type="float" office:value="0.133073">
                <text:p>0.13307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0.033336">
                <text:p>50.033336</text:p>
              </table:table-cell>
              <table:table-cell office:value-type="float" office:value="0.120926">
                <text:p>0.120926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50.066669">
                <text:p>50.066669</text:p>
              </table:table-cell>
              <table:table-cell office:value-type="float" office:value="0.104997">
                <text:p>0.10499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50.100003">
                <text:p>50.100003</text:p>
              </table:table-cell>
              <table:table-cell office:value-type="float" office:value="0.097909">
                <text:p>0.09790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0.133336">
                <text:p>50.133336</text:p>
              </table:table-cell>
              <table:table-cell office:value-type="float" office:value="0.0771">
                <text:p>0.077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50.166669">
                <text:p>50.166669</text:p>
              </table:table-cell>
              <table:table-cell office:value-type="float" office:value="0.082753">
                <text:p>0.08275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50.200003">
                <text:p>50.200003</text:p>
              </table:table-cell>
              <table:table-cell office:value-type="float" office:value="0.092613">
                <text:p>0.09261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50.233336">
                <text:p>50.233336</text:p>
              </table:table-cell>
              <table:table-cell office:value-type="float" office:value="0.081501">
                <text:p>0.08150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50.266669">
                <text:p>50.266669</text:p>
              </table:table-cell>
              <table:table-cell office:value-type="float" office:value="0.072127">
                <text:p>0.07212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50.300003">
                <text:p>50.300003</text:p>
              </table:table-cell>
              <table:table-cell office:value-type="float" office:value="0.088236">
                <text:p>0.08823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0.333336">
                <text:p>50.333336</text:p>
              </table:table-cell>
              <table:table-cell office:value-type="float" office:value="0.118894">
                <text:p>0.11889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50.366669">
                <text:p>50.366669</text:p>
              </table:table-cell>
              <table:table-cell office:value-type="float" office:value="0.114126">
                <text:p>0.11412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0.400003">
                <text:p>50.400003</text:p>
              </table:table-cell>
              <table:table-cell office:value-type="float" office:value="0.110285">
                <text:p>0.11028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0.433336">
                <text:p>50.433336</text:p>
              </table:table-cell>
              <table:table-cell office:value-type="float" office:value="0.106707">
                <text:p>0.10670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0.466669">
                <text:p>50.466669</text:p>
              </table:table-cell>
              <table:table-cell office:value-type="float" office:value="0.127394">
                <text:p>0.12739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0.500003">
                <text:p>50.500003</text:p>
              </table:table-cell>
              <table:table-cell office:value-type="float" office:value="0.107818">
                <text:p>0.10781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0.533336">
                <text:p>50.533336</text:p>
              </table:table-cell>
              <table:table-cell office:value-type="float" office:value="0.108726">
                <text:p>0.10872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0.566669">
                <text:p>50.566669</text:p>
              </table:table-cell>
              <table:table-cell office:value-type="float" office:value="0.101527">
                <text:p>0.10152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50.600003">
                <text:p>50.600003</text:p>
              </table:table-cell>
              <table:table-cell office:value-type="float" office:value="0.090516">
                <text:p>0.09051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0.633336">
                <text:p>50.633336</text:p>
              </table:table-cell>
              <table:table-cell office:value-type="float" office:value="0.091972">
                <text:p>0.09197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50.666669">
                <text:p>50.666669</text:p>
              </table:table-cell>
              <table:table-cell office:value-type="float" office:value="0.062147">
                <text:p>0.06214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50.700003">
                <text:p>50.700003</text:p>
              </table:table-cell>
              <table:table-cell office:value-type="float" office:value="0.081335">
                <text:p>0.08133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0.733336">
                <text:p>50.733336</text:p>
              </table:table-cell>
              <table:table-cell office:value-type="float" office:value="0.076925">
                <text:p>0.07692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0.766669">
                <text:p>50.766669</text:p>
              </table:table-cell>
              <table:table-cell office:value-type="float" office:value="0.103521">
                <text:p>0.10352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0.800003">
                <text:p>50.800003</text:p>
              </table:table-cell>
              <table:table-cell office:value-type="float" office:value="0.098621">
                <text:p>0.09862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50.833336">
                <text:p>50.833336</text:p>
              </table:table-cell>
              <table:table-cell office:value-type="float" office:value="0.116885">
                <text:p>0.11688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0.866669">
                <text:p>50.866669</text:p>
              </table:table-cell>
              <table:table-cell office:value-type="float" office:value="0.129985">
                <text:p>0.12998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0.900003">
                <text:p>50.900003</text:p>
              </table:table-cell>
              <table:table-cell office:value-type="float" office:value="0.120747">
                <text:p>0.120747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0.933336">
                <text:p>50.933336</text:p>
              </table:table-cell>
              <table:table-cell office:value-type="float" office:value="0.142036">
                <text:p>0.142036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0.966669">
                <text:p>50.966669</text:p>
              </table:table-cell>
              <table:table-cell office:value-type="float" office:value="0.151487">
                <text:p>0.15148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1.000003">
                <text:p>51.000003</text:p>
              </table:table-cell>
              <table:table-cell office:value-type="float" office:value="0.142969">
                <text:p>0.14296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1.033336">
                <text:p>51.033336</text:p>
              </table:table-cell>
              <table:table-cell office:value-type="float" office:value="0.140174">
                <text:p>0.14017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1.066669">
                <text:p>51.066669</text:p>
              </table:table-cell>
              <table:table-cell office:value-type="float" office:value="0.117103">
                <text:p>0.11710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1.100003">
                <text:p>51.100003</text:p>
              </table:table-cell>
              <table:table-cell office:value-type="float" office:value="0.082464">
                <text:p>0.08246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1.133336">
                <text:p>51.133336</text:p>
              </table:table-cell>
              <table:table-cell office:value-type="float" office:value="0.06334">
                <text:p>0.06334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1.166669">
                <text:p>51.166669</text:p>
              </table:table-cell>
              <table:table-cell office:value-type="float" office:value="0.086969">
                <text:p>0.08696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1.200003">
                <text:p>51.200003</text:p>
              </table:table-cell>
              <table:table-cell office:value-type="float" office:value="0.068628">
                <text:p>0.06862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1.233336">
                <text:p>51.233336</text:p>
              </table:table-cell>
              <table:table-cell office:value-type="float" office:value="0.060293">
                <text:p>0.06029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1.266669">
                <text:p>51.266669</text:p>
              </table:table-cell>
              <table:table-cell office:value-type="float" office:value="0.073463">
                <text:p>0.07346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1.300003">
                <text:p>51.300003</text:p>
              </table:table-cell>
              <table:table-cell office:value-type="float" office:value="0.073364">
                <text:p>0.073364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1.333336">
                <text:p>51.333336</text:p>
              </table:table-cell>
              <table:table-cell office:value-type="float" office:value="0.082893">
                <text:p>0.08289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1.366669">
                <text:p>51.366669</text:p>
              </table:table-cell>
              <table:table-cell office:value-type="float" office:value="0.072958">
                <text:p>0.07295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1.400003">
                <text:p>51.400003</text:p>
              </table:table-cell>
              <table:table-cell office:value-type="float" office:value="0.090112">
                <text:p>0.09011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1.433336">
                <text:p>51.433336</text:p>
              </table:table-cell>
              <table:table-cell office:value-type="float" office:value="0.119136">
                <text:p>0.11913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1.466669">
                <text:p>51.466669</text:p>
              </table:table-cell>
              <table:table-cell office:value-type="float" office:value="0.122464">
                <text:p>0.12246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1.500003">
                <text:p>51.500003</text:p>
              </table:table-cell>
              <table:table-cell office:value-type="float" office:value="0.14856">
                <text:p>0.1485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1.533336">
                <text:p>51.533336</text:p>
              </table:table-cell>
              <table:table-cell office:value-type="float" office:value="0.166816">
                <text:p>0.16681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1.566669">
                <text:p>51.566669</text:p>
              </table:table-cell>
              <table:table-cell office:value-type="float" office:value="0.165078">
                <text:p>0.16507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1.600003">
                <text:p>51.600003</text:p>
              </table:table-cell>
              <table:table-cell office:value-type="float" office:value="0.176642">
                <text:p>0.17664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1.633336">
                <text:p>51.633336</text:p>
              </table:table-cell>
              <table:table-cell office:value-type="float" office:value="0.171018">
                <text:p>0.17101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1.666669">
                <text:p>51.666669</text:p>
              </table:table-cell>
              <table:table-cell office:value-type="float" office:value="0.172916">
                <text:p>0.17291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1.700003">
                <text:p>51.700003</text:p>
              </table:table-cell>
              <table:table-cell office:value-type="float" office:value="0.191439">
                <text:p>0.19143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1.733336">
                <text:p>51.733336</text:p>
              </table:table-cell>
              <table:table-cell office:value-type="float" office:value="0.176857">
                <text:p>0.17685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1.766669">
                <text:p>51.766669</text:p>
              </table:table-cell>
              <table:table-cell office:value-type="float" office:value="0.169874">
                <text:p>0.16987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1.800003">
                <text:p>51.800003</text:p>
              </table:table-cell>
              <table:table-cell office:value-type="float" office:value="0.165796">
                <text:p>0.16579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1.833336">
                <text:p>51.833336</text:p>
              </table:table-cell>
              <table:table-cell office:value-type="float" office:value="0.187338">
                <text:p>0.18733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1.866669">
                <text:p>51.866669</text:p>
              </table:table-cell>
              <table:table-cell office:value-type="float" office:value="0.174228">
                <text:p>0.17422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1.900003">
                <text:p>51.900003</text:p>
              </table:table-cell>
              <table:table-cell office:value-type="float" office:value="0.16636">
                <text:p>0.1663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1.933336">
                <text:p>51.933336</text:p>
              </table:table-cell>
              <table:table-cell office:value-type="float" office:value="0.167914">
                <text:p>0.16791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1.966669">
                <text:p>51.966669</text:p>
              </table:table-cell>
              <table:table-cell office:value-type="float" office:value="0.181091">
                <text:p>0.18109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2.000003">
                <text:p>52.000003</text:p>
              </table:table-cell>
              <table:table-cell office:value-type="float" office:value="0.188209">
                <text:p>0.18820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2.033336">
                <text:p>52.033336</text:p>
              </table:table-cell>
              <table:table-cell office:value-type="float" office:value="0.193326">
                <text:p>0.19332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2.066669">
                <text:p>52.066669</text:p>
              </table:table-cell>
              <table:table-cell office:value-type="float" office:value="0.205432">
                <text:p>0.20543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2.100003">
                <text:p>52.100003</text:p>
              </table:table-cell>
              <table:table-cell office:value-type="float" office:value="0.196594">
                <text:p>0.19659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2.133336">
                <text:p>52.133336</text:p>
              </table:table-cell>
              <table:table-cell office:value-type="float" office:value="0.208214">
                <text:p>0.20821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2.166669">
                <text:p>52.166669</text:p>
              </table:table-cell>
              <table:table-cell office:value-type="float" office:value="0.188924">
                <text:p>0.18892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2.200003">
                <text:p>52.200003</text:p>
              </table:table-cell>
              <table:table-cell office:value-type="float" office:value="0.224241">
                <text:p>0.22424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2.233336">
                <text:p>52.233336</text:p>
              </table:table-cell>
              <table:table-cell office:value-type="float" office:value="0.218882">
                <text:p>0.21888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2.266669">
                <text:p>52.266669</text:p>
              </table:table-cell>
              <table:table-cell office:value-type="float" office:value="0.218351">
                <text:p>0.21835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2.300003">
                <text:p>52.300003</text:p>
              </table:table-cell>
              <table:table-cell office:value-type="float" office:value="0.229531">
                <text:p>0.22953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2.333336">
                <text:p>52.333336</text:p>
              </table:table-cell>
              <table:table-cell office:value-type="float" office:value="0.22292">
                <text:p>0.2229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2.366669">
                <text:p>52.366669</text:p>
              </table:table-cell>
              <table:table-cell office:value-type="float" office:value="0.228829">
                <text:p>0.22882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2.400003">
                <text:p>52.400003</text:p>
              </table:table-cell>
              <table:table-cell office:value-type="float" office:value="0.223919">
                <text:p>0.22391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2.433336">
                <text:p>52.433336</text:p>
              </table:table-cell>
              <table:table-cell office:value-type="float" office:value="0.240533">
                <text:p>0.24053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2.466669">
                <text:p>52.466669</text:p>
              </table:table-cell>
              <table:table-cell office:value-type="float" office:value="0.22202">
                <text:p>0.2220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2.500003">
                <text:p>52.500003</text:p>
              </table:table-cell>
              <table:table-cell office:value-type="float" office:value="0.237081">
                <text:p>0.23708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2.533336">
                <text:p>52.533336</text:p>
              </table:table-cell>
              <table:table-cell office:value-type="float" office:value="0.232852">
                <text:p>0.23285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2.566669">
                <text:p>52.566669</text:p>
              </table:table-cell>
              <table:table-cell office:value-type="float" office:value="0.225972">
                <text:p>0.22597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2.600003">
                <text:p>52.600003</text:p>
              </table:table-cell>
              <table:table-cell office:value-type="float" office:value="0.220125">
                <text:p>0.22012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2.633336">
                <text:p>52.633336</text:p>
              </table:table-cell>
              <table:table-cell office:value-type="float" office:value="0.217319">
                <text:p>0.21731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2.666669">
                <text:p>52.666669</text:p>
              </table:table-cell>
              <table:table-cell office:value-type="float" office:value="0.198796">
                <text:p>0.19879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2.700003">
                <text:p>52.700003</text:p>
              </table:table-cell>
              <table:table-cell office:value-type="float" office:value="0.199563">
                <text:p>0.199563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2.733336">
                <text:p>52.733336</text:p>
              </table:table-cell>
              <table:table-cell office:value-type="float" office:value="0.179937">
                <text:p>0.179937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2.766669">
                <text:p>52.766669</text:p>
              </table:table-cell>
              <table:table-cell office:value-type="float" office:value="0.193988">
                <text:p>0.19398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2.800003">
                <text:p>52.800003</text:p>
              </table:table-cell>
              <table:table-cell office:value-type="float" office:value="0.173993">
                <text:p>0.17399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2.833336">
                <text:p>52.833336</text:p>
              </table:table-cell>
              <table:table-cell office:value-type="float" office:value="0.157782">
                <text:p>0.15778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2.866669">
                <text:p>52.866669</text:p>
              </table:table-cell>
              <table:table-cell office:value-type="float" office:value="0.17729">
                <text:p>0.1772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2.900003">
                <text:p>52.900003</text:p>
              </table:table-cell>
              <table:table-cell office:value-type="float" office:value="0.156582">
                <text:p>0.15658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2.933336">
                <text:p>52.933336</text:p>
              </table:table-cell>
              <table:table-cell office:value-type="float" office:value="0.173837">
                <text:p>0.17383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2.966669">
                <text:p>52.966669</text:p>
              </table:table-cell>
              <table:table-cell office:value-type="float" office:value="0.15228">
                <text:p>0.1522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3.000003">
                <text:p>53.000003</text:p>
              </table:table-cell>
              <table:table-cell office:value-type="float" office:value="0.117599">
                <text:p>0.11759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3.033336">
                <text:p>53.033336</text:p>
              </table:table-cell>
              <table:table-cell office:value-type="float" office:value="0.126372">
                <text:p>0.12637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3.066669">
                <text:p>53.066669</text:p>
              </table:table-cell>
              <table:table-cell office:value-type="float" office:value="0.149595">
                <text:p>0.14959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3.100003">
                <text:p>53.100003</text:p>
              </table:table-cell>
              <table:table-cell office:value-type="float" office:value="0.131463">
                <text:p>0.13146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3.133336">
                <text:p>53.133336</text:p>
              </table:table-cell>
              <table:table-cell office:value-type="float" office:value="0.145285">
                <text:p>0.14528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53.166669">
                <text:p>53.166669</text:p>
              </table:table-cell>
              <table:table-cell office:value-type="float" office:value="0.127522">
                <text:p>0.12752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3.200003">
                <text:p>53.200003</text:p>
              </table:table-cell>
              <table:table-cell office:value-type="float" office:value="0.12329">
                <text:p>0.1232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3.233336">
                <text:p>53.233336</text:p>
              </table:table-cell>
              <table:table-cell office:value-type="float" office:value="0.154105">
                <text:p>0.15410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3.266669">
                <text:p>53.266669</text:p>
              </table:table-cell>
              <table:table-cell office:value-type="float" office:value="0.145816">
                <text:p>0.14581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53.300003">
                <text:p>53.300003</text:p>
              </table:table-cell>
              <table:table-cell office:value-type="float" office:value="0.153731">
                <text:p>0.15373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3.333336">
                <text:p>53.333336</text:p>
              </table:table-cell>
              <table:table-cell office:value-type="float" office:value="0.149985">
                <text:p>0.14998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3.366669">
                <text:p>53.366669</text:p>
              </table:table-cell>
              <table:table-cell office:value-type="float" office:value="0.148146">
                <text:p>0.14814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53.400003">
                <text:p>53.400003</text:p>
              </table:table-cell>
              <table:table-cell office:value-type="float" office:value="0.133278">
                <text:p>0.13327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3.433336">
                <text:p>53.433336</text:p>
              </table:table-cell>
              <table:table-cell office:value-type="float" office:value="0.146239">
                <text:p>0.146239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3.466669">
                <text:p>53.466669</text:p>
              </table:table-cell>
              <table:table-cell office:value-type="float" office:value="0.137068">
                <text:p>0.13706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3.500003">
                <text:p>53.500003</text:p>
              </table:table-cell>
              <table:table-cell office:value-type="float" office:value="0.110717">
                <text:p>0.11071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3.533336">
                <text:p>53.533336</text:p>
              </table:table-cell>
              <table:table-cell office:value-type="float" office:value="0.108038">
                <text:p>0.10803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3.566669">
                <text:p>53.566669</text:p>
              </table:table-cell>
              <table:table-cell office:value-type="float" office:value="0.127905">
                <text:p>0.12790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3.600003">
                <text:p>53.600003</text:p>
              </table:table-cell>
              <table:table-cell office:value-type="float" office:value="0.126186">
                <text:p>0.12618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3.633336">
                <text:p>53.633336</text:p>
              </table:table-cell>
              <table:table-cell office:value-type="float" office:value="0.119829">
                <text:p>0.11982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3.666669">
                <text:p>53.666669</text:p>
              </table:table-cell>
              <table:table-cell office:value-type="float" office:value="0.122489">
                <text:p>0.12248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3.700003">
                <text:p>53.700003</text:p>
              </table:table-cell>
              <table:table-cell office:value-type="float" office:value="0.124128">
                <text:p>0.12412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3.733336">
                <text:p>53.733336</text:p>
              </table:table-cell>
              <table:table-cell office:value-type="float" office:value="0.127358">
                <text:p>0.12735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53.766669">
                <text:p>53.766669</text:p>
              </table:table-cell>
              <table:table-cell office:value-type="float" office:value="0.144232">
                <text:p>0.14423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53.800003">
                <text:p>53.800003</text:p>
              </table:table-cell>
              <table:table-cell office:value-type="float" office:value="0.171075">
                <text:p>0.17107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3.833336">
                <text:p>53.833336</text:p>
              </table:table-cell>
              <table:table-cell office:value-type="float" office:value="0.15503">
                <text:p>0.15503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3.866669">
                <text:p>53.866669</text:p>
              </table:table-cell>
              <table:table-cell office:value-type="float" office:value="0.159654">
                <text:p>0.15965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3.900003">
                <text:p>53.900003</text:p>
              </table:table-cell>
              <table:table-cell office:value-type="float" office:value="0.167891">
                <text:p>0.167891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3.933336">
                <text:p>53.933336</text:p>
              </table:table-cell>
              <table:table-cell office:value-type="float" office:value="0.191988">
                <text:p>0.19198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3.966669">
                <text:p>53.966669</text:p>
              </table:table-cell>
              <table:table-cell office:value-type="float" office:value="0.181501">
                <text:p>0.18150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4.000003">
                <text:p>54.000003</text:p>
              </table:table-cell>
              <table:table-cell office:value-type="float" office:value="0.203253">
                <text:p>0.20325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4.033336">
                <text:p>54.033336</text:p>
              </table:table-cell>
              <table:table-cell office:value-type="float" office:value="0.186385">
                <text:p>0.18638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4.066669">
                <text:p>54.066669</text:p>
              </table:table-cell>
              <table:table-cell office:value-type="float" office:value="0.190212">
                <text:p>0.190212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4.100003">
                <text:p>54.100003</text:p>
              </table:table-cell>
              <table:table-cell office:value-type="float" office:value="0.186301">
                <text:p>0.18630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4.133336">
                <text:p>54.133336</text:p>
              </table:table-cell>
              <table:table-cell office:value-type="float" office:value="0.188777">
                <text:p>0.188777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4.166669">
                <text:p>54.166669</text:p>
              </table:table-cell>
              <table:table-cell office:value-type="float" office:value="0.186991">
                <text:p>0.18699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54.200003">
                <text:p>54.200003</text:p>
              </table:table-cell>
              <table:table-cell office:value-type="float" office:value="0.186731">
                <text:p>0.186731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4.233336">
                <text:p>54.233336</text:p>
              </table:table-cell>
              <table:table-cell office:value-type="float" office:value="0.181365">
                <text:p>0.18136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4.266669">
                <text:p>54.266669</text:p>
              </table:table-cell>
              <table:table-cell office:value-type="float" office:value="0.187108">
                <text:p>0.187108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4.300003">
                <text:p>54.300003</text:p>
              </table:table-cell>
              <table:table-cell office:value-type="float" office:value="0.180522">
                <text:p>0.18052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4.333336">
                <text:p>54.333336</text:p>
              </table:table-cell>
              <table:table-cell office:value-type="float" office:value="0.161429">
                <text:p>0.16142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54.36667">
                <text:p>54.36667</text:p>
              </table:table-cell>
              <table:table-cell office:value-type="float" office:value="0.174766">
                <text:p>0.17476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54.400003">
                <text:p>54.400003</text:p>
              </table:table-cell>
              <table:table-cell office:value-type="float" office:value="0.161879">
                <text:p>0.16187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54.433336">
                <text:p>54.433336</text:p>
              </table:table-cell>
              <table:table-cell office:value-type="float" office:value="0.157376">
                <text:p>0.15737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54.46667">
                <text:p>54.46667</text:p>
              </table:table-cell>
              <table:table-cell office:value-type="float" office:value="0.15566">
                <text:p>0.1556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54.500003">
                <text:p>54.500003</text:p>
              </table:table-cell>
              <table:table-cell office:value-type="float" office:value="0.137243">
                <text:p>0.13724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54.533336">
                <text:p>54.533336</text:p>
              </table:table-cell>
              <table:table-cell office:value-type="float" office:value="0.140781">
                <text:p>0.14078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54.56667">
                <text:p>54.56667</text:p>
              </table:table-cell>
              <table:table-cell office:value-type="float" office:value="0.126523">
                <text:p>0.12652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54.600003">
                <text:p>54.600003</text:p>
              </table:table-cell>
              <table:table-cell office:value-type="float" office:value="0.11427">
                <text:p>0.1142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4.633336">
                <text:p>54.633336</text:p>
              </table:table-cell>
              <table:table-cell office:value-type="float" office:value="0.101416">
                <text:p>0.10141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4.66667">
                <text:p>54.66667</text:p>
              </table:table-cell>
              <table:table-cell office:value-type="float" office:value="0.116178">
                <text:p>0.11617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4.700003">
                <text:p>54.700003</text:p>
              </table:table-cell>
              <table:table-cell office:value-type="float" office:value="0.062479">
                <text:p>0.062479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4.733336">
                <text:p>54.733336</text:p>
              </table:table-cell>
              <table:table-cell office:value-type="float" office:value="0.091448">
                <text:p>0.09144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4.76667">
                <text:p>54.76667</text:p>
              </table:table-cell>
              <table:table-cell office:value-type="float" office:value="0.077338">
                <text:p>0.07733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4.800003">
                <text:p>54.800003</text:p>
              </table:table-cell>
              <table:table-cell office:value-type="float" office:value="0.08335">
                <text:p>0.0833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4.833336">
                <text:p>54.833336</text:p>
              </table:table-cell>
              <table:table-cell office:value-type="float" office:value="0.089563">
                <text:p>0.08956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4.86667">
                <text:p>54.86667</text:p>
              </table:table-cell>
              <table:table-cell office:value-type="float" office:value="0.058803">
                <text:p>0.05880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54.900003">
                <text:p>54.900003</text:p>
              </table:table-cell>
              <table:table-cell office:value-type="float" office:value="0.072442">
                <text:p>0.07244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54.933336">
                <text:p>54.933336</text:p>
              </table:table-cell>
              <table:table-cell office:value-type="float" office:value="0.086225">
                <text:p>0.08622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54.96667">
                <text:p>54.96667</text:p>
              </table:table-cell>
              <table:table-cell office:value-type="float" office:value="0.113588">
                <text:p>0.11358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55.000003">
                <text:p>55.000003</text:p>
              </table:table-cell>
              <table:table-cell office:value-type="float" office:value="0.109784">
                <text:p>0.10978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55.033336">
                <text:p>55.033336</text:p>
              </table:table-cell>
              <table:table-cell office:value-type="float" office:value="0.125357">
                <text:p>0.12535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55.06667">
                <text:p>55.06667</text:p>
              </table:table-cell>
              <table:table-cell office:value-type="float" office:value="0.137805">
                <text:p>0.13780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55.100003">
                <text:p>55.100003</text:p>
              </table:table-cell>
              <table:table-cell office:value-type="float" office:value="0.124652">
                <text:p>0.12465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55.133336">
                <text:p>55.133336</text:p>
              </table:table-cell>
              <table:table-cell office:value-type="float" office:value="0.122872">
                <text:p>0.12287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55.16667">
                <text:p>55.16667</text:p>
              </table:table-cell>
              <table:table-cell office:value-type="float" office:value="0.113529">
                <text:p>0.11352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55.200003">
                <text:p>55.200003</text:p>
              </table:table-cell>
              <table:table-cell office:value-type="float" office:value="0.091612">
                <text:p>0.091612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55.233336">
                <text:p>55.233336</text:p>
              </table:table-cell>
              <table:table-cell office:value-type="float" office:value="0.086043">
                <text:p>0.08604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55.26667">
                <text:p>55.26667</text:p>
              </table:table-cell>
              <table:table-cell office:value-type="float" office:value="0.073883">
                <text:p>0.07388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55.300003">
                <text:p>55.300003</text:p>
              </table:table-cell>
              <table:table-cell office:value-type="float" office:value="0.079988">
                <text:p>0.079988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55.333336">
                <text:p>55.333336</text:p>
              </table:table-cell>
              <table:table-cell office:value-type="float" office:value="0.086768">
                <text:p>0.08676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55.36667">
                <text:p>55.36667</text:p>
              </table:table-cell>
              <table:table-cell office:value-type="float" office:value="0.062019">
                <text:p>0.06201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55.400003">
                <text:p>55.400003</text:p>
              </table:table-cell>
              <table:table-cell office:value-type="float" office:value="0.092296">
                <text:p>0.09229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55.433336">
                <text:p>55.433336</text:p>
              </table:table-cell>
              <table:table-cell office:value-type="float" office:value="0.086421">
                <text:p>0.08642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55.46667">
                <text:p>55.46667</text:p>
              </table:table-cell>
              <table:table-cell office:value-type="float" office:value="0.089535">
                <text:p>0.08953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55.500003">
                <text:p>55.500003</text:p>
              </table:table-cell>
              <table:table-cell office:value-type="float" office:value="0.114694">
                <text:p>0.11469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55.533336">
                <text:p>55.533336</text:p>
              </table:table-cell>
              <table:table-cell office:value-type="float" office:value="0.112821">
                <text:p>0.11282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55.56667">
                <text:p>55.56667</text:p>
              </table:table-cell>
              <table:table-cell office:value-type="float" office:value="0.106737">
                <text:p>0.106737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55.600003">
                <text:p>55.600003</text:p>
              </table:table-cell>
              <table:table-cell office:value-type="float" office:value="0.101459">
                <text:p>0.10145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55.633336">
                <text:p>55.633336</text:p>
              </table:table-cell>
              <table:table-cell office:value-type="float" office:value="0.111657">
                <text:p>0.111657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55.66667">
                <text:p>55.66667</text:p>
              </table:table-cell>
              <table:table-cell office:value-type="float" office:value="0.14044">
                <text:p>0.1404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55.700003">
                <text:p>55.700003</text:p>
              </table:table-cell>
              <table:table-cell office:value-type="float" office:value="0.146449">
                <text:p>0.146449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55.733336">
                <text:p>55.733336</text:p>
              </table:table-cell>
              <table:table-cell office:value-type="float" office:value="0.171486">
                <text:p>0.17148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5.76667">
                <text:p>55.76667</text:p>
              </table:table-cell>
              <table:table-cell office:value-type="float" office:value="0.16997">
                <text:p>0.1699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5.800003">
                <text:p>55.800003</text:p>
              </table:table-cell>
              <table:table-cell office:value-type="float" office:value="0.196437">
                <text:p>0.19643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55.833336">
                <text:p>55.833336</text:p>
              </table:table-cell>
              <table:table-cell office:value-type="float" office:value="0.206774">
                <text:p>0.206774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55.86667">
                <text:p>55.86667</text:p>
              </table:table-cell>
              <table:table-cell office:value-type="float" office:value="0.216126">
                <text:p>0.21612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55.900003">
                <text:p>55.900003</text:p>
              </table:table-cell>
              <table:table-cell office:value-type="float" office:value="0.214742">
                <text:p>0.21474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55.933336">
                <text:p>55.933336</text:p>
              </table:table-cell>
              <table:table-cell office:value-type="float" office:value="0.229892">
                <text:p>0.22989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55.96667">
                <text:p>55.96667</text:p>
              </table:table-cell>
              <table:table-cell office:value-type="float" office:value="0.220373">
                <text:p>0.22037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56.000003">
                <text:p>56.000003</text:p>
              </table:table-cell>
              <table:table-cell office:value-type="float" office:value="0.236354">
                <text:p>0.23635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56.033336">
                <text:p>56.033336</text:p>
              </table:table-cell>
              <table:table-cell office:value-type="float" office:value="0.213169">
                <text:p>0.21316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56.06667">
                <text:p>56.06667</text:p>
              </table:table-cell>
              <table:table-cell office:value-type="float" office:value="0.217088">
                <text:p>0.21708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56.100003">
                <text:p>56.100003</text:p>
              </table:table-cell>
              <table:table-cell office:value-type="float" office:value="0.215968">
                <text:p>0.21596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56.133336">
                <text:p>56.133336</text:p>
              </table:table-cell>
              <table:table-cell office:value-type="float" office:value="0.214786">
                <text:p>0.21478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56.16667">
                <text:p>56.16667</text:p>
              </table:table-cell>
              <table:table-cell office:value-type="float" office:value="0.21463">
                <text:p>0.2146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56.200003">
                <text:p>56.200003</text:p>
              </table:table-cell>
              <table:table-cell office:value-type="float" office:value="0.203443">
                <text:p>0.20344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56.233336">
                <text:p>56.233336</text:p>
              </table:table-cell>
              <table:table-cell office:value-type="float" office:value="0.171338">
                <text:p>0.17133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56.26667">
                <text:p>56.26667</text:p>
              </table:table-cell>
              <table:table-cell office:value-type="float" office:value="0.166155">
                <text:p>0.16615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56.300003">
                <text:p>56.300003</text:p>
              </table:table-cell>
              <table:table-cell office:value-type="float" office:value="0.185807">
                <text:p>0.18580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56.333336">
                <text:p>56.333336</text:p>
              </table:table-cell>
              <table:table-cell office:value-type="float" office:value="0.147024">
                <text:p>0.14702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56.36667">
                <text:p>56.36667</text:p>
              </table:table-cell>
              <table:table-cell office:value-type="float" office:value="0.132974">
                <text:p>0.13297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56.400003">
                <text:p>56.400003</text:p>
              </table:table-cell>
              <table:table-cell office:value-type="float" office:value="0.122892">
                <text:p>0.12289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56.433336">
                <text:p>56.433336</text:p>
              </table:table-cell>
              <table:table-cell office:value-type="float" office:value="0.117396">
                <text:p>0.11739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56.46667">
                <text:p>56.46667</text:p>
              </table:table-cell>
              <table:table-cell office:value-type="float" office:value="0.115237">
                <text:p>0.11523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56.500003">
                <text:p>56.500003</text:p>
              </table:table-cell>
              <table:table-cell office:value-type="float" office:value="0.11642">
                <text:p>0.1164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6.533336">
                <text:p>56.533336</text:p>
              </table:table-cell>
              <table:table-cell office:value-type="float" office:value="0.133117">
                <text:p>0.13311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56.56667">
                <text:p>56.56667</text:p>
              </table:table-cell>
              <table:table-cell office:value-type="float" office:value="0.13518">
                <text:p>0.1351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56.600003">
                <text:p>56.600003</text:p>
              </table:table-cell>
              <table:table-cell office:value-type="float" office:value="0.125235">
                <text:p>0.12523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56.633336">
                <text:p>56.633336</text:p>
              </table:table-cell>
              <table:table-cell office:value-type="float" office:value="0.137224">
                <text:p>0.13722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56.66667">
                <text:p>56.66667</text:p>
              </table:table-cell>
              <table:table-cell office:value-type="float" office:value="0.139319">
                <text:p>0.13931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56.700003">
                <text:p>56.700003</text:p>
              </table:table-cell>
              <table:table-cell office:value-type="float" office:value="0.159114">
                <text:p>0.15911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56.733336">
                <text:p>56.733336</text:p>
              </table:table-cell>
              <table:table-cell office:value-type="float" office:value="0.165155">
                <text:p>0.16515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6.76667">
                <text:p>56.76667</text:p>
              </table:table-cell>
              <table:table-cell office:value-type="float" office:value="0.166862">
                <text:p>0.16686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56.800003">
                <text:p>56.800003</text:p>
              </table:table-cell>
              <table:table-cell office:value-type="float" office:value="0.177466">
                <text:p>0.17746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56.833336">
                <text:p>56.833336</text:p>
              </table:table-cell>
              <table:table-cell office:value-type="float" office:value="0.295359">
                <text:p>0.29535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56.86667">
                <text:p>56.86667</text:p>
              </table:table-cell>
              <table:table-cell office:value-type="float" office:value="0.295456">
                <text:p>0.29545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6.900003">
                <text:p>56.900003</text:p>
              </table:table-cell>
              <table:table-cell office:value-type="float" office:value="0.293433">
                <text:p>0.293433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6.933336">
                <text:p>56.933336</text:p>
              </table:table-cell>
              <table:table-cell office:value-type="float" office:value="0.296805">
                <text:p>0.29680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6.96667">
                <text:p>56.96667</text:p>
              </table:table-cell>
              <table:table-cell office:value-type="float" office:value="0.285137">
                <text:p>0.285137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57.000003">
                <text:p>57.000003</text:p>
              </table:table-cell>
              <table:table-cell office:value-type="float" office:value="0.295808">
                <text:p>0.29580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7.033336">
                <text:p>57.033336</text:p>
              </table:table-cell>
              <table:table-cell office:value-type="float" office:value="0.29916">
                <text:p>0.29916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7.06667">
                <text:p>57.06667</text:p>
              </table:table-cell>
              <table:table-cell office:value-type="float" office:value="0.298863">
                <text:p>0.29886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7.100003">
                <text:p>57.100003</text:p>
              </table:table-cell>
              <table:table-cell office:value-type="float" office:value="0.29512">
                <text:p>0.2951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7.133336">
                <text:p>57.133336</text:p>
              </table:table-cell>
              <table:table-cell office:value-type="float" office:value="0.285929">
                <text:p>0.28592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7.16667">
                <text:p>57.16667</text:p>
              </table:table-cell>
              <table:table-cell office:value-type="float" office:value="0.293965">
                <text:p>0.29396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7.200003">
                <text:p>57.200003</text:p>
              </table:table-cell>
              <table:table-cell office:value-type="float" office:value="0.292553">
                <text:p>0.29255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7.233336">
                <text:p>57.233336</text:p>
              </table:table-cell>
              <table:table-cell office:value-type="float" office:value="0.287394">
                <text:p>0.287394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7.26667">
                <text:p>57.26667</text:p>
              </table:table-cell>
              <table:table-cell office:value-type="float" office:value="0.276537">
                <text:p>0.27653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57.300003">
                <text:p>57.300003</text:p>
              </table:table-cell>
              <table:table-cell office:value-type="float" office:value="0.284165">
                <text:p>0.284165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57.333336">
                <text:p>57.333336</text:p>
              </table:table-cell>
              <table:table-cell office:value-type="float" office:value="0.272137">
                <text:p>0.27213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7.36667">
                <text:p>57.36667</text:p>
              </table:table-cell>
              <table:table-cell office:value-type="float" office:value="0.283102">
                <text:p>0.28310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57.400003">
                <text:p>57.400003</text:p>
              </table:table-cell>
              <table:table-cell office:value-type="float" office:value="0.264085">
                <text:p>0.26408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57.433336">
                <text:p>57.433336</text:p>
              </table:table-cell>
              <table:table-cell office:value-type="float" office:value="0.283282">
                <text:p>0.283282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57.46667">
                <text:p>57.46667</text:p>
              </table:table-cell>
              <table:table-cell office:value-type="float" office:value="0.278066">
                <text:p>0.27806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57.500003">
                <text:p>57.500003</text:p>
              </table:table-cell>
              <table:table-cell office:value-type="float" office:value="0.282537">
                <text:p>0.28253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57.533336">
                <text:p>57.533336</text:p>
              </table:table-cell>
              <table:table-cell office:value-type="float" office:value="0.298651">
                <text:p>0.29865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57.56667">
                <text:p>57.56667</text:p>
              </table:table-cell>
              <table:table-cell office:value-type="float" office:value="0.299641">
                <text:p>0.29964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57.600003">
                <text:p>57.600003</text:p>
              </table:table-cell>
              <table:table-cell office:value-type="float" office:value="0.298554">
                <text:p>0.29855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57.633336">
                <text:p>57.633336</text:p>
              </table:table-cell>
              <table:table-cell office:value-type="float" office:value="0.295745">
                <text:p>0.29574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57.66667">
                <text:p>57.66667</text:p>
              </table:table-cell>
              <table:table-cell office:value-type="float" office:value="0.299669">
                <text:p>0.29966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57.700003">
                <text:p>57.700003</text:p>
              </table:table-cell>
              <table:table-cell office:value-type="float" office:value="0.304995">
                <text:p>0.30499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57.733336">
                <text:p>57.733336</text:p>
              </table:table-cell>
              <table:table-cell office:value-type="float" office:value="0.283048">
                <text:p>0.28304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57.76667">
                <text:p>57.76667</text:p>
              </table:table-cell>
              <table:table-cell office:value-type="float" office:value="0.267803">
                <text:p>0.26780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57.800003">
                <text:p>57.800003</text:p>
              </table:table-cell>
              <table:table-cell office:value-type="float" office:value="0.25646">
                <text:p>0.2564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57.833336">
                <text:p>57.833336</text:p>
              </table:table-cell>
              <table:table-cell office:value-type="float" office:value="0.254527">
                <text:p>0.25452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7.86667">
                <text:p>57.86667</text:p>
              </table:table-cell>
              <table:table-cell office:value-type="float" office:value="0.249523">
                <text:p>0.24952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7.900003">
                <text:p>57.900003</text:p>
              </table:table-cell>
              <table:table-cell office:value-type="float" office:value="0.252548">
                <text:p>0.25254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57.933336">
                <text:p>57.933336</text:p>
              </table:table-cell>
              <table:table-cell office:value-type="float" office:value="0.250531">
                <text:p>0.25053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7.96667">
                <text:p>57.96667</text:p>
              </table:table-cell>
              <table:table-cell office:value-type="float" office:value="0.271324">
                <text:p>0.27132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58.000003">
                <text:p>58.000003</text:p>
              </table:table-cell>
              <table:table-cell office:value-type="float" office:value="0.249695">
                <text:p>0.24969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58.033336">
                <text:p>58.033336</text:p>
              </table:table-cell>
              <table:table-cell office:value-type="float" office:value="0.274747">
                <text:p>0.274747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58.06667">
                <text:p>58.06667</text:p>
              </table:table-cell>
              <table:table-cell office:value-type="float" office:value="0.254287">
                <text:p>0.254287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8.100003">
                <text:p>58.100003</text:p>
              </table:table-cell>
              <table:table-cell office:value-type="float" office:value="0.273007">
                <text:p>0.27300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8.133336">
                <text:p>58.133336</text:p>
              </table:table-cell>
              <table:table-cell office:value-type="float" office:value="0.271208">
                <text:p>0.27120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8.16667">
                <text:p>58.16667</text:p>
              </table:table-cell>
              <table:table-cell office:value-type="float" office:value="0.286836">
                <text:p>0.28683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58.200003">
                <text:p>58.200003</text:p>
              </table:table-cell>
              <table:table-cell office:value-type="float" office:value="0.282286">
                <text:p>0.28228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58.233336">
                <text:p>58.233336</text:p>
              </table:table-cell>
              <table:table-cell office:value-type="float" office:value="0.277523">
                <text:p>0.27752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58.26667">
                <text:p>58.26667</text:p>
              </table:table-cell>
              <table:table-cell office:value-type="float" office:value="0.291775">
                <text:p>0.29177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58.300003">
                <text:p>58.300003</text:p>
              </table:table-cell>
              <table:table-cell office:value-type="float" office:value="0.285698">
                <text:p>0.28569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58.333336">
                <text:p>58.333336</text:p>
              </table:table-cell>
              <table:table-cell office:value-type="float" office:value="0.288193">
                <text:p>0.28819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58.36667">
                <text:p>58.36667</text:p>
              </table:table-cell>
              <table:table-cell office:value-type="float" office:value="0.265712">
                <text:p>0.26571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58.400003">
                <text:p>58.400003</text:p>
              </table:table-cell>
              <table:table-cell office:value-type="float" office:value="0.295819">
                <text:p>0.29581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58.433336">
                <text:p>58.433336</text:p>
              </table:table-cell>
              <table:table-cell office:value-type="float" office:value="0.298225">
                <text:p>0.29822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58.46667">
                <text:p>58.46667</text:p>
              </table:table-cell>
              <table:table-cell office:value-type="float" office:value="0.31089">
                <text:p>0.31089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58.500003">
                <text:p>58.500003</text:p>
              </table:table-cell>
              <table:table-cell office:value-type="float" office:value="0.307309">
                <text:p>0.30730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58.533336">
                <text:p>58.533336</text:p>
              </table:table-cell>
              <table:table-cell office:value-type="float" office:value="0.31232">
                <text:p>0.3123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58.56667">
                <text:p>58.56667</text:p>
              </table:table-cell>
              <table:table-cell office:value-type="float" office:value="0.291935">
                <text:p>0.29193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58.600003">
                <text:p>58.600003</text:p>
              </table:table-cell>
              <table:table-cell office:value-type="float" office:value="0.277322">
                <text:p>0.27732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58.633336">
                <text:p>58.633336</text:p>
              </table:table-cell>
              <table:table-cell office:value-type="float" office:value="0.295485">
                <text:p>0.29548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58.66667">
                <text:p>58.66667</text:p>
              </table:table-cell>
              <table:table-cell office:value-type="float" office:value="0.285746">
                <text:p>0.28574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58.700003">
                <text:p>58.700003</text:p>
              </table:table-cell>
              <table:table-cell office:value-type="float" office:value="0.277418">
                <text:p>0.27741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58.733336">
                <text:p>58.733336</text:p>
              </table:table-cell>
              <table:table-cell office:value-type="float" office:value="0.305085">
                <text:p>0.30508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8.76667">
                <text:p>58.76667</text:p>
              </table:table-cell>
              <table:table-cell office:value-type="float" office:value="0.280762">
                <text:p>0.28076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8.800003">
                <text:p>58.800003</text:p>
              </table:table-cell>
              <table:table-cell office:value-type="float" office:value="0.291297">
                <text:p>0.29129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8.833336">
                <text:p>58.833336</text:p>
              </table:table-cell>
              <table:table-cell office:value-type="float" office:value="0.293575">
                <text:p>0.29357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8.86667">
                <text:p>58.86667</text:p>
              </table:table-cell>
              <table:table-cell office:value-type="float" office:value="0.285865">
                <text:p>0.28586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8.900003">
                <text:p>58.900003</text:p>
              </table:table-cell>
              <table:table-cell office:value-type="float" office:value="0.299409">
                <text:p>0.29940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8.933336">
                <text:p>58.933336</text:p>
              </table:table-cell>
              <table:table-cell office:value-type="float" office:value="0.288329">
                <text:p>0.28832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58.96667">
                <text:p>58.96667</text:p>
              </table:table-cell>
              <table:table-cell office:value-type="float" office:value="0.280343">
                <text:p>0.28034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9.000003">
                <text:p>59.000003</text:p>
              </table:table-cell>
              <table:table-cell office:value-type="float" office:value="0.295952">
                <text:p>0.29595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59.033336">
                <text:p>59.033336</text:p>
              </table:table-cell>
              <table:table-cell office:value-type="float" office:value="0.306155">
                <text:p>0.30615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59.06667">
                <text:p>59.06667</text:p>
              </table:table-cell>
              <table:table-cell office:value-type="float" office:value="0.29255">
                <text:p>0.2925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59.100003">
                <text:p>59.100003</text:p>
              </table:table-cell>
              <table:table-cell office:value-type="float" office:value="0.305646">
                <text:p>0.305646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59.133336">
                <text:p>59.133336</text:p>
              </table:table-cell>
              <table:table-cell office:value-type="float" office:value="0.30803">
                <text:p>0.3080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9.16667">
                <text:p>59.16667</text:p>
              </table:table-cell>
              <table:table-cell office:value-type="float" office:value="0.319186">
                <text:p>0.31918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59.200003">
                <text:p>59.200003</text:p>
              </table:table-cell>
              <table:table-cell office:value-type="float" office:value="0.318031">
                <text:p>0.318031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59.233336">
                <text:p>59.233336</text:p>
              </table:table-cell>
              <table:table-cell office:value-type="float" office:value="0.31217">
                <text:p>0.3121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59.26667">
                <text:p>59.26667</text:p>
              </table:table-cell>
              <table:table-cell office:value-type="float" office:value="0.306719">
                <text:p>0.30671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59.300003">
                <text:p>59.300003</text:p>
              </table:table-cell>
              <table:table-cell office:value-type="float" office:value="0.324186">
                <text:p>0.32418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59.333336">
                <text:p>59.333336</text:p>
              </table:table-cell>
              <table:table-cell office:value-type="float" office:value="0.31412">
                <text:p>0.3141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59.36667">
                <text:p>59.36667</text:p>
              </table:table-cell>
              <table:table-cell office:value-type="float" office:value="0.307544">
                <text:p>0.30754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59.400003">
                <text:p>59.400003</text:p>
              </table:table-cell>
              <table:table-cell office:value-type="float" office:value="0.319185">
                <text:p>0.31918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59.433336">
                <text:p>59.433336</text:p>
              </table:table-cell>
              <table:table-cell office:value-type="float" office:value="0.321151">
                <text:p>0.321151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59.46667">
                <text:p>59.46667</text:p>
              </table:table-cell>
              <table:table-cell office:value-type="float" office:value="0.32414">
                <text:p>0.32414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59.500003">
                <text:p>59.500003</text:p>
              </table:table-cell>
              <table:table-cell office:value-type="float" office:value="0.328758">
                <text:p>0.328758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59.533336">
                <text:p>59.533336</text:p>
              </table:table-cell>
              <table:table-cell office:value-type="float" office:value="0.323293">
                <text:p>0.32329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59.56667">
                <text:p>59.56667</text:p>
              </table:table-cell>
              <table:table-cell office:value-type="float" office:value="0.305968">
                <text:p>0.30596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59.600003">
                <text:p>59.600003</text:p>
              </table:table-cell>
              <table:table-cell office:value-type="float" office:value="0.320961">
                <text:p>0.32096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59.633336">
                <text:p>59.633336</text:p>
              </table:table-cell>
              <table:table-cell office:value-type="float" office:value="0.334108">
                <text:p>0.33410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59.66667">
                <text:p>59.66667</text:p>
              </table:table-cell>
              <table:table-cell office:value-type="float" office:value="0.321482">
                <text:p>0.32148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59.700003">
                <text:p>59.700003</text:p>
              </table:table-cell>
              <table:table-cell office:value-type="float" office:value="0.338642">
                <text:p>0.33864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59.733336">
                <text:p>59.733336</text:p>
              </table:table-cell>
              <table:table-cell office:value-type="float" office:value="0.328633">
                <text:p>0.32863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59.76667">
                <text:p>59.76667</text:p>
              </table:table-cell>
              <table:table-cell office:value-type="float" office:value="0.329742">
                <text:p>0.32974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59.800003">
                <text:p>59.800003</text:p>
              </table:table-cell>
              <table:table-cell office:value-type="float" office:value="0.325223">
                <text:p>0.32522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59.833336">
                <text:p>59.833336</text:p>
              </table:table-cell>
              <table:table-cell office:value-type="float" office:value="0.33646">
                <text:p>0.3364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59.86667">
                <text:p>59.86667</text:p>
              </table:table-cell>
              <table:table-cell office:value-type="float" office:value="0.327752">
                <text:p>0.32775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59.900003">
                <text:p>59.900003</text:p>
              </table:table-cell>
              <table:table-cell office:value-type="float" office:value="0.335832">
                <text:p>0.33583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59.933336">
                <text:p>59.933336</text:p>
              </table:table-cell>
              <table:table-cell office:value-type="float" office:value="0.328218">
                <text:p>0.32821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59.96667">
                <text:p>59.96667</text:p>
              </table:table-cell>
              <table:table-cell office:value-type="float" office:value="0.34588">
                <text:p>0.3458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60.000003">
                <text:p>60.000003</text:p>
              </table:table-cell>
              <table:table-cell office:value-type="float" office:value="0.326344">
                <text:p>0.32634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0.033336">
                <text:p>60.033336</text:p>
              </table:table-cell>
              <table:table-cell office:value-type="float" office:value="0.335037">
                <text:p>0.335037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60.06667">
                <text:p>60.06667</text:p>
              </table:table-cell>
              <table:table-cell office:value-type="float" office:value="0.312344">
                <text:p>0.31234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60.100003">
                <text:p>60.100003</text:p>
              </table:table-cell>
              <table:table-cell office:value-type="float" office:value="0.33106">
                <text:p>0.3310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60.133336">
                <text:p>60.133336</text:p>
              </table:table-cell>
              <table:table-cell office:value-type="float" office:value="0.345285">
                <text:p>0.34528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0.16667">
                <text:p>60.16667</text:p>
              </table:table-cell>
              <table:table-cell office:value-type="float" office:value="0.324705">
                <text:p>0.32470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0.200003">
                <text:p>60.200003</text:p>
              </table:table-cell>
              <table:table-cell office:value-type="float" office:value="0.344523">
                <text:p>0.34452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0.233336">
                <text:p>60.233336</text:p>
              </table:table-cell>
              <table:table-cell office:value-type="float" office:value="0.339374">
                <text:p>0.33937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0.26667">
                <text:p>60.26667</text:p>
              </table:table-cell>
              <table:table-cell office:value-type="float" office:value="0.334658">
                <text:p>0.33465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0.300003">
                <text:p>60.300003</text:p>
              </table:table-cell>
              <table:table-cell office:value-type="float" office:value="0.332902">
                <text:p>0.33290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60.333336">
                <text:p>60.333336</text:p>
              </table:table-cell>
              <table:table-cell office:value-type="float" office:value="0.322192">
                <text:p>0.32219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60.36667">
                <text:p>60.36667</text:p>
              </table:table-cell>
              <table:table-cell office:value-type="float" office:value="0.339703">
                <text:p>0.33970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60.400003">
                <text:p>60.400003</text:p>
              </table:table-cell>
              <table:table-cell office:value-type="float" office:value="0.333389">
                <text:p>0.333389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60.433336">
                <text:p>60.433336</text:p>
              </table:table-cell>
              <table:table-cell office:value-type="float" office:value="0.352925">
                <text:p>0.35292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60.46667">
                <text:p>60.46667</text:p>
              </table:table-cell>
              <table:table-cell office:value-type="float" office:value="0.337958">
                <text:p>0.33795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60.500003">
                <text:p>60.500003</text:p>
              </table:table-cell>
              <table:table-cell office:value-type="float" office:value="0.32505">
                <text:p>0.3250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60.533336">
                <text:p>60.533336</text:p>
              </table:table-cell>
              <table:table-cell office:value-type="float" office:value="0.331532">
                <text:p>0.33153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60.56667">
                <text:p>60.56667</text:p>
              </table:table-cell>
              <table:table-cell office:value-type="float" office:value="0.332804">
                <text:p>0.33280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60.600003">
                <text:p>60.600003</text:p>
              </table:table-cell>
              <table:table-cell office:value-type="float" office:value="0.336152">
                <text:p>0.33615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60.633336">
                <text:p>60.633336</text:p>
              </table:table-cell>
              <table:table-cell office:value-type="float" office:value="0.331953">
                <text:p>0.331953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60.66667">
                <text:p>60.66667</text:p>
              </table:table-cell>
              <table:table-cell office:value-type="float" office:value="0.319833">
                <text:p>0.319833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60.700003">
                <text:p>60.700003</text:p>
              </table:table-cell>
              <table:table-cell office:value-type="float" office:value="0.333195">
                <text:p>0.33319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60.733337">
                <text:p>60.733337</text:p>
              </table:table-cell>
              <table:table-cell office:value-type="float" office:value="0.32423">
                <text:p>0.3242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60.76667">
                <text:p>60.76667</text:p>
              </table:table-cell>
              <table:table-cell office:value-type="float" office:value="0.330846">
                <text:p>0.33084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60.800003">
                <text:p>60.800003</text:p>
              </table:table-cell>
              <table:table-cell office:value-type="float" office:value="0.340156">
                <text:p>0.34015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60.833337">
                <text:p>60.833337</text:p>
              </table:table-cell>
              <table:table-cell office:value-type="float" office:value="0.338698">
                <text:p>0.33869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60.86667">
                <text:p>60.86667</text:p>
              </table:table-cell>
              <table:table-cell office:value-type="float" office:value="0.3407">
                <text:p>0.340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60.900003">
                <text:p>60.900003</text:p>
              </table:table-cell>
              <table:table-cell office:value-type="float" office:value="0.335664">
                <text:p>0.33566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60.933337">
                <text:p>60.933337</text:p>
              </table:table-cell>
              <table:table-cell office:value-type="float" office:value="0.326354">
                <text:p>0.32635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60.96667">
                <text:p>60.96667</text:p>
              </table:table-cell>
              <table:table-cell office:value-type="float" office:value="0.342835">
                <text:p>0.34283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61.000003">
                <text:p>61.000003</text:p>
              </table:table-cell>
              <table:table-cell office:value-type="float" office:value="0.317459">
                <text:p>0.31745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61.033337">
                <text:p>61.033337</text:p>
              </table:table-cell>
              <table:table-cell office:value-type="float" office:value="0.334075">
                <text:p>0.33407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61.06667">
                <text:p>61.06667</text:p>
              </table:table-cell>
              <table:table-cell office:value-type="float" office:value="0.330958">
                <text:p>0.33095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61.100003">
                <text:p>61.100003</text:p>
              </table:table-cell>
              <table:table-cell office:value-type="float" office:value="0.327332">
                <text:p>0.32733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61.133337">
                <text:p>61.133337</text:p>
              </table:table-cell>
              <table:table-cell office:value-type="float" office:value="0.326557">
                <text:p>0.32655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61.16667">
                <text:p>61.16667</text:p>
              </table:table-cell>
              <table:table-cell office:value-type="float" office:value="0.340133">
                <text:p>0.34013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61.200003">
                <text:p>61.200003</text:p>
              </table:table-cell>
              <table:table-cell office:value-type="float" office:value="0.319498">
                <text:p>0.31949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61.233337">
                <text:p>61.233337</text:p>
              </table:table-cell>
              <table:table-cell office:value-type="float" office:value="0.335462">
                <text:p>0.33546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61.26667">
                <text:p>61.26667</text:p>
              </table:table-cell>
              <table:table-cell office:value-type="float" office:value="0.323585">
                <text:p>0.32358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61.300003">
                <text:p>61.300003</text:p>
              </table:table-cell>
              <table:table-cell office:value-type="float" office:value="0.329124">
                <text:p>0.329124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61.333337">
                <text:p>61.333337</text:p>
              </table:table-cell>
              <table:table-cell office:value-type="float" office:value="0.340238">
                <text:p>0.34023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61.36667">
                <text:p>61.36667</text:p>
              </table:table-cell>
              <table:table-cell office:value-type="float" office:value="0.334242">
                <text:p>0.33424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61.400003">
                <text:p>61.400003</text:p>
              </table:table-cell>
              <table:table-cell office:value-type="float" office:value="0.334625">
                <text:p>0.33462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61.433337">
                <text:p>61.433337</text:p>
              </table:table-cell>
              <table:table-cell office:value-type="float" office:value="0.338543">
                <text:p>0.33854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61.46667">
                <text:p>61.46667</text:p>
              </table:table-cell>
              <table:table-cell office:value-type="float" office:value="0.335685">
                <text:p>0.33568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61.500003">
                <text:p>61.500003</text:p>
              </table:table-cell>
              <table:table-cell office:value-type="float" office:value="0.330178">
                <text:p>0.33017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61.533337">
                <text:p>61.533337</text:p>
              </table:table-cell>
              <table:table-cell office:value-type="float" office:value="0.332059">
                <text:p>0.332059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61.56667">
                <text:p>61.56667</text:p>
              </table:table-cell>
              <table:table-cell office:value-type="float" office:value="0.326357">
                <text:p>0.326357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61.600003">
                <text:p>61.600003</text:p>
              </table:table-cell>
              <table:table-cell office:value-type="float" office:value="0.322789">
                <text:p>0.32278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61.633337">
                <text:p>61.633337</text:p>
              </table:table-cell>
              <table:table-cell office:value-type="float" office:value="0.326851">
                <text:p>0.326851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61.66667">
                <text:p>61.66667</text:p>
              </table:table-cell>
              <table:table-cell office:value-type="float" office:value="0.325865">
                <text:p>0.32586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61.700003">
                <text:p>61.700003</text:p>
              </table:table-cell>
              <table:table-cell office:value-type="float" office:value="0.33696">
                <text:p>0.3369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61.733337">
                <text:p>61.733337</text:p>
              </table:table-cell>
              <table:table-cell office:value-type="float" office:value="0.327858">
                <text:p>0.32785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61.76667">
                <text:p>61.76667</text:p>
              </table:table-cell>
              <table:table-cell office:value-type="float" office:value="0.323709">
                <text:p>0.32370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61.800003">
                <text:p>61.800003</text:p>
              </table:table-cell>
              <table:table-cell office:value-type="float" office:value="0.335044">
                <text:p>0.335044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1.833337">
                <text:p>61.833337</text:p>
              </table:table-cell>
              <table:table-cell office:value-type="float" office:value="0.326793">
                <text:p>0.32679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61.86667">
                <text:p>61.86667</text:p>
              </table:table-cell>
              <table:table-cell office:value-type="float" office:value="0.334546">
                <text:p>0.33454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61.900003">
                <text:p>61.900003</text:p>
              </table:table-cell>
              <table:table-cell office:value-type="float" office:value="0.328975">
                <text:p>0.32897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61.933337">
                <text:p>61.933337</text:p>
              </table:table-cell>
              <table:table-cell office:value-type="float" office:value="0.333678">
                <text:p>0.333678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61.96667">
                <text:p>61.96667</text:p>
              </table:table-cell>
              <table:table-cell office:value-type="float" office:value="0.344486">
                <text:p>0.34448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2.000003">
                <text:p>62.000003</text:p>
              </table:table-cell>
              <table:table-cell office:value-type="float" office:value="0.336817">
                <text:p>0.33681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2.033337">
                <text:p>62.033337</text:p>
              </table:table-cell>
              <table:table-cell office:value-type="float" office:value="0.321928">
                <text:p>0.32192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2.06667">
                <text:p>62.06667</text:p>
              </table:table-cell>
              <table:table-cell office:value-type="float" office:value="0.331624">
                <text:p>0.33162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2.100003">
                <text:p>62.100003</text:p>
              </table:table-cell>
              <table:table-cell office:value-type="float" office:value="0.33025">
                <text:p>0.3302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2.133337">
                <text:p>62.133337</text:p>
              </table:table-cell>
              <table:table-cell office:value-type="float" office:value="0.33141">
                <text:p>0.3314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62.16667">
                <text:p>62.16667</text:p>
              </table:table-cell>
              <table:table-cell office:value-type="float" office:value="0.32603">
                <text:p>0.3260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62.200003">
                <text:p>62.200003</text:p>
              </table:table-cell>
              <table:table-cell office:value-type="float" office:value="0.32734">
                <text:p>0.3273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62.233337">
                <text:p>62.233337</text:p>
              </table:table-cell>
              <table:table-cell office:value-type="float" office:value="0.337006">
                <text:p>0.33700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62.26667">
                <text:p>62.26667</text:p>
              </table:table-cell>
              <table:table-cell office:value-type="float" office:value="0.332983">
                <text:p>0.33298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62.300003">
                <text:p>62.300003</text:p>
              </table:table-cell>
              <table:table-cell office:value-type="float" office:value="0.334275">
                <text:p>0.33427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62.333337">
                <text:p>62.333337</text:p>
              </table:table-cell>
              <table:table-cell office:value-type="float" office:value="0.33701">
                <text:p>0.3370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62.36667">
                <text:p>62.36667</text:p>
              </table:table-cell>
              <table:table-cell office:value-type="float" office:value="0.336056">
                <text:p>0.336056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62.400003">
                <text:p>62.400003</text:p>
              </table:table-cell>
              <table:table-cell office:value-type="float" office:value="0.329663">
                <text:p>0.329663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62.433337">
                <text:p>62.433337</text:p>
              </table:table-cell>
              <table:table-cell office:value-type="float" office:value="0.338577">
                <text:p>0.33857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62.46667">
                <text:p>62.46667</text:p>
              </table:table-cell>
              <table:table-cell office:value-type="float" office:value="0.336234">
                <text:p>0.336234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62.500003">
                <text:p>62.500003</text:p>
              </table:table-cell>
              <table:table-cell office:value-type="float" office:value="0.335659">
                <text:p>0.33565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62.533337">
                <text:p>62.533337</text:p>
              </table:table-cell>
              <table:table-cell office:value-type="float" office:value="0.343924">
                <text:p>0.34392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62.56667">
                <text:p>62.56667</text:p>
              </table:table-cell>
              <table:table-cell office:value-type="float" office:value="0.320284">
                <text:p>0.32028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62.600003">
                <text:p>62.600003</text:p>
              </table:table-cell>
              <table:table-cell office:value-type="float" office:value="0.324172">
                <text:p>0.324172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62.633337">
                <text:p>62.633337</text:p>
              </table:table-cell>
              <table:table-cell office:value-type="float" office:value="0.315481">
                <text:p>0.315481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62.66667">
                <text:p>62.66667</text:p>
              </table:table-cell>
              <table:table-cell office:value-type="float" office:value="0.344882">
                <text:p>0.344882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62.700003">
                <text:p>62.700003</text:p>
              </table:table-cell>
              <table:table-cell office:value-type="float" office:value="0.33789">
                <text:p>0.33789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62.733337">
                <text:p>62.733337</text:p>
              </table:table-cell>
              <table:table-cell office:value-type="float" office:value="0.329068">
                <text:p>0.32906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62.76667">
                <text:p>62.76667</text:p>
              </table:table-cell>
              <table:table-cell office:value-type="float" office:value="0.327343">
                <text:p>0.32734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62.800003">
                <text:p>62.800003</text:p>
              </table:table-cell>
              <table:table-cell office:value-type="float" office:value="0.343943">
                <text:p>0.34394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62.833337">
                <text:p>62.833337</text:p>
              </table:table-cell>
              <table:table-cell office:value-type="float" office:value="0.331621">
                <text:p>0.331621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62.86667">
                <text:p>62.86667</text:p>
              </table:table-cell>
              <table:table-cell office:value-type="float" office:value="0.334773">
                <text:p>0.334773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62.900003">
                <text:p>62.900003</text:p>
              </table:table-cell>
              <table:table-cell office:value-type="float" office:value="0.334573">
                <text:p>0.334573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62.933337">
                <text:p>62.933337</text:p>
              </table:table-cell>
              <table:table-cell office:value-type="float" office:value="0.335798">
                <text:p>0.33579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62.96667">
                <text:p>62.96667</text:p>
              </table:table-cell>
              <table:table-cell office:value-type="float" office:value="0.324189">
                <text:p>0.324189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63.000003">
                <text:p>63.000003</text:p>
              </table:table-cell>
              <table:table-cell office:value-type="float" office:value="0.329597">
                <text:p>0.32959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63.033337">
                <text:p>63.033337</text:p>
              </table:table-cell>
              <table:table-cell office:value-type="float" office:value="0.330548">
                <text:p>0.33054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63.06667">
                <text:p>63.06667</text:p>
              </table:table-cell>
              <table:table-cell office:value-type="float" office:value="0.329347">
                <text:p>0.32934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63.100003">
                <text:p>63.100003</text:p>
              </table:table-cell>
              <table:table-cell office:value-type="float" office:value="0.335727">
                <text:p>0.33572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63.133337">
                <text:p>63.133337</text:p>
              </table:table-cell>
              <table:table-cell office:value-type="float" office:value="0.326946">
                <text:p>0.326946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3.16667">
                <text:p>63.16667</text:p>
              </table:table-cell>
              <table:table-cell office:value-type="float" office:value="0.320981">
                <text:p>0.320981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3.200003">
                <text:p>63.200003</text:p>
              </table:table-cell>
              <table:table-cell office:value-type="float" office:value="0.325389">
                <text:p>0.325389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3.233337">
                <text:p>63.233337</text:p>
              </table:table-cell>
              <table:table-cell office:value-type="float" office:value="0.337122">
                <text:p>0.33712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3.26667">
                <text:p>63.26667</text:p>
              </table:table-cell>
              <table:table-cell office:value-type="float" office:value="0.336307">
                <text:p>0.336307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3.300003">
                <text:p>63.300003</text:p>
              </table:table-cell>
              <table:table-cell office:value-type="float" office:value="0.329842">
                <text:p>0.329842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63.333337">
                <text:p>63.333337</text:p>
              </table:table-cell>
              <table:table-cell office:value-type="float" office:value="0.330199">
                <text:p>0.330199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63.36667">
                <text:p>63.36667</text:p>
              </table:table-cell>
              <table:table-cell office:value-type="float" office:value="0.32539">
                <text:p>0.32539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63.400003">
                <text:p>63.400003</text:p>
              </table:table-cell>
              <table:table-cell office:value-type="float" office:value="0.330835">
                <text:p>0.33083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63.433337">
                <text:p>63.433337</text:p>
              </table:table-cell>
              <table:table-cell office:value-type="float" office:value="0.327987">
                <text:p>0.327987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63.46667">
                <text:p>63.46667</text:p>
              </table:table-cell>
              <table:table-cell office:value-type="float" office:value="0.328636">
                <text:p>0.32863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63.500003">
                <text:p>63.500003</text:p>
              </table:table-cell>
              <table:table-cell office:value-type="float" office:value="0.341642">
                <text:p>0.34164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63.533337">
                <text:p>63.533337</text:p>
              </table:table-cell>
              <table:table-cell office:value-type="float" office:value="0.327866">
                <text:p>0.32786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63.56667">
                <text:p>63.56667</text:p>
              </table:table-cell>
              <table:table-cell office:value-type="float" office:value="0.323815">
                <text:p>0.32381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63.600003">
                <text:p>63.600003</text:p>
              </table:table-cell>
              <table:table-cell office:value-type="float" office:value="0.33041">
                <text:p>0.33041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63.633337">
                <text:p>63.633337</text:p>
              </table:table-cell>
              <table:table-cell office:value-type="float" office:value="0.335526">
                <text:p>0.33552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63.66667">
                <text:p>63.66667</text:p>
              </table:table-cell>
              <table:table-cell office:value-type="float" office:value="0.339259">
                <text:p>0.339259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63.700003">
                <text:p>63.700003</text:p>
              </table:table-cell>
              <table:table-cell office:value-type="float" office:value="0.346099">
                <text:p>0.34609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63.733337">
                <text:p>63.733337</text:p>
              </table:table-cell>
              <table:table-cell office:value-type="float" office:value="0.317852">
                <text:p>0.31785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63.76667">
                <text:p>63.76667</text:p>
              </table:table-cell>
              <table:table-cell office:value-type="float" office:value="0.328414">
                <text:p>0.328414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63.800003">
                <text:p>63.800003</text:p>
              </table:table-cell>
              <table:table-cell office:value-type="float" office:value="0.338088">
                <text:p>0.338088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63.833337">
                <text:p>63.833337</text:p>
              </table:table-cell>
              <table:table-cell office:value-type="float" office:value="0.33527">
                <text:p>0.33527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63.86667">
                <text:p>63.86667</text:p>
              </table:table-cell>
              <table:table-cell office:value-type="float" office:value="0.333306">
                <text:p>0.33330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63.900003">
                <text:p>63.900003</text:p>
              </table:table-cell>
              <table:table-cell office:value-type="float" office:value="0.333076">
                <text:p>0.33307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63.933337">
                <text:p>63.933337</text:p>
              </table:table-cell>
              <table:table-cell office:value-type="float" office:value="0.328367">
                <text:p>0.32836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63.96667">
                <text:p>63.96667</text:p>
              </table:table-cell>
              <table:table-cell office:value-type="float" office:value="0.329062">
                <text:p>0.329062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64.000003">
                <text:p>64.000003</text:p>
              </table:table-cell>
              <table:table-cell office:value-type="float" office:value="0.337675">
                <text:p>0.33767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64.033337">
                <text:p>64.033337</text:p>
              </table:table-cell>
              <table:table-cell office:value-type="float" office:value="0.33691">
                <text:p>0.3369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64.06667">
                <text:p>64.06667</text:p>
              </table:table-cell>
              <table:table-cell office:value-type="float" office:value="0.3279">
                <text:p>0.3279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64.100003">
                <text:p>64.100003</text:p>
              </table:table-cell>
              <table:table-cell office:value-type="float" office:value="0.342058">
                <text:p>0.342058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4.133337">
                <text:p>64.133337</text:p>
              </table:table-cell>
              <table:table-cell office:value-type="float" office:value="0.340483">
                <text:p>0.34048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64.16667">
                <text:p>64.16667</text:p>
              </table:table-cell>
              <table:table-cell office:value-type="float" office:value="0.345886">
                <text:p>0.34588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64.200003">
                <text:p>64.200003</text:p>
              </table:table-cell>
              <table:table-cell office:value-type="float" office:value="0.326558">
                <text:p>0.32655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64.233337">
                <text:p>64.233337</text:p>
              </table:table-cell>
              <table:table-cell office:value-type="float" office:value="0.335745">
                <text:p>0.33574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64.26667">
                <text:p>64.26667</text:p>
              </table:table-cell>
              <table:table-cell office:value-type="float" office:value="0.331713">
                <text:p>0.33171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64.300003">
                <text:p>64.300003</text:p>
              </table:table-cell>
              <table:table-cell office:value-type="float" office:value="0.330314">
                <text:p>0.33031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64.333337">
                <text:p>64.333337</text:p>
              </table:table-cell>
              <table:table-cell office:value-type="float" office:value="0.326108">
                <text:p>0.326108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64.36667">
                <text:p>64.36667</text:p>
              </table:table-cell>
              <table:table-cell office:value-type="float" office:value="0.331898">
                <text:p>0.33189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64.400003">
                <text:p>64.400003</text:p>
              </table:table-cell>
              <table:table-cell office:value-type="float" office:value="0.323257">
                <text:p>0.323257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64.433337">
                <text:p>64.433337</text:p>
              </table:table-cell>
              <table:table-cell office:value-type="float" office:value="0.341382">
                <text:p>0.341382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64.46667">
                <text:p>64.46667</text:p>
              </table:table-cell>
              <table:table-cell office:value-type="float" office:value="0.325357">
                <text:p>0.325357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64.500003">
                <text:p>64.500003</text:p>
              </table:table-cell>
              <table:table-cell office:value-type="float" office:value="0.33775">
                <text:p>0.3377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64.533337">
                <text:p>64.533337</text:p>
              </table:table-cell>
              <table:table-cell office:value-type="float" office:value="0.322167">
                <text:p>0.322167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64.56667">
                <text:p>64.56667</text:p>
              </table:table-cell>
              <table:table-cell office:value-type="float" office:value="0.345857">
                <text:p>0.345857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64.600003">
                <text:p>64.600003</text:p>
              </table:table-cell>
              <table:table-cell office:value-type="float" office:value="0.323348">
                <text:p>0.323348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64.633337">
                <text:p>64.633337</text:p>
              </table:table-cell>
              <table:table-cell office:value-type="float" office:value="0.341457">
                <text:p>0.341457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64.66667">
                <text:p>64.66667</text:p>
              </table:table-cell>
              <table:table-cell office:value-type="float" office:value="0.324452">
                <text:p>0.32445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64.700003">
                <text:p>64.700003</text:p>
              </table:table-cell>
              <table:table-cell office:value-type="float" office:value="0.329907">
                <text:p>0.32990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64.733337">
                <text:p>64.733337</text:p>
              </table:table-cell>
              <table:table-cell office:value-type="float" office:value="0.323951">
                <text:p>0.32395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64.76667">
                <text:p>64.76667</text:p>
              </table:table-cell>
              <table:table-cell office:value-type="float" office:value="0.332929">
                <text:p>0.33292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64.800003">
                <text:p>64.800003</text:p>
              </table:table-cell>
              <table:table-cell office:value-type="float" office:value="0.32274">
                <text:p>0.32274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64.833337">
                <text:p>64.833337</text:p>
              </table:table-cell>
              <table:table-cell office:value-type="float" office:value="0.324657">
                <text:p>0.32465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64.86667">
                <text:p>64.86667</text:p>
              </table:table-cell>
              <table:table-cell office:value-type="float" office:value="0.339315">
                <text:p>0.33931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64.900003">
                <text:p>64.900003</text:p>
              </table:table-cell>
              <table:table-cell office:value-type="float" office:value="0.322989">
                <text:p>0.322989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64.933337">
                <text:p>64.933337</text:p>
              </table:table-cell>
              <table:table-cell office:value-type="float" office:value="0.327497">
                <text:p>0.32749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64.96667">
                <text:p>64.96667</text:p>
              </table:table-cell>
              <table:table-cell office:value-type="float" office:value="0.332927">
                <text:p>0.332927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65.000003">
                <text:p>65.000003</text:p>
              </table:table-cell>
              <table:table-cell office:value-type="float" office:value="0.326766">
                <text:p>0.326766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5.033337">
                <text:p>65.033337</text:p>
              </table:table-cell>
              <table:table-cell office:value-type="float" office:value="0.320857">
                <text:p>0.32085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5.06667">
                <text:p>65.06667</text:p>
              </table:table-cell>
              <table:table-cell office:value-type="float" office:value="0.330871">
                <text:p>0.33087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5.100003">
                <text:p>65.100003</text:p>
              </table:table-cell>
              <table:table-cell office:value-type="float" office:value="0.334857">
                <text:p>0.334857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65.133337">
                <text:p>65.133337</text:p>
              </table:table-cell>
              <table:table-cell office:value-type="float" office:value="0.329688">
                <text:p>0.32968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65.16667">
                <text:p>65.16667</text:p>
              </table:table-cell>
              <table:table-cell office:value-type="float" office:value="0.336629">
                <text:p>0.33662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65.200003">
                <text:p>65.200003</text:p>
              </table:table-cell>
              <table:table-cell office:value-type="float" office:value="0.326584">
                <text:p>0.326584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65.233337">
                <text:p>65.233337</text:p>
              </table:table-cell>
              <table:table-cell office:value-type="float" office:value="0.334985">
                <text:p>0.33498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65.26667">
                <text:p>65.26667</text:p>
              </table:table-cell>
              <table:table-cell office:value-type="float" office:value="0.346775">
                <text:p>0.34677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65.300003">
                <text:p>65.300003</text:p>
              </table:table-cell>
              <table:table-cell office:value-type="float" office:value="0.320537">
                <text:p>0.32053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65.333337">
                <text:p>65.333337</text:p>
              </table:table-cell>
              <table:table-cell office:value-type="float" office:value="0.31789">
                <text:p>0.31789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65.36667">
                <text:p>65.36667</text:p>
              </table:table-cell>
              <table:table-cell office:value-type="float" office:value="0.334431">
                <text:p>0.334431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65.400003">
                <text:p>65.400003</text:p>
              </table:table-cell>
              <table:table-cell office:value-type="float" office:value="0.324555">
                <text:p>0.32455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65.433337">
                <text:p>65.433337</text:p>
              </table:table-cell>
              <table:table-cell office:value-type="float" office:value="0.332263">
                <text:p>0.33226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65.46667">
                <text:p>65.46667</text:p>
              </table:table-cell>
              <table:table-cell office:value-type="float" office:value="0.326823">
                <text:p>0.326823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65.500003">
                <text:p>65.500003</text:p>
              </table:table-cell>
              <table:table-cell office:value-type="float" office:value="0.332501">
                <text:p>0.33250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65.533337">
                <text:p>65.533337</text:p>
              </table:table-cell>
              <table:table-cell office:value-type="float" office:value="0.337909">
                <text:p>0.337909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65.56667">
                <text:p>65.56667</text:p>
              </table:table-cell>
              <table:table-cell office:value-type="float" office:value="0.335472">
                <text:p>0.33547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65.600003">
                <text:p>65.600003</text:p>
              </table:table-cell>
              <table:table-cell office:value-type="float" office:value="0.325526">
                <text:p>0.325526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65.633337">
                <text:p>65.633337</text:p>
              </table:table-cell>
              <table:table-cell office:value-type="float" office:value="0.330525">
                <text:p>0.33052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65.66667">
                <text:p>65.66667</text:p>
              </table:table-cell>
              <table:table-cell office:value-type="float" office:value="0.324897">
                <text:p>0.32489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65.700003">
                <text:p>65.700003</text:p>
              </table:table-cell>
              <table:table-cell office:value-type="float" office:value="0.34324">
                <text:p>0.34324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65.733337">
                <text:p>65.733337</text:p>
              </table:table-cell>
              <table:table-cell office:value-type="float" office:value="0.319809">
                <text:p>0.31980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65.76667">
                <text:p>65.76667</text:p>
              </table:table-cell>
              <table:table-cell office:value-type="float" office:value="0.330316">
                <text:p>0.33031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65.800003">
                <text:p>65.800003</text:p>
              </table:table-cell>
              <table:table-cell office:value-type="float" office:value="0.319764">
                <text:p>0.31976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65.833337">
                <text:p>65.833337</text:p>
              </table:table-cell>
              <table:table-cell office:value-type="float" office:value="0.332896">
                <text:p>0.33289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65.86667">
                <text:p>65.86667</text:p>
              </table:table-cell>
              <table:table-cell office:value-type="float" office:value="0.338251">
                <text:p>0.33825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65.900003">
                <text:p>65.900003</text:p>
              </table:table-cell>
              <table:table-cell office:value-type="float" office:value="0.328887">
                <text:p>0.328887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65.933337">
                <text:p>65.933337</text:p>
              </table:table-cell>
              <table:table-cell office:value-type="float" office:value="0.319528">
                <text:p>0.319528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65.96667">
                <text:p>65.96667</text:p>
              </table:table-cell>
              <table:table-cell office:value-type="float" office:value="0.322988">
                <text:p>0.32298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66.000003">
                <text:p>66.000003</text:p>
              </table:table-cell>
              <table:table-cell office:value-type="float" office:value="0.330722">
                <text:p>0.33072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66.033337">
                <text:p>66.033337</text:p>
              </table:table-cell>
              <table:table-cell office:value-type="float" office:value="0.332332">
                <text:p>0.33233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66.06667">
                <text:p>66.06667</text:p>
              </table:table-cell>
              <table:table-cell office:value-type="float" office:value="0.322517">
                <text:p>0.32251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66.100003">
                <text:p>66.100003</text:p>
              </table:table-cell>
              <table:table-cell office:value-type="float" office:value="0.328981">
                <text:p>0.32898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66.133337">
                <text:p>66.133337</text:p>
              </table:table-cell>
              <table:table-cell office:value-type="float" office:value="0.329685">
                <text:p>0.32968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66.16667">
                <text:p>66.16667</text:p>
              </table:table-cell>
              <table:table-cell office:value-type="float" office:value="0.3286">
                <text:p>0.3286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66.200003">
                <text:p>66.200003</text:p>
              </table:table-cell>
              <table:table-cell office:value-type="float" office:value="0.330752">
                <text:p>0.33075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66.233337">
                <text:p>66.233337</text:p>
              </table:table-cell>
              <table:table-cell office:value-type="float" office:value="0.328023">
                <text:p>0.32802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66.26667">
                <text:p>66.26667</text:p>
              </table:table-cell>
              <table:table-cell office:value-type="float" office:value="0.332924">
                <text:p>0.332924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6.300003">
                <text:p>66.300003</text:p>
              </table:table-cell>
              <table:table-cell office:value-type="float" office:value="0.329078">
                <text:p>0.329078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66.333337">
                <text:p>66.333337</text:p>
              </table:table-cell>
              <table:table-cell office:value-type="float" office:value="0.335158">
                <text:p>0.335158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66.36667">
                <text:p>66.36667</text:p>
              </table:table-cell>
              <table:table-cell office:value-type="float" office:value="0.331353">
                <text:p>0.33135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66.400003">
                <text:p>66.400003</text:p>
              </table:table-cell>
              <table:table-cell office:value-type="float" office:value="0.331518">
                <text:p>0.331518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66.433337">
                <text:p>66.433337</text:p>
              </table:table-cell>
              <table:table-cell office:value-type="float" office:value="0.314449">
                <text:p>0.31444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66.46667">
                <text:p>66.46667</text:p>
              </table:table-cell>
              <table:table-cell office:value-type="float" office:value="0.321302">
                <text:p>0.32130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66.500003">
                <text:p>66.500003</text:p>
              </table:table-cell>
              <table:table-cell office:value-type="float" office:value="0.322572">
                <text:p>0.32257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66.533337">
                <text:p>66.533337</text:p>
              </table:table-cell>
              <table:table-cell office:value-type="float" office:value="0.334858">
                <text:p>0.33485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66.56667">
                <text:p>66.56667</text:p>
              </table:table-cell>
              <table:table-cell office:value-type="float" office:value="0.311461">
                <text:p>0.31146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66.600003">
                <text:p>66.600003</text:p>
              </table:table-cell>
              <table:table-cell office:value-type="float" office:value="0.331191">
                <text:p>0.33119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66.633337">
                <text:p>66.633337</text:p>
              </table:table-cell>
              <table:table-cell office:value-type="float" office:value="0.32133">
                <text:p>0.3213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6.66667">
                <text:p>66.66667</text:p>
              </table:table-cell>
              <table:table-cell office:value-type="float" office:value="0.331276">
                <text:p>0.33127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6.700003">
                <text:p>66.700003</text:p>
              </table:table-cell>
              <table:table-cell office:value-type="float" office:value="0.329322">
                <text:p>0.32932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66.733337">
                <text:p>66.733337</text:p>
              </table:table-cell>
              <table:table-cell office:value-type="float" office:value="0.320088">
                <text:p>0.32008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66.76667">
                <text:p>66.76667</text:p>
              </table:table-cell>
              <table:table-cell office:value-type="float" office:value="0.334609">
                <text:p>0.334609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66.800003">
                <text:p>66.800003</text:p>
              </table:table-cell>
              <table:table-cell office:value-type="float" office:value="0.330365">
                <text:p>0.33036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66.833337">
                <text:p>66.833337</text:p>
              </table:table-cell>
              <table:table-cell office:value-type="float" office:value="0.320839">
                <text:p>0.32083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66.86667">
                <text:p>66.86667</text:p>
              </table:table-cell>
              <table:table-cell office:value-type="float" office:value="0.326868">
                <text:p>0.326868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66.900003">
                <text:p>66.900003</text:p>
              </table:table-cell>
              <table:table-cell office:value-type="float" office:value="0.327697">
                <text:p>0.327697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66.933337">
                <text:p>66.933337</text:p>
              </table:table-cell>
              <table:table-cell office:value-type="float" office:value="0.32572">
                <text:p>0.3257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66.96667">
                <text:p>66.96667</text:p>
              </table:table-cell>
              <table:table-cell office:value-type="float" office:value="0.344025">
                <text:p>0.34402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67.000003">
                <text:p>67.000003</text:p>
              </table:table-cell>
              <table:table-cell office:value-type="float" office:value="0.332622">
                <text:p>0.332622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67.033337">
                <text:p>67.033337</text:p>
              </table:table-cell>
              <table:table-cell office:value-type="float" office:value="0.32464">
                <text:p>0.3246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67.06667">
                <text:p>67.06667</text:p>
              </table:table-cell>
              <table:table-cell office:value-type="float" office:value="0.33233">
                <text:p>0.3323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67.100003">
                <text:p>67.100003</text:p>
              </table:table-cell>
              <table:table-cell office:value-type="float" office:value="0.327112">
                <text:p>0.32711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67.133337">
                <text:p>67.133337</text:p>
              </table:table-cell>
              <table:table-cell office:value-type="float" office:value="0.337289">
                <text:p>0.33728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67.16667">
                <text:p>67.16667</text:p>
              </table:table-cell>
              <table:table-cell office:value-type="float" office:value="0.341167">
                <text:p>0.34116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67.200004">
                <text:p>67.200004</text:p>
              </table:table-cell>
              <table:table-cell office:value-type="float" office:value="0.335316">
                <text:p>0.33531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67.233337">
                <text:p>67.233337</text:p>
              </table:table-cell>
              <table:table-cell office:value-type="float" office:value="0.333593">
                <text:p>0.333593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67.26667">
                <text:p>67.26667</text:p>
              </table:table-cell>
              <table:table-cell office:value-type="float" office:value="0.320654">
                <text:p>0.32065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67.300004">
                <text:p>67.300004</text:p>
              </table:table-cell>
              <table:table-cell office:value-type="float" office:value="0.338223">
                <text:p>0.338223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67.333337">
                <text:p>67.333337</text:p>
              </table:table-cell>
              <table:table-cell office:value-type="float" office:value="0.326991">
                <text:p>0.326991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67.36667">
                <text:p>67.36667</text:p>
              </table:table-cell>
              <table:table-cell office:value-type="float" office:value="0.331592">
                <text:p>0.33159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67.400004">
                <text:p>67.400004</text:p>
              </table:table-cell>
              <table:table-cell office:value-type="float" office:value="0.331982">
                <text:p>0.33198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67.433337">
                <text:p>67.433337</text:p>
              </table:table-cell>
              <table:table-cell office:value-type="float" office:value="0.335917">
                <text:p>0.335917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67.46667">
                <text:p>67.46667</text:p>
              </table:table-cell>
              <table:table-cell office:value-type="float" office:value="0.320832">
                <text:p>0.320832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67.500004">
                <text:p>67.500004</text:p>
              </table:table-cell>
              <table:table-cell office:value-type="float" office:value="0.336601">
                <text:p>0.336601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67.533337">
                <text:p>67.533337</text:p>
              </table:table-cell>
              <table:table-cell office:value-type="float" office:value="0.33373">
                <text:p>0.3337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67.56667">
                <text:p>67.56667</text:p>
              </table:table-cell>
              <table:table-cell office:value-type="float" office:value="0.336048">
                <text:p>0.33604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67.600004">
                <text:p>67.600004</text:p>
              </table:table-cell>
              <table:table-cell office:value-type="float" office:value="0.325109">
                <text:p>0.325109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67.633337">
                <text:p>67.633337</text:p>
              </table:table-cell>
              <table:table-cell office:value-type="float" office:value="0.33323">
                <text:p>0.3332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67.66667">
                <text:p>67.66667</text:p>
              </table:table-cell>
              <table:table-cell office:value-type="float" office:value="0.32492">
                <text:p>0.32492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67.700004">
                <text:p>67.700004</text:p>
              </table:table-cell>
              <table:table-cell office:value-type="float" office:value="0.33363">
                <text:p>0.33363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67.733337">
                <text:p>67.733337</text:p>
              </table:table-cell>
              <table:table-cell office:value-type="float" office:value="0.326751">
                <text:p>0.326751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67.76667">
                <text:p>67.76667</text:p>
              </table:table-cell>
              <table:table-cell office:value-type="float" office:value="0.332909">
                <text:p>0.332909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67.800004">
                <text:p>67.800004</text:p>
              </table:table-cell>
              <table:table-cell office:value-type="float" office:value="0.329322">
                <text:p>0.329322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67.833337">
                <text:p>67.833337</text:p>
              </table:table-cell>
              <table:table-cell office:value-type="float" office:value="0.338441">
                <text:p>0.338441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67.86667">
                <text:p>67.86667</text:p>
              </table:table-cell>
              <table:table-cell office:value-type="float" office:value="0.328352">
                <text:p>0.328352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67.900004">
                <text:p>67.900004</text:p>
              </table:table-cell>
              <table:table-cell office:value-type="float" office:value="0.326789">
                <text:p>0.326789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67.933337">
                <text:p>67.933337</text:p>
              </table:table-cell>
              <table:table-cell office:value-type="float" office:value="0.335183">
                <text:p>0.33518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67.96667">
                <text:p>67.96667</text:p>
              </table:table-cell>
              <table:table-cell office:value-type="float" office:value="0.329802">
                <text:p>0.329802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68.000004">
                <text:p>68.000004</text:p>
              </table:table-cell>
              <table:table-cell office:value-type="float" office:value="0.335248">
                <text:p>0.335248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68.033337">
                <text:p>68.033337</text:p>
              </table:table-cell>
              <table:table-cell office:value-type="float" office:value="0.325399">
                <text:p>0.325399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68.06667">
                <text:p>68.06667</text:p>
              </table:table-cell>
              <table:table-cell office:value-type="float" office:value="0.327721">
                <text:p>0.32772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68.100004">
                <text:p>68.100004</text:p>
              </table:table-cell>
              <table:table-cell office:value-type="float" office:value="0.337955">
                <text:p>0.33795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68.133337">
                <text:p>68.133337</text:p>
              </table:table-cell>
              <table:table-cell office:value-type="float" office:value="0.339588">
                <text:p>0.33958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68.16667">
                <text:p>68.16667</text:p>
              </table:table-cell>
              <table:table-cell office:value-type="float" office:value="0.318544">
                <text:p>0.31854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68.200004">
                <text:p>68.200004</text:p>
              </table:table-cell>
              <table:table-cell office:value-type="float" office:value="0.348485">
                <text:p>0.34848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68.233337">
                <text:p>68.233337</text:p>
              </table:table-cell>
              <table:table-cell office:value-type="float" office:value="0.337034">
                <text:p>0.33703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68.26667">
                <text:p>68.26667</text:p>
              </table:table-cell>
              <table:table-cell office:value-type="float" office:value="0.340409">
                <text:p>0.340409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68.300004">
                <text:p>68.300004</text:p>
              </table:table-cell>
              <table:table-cell office:value-type="float" office:value="0.331501">
                <text:p>0.331501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68.333337">
                <text:p>68.333337</text:p>
              </table:table-cell>
              <table:table-cell office:value-type="float" office:value="0.337614">
                <text:p>0.337614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68.36667">
                <text:p>68.36667</text:p>
              </table:table-cell>
              <table:table-cell office:value-type="float" office:value="0.327485">
                <text:p>0.32748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68.400004">
                <text:p>68.400004</text:p>
              </table:table-cell>
              <table:table-cell office:value-type="float" office:value="0.332161">
                <text:p>0.332161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68.433337">
                <text:p>68.433337</text:p>
              </table:table-cell>
              <table:table-cell office:value-type="float" office:value="0.332646">
                <text:p>0.332646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68.46667">
                <text:p>68.46667</text:p>
              </table:table-cell>
              <table:table-cell office:value-type="float" office:value="0.339712">
                <text:p>0.339712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68.500004">
                <text:p>68.500004</text:p>
              </table:table-cell>
              <table:table-cell office:value-type="float" office:value="0.332734">
                <text:p>0.332734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68.533337">
                <text:p>68.533337</text:p>
              </table:table-cell>
              <table:table-cell office:value-type="float" office:value="0.355376">
                <text:p>0.355376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68.56667">
                <text:p>68.56667</text:p>
              </table:table-cell>
              <table:table-cell office:value-type="float" office:value="0.324688">
                <text:p>0.324688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68.600004">
                <text:p>68.600004</text:p>
              </table:table-cell>
              <table:table-cell office:value-type="float" office:value="0.340522">
                <text:p>0.34052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68.633337">
                <text:p>68.633337</text:p>
              </table:table-cell>
              <table:table-cell office:value-type="float" office:value="0.341375">
                <text:p>0.34137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68.66667">
                <text:p>68.66667</text:p>
              </table:table-cell>
              <table:table-cell office:value-type="float" office:value="0.319953">
                <text:p>0.319953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68.700004">
                <text:p>68.700004</text:p>
              </table:table-cell>
              <table:table-cell office:value-type="float" office:value="0.340033">
                <text:p>0.34003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68.733337">
                <text:p>68.733337</text:p>
              </table:table-cell>
              <table:table-cell office:value-type="float" office:value="0.319238">
                <text:p>0.319238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68.76667">
                <text:p>68.76667</text:p>
              </table:table-cell>
              <table:table-cell office:value-type="float" office:value="0.316537">
                <text:p>0.316537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68.800004">
                <text:p>68.800004</text:p>
              </table:table-cell>
              <table:table-cell office:value-type="float" office:value="0.318641">
                <text:p>0.318641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68.833337">
                <text:p>68.833337</text:p>
              </table:table-cell>
              <table:table-cell office:value-type="float" office:value="0.329416">
                <text:p>0.329416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68.86667">
                <text:p>68.86667</text:p>
              </table:table-cell>
              <table:table-cell office:value-type="float" office:value="0.336029">
                <text:p>0.336029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68.900004">
                <text:p>68.900004</text:p>
              </table:table-cell>
              <table:table-cell office:value-type="float" office:value="0.332574">
                <text:p>0.332574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68.933337">
                <text:p>68.933337</text:p>
              </table:table-cell>
              <table:table-cell office:value-type="float" office:value="0.32706">
                <text:p>0.32706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68.96667">
                <text:p>68.96667</text:p>
              </table:table-cell>
              <table:table-cell office:value-type="float" office:value="0.329289">
                <text:p>0.32928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69.000004">
                <text:p>69.000004</text:p>
              </table:table-cell>
              <table:table-cell office:value-type="float" office:value="0.336857">
                <text:p>0.33685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69.033337">
                <text:p>69.033337</text:p>
              </table:table-cell>
              <table:table-cell office:value-type="float" office:value="0.32978">
                <text:p>0.32978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69.06667">
                <text:p>69.06667</text:p>
              </table:table-cell>
              <table:table-cell office:value-type="float" office:value="0.328102">
                <text:p>0.328102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69.100004">
                <text:p>69.100004</text:p>
              </table:table-cell>
              <table:table-cell office:value-type="float" office:value="0.319731">
                <text:p>0.319731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69.133337">
                <text:p>69.133337</text:p>
              </table:table-cell>
              <table:table-cell office:value-type="float" office:value="0.329188">
                <text:p>0.329188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69.16667">
                <text:p>69.16667</text:p>
              </table:table-cell>
              <table:table-cell office:value-type="float" office:value="0.320331">
                <text:p>0.320331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69.200004">
                <text:p>69.200004</text:p>
              </table:table-cell>
              <table:table-cell office:value-type="float" office:value="0.330732">
                <text:p>0.33073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69.233337">
                <text:p>69.233337</text:p>
              </table:table-cell>
              <table:table-cell office:value-type="float" office:value="0.334589">
                <text:p>0.334589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69.26667">
                <text:p>69.26667</text:p>
              </table:table-cell>
              <table:table-cell office:value-type="float" office:value="0.320707">
                <text:p>0.320707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69.300004">
                <text:p>69.300004</text:p>
              </table:table-cell>
              <table:table-cell office:value-type="float" office:value="0.329234">
                <text:p>0.329234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69.333337">
                <text:p>69.333337</text:p>
              </table:table-cell>
              <table:table-cell office:value-type="float" office:value="0.332674">
                <text:p>0.332674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69.36667">
                <text:p>69.36667</text:p>
              </table:table-cell>
              <table:table-cell office:value-type="float" office:value="0.331887">
                <text:p>0.331887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9.400004">
                <text:p>69.400004</text:p>
              </table:table-cell>
              <table:table-cell office:value-type="float" office:value="0.33663">
                <text:p>0.33663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9.433337">
                <text:p>69.433337</text:p>
              </table:table-cell>
              <table:table-cell office:value-type="float" office:value="0.330425">
                <text:p>0.33042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69.46667">
                <text:p>69.46667</text:p>
              </table:table-cell>
              <table:table-cell office:value-type="float" office:value="0.32823">
                <text:p>0.32823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69.500004">
                <text:p>69.500004</text:p>
              </table:table-cell>
              <table:table-cell office:value-type="float" office:value="0.340076">
                <text:p>0.340076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69.533337">
                <text:p>69.533337</text:p>
              </table:table-cell>
              <table:table-cell office:value-type="float" office:value="0.326217">
                <text:p>0.326217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69.56667">
                <text:p>69.56667</text:p>
              </table:table-cell>
              <table:table-cell office:value-type="float" office:value="0.34167">
                <text:p>0.34167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69.600004">
                <text:p>69.600004</text:p>
              </table:table-cell>
              <table:table-cell office:value-type="float" office:value="0.326804">
                <text:p>0.326804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69.633337">
                <text:p>69.633337</text:p>
              </table:table-cell>
              <table:table-cell office:value-type="float" office:value="0.339937">
                <text:p>0.339937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69.66667">
                <text:p>69.66667</text:p>
              </table:table-cell>
              <table:table-cell office:value-type="float" office:value="0.338405">
                <text:p>0.33840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69.700004">
                <text:p>69.700004</text:p>
              </table:table-cell>
              <table:table-cell office:value-type="float" office:value="0.337522">
                <text:p>0.337522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69.733337">
                <text:p>69.733337</text:p>
              </table:table-cell>
              <table:table-cell office:value-type="float" office:value="0.327226">
                <text:p>0.327226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69.76667">
                <text:p>69.76667</text:p>
              </table:table-cell>
              <table:table-cell office:value-type="float" office:value="0.340751">
                <text:p>0.340751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69.800004">
                <text:p>69.800004</text:p>
              </table:table-cell>
              <table:table-cell office:value-type="float" office:value="0.338548">
                <text:p>0.338548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69.833337">
                <text:p>69.833337</text:p>
              </table:table-cell>
              <table:table-cell office:value-type="float" office:value="0.337557">
                <text:p>0.337557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69.86667">
                <text:p>69.86667</text:p>
              </table:table-cell>
              <table:table-cell office:value-type="float" office:value="0.331954">
                <text:p>0.331954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69.900004">
                <text:p>69.900004</text:p>
              </table:table-cell>
              <table:table-cell office:value-type="float" office:value="0.32739">
                <text:p>0.32739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69.933337">
                <text:p>69.933337</text:p>
              </table:table-cell>
              <table:table-cell office:value-type="float" office:value="0.328108">
                <text:p>0.328108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69.96667">
                <text:p>69.96667</text:p>
              </table:table-cell>
              <table:table-cell office:value-type="float" office:value="0.345958">
                <text:p>0.34595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70.000004">
                <text:p>70.000004</text:p>
              </table:table-cell>
              <table:table-cell office:value-type="float" office:value="0.330978">
                <text:p>0.330978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70.033337">
                <text:p>70.033337</text:p>
              </table:table-cell>
              <table:table-cell office:value-type="float" office:value="0.333129">
                <text:p>0.333129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70.06667">
                <text:p>70.06667</text:p>
              </table:table-cell>
              <table:table-cell office:value-type="float" office:value="0.333756">
                <text:p>0.333756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70.100004">
                <text:p>70.100004</text:p>
              </table:table-cell>
              <table:table-cell office:value-type="float" office:value="0.335858">
                <text:p>0.335858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70.133337">
                <text:p>70.133337</text:p>
              </table:table-cell>
              <table:table-cell office:value-type="float" office:value="0.339717">
                <text:p>0.339717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70.16667">
                <text:p>70.16667</text:p>
              </table:table-cell>
              <table:table-cell office:value-type="float" office:value="0.315551">
                <text:p>0.315551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70.200004">
                <text:p>70.200004</text:p>
              </table:table-cell>
              <table:table-cell office:value-type="float" office:value="0.341973">
                <text:p>0.341973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70.233337">
                <text:p>70.233337</text:p>
              </table:table-cell>
              <table:table-cell office:value-type="float" office:value="0.339961">
                <text:p>0.339961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70.26667">
                <text:p>70.26667</text:p>
              </table:table-cell>
              <table:table-cell office:value-type="float" office:value="0.334175">
                <text:p>0.33417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70.300004">
                <text:p>70.300004</text:p>
              </table:table-cell>
              <table:table-cell office:value-type="float" office:value="0.315169">
                <text:p>0.315169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70.333337">
                <text:p>70.333337</text:p>
              </table:table-cell>
              <table:table-cell office:value-type="float" office:value="0.331544">
                <text:p>0.331544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70.36667">
                <text:p>70.36667</text:p>
              </table:table-cell>
              <table:table-cell office:value-type="float" office:value="0.32637">
                <text:p>0.32637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70.400004">
                <text:p>70.400004</text:p>
              </table:table-cell>
              <table:table-cell office:value-type="float" office:value="0.314485">
                <text:p>0.31448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70.433337">
                <text:p>70.433337</text:p>
              </table:table-cell>
              <table:table-cell office:value-type="float" office:value="0.342046">
                <text:p>0.342046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70.46667">
                <text:p>70.46667</text:p>
              </table:table-cell>
              <table:table-cell office:value-type="float" office:value="0.331383">
                <text:p>0.331383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70.500004">
                <text:p>70.500004</text:p>
              </table:table-cell>
              <table:table-cell office:value-type="float" office:value="0.331264">
                <text:p>0.331264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70.533337">
                <text:p>70.533337</text:p>
              </table:table-cell>
              <table:table-cell office:value-type="float" office:value="0.331654">
                <text:p>0.331654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70.56667">
                <text:p>70.56667</text:p>
              </table:table-cell>
              <table:table-cell office:value-type="float" office:value="0.313848">
                <text:p>0.313848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70.600004">
                <text:p>70.600004</text:p>
              </table:table-cell>
              <table:table-cell office:value-type="float" office:value="0.333461">
                <text:p>0.333461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70.633337">
                <text:p>70.633337</text:p>
              </table:table-cell>
              <table:table-cell office:value-type="float" office:value="0.332281">
                <text:p>0.332281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70.66667">
                <text:p>70.66667</text:p>
              </table:table-cell>
              <table:table-cell office:value-type="float" office:value="0.331193">
                <text:p>0.33119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70.700004">
                <text:p>70.700004</text:p>
              </table:table-cell>
              <table:table-cell office:value-type="float" office:value="0.323353">
                <text:p>0.323353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70.733337">
                <text:p>70.733337</text:p>
              </table:table-cell>
              <table:table-cell office:value-type="float" office:value="0.324391">
                <text:p>0.324391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70.76667">
                <text:p>70.76667</text:p>
              </table:table-cell>
              <table:table-cell office:value-type="float" office:value="0.329592">
                <text:p>0.329592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70.800004">
                <text:p>70.800004</text:p>
              </table:table-cell>
              <table:table-cell office:value-type="float" office:value="0.323214">
                <text:p>0.323214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70.833337">
                <text:p>70.833337</text:p>
              </table:table-cell>
              <table:table-cell office:value-type="float" office:value="0.320786">
                <text:p>0.320786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70.86667">
                <text:p>70.86667</text:p>
              </table:table-cell>
              <table:table-cell office:value-type="float" office:value="0.343005">
                <text:p>0.343005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70.900004">
                <text:p>70.900004</text:p>
              </table:table-cell>
              <table:table-cell office:value-type="float" office:value="0.353373">
                <text:p>0.353373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70.933337">
                <text:p>70.933337</text:p>
              </table:table-cell>
              <table:table-cell office:value-type="float" office:value="0.330649">
                <text:p>0.330649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70.96667">
                <text:p>70.96667</text:p>
              </table:table-cell>
              <table:table-cell office:value-type="float" office:value="0.327759">
                <text:p>0.327759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71.000004">
                <text:p>71.000004</text:p>
              </table:table-cell>
              <table:table-cell office:value-type="float" office:value="0.338183">
                <text:p>0.338183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71.033337">
                <text:p>71.033337</text:p>
              </table:table-cell>
              <table:table-cell office:value-type="float" office:value="0.31847">
                <text:p>0.31847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71.06667">
                <text:p>71.06667</text:p>
              </table:table-cell>
              <table:table-cell office:value-type="float" office:value="0.329171">
                <text:p>0.329171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71.100004">
                <text:p>71.100004</text:p>
              </table:table-cell>
              <table:table-cell office:value-type="float" office:value="0.329144">
                <text:p>0.329144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71.133337">
                <text:p>71.133337</text:p>
              </table:table-cell>
              <table:table-cell office:value-type="float" office:value="0.325485">
                <text:p>0.325485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71.16667">
                <text:p>71.16667</text:p>
              </table:table-cell>
              <table:table-cell office:value-type="float" office:value="0.335719">
                <text:p>0.335719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71.200004">
                <text:p>71.200004</text:p>
              </table:table-cell>
              <table:table-cell office:value-type="float" office:value="0.330051">
                <text:p>0.330051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71.233337">
                <text:p>71.233337</text:p>
              </table:table-cell>
              <table:table-cell office:value-type="float" office:value="0.326694">
                <text:p>0.326694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71.26667">
                <text:p>71.26667</text:p>
              </table:table-cell>
              <table:table-cell office:value-type="float" office:value="0.330368">
                <text:p>0.330368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71.300004">
                <text:p>71.300004</text:p>
              </table:table-cell>
              <table:table-cell office:value-type="float" office:value="0.341551">
                <text:p>0.341551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71.333337">
                <text:p>71.333337</text:p>
              </table:table-cell>
              <table:table-cell office:value-type="float" office:value="0.330829">
                <text:p>0.330829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71.36667">
                <text:p>71.36667</text:p>
              </table:table-cell>
              <table:table-cell office:value-type="float" office:value="0.331405">
                <text:p>0.33140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71.400004">
                <text:p>71.400004</text:p>
              </table:table-cell>
              <table:table-cell office:value-type="float" office:value="0.326131">
                <text:p>0.326131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71.433337">
                <text:p>71.433337</text:p>
              </table:table-cell>
              <table:table-cell office:value-type="float" office:value="0.333076">
                <text:p>0.333076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71.46667">
                <text:p>71.46667</text:p>
              </table:table-cell>
              <table:table-cell office:value-type="float" office:value="0.333687">
                <text:p>0.333687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71.500004">
                <text:p>71.500004</text:p>
              </table:table-cell>
              <table:table-cell office:value-type="float" office:value="0.345681">
                <text:p>0.345681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71.533337">
                <text:p>71.533337</text:p>
              </table:table-cell>
              <table:table-cell office:value-type="float" office:value="0.343672">
                <text:p>0.34367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71.56667">
                <text:p>71.56667</text:p>
              </table:table-cell>
              <table:table-cell office:value-type="float" office:value="0.340388">
                <text:p>0.340388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71.600004">
                <text:p>71.600004</text:p>
              </table:table-cell>
              <table:table-cell office:value-type="float" office:value="0.329918">
                <text:p>0.329918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71.633337">
                <text:p>71.633337</text:p>
              </table:table-cell>
              <table:table-cell office:value-type="float" office:value="0.318844">
                <text:p>0.318844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71.66667">
                <text:p>71.66667</text:p>
              </table:table-cell>
              <table:table-cell office:value-type="float" office:value="0.331659">
                <text:p>0.331659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71.700004">
                <text:p>71.700004</text:p>
              </table:table-cell>
              <table:table-cell office:value-type="float" office:value="0.334874">
                <text:p>0.334874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71.733337">
                <text:p>71.733337</text:p>
              </table:table-cell>
              <table:table-cell office:value-type="float" office:value="0.33899">
                <text:p>0.33899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71.76667">
                <text:p>71.76667</text:p>
              </table:table-cell>
              <table:table-cell office:value-type="float" office:value="0.3171">
                <text:p>0.3171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71.800004">
                <text:p>71.800004</text:p>
              </table:table-cell>
              <table:table-cell office:value-type="float" office:value="0.331018">
                <text:p>0.331018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71.833337">
                <text:p>71.833337</text:p>
              </table:table-cell>
              <table:table-cell office:value-type="float" office:value="0.337274">
                <text:p>0.337274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71.86667">
                <text:p>71.86667</text:p>
              </table:table-cell>
              <table:table-cell office:value-type="float" office:value="0.334406">
                <text:p>0.334406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71.900004">
                <text:p>71.900004</text:p>
              </table:table-cell>
              <table:table-cell office:value-type="float" office:value="0.340201">
                <text:p>0.340201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71.933337">
                <text:p>71.933337</text:p>
              </table:table-cell>
              <table:table-cell office:value-type="float" office:value="0.341635">
                <text:p>0.34163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71.96667">
                <text:p>71.96667</text:p>
              </table:table-cell>
              <table:table-cell office:value-type="float" office:value="0.329944">
                <text:p>0.329944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72.000004">
                <text:p>72.000004</text:p>
              </table:table-cell>
              <table:table-cell office:value-type="float" office:value="0.326326">
                <text:p>0.326326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72.033337">
                <text:p>72.033337</text:p>
              </table:table-cell>
              <table:table-cell office:value-type="float" office:value="0.327697">
                <text:p>0.327697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72.06667">
                <text:p>72.06667</text:p>
              </table:table-cell>
              <table:table-cell office:value-type="float" office:value="0.331322">
                <text:p>0.331322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72.100004">
                <text:p>72.100004</text:p>
              </table:table-cell>
              <table:table-cell office:value-type="float" office:value="0.338028">
                <text:p>0.338028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72.133337">
                <text:p>72.133337</text:p>
              </table:table-cell>
              <table:table-cell office:value-type="float" office:value="0.339624">
                <text:p>0.339624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72.16667">
                <text:p>72.16667</text:p>
              </table:table-cell>
              <table:table-cell office:value-type="float" office:value="0.329739">
                <text:p>0.329739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72.200004">
                <text:p>72.200004</text:p>
              </table:table-cell>
              <table:table-cell office:value-type="float" office:value="0.332303">
                <text:p>0.332303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72.233337">
                <text:p>72.233337</text:p>
              </table:table-cell>
              <table:table-cell office:value-type="float" office:value="0.3274">
                <text:p>0.3274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72.26667">
                <text:p>72.26667</text:p>
              </table:table-cell>
              <table:table-cell office:value-type="float" office:value="0.336787">
                <text:p>0.33678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72.300004">
                <text:p>72.300004</text:p>
              </table:table-cell>
              <table:table-cell office:value-type="float" office:value="0.350034">
                <text:p>0.350034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72.333337">
                <text:p>72.333337</text:p>
              </table:table-cell>
              <table:table-cell office:value-type="float" office:value="0.326576">
                <text:p>0.326576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72.36667">
                <text:p>72.36667</text:p>
              </table:table-cell>
              <table:table-cell office:value-type="float" office:value="0.332281">
                <text:p>0.332281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72.400004">
                <text:p>72.400004</text:p>
              </table:table-cell>
              <table:table-cell office:value-type="float" office:value="0.322365">
                <text:p>0.32236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72.433337">
                <text:p>72.433337</text:p>
              </table:table-cell>
              <table:table-cell office:value-type="float" office:value="0.340622">
                <text:p>0.340622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72.46667">
                <text:p>72.46667</text:p>
              </table:table-cell>
              <table:table-cell office:value-type="float" office:value="0.32849">
                <text:p>0.32849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72.500004">
                <text:p>72.500004</text:p>
              </table:table-cell>
              <table:table-cell office:value-type="float" office:value="0.318502">
                <text:p>0.318502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72.533337">
                <text:p>72.533337</text:p>
              </table:table-cell>
              <table:table-cell office:value-type="float" office:value="0.336803">
                <text:p>0.336803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72.56667">
                <text:p>72.56667</text:p>
              </table:table-cell>
              <table:table-cell office:value-type="float" office:value="0.319622">
                <text:p>0.319622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72.600004">
                <text:p>72.600004</text:p>
              </table:table-cell>
              <table:table-cell office:value-type="float" office:value="0.334178">
                <text:p>0.334178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72.633337">
                <text:p>72.633337</text:p>
              </table:table-cell>
              <table:table-cell office:value-type="float" office:value="0.332641">
                <text:p>0.332641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2.66667">
                <text:p>72.66667</text:p>
              </table:table-cell>
              <table:table-cell office:value-type="float" office:value="0.33513">
                <text:p>0.33513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72.700004">
                <text:p>72.700004</text:p>
              </table:table-cell>
              <table:table-cell office:value-type="float" office:value="0.341685">
                <text:p>0.34168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72.733337">
                <text:p>72.733337</text:p>
              </table:table-cell>
              <table:table-cell office:value-type="float" office:value="0.326506">
                <text:p>0.326506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72.76667">
                <text:p>72.76667</text:p>
              </table:table-cell>
              <table:table-cell office:value-type="float" office:value="0.341879">
                <text:p>0.341879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72.800004">
                <text:p>72.800004</text:p>
              </table:table-cell>
              <table:table-cell office:value-type="float" office:value="0.319944">
                <text:p>0.31994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72.833337">
                <text:p>72.833337</text:p>
              </table:table-cell>
              <table:table-cell office:value-type="float" office:value="0.331163">
                <text:p>0.331163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72.86667">
                <text:p>72.86667</text:p>
              </table:table-cell>
              <table:table-cell office:value-type="float" office:value="0.332209">
                <text:p>0.332209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72.900004">
                <text:p>72.900004</text:p>
              </table:table-cell>
              <table:table-cell office:value-type="float" office:value="0.335122">
                <text:p>0.335122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72.933337">
                <text:p>72.933337</text:p>
              </table:table-cell>
              <table:table-cell office:value-type="float" office:value="0.329682">
                <text:p>0.329682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72.96667">
                <text:p>72.96667</text:p>
              </table:table-cell>
              <table:table-cell office:value-type="float" office:value="0.332311">
                <text:p>0.332311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73.000004">
                <text:p>73.000004</text:p>
              </table:table-cell>
              <table:table-cell office:value-type="float" office:value="0.336804">
                <text:p>0.33680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73.033337">
                <text:p>73.033337</text:p>
              </table:table-cell>
              <table:table-cell office:value-type="float" office:value="0.334594">
                <text:p>0.334594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73.06667">
                <text:p>73.06667</text:p>
              </table:table-cell>
              <table:table-cell office:value-type="float" office:value="0.329479">
                <text:p>0.329479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73.100004">
                <text:p>73.100004</text:p>
              </table:table-cell>
              <table:table-cell office:value-type="float" office:value="0.33579">
                <text:p>0.33579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73.133337">
                <text:p>73.133337</text:p>
              </table:table-cell>
              <table:table-cell office:value-type="float" office:value="0.333137">
                <text:p>0.333137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73.16667">
                <text:p>73.16667</text:p>
              </table:table-cell>
              <table:table-cell office:value-type="float" office:value="0.326222">
                <text:p>0.32622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73.200004">
                <text:p>73.200004</text:p>
              </table:table-cell>
              <table:table-cell office:value-type="float" office:value="0.32711">
                <text:p>0.32711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73.233337">
                <text:p>73.233337</text:p>
              </table:table-cell>
              <table:table-cell office:value-type="float" office:value="0.340461">
                <text:p>0.340461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73.26667">
                <text:p>73.26667</text:p>
              </table:table-cell>
              <table:table-cell office:value-type="float" office:value="0.34177">
                <text:p>0.34177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73.300004">
                <text:p>73.300004</text:p>
              </table:table-cell>
              <table:table-cell office:value-type="float" office:value="0.327215">
                <text:p>0.32721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73.333337">
                <text:p>73.333337</text:p>
              </table:table-cell>
              <table:table-cell office:value-type="float" office:value="0.319283">
                <text:p>0.31928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73.36667">
                <text:p>73.36667</text:p>
              </table:table-cell>
              <table:table-cell office:value-type="float" office:value="0.344735">
                <text:p>0.344735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73.400004">
                <text:p>73.400004</text:p>
              </table:table-cell>
              <table:table-cell office:value-type="float" office:value="0.321085">
                <text:p>0.32108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73.433337">
                <text:p>73.433337</text:p>
              </table:table-cell>
              <table:table-cell office:value-type="float" office:value="0.326866">
                <text:p>0.326866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73.46667">
                <text:p>73.46667</text:p>
              </table:table-cell>
              <table:table-cell office:value-type="float" office:value="0.339953">
                <text:p>0.339953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73.500004">
                <text:p>73.500004</text:p>
              </table:table-cell>
              <table:table-cell office:value-type="float" office:value="0.337038">
                <text:p>0.337038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73.533337">
                <text:p>73.533337</text:p>
              </table:table-cell>
              <table:table-cell office:value-type="float" office:value="0.332554">
                <text:p>0.332554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73.566671">
                <text:p>73.566671</text:p>
              </table:table-cell>
              <table:table-cell office:value-type="float" office:value="0.316937">
                <text:p>0.316937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73.600004">
                <text:p>73.600004</text:p>
              </table:table-cell>
              <table:table-cell office:value-type="float" office:value="0.324553">
                <text:p>0.324553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73.633337">
                <text:p>73.633337</text:p>
              </table:table-cell>
              <table:table-cell office:value-type="float" office:value="0.321742">
                <text:p>0.32174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73.666671">
                <text:p>73.666671</text:p>
              </table:table-cell>
              <table:table-cell office:value-type="float" office:value="0.323393">
                <text:p>0.323393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73.700004">
                <text:p>73.700004</text:p>
              </table:table-cell>
              <table:table-cell office:value-type="float" office:value="0.328646">
                <text:p>0.32864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73.733337">
                <text:p>73.733337</text:p>
              </table:table-cell>
              <table:table-cell office:value-type="float" office:value="0.325641">
                <text:p>0.325641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73.766671">
                <text:p>73.766671</text:p>
              </table:table-cell>
              <table:table-cell office:value-type="float" office:value="0.329606">
                <text:p>0.329606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73.800004">
                <text:p>73.800004</text:p>
              </table:table-cell>
              <table:table-cell office:value-type="float" office:value="0.328962">
                <text:p>0.328962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73.833337">
                <text:p>73.833337</text:p>
              </table:table-cell>
              <table:table-cell office:value-type="float" office:value="0.328452">
                <text:p>0.32845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73.866671">
                <text:p>73.866671</text:p>
              </table:table-cell>
              <table:table-cell office:value-type="float" office:value="0.337945">
                <text:p>0.33794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73.900004">
                <text:p>73.900004</text:p>
              </table:table-cell>
              <table:table-cell office:value-type="float" office:value="0.337761">
                <text:p>0.337761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73.933337">
                <text:p>73.933337</text:p>
              </table:table-cell>
              <table:table-cell office:value-type="float" office:value="0.330127">
                <text:p>0.330127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73.966671">
                <text:p>73.966671</text:p>
              </table:table-cell>
              <table:table-cell office:value-type="float" office:value="0.337182">
                <text:p>0.337182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74.000004">
                <text:p>74.000004</text:p>
              </table:table-cell>
              <table:table-cell office:value-type="float" office:value="0.317536">
                <text:p>0.317536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74.033337">
                <text:p>74.033337</text:p>
              </table:table-cell>
              <table:table-cell office:value-type="float" office:value="0.340952">
                <text:p>0.340952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74.066671">
                <text:p>74.066671</text:p>
              </table:table-cell>
              <table:table-cell office:value-type="float" office:value="0.32942">
                <text:p>0.32942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74.100004">
                <text:p>74.100004</text:p>
              </table:table-cell>
              <table:table-cell office:value-type="float" office:value="0.328383">
                <text:p>0.328383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74.133337">
                <text:p>74.133337</text:p>
              </table:table-cell>
              <table:table-cell office:value-type="float" office:value="0.315964">
                <text:p>0.315964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74.166671">
                <text:p>74.166671</text:p>
              </table:table-cell>
              <table:table-cell office:value-type="float" office:value="0.318112">
                <text:p>0.318112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74.200004">
                <text:p>74.200004</text:p>
              </table:table-cell>
              <table:table-cell office:value-type="float" office:value="0.322531">
                <text:p>0.322531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74.233337">
                <text:p>74.233337</text:p>
              </table:table-cell>
              <table:table-cell office:value-type="float" office:value="0.324609">
                <text:p>0.324609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74.266671">
                <text:p>74.266671</text:p>
              </table:table-cell>
              <table:table-cell office:value-type="float" office:value="0.331365">
                <text:p>0.33136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74.300004">
                <text:p>74.300004</text:p>
              </table:table-cell>
              <table:table-cell office:value-type="float" office:value="0.342473">
                <text:p>0.342473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74.333337">
                <text:p>74.333337</text:p>
              </table:table-cell>
              <table:table-cell office:value-type="float" office:value="0.343879">
                <text:p>0.343879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74.366671">
                <text:p>74.366671</text:p>
              </table:table-cell>
              <table:table-cell office:value-type="float" office:value="0.340415">
                <text:p>0.34041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74.400004">
                <text:p>74.400004</text:p>
              </table:table-cell>
              <table:table-cell office:value-type="float" office:value="0.330373">
                <text:p>0.330373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74.433337">
                <text:p>74.433337</text:p>
              </table:table-cell>
              <table:table-cell office:value-type="float" office:value="0.341348">
                <text:p>0.341348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74.466671">
                <text:p>74.466671</text:p>
              </table:table-cell>
              <table:table-cell office:value-type="float" office:value="0.329381">
                <text:p>0.329381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74.500004">
                <text:p>74.500004</text:p>
              </table:table-cell>
              <table:table-cell office:value-type="float" office:value="0.318411">
                <text:p>0.318411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74.533337">
                <text:p>74.533337</text:p>
              </table:table-cell>
              <table:table-cell office:value-type="float" office:value="0.331199">
                <text:p>0.331199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74.566671">
                <text:p>74.566671</text:p>
              </table:table-cell>
              <table:table-cell office:value-type="float" office:value="0.335075">
                <text:p>0.335075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74.600004">
                <text:p>74.600004</text:p>
              </table:table-cell>
              <table:table-cell office:value-type="float" office:value="0.325122">
                <text:p>0.325122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74.633337">
                <text:p>74.633337</text:p>
              </table:table-cell>
              <table:table-cell office:value-type="float" office:value="0.332439">
                <text:p>0.332439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74.666671">
                <text:p>74.666671</text:p>
              </table:table-cell>
              <table:table-cell office:value-type="float" office:value="0.332544">
                <text:p>0.332544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74.700004">
                <text:p>74.700004</text:p>
              </table:table-cell>
              <table:table-cell office:value-type="float" office:value="0.340962">
                <text:p>0.340962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74.733337">
                <text:p>74.733337</text:p>
              </table:table-cell>
              <table:table-cell office:value-type="float" office:value="0.33506">
                <text:p>0.33506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74.766671">
                <text:p>74.766671</text:p>
              </table:table-cell>
              <table:table-cell office:value-type="float" office:value="0.332816">
                <text:p>0.332816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74.800004">
                <text:p>74.800004</text:p>
              </table:table-cell>
              <table:table-cell office:value-type="float" office:value="0.318582">
                <text:p>0.318582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74.833337">
                <text:p>74.833337</text:p>
              </table:table-cell>
              <table:table-cell office:value-type="float" office:value="0.316034">
                <text:p>0.316034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74.866671">
                <text:p>74.866671</text:p>
              </table:table-cell>
              <table:table-cell office:value-type="float" office:value="0.329415">
                <text:p>0.32941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74.900004">
                <text:p>74.900004</text:p>
              </table:table-cell>
              <table:table-cell office:value-type="float" office:value="0.335756">
                <text:p>0.335756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74.933337">
                <text:p>74.933337</text:p>
              </table:table-cell>
              <table:table-cell office:value-type="float" office:value="0.33688">
                <text:p>0.33688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74.966671">
                <text:p>74.966671</text:p>
              </table:table-cell>
              <table:table-cell office:value-type="float" office:value="0.346334">
                <text:p>0.346334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75.000004">
                <text:p>75.000004</text:p>
              </table:table-cell>
              <table:table-cell office:value-type="float" office:value="0.323323">
                <text:p>0.323323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75.033337">
                <text:p>75.033337</text:p>
              </table:table-cell>
              <table:table-cell office:value-type="float" office:value="0.329255">
                <text:p>0.32925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75.066671">
                <text:p>75.066671</text:p>
              </table:table-cell>
              <table:table-cell office:value-type="float" office:value="0.334518">
                <text:p>0.334518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75.100004">
                <text:p>75.100004</text:p>
              </table:table-cell>
              <table:table-cell office:value-type="float" office:value="0.334787">
                <text:p>0.334787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75.133337">
                <text:p>75.133337</text:p>
              </table:table-cell>
              <table:table-cell office:value-type="float" office:value="0.33773">
                <text:p>0.33773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75.166671">
                <text:p>75.166671</text:p>
              </table:table-cell>
              <table:table-cell office:value-type="float" office:value="0.335582">
                <text:p>0.33558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75.200004">
                <text:p>75.200004</text:p>
              </table:table-cell>
              <table:table-cell office:value-type="float" office:value="0.312746">
                <text:p>0.312746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75.233337">
                <text:p>75.233337</text:p>
              </table:table-cell>
              <table:table-cell office:value-type="float" office:value="0.341257">
                <text:p>0.341257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75.266671">
                <text:p>75.266671</text:p>
              </table:table-cell>
              <table:table-cell office:value-type="float" office:value="0.339955">
                <text:p>0.339955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75.300004">
                <text:p>75.300004</text:p>
              </table:table-cell>
              <table:table-cell office:value-type="float" office:value="0.338288">
                <text:p>0.338288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75.333337">
                <text:p>75.333337</text:p>
              </table:table-cell>
              <table:table-cell office:value-type="float" office:value="0.341618">
                <text:p>0.34161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75.366671">
                <text:p>75.366671</text:p>
              </table:table-cell>
              <table:table-cell office:value-type="float" office:value="0.340628">
                <text:p>0.340628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75.400004">
                <text:p>75.400004</text:p>
              </table:table-cell>
              <table:table-cell office:value-type="float" office:value="0.339228">
                <text:p>0.339228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75.433337">
                <text:p>75.433337</text:p>
              </table:table-cell>
              <table:table-cell office:value-type="float" office:value="0.336952">
                <text:p>0.336952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75.466671">
                <text:p>75.466671</text:p>
              </table:table-cell>
              <table:table-cell office:value-type="float" office:value="0.330906">
                <text:p>0.330906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75.500004">
                <text:p>75.500004</text:p>
              </table:table-cell>
              <table:table-cell office:value-type="float" office:value="0.34393">
                <text:p>0.34393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75.533337">
                <text:p>75.533337</text:p>
              </table:table-cell>
              <table:table-cell office:value-type="float" office:value="0.329164">
                <text:p>0.329164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75.566671">
                <text:p>75.566671</text:p>
              </table:table-cell>
              <table:table-cell office:value-type="float" office:value="0.339601">
                <text:p>0.339601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75.600004">
                <text:p>75.600004</text:p>
              </table:table-cell>
              <table:table-cell office:value-type="float" office:value="0.325197">
                <text:p>0.325197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75.633337">
                <text:p>75.633337</text:p>
              </table:table-cell>
              <table:table-cell office:value-type="float" office:value="0.331023">
                <text:p>0.331023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75.666671">
                <text:p>75.666671</text:p>
              </table:table-cell>
              <table:table-cell office:value-type="float" office:value="0.342117">
                <text:p>0.342117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75.700004">
                <text:p>75.700004</text:p>
              </table:table-cell>
              <table:table-cell office:value-type="float" office:value="0.320811">
                <text:p>0.320811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75.733337">
                <text:p>75.733337</text:p>
              </table:table-cell>
              <table:table-cell office:value-type="float" office:value="0.328938">
                <text:p>0.328938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75.766671">
                <text:p>75.766671</text:p>
              </table:table-cell>
              <table:table-cell office:value-type="float" office:value="0.322058">
                <text:p>0.322058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75.800004">
                <text:p>75.800004</text:p>
              </table:table-cell>
              <table:table-cell office:value-type="float" office:value="0.340565">
                <text:p>0.340565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75.833337">
                <text:p>75.833337</text:p>
              </table:table-cell>
              <table:table-cell office:value-type="float" office:value="0.323521">
                <text:p>0.323521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75.866671">
                <text:p>75.866671</text:p>
              </table:table-cell>
              <table:table-cell office:value-type="float" office:value="0.317869">
                <text:p>0.317869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75.900004">
                <text:p>75.900004</text:p>
              </table:table-cell>
              <table:table-cell office:value-type="float" office:value="0.324229">
                <text:p>0.324229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75.933337">
                <text:p>75.933337</text:p>
              </table:table-cell>
              <table:table-cell office:value-type="float" office:value="0.329085">
                <text:p>0.32908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75.966671">
                <text:p>75.966671</text:p>
              </table:table-cell>
              <table:table-cell office:value-type="float" office:value="0.327676">
                <text:p>0.327676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76.000004">
                <text:p>76.000004</text:p>
              </table:table-cell>
              <table:table-cell office:value-type="float" office:value="0.33778">
                <text:p>0.33778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76.033337">
                <text:p>76.033337</text:p>
              </table:table-cell>
              <table:table-cell office:value-type="float" office:value="0.325298">
                <text:p>0.325298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76.066671">
                <text:p>76.066671</text:p>
              </table:table-cell>
              <table:table-cell office:value-type="float" office:value="0.338595">
                <text:p>0.33859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76.100004">
                <text:p>76.100004</text:p>
              </table:table-cell>
              <table:table-cell office:value-type="float" office:value="0.320111">
                <text:p>0.320111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76.133337">
                <text:p>76.133337</text:p>
              </table:table-cell>
              <table:table-cell office:value-type="float" office:value="0.332884">
                <text:p>0.332884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76.166671">
                <text:p>76.166671</text:p>
              </table:table-cell>
              <table:table-cell office:value-type="float" office:value="0.326664">
                <text:p>0.326664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76.200004">
                <text:p>76.200004</text:p>
              </table:table-cell>
              <table:table-cell office:value-type="float" office:value="0.341373">
                <text:p>0.341373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76.233337">
                <text:p>76.233337</text:p>
              </table:table-cell>
              <table:table-cell office:value-type="float" office:value="0.330185">
                <text:p>0.33018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76.266671">
                <text:p>76.266671</text:p>
              </table:table-cell>
              <table:table-cell office:value-type="float" office:value="0.335831">
                <text:p>0.335831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76.300004">
                <text:p>76.300004</text:p>
              </table:table-cell>
              <table:table-cell office:value-type="float" office:value="0.339903">
                <text:p>0.339903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76.333337">
                <text:p>76.333337</text:p>
              </table:table-cell>
              <table:table-cell office:value-type="float" office:value="0.335606">
                <text:p>0.335606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76.366671">
                <text:p>76.366671</text:p>
              </table:table-cell>
              <table:table-cell office:value-type="float" office:value="0.329386">
                <text:p>0.329386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76.400004">
                <text:p>76.400004</text:p>
              </table:table-cell>
              <table:table-cell office:value-type="float" office:value="0.326863">
                <text:p>0.326863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76.433337">
                <text:p>76.433337</text:p>
              </table:table-cell>
              <table:table-cell office:value-type="float" office:value="0.324783">
                <text:p>0.324783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76.466671">
                <text:p>76.466671</text:p>
              </table:table-cell>
              <table:table-cell office:value-type="float" office:value="0.33243">
                <text:p>0.33243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76.500004">
                <text:p>76.500004</text:p>
              </table:table-cell>
              <table:table-cell office:value-type="float" office:value="0.306286">
                <text:p>0.306286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76.533337">
                <text:p>76.533337</text:p>
              </table:table-cell>
              <table:table-cell office:value-type="float" office:value="0.323058">
                <text:p>0.323058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76.566671">
                <text:p>76.566671</text:p>
              </table:table-cell>
              <table:table-cell office:value-type="float" office:value="0.32208">
                <text:p>0.32208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76.600004">
                <text:p>76.600004</text:p>
              </table:table-cell>
              <table:table-cell office:value-type="float" office:value="0.338579">
                <text:p>0.338579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76.633337">
                <text:p>76.633337</text:p>
              </table:table-cell>
              <table:table-cell office:value-type="float" office:value="0.32986">
                <text:p>0.32986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76.666671">
                <text:p>76.666671</text:p>
              </table:table-cell>
              <table:table-cell office:value-type="float" office:value="0.337024">
                <text:p>0.337024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76.700004">
                <text:p>76.700004</text:p>
              </table:table-cell>
              <table:table-cell office:value-type="float" office:value="0.337353">
                <text:p>0.337353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76.733337">
                <text:p>76.733337</text:p>
              </table:table-cell>
              <table:table-cell office:value-type="float" office:value="0.335944">
                <text:p>0.335944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76.766671">
                <text:p>76.766671</text:p>
              </table:table-cell>
              <table:table-cell office:value-type="float" office:value="0.325342">
                <text:p>0.32534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76.800004">
                <text:p>76.800004</text:p>
              </table:table-cell>
              <table:table-cell office:value-type="float" office:value="0.334543">
                <text:p>0.334543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76.833337">
                <text:p>76.833337</text:p>
              </table:table-cell>
              <table:table-cell office:value-type="float" office:value="0.331889">
                <text:p>0.331889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76.866671">
                <text:p>76.866671</text:p>
              </table:table-cell>
              <table:table-cell office:value-type="float" office:value="0.339182">
                <text:p>0.339182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76.900004">
                <text:p>76.900004</text:p>
              </table:table-cell>
              <table:table-cell office:value-type="float" office:value="0.329016">
                <text:p>0.329016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76.933337">
                <text:p>76.933337</text:p>
              </table:table-cell>
              <table:table-cell office:value-type="float" office:value="0.325675">
                <text:p>0.325675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76.966671">
                <text:p>76.966671</text:p>
              </table:table-cell>
              <table:table-cell office:value-type="float" office:value="0.329545">
                <text:p>0.329545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77.000004">
                <text:p>77.000004</text:p>
              </table:table-cell>
              <table:table-cell office:value-type="float" office:value="0.331771">
                <text:p>0.331771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77.033337">
                <text:p>77.033337</text:p>
              </table:table-cell>
              <table:table-cell office:value-type="float" office:value="0.340535">
                <text:p>0.340535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77.066671">
                <text:p>77.066671</text:p>
              </table:table-cell>
              <table:table-cell office:value-type="float" office:value="0.336649">
                <text:p>0.336649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77.100004">
                <text:p>77.100004</text:p>
              </table:table-cell>
              <table:table-cell office:value-type="float" office:value="0.338039">
                <text:p>0.338039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77.133337">
                <text:p>77.133337</text:p>
              </table:table-cell>
              <table:table-cell office:value-type="float" office:value="0.330324">
                <text:p>0.330324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77.166671">
                <text:p>77.166671</text:p>
              </table:table-cell>
              <table:table-cell office:value-type="float" office:value="0.323976">
                <text:p>0.323976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77.200004">
                <text:p>77.200004</text:p>
              </table:table-cell>
              <table:table-cell office:value-type="float" office:value="0.329116">
                <text:p>0.329116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77.233337">
                <text:p>77.233337</text:p>
              </table:table-cell>
              <table:table-cell office:value-type="float" office:value="0.336613">
                <text:p>0.336613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77.266671">
                <text:p>77.266671</text:p>
              </table:table-cell>
              <table:table-cell office:value-type="float" office:value="0.326185">
                <text:p>0.326185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77.300004">
                <text:p>77.300004</text:p>
              </table:table-cell>
              <table:table-cell office:value-type="float" office:value="0.325729">
                <text:p>0.325729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77.333337">
                <text:p>77.333337</text:p>
              </table:table-cell>
              <table:table-cell office:value-type="float" office:value="0.34102">
                <text:p>0.34102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77.366671">
                <text:p>77.366671</text:p>
              </table:table-cell>
              <table:table-cell office:value-type="float" office:value="0.324414">
                <text:p>0.324414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77.400004">
                <text:p>77.400004</text:p>
              </table:table-cell>
              <table:table-cell office:value-type="float" office:value="0.329228">
                <text:p>0.329228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77.433337">
                <text:p>77.433337</text:p>
              </table:table-cell>
              <table:table-cell office:value-type="float" office:value="0.334751">
                <text:p>0.334751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77.466671">
                <text:p>77.466671</text:p>
              </table:table-cell>
              <table:table-cell office:value-type="float" office:value="0.333885">
                <text:p>0.333885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77.500004">
                <text:p>77.500004</text:p>
              </table:table-cell>
              <table:table-cell office:value-type="float" office:value="0.331856">
                <text:p>0.331856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77.533337">
                <text:p>77.533337</text:p>
              </table:table-cell>
              <table:table-cell office:value-type="float" office:value="0.319039">
                <text:p>0.319039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77.566671">
                <text:p>77.566671</text:p>
              </table:table-cell>
              <table:table-cell office:value-type="float" office:value="0.326493">
                <text:p>0.326493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77.600004">
                <text:p>77.600004</text:p>
              </table:table-cell>
              <table:table-cell office:value-type="float" office:value="0.330088">
                <text:p>0.330088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77.633337">
                <text:p>77.633337</text:p>
              </table:table-cell>
              <table:table-cell office:value-type="float" office:value="0.343835">
                <text:p>0.343835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77.666671">
                <text:p>77.666671</text:p>
              </table:table-cell>
              <table:table-cell office:value-type="float" office:value="0.326472">
                <text:p>0.326472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77.700004">
                <text:p>77.700004</text:p>
              </table:table-cell>
              <table:table-cell office:value-type="float" office:value="0.327345">
                <text:p>0.327345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77.733337">
                <text:p>77.733337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77.766671">
                <text:p>77.766671</text:p>
              </table:table-cell>
              <table:table-cell office:value-type="float" office:value="0.339189">
                <text:p>0.339189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77.800004">
                <text:p>77.800004</text:p>
              </table:table-cell>
              <table:table-cell office:value-type="float" office:value="0.336385">
                <text:p>0.336385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77.833337">
                <text:p>77.833337</text:p>
              </table:table-cell>
              <table:table-cell office:value-type="float" office:value="0.34982">
                <text:p>0.34982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77.866671">
                <text:p>77.866671</text:p>
              </table:table-cell>
              <table:table-cell office:value-type="float" office:value="0.336417">
                <text:p>0.336417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77.900004">
                <text:p>77.900004</text:p>
              </table:table-cell>
              <table:table-cell office:value-type="float" office:value="0.318368">
                <text:p>0.318368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77.933337">
                <text:p>77.933337</text:p>
              </table:table-cell>
              <table:table-cell office:value-type="float" office:value="0.339282">
                <text:p>0.339282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77.966671">
                <text:p>77.966671</text:p>
              </table:table-cell>
              <table:table-cell office:value-type="float" office:value="0.322609">
                <text:p>0.322609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78.000004">
                <text:p>78.000004</text:p>
              </table:table-cell>
              <table:table-cell office:value-type="float" office:value="0.332844">
                <text:p>0.332844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78.033337">
                <text:p>78.033337</text:p>
              </table:table-cell>
              <table:table-cell office:value-type="float" office:value="0.327058">
                <text:p>0.327058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78.066671">
                <text:p>78.066671</text:p>
              </table:table-cell>
              <table:table-cell office:value-type="float" office:value="0.335052">
                <text:p>0.335052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78.100004">
                <text:p>78.100004</text:p>
              </table:table-cell>
              <table:table-cell office:value-type="float" office:value="0.338588">
                <text:p>0.338588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78.133337">
                <text:p>78.133337</text:p>
              </table:table-cell>
              <table:table-cell office:value-type="float" office:value="0.329914">
                <text:p>0.329914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78.166671">
                <text:p>78.166671</text:p>
              </table:table-cell>
              <table:table-cell office:value-type="float" office:value="0.332353">
                <text:p>0.332353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78.200004">
                <text:p>78.200004</text:p>
              </table:table-cell>
              <table:table-cell office:value-type="float" office:value="0.344363">
                <text:p>0.344363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78.233337">
                <text:p>78.233337</text:p>
              </table:table-cell>
              <table:table-cell office:value-type="float" office:value="0.322859">
                <text:p>0.322859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78.266671">
                <text:p>78.266671</text:p>
              </table:table-cell>
              <table:table-cell office:value-type="float" office:value="0.339484">
                <text:p>0.339484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78.300004">
                <text:p>78.300004</text:p>
              </table:table-cell>
              <table:table-cell office:value-type="float" office:value="0.315207">
                <text:p>0.315207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78.333337">
                <text:p>78.333337</text:p>
              </table:table-cell>
              <table:table-cell office:value-type="float" office:value="0.330636">
                <text:p>0.330636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78.366671">
                <text:p>78.366671</text:p>
              </table:table-cell>
              <table:table-cell office:value-type="float" office:value="0.331449">
                <text:p>0.331449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78.400004">
                <text:p>78.400004</text:p>
              </table:table-cell>
              <table:table-cell office:value-type="float" office:value="0.334224">
                <text:p>0.334224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78.433337">
                <text:p>78.433337</text:p>
              </table:table-cell>
              <table:table-cell office:value-type="float" office:value="0.334619">
                <text:p>0.334619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78.466671">
                <text:p>78.466671</text:p>
              </table:table-cell>
              <table:table-cell office:value-type="float" office:value="0.330704">
                <text:p>0.330704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78.500004">
                <text:p>78.500004</text:p>
              </table:table-cell>
              <table:table-cell office:value-type="float" office:value="0.332492">
                <text:p>0.332492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78.533337">
                <text:p>78.533337</text:p>
              </table:table-cell>
              <table:table-cell office:value-type="float" office:value="0.320181">
                <text:p>0.320181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78.566671">
                <text:p>78.566671</text:p>
              </table:table-cell>
              <table:table-cell office:value-type="float" office:value="0.336427">
                <text:p>0.336427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78.600004">
                <text:p>78.600004</text:p>
              </table:table-cell>
              <table:table-cell office:value-type="float" office:value="0.321932">
                <text:p>0.321932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78.633337">
                <text:p>78.633337</text:p>
              </table:table-cell>
              <table:table-cell office:value-type="float" office:value="0.333583">
                <text:p>0.333583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78.666671">
                <text:p>78.666671</text:p>
              </table:table-cell>
              <table:table-cell office:value-type="float" office:value="0.324469">
                <text:p>0.324469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78.700004">
                <text:p>78.700004</text:p>
              </table:table-cell>
              <table:table-cell office:value-type="float" office:value="0.333494">
                <text:p>0.333494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78.733337">
                <text:p>78.733337</text:p>
              </table:table-cell>
              <table:table-cell office:value-type="float" office:value="0.332423">
                <text:p>0.332423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78.766671">
                <text:p>78.766671</text:p>
              </table:table-cell>
              <table:table-cell office:value-type="float" office:value="0.328769">
                <text:p>0.328769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78.800004">
                <text:p>78.800004</text:p>
              </table:table-cell>
              <table:table-cell office:value-type="float" office:value="0.328521">
                <text:p>0.328521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78.833337">
                <text:p>78.833337</text:p>
              </table:table-cell>
              <table:table-cell office:value-type="float" office:value="0.325402">
                <text:p>0.325402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78.866671">
                <text:p>78.866671</text:p>
              </table:table-cell>
              <table:table-cell office:value-type="float" office:value="0.330959">
                <text:p>0.330959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78.900004">
                <text:p>78.900004</text:p>
              </table:table-cell>
              <table:table-cell office:value-type="float" office:value="0.336918">
                <text:p>0.336918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78.933337">
                <text:p>78.933337</text:p>
              </table:table-cell>
              <table:table-cell office:value-type="float" office:value="0.332689">
                <text:p>0.332689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78.966671">
                <text:p>78.966671</text:p>
              </table:table-cell>
              <table:table-cell office:value-type="float" office:value="0.322909">
                <text:p>0.322909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79.000004">
                <text:p>79.000004</text:p>
              </table:table-cell>
              <table:table-cell office:value-type="float" office:value="0.330971">
                <text:p>0.330971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79.033337">
                <text:p>79.033337</text:p>
              </table:table-cell>
              <table:table-cell office:value-type="float" office:value="0.328681">
                <text:p>0.328681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79.066671">
                <text:p>79.066671</text:p>
              </table:table-cell>
              <table:table-cell office:value-type="float" office:value="0.327729">
                <text:p>0.327729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79.100004">
                <text:p>79.100004</text:p>
              </table:table-cell>
              <table:table-cell office:value-type="float" office:value="0.338901">
                <text:p>0.338901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79.133337">
                <text:p>79.133337</text:p>
              </table:table-cell>
              <table:table-cell office:value-type="float" office:value="0.332885">
                <text:p>0.33288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79.166671">
                <text:p>79.166671</text:p>
              </table:table-cell>
              <table:table-cell office:value-type="float" office:value="0.331858">
                <text:p>0.331858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79.200004">
                <text:p>79.200004</text:p>
              </table:table-cell>
              <table:table-cell office:value-type="float" office:value="0.328114">
                <text:p>0.328114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79.233337">
                <text:p>79.233337</text:p>
              </table:table-cell>
              <table:table-cell office:value-type="float" office:value="0.321995">
                <text:p>0.321995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79.266671">
                <text:p>79.266671</text:p>
              </table:table-cell>
              <table:table-cell office:value-type="float" office:value="0.335724">
                <text:p>0.33572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79.300004">
                <text:p>79.300004</text:p>
              </table:table-cell>
              <table:table-cell office:value-type="float" office:value="0.337564">
                <text:p>0.337564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79.333337">
                <text:p>79.333337</text:p>
              </table:table-cell>
              <table:table-cell office:value-type="float" office:value="0.339199">
                <text:p>0.339199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79.366671">
                <text:p>79.366671</text:p>
              </table:table-cell>
              <table:table-cell office:value-type="float" office:value="0.323563">
                <text:p>0.323563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79.400004">
                <text:p>79.400004</text:p>
              </table:table-cell>
              <table:table-cell office:value-type="float" office:value="0.341096">
                <text:p>0.341096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79.433337">
                <text:p>79.433337</text:p>
              </table:table-cell>
              <table:table-cell office:value-type="float" office:value="0.318792">
                <text:p>0.318792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79.466671">
                <text:p>79.466671</text:p>
              </table:table-cell>
              <table:table-cell office:value-type="float" office:value="0.330434">
                <text:p>0.330434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79.500004">
                <text:p>79.500004</text:p>
              </table:table-cell>
              <table:table-cell office:value-type="float" office:value="0.324778">
                <text:p>0.32477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79.533337">
                <text:p>79.533337</text:p>
              </table:table-cell>
              <table:table-cell office:value-type="float" office:value="0.318766">
                <text:p>0.318766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79.566671">
                <text:p>79.566671</text:p>
              </table:table-cell>
              <table:table-cell office:value-type="float" office:value="0.31992">
                <text:p>0.3199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79.600004">
                <text:p>79.600004</text:p>
              </table:table-cell>
              <table:table-cell office:value-type="float" office:value="0.323146">
                <text:p>0.323146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79.633337">
                <text:p>79.633337</text:p>
              </table:table-cell>
              <table:table-cell office:value-type="float" office:value="0.34738">
                <text:p>0.34738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79.666671">
                <text:p>79.666671</text:p>
              </table:table-cell>
              <table:table-cell office:value-type="float" office:value="0.323653">
                <text:p>0.323653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79.700004">
                <text:p>79.700004</text:p>
              </table:table-cell>
              <table:table-cell office:value-type="float" office:value="0.32341">
                <text:p>0.32341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79.733337">
                <text:p>79.733337</text:p>
              </table:table-cell>
              <table:table-cell office:value-type="float" office:value="0.337291">
                <text:p>0.337291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79.766671">
                <text:p>79.766671</text:p>
              </table:table-cell>
              <table:table-cell office:value-type="float" office:value="0.329876">
                <text:p>0.329876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79.800004">
                <text:p>79.800004</text:p>
              </table:table-cell>
              <table:table-cell office:value-type="float" office:value="0.329259">
                <text:p>0.329259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79.833337">
                <text:p>79.833337</text:p>
              </table:table-cell>
              <table:table-cell office:value-type="float" office:value="0.321467">
                <text:p>0.321467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79.866671">
                <text:p>79.866671</text:p>
              </table:table-cell>
              <table:table-cell office:value-type="float" office:value="0.332857">
                <text:p>0.332857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79.900004">
                <text:p>79.900004</text:p>
              </table:table-cell>
              <table:table-cell office:value-type="float" office:value="0.338644">
                <text:p>0.338644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79.933338">
                <text:p>79.933338</text:p>
              </table:table-cell>
              <table:table-cell office:value-type="float" office:value="0.319668">
                <text:p>0.319668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79.966671">
                <text:p>79.966671</text:p>
              </table:table-cell>
              <table:table-cell office:value-type="float" office:value="0.332661">
                <text:p>0.332661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80.000004">
                <text:p>80.000004</text:p>
              </table:table-cell>
              <table:table-cell office:value-type="float" office:value="0.338575">
                <text:p>0.338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